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HAI9" svg:font-family="THAI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 style:master-page-name="">
      <style:table-properties style:width="10.5458in" fo:margin-left="-0.2375in" fo:margin-right="0.5972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តារាង1.A" style:family="table-column">
      <style:table-column-properties style:column-width="0.7688in" style:rel-column-width="4776*"/>
    </style:style>
    <style:style style:name="តារាង1.B" style:family="table-column">
      <style:table-column-properties style:column-width="0.9188in" style:rel-column-width="5708*"/>
    </style:style>
    <style:style style:name="តារាង1.C" style:family="table-column">
      <style:table-column-properties style:column-width="0.4097in" style:rel-column-width="2545*"/>
    </style:style>
    <style:style style:name="តារាង1.D" style:family="table-column">
      <style:table-column-properties style:column-width="0.8889in" style:rel-column-width="5523*"/>
    </style:style>
    <style:style style:name="តារាង1.E" style:family="table-column">
      <style:table-column-properties style:column-width="0.6396in" style:rel-column-width="3974*"/>
    </style:style>
    <style:style style:name="តារាង1.F" style:family="table-column">
      <style:table-column-properties style:column-width="0.8986in" style:rel-column-width="5583*"/>
    </style:style>
    <style:style style:name="តារាង1.G" style:family="table-column">
      <style:table-column-properties style:column-width="4.0222in" style:rel-column-width="24996*"/>
    </style:style>
    <style:style style:name="តារាង1.H" style:family="table-column">
      <style:table-column-properties style:column-width="1.025in" style:rel-column-width="6368*"/>
    </style:style>
    <style:style style:name="តារាង1.I" style:family="table-column">
      <style:table-column-properties style:column-width="0.9757in" style:rel-column-width="6062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2" style:family="table-row">
      <style:table-row-properties fo:background-color="transparent">
        <style:background-image/>
      </style:table-row-properties>
    </style:style>
    <style:style style:name="តារាង1.A2" style:family="table-cell">
      <style:table-cell-properties style:vertical-align="middle"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តារាង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តារាង1.82" style:family="table-row">
      <style:table-row-properties style:min-row-height="0.5208in" fo:background-color="transparent">
        <style:background-image/>
      </style:table-row-properties>
    </style:style>
    <style:style style:name="តារាង1.821" style:family="table-row">
      <style:table-row-properties style:min-row-height="2.6146in" fo:background-color="transparent">
        <style:background-image/>
      </style:table-row-properties>
    </style:style>
    <style:style style:name="P1" style:family="paragraph" style:parent-style-name="Table_20_Contents">
      <style:text-properties style:font-name="Khmer OS" fo:font-size="11pt" style:font-size-asian="11pt" style:font-name-complex="Khmer OS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5%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8%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0%"/>
    </style:style>
    <style:style style:name="P9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7%"/>
    </style:style>
    <style:style style:name="P10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fo:background-color="#ffffff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3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4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 style:text-scale="95%"/>
    </style:style>
    <style:style style:name="P15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 style:text-scale="95%"/>
    </style:style>
    <style:style style:name="P16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 style:text-scale="95%"/>
    </style:style>
    <style:style style:name="P17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8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 style:text-scale="100%"/>
    </style:style>
    <style:style style:name="P19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 style:text-scale="90%"/>
    </style:style>
    <style:style style:name="P20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 style:text-scale="96%"/>
    </style:style>
    <style:style style:name="P21" style:family="paragraph" style:parent-style-name="Table_20_Contents">
      <style:text-properties style:font-name="Khmer OS" fo:font-size="11pt" fo:font-style="normal" fo:font-weight="bold" fo:background-color="#ffffff" style:font-size-asian="11pt" style:font-style-asian="normal" style:font-weight-asian="bold" style:font-name-complex="Khmer OS" style:font-size-complex="11pt" style:font-style-complex="normal" style:font-weight-complex="bold"/>
    </style:style>
    <style:style style:name="P22" style:family="paragraph" style:parent-style-name="Table_20_Contents">
      <style:text-properties style:font-name="Khmer OS" fo:font-size="11pt" fo:font-style="normal" fo:font-weight="bold" fo:background-color="transparent" style:font-size-asian="11pt" style:font-style-asian="normal" style:font-weight-asian="bold" style:font-name-complex="Khmer OS" style:font-size-complex="11pt" style:font-style-complex="normal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24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5%"/>
    </style:style>
    <style:style style:name="P25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8%"/>
    </style:style>
    <style:style style:name="P26" style:family="paragraph" style:parent-style-name="Table_20_Contents">
      <style:paragraph-properties fo:text-align="justify" style:justify-single-word="false"/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/>
    </style:style>
    <style:style style:name="P27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Khmer OS" fo:font-size="11pt" fo:font-weight="bold" fo:background-color="#ffff00" style:font-size-asian="11pt" style:font-weight-asian="bold" style:font-name-complex="Khmer OS" style:font-size-complex="11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Khmer OS" fo:font-size="11pt" fo:background-color="#ffff00" style:font-size-asian="11pt" style:font-name-complex="Khmer OS" style:font-size-complex="11pt"/>
    </style:style>
    <style:style style:name="P31" style:family="paragraph" style:parent-style-name="Table_20_Contents">
      <style:paragraph-properties fo:text-align="justify" style:justify-single-word="false"/>
      <style:text-properties style:font-name="Khmer OS" fo:font-size="6pt" style:font-size-asian="6pt" style:font-name-complex="Khmer OS" style:font-size-complex="6pt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4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5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6" style:family="paragraph" style:parent-style-name="Table_20_Contents">
      <style:paragraph-properties fo:text-align="center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7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/>
    </style:style>
    <style:style style:name="P38" style:family="paragraph" style:parent-style-name="Table_20_Contents">
      <style:paragraph-properties fo:text-align="justify" style:justify-single-word="false" style:writing-mode="lr-tb"/>
    </style:style>
    <style:style style:name="P39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0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1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5%"/>
    </style:style>
    <style:style style:name="P42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background-color="#ffff00" style:font-size-asian="11pt" style:font-name-complex="Khmer OS" style:font-size-complex="11pt"/>
    </style:style>
    <style:style style:name="P43" style:family="paragraph" style:parent-style-name="Table_20_Contents">
      <style:paragraph-properties fo:background-color="#ffffff">
        <style:background-image/>
      </style:paragraph-properties>
      <style:text-properties style:font-name="Khmer OS" fo:font-size="11pt" fo:font-style="normal" fo:font-weight="bold" fo:background-color="#ffffff" style:font-size-asian="11pt" style:font-style-asian="normal" style:font-weight-asian="bold" style:font-name-complex="Khmer OS" style:font-size-complex="11pt" style:font-style-complex="normal" style:font-weight-complex="bold"/>
    </style:style>
    <style:style style:name="P44" style:family="paragraph" style:parent-style-name="Table_20_Contents">
      <style:paragraph-properties fo:text-align="justify" style:justify-single-word="false" fo:background-color="#ffffff">
        <style:background-image/>
      </style:paragraph-properties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5" style:family="paragraph" style:parent-style-name="Table_20_Contents">
      <style:paragraph-properties fo:text-align="justify" style:justify-single-word="false" fo:background-color="transparent">
        <style:background-image/>
      </style:paragraph-properties>
    </style:style>
    <style:style style:name="P46" style:family="paragraph">
      <style:paragraph-properties fo:text-align="center"/>
    </style:style>
    <style:style style:name="T1" style:family="text">
      <style:text-properties style:text-scale="95%"/>
    </style:style>
    <style:style style:name="T2" style:family="text">
      <style:text-properties style:font-name-asian="Baiduk OT"/>
    </style:style>
    <style:style style:name="T3" style:family="text">
      <style:text-properties style:font-name-asian="Baiduk OT" style:text-scale="95%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background-color="#ffff00"/>
    </style:style>
    <style:style style:name="T6" style:family="text">
      <style:text-properties style:text-underline-style="none" style:text-scale="95%"/>
    </style:style>
    <style:style style:name="T7" style:family="text">
      <style:text-properties style:text-underline-style="none" style:text-scale="90%"/>
    </style:style>
    <style:style style:name="T8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9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7%"/>
    </style:style>
    <style:style style:name="T10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5%"/>
    </style:style>
    <style:style style:name="T11" style:family="text"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T12" style:family="text"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/>
    </style:style>
    <style:style style:name="T13" style:family="text">
      <style:text-properties style:font-name="Khmer OS" fo:font-size="11pt" fo:font-style="normal" fo:background-color="#ffffff" style:font-size-asian="11pt" style:font-style-asian="normal" style:font-name-complex="Khmer OS" style:font-size-complex="11pt" style:font-style-complex="normal"/>
    </style:style>
    <style:style style:name="T14" style:family="text">
      <style:text-properties style:font-name="Khmer OS" fo:font-size="11pt" fo:font-style="normal" fo:background-color="#ffffff" style:font-name-asian="Baiduk OT" style:font-size-asian="11pt" style:font-style-asian="normal" style:font-name-complex="Khmer OS" style:font-size-complex="11pt" style:font-style-complex="normal"/>
    </style:style>
    <style:style style:name="T15" style:family="text"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T16" style:family="text">
      <style:text-properties style:font-name="Khmer OS" fo:font-size="11pt" fo:font-style="normal" fo:background-color="#ffff00" style:font-name-asian="Baiduk OT" style:font-size-asian="11pt" style:font-style-asian="normal" style:font-name-complex="Khmer OS" style:font-size-complex="11pt" style:font-style-complex="normal"/>
    </style:style>
    <style:style style:name="T17" style:family="text">
      <style:text-properties style:font-name="Khmer OS" fo:font-size="11pt" style:font-size-asian="11pt" style:font-name-complex="Khmer OS" style:font-size-complex="11pt"/>
    </style:style>
    <style:style style:name="T18" style:family="text">
      <style:text-properties style:text-scale="97%"/>
    </style:style>
    <style:style style:name="T19" style:family="text">
      <style:text-properties style:text-scale="98%"/>
    </style:style>
    <style:style style:name="T20" style:family="text">
      <style:text-properties fo:background-color="#ffff00"/>
    </style:style>
    <style:style style:name="T21" style:family="text">
      <style:text-properties fo:background-color="#ffff00" style:font-name-asian="THAI9"/>
    </style:style>
    <style:style style:name="T22" style:family="text">
      <style:text-properties fo:background-color="#ffff00" style:font-name-asian="Baiduk OT"/>
    </style:style>
    <style:style style:name="T23" style:family="text">
      <style:text-properties style:text-scale="90%"/>
    </style:style>
    <style:style style:name="T24" style:family="text">
      <style:text-properties style:text-scale="96%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style:font-size-asian="11pt" style:font-name-complex="Khmer OS" style:font-size-complex="11pt"/>
    </style:style>
    <style:style style:name="T27" style:family="text">
      <style:text-properties fo:font-size="11pt" style:font-name-asian="Baiduk OT" style:font-size-asian="11pt" style:font-name-complex="Khmer OS" style:font-size-complex="11pt"/>
    </style:style>
    <style:style style:name="T28" style:family="text">
      <style:text-properties fo:font-size="11pt" fo:background-color="#ffff00" style:font-size-asian="11pt" style:font-size-complex="11pt"/>
    </style:style>
    <style:style style:name="T29" style:family="text">
      <style:text-properties fo:background-color="#ffffff"/>
    </style:style>
    <style:style style:name="gr1" style:family="graphic">
      <style:graphic-properties svg:stroke-width="0.0201in" draw:marker-start-width="0.0902in" draw:marker-end-width="0.1701in" draw:fill="none" draw:textarea-vertical-align="middle" draw:auto-grow-height="false" fo:min-height="0.5201in" fo:min-width="0.34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201in" draw:marker-start-width="0.1701in" draw:marker-end-width="0.1701in" draw:fill="none" draw:textarea-vertical-align="middle" draw:auto-grow-height="false" fo:min-height="0.5201in" fo:min-width="0.34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33">ល.រ</text:p>
          </table:table-cell>
          <table:table-cell table:style-name="តារាង1.A1" office:value-type="string">
            <text:p text:style-name="P34">មេ​ពាក្យ</text:p>
          </table:table-cell>
          <table:table-cell table:style-name="តារាង1.A1" office:value-type="string">
            <text:p text:style-name="P33">ល.រ</text:p>
          </table:table-cell>
          <table:table-cell table:style-name="តារាង1.A1" office:value-type="string">
            <text:p text:style-name="P33">សូរ​ប្រកប</text:p>
          </table:table-cell>
          <table:table-cell table:style-name="តារាង1.A1" office:value-type="string">
            <text:p text:style-name="P33">មក​ពី</text:p>
          </table:table-cell>
          <table:table-cell table:style-name="តារាង1.A1" office:value-type="string">
            <text:p text:style-name="P33">ថ្នាក់</text:p>
          </table:table-cell>
          <table:table-cell table:style-name="តារាង1.A1" office:value-type="string">
            <text:p text:style-name="P33">សេចក្ដី​ពន្យល់</text:p>
          </table:table-cell>
          <table:table-cell table:style-name="តារាង1.A1" office:value-type="string">
            <text:p text:style-name="P33">របៀប​សរសេរ​ផ្សេង</text:p>
          </table:table-cell>
          <table:table-cell table:style-name="តារាង1.I1" office:value-type="string">
            <text:p text:style-name="P33">ពាក្យ​ផ្សំ</text:p>
            <text:p text:style-name="P4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>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ព្យញ្ជនៈ ទី ២៧ តាម​លំដាប់​ពួក​ព្យញ្ជនៈ​ទាំង ៣៣ តួ, ជា​ព្យញ្ជនៈ​ទី ២ ក្នុង​សេស​វគ្គ​ឬ​អវគ្គ, ជា​មុទ្ធជៈ មាន​សំឡេង​កើត​ក្នុង​ក្បាល ។ តួរ នេះ មាន​សំឡេង​ជា​ពីរ គឺ រ និង រ៉; ក្នុង​ភាសា​ខ្មែរ រ ជា​ឃោសៈ, រ៉ ជា​អឃោសៈ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៦៩</text:p>
          </table:table-cell>
          <table:table-cell table:style-name="តារាង1.B2" office:value-type="string">
            <text:p text:style-name="P28">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្ច អ. ថ. រ៉) បង្គោល, ឃ្នង, របង​បោះ​រាំង​ក្នុង​ទឹក​ជា​គ្រឿង​ការពារ​សត្វ​ទឹក​ដែល​សាហាវ មិន​ឲ្យ​ចូល​មក​បាន : បោះ​រ​រាំង​បាំង​កន្លែង​ចុះ​ងូច​ទឹក​ទន្លេ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៧០</text:p>
          </table:table-cell>
          <table:table-cell table:style-name="តារាង1.B2" office:value-type="string">
            <text:p text:style-name="P28">រ៉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អារ​រេះ​សាច់​ឈើ​ផ្គុំ​ភ្ជិត​មុខ : រ៉​ក្តារ, អារ​រ៉​បន្តិច​ទៀត​ទើប​ផ្គុំ​មុខ​ទៅ​ជិត​ល្អ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៉​ក្តារ</text:p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រណារ​តូច ធ្មេញ​ល្អិត​ញឹក សម្រាប់​អារ​រេះ​សាច់​ឈើ​ផ្គុំ​ភ្ជិត-មុខ : រណារ​រ៉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ណារ​រ៉ </text:p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 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(រ្ច អ. ថ. រ៉) រង់, រង់​ចាំ, បង្អង់​ចាំ : រ៉​បន្តិច​សិន (មិន​សូវ​ប្រើ; តែ​អ្នក​បាត់ដំបង, សៀមរាប ច្រើន​ប្រើ​ខ្លះ) ។ ម. ព. រ៉ៃរ៉ ផ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៉ៃរ៉ </text:p>
          </table:table-cell>
        </table:table-row>
        <table:table-row table:style-name="តារាង1.2">
          <table:table-cell table:style-name="តារាង1.A2" office:value-type="string">
            <text:p text:style-name="P2">១០០៧១</text:p>
          </table:table-cell>
          <table:table-cell table:style-name="តារាង1.B2" office:value-type="string">
            <text:p text:style-name="P28">រក៍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ក ។ ពាក្យ​សាមញ្ញ​សម្រាប់​និយាយ​រំហ័ស : មក៍​រក៍​អី ? ដើរ​រក៍​សព្វ​អន្លើ​ហើយ មិន​ឃើញ​ទេ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៧២</text:p>
          </table:table-cell>
          <table:table-cell table:style-name="តារាង1.B2" office:value-type="string">
            <text:p text:style-name="P28">រ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សង្វាត​ឬ​ស្វែង​ឲ្យ​ចួប, ឲ្យ​ប្រទះ, ឲ្យ​ឃើញ, ឲ្យ​បាន​ដូច​បំណង : រក​គោ, រក​ទិញ​ស្រូវ, រក​ទ្រព្យ, រក​ឧស ។ ពឹង​គេ, ស្ដី​គេ : រក​គេ​ឲ្យ​ជួយ​ប្រក់​ផ្ទះ, រក​គេ​មក​ដេក​កំដរ ។ រក​ខុស​រក​ត្រូវ ពិនិត្យ​ឲ្យ​ឃើញ​ខុស​ត្រូវ ។ រក​ខ្យល់ ឬ រក​ខ្យល់​រក​ដង្ហើម ត្រដរ​ប្រឹង​ឲ្យ​មាន​ខ្យល់​ដង្ហើម, ខំ​ប្រឹង​ត្រដរ​ដក​ដង្ហើម ។ រក​គ្នា ស្វែង​ឲ្យ​បាន​គ្នា, ស្វែង​ឲ្យ​បាន​ចូប​គ្នា ។ រក​ដើម​រក​ចុង ពិនិត្យ​សង្កេត​ឲ្យ​ឃើញ​ដើម ឃើញ​ចុង ។ រក​ទោស សង្កេត​ឲ្យ​ឃើញ​ទោស ។ រក​ប្រពន្ធ ស្វែង​ឲ្យ​បាន​ប្រពន្ធ, ស្ដី​ប្រពន្ធ, ។ រក​ប្រាក់​គេ សុំ​ប្រាក់​គេ; ខ្ចី​ប្រាក់​គេ ។ រក​ពុត សង្កេត, ពិនិត្យ​ឲ្យ​ឃើញ​ពុត; ដេញ​ពុត ។ រក​ពុទ្ធោ លាន់​មាត់​រក​ព្រះ​ពុទ្ធ​ថា ពុទ្ធោ !, ពុទ្ធោ ពុទ្ធោ !, ឱ​ពុទ្ធោ !, ឱ​ពុទ្ធោ ពុទ្ធោ !, ពុទ្ធោ​អើយ !, ឱ​ពុទ្ធោ​អើយ ! (--អ្ហើយ) ។ រក​មុខ សង្កេត​ឬ​បញ្ជាក់ ឲ្យ​ឃើញ​មុខ, ឲ្យ​ស្គាល់​មុខ ។ រក​ស៊ី ប្រកប​កិច្ច​ការ​ឲ្យ​បាន​ទ្រព្យ​ធន, ប្រឹង​ធ្វើ​របរ​ចិញ្ចឹម​ជីវិត ។ រក​ហេតុ ឬ រក​រឿង សន្សំ, ពិនិត្យ, សង្កេត, ស្វែង​ឲ្យ​ឃើញ​ហេតុ ឬ ឲ្យ​កើត​បាន​ជា​រឿង, ឲ្យ​ឃើញ ដំណើរ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ក​គោ </text:p>
            <text:p text:style-name="P2">រក​ទ្រព្យ </text:p>
            <text:p text:style-name="P2">រក​ឧស</text:p>
            <text:p text:style-name="P2">រក​ខ្យល់</text:p>
            <text:p text:style-name="P2">រក​ខុស​រក​ត្រូវ </text:p>
            <text:p text:style-name="P2">រក​គ្នា</text:p>
            <text:p text:style-name="P2">រក​ពុទ្ធោ <text:s/></text:p>
            <text:p text:style-name="P2">រក​ស៊ី</text:p>
            <text:p text:style-name="P2">រក​ហេតុ</text:p>
          </table:table-cell>
        </table:table-row>
        <table:table-row table:style-name="តារាង1.2">
          <table:table-cell table:style-name="តារាង1.A2" office:value-type="string">
            <text:p text:style-name="P2">១០០៧៣</text:p>
          </table:table-cell>
          <table:table-cell table:style-name="តារាង1.B2" office:value-type="string">
            <text:p text:style-name="P28">រ៉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ដាប់​មាន​ភ្លៅ​សណ្ឋាន​ខូង​ជុំ​វិញ វិល​បាន​ធូរ​ស្រួល សម្រាប់​ស៊ក​ខ្សែ​ឬ​ពួរ​ទាញ​អ្វី​ៗ​យោង​ឡើង​ឬ​សម្រូត​ចុះ​ដោយ​ងាយ : រ៉ក​ឈើ, រ៉ក​ដែក (ចិន​ហៅ​កៅឡាក់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៧៤</text:p>
          </table:table-cell>
          <table:table-cell table:style-name="តារាង1.B2" office:value-type="string">
            <text:p text:style-name="P28">រក​កល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2">ជិត​នឹង, រៀប​នឹង, ស្ទើរ​នឹង : រក​កល់​ភ្លៀង, រក​កល់​គ្រុ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ក​កល់​ភ្លៀង រក​កល់​គ្រុន </text:p>
          </table:table-cell>
        </table:table-row>
        <table:table-row table:style-name="តារាង1.2">
          <table:table-cell table:style-name="តារាង1.A2" office:value-type="string">
            <text:p text:style-name="P2">១០០៧៥</text:p>
          </table:table-cell>
          <table:table-cell table:style-name="តារាង1.B2" office:value-type="string">
            <text:p text:style-name="P28">រក​តែ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2">ឲ្យ​តែ; នាំ​ឲ្យ​តែ, ទាល់​តែ, ត្រាតែ : វា​ចេះ​តែ​មក​ចំទើស​ចំទែង​រក​តែ​ធ្វើ​ការ​អ្វី​ពុំ​កើត; ថ្ងែ​នេះ​រវល់​តែ​ទទួល​ភ្ញៀវ រក​តែ​ធ្វើ​ការ​អ្វី​ក៏​ពុំ កើ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៧៦</text:p>
          </table:table-cell>
          <table:table-cell table:style-name="តារាង1.B2" office:value-type="string">
            <text:p text:style-name="P28">រក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ព. ម. ល្កម)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៧៧</text:p>
          </table:table-cell>
          <table:table-cell table:style-name="តារាង1.B2" office:value-type="string">
            <text:p text:style-name="P28">រកា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ឈើ​ព្រៃ​មួយ​ប្រភេទ សន្តាន​នឹង​គ​ដើម​មាន​បន្លា​ធំ​ៗ​រង្វើល​ៗ ផ្លែ​តូច​ៗ​ខ្លី​ៗ​ជាង​ផ្លែ​គ មាន​ប៉ុយ​សាច់​ម៉ដ្ឋ​ត្រសុស​សម្បុរ​ស​ស្រអាប់ : ប៉ុយ​រក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ប៉ុយ​រកា</text:p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ឆ្នាំ​ទី ១០ (មាន់) : ឆ្នាំ​រក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៧៨</text:p>
          </table:table-cell>
          <table:table-cell table:style-name="តារាង1.B2" office:value-type="string">
            <text:p text:style-name="P28">រកា​ដែ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ឈើ​រកា​មាន​បន្លា​សុទ្ធ​តែ​ដែក​ដុះ​នៅ​ឋាន​នរក សម្រាប់​ពួក​ និរយ​បាល​កំហែង​ឲ្យ​សត្វ​នរក​ដែល​មាន​បាប​ប្រតោង​ឡើង ព្រោះ កាល​នៅ​ជា​មនុស្ស​ជា​អ្នក​លួច​ប្រពន្ធ​ឬ​លួច​ប្តី​គេ (ពោល​តាម​គម្ពីរ​ខាង​ពុទ្ធ​សាសនា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៧៩</text:p>
          </table:table-cell>
          <table:table-cell table:style-name="តារាង1.B2" office:value-type="string">
            <text:p text:style-name="P28">រកឹ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កឹក​ៗ​រឿយ​ៗ : បាយាប​តឿន​រកឹក ។ សូរ​ឮ​ដោយ​សើច​ញាប់​រន្ថាន់​តែ​តិច​ៗ : សូរ​សើច​រកឹក (ម. ប្រ., ច្រើន​និយាយ​ថា សើច- កខឹក ឬ កក្អឹក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៨០</text:p>
          </table:table-cell>
          <table:table-cell table:style-name="តារាង1.B2" office:value-type="string">
            <text:p text:style-name="P28">រកឹ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ើល​ទៅ​ឃើញ​ឆ្កឹង​ៗ​រាយ​ៗ​រង្វើល​ៗ : បង្គោល​រកឹ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៨១</text:p>
          </table:table-cell>
          <table:table-cell table:style-name="តារាង1.B2" office:value-type="string">
            <text:p text:style-name="P28">រកូ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ាយ​គ្នា​រង្វើល​ៗ មើល​ទៅ​ឃើញ​ខ្ពស់​ខ្លះ​ទាប​ខ្លះ : ផ្នូរ​ខ្មោច​រកូត; មើល​ទៅ​ឃើញ​កោះ​រកូត​ក្នុង​សមុទ្ទ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/></text:p>
          </table:table-cell>
        </table:table-row>
        <table:table-row table:style-name="តារាង1.2">
          <table:table-cell table:style-name="តារាង1.A2" office:value-type="string">
            <text:p text:style-name="P2">១០០៨២</text:p>
          </table:table-cell>
          <table:table-cell table:style-name="តារាង1.B2" office:value-type="string">
            <text:p text:style-name="P28">រកៀ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កកិត​រឿយ​ៗ ដូច​ជា​កៀស​ក្នុង​ភ្នែក​ដោយ​មាន​កម្ទេច​ល្អិត​ចូល : <text:s/>សំរាម​ចូល​ភ្នែក​រកៀស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/></text:p>
          </table:table-cell>
        </table:table-row>
        <table:table-row table:style-name="តារាង1.2">
          <table:table-cell table:style-name="តារាង1.A2" office:value-type="string">
            <text:p text:style-name="P2">១០០៨៣</text:p>
          </table:table-cell>
          <table:table-cell table:style-name="តារាង1.B2" office:value-type="string">
            <text:p text:style-name="P28">រកេ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ជា​មួយ​នឹង​ពាក្យ រកូត ថា : រកេត​រកូត រកូត​តូច​ខ្លះ​ធំ​ខ្លះ​ខ្ពស់​ខ្លះ​ទាប​ខ្លះ​ចម្រុះ​គ្នា​មិន​រៀប​រយ : ផ្នូរ​ខ្មោច​រកេត​រកូត, ដំបូក​ត្រោក​រកេត​រកូត​ពេញ​វា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កេត​រកូត</text:p>
          </table:table-cell>
        </table:table-row>
        <table:table-row table:style-name="តារាង1.2">
          <table:table-cell table:style-name="តារាង1.A2" office:value-type="string">
            <text:p text:style-name="P2">១០០៨៤</text:p>
          </table:table-cell>
          <table:table-cell table:style-name="តារាង1.B2" office:value-type="string">
            <text:p text:style-name="P28">រកាំ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គៀស​ៗ​ក្នុង​ភ្នែក​មើល​ចំ​ពន្លឺ​ពុំ​បាន : ភ្នែក​រកាំ; ប្រើ​ជា កិ. ក៏​បាន : រកាំ​ភ្នែក ។ រកាំ​ចិត្ត រង្កៀស​ចិត្ត; ក្រំ​ចិត្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កាំ​ចិត្ត </text:p>
            <text:p text:style-name="P2">រកាំ​ភ្នែក </text:p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ឈើ​មួយ​ប្រភេទ ធាង​វែងៗ មាន​បន្លា​រឹង ស្លឹកស្រដៀង​នឹង​ផ្ដៅ​សោម​ : ដើម​រកាំ <text:s/>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ដើម​រកាំ <text:s/></text:p>
          </table:table-cell>
        </table:table-row>
        <table:table-row table:style-name="តារាង1.2">
          <table:table-cell table:style-name="តារាង1.A2" office:value-type="string">
            <text:p text:style-name="P2">១០០៨៥</text:p>
          </table:table-cell>
          <table:table-cell table:style-name="តារាង1.B2" office:value-type="string">
            <text:p text:style-name="P28">រកាំរកូ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គុ.</text:p>
          </table:table-cell>
          <table:table-cell table:style-name="តារាង1.D2" office:value-type="string">
            <text:p text:style-name="P2">មាន​មោះមៃ​នឹង​គ្នា​មិន​សូវ​ស្រាក; ដែល​ចេះ​តែ​ប្រដាក់​ប្រទុក្ខ, រើ​រុះ, រអាក់​រអួល មិន​ជា​ប្រក្រតី : ចេះ​តែ​រកាំ​រកូស​នឹង​គ្នា; មនុស្ស​រកាំ​រកូស, ចិត្ត​រកាំ​រកូស, គំនិត​រកាំ​រកូ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ចិត្ត​រកាំ​រកូស គំនិត​រកាំ​រកូស</text:p>
          </table:table-cell>
        </table:table-row>
        <table:table-row table:style-name="តារាង1.2">
          <table:table-cell table:style-name="តារាង1.A2" office:value-type="string">
            <text:p text:style-name="P2">១០០៨៦</text:p>
          </table:table-cell>
          <table:table-cell table:style-name="តារាង1.B2" office:value-type="string">
            <text:p text:style-name="P28">រក្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ក</text:p>
          </table:table-cell>
          <table:table-cell table:style-name="តារាង1.D2" office:value-type="string">
            <text:p text:style-name="P2">សំ. បា. 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(រក្ខ) រក្សា ។ ខ្មែរ​ប្រើ​ពាក្យ​នេះ​រួម​ចូល​នឹង​សព្ទ​ដទៃ​ឲ្យ​ជា​បទ​សមាស ជា​ឋានន្តរ​របស់​មន្ត្រី ឬ ជា​នាទី​ជា​តំណែង​ណា​មួយ ដូច​ជា : គទានុរក្ស អ្នក​រក្សា​ដំបង (ឋានន្តរ​សម្រាប់​អភិបាល​ខែត្រ​បាត់ដំបង, សំដៅ​សេចក្ដី​ថា “អ្នក​រក្សា​ខែត្រ​បាត់ដំបង”); គ្រឹហានុរក្ស ការ​រក្សា​គ្រឹហា, អ្នក​រក្សា​ផ្ទះ, អ្នក​ចាំ​ផ្ទះ; ធនានុរក្ស ឬ ធនាភិរក្ស ការ​រក្សា​ទ្រព្យ, អ្នក​រក្សា​ទ្រព្យ; ធម្មានុរក្ស ការ​រក្សា​ធម៌, អ្នក​កាន់​តាម​ធម៌; វាចានុរក្ស ការ​រក្សា​សម្ដី, អ្នក​រក្សា​សម្ដី, អ្នក​ប្រយ័ត្ន​សម្ដី, ប្រយ័ត្ន​មាត់; វិនយានុរក្ស <text:s/>ការ​រក្សា​វិន័យ, ការ​កាន់​ច្បាប់, អ្នក​កាន់​ច្បាប់; សច្ចានុរក្ស ឬ សត្យានុរក្ស ការ​កាន់​ពាក្យ​ពិត, អ្នក​កាន់​ពាក្យ​សត្យ; សិក្ខានុរក្ស ការ​កាន់​សិក្ខា, អ្នក​កាន់​សិក្ខា (អ្នក​ប្រព្រឹត្ត​តាម​សិក្ខាបទ); ហិរញ្ញានុរក្ស ឬ ហិរណ្យានុរក្ស ការ​រក្សា​ប្រាក់, ការ​ទុក​ដាក់​ប្រាក់​មាស, អ្នក​រក្សា​ប្រាក់, អ្នក​ទុក​ដាក់​ប្រាក់​មាស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គ្រឹហានុរក្ស</text:p>
            <text:p text:style-name="P2">ហិរញ្ញានុរក្ស </text:p>
          </table:table-cell>
        </table:table-row>
        <table:table-row table:style-name="តារាង1.2">
          <table:table-cell table:style-name="តារាង1.A2" office:value-type="string">
            <text:p text:style-name="P2">១០០៨៧</text:p>
          </table:table-cell>
          <table:table-cell table:style-name="តារាង1.B2" office:value-type="string">
            <text:p text:style-name="P28">រក្ស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ក-ស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(រក្ស; រក្ខ) ថែ, ថែទាំ; បីបាច់, ចិញ្ចឹម; កាន់; កាន់​កាប់; ការពារ; ប្រយ័ត្ន : រក្សា​ទ្រព្យ, រក្សា​ខ្លួន, រក្សា​មារយាទ, រក្សា​សីល ។ រក្សាធិក្រឹត អ្នក​កាន់​ការ​រាជការ​ក្នុង​ទី​ប្រជុំ​សង្កាត់ (អភិបាល​ស្រុក)។ រក្សាភិបាល អ្នក​គ្រប់គ្រង​រក្សា​ដោយ​ការ​ប្រយ័ត្ន; ខ្មែរ​ប្រើ​ពាក្យ​នេះ​ជា​ឋានន្តរ​សម្រាប់​នាយ​សង្កាត់ : ពញា​រក្សាភិបាល, ចួន​កាល​ឡើង​ជា​ទី​ឃុន ឬ​ជា​ទី​ហ្លួង​ក៏​មាន : ឃុន​រក្សាភិ​បាល, ហ្លួង​រក្សាភិបាល <text:s/>។ រក្សា​ព្រះ​អង្គ ឈ្មោះ​ក្រុម​ទាហាន​សម្រាប់​រក្សា​ព្រះ​អង្គ​ព្រះ​ករុណា​ជា​អម្ចាស់​ជីវិត : ក្រុម​រក្សា​ព្រះ​អង្គ, ទាហាន​រក្សា​ព្រះ​អង្គ។ រក្សា​ស្រុក ឈ្មោះ​ក្រុម​ទាហាន​សម្រាប់​ការពារ​កម្ពុជ​រដ្ឋ : ក្រុម​រក្សា​ស្រុក, ទាហាន​រក្សា​ស្រុក; សម័យ​នេះ​ហៅ ខេមរ​ភូមិន្ទ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ឃុន​រក្សាភិបាល</text:p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៨៨</text:p>
          </table:table-cell>
          <table:table-cell table:style-name="តារាង1.B2" office:value-type="string">
            <text:p text:style-name="P28">រក្សាភិប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ក្សា)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៨៩</text:p>
          </table:table-cell>
          <table:table-cell table:style-name="តារាង1.B2" office:value-type="string">
            <text:p text:style-name="P28">រក្សា​ព្រះ​អង្គ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ក្សា)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៩០</text:p>
          </table:table-cell>
          <table:table-cell table:style-name="តារាង1.B2" office:value-type="string">
            <text:p text:style-name="P28">រក្សា​ស្រុ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ក្សា)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៩១</text:p>
          </table:table-cell>
          <table:table-cell table:style-name="តារាង1.B2" office:value-type="string">
            <text:p text:style-name="P28">រខ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ខក​ៗ​ព្រោះ​រលុង : រលុង​រខក (ម. ព. រខក់ និង រខិក​រខក់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លុង​រខក</text:p>
          </table:table-cell>
        </table:table-row>
        <table:table-row table:style-name="តារាង1.2">
          <table:table-cell table:style-name="តារាង1.A2" office:value-type="string">
            <text:p text:style-name="P2">១០០៩២</text:p>
          </table:table-cell>
          <table:table-cell table:style-name="តារាង1.B2" office:value-type="string">
            <text:p text:style-name="P28">រខ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លុង​ឬ​រង្គោះ​មិន​ណែន : រលុង​រខក់, រង្គោះ​រខក់ (ច្រើន​និយាយ​ថា រខិក​រខក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លុង​រខក់</text:p>
            <text:p text:style-name="P2">រខិក​រខក់</text:p>
          </table:table-cell>
        </table:table-row>
        <table:table-row table:style-name="តារាង1.2">
          <table:table-cell table:style-name="តារាង1.A2" office:value-type="string">
            <text:p text:style-name="P2">១០០៩៣</text:p>
          </table:table-cell>
          <table:table-cell table:style-name="តារាង1.B2" office:value-type="string">
            <text:p text:style-name="P28">រខា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តាករ៉ាក, រហែក​រហោក : ដំបូល​រខាក, ផ្ទះ​រខាក, សំពត់​ស្តើង-រខា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៩៤</text:p>
          </table:table-cell>
          <table:table-cell table:style-name="តារាង1.B2" office:value-type="string">
            <text:p text:style-name="P28">រខិករខ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លុង​ឬ​រង្គោះ​រង៉ិក​រង៉ក់ : រលុង​រខិក​រខក់, រង្គោះ​រខិក​រខក់ <text:s text:c="3"/>(ម. ព. កខិក​កខក់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លុង​រខិក​រខក់ រង្គោះ​រខិក​រខក់</text:p>
          </table:table-cell>
        </table:table-row>
        <table:table-row table:style-name="តារាង1.2">
          <table:table-cell table:style-name="តារាង1.A2" office:value-type="string">
            <text:p text:style-name="P2">១០០៩៥</text:p>
          </table:table-cell>
          <table:table-cell table:style-name="តារាង1.B2" office:value-type="string">
            <text:p text:style-name="P28">រខិ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ខុញ ថា: រខិញ​រខុញ រខុញ​ក្រៃ ពេក, រខុញ​ច្រើន​អន្លើ ។ ព. ប្រ. របិញ​របុញ : គំនិត​រខិញ​រខុញ, មនុស្ស​រខិញ​រខុញ, ការ​ងារ​រខិញ​រខុញ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ខិញ​រខុញ</text:p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៩៦</text:p>
          </table:table-cell>
          <table:table-cell table:style-name="តារាង1.B2" office:value-type="string">
            <text:p text:style-name="P28">រខិ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លាត់, ប៉ះ​ពាល់​ត្រូវ​ដល់​មាន​ស្នាម; រលស់​បន្តិច​បន្តួច : ប៉ះ​ត្រូវ​តែ​ឥត​មាន​រខិត​ទេ, គោ​ចូល​ស៊ី​ស្មៅ​ក្នុង​ចម្ការ តែ​ឥត​មាន​រខិត​ដំណាំ​ទេ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០៩៧</text:p>
          </table:table-cell>
          <table:table-cell table:style-name="តារាង1.B2" office:value-type="string">
            <text:p text:style-name="P28">រខិ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ខ្លា​មួយ​ប្រភេទ សម្បុរ​លឿង​លាយ​សម្បុរ​ខ្មៅ​ផ្អុច​ៗ : ខ្លា​រខិ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/>ខ្លា​រខិន</text:p>
          </table:table-cell>
        </table:table-row>
        <table:table-row table:style-name="តារាង1.2">
          <table:table-cell table:style-name="តារាង1.A2" office:value-type="string">
            <text:p text:style-name="P2">១០០៩៨</text:p>
          </table:table-cell>
          <table:table-cell table:style-name="តារាង1.B2" office:value-type="string">
            <text:p text:style-name="P28">រខឺ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តូច​ខ្ពស់​ស្តឺត, ស្តឺត​កំប្រេវ : រាង​រខឺត, ខ្ពស់​រខឺត (ម. ព. តឺត​រខឺត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ាង​រខឺត </text:p>
            <text:p text:style-name="P2">ខ្ពស់​រខឺត</text:p>
          </table:table-cell>
        </table:table-row>
        <table:table-row table:style-name="តារាង1.2">
          <table:table-cell table:style-name="តារាង1.A2" office:value-type="string">
            <text:p text:style-name="P2">១០០៩៩</text:p>
          </table:table-cell>
          <table:table-cell table:style-name="តារាង1.B2" office:value-type="string">
            <text:p text:style-name="P28">រខុ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ស្នាម​ដោយ​អន្លើ​ៗ​មិន​រាប, មិន​រលីង : ស្នាម​ដែក​ឈូស​រខុញ, ស្នាម​ចប​រខុញ, មុខ​អុត​រខុញ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០០</text:p>
          </table:table-cell>
          <table:table-cell table:style-name="តារាង1.B2" office:value-type="string">
            <text:p text:style-name="P28">រខូ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ខូស​ៗ​រឿយ​ៗ : អណ្តើក​វារ​រខូស (និយាយ​ថា កខូស ក៏​មាន, តាម​ទម្លាប់​ប្រើ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០១</text:p>
          </table:table-cell>
          <table:table-cell table:style-name="តារាង1.B2" office:value-type="string">
            <text:p text:style-name="P28">រខេ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ខាក ថា : រខេក​រខាក ដែល​រខាក​ក្រៃ​ពេក : បាំង​ជញ្ជាំង​ស្លឹក​រខេក​រខា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ខេក​រខាក</text:p>
          </table:table-cell>
        </table:table-row>
        <table:table-row table:style-name="តារាង1.2">
          <table:table-cell table:style-name="តារាង1.A2" office:value-type="string">
            <text:p text:style-name="P2">១០១០២</text:p>
          </table:table-cell>
          <table:table-cell table:style-name="តារាង1.B2" office:value-type="string">
            <text:p text:style-name="P28">រខែ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ជា​មួយ​នឹង​ពាក្យ រខោក ថា : រខែក​រខោក ដែល​រខោក​ក្រៃ​ពេក : បរ​រទេះ​រខែក​រខោ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ខែក​រខោក</text:p>
          </table:table-cell>
        </table:table-row>
        <table:table-row table:style-name="តារាង1.2">
          <table:table-cell table:style-name="តារាង1.A2" office:value-type="string">
            <text:p text:style-name="P2">១០១០៣</text:p>
          </table:table-cell>
          <table:table-cell table:style-name="តារាង1.B2" office:value-type="string">
            <text:p text:style-name="P28">រខែ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ខែះ​ៗ​រឿយ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០៤</text:p>
          </table:table-cell>
          <table:table-cell table:style-name="តារាង1.B2" office:value-type="string">
            <text:p text:style-name="P28">រខោ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យារ​ចុះ​សោក​ប៉ត្រោក : ស្ពាយ​សម្ពាយ​រខោក, រែក​ជាល​ រខោ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០៥</text:p>
          </table:table-cell>
          <table:table-cell table:style-name="តារាង1.B2" office:value-type="string">
            <text:p text:style-name="P28">រគ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តូច​ៗ​មូល​ៗ​រៀវ​ចុង​រៀប​រៀង​គ្នា​ឥត​ឆ្គង : ម្រាម​ដៃ​រគង ។ ដែល​វា​រគង​លើ​គ្នា​ស្រួល​ៗ​មើល​ទៅ​មិន​ទាស់​ភ្នែក : ទង​ត្រឡាច​ រគង​ៗ (និយាយ​ថា ល្គង ក៏​មាន, តាម​ទម្លាប់​ប្រើ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០៦</text:p>
          </table:table-cell>
          <table:table-cell table:style-name="តារាង1.B2" office:value-type="string">
            <text:p text:style-name="P28">រគ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លេច​ថ្គោល​ៗ​ឡើង តម្រៀប​គ្នា​មាន​លំនាំ​ស្រដៀង​នឹង​បង្កង់​ផ្ទះ : ឆ្អឹង​ជំនីរ​រគា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០៧</text:p>
          </table:table-cell>
          <table:table-cell table:style-name="តារាង1.B2" office:value-type="string">
            <text:p text:style-name="P28">រគិបរគុ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ដិប​រដុប​ខ្ពស់​ៗ​ទាប​ៗ : ផ្លូវ​រគិប​រគុប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ផ្លូវ​រគិប​រគុប </text:p>
          </table:table-cell>
        </table:table-row>
        <table:table-row table:style-name="តារាង1.2">
          <table:table-cell table:style-name="តារាង1.A2" office:value-type="string">
            <text:p text:style-name="P2">១០១០៨</text:p>
          </table:table-cell>
          <table:table-cell table:style-name="តារាង1.B2" office:value-type="string">
            <text:p text:style-name="P28">រគី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​រគោង ថា : រគីង​រគោង ឬ រគេង​រគោង ដែល​រគោង​ខ្ពស់​ៗ​ទាប​ៗ : រនាប​រគីង​រគោង ។ </text:p>
          </table:table-cell>
          <table:table-cell table:style-name="តារាង1.D2" office:value-type="string">
            <text:p text:style-name="P2">រគេង</text:p>
          </table:table-cell>
          <table:table-cell table:style-name="តារាង1.I2" office:value-type="string">
            <text:p text:style-name="P2">រគីង​រគោង</text:p>
          </table:table-cell>
        </table:table-row>
        <table:table-row table:style-name="តារាង1.2">
          <table:table-cell table:style-name="តារាង1.A2" office:value-type="string">
            <text:p text:style-name="P2">១០១០៩</text:p>
          </table:table-cell>
          <table:table-cell table:style-name="តារាង1.B2" office:value-type="string">
            <text:p text:style-name="P28">រគី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គាម ថា : រគីម​រគាម ដែល​រគាម​ខ្លាំង : ឆ្អឹង​ជំនីរ​រគីម​រគាម; ឬ​និយាយ​ផ្សំ​ជា​មួយ​នឹង​ពាក្យ រគើម ក៏​បាន : រគីម​រគើម រគើម​ពេញ​ពាស: ក្តាម​វារ​រគីម​រគើម ក្តាម​ច្រើន​ដែល​វារ​គើម​ចុះ​គើម​ឡើង​ពេញ​ពាស (ម. ព. គគើម ផង) ។ <text:s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គីម​រគាម</text:p>
            <text:p text:style-name="P2">រគីម​រគើម</text:p>
          </table:table-cell>
        </table:table-row>
        <table:table-row table:style-name="តារាង1.2">
          <table:table-cell table:style-name="តារាង1.A2" office:value-type="string">
            <text:p text:style-name="P2">១០១១០</text:p>
          </table:table-cell>
          <table:table-cell table:style-name="តារាង1.B2" office:value-type="string">
            <text:p text:style-name="P28">រគឹង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ឡើង​សាច់​ពក​ឬ​កន្ទួល​តូច​ៗ​ថ្គោល​ៗ​ដាស​ពាស : មុខ​កើត​ មុន​រគឹ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ដង្កូវ​មួយ​ប្រភេទ​កើត​ក្នុង​មើម មាន​មើម​ដំឡូង​ជ្វា​ជាដើម ស៊ី​សាច់​មើម​នោះ​រទុះ​មាន​ក្លិន​ខារ : មើម​ដំឡូង​ជ្វា​រគឹង​ស៊ី (អ្នក​ស្រុក​ខ្លះ​ហៅ គ្រឹង ឬ ជ្រឹ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១១</text:p>
          </table:table-cell>
          <table:table-cell table:style-name="តារាង1.B2" office:value-type="string">
            <text:p text:style-name="P28">រគុ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គើល ថា : រគុប​រគើល ឬ រគើល​រគុប <text:s/>ដែល​រគើល​ខ្លាំង : អាចម៍​បំណះ​រគុប​រគើល, ដី​រគើល រគុប <text:s/>។ <text:s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គុប​រគើល</text:p>
            <text:p text:style-name="P2">រគើល​រគុប </text:p>
          </table:table-cell>
        </table:table-row>
        <table:table-row table:style-name="តារាង1.2">
          <table:table-cell table:style-name="តារាង1.A2" office:value-type="string">
            <text:p text:style-name="P2">១០១១២</text:p>
          </table:table-cell>
          <table:table-cell table:style-name="តារាង1.B2" office:value-type="string">
            <text:p text:style-name="P28">រគើ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គើម​ៗ​ពេញ​ពាស ឬ គើម​ចុះ​គើម​ឡើង​ដេរដាស : ក្ដាម​វារ​រគើម <text:s/>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១៣</text:p>
          </table:table-cell>
          <table:table-cell table:style-name="តារាង1.B2" office:value-type="string">
            <text:p text:style-name="P28">រគើ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កណ្ដាប់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សភាព​ឬ​អាការ​ឡើង​ខ្ពស់​ទ្រងើល​ៗ ច្រើន​អន្លើ (ច្រើន​និយាយ​ថា រគើល​រគុប ឬ រគុប​រគើល; (ម. ព. រគុប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គើល​រគុប រគុប​រគើល </text:p>
          </table:table-cell>
        </table:table-row>
        <table:table-row table:style-name="តារាង1.2">
          <table:table-cell table:style-name="តារាង1.A2" office:value-type="string">
            <text:p text:style-name="P2">១០១១៤</text:p>
          </table:table-cell>
          <table:table-cell table:style-name="តារាង1.B2" office:value-type="string">
            <text:p text:style-name="P28">រគេ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គី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១៥</text:p>
          </table:table-cell>
          <table:table-cell table:style-name="តារាង1.B2" office:value-type="string">
            <text:p text:style-name="P28">រគោ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គោង​ច្រើន​អន្លើ : រនាប​រគោង (ម. ប្រ.; ម. ព. រគី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នាប​រគោង </text:p>
          </table:table-cell>
        </table:table-row>
        <table:table-row table:style-name="តារាង1.2">
          <table:table-cell table:style-name="តារាង1.A2" office:value-type="string">
            <text:p text:style-name="P2">១០១១៦</text:p>
          </table:table-cell>
          <table:table-cell table:style-name="តារាង1.B2" office:value-type="string">
            <text:p text:style-name="P28">រគោ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ដិបរដុប​ថ្គោល​ៗ : ដុំ​ដី​រគោល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១៧</text:p>
          </table:table-cell>
          <table:table-cell table:style-name="តារាង1.B2" office:value-type="string">
            <text:p text:style-name="P28">រគ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ដាប់​សិត​ដោយ​លង់ហិន រាង​សំប៉ែត​មូល​សណ្ឋាន​វង់​ខែ មាន​ហាម​ជា​កណ្ដាប់​ជុំ​វិញ មាន​ដោះ​តូច​នៅ​ចំ​កណ្ដាល​តែ​ម្ខាង សូរ​សព្ទ​តូច​រន សម្រាប់​វាយ​ឲ្យ​សញ្ញា​គ្នា​ក្នុង​ការ​ប្រជុំ​សូត្រ​មន្ត​ឬ​ស្ដាប់ ទេសនា​ជាដើម ។ សំឡេង​រគាំង (ព. ប្រ.) សំឡេង​មូល​តូច​គ្រលួច​រ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សំឡេង​រគាំង</text:p>
          </table:table-cell>
        </table:table-row>
        <table:table-row table:style-name="តារាង1.2">
          <table:table-cell table:style-name="តារាង1.A2" office:value-type="string">
            <text:p text:style-name="P2">១០១១៨</text:p>
          </table:table-cell>
          <table:table-cell table:style-name="តារាង1.B2" office:value-type="string">
            <text:p text:style-name="P28">រឃិករឃុ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ឃិក​ឃុក​រឿយ​ៗ ព្រោះ​រង្គោះ​រលុង​ហើយ​ទង្គិច​រណ្ដំ (និយាយ​ថា រឃឹក​រឃុក ក៏​មា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១៩</text:p>
          </table:table-cell>
          <table:table-cell table:style-name="តារាង1.B2" office:value-type="string">
            <text:p text:style-name="P28">រឃិងរឃុ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ឃិង​ឃុង​រឿយ​ៗ​ដោយ​បំពង់​ឫស្សី​ទង្គិច​រណ្ដំ​គ្នា​ជាដើម : រែក​បំពង់​ត្នោត​រឃិង​រឃុ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២០</text:p>
          </table:table-cell>
          <table:table-cell table:style-name="តារាង1.B2" office:value-type="string">
            <text:p text:style-name="P28">រឃឹករឃុ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ឃិក​រឃុក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២១</text:p>
          </table:table-cell>
          <table:table-cell table:style-name="តារាង1.B2" office:value-type="string">
            <text:p text:style-name="P28">រឃុករឃា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ឃុក​ឃាក់​រឿយ​ៗ ព្រោះ​ទង្គិច​រណ្ដំ​នឹង​ដី​ខ្ពស់​ទាប​រដិបរដុប ជាដើម : សូរ​គេ​បរ​រទេះ​រឃុក​រឃាក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២២</text:p>
          </table:table-cell>
          <table:table-cell table:style-name="តារាង1.B2" office:value-type="string">
            <text:p text:style-name="P28">រឃុ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ឃុង​ៗ​រឿយ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២៣</text:p>
          </table:table-cell>
          <table:table-cell table:style-name="តារាង1.B2" office:value-type="string">
            <text:p text:style-name="P28">រឃុងរឃ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ឃុង​ឃាំង​រឿយ​ៗ​ដោយ​សំបក​ប៉ោត​ទង្គិច​រណ្ដំ​គ្នា​ជាដ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២៤</text:p>
          </table:table-cell>
          <table:table-cell table:style-name="តារាង1.B2" office:value-type="string">
            <text:p text:style-name="P28">រឃ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រាង​ធំ​ដំបង​ស្គម​ខ្លាំង : ស្គម​រឃាំង (ព. សា. ប្រើ​តាម​ទម្លាប់​និយាយ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ស្គម​រឃាំង</text:p>
          </table:table-cell>
        </table:table-row>
        <table:table-row table:style-name="តារាង1.2">
          <table:table-cell table:style-name="តារាង1.A2" office:value-type="string">
            <text:p text:style-name="P2">១០១២៥</text:p>
          </table:table-cell>
          <table:table-cell table:style-name="តារាង1.B2" office:value-type="string">
            <text:p text:style-name="P28">រង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ទ្រ​ពី​ក្រោម, ដាក់​ទ្រ​ពី​ក្រោម : យក​រនេល​ដាក់​រង​ឈើ​ហុប ។ ទទួល​ភារៈ, ទទួល​បន្ទុក : រង​ក្ដី​ជួស​គេ, រង​បន្ទុក ។ ទស់​ទប់​ការពារ : យក​ដំបង​រង​មុខ​ដាវ ។ ទទួល​ទុក្ខ​វេទនា : រង​ទុក្ខ, រង​កម្ម, រង​គ្រោះ​ថ្នាក់ ។ល។ គុ. ដែល​ជា​លំដាប់​ចុះ​មក : អ្នក​នុះ​គេ​មាន​ចំណេះ​ជាង​ខ្ញុំ, ខ្ញុំ​រង​ពី​គេ​មក, ចាងហ្វាង​រង, អគ្គ​លេខាធិការ​រង ។ រង​រ៉ាប់ ឬ រ៉ាប់​រង ទទួល​ភារៈ​លើ​ខ្លួន, ទទួល​អះ​អា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​ទុក្ខ</text:p>
            <text:p text:style-name="P2">រង​កម្ម</text:p>
            <text:p text:style-name="P2">រង​រ៉ាប់</text:p>
            <text:p text:style-name="P2">រ៉ាប់​រង</text:p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ពំនូក​ដី​ដែល​ពូន​ជា​ភ្លឺ​ដាំ​ដំឡូង​ជ្វា​ជាដើម មាន​ជ្រលង​ទាប​ត្រង់​ចន្លោះ : រង​ដំឡូង, រង​ត្រាវ, លើក​រង​ខ្ញី, ពូន​រង​ដំឡូង ។ <text:s/>ប្រដាប់ សម្រាប់​ទ្រ​ពី​ក្រោម : រង​ប្រអប់, រង​ហឹប​ស្លា ឬ រង​ស្លា ។ រង​ទឹក ប្រឡាយ​តូច​ដែល​លក​ក្រោម​ចុង​សំយាប​ដំបូល ជា​ផ្លូវ​សម្រាប់​បង្ហូរ​ទឹក​ភ្លៀង​ដែល​ធ្លាក់​អំពី​ដំបូល មិន​ឲ្យ​ហូរ​ចូល​មក​ខាង​ក្នុង : ជីក​រង​ទឹក​រោង ។ រង​ព្រះ​ជង្ឃ (រ. ស.) ខ្នើយ​រង​ជង្គង់ ។ រង​ព្រះ​បាទ (រ. ស.) ខ្នើយ​ជើង ។ រង​ព្រះ​សិរ (រ. ស.) ខ្នើយ​កើ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ឡើង​ថ្លា​ព្រោះ​ភក់​ឬ​កករ​ធ្លាក់​ចុះ​ទៅ​ខាង​ក្រោម : ដង​ទឹក​ល្អក់​ទុក​ឲ្យ​រង, ទឹក​កំបោរ​រ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២៦</text:p>
          </table:table-cell>
          <table:table-cell table:style-name="តារាង1.B2" office:value-type="string">
            <text:p text:style-name="P28">រ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ុង) ។ </text:p>
          </table:table-cell>
          <table:table-cell table:style-name="តារាង1.D2" office:value-type="string">
            <text:p text:style-name="P2">រង់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២៧</text:p>
          </table:table-cell>
          <table:table-cell table:style-name="តារាង1.B2" office:value-type="string">
            <text:p text:style-name="P28">រង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(រង្ក “យូរ, យិត​យូរ”) បង្អង់​ចាំ, ឈប់​បង្អង់ : រង់​មួយ​ស្របក់​សិន, រង់​ចាំ​បន្តិច​សិន (ម. ព. រារង់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២៨</text:p>
          </table:table-cell>
          <table:table-cell table:style-name="តារាង1.B2" office:value-type="string">
            <text:p text:style-name="P28">រង​ឆ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ន្ទះ​ឈើ​ដែល​ដាក់​ថែម​ស៊ែម​លើ​ខ្នង​រង​ស្បូវ​សម្រាប់​ទ្រ​ចុង​ក្បឿង ត្រង់​ទី​បំផុត​ចុងសំយាប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២៩</text:p>
          </table:table-cell>
          <table:table-cell table:style-name="តារាង1.B2" office:value-type="string">
            <text:p text:style-name="P28">រង​ជើ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អំបោះ​ឬ​សូត្រ​ចុង​អន្ទង​ដែល​សល់​បន្តិច ព្រោះ​ខ្លី​បោះ​ត្រល់​ត្បាញ មិន​កើត : កាត់​រង​ជើង, អំបោះ​រង​ជើ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៣០</text:p>
          </table:table-cell>
          <table:table-cell table:style-name="តារាង1.B2" office:value-type="string">
            <text:p text:style-name="P28">រង់​ដឿ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រោគ​មួយ​ប្រភេទ កើត​ត្រង់​ចុង​ម្រាម​ដៃ​ឬ​ម្រាម​ជើង បណ្ដាល​ឲ្យ​ឈឺ​ចាប់​ពើត​ខ្លាំង, ពេទ្យ​ខ្មែរ​បុរាណ​ច្រើន​ប្រើ​ល័ខ​ស្រម៉​ជា​ថ្នាំ​រម្ងាប់​រោគ​នេះ ដូច​ពោះ​ភ្លាញ​ដែរ (ម. ព. ពោះ​ភ្លាញ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៣១</text:p>
          </table:table-cell>
          <table:table-cell table:style-name="តារាង1.B2" office:value-type="string">
            <text:p text:style-name="P28">រង​ទឹ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ង ២ ន.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៣២</text:p>
          </table:table-cell>
          <table:table-cell table:style-name="តារាង1.B2" office:value-type="string">
            <text:p text:style-name="P28">រងល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ងោក ថា : រងោក​រងល់ រងោក​ពាស​ពេញ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ោក​រងល់ </text:p>
          </table:table-cell>
        </table:table-row>
        <table:table-row table:style-name="តារាង1.2">
          <table:table-cell table:style-name="តារាង1.A2" office:value-type="string">
            <text:p text:style-name="P2">១០១៣៣</text:p>
          </table:table-cell>
          <table:table-cell table:style-name="តារាង1.B2" office:value-type="string">
            <text:p text:style-name="P28">រង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សម្ផស្ស​ត្រជាក់​ខ្លាំង​បណ្ដាល​ឲ្យ​ជ្រួត​ជ្រាប​ព្រឺ​សាច់​ព្រឺ​រោម : ខែ​រងា, រដូវ​រងា ។ កិ. ទទួល​សម្ផស្ស​ត្រជាក់​ខ្លាំង បណ្ដាល​ឲ្យ​ត្រូវ​ការ​សម្ផស្ស​ក្ដៅ​ជួយ​ការពារ​ឲ្យ​កក់​ក្ដៅ : អ្នក​មិន​សូវ​រងា​ទេ​ឬ ? ខ្ញុំ​រងា​ណាស់ ។ ព. ប្រ. ភ័យ​បារម្ភ​ខ្លាច​សត្រូវ ព្រោះ​ឥត​ទី​ពំនាក់​ឬ​ព្រោះ​មិន​មាន​គ្រឿង​ការពារ : តាំង​ពី​ដួច​រាជការ​ចាត់​ឲ្យ​មាន​មណ្ឌល​នីតិ​កម្ម​មក​នៅ​ជិត​ភូមិ​យើង​ៗ បាន​កក់​ក្ដៅ​មិន​រងា​ដូច​ពី​ដើម ។ ន. អាកាស​ដែល​បណ្ដាល​ឲ្យ​ត្រជាក់​ខ្លាំង ព្រឺ​សាច់​ព្រឺ​រោម : យប់​នេះ​មាន​រងា​ច្រើន​ជាង​យប់​ម្សិ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ខែ​រងា </text:p>
            <text:p text:style-name="P2">រដូវ​រងា</text:p>
          </table:table-cell>
        </table:table-row>
        <table:table-row table:style-name="តារាង1.2">
          <table:table-cell table:style-name="តារាង1.A2" office:value-type="string">
            <text:p text:style-name="P2">១០១៣៤</text:p>
          </table:table-cell>
          <table:table-cell table:style-name="តារាង1.B2" office:value-type="string">
            <text:p text:style-name="P28">រងា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ងក់​ងើប​ៗ​បន្តិច​ៗ​ដោយ​អាការ​លឿន​គគាត​ឬ​ដែល​ងើប​ៗ​ដាក់​ៗ​គ្រលែង​បន្តិច​ៗ : ដើរ​រងាក់​ទាំង​ថ្ងៃ​ត្រង់; ដំណើរ​រងាក់ (ព. ព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៣៥</text:p>
          </table:table-cell>
          <table:table-cell table:style-name="តារាង1.B2" office:value-type="string">
            <text:p text:style-name="P28">រងាក់រងើ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របះ​របើង​ងើក​ៗ​រឿយ​ៗ​ដោយ​រលាក់​ឬ​ដោយ​អង្រួន : ជិះ​រទេះ រលាក់​រងាក់​រងើក​រក​កល់​ខ្យល់​ចាប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៣៦</text:p>
          </table:table-cell>
          <table:table-cell table:style-name="តារាង1.B2" office:value-type="string">
            <text:p text:style-name="P28">រង៉ាក់រង៉ើ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ប៉ផ្ងាក់ប៉ផ្ងើក​ដោយ​រលាក់​ខ្លាំង : ជិះ​រទេះ​គោ​រលាក់​រង៉ាក់រង៉ើក ខ្ញុំ​ចេះ​តែ​វិល​មុខ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៣៧</text:p>
          </table:table-cell>
          <table:table-cell table:style-name="តារាង1.B2" office:value-type="string">
            <text:p text:style-name="P28">រងាន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រស​ផ្អែម​ខ្លាំង​បណ្ដាល​ឲ្យ​ទ្រាន់​លំបាក​លេប : ផ្អែម​រងាន់ ។ ព. ប្រ. ដែល​ធុញ​ទ្រាន់​រវាត​ថយ​ព្យាយាម : រងាន់​ចិត្ត ឬ ចិត្ត​រងាន់, រងាន់​ដែ, រងាន់​កម្លាំ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ផ្អែម​រងាន់ </text:p>
            <text:p text:style-name="P2">រងាន់​ចិត្ត</text:p>
            <text:p text:style-name="P2">ចិត្ត​រងាន់</text:p>
            <text:p text:style-name="P2">រងាន់​ដែ</text:p>
            <text:p text:style-name="P2">រងាន់​កម្លាំង </text:p>
          </table:table-cell>
        </table:table-row>
        <table:table-row table:style-name="តារាង1.2">
          <table:table-cell table:style-name="តារាង1.A2" office:value-type="string">
            <text:p text:style-name="P2">១០១៣៨</text:p>
          </table:table-cell>
          <table:table-cell table:style-name="តារាង1.B2" office:value-type="string">
            <text:p text:style-name="P28">រងាប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ស្កាល, អន់, ថយ​ចុះ, ស្ងប់, ភ្លើង​រងាប់, កម​រងាប់, ពិស​រងាប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ភ្លើង​រងាប់</text:p>
            <text:p text:style-name="P2">កម​រងាប់ </text:p>
            <text:p text:style-name="P2">ពិស​រងាប់</text:p>
          </table:table-cell>
        </table:table-row>
        <table:table-row table:style-name="តារាង1.2">
          <table:table-cell table:style-name="តារាង1.A2" office:value-type="string">
            <text:p text:style-name="P2">១០១៣៩</text:p>
          </table:table-cell>
          <table:table-cell table:style-name="តារាង1.B2" office:value-type="string">
            <text:p text:style-name="P28">រង៉ាប់រងួ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មួម៉ៅ ត្អួរ​ចុះ​ត្អួរ​ឡើង : ខឹង​រង៉ាប់​រងួ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ខឹង​រង៉ាប់​រងួ</text:p>
          </table:table-cell>
        </table:table-row>
        <table:table-row table:style-name="តារាង1.2">
          <table:table-cell table:style-name="តារាង1.A2" office:value-type="string">
            <text:p text:style-name="P2">១០១៤០</text:p>
          </table:table-cell>
          <table:table-cell table:style-name="តារាង1.B2" office:value-type="string">
            <text:p text:style-name="P28">រង៉ាប់រងើ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ងេងងោង​ឬ​ងេងើ​រក​កល់​ក្អួត​ចង្អោរ ព្រោះ​ពុល​ថ្នាំ​ជាដើ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82">
          <table:table-cell table:style-name="តារាង1.A2" office:value-type="string">
            <text:p text:style-name="P2">១០១៤១</text:p>
          </table:table-cell>
          <table:table-cell table:style-name="តារាង1.B2" office:value-type="string">
            <text:p text:style-name="P28">រង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ក្រហម​ទែង​ឡើង​សម្បុរ​ឈាម​ជាក់​ស្តែង : ក្រហម​រងាល ។ ក្បាល​រងាល ក្បាល​ថ្ពែក​រលីង​យង់​ឡើង​សម្បុរ​ឈាម​រលោង (ព. ទ្រ.) ។ ឈាម​រងាល ឈាម​ច្រាល​ជាក់​ស្តែ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ក្រហម​រងាល</text:p>
            <text:p text:style-name="P2">ក្បាល​រងាល ឈាម​រងាល </text:p>
          </table:table-cell>
        </table:table-row>
        <table:table-row table:style-name="តារាង1.2">
          <table:table-cell table:style-name="តារាង1.A2" office:value-type="string">
            <text:p text:style-name="P2">១០១៤២</text:p>
          </table:table-cell>
          <table:table-cell table:style-name="តារាង1.B2" office:value-type="string">
            <text:p text:style-name="P28">រងាវ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ប្រឹង​ពង់​ក​អើត​កម្ទរ​សំឡេង (ចំពោះ​តែ​បក្សី​ឈ្មោល​ពួក​ខ្លះ) : មាន់​រងាវ, លលក​រងាវ, ទទា​រងាវ ។ ព. ប្រ. រងាវ​តែ​ក្នុង​ព្រៃ ហ៊ាន និយាយ​ក្អេងក្អាង បាន​តែ​ដោយ​លប​លាក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ស​ផ្ងាវ​រាង​រលាំ : កាន់​ដាវ​រងាវ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 text:c="2"/></text:p>
          </table:table-cell>
        </table:table-row>
        <table:table-row table:style-name="តារាង1.2">
          <table:table-cell table:style-name="តារាង1.A2" office:value-type="string">
            <text:p text:style-name="P2">១០១៤៣</text:p>
          </table:table-cell>
          <table:table-cell table:style-name="តារាង1.B2" office:value-type="string">
            <text:p text:style-name="P28">រងាវ​ក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បក្សី​មួយ​ប្រភេទ សន្តាន​ចចាត​ជា​សត្វ​ឆាប​ជ្រមុជ​ខ្លួន​ក្នុង​ទឹក​ចាប់​ត្រី​ជា​អាហារ : ថ្ងៃ​ណា​មាន​រងាវ​កក​យំ​ស៊ាន តែង​តែ​មាន​ភ្លៀង​ក្នុង​ថ្ងៃ​នោ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៤៤</text:p>
          </table:table-cell>
          <table:table-cell table:style-name="តារាង1.B2" office:value-type="string">
            <text:p text:style-name="P28">រង៉ិករង៉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ទន់​ល្មៃ​ពត់​ពេន : ទៀន​ត្រូវ​កម្ដៅ​ថ្ងៃ​ទន់​រង៉ិក​រង៉ក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៤៥</text:p>
          </table:table-cell>
          <table:table-cell table:style-name="តារាង1.B2" office:value-type="string">
            <text:p text:style-name="P28">រងី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ងែក ថា : រងីក​រងែក រងែក​ក្រែ​ពេ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ីក​រងែក</text:p>
          </table:table-cell>
        </table:table-row>
        <table:table-row table:style-name="តារាង1.2">
          <table:table-cell table:style-name="តារាង1.A2" office:value-type="string">
            <text:p text:style-name="P2">១០១៤៦</text:p>
          </table:table-cell>
          <table:table-cell table:style-name="តារាង1.B2" office:value-type="string">
            <text:p text:style-name="P28">រងីរងើ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ងេ​រងើ) ។ </text:p>
          </table:table-cell>
          <table:table-cell table:style-name="តារាង1.D2" office:value-type="string">
            <text:p text:style-name="P2">ល្ងី​ល្ងើ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៤៧</text:p>
          </table:table-cell>
          <table:table-cell table:style-name="តារាង1.B2" office:value-type="string">
            <text:p text:style-name="P28">រង៉ឺ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ង៉ឺត​ៗ រឿយ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៤៨</text:p>
          </table:table-cell>
          <table:table-cell table:style-name="តារាង1.B2" office:value-type="string">
            <text:p text:style-name="P28">រងុ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ងុម​ៗ​រឿយ​ៗ ។ </text:p>
          </table:table-cell>
          <table:table-cell table:style-name="តារាង1.D2" office:value-type="string">
            <text:p text:style-name="P2">រងុំ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៤៩</text:p>
          </table:table-cell>
          <table:table-cell table:style-name="តារាង1.B2" office:value-type="string">
            <text:p text:style-name="P28">រងូ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ស្ករ​ត្នោត​ដែល​រំងាស់​ខ្ចី​ភ្លើង​ធ្វើ​ឲ្យ​រាវ, បើ​ទុក​ក្នុង​ក្អម​ឲ្យ​យូរ​ខែ​ឡើង​ក្រាម ទៅ​ជា​ស្ករ​ក្រាម​រងូ : ស្ករ​ក្រាម​រងូ​មាន​រស​ផ្អែម​ខុស​គ្នា​ពី​ស្ករ​ក្រាម​ទឹក​អំពៅ​បន្តិ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៥០</text:p>
          </table:table-cell>
          <table:table-cell table:style-name="តារាង1.B2" office:value-type="string">
            <text:p text:style-name="P28">រង៉ូ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</text:p>
          </table:table-cell>
          <table:table-cell table:style-name="តារាង1.D2" office:value-type="string">
            <text:p text:style-name="P2">ដែល​ពោល​រទូ​រទាំ​ង៉ូវ​ៗ​រឿយ​ៗ : និយាយ​រង៉ូវ, ពោល​រង៉ូវ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/></text:p>
          </table:table-cell>
        </table:table-row>
        <table:table-row table:style-name="តារាង1.2">
          <table:table-cell table:style-name="តារាង1.A2" office:value-type="string">
            <text:p text:style-name="P2">១០១៥១</text:p>
          </table:table-cell>
          <table:table-cell table:style-name="តារាង1.B2" office:value-type="string">
            <text:p text:style-name="P28">រងួ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មើល​ទៅ​ឃើញ​រងោក​មីរ​គ្រុយ​ៗ : មើល​ទៅ​ឃើញ​តែ​ក្បាល រងួយ, កូន​មាន់​រក​ស៊ី​រងួយ​លើ​វាល​ស្ម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៥២</text:p>
          </table:table-cell>
          <table:table-cell table:style-name="តារាង1.B2" office:value-type="string">
            <text:p text:style-name="P28">រងើ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អង្កត់​ឧស​ឬ​អង្កត់​ធ្យូង​ដែល​ឆេះ​កាត់​រង្គំ​ឥត​អណ្ដាត : រងើក​ភ្លើ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ើក​ភ្លើង</text:p>
          </table:table-cell>
        </table:table-row>
        <table:table-row table:style-name="តារាង1.2">
          <table:table-cell table:style-name="តារាង1.A2" office:value-type="string">
            <text:p text:style-name="P2">១០១៥៣</text:p>
          </table:table-cell>
          <table:table-cell table:style-name="តារាង1.B2" office:value-type="string">
            <text:p text:style-name="P28">រងើ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ចេញ​ខ្លាញ់​ឡើង​រលើប : ខ្លាញ់​រងើម, មុខ​រងើ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ខ្លាញ់​រងើម </text:p>
            <text:p text:style-name="P2">ខ​រងើម</text:p>
          </table:table-cell>
        </table:table-row>
        <table:table-row table:style-name="តារាង1.2">
          <table:table-cell table:style-name="តារាង1.A2" office:value-type="string">
            <text:p text:style-name="P2">១០១៥៤</text:p>
          </table:table-cell>
          <table:table-cell table:style-name="តារាង1.B2" office:value-type="string">
            <text:p text:style-name="P28">រងៀ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ទន់​ល្វែត : ទន់​ក​រងៀ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ទន់​ក​រងៀក </text:p>
          </table:table-cell>
        </table:table-row>
        <table:table-row table:style-name="តារាង1.2">
          <table:table-cell table:style-name="តារាង1.A2" office:value-type="string">
            <text:p text:style-name="P2">១០១៥៥</text:p>
          </table:table-cell>
          <table:table-cell table:style-name="តារាង1.B2" office:value-type="string">
            <text:p text:style-name="P28">រងៀ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អស់​កម្លាំង​ល្វឹង​ល្វើយ​ទន់​ត្របក​ភ្នែក​បើក​ស្ទើរ​មិន​រួច : គ្រុន​រងៀម, អស់​កម្លាំង​រងៀម ។ <text:s/></text:p>
          </table:table-cell>
          <table:table-cell table:style-name="តារាង1.D2" office:value-type="string">
            <text:p text:style-name="P2">ល្ងៀម</text:p>
          </table:table-cell>
          <table:table-cell table:style-name="តារាង1.I2" office:value-type="string">
            <text:p text:style-name="P2">គ្រុន​រងៀម</text:p>
          </table:table-cell>
        </table:table-row>
        <table:table-row table:style-name="តារាង1.2">
          <table:table-cell table:style-name="តារាង1.A2" office:value-type="string">
            <text:p text:style-name="P2">១០១៥៦</text:p>
          </table:table-cell>
          <table:table-cell table:style-name="តារាង1.B2" office:value-type="string">
            <text:p text:style-name="P28">រងេរងើ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ងេ​ងើ​ៗរឿយ​ៗ; ដែល​ទញ់​ទាល់​វិល​វល់​ស្មារតី​មមិង​មមាំង (និយាយ​ថា រងី​រងើ ឬ ល្ងី​ល្ងើ ក៏​មាន, តាម​ទម្លាប់​ប្រើ) ។ </text:p>
          </table:table-cell>
          <table:table-cell table:style-name="តារាង1.D2" office:value-type="string">
            <text:p text:style-name="P2">ល្ងេ​ល្ងើ</text:p>
          </table:table-cell>
          <table:table-cell table:style-name="តារាង1.I2" office:value-type="string">
            <text:p text:style-name="P2">រងី​រងើ</text:p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៥៧</text:p>
          </table:table-cell>
          <table:table-cell table:style-name="តារាង1.B2" office:value-type="string">
            <text:p text:style-name="P28">រង៉ែ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ជា​មួយ​នឹង​ពាក្យ រង៉ូវ ថា : រង៉ែ​រង៉ូវ ដែល​ពោល​រទូ​រទាំ​ត្អូញ​ត្អែរ​ឬ​បន្ទោស​រង៉ូវ​ៗ​ឥត​ស្រា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៉ែ​រង៉ូវ</text:p>
          </table:table-cell>
        </table:table-row>
        <table:table-row table:style-name="តារាង1.2">
          <table:table-cell table:style-name="តារាង1.A2" office:value-type="string">
            <text:p text:style-name="P2">១០១៥៨</text:p>
          </table:table-cell>
          <table:table-cell table:style-name="តារាង1.B2" office:value-type="string">
            <text:p text:style-name="P28">រងែ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ដួល​ឬ​ដេក​រណែល​ដោយ​ទន់​ខ្សោយ​ថយ​កម្លាំង : ដួល​រងែក, គ្រុន​រងែ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៥៩</text:p>
          </table:table-cell>
          <table:table-cell table:style-name="តារាង1.B2" office:value-type="string">
            <text:p text:style-name="P28">រងៃ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ទឹក​រងៃ ក្នុង​ពាក្យ ទឹក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៦០</text:p>
          </table:table-cell>
          <table:table-cell table:style-name="តារាង1.B2" office:value-type="string">
            <text:p text:style-name="P28">រងោ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មើល​ទៅ​ឃើញ​ច្រើន​ត្រៀប : ក្បាល​រងោក; អង្គុយ​រងោ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៦១</text:p>
          </table:table-cell>
          <table:table-cell table:style-name="តារាង1.B2" office:value-type="string">
            <text:p text:style-name="P28">រង៉ោ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អង្គុយ​ត្របោម​ក្បាល​ជង្គង់​ជុំ​គ្នា, ដែល​ឋិត​នៅ​រាយ​ៗ​គ្នា​ ពេញ​ពាស : អង្គុយ​រង៉ោ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៦២</text:p>
          </table:table-cell>
          <table:table-cell table:style-name="តារាង1.B2" office:value-type="string">
            <text:p text:style-name="P28">រងុ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ងុម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៦៣</text:p>
          </table:table-cell>
          <table:table-cell table:style-name="តារាង1.B2" office:value-type="string">
            <text:p text:style-name="P28">រង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សូរ​សព្ទ​រណ្តំ​គោរម្យ​គួរ​ស្ដាប់ : សូរ​ភ្លេង​រង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៦៤</text:p>
          </table:table-cell>
          <table:table-cell table:style-name="តារាង1.B2" office:value-type="string">
            <text:p text:style-name="P28">រង្កៀ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ចាប់​កៀក​យោគ​ចុះ​យោគ​ឡើង​ឲ្យ​រលុង ដើម្បី​ដក​ចេញ​ឬ​ដើម្បី​ឲ្យ​ចុះ​ជ្រៅ : ចាប់​បង្គោល​រង្កៀក ។ ងាក​ចុះ​ងាក​ឡើង​រឿយ​ៗ ដូច​គេ​ចាប់​រង្កៀក : រង្កៀក​ក្បាល, រង្កៀក​ខ្លួ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្កៀក​ក្បាល រង្កៀក​ខ្លួន </text:p>
          </table:table-cell>
        </table:table-row>
        <table:table-row table:style-name="តារាង1.2">
          <table:table-cell table:style-name="តារាង1.A2" office:value-type="string">
            <text:p text:style-name="P2">១០១៦៥</text:p>
          </table:table-cell>
          <table:table-cell table:style-name="តារាង1.B2" office:value-type="string">
            <text:p text:style-name="P28">រង្កៀក​បង្គោ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លំនាំ​បទ​គ្វាម​មួយ​ប្រភេទ​ប្រើ​សំឡេង​រលាក់​រលែក​ងីក​ងាក ដូច​គេ​ចាប់​បង្គោល​រង្កៀក : បទ​រង្កៀក​បង្គោ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បទ​រង្កៀក​បង្គោល</text:p>
          </table:table-cell>
        </table:table-row>
        <table:table-row table:style-name="តារាង1.2">
          <table:table-cell table:style-name="តារាង1.A2" office:value-type="string">
            <text:p text:style-name="P2">១០១៦៦</text:p>
          </table:table-cell>
          <table:table-cell table:style-name="តារាង1.B2" office:value-type="string">
            <text:p text:style-name="P28">រង្កៀ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នឹក​ពិភាល់, មិន​ទុក​ចិត្ត, មិន​អស់​ចិត្ត, មិន​ស៊ប់​ចិត្ត, ឃ្នើស​ចិត្ត; នឹក​ស្ដាយ​ក្រោយ (ស. សរសេរ រ័ង​ក្យើច អ. ថ. រុ័ង​កៀត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៦៧</text:p>
          </table:table-cell>
          <table:table-cell table:style-name="តារាង1.B2" office:value-type="string">
            <text:p text:style-name="P28">រង្គ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>រង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ង្គ “គ្រឿង​ជ្រលក់, ទឹក​ជ្រលក់; ថ្នាំ​ព័ណ៌”) ជ័រ​មាន​សម្បុរ​លឿង សម្រាប់​ប្រើ​ជា​ថ្នាំ​គំនូរ​ឬ​ជា​ថ្នាំ​រម្ងាប់​រោគ​ខ្លះ​ក៏​បា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>រង់ ឬ រ៉ង់-គៈ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ការ​រីករាយ​សប្បាយ, ល្បែង​របាំ, ល្ខោន; ចម្បាំង : ទៅ​កាន់​ទី​រង្គ, អណ្ដាល​រឿនរង្គ ។ ប្រើ​ជា​បទ​សមាស, ដូច​ជា : រង្គ​ភូមិ (រង់-គៈ ភូម) ទី​លេង​មហោស្រព; សមរ​ភូមិ (ទី​ចម្បាំង) ។ រង្គសាល​ឬ រង្គសាលា (រង់គៈ--) រោង​រាំ, រោង​ល្ខោន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្គ​ភូមិ</text:p>
            <text:p text:style-name="P2">រង្គសាល</text:p>
            <text:p text:style-name="P2">រង្គ​សាលា</text:p>
          </table:table-cell>
        </table:table-row>
        <table:table-row table:style-name="តារាង1.2">
          <table:table-cell table:style-name="តារាង1.A2" office:value-type="string">
            <text:p text:style-name="P2">១០១៦៨</text:p>
          </table:table-cell>
          <table:table-cell table:style-name="តារាង1.B2" office:value-type="string">
            <text:p text:style-name="P28">រង្គាជីព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៉ង់-គាជីប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ង្គាជីវ &lt; រង្គ+អាជីវ) អ្នក​ចិញ្ចឹម​ជីវិត​ដោយ​ការ​លេង​មហាស្រព​ (អ្នក​រាំ, តួ​ល្ខោន); អ្នក​ចិញ្ចឹម​ជីវិត​ដោយ​ការ​ផាត់​ថ្នាំ (ជាង​លាបថ្នាំ, ជាង​គំនូរ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៦៩</text:p>
          </table:table-cell>
          <table:table-cell table:style-name="តារាង1.B2" office:value-type="string">
            <text:p text:style-name="P28">រង្គាត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ច្រវាត់, ខ្វាត់​ខ្វែង, សុស​សព្វ : ដើរ​រង្គាត់ ។ ត្រាច់​រង្គាត់ ត្រាច់​ទៅ​មក​សុស​សព្វ : ត្រាច់​រង្គាត់​ក្នុង​វដ្ដ​សង្សារ អន្ទោល​កើត​ <text:s text:c="2"/>ស្លាប់​កើត ក្នុង​វដ្ដ​សង្សារ​ឥត​ឈប់​ឥត​ស្រា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៧០</text:p>
          </table:table-cell>
          <table:table-cell table:style-name="តារាង1.B2" office:value-type="string">
            <text:p text:style-name="P28">រង្គ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ដាល​រាល, បែក​សាយ : ឆេះ​រង្គាល ។ រង្គាល​ចិត្ត រអា​ចិត្ត, ក្ដៅ​ក្រហាយ​ក្នុង​ចិត្ត ។ រង្គំ​រង្គាល រង្គំ​រាល​ដាល; ក្ដៅ​ក្រហាយ​សាយ​ដាល​រាល​ពី​មួយ​ទៅ​មួ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្គាល​ចិត្ត</text:p>
            <text:p text:style-name="P2"><text:s/>រង្គំ​រង្គាល</text:p>
          </table:table-cell>
        </table:table-row>
        <table:table-row table:style-name="តារាង1.2">
          <table:table-cell table:style-name="តារាង1.A2" office:value-type="string">
            <text:p text:style-name="P2">១០១៧១</text:p>
          </table:table-cell>
          <table:table-cell table:style-name="តារាង1.B2" office:value-type="string">
            <text:p text:style-name="P28">រង្គើ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ញ័រ​រញ្ជួយ : ខ្យល់​ព្យុះ​ខ្លាំង​បក់​ប៉ះ​រង្គើ​ផ្ទះ ។ គុ. ដែល​រលុង​ចាប់​រង្កៀក​បាន : ធ្មេញ​រង្គើ <text:s/>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៧២</text:p>
          </table:table-cell>
          <table:table-cell table:style-name="តារាង1.B2" office:value-type="string">
            <text:p text:style-name="P28">រង្គើ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កម្រើក, ធ្វើ​ឲ្យ​កម្រើក : បង្គោល​រង្គើក, ចាប់​រង្គើក​មើ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៧៣</text:p>
          </table:table-cell>
          <table:table-cell table:style-name="តារាង1.B2" office:value-type="string">
            <text:p text:style-name="P28">រង្គោ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ដោះ, របូត ព្រោះ​រលុង : កាំបិត​រង្គោះ ។ ជ្រុះ​ចុះ : ស្លឹក​ឈើ​រង្គោះ ។ រង្គោះ​រង្គាយ រង្គោះ​រាត់រាយ; ខ្ចាត់​ខ្ចាយ​នូវ​វិនាស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>រង្គោះ​រង្គាយ </text:p>
          </table:table-cell>
        </table:table-row>
        <table:table-row table:style-name="តារាង1.2">
          <table:table-cell table:style-name="តារាង1.A2" office:value-type="string">
            <text:p text:style-name="P2">១០១៧៤</text:p>
          </table:table-cell>
          <table:table-cell table:style-name="តារាង1.B2" office:value-type="string">
            <text:p text:style-name="P28">រង្គ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ងំ​នៅ​ជានិច្ច, ដែល​ឆេះ​កាត់ គគុល : ភ្លើង​រង្គំ; ឆេះ​រង្គំ, ភ្លើង​ឆេះ​កាត់​រង្គំ ។ រង្គំ​រង្គាល (ម. ព. រង្គាល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្គំ​រង្គាល </text:p>
          </table:table-cell>
        </table:table-row>
        <table:table-row table:style-name="តារាង1.2">
          <table:table-cell table:style-name="តារាង1.A2" office:value-type="string">
            <text:p text:style-name="P2">១០១៧៥</text:p>
          </table:table-cell>
          <table:table-cell table:style-name="តារាង1.B2" office:value-type="string">
            <text:p text:style-name="P28">រង្វង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ទី​ឱកាស​ក្នុង​វង់​មូល : រង្វង់​មាត់​ល្អី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៧៦</text:p>
          </table:table-cell>
          <table:table-cell table:style-name="តារាង1.B2" office:value-type="string">
            <text:p text:style-name="P28">រង្វាន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បស់​ដែល​ថែម​ឲ្យ​ដោយ​ឡែក​ផ្សេង​លើស​ពី​កំណត់​ដែល​ត្រូវ​បាន, របស់​ជា​បំណាច់​ដែល​ថែម​ឲ្យ ព្រោះ​គាប់​ចិត្ត​ឬ​ដើម្បី​បំពេញ ចិត្ត : ឲ្យ​រង្វាន់, ទទួល​ប្រាក់​រង្វាន់ ។ រង្វាន់​ខាន់​ខៅ រង្វាន់​និង​ទ្រនឹប, របស់​ដែល​ឲ្យ​ដោយ​ឡែក​ផ្សេង​ក្រៅ​ពី​ទ្រនឹប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៧៧</text:p>
          </table:table-cell>
          <table:table-cell table:style-name="តារាង1.B2" office:value-type="string">
            <text:p text:style-name="P28">រង្វាល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ដាប់​សម្រាប់​វាល់ : រង្វាល់​ស្រូវ, រង្វាល់​ក្រួស, រង្វាល់​ប្រេង, តៅ​រង្វាល់ ។ ពេញ​រង្វាល់ (ព. ប្រ.) ពេញ​បន្ទុក, ពេញ​ចំណុះ, ពេញ​កម្លាំង, ពេញ​របុង : ទរ​ឲ្យ​ពេញ​រង្វាល់, លេង​ឲ្យ​ពេញ​រង្វាល់, ស៊ី​ឲ្យ​ពេញ​រង្វាល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៧៨</text:p>
          </table:table-cell>
          <table:table-cell table:style-name="តារាង1.B2" office:value-type="string">
            <text:p text:style-name="P28">រង្វាស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ដាប់​សម្រាប់​វាស់, គ្រឿង​វាស់ : រង្វាស់​ដី, ឈើ​រង្វាស់ ។ រង្វាស់​រង្វាល់ <text:s/>ប្រដាប់​សម្រាប់​វាស់​និង​ប្រដាប់​សម្រាប់​វាល់ ។ តាម​រង្វាស់​រង្វាល់ (ព. ប្រ.) តាម​ព្រេង​តាម​កម្ម, តាម​បុណ្យ​តាម​ព្រេង, តាម​ព្រេង​សំណាង : តាម​រង្វាស់​រង្វាល់​រាល់​ខ្លួន​ចុះ, រក​ស៊ី​តាម​រង្វាស់​រង្វាល់ (និយាយ​ថា តាម​រង្វះ​រង្វាល់ “តាម​មុខ​បាទ” ក៏​មា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្វាស់​រង្វាល់</text:p>
          </table:table-cell>
        </table:table-row>
        <table:table-row table:style-name="តារាង1.2">
          <table:table-cell table:style-name="តារាង1.A2" office:value-type="string">
            <text:p text:style-name="P2">១០១៧៩</text:p>
          </table:table-cell>
          <table:table-cell table:style-name="តារាង1.B2" office:value-type="string">
            <text:p text:style-name="P28">រង្វឹ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ដាប់​មាន​ស្លាប​ធ្វើ​ដោយ​ឫស្សី មាន​ភ្លៅ​មាន​ដៃ​សណ្ឋាន​ជា​រហាត់ ធំ​ខ្ពស់​ស្រោង មាន​ជើង​ខ្ពស់​សម្រាប់​ព័ទ្ធ​សូត្រ​ឬ​អំបោះ : ស្លាប​រង្វឹង, ជើង​រង្វឹ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ស្លាប​រង្វឹង</text:p>
            <text:p text:style-name="P2"><text:s/>ជើង​រង្វឹង</text:p>
          </table:table-cell>
        </table:table-row>
        <table:table-row table:style-name="តារាង1.2">
          <table:table-cell table:style-name="តារាង1.A2" office:value-type="string">
            <text:p text:style-name="P2">១០១៨០</text:p>
          </table:table-cell>
          <table:table-cell table:style-name="តារាង1.B2" office:value-type="string">
            <text:p text:style-name="P28">រង្វើ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មិន​ញឹក, មិន​ញាប់ គឺ​ល្បោះ​ៗ, ច្បោល​ៗ, មួយ​ៗ : បន្ទោះ​រង្វើល ; ស្ទូង​រង្វើល​ៗ, និយាយ​រង្វើល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៨១</text:p>
          </table:table-cell>
          <table:table-cell table:style-name="តារាង1.B2" office:value-type="string">
            <text:p text:style-name="P28">រង្វេ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ចង្វាយ​អ្វី​ៗ​ដែល​ទន់​សម្រាប់​រង​សម្រាប់​ទ្រ​របស់​ស្រួយ ឬ​របស់​ដែល​ឃ្លោង កុំ​ឲ្យ​ងាយ​បែក, កុំ​ឲ្យ​ឃ្លោង : រង្វេល​ចំបើង, រង្វេល​ស្មៅ, រង្វាល​សំពត់ រង្វេល​ដែល​ធ្វើ​ដោយ​ចំបើង, ស្មៅ, សំពត់; រង្វេល​ឆ្នាំង, រង្វេល​ក្អម រង្វេល​សម្រាប់​ទ្រ​ឆ្នាំង, ទ្រ​ក្អ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៨២</text:p>
          </table:table-cell>
          <table:table-cell table:style-name="តារាង1.B2" office:value-type="string">
            <text:p text:style-name="P28">រង្វ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ឡាយ​ខ្លី​ដែល​វះ​ភ្លឺ​ឬ​ទំនប់​ជា​ផ្លូវ​ឲ្យ​ទឹក​ហូរ : ជីក​រង្វះ​ទឹក ។ ចន្លោះ​ដែល​ច្រហ​មាន​សណ្ឋាន​ដូច​គេ​វះ : រង្វះ​មាត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្វះ​មាត់</text:p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៨៣</text:p>
          </table:table-cell>
          <table:table-cell table:style-name="តារាង1.B2" office:value-type="string">
            <text:p text:style-name="P28">រង្ស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ង-សី </text:p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ំសិ; រឝ្មិ) ពន្លឺ, ពន្លឺ​ដែល​មាន​ខ្សែ​ចាំង​ព្រាក​ៗ ។ ឆព្វណ្ណ​រង្សី (ឆ័ប-ព័ន-ណៈ-រ័ង-សី) រស្មី​មាន​ព័ណ៌ ៦ គឺ​ខៀវ, លឿង, ក្រហម, ស, ហង្ស​បាទ, ប្រភស្សរ (រស្មី​ដែល​ចេញ​ពី​ព្រះ​កាយ​នៃ​ព្រះ​សព្វញ្ញុ​ពុទ្ធ) ។</text:p>
          </table:table-cell>
          <table:table-cell table:style-name="តារាង1.D2" office:value-type="string">
            <text:p text:style-name="P2">រស្មី</text:p>
            <text:p text:style-name="P2">(រ័ស-ស្មី)</text:p>
          </table:table-cell>
          <table:table-cell table:style-name="តារាង1.I2" office:value-type="string">
            <text:p text:style-name="P2">ឆព្វណ្ណ​រង្សី</text:p>
          </table:table-cell>
        </table:table-row>
        <table:table-row table:style-name="តារាង1.2">
          <table:table-cell table:style-name="តារាង1.A2" office:value-type="string">
            <text:p text:style-name="P2">១០១៨៤</text:p>
          </table:table-cell>
          <table:table-cell table:style-name="តារាង1.B2" office:value-type="string">
            <text:p text:style-name="P28">រចន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ចៈន៉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ការ​តាក់តែង; ការ​ធ្វើ​ឲ្យ​វិចិត្រ​ផ្សេង​ៗ; ការ​រៀប​រៀង​ឲ្យ​ត្រូវ​របៀប​បែប​យ៉ាង; ការ​តែង​សេចក្ដី​ឲ្យ​ចុះ​របៀប; ... ។ ខ្មែរ​ប្រើ​ពាក្យ​នេះ​ជា កិ. ក៏​បាន : រចនា​ឲ្យ​ល្អ​ប្លែក ។ ប្រើ​ជា គុ. ក៏​បាន : ការ​រចនា, ក្បាច់​រចនា ។ សាលា​រចនា សាលា​ដែល​មាន​ពួក​គ្រូ​បង្រៀន​ខាង​ការ​រចនា​ផ្សេង​ៗ (ឈ្មោះ​សាលា​រៀន​មួយ​នៅ​ក្រុង​ភ្នំ​ពេញ ក្នុង​សម័យ​មុន, សម័យ​ត​មក​ហៅ សាលា​វិចិត្រ​សិល្ប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>សាលា​រចនា</text:p>
          </table:table-cell>
        </table:table-row>
        <table:table-row table:style-name="តារាង1.2">
          <table:table-cell table:style-name="តារាង1.A2" office:value-type="string">
            <text:p text:style-name="P2">១០១៨៥</text:p>
          </table:table-cell>
          <table:table-cell table:style-name="តារាង1.B2" office:value-type="string">
            <text:p text:style-name="P28">រចនា​បទុ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ចៈន៉ាប៉ៈទុំ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ចនា + បទុម) មើល​ក្នុង​ពាក្យ រចនា​ប័ទ្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៨៦</text:p>
          </table:table-cell>
          <table:table-cell table:style-name="តារាង1.B2" office:value-type="string">
            <text:p text:style-name="P28">រចនា​ប័ទ្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ចៈន៉ាប័ត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ចនា “ការ​តាក់តែង” + បទ្ម “ឈូក”; រចនា + បទុម) ក្បាច់​ត្របក​ឈូក (ហៅ រចនា​បទុម ក៏​បាន) : ក្បាច់​រចនា​ប័ទ្ម​ឬ​ក្បាច់​រចនា​បទុម គឺ​ក្បាច់​ត្របក​ឈូក​ផ្ងារ ឬ​ឈូក​ផ្កាប់ ឬ​​ក៏​ទាំង​ផ្ងារ​ទាំង​ផ្កាប់ : បល្ល័ង្ក​ព្រះ​រចនា​ប័ទ្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ក្បាច់​រចនា​ប័ទ្ម ក្បាច់​រចនា​បទុម </text:p>
          </table:table-cell>
        </table:table-row>
        <table:table-row table:style-name="តារាង1.2">
          <table:table-cell table:style-name="តារាង1.A2" office:value-type="string">
            <text:p text:style-name="P2">១០១៨៧</text:p>
          </table:table-cell>
          <table:table-cell table:style-name="តារាង1.B2" office:value-type="string">
            <text:p text:style-name="P28">រចល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</text:p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(ចល “កម្រើក, ញាប់​ញ័រ, រំជួល, ជ្រួល​ច្រាល់, ...”) ជ្រួល​ជ្រើម, ជ្រួល​ច្របល់, ពោល​ពាក្យ​រញ៉​ឡើង​ដោយ​ជ្រួល​ជ្រើម : ផ្អើល​រចល់, ភ័យ​រចល់, និយាយ​រចល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ផ្អើល​រចល់ ភ័យ​រចល់</text:p>
            <text:p text:style-name="P2">និយាយ​រចល់ </text:p>
          </table:table-cell>
        </table:table-row>
        <table:table-row table:style-name="តារាង1.2">
          <table:table-cell table:style-name="តារាង1.A2" office:value-type="string">
            <text:p text:style-name="P2">១០១៨៨</text:p>
          </table:table-cell>
          <table:table-cell table:style-name="តារាង1.B2" office:value-type="string">
            <text:p text:style-name="P28">រចលេខ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ចៈ--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ការ​គូរ​វាស​ឲ្យ​វិចិត្រ, ការ​គូរ​គំនូរ; ការ​សរសេរ​តែង​សេចក្ដី​ឲ្យ​ចុះ របៀប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៨៩</text:p>
          </table:table-cell>
          <table:table-cell table:style-name="តារាង1.B2" office:value-type="string">
            <text:p text:style-name="P28">រចេចរចា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ចេច-រចាច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ចេច​ៗ​ចាច​ៗ​ដោយ​ច្រើន : កូន​មាន់​រត់​ប្រសាច​យំ​រចេច​រចា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៩០</text:p>
          </table:table-cell>
          <table:table-cell table:style-name="តារាង1.B2" office:value-type="string">
            <text:p text:style-name="P28">រចែករចោ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ចែក-រចោក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ឈ្លោះ​ប្រកែក​រអែក​រអោក​ឬ​ដែល​ឈ្លោះ​ទាស់​ទែង​បាក់​បែក​គ្នា : ឈ្លោះ​ប្រកែក​រចែក​រចោ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៩១</text:p>
          </table:table-cell>
          <table:table-cell table:style-name="តារាង1.B2" office:value-type="string">
            <text:p text:style-name="P28">រឆៀប​រញេ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ឆៀប-រញេញ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បាន​ឮ​ដំណឹង​រហាក់​រហៀង​មិន​ប្រាកដ​នាំ​ឲ្យ​កើត​សេចក្ដី​រង្កៀស : ឮ​រឆៀប​រញេញ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៩២</text:p>
          </table:table-cell>
          <table:table-cell table:style-name="តារាង1.B2" office:value-type="string">
            <text:p text:style-name="P28">រឆេងរឆូ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ឆេង-រឆូង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ក្រហេង​ក្រហូង​ពេញ​ពាស : ដី​រឆេង​រឆូង​ព្រោះ​ទឹក​ហូរ​ច្រោ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៩៣</text:p>
          </table:table-cell>
          <table:table-cell table:style-name="តារាង1.B2" office:value-type="string">
            <text:p text:style-name="P28">រឆេចរឆូ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ឆេច-រឆូច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ស្នាម​រវីម​រវាម​ញោច​ចុះ​ញោច​ឡើង : ស្នាម​រឆេច​រឆូ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ស្នាម​រឆេច​រឆូច</text:p>
          </table:table-cell>
        </table:table-row>
        <table:table-row table:style-name="តារាង1.2">
          <table:table-cell table:style-name="តារាង1.A2" office:value-type="string">
            <text:p text:style-name="P2">១០១៩៤</text:p>
          </table:table-cell>
          <table:table-cell table:style-name="តារាង1.B2" office:value-type="string">
            <text:p text:style-name="P28">រឆេតរឆូ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ឆេត-រឆូត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ស្នាម​ឆូត​ក្រវេម​ក្រវាម​ពេញ​ពាស : ស្នាម​រឆេត​រឆូ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ស្នាម​រឆេត​រឆូត </text:p>
          </table:table-cell>
        </table:table-row>
        <table:table-row table:style-name="តារាង1.2">
          <table:table-cell table:style-name="តារាង1.A2" office:value-type="string">
            <text:p text:style-name="P2">១០១៩៥</text:p>
          </table:table-cell>
          <table:table-cell table:style-name="តារាង1.B2" office:value-type="string">
            <text:p text:style-name="P28">រជ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ជៈកៈ ឬ រៈ​ជក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អ្នក​ជ្រលក់​សំពត់, ជាង​ជ្រកក់​សំពត់​ជាដើម; ជាង​លាប​ថ្នាំ​ព័ណ៌; បើ​ស្ត្រី​ជា រជកី ឬ រជិក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៩៦</text:p>
          </table:table-cell>
          <table:table-cell table:style-name="តារាង1.B2" office:value-type="string">
            <text:p text:style-name="P28">រជក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ជៈ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មើល​ក្នុង​ពាក្យ រជ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៩៧</text:p>
          </table:table-cell>
          <table:table-cell table:style-name="តារាង1.B2" office:value-type="string">
            <text:p text:style-name="P28">រជតៈ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ជៈតៈ</text:p>
          </table:table-cell>
          <table:table-cell table:style-name="តារាង1.D2" office:value-type="string">
            <text:p text:style-name="P2">សំ.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ជត) ប្រាក់ ។ រជត​កម្ម (រៈជៈតៈក័ម) ការ​ធ្វើ​ប្រាក់, ការ​ធ្វើ​គ្រឿង​ប្រាក់ ។ រជត​ការ (រៈ-ជៈ-តៈ-កា) អ្នក​ធ្វើ​ប្រាក់, ជាង​ធ្វើ គ្រឿង​ប្រាក់, អ្នក​ធ្វើ​ប្រាក់ (ស្ត្រី​រជត​ការិកា) ។ រជត​ភណ្ឌ (រៈជៈតៈភ័ន) គ្រឿង​ប្រាក់ ។ រជត​ម័យ (រៈជៈតៈម៉ៃ) ដែល​ធ្វើ​ដោយ​ប្រាក់, អ្វី​ៗ​ដែល​គេ​យក​ប្រាក់​ធ្វើ ។ រជត​វត្ថុ (រៈជៈតៈវ័ត-ថុ) ប្រាក់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ជត​កម្ម</text:p>
            <text:p text:style-name="P2">រជត​ការ <text:s/></text:p>
            <text:p text:style-name="P2">រជត​ភណ្ឌ </text:p>
            <text:p text:style-name="P2">រជត​ម័យ</text:p>
            <text:p text:style-name="P2">រជត​វត្ថុ </text:p>
          </table:table-cell>
        </table:table-row>
        <table:table-row table:style-name="តារាង1.2">
          <table:table-cell table:style-name="តារាង1.A2" office:value-type="string">
            <text:p text:style-name="P2">១០១៩៨</text:p>
          </table:table-cell>
          <table:table-cell table:style-name="តារាង1.B2" office:value-type="string">
            <text:p text:style-name="P28">រជន​កម្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ជៈនៈក័ម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--កម៌ន៑) ការ​ជ្រលក់; ការ​លាប​ថ្នាំ​រំលេច​ព័ណ៌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១៩៩</text:p>
          </table:table-cell>
          <table:table-cell table:style-name="តារាង1.B2" office:value-type="string">
            <text:p text:style-name="P28">រជន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ជៈ--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ាត្រី (យប់) ។ រជនី​ករ ព្រះ​ចន្ទ ។ រជនី​ចរ បិសាច​ដែល​ត្រាច់​តែ​ក្នុង​វេលា​យប់, ព្រាយ​ហោះ; ព្រះ​ចន្រ្ទ; ផ្កាយ; ចោរ; អ្នក​ដើរ​ល្បាត ក្នុង​វេលា​យប់; សត្វ​ដែល​ចេញ​រក​ស៊ី​តែ​ក្នុង​វេលា​យប់ (សត្វ​រត្តិ​ចរ) ។ <text:s/>រជនី​ជល (--ជល់) ទឹក​សន្សើម ។ រជនី​មុខ ពេល​ព្រលប់, ក្បាល​ព្រលប់ (ពាក្យ​ទាំង​នេះ​សុទ្ធ​តែ​សម្រាប់​ប្រើ​ក្នុង​កាព្យ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ជនី​ករ</text:p>
            <text:p text:style-name="P2">រជនី​ចរ</text:p>
            <text:p text:style-name="P2">រជនី​ជល</text:p>
            <text:p text:style-name="P2">រជនី​មុខ </text:p>
          </table:table-cell>
        </table:table-row>
        <table:table-row table:style-name="តារាង1.2">
          <table:table-cell table:style-name="តារាង1.A2" office:value-type="string">
            <text:p text:style-name="P2">១០២០០</text:p>
          </table:table-cell>
          <table:table-cell table:style-name="តារាង1.B2" office:value-type="string">
            <text:p text:style-name="P28">រជ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-ជយ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ដើរ​ត​ៗ​គ្នា​តាម​លំដាប់​លំដោយ : ដើរ​រជ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ដើរ​រជយ</text:p>
          </table:table-cell>
        </table:table-row>
        <table:table-row table:style-name="តារាង1.2">
          <table:table-cell table:style-name="តារាង1.A2" office:value-type="string">
            <text:p text:style-name="P2">១០២០១</text:p>
          </table:table-cell>
          <table:table-cell table:style-name="តារាង1.B2" office:value-type="string">
            <text:p text:style-name="P28">រជិក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ជក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០២</text:p>
          </table:table-cell>
          <table:table-cell table:style-name="តារាង1.B2" office:value-type="string">
            <text:p text:style-name="P28">រជើ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ផ្អើល​ជ្រើម​ពេញ​ពាស : ផ្អើល​រជើប ។ រជើប​រជោរ ឬ រជោរ​រជើប ដែល​ផ្អើល​ជ្រើម​ចុះ​ជ្រើម​ឡើង​ស៊ើប​សួរ​គ្នា​ឲ្យ​ដឹង​ការណ៍​ពិត : ផ្អើល​រជើប​រជោរ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ជើប​រជោរ រជោរ​រជើប</text:p>
          </table:table-cell>
        </table:table-row>
        <table:table-row table:style-name="តារាង1.2">
          <table:table-cell table:style-name="តារាង1.A2" office:value-type="string">
            <text:p text:style-name="P2">១០២០៣</text:p>
          </table:table-cell>
          <table:table-cell table:style-name="តារាង1.B2" office:value-type="string">
            <text:p text:style-name="P28">រជោ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ផ្អើល​ជ្រួល​ឆោឡោ ជ្រួល​ច្របល់​ដូច​ទឹក​ជោរ (ម. ព. រជើប ទៀត​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០៤</text:p>
          </table:table-cell>
          <table:table-cell table:style-name="តារាង1.B2" office:value-type="string">
            <text:p text:style-name="P28">រជ្ជ​ក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ុ័ច-ជៈ--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កាល​ឬ​សម័យ​ដែល​ក្សត្រិយ៍​អង្គ​មួយ​ៗ​ទ្រង់​សោយ​រាជ្យ : ក្នុង​រជ្ជ​កាល​នៃ​ព្រះ​បាទ​សម្ដេច​ព្រះ​នរោត្តម ... (ហៅ​ថា រជ្ជ​សម័យ ក៏​បាន) ។ <text:s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០៥</text:p>
          </table:table-cell>
          <table:table-cell table:style-name="តារាង1.B2" office:value-type="string">
            <text:p text:style-name="P28">រជ្ជ​ទាយាទ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ុ័ច-ជៈទាយាត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អ្នក​ដែល​ត្រូវ​បាន​រាជ​សម្បត្តិ​ជា​មរតក, ព្រះ​រាជ​ឱរស​ដែល​បម្រុង​នឹង​បាន​សោយ​រាជ្យ​តំណាង​ព្រះ​វរ​បិតា : ព្រះ​រាជ​បុត្រ​អង្គ​នុ៎ះ ជា​រជ្ជ​ទាយាទ (ម. ព. ទាយាទ ទៀត​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០៦</text:p>
          </table:table-cell>
          <table:table-cell table:style-name="តារាង1.B2" office:value-type="string">
            <text:p text:style-name="P28">រជ្ជប្បវេណ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ុ័ច-ជ័ប-ប៉ៈ វេនី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ពៃណី​សម្រាប់​រាជ្យ, ទំនៀម​សម្រាប់​រាជ្យ​ត​ៗ​មក (ម. ព. បវេណី ទៀត​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០៧</text:p>
          </table:table-cell>
          <table:table-cell table:style-name="តារាង1.B2" office:value-type="string">
            <text:p text:style-name="P28">រជ្ជ​សម័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ុ័ច-ជៈសៈម៉ៃ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មើល​ពាក្យ រជ្ជ​កាល <text:s/>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០៨</text:p>
          </table:table-cell>
          <table:table-cell table:style-name="តារាង1.B2" office:value-type="string">
            <text:p text:style-name="P28">រជ្ជ​សីម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ុ័ច-ជៈសីម៉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ព្រំ​ប្រទល់​ដែន​សម្រាប់​រាជ្យ​របស់​ក្សត្រិយ៍​អង្គ​មួយ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០៩</text:p>
          </table:table-cell>
          <table:table-cell table:style-name="តារាង1.B2" office:value-type="string">
            <text:p text:style-name="P28">រជ្ជូបករណ៍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ុ័ច-ជូប៉ៈក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 រជ្ជ “រាជ្យ” + ឧបករណ “គ្រឿង​ប្រដាប់; គ្រឿង​ប្រើ​ប្រាស់; គ្រឿង​ចិញ្ចឹម​ជីវិត;...”) សួយ, អាករ (សម្រាប់​ផែន​ដី), ប្រាក់​ពន្ធ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១០</text:p>
          </table:table-cell>
          <table:table-cell table:style-name="តារាង1.B2" office:value-type="string">
            <text:p text:style-name="P28">រជ្ជូបកា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ុ័ច-ជូប៉ៈក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 រជ្ជ “រាជ្យ” + ឧបការ “ការ​គ្រប់គ្រង; សេចក្ដី​សង្រ្គោះ, ទំនុក​បម្រុង”) ការ​គ្រប់គ្រង​រាជ្យ, ការ​ទំនុក​បម្រុង​ផែន​ដី ។ ប្រើ​សំដៅ​សេចក្ដី​ថា “ ប្រាក់​សម្រាប់​ទំនុក​បម្រុង​ផែន​ដី” <text:s/>ក៏​មា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១១</text:p>
          </table:table-cell>
          <table:table-cell table:style-name="តារាង1.B2" office:value-type="string">
            <text:p text:style-name="P28">រញ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ទញ់, ទញ់​តុះ, ទើស​គំនិត : រញ់​គំនិត ។ គុ. ខ្លី​ទញ់ : ក​រញ់, រាង​រញ់, គំនិត​រញ់ ។ រញ់​រា ទញ់​ទើស​ទៅ​ពុំ​បាន​ត្រឡប់​រា​ថយ​ក្រោយ (ម. ព. រួញ​រា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ញ់​រា</text:p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១២</text:p>
          </table:table-cell>
          <table:table-cell table:style-name="តារាង1.B2" office:value-type="string">
            <text:p text:style-name="P28">រញ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និយាយ​រាល់​មាត់​ព្រម​គ្នា : និយាយ​រញ៉, ជជែក​គ្នា​រញ៉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១៣</text:p>
          </table:table-cell>
          <table:table-cell table:style-name="តារាង1.B2" office:value-type="string">
            <text:p text:style-name="P28">រញង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នៅ​មូល​គ្នា​មើល​ទៅ​ឃើញ​រងួយ : កូន​មាន់​រក​ស៊ី​រញង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១៤</text:p>
          </table:table-cell>
          <table:table-cell table:style-name="តារាង1.B2" office:value-type="string">
            <text:p text:style-name="P28">រញ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ស្រពោន, ស្លោម : ស្លឹក​ឈើ​រញម ។ ស្រពោន, សម្លប ព្រោះ​ខ្លាច ឬ​ព្រោះ​អស់​កម្លាំង : ដាក់​មុខ​រញម, គោ​ដាក់​ស្លឹក​ត្រចៀក​រញ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១៥</text:p>
          </table:table-cell>
          <table:table-cell table:style-name="តារាង1.B2" office:value-type="string">
            <text:p text:style-name="P28">រញ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ឈើ​រនាម​មួយ​ប្រភេទ ផ្កា​មាន​ក្លិន​ក្រអូប : ដើម​រញ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ដើម​រញា</text:p>
          </table:table-cell>
        </table:table-row>
        <table:table-row table:style-name="តារាង1.2">
          <table:table-cell table:style-name="តារាង1.A2" office:value-type="string">
            <text:p text:style-name="P2">១០២១៦</text:p>
          </table:table-cell>
          <table:table-cell table:style-name="តារាង1.B2" office:value-type="string">
            <text:p text:style-name="P28">រញ៉ាល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ឈូឆរ, ស្ទុះស្ទា ដោយ​រួស​រាន់​រាល់​គ្នា​ឬ​ដែល​ពោល​ពាក្យ​រញ៉​រួស​រាន់ : ស្ទុះ​រញ៉ាល់, មាត់​រញ៉ាល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ស្ទុះ​រញ៉ាល់ មាត់​រញ៉ាល់ </text:p>
          </table:table-cell>
        </table:table-row>
        <table:table-row table:style-name="តារាង1.2">
          <table:table-cell table:style-name="តារាង1.A2" office:value-type="string">
            <text:p text:style-name="P2">១០២១៧</text:p>
          </table:table-cell>
          <table:table-cell table:style-name="តារាង1.B2" office:value-type="string">
            <text:p text:style-name="P28">រញ៉ិករញ៉ុក 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ត្រូវ​លើក​នេះ​ដាក់​នោះ​តូច​ខ្លះ​ធំ​ខ្លះ​ឬ​តិច​ខ្លះ​ច្រើន​ខ្លះ ឆ្លូក​ឆ្លាស់-គ្នា : ការ​រញ៉ិក​រញ៉ុ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ការ​រញ៉ិក​រញ៉ុក</text:p>
          </table:table-cell>
        </table:table-row>
        <table:table-row table:style-name="តារាង1.2">
          <table:table-cell table:style-name="តារាង1.A2" office:value-type="string">
            <text:p text:style-name="P2">១០២១៨</text:p>
          </table:table-cell>
          <table:table-cell table:style-name="តារាង1.B2" office:value-type="string">
            <text:p text:style-name="P28">រញ៉ិងរញ៉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ក្រញើត​ក្រញាំង, រនិង​រនាំង​ក្រៃ​ពេក : សម្ដី​រញ៉ិង​រញ៉ាំង, ដំណើរ​រញ៉ិង​រញ៉ាំង, ធ្វើ​ការ​រញ៉ិង​រញ៉ាំ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ធ្វើ​ការ​រញ៉ិង​ រញ៉ាំង</text:p>
          </table:table-cell>
        </table:table-row>
        <table:table-row table:style-name="តារាង1.2">
          <table:table-cell table:style-name="តារាង1.A2" office:value-type="string">
            <text:p text:style-name="P2">១០២១៩</text:p>
          </table:table-cell>
          <table:table-cell table:style-name="តារាង1.B2" office:value-type="string">
            <text:p text:style-name="P28">រញ៉ិបរញ៉ុ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</text:p>
          </table:table-cell>
          <table:table-cell table:style-name="តារាង1.D2" office:value-type="string">
            <text:p text:style-name="P2">ដែល​ចាប់​នេះ​បន្តិច​នោះ​បន្តិច​ប្រញិប​ប្រញាប់​ឲ្យ​តែ​ខាង​បាន​ឆាប់​ហើយ : ស៊ី​រញ៉ិប​រញ៉ុប, ធ្វើ​ការ​រញ៉ិប​រញ៉ុប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ស៊ី​រញ៉ិប​រញ៉ុប</text:p>
          </table:table-cell>
        </table:table-row>
        <table:table-row table:style-name="តារាង1.2">
          <table:table-cell table:style-name="តារាង1.A2" office:value-type="string">
            <text:p text:style-name="P2">១០២២០</text:p>
          </table:table-cell>
          <table:table-cell table:style-name="តារាង1.B2" office:value-type="string">
            <text:p text:style-name="P28">រញ៉ិ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ញ៉ាំ ថា : រញ៉ិម​រញ៉ាំ ដែល​រញ៉ាំ​ក្រៃ​ពេក គឺ​ដែល​រញ៉ាំ​រសេម​រសាម​ឬ​រញ៉ាំ​ក្រវេម​ក្រវា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ញ៉ិម​រញ៉ាំ </text:p>
          </table:table-cell>
        </table:table-row>
        <table:table-row table:style-name="តារាង1.2">
          <table:table-cell table:style-name="តារាង1.A2" office:value-type="string">
            <text:p text:style-name="P2">១០២២១</text:p>
          </table:table-cell>
          <table:table-cell table:style-name="តារាង1.B2" office:value-type="string">
            <text:p text:style-name="P28">រញ៉ិ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បង្រះ​ខ្ញិល​ៗ​ព្រម​ៗ​គ្នា : ចាប​ជាប់​លប់​រញ៉ិល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២២</text:p>
          </table:table-cell>
          <table:table-cell table:style-name="តារាង1.B2" office:value-type="string">
            <text:p text:style-name="P28">រញ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សត្វ​ចតុប្បាទ​មួយ​ប្រភេទ ក្នុង​ពួក​សត្វ​ឡើង​តោង​ដើម​ព្រឹក្សា​លតា​ជាតិ ជា​សត្វ​មាន​ដំណើរ​យឺត​ៗ មាន​អាការ​អៀន​ប្រៀ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២៣</text:p>
          </table:table-cell>
          <table:table-cell table:style-name="តារាង1.B2" office:value-type="string">
            <text:p text:style-name="P28">រញ៉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ចេញ​អាការ​ញាប់​ដៃ​ដណ្ដើម​គ្នា : ដណ្ដើម​គ្នា​រញ៉ី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/></text:p>
          </table:table-cell>
        </table:table-row>
        <table:table-row table:style-name="តារាង1.2">
          <table:table-cell table:style-name="តារាង1.A2" office:value-type="string">
            <text:p text:style-name="P2">១០២២៤</text:p>
          </table:table-cell>
          <table:table-cell table:style-name="តារាង1.B2" office:value-type="string">
            <text:p text:style-name="P28">រញី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នឹក​ចង់, ផ្អូក​នឹក​ឬ​នឹក​ខឹង​មិន​ដាច់ : រញីវ​ក្នុង​ចិត្ត; ចង់​បាន​រញីវ, ខឹង​រញីវ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ញីវ​ក្នុង​ចិត្ត </text:p>
          </table:table-cell>
        </table:table-row>
        <table:table-row table:style-name="តារាង1.2">
          <table:table-cell table:style-name="តារាង1.A2" office:value-type="string">
            <text:p text:style-name="P2">១០២២៥</text:p>
          </table:table-cell>
          <table:table-cell table:style-name="តារាង1.B2" office:value-type="string">
            <text:p text:style-name="P28">រញឹ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ញឹក​ដៃ​ដោយ​ប្រញាប់​ប្រញាល់ តែ​រាល់​គ្នា : ធ្វើ​ការ​រញឹ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២៦</text:p>
          </table:table-cell>
          <table:table-cell table:style-name="តារាង1.B2" office:value-type="string">
            <text:p text:style-name="P28">រញឹករញ៉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រញ៉ី​យ៉ាង​ញឹក, ដែល​ចេញ​អាការ​ដណ្ដើម​ដៃ​គ្នា​យ៉ាង​ញឹក-ញាប់ : ចាប់​ការ​រញឹក​រញ៉ី, ដណ្ដើម​គ្នា​រញឹក​រញ៉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២៧</text:p>
          </table:table-cell>
          <table:table-cell table:style-name="តារាង1.B2" office:value-type="string">
            <text:p text:style-name="P28">រញ៉ឹករញ៉ែ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រដុប​រដៀន​ឬ​ស្ញែ​ស្ញុក, ស្អេក​ស្កះ, រដឹក​រដែ : កូន​តូច​រញ៉ឹក​រញ៉ែ​ពេញ​ផ្ទ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២៨</text:p>
          </table:table-cell>
          <table:table-cell table:style-name="តារាង1.B2" office:value-type="string">
            <text:p text:style-name="P28">រញូរញេ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កើត​ក្ដៅ​ក្តួល​មិន​ស្រួល​ចិត្ត; មួម៉ៅ​ព្រោះ​ទាស់​ចិត្ត; ក្ដៅ​មុខ​ក្ដៅ​មាត់​រក​កល់​គ្រុន : ចេះ​តែ​រញូរ​ញេញ​ឥត​ស្រាក, រញូរ​ញេញ​រក​កល់​គ្រុន; ខឹង​រញូរ​ញេញ (និយាយ​ថា រញោរ​ញេញ ក៏​មាន, តាម​ទម្លាប់​ប្រើ)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/></text:p>
          </table:table-cell>
        </table:table-row>
        <table:table-row table:style-name="តារាង1.2">
          <table:table-cell table:style-name="តារាង1.A2" office:value-type="string">
            <text:p text:style-name="P2">១០២២៩</text:p>
          </table:table-cell>
          <table:table-cell table:style-name="តារាង1.B2" office:value-type="string">
            <text:p text:style-name="P28">រញៀ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រមាស់​ឬ​ស្កៀប​មិន​ស្រាក : រមាស់​រញៀវ ។ ដែល​មូល​ជុំ​គ្នា​ខ្ញៀវ : កូន​មាន់​រក​ស៊ី​រញៀវ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មាស់​រញៀវ</text:p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៣០</text:p>
          </table:table-cell>
          <table:table-cell table:style-name="តារាង1.B2" office:value-type="string">
            <text:p text:style-name="P28">រញ៉េចរញ៉ា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ញ៉េច​ញ៉ាច​រឿយ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៣១</text:p>
          </table:table-cell>
          <table:table-cell table:style-name="តារាង1.B2" office:value-type="string">
            <text:p text:style-name="P28">រញ៉េចរញ៉ូ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ញ៉េច​ញ៉ូច​ក្រៃ​ពេក, រអេច​រអូច​រឿយ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៣២</text:p>
          </table:table-cell>
          <table:table-cell table:style-name="តារាង1.B2" office:value-type="string">
            <text:p text:style-name="P28">រញេ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រញីវ : រញេញ​ក្នុង​ចិត្ត; ខឹង​រញេញ (ម. ប្រ.)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៣៣</text:p>
          </table:table-cell>
          <table:table-cell table:style-name="តារាង1.B2" office:value-type="string">
            <text:p text:style-name="P28">រញ៉េវរញ៉ា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ញ៉េវ​ញ៉ាវ​រឿយ​ៗ : កូន​ឆ្មា​យំ​រញ៉េវ​រញ៉ាវ​ពេញ​ផ្ទ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៣៤</text:p>
          </table:table-cell>
          <table:table-cell table:style-name="តារាង1.B2" office:value-type="string">
            <text:p text:style-name="P28">រញ៉េះរញ៉ោ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និយាយ​ញ៉េះ​ញ៉ោះ​រឿយ​ៗ ។ </text:p>
          </table:table-cell>
          <table:table-cell table:style-name="តារាង1.D2" office:value-type="string">
            <text:p text:style-name="P2">ញញ៉េះ​ញញ៉ោះ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៣៥</text:p>
          </table:table-cell>
          <table:table-cell table:style-name="តារាង1.B2" office:value-type="string">
            <text:p text:style-name="P28">រញ៉ែ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សំឡេង​ញ៉ែ​ឮ​រឿយ​ៗ ។ រញ៉ែ​រញ៉ សូរ​សំឡេង​ញ៉ែ​ញ៉​រឿយ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ញ៉ែ​រញ៉ </text:p>
          </table:table-cell>
        </table:table-row>
        <table:table-row table:style-name="តារាង1.2">
          <table:table-cell table:style-name="តារាង1.A2" office:value-type="string">
            <text:p text:style-name="P2">១០២៣៦</text:p>
          </table:table-cell>
          <table:table-cell table:style-name="តារាង1.B2" office:value-type="string">
            <text:p text:style-name="P28">រញ៉ែករញ៉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ខ្ញែក​ខ្ញក​រឿយ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៣៧</text:p>
          </table:table-cell>
          <table:table-cell table:style-name="តារាង1.B2" office:value-type="string">
            <text:p text:style-name="P28">រញ៉ែរញ៉ូ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រអែ​រអូវ​ក្រៃ​ពេក, ដែល​ទន្ទេញ​ទន្ទូរ​រឿយ​ៗ : មនុស្ស​រញ៉ែ​រញ៉ូវ ។</text:p>
            <text:p text:style-name="P2">សម្ដី​រញ៉ែ​រញូវ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៣៨</text:p>
          </table:table-cell>
          <table:table-cell table:style-name="តារាង1.B2" office:value-type="string">
            <text:p text:style-name="P28">រញោរញេ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ញូរញេញ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៣៩</text:p>
          </table:table-cell>
          <table:table-cell table:style-name="តារាង1.B2" office:value-type="string">
            <text:p text:style-name="P28">រញ៉ា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សាំ​ដដែល​ៗ, ដែល​ញាប់​រន្ថាន់​ផ្ទួន​ៗ; ដែល​មាន​ស្នាម​ស្អេក​ស្កះ​សាំ​លើ​គ្នា : និយាយ​រញ៉ាំ; សម្ដី​រញ៉ាំ, ស្នាម​រញ៉ាំ, អក្សរ​រញ៉ា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៤០</text:p>
          </table:table-cell>
          <table:table-cell table:style-name="តារាង1.B2" office:value-type="string">
            <text:p text:style-name="P28">រញ៉ាំរញ៉ូ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 </text:p>
          </table:table-cell>
          <table:table-cell table:style-name="តារាង1.D2" office:value-type="string">
            <text:p text:style-name="P2">ដែល​ទន្ទេញ​ទន្ទូរ​រឿយ​ៗ​ដោយ​សន្សំ​រក​រឿង​រក​ហេតុ​ពី​នេះ​ពី​នោះ​ មិន​សូវ​ស្រាក : និយាយ​រញ៉ាំ​រញ៉ូវ; សម្ដី​រញ៉ាំ​រញ៉ូវ, មនុស្ស​រញ៉ាំ​រញ៉ូវ ។ <text:s/>មនុស្ស​ក្រវេម​ក្រវាម​ស្អេក​ស្កះ​ពុំ​សូវ​ច្បាស់ : សរសេរ រញ៉ាំ​រញ៉ូវ; អក្សរ​រញ៉ាំ​រញ៉ូវ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៤១</text:p>
          </table:table-cell>
          <table:table-cell table:style-name="តារាង1.B2" office:value-type="string">
            <text:p text:style-name="P28">រញ្ជួ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ជញ្ជួយ)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៤២</text:p>
          </table:table-cell>
          <table:table-cell table:style-name="តារាង1.B2" office:value-type="string">
            <text:p text:style-name="P28">រដ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</text:p>
          </table:table-cell>
          <table:table-cell table:style-name="តារាង1.D2" office:value-type="string">
            <text:p text:style-name="P2">របូត​ចេញ​ដូច​គេ​ចាប់​ដក : ពន្លួញ​រដក​ចេញ​ពី​ដំណាប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៤៣</text:p>
          </table:table-cell>
          <table:table-cell table:style-name="តារាង1.B2" office:value-type="string">
            <text:p text:style-name="P28">រដា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ជា​មួយ​នឹង​ពាក្យ រដឺន, រដុប ថា : រដាក់​រដឺន រដឺន​លើក​ដាក់​ៗ​ឬ​រដឺន​ទាក់​ៗ​រអាក់​រអួល : សម្ដី​រដាក់​រដឺន ។ រដាក់​រដុប រដិប​រដុប​ខ្ពស់​ៗ​ទាប់​ៗ : ដី​រដាក់​រដុប (វេវ. រដិប​រដុប, រគុប​រគើល) ។ ព. ប្រ. សម្ដី​រដាក់​រដុប សម្ដី​រអាក់​រអួល​ឬ​សម្ដី​ខ្ពស់​ៗ​ទាប​ៗ​ពុំ​រាបស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ដាក់​រដឺន</text:p>
            <text:p text:style-name="P2">រដាក់​រដុប </text:p>
          </table:table-cell>
        </table:table-row>
        <table:table-row table:style-name="តារាង1.2">
          <table:table-cell table:style-name="តារាង1.A2" office:value-type="string">
            <text:p text:style-name="P2">១០២៤៤</text:p>
          </table:table-cell>
          <table:table-cell table:style-name="តារាង1.B2" office:value-type="string">
            <text:p text:style-name="P28">រដាច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</text:p>
          </table:table-cell>
          <table:table-cell table:style-name="តារាង1.D2" office:value-type="string">
            <text:p text:style-name="P2">ដែល​ដាច់​ឃ្លាត​ពី​គ្នា; ច្រើន​និយាយ​ជា​អាមេណ្ឌិត​ពាក្យ​ថា រដាច់​ៗ ដែល​ដាច់​ឃ្លាត​ៗ​ពី​គ្នា (បុ. សរ. រដេច អ, ថ. រដាច់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៤៥</text:p>
          </table:table-cell>
          <table:table-cell table:style-name="តារាង1.B2" office:value-type="string">
            <text:p text:style-name="P28">រដាច់រដោ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ដាច់​ឃ្លាត​ចេញ​ឆ្ងាយ​ពី​គេ​មិន​រាប់​ថា​ជា​បាន​ការ​ពេញ​ទី; ដែល​រាត់​រាយ, រាយ​រង, សាប​រលាប : ផ្ទះ​រដាច់​រដោច ផ្ទះ​តូច​ៗ​ដែល​នៅ​ដាច់​ៗ​ឆ្ងាយ​ពី​ភូមិ; មនុស្ស​រដាច់​រដោច មនុស្ស​ដែល​សាត់​ព្រាត់​ជា​អនាថ​ភាព​សាប​រលាប​ឥត​គេ​រាប់​អា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៤៦</text:p>
          </table:table-cell>
          <table:table-cell table:style-name="តារាង1.B2" office:value-type="string">
            <text:p text:style-name="P28">រដិ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ជា​មួយ​នឹង​ពាក្យ រដុប ថា : រដិប​រដុប​ ដែល​រដុប​ក្រៃ​ពេក គឺ​ខ្ពស់​ៗ​ទាប់​ៗ : ដី​រដិប​រដុប ។ ព. ប្រ. សម្ដី​រដិប​រដុប សម្ដី​ខ្ពស់​ៗ​ទាប​ៗ​ខុស​ខ្លះ​ត្រូវ​ខ្លះ; គំនិត​របិញ​របុញ​ខ្ពស់​ៗ​ទាប់​ៗ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ដិប​រដុប</text:p>
          </table:table-cell>
        </table:table-row>
        <table:table-row table:style-name="តារាង1.2">
          <table:table-cell table:style-name="តារាង1.A2" office:value-type="string">
            <text:p text:style-name="P2">១០២៤៧</text:p>
          </table:table-cell>
          <table:table-cell table:style-name="តារាង1.B2" office:value-type="string">
            <text:p text:style-name="P28">រដឹ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នៅ​ហែ​រៀង​គ្នា​ជា​ជួរ​ដូច​គេ​ដឹក​ខ្នាត​បន្ទាត់ : ឈរ​រៀង​គ្នា​រដឹក; កំពូល​ប្រាសាទ​រដឹក ។ រដឹក​រដែ ឬ រដែ​រដឹក ដែល​រត់​ជួរ​រដឹក​តែ​ញឹក​ជិត​ៗ​គ្នា ខ្ពស់​ខ្លះ​ទាប​ខ្លះ​ឬ​តូច​ខ្លះ​ធំ​ខ្ល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ដឹក​រដែ</text:p>
            <text:p text:style-name="P2">រដែ​រដឹក</text:p>
          </table:table-cell>
        </table:table-row>
        <table:table-row table:style-name="តារាង1.2">
          <table:table-cell table:style-name="តារាង1.A2" office:value-type="string">
            <text:p text:style-name="P2">១០២៤៨</text:p>
          </table:table-cell>
          <table:table-cell table:style-name="តារាង1.B2" office:value-type="string">
            <text:p text:style-name="P28">រដឺ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ម្លាយ​ៗ​រអឺត​ៗ : និយាយ​រដឺន : សម្ដី​រដឺ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៤៩</text:p>
          </table:table-cell>
          <table:table-cell table:style-name="តារាង1.B2" office:value-type="string">
            <text:p text:style-name="P28">រដុ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កូត​តែ​តូច​ខ្លី​ៗ​មាន​អាការ​ហាក់​ដូច​គេ​ដាក់​បន្តុប : កន្ទួល​រដុប ។ រដុប​រដៀន រដុប​ញឹក​ស្អេក​ខ្ពស់​ខ្លះ​ទាប​ខ្លះ ។ រដុប​រដែ រដុប​ហែ​ៗ រៀង​គ្ន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ដុប​រដៀន</text:p>
            <text:p text:style-name="P2">រដុប​រដែ</text:p>
          </table:table-cell>
        </table:table-row>
        <table:table-row table:style-name="តារាង1.2">
          <table:table-cell table:style-name="តារាង1.A2" office:value-type="string">
            <text:p text:style-name="P2">១០២៥០</text:p>
          </table:table-cell>
          <table:table-cell table:style-name="តារាង1.B2" office:value-type="string">
            <text:p text:style-name="P28">រដូ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មើល​ទៅ​ឃើញ​ស្តូក​ៗ : ផ្លែ​ស្វាយ​ជ្រុះ​រដូក, ផ្លែ​ឳឡឹក​រដូក ។ រដូក​រណិល ឬ រដូក​រណែល ដែល​រាយ​រេល​រដូ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៥១</text:p>
          </table:table-cell>
          <table:table-cell table:style-name="តារាង1.B2" office:value-type="string">
            <text:p text:style-name="P28">រដៀ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ប្រតោង​គង​លើ​គ្នា​ឬ​ដែល​ប្រព​លើ​គ្នា​តូច​ខ្លះ​ធំ​ខ្លះ : ផ្លែ​ខ្នុរ​រដៀន; ល្វា​ផ្លែ​រដៀន (ម. ព. រដុប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៥២</text:p>
          </table:table-cell>
          <table:table-cell table:style-name="តារាង1.B2" office:value-type="string">
            <text:p text:style-name="P28">រដេ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ដាច់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៥៣</text:p>
          </table:table-cell>
          <table:table-cell table:style-name="តារាង1.B2" office:value-type="string">
            <text:p text:style-name="P28">រដេមរដ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វីត​រវែត​ឬ​ទ្រែម​ទ្រម មិន​មាំមួន​ព្រោះ​ពិការ​ឬ​ព្រោះ​កើត​រោគ​មាន​ដំបៅ​ជាដើម : មនុស្ស​រដេម​រដម (និយាយ​ថា រដែម​រដម ក៏​មាន, តាម​ទម្លាប់​ប្រើ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៥៤</text:p>
          </table:table-cell>
          <table:table-cell table:style-name="តារាង1.B2" office:value-type="string">
            <text:p text:style-name="P28">រដែ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(ម. ព. រដឹក និង រដុប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ះេដេ អ. ថ. រ៉ៈដែ “ឈ្មោះ​ជាតិ​ព្នង​ពួក​មួយ”) ជាតិ​មនុស្ស​អ្នក​ព្រៃ​ពួក​មួយ​កើត​នៅ​ក្នុង​កម្ពុជ​រដ្ឋ​ជា​ពួក​នឹង​ជាតិ​កួយ : ពួក​រដែ, កួយ​រដែ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៥៥</text:p>
          </table:table-cell>
          <table:table-cell table:style-name="តារាង1.B2" office:value-type="string">
            <text:p text:style-name="P28">រដែ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អណ្ដែត​ឡើង​ទៅ​ឯ​អាកាស​ខ្ពស់​ត្រដែត​រជយ​រៀង​គ្នា : គោម​ហោះ​ឡើង​រដែត, សត្វ​ស្លាប​ហើរ​លីងលាជ​រដែ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៥៦</text:p>
          </table:table-cell>
          <table:table-cell table:style-name="តារាង1.B2" office:value-type="string">
            <text:p text:style-name="P28">រដែមរដ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ដេម​រដម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៥៧</text:p>
          </table:table-cell>
          <table:table-cell table:style-name="តារាង1.B2" office:value-type="string">
            <text:p text:style-name="P28">រដោ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ដោះ​ផុត​ពី​សេចក្ដី​ទុក្ខ​ព្រួយ, រួច​ផុត​ពី​ការ​ទាក់ទិន : រដោះ​កម្ម, រដោះ​ទុក្ខ, រដោះ​បាប, រដោះ​ពី​បំណុ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៥៨</text:p>
          </table:table-cell>
          <table:table-cell table:style-name="តារាង1.B2" office:value-type="string">
            <text:p text:style-name="P28">រដ្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ត-ឋ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័ត, បើ​ប្រើ​ជា​បទ​សមាស​រៀង​ជា​ខាង​ដើម​សព្ទ​ឯ​ទៀត អ. ថ. រ័ត-ឋៈ) ន. (រាឞ្រ្ត) ដែន, ប្រទេស; អ្នក​នៅ​ក្នុង​ដែន, រាស្រ្ត, ប្រជា​ជន ។ រដ្ឋ​កម្ម, រដ្ឋ​ការ, រដ្ឋ​កិច្ច ឬ រដ្ឋ​ក្រឹត្យ ការ​ឬ​កិច្ច​សម្រាប់​ដែន​ឬ​សម្រាប់​ប្រទេស, កិច្ច​ការ​របស់​រាស្រ្ត ។ រដ្ឋ​ធម្មនុញ្ញ ឬ រដ្ឋ​ធម្មនូញ្ញ ច្បាប់​បញ្ញត្ត​សម្រាប់​ប្រទេស​នីមួយ​ៗ, ច្បាប់​ទុក​ជា​គោល​ចារឹក​ក្នុង​ការ​គ្រប់គ្រង​រដ្ឋ​នីមួយ​ៗ ដែល​សភា​បាន​បញ្ញត្ត​តែង​តាំង​ឡើង ។ រដ្ឋ​ធានី <text:s/>ទី​ក្រុង​ធំ​របស់​ប្រទេស​នីមួយ​ៗ ជា​ទី​តាំង​នៃ​រដ្ឋាភិបាល​ឬ​ជា​ទី​នៅ​នៃ​ប្រមុខ​របស់​ប្រទេស ។ រដ្ឋ​នាយក ឬ រដ្ឋាធិបតី, រដ្ឋាភិបាល អ្នក​ត្រួតត្រា​ដែន, អ្នក​គ្រប់គ្រង​រក្សា​ប្រទេស (តំណាង​ក្សត្រិយ៍​ទ្រង់​រាជ្យ); ព្រះ​រាជា ។ រដ្ឋ​បាល អ្នក​រក្សា​ដែន​ឬ​ប្រទេស; ក្រសួង​រាជការ​កាន់​កាប់​កិច្ច​ការ​ក្នុង​ប្រទេស ជា​គូ​គ្នា​នឹង​តុលាការ : មន្ត្រី​ខាង​រដ្ឋ​បាល, ក្របខ័ណ្ឌ​ខាង​រដ្ឋបាល ។ រដ្ឋ​បាលន៍ ការ​រក្សា​ដែន​ឬ​ប្រទេស ។ រដ្ឋ​បុរស បុរស​អ្នក​ទំនុក​បម្រុង​ប្រទេស, បុរស​អ្នក​មាន​ចំណេះ​ចេះ​រក្សា​ប្រទេស ។ រដ្ឋប្បវេណី (រ័ត-ឋ័ប-ប៉ៈវេនី) បវេណី​សម្រាប់​ដែន; ឈ្មោះ​ច្បាប់​បញ្ញត្ត​អំពី​ដំណើរ​កិច្ច​ការ​និង​សណ្ដាប់ធ្នាប់​របៀប​របប​ផ្សេង​ៗ​តាម​បវេណី​របស់​ប្រជា​ជន​ក្នុង​ប្រទេស​ដែល​នៅ​ក្នុង​ឱវាទ​នៃ​រាជ​បញ្ញត្តិ ។ រដ្ឋ​ប្រសាន្តិ​ភាព ឬ រដ្ឋ​សន្តិ​ភាព ការ​ស្ងប់​ដែល​មាន​ក្នុង​ដែន, សេចក្ដី​សុខ​សាន្ត​របស់​ប្រជា​ជន ។ រដ្ឋ​ប្រសាសន៍ ការ​ប្រិត​ប្រៀន​ប្រជា​ជន​ឲ្យ​ស្ថិត​នៅ​ក្នុង​អំណាច​ច្បាប់, ការ​គ្រប់គ្រង​ប្រទេស ។ រដ្ឋ​ប្រសាសន​ន័យ ឬ រដ្ឋ​ប្រសាសនោបាយ ការ​ដឹក​នាំ​ឬ​ឧបាយ​ណែនាំ​ឲ្យ​ប្រជា​ជន​ស្ថិត​នៅ​ក្នុង​អំណាច​ច្បាប់; វិជ្ជា​ឬ​បែប​បទ​ជា​គោល​ចារឹក​សម្រាប់​គ្រប់​គ្រង​ប្រទេស ។ រដ្ឋ​ប្រហារ ការ​ចាប់​ចង​រំលំ​អ្នក​គ្រប់​គ្រង​រដ្ឋ​ដែល​ខ្លួន​មិន​ពេញ​ចិត្ត ដើម្បី​កាន់​កាប់​អំណាច​ខ្លួន​ឯង, អំពើ​របស់​អ្នក​កាន់​កាប់​អំណាច​ដែល​ទម្លាយ​បង់​ចោល​នូវ​របប​គ្រប់​គ្រង​រដ្ឋ ដើម្បី​ឡើង​កាន់​កាប់​អំណាច​ខ្លួន​ឯង​វិញ ដោយ​ខ្លួន​មិន​ពេញ​ចិត្ត​ចំពោះ​របៀប​គ្រប់​គ្រង​ពី​មុន : ធ្វើ​រដ្ឋ​ប្រហារ ។ រដ្ឋ​មណ្ឌល មណ្ឌល​របស់​ដែន, ប្រទេស​ទាំង​មូល, រដ្ឋ​មន្ត្រី មន្ត្រី​អ្នក​ទំនុក​បម្រុង​ស្រុក​ទេស, មន្ត្រី​ដែល​នាយក​អ្នក​កាន់​អំណាច​នីតិ​ប្រតិបត្តិ​ បាន​ជ្រើស​រើស​ឡើង​ដើម្បី​ត្រួតត្រា​មុខ​តំណែង​រាជការ ធំ​ៗ​របស់​រដ្ឋ : រដ្ឋ​មន្ត្រី​ក្រសួង​យុត្តិ​ធម៌, រដ្ឋ​មន្ត្រី​ក្រសួង​ធម្ម​ការ; ការ​ប្រឹក្សា​អំពី​ការ​រក្សា​ឬ​ទំនុក​បម្រុង​ប្រទេស ។ រដ្ឋ​លេខាធិការ លេខាធិការ​របស់​រដ្ឋ​គឺ​មន្ត្រី​ជាន់​ខ្ពស់​ដែល​មាន​មុខ​តំណែង​ជា​រដ្ឋ​មន្ត្រី ។ រដ្ឋ​លេខាធិការដ្ឋាន ទីស្ដីការ​នៃ​រដ្ឋ​លេខាធិការ ។ រដ្ឋ​វាសី អ្នក​នៅ​ក្នុង​រដ្ឋ, អ្នក​អាស្រ័យ​នៅ​ក្នុង​ដែន (ឥត្ថី. រដ្ឋវាសិនី) ។ រដ្ឋ​សភា ទី​ប្រជុំ​ប្រឹក្សា​ការ​សម្រាប់​ប្រទេស; សាលា​សម្រាប់​ប្រជុំ​ប្រឹក្សា​ការ​ទំនុក​បម្រុង​ឬ​គ្រប់​គ្រង​រក្សា​ស្រុក​ទេស ។ រដ្ឋ​សភាធីបតី ឬ រដ្ឋ​សភា​នាយក អធិបតី​នាយក​នៃ​រដ្ឋ​សភា ។ រដ្ឋ​សីមា ព្រំ​ប្រទល់​របស់​រដ្ឋ​គឺ​ទី​ខ័ណ្ឌ​នៃ​ដែន​ដី​របស់​រដ្ឋ​ដែល​នៅ​ជិត​ជាប់​គ្នា ។ រដ្ឋាករ អា​ករ​របស់​រដ្ឋ; កន្លែង​រាជការ​ទទួល​បន្ទុក​ខាង​ហូត​ពន្ធដារ​ផ្សេង​ៗ ។ល។ ប្រើ​ជា​បទ​សមាស​រៀង​ខាង​ចុង​សព្ទ​ដទៃ​ក៏​បាន, ដូច​ជា : កម្ពុជ​រដ្ឋ (--រ័ត) ដែន​កម្ពុជា, ប្រទេស​ខ្មែរ ។ ចុល្ល​រដ្ឋ (ចុលល៉ៈរ័ត) ដែន​ឬ​ប្រទេស​តូច ។ មហា​រដ្ឋ ដែន​ឬ​ប្រទេស​ធំ ។ សាន្តិ​រដ្ឋ ដែន​ឬ​ប្រទេស​ដែល​មាន​សេចក្ដី​សុខ​សាន្ត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៥៩</text:p>
          </table:table-cell>
          <table:table-cell table:style-name="តារាង1.B2" office:value-type="string">
            <text:p text:style-name="P28">រឌុ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ពុក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០</text:p>
          </table:table-cell>
          <table:table-cell table:style-name="តារាង1.B2" office:value-type="string">
            <text:p text:style-name="P28">រណៈ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ណៈ</text:p>
          </table:table-cell>
          <table:table-cell table:style-name="តារាង1.D2" office:value-type="string">
            <text:p text:style-name="P2">សំ.បា.</text:p>
          </table:table-cell>
          <table:table-cell table:style-name="តារាង1.D2" office:value-type="string">
            <text:p text:style-name="P2">ន</text:p>
          </table:table-cell>
          <table:table-cell table:style-name="តារាង1.D2" office:value-type="string">
            <text:p text:style-name="P2">(រណ) សង្រ្គាម, ទ័ព, ចម្បាំង; សូរ​សព្ទ, សម្រែក ។ ប្រើ​ជា​បទ​សមាស ដូច​ជា : រណ​កម្ម, រណ​ការ, រណ​កិច្ច ឬ រណ​ក្រឹត្យ​ ការ​ច្បាំង​គ្នា​ឬ​ការ​រវល់​ដោយ​ច្បាំង​គ្នា, ការ​រវល់​ក្នុង​ចម្បាំង ។ រណ​ក្សេត្រ, រណក្ខេត្ត, រណដ្ឋាន, រណ​ភូមិ, រណ​រង្គ, រណ​ស្ថាន សមរ​ភូមិ, ទី​ត​យុទ្ធ​គ្នា, ទី​ចម្បាំង ។ រណ​ជ័យ ការ​ឈ្នះ​ទ័ព, ការ​ច្បាំង​ឈ្នះ ។ រណ​បរាជ័យ (រៈណៈប៉ៈរ៉ាជៃ) ការ​ចាញ់​ទ័ព, ការ​ច្បាំង​ចាញ់​គេ ។ រណ​ពិធី បែប​ចម្បាំង, របៀប​ចម្បាំង ។ រណ​ភណ្ឌ ឬ រណាង្គ, រណោបករណ៍ ប្រដាប់​សម្រាប់​ច្បាំង, គ្រឿង​ចម្បាំង ។ រណ​ភេរី ស្គរ​ទ័ព ។ រណ​មន្ត្រី មន្ត្រី​ខាង​ក្រសួង​ចម្បាំង ។ រណ​មិត្ត​ ឬ--មិត្រ មិត្រ​ដែល​ចូល​ដៃ​ជួយ​ច្បាំង, សម្ពន្ធ​មិត្រ​អ្នក​ជួយ​ច្បាំង ។ រណ​មុខ ឬ--មុខ្យ កង​ទ័ព​មុខ, <text:s text:c="5"/>ទ័ព​ស្រួច ។ រណ​វាទ្យ ភ្លេង​សម្រាប់​លេង​ក្នុង​ចម្បាំង, ភ្លេង​ទ័ព ។ រណ​វិជ្ជា ឬ វិទ្យា ចំណេះ​ខាង​ចម្បាំង ។ រណ​វិន័យ ច្បាប់​ចម្បាំង ។ រណ​សភា ដំណើរ​ប្រជុំ​ប្រឹក្សា​អំពី​ការ​ចម្បាំង ។ រណ​សភាធិបតី ឬ--នាយក អធិបតី​ឬ​នាយក​ក្នុង​ការ​ប្រជុំ​ប្រឹក្សា​អំពី​ការ​ច្បាំង ។ រណ​សាន្តិ​ភាព ដំណើរ​ស្ងប់​សឹក, ការ​លើក​លែង​ច្បាំង​គ្នា​ត​ទៅ​ទៀត ។ រណ​សាស្រ្ត ក្បួន​សម្រាប់​សិក្សា​ខាង​ចម្បាំង ។ រណ​សិក្សា ការ​ហាត់​រៀន​ចំណេះ​ខាង​ចម្បាំង, ការ​ហាត់​ច្បាំង ។ រណ​សិរ្ស (រៈណៈសេ) ក្បាល​ទ័ព, ខាង​មុខ​នៃ​កង​ទ័ព; ជួរ​នៃ​កង​ទ័ព​ដែល​រៀប​ចំ​ត្រៀម​ខ្លួន​ចាំ​ឈម​មុខ​បម្រុង​ប្រយុទ្ធ​នឹង​បច្ចា​មិត្ត ។ រណ​ស្តម្ភ (ជើង ដ,--ស្តំ) សសរ​គោល​ដែល​បោះ​ឬ​លើក​ដាំ​ទុក​ជា​ទី​នឹក​ឃើញ​ដល់​សម័យ​កាល​កើត​ចម្បាំង, អនុស្សាវរីយ៍​ជា​ទី​នឹក​ដល់​គ្រា​ដែល​កើត​សង្រ្គាម ។ រណ​ឫទ្ធិ ឬ--រឹទ្ធិ (--រឹត) ឫទ្ធិ​នៃ​ចម្បាំង; អ្នក​ដែល​មាន​ឫទ្ធិ​ក្នុង​ការ​ច្បាំង ។ល។ (ម. ព. យុទ្ធ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១</text:p>
          </table:table-cell>
          <table:table-cell table:style-name="តារាង1.B2" office:value-type="string">
            <text:p text:style-name="P28">រណ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ដាប់​សម្រាប់​អប, របស់​ដែល​អប​ពី​លើ​គេ : រណប​ជញ្ជាំង ។ ព. ប្រ. អ្នក​ដែល​រង​បន្ទាប់​គេ : ធ្វើ​ជា​រណប​គេ; អ្នក​ដែល​ជួយ​ការពារ​ឬ​ជួយ​ស្រោប​ដណ្តប់​ដូច​គេ​អប​ស្ទប : អាង​មាន​រណប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២</text:p>
          </table:table-cell>
          <table:table-cell table:style-name="តារាង1.B2" office:value-type="string">
            <text:p text:style-name="P28">រណា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ន្ទះ​ដែក​សំប៉ែត​ស្ដើង​មាន​ធ្មេញ មាន​គ្រឿង​ភ្ជាប់​សម្រាប់​កាន់ ជា​ប្រដាប់​សម្រាប់​អារ​ឈើ​ជាដើម មាន​ច្រើន​ប្រភេទ​គឺ រណារ-កន្ទុយ​ត្រី, រណារ​កាត់, រណារ​ច្រៀក, រណារ​យក្ស (រណារ​កាត់​យ៉ាង​ធំ), រណារ​រ៉ ...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៣</text:p>
          </table:table-cell>
          <table:table-cell table:style-name="តារាង1.B2" office:value-type="string">
            <text:p text:style-name="P28">រណិងរណុ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ណិង​ណុង​ៗ​រឿយ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៤</text:p>
          </table:table-cell>
          <table:table-cell table:style-name="តារាង1.B2" office:value-type="string">
            <text:p text:style-name="P28">រណិមរណុ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ណិម​ណុំ​ៗ​រឿយ​ៗ, ច្រិម​ច្រុម​ៗ ចាប់​នេះ​បន្តិច​ចាប់​នោះ​បន្តិច : អង្គុយ​រណិម​រណុំ; កិរិយា​រណិម​រណុំ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៥</text:p>
          </table:table-cell>
          <table:table-cell table:style-name="តារាង1.B2" office:value-type="string">
            <text:p text:style-name="P28">រណិ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ដួល​ឬ​ជ្រុះ​រាយ​រដូក : ដួល​រណិល; ផ្លែ​ស្វាយ​ជ្រុះ​រណិល​នៅ​ដី (ម. ព. រដូក​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៦</text:p>
          </table:table-cell>
          <table:table-cell table:style-name="តារាង1.B2" office:value-type="string">
            <text:p text:style-name="P28">រណូងរណា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ណូង​ណាង​ៗ​រឿយ​ៗ ។ កិ. វិ. ឬ គុ. (ព. ប្រ.) ដែល​រហ័ស​តតូង​តតាង​ហួស​ពេក ឬ​ដែល​ខឹង​ខ្លាំង​ចាប់​នេះ​ចាប់​នោះ​បោក​បោះ​តតូង​តតាង : ធ្វើ​ការ​រណូង​រណាង; ខឹង​រណូង​រណាង; ចិត្ត​ខ្លាំង​រណូង​រណា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៧</text:p>
          </table:table-cell>
          <table:table-cell table:style-name="តារាង1.B2" office:value-type="string">
            <text:p text:style-name="P28">រណេបរណ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រណេប​រណឺប​អែប​អប : ផ្គាប់​ផ្គុន​រណេប​រណប ។ </text:p>
          </table:table-cell>
          <table:table-cell table:style-name="តារាង1.D2" office:value-type="string">
            <text:p text:style-name="P2">រណែប​រណប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៨</text:p>
          </table:table-cell>
          <table:table-cell table:style-name="តារាង1.B2" office:value-type="string">
            <text:p text:style-name="P28">រណេបរណឺ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ខ្នឺប​ចុះ​ខ្នឺប​ឡើង, ដែល​ឱន​ៗ​ក្រាប​ៗ ត្រង់​ខ្លួន​ខ្លះ​បន្ទន់​ខ្លួន​ខ្លះ​ ដោយ​សេចក្ដី​គោរព​ឬ​ផ្គាប់​ផ្គុន : អង្គុយ​គាល់​រណេប​រណឺប, ផ្គាប់​ផ្គុន រណេប​រណឺប; កិរិយា​រណេប​រណឺប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៦៩</text:p>
          </table:table-cell>
          <table:table-cell table:style-name="តារាង1.B2" office:value-type="string">
            <text:p text:style-name="P28">រណែង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ះេនេង អ. ថ. រ៉ៈណែង) ចម្រៀក​ឈើ​ឬ​ឫស្សី​ជាដើម ដែល​វាយ​ភ្ជាប់​លើ​បង្កង់, ច្រើន​តែ​ហៅ ដៃ​រណែង <text:s/>(ម. ព. នុះ) ។ <text:s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ជា​មួយ​នឹង​ពាក្យ រណោង​ថា : រណែង​រណោង រណោង​ពេញ​ពាស, រតែង​រតោ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ណែង​រណោង</text:p>
          </table:table-cell>
        </table:table-row>
        <table:table-row table:style-name="តារាង1.2">
          <table:table-cell table:style-name="តារាង1.A2" office:value-type="string">
            <text:p text:style-name="P2">១០២៧០</text:p>
          </table:table-cell>
          <table:table-cell table:style-name="តារាង1.B2" office:value-type="string">
            <text:p text:style-name="P28">រណែរណ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--រឺណោ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តែល​តោល​ឥត​ទី​ពឹង​ពំនាក់​ឬ​ឥត​មាន​មុខ​ការ​របរ​អ្វី​ជា​ប្រាកដ : មនុស្ស​រណែ​រណ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៧១</text:p>
          </table:table-cell>
          <table:table-cell table:style-name="តារាង1.B2" office:value-type="string">
            <text:p text:style-name="P28">រណែបរណ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ណេប​រណប)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៧២</text:p>
          </table:table-cell>
          <table:table-cell table:style-name="តារាង1.B2" office:value-type="string">
            <text:p text:style-name="P28">រណែ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រាយ​រដូក : ដេក​រណែល, ដួល​រណែល, រដូក​រណែល (ម. ព. <text:s/>រណិល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៧៣</text:p>
          </table:table-cell>
          <table:table-cell table:style-name="តារាង1.B2" office:value-type="string">
            <text:p text:style-name="P28">រណោ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ព្យួរ​ឬ​សំយុង​ចុះ​ដូច​គេ​ចង​បន្តោង : ស្វាយ​ផ្លែ​រណោង, ព្យួរ​រណោង, មើល​ទៅ​ឃើញ​រណោ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៧៤</text:p>
          </table:table-cell>
          <table:table-cell table:style-name="តារាង1.B2" office:value-type="string">
            <text:p text:style-name="P28">រណោប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ណ “សង្រ្គាម” + ឧបាយ “ល្បិច, កល,”; ឧ &gt; ឱ = រណោបាយ) ឧបាយ​កល​ក្នុង​សង្រ្គាម, ក្នុង​ចម្បាំង, ល្បិច​ព្យូហ៍​សឹក : ច្បាំង​ឈ្នះ​ដោយ​រណោបាយ​របស់​មេ​ទ័ព ...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៧៥</text:p>
          </table:table-cell>
          <table:table-cell table:style-name="តារាង1.B2" office:value-type="string">
            <text:p text:style-name="P28">រណ្តាប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វត្ថុ​សម្រាប់​ធ្វើ​ទាន​ឬ​សម្រាប់​ទទួល​ភ្ញៀវ, គ្រឿង​ទេយ្យ​ទាន; ទ្រនឹប​គ្រូ; គ្រឿង​បណ្ណាការ: រៀប​រណ្តាប់​បុណ្យ, រណ្តាប់​ទេយ្យ​ ទាន; រៀប​រណ្តាប់​គ្រូ, រៀប​រណ្តាប់​ការ (អាពាហ៍​ពិពាហ៍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៧៦</text:p>
          </table:table-cell>
          <table:table-cell table:style-name="តារាង1.B2" office:value-type="string">
            <text:p text:style-name="P28">រណ្តា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ស្មៅ​ពួក​ស្បូវ​មួយ​ប្រភេទ ស្លឹក​តូច​វែង​ៗ ច្រើន​ដុះ​តាម​ទី​វាល​ឬ​ទី​មាន​ព្រៃ​ស្ដួច​ស្តើង, ច្រូត​ក្រង​ប្រក់​រោង​ឬ​ប្រក់​ផ្ទះ​បាន តែ​មិន​សូវ​ជាប់​យូរ : ស្មៅ​រណ្តាស ឬ ស្បូវ​រណ្តាស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៧៧</text:p>
          </table:table-cell>
          <table:table-cell table:style-name="តារាង1.B2" office:value-type="string">
            <text:p text:style-name="P28">រណ្ដ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ក្រហូង​រាក់​ឬ​ជ្រៅ​កើត​អំពី​ជីក, កកាយ​ឬ​ដាប់​ជាដើម : រណ្ដៅ​សសរ, រណ្ដៅ​ក្តាម, រណ្ដៅ​ជ័រ <text:s/>។ រណ្ដៅ​នរក ឋាន​នរក​ដែល​មាន​សណ្ឋាន​ ដូច​ជា​រណ្ដៅ​យ៉ាង​ធំ ។ អុជ​បី​រណ្ដៅ អុជ​បី​ប៉ុយ គឺ​អុជ​សាច់​មនុស្ស​បី​អន្លើ​ដោយ​ប៉ុយ ដើម្បី​ឲ្យ​សះ​ជា​រោគ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៧៨</text:p>
          </table:table-cell>
          <table:table-cell table:style-name="តារាង1.B2" office:value-type="string">
            <text:p text:style-name="P28">រណ្ត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ដំ​គ្នា​រឿយ​ៗ, ប៉ះ​ឬ​ទង្គិច​គ្នា​ដូច​គេ​ដំ​រឿយ​ៗ : ចាន​រណ្តំ​គ្នា ។ ព. ប្រ. រណ្តំ​តែ​គ្នា​ឯង ប្រទូស្ត​តែ​គ្នា​ឯង ។ ព. ទ. បុ. ចាន​មួយ​រាវ​រណ្តំ​តែ​គ្នា​ឯង នៅ​ក្នុង​លំនៅ​ឬ​ក្នុង​បន្ទុក​មួយ​ចេះ​តែ​ប្រទូស្ត​គ្នា​រឿយ​ៗ​ឥត​ស្រាក ដូច​ជា​ចាន​ក្នុង​រាវ​មួយ​រណ្តំ​គ្ន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៧៩</text:p>
          </table:table-cell>
          <table:table-cell table:style-name="តារាង1.B2" office:value-type="string">
            <text:p text:style-name="P28">រណ្ឌក​ព្រឹក្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ន់-ឌៈកៈព្រឹក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ណ្ឌក) ឈើ​ដែល​មិន​សូវ​មាន​ផ្លែ, ឈើ​អា​រឹះ​ផ្លែ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៨០</text:p>
          </table:table-cell>
          <table:table-cell table:style-name="តារាង1.B2" office:value-type="string">
            <text:p text:style-name="P28">រ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គ្រឿង​ទព្វ​សម្ភារៈ​នៃ​គេហដ្ឋាន​ដែល​ដាក់​ភ្ជាប់​នឹង​សសរ សម្រាប់​ទ្រ​រនូត : រត​ផ្ទះ, រត​សាល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៨១</text:p>
          </table:table-cell>
          <table:table-cell table:style-name="តារាង1.B2" office:value-type="string">
            <text:p text:style-name="P28">រត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ស្ទុះ​ដោយ​ល្បឿន : រត់​ខ្នាប, រត់​ខ្មឺត, រត់​លឿន, រត់​សណ្តាប ។ គេច​ភៀស​បំបាត់​ខ្លួន​ពី​ទី​កន្លែង : រត់​ចោល​ស្រុក, គោ​រត់​បាត់, មនុស្ស​ទោស​រត់​រួច​ពី​គុក ។ គេច​វៀះ​ចៀស​ឲ្យ​ផុត​មុខ, ឲ្យ​ផុត​អំណាច : រត់​គយ, រត់​ពន្ធ, រត់​ទ័ព ។ គេច​វៀះ​ដោះ​ខ្លួន​លូន​ត្បុល​ចូល​ពួន​ក្នុង​ព្រៃ : រត់​លូន; (ស្រុក​កើត​រត់​លូន គឺ​ស្រុក​កើត​មាន​ទ័ព​ឬ​កើត​មាន​ចោរ​ប្លន់​ញឹក​ញយ អ្នក​ស្រុក​ភិតភ័យ​រត់​លូន​ចូល​ពួន​ក្នុង​ព្រៃ) ។ល។ ព. ប្រ. ដែល​ប្រព្រឹត្ត​ទៅ​ស្រួល​ឥត​ទើស​ទាក់ : រត់​គន្លង ដែល​មាន​របៀប​គន្លង​ត្រូវ​គ្នា; រត់​ជួរ ដែល​ត្រូវ​ជួរ​គ្នា; រត់​ដៃ​ ដែល​ថ្នឹក​ដៃ, ស្ទាត់​ដៃ ដោយ​រហ័ស; រត់​ផ្នត់ ដែល​ត្រូវ​ផ្នត់​គ្នា​ឥត​ល្អៀង; រត់​មាត់ ដែល​ស្ទាត់​មាត់​ឥត​មាន​ទាក់ : រៀន​ចាំ​រត់​មាត់, ឬ​ដែល​និយាយ​ត្រូវ គ្នា​រាល់​មាត់ : គេ​និយាយ​រត់​មាត់...; រត់​មុន​គេ ដែល​ខំ​ប្រឹង​ធ្វើ​ការ​ឬ​ប្រឹង​រៀន​ប្រឹង​ទន្ទេញ ឲ្យ​បាន​លឿន​ជឿន​ជាង​គេ : ធ្វើ​ការ​រត់​មុខ​គេ; រត់​របត់ ដែល​ត្រូវ​គ្នា​តាម​កម្រិត, តាម​បែប​បទ​ឬ​តាម​សណ្ដាប់​ធ្នាប់​តែ​មួយ; រត់​របប ដែល​មាន​របប​ដូច​គ្នា; រត់​របៀប ដែល​មាន​របៀប​ត្រូវ​គ្នា, ដែល​ចុះ​របៀប​គ្នា; រត់​សាច់​មួយ រលាយ​សាច់​មួយ; រត់​ឡើង​ឬ​រត់​ឡើង​មក​នៅ ឡើង​មក​នៅ​ដោយ​ស្ម័គ្រ​ចិត្ត​ឯង​ឥត​មាន​អ្នក​ណា​ហៅ​រក : ស្រី​រត់​ឡើង <text:s text:c="4"/>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់​ខ្នាប</text:p>
            <text:p text:style-name="P2"><text:s/>រត់​ខ្មឺត </text:p>
            <text:p text:style-name="P2">រត់​សណ្តាប</text:p>
            <text:p text:style-name="P2"/>
            <text:p text:style-name="P2"/>
            <text:p text:style-name="P2"/>
            <text:p text:style-name="P2"/>
            <text:p text:style-name="P2">រត់របត់</text:p>
            <text:p text:style-name="P2">រត់របប</text:p>
            <text:p text:style-name="P2">រត់របៀប</text:p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៨២</text:p>
          </table:table-cell>
          <table:table-cell table:style-name="តារាង1.B2" office:value-type="string">
            <text:p text:style-name="P28">រតនៈ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តៈន៉ៈ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ត្ន; រតន “វត្ថុ​ឬ​របស់​ដែល​ញ៉ាំង​ចិត្ត​ឲ្យ​រីក​រាយ; ...”) កែវ; <text:s/>ពេជ្រ, ត្បូង​គ្រប់​ប្រភេទ; សូម្បី​មាស, ប្រាក់​ក៏​ហៅ រតនៈ ដែរ ឬ​ហៅ​ថា រតន​វត្តុ ក៏​បាន; វត្តុ, ធម្ម​ជាតិ​ដ៏​ប្រសើរ​វិសេស​ឬ​មនុស្ស​ប្រសើរ​វិសេស. សត្វ​វិសេស ក៏​ហៅ រតនៈ បាន​ដែរ ។ សព្ទ​នេះ​បើ ប្រើ​ភ្ជាប់​ជា​មួយ​នឹង​នាម​សព្ទ​ដទៃ​ឲ្យ​ជា​បទ​សមាស​រៀង​ពី​ខាង​ដើម​ក៏​បាន ពី​ខាង​ចុង​ក៏​បាន, បើ​រៀង​ពី​ខាង​ដើម អ. ថ. រៈតៈន៉ៈ ឬ រ័ត-ត្នៈ, បើ​រៀង​ពី​ខាង​ចុង អ. ថ. រ័ត, ដូច​ជា : រតន​ករ (រៈតៈន៉ៈក) អ្នក​ធ្វើ​រតនៈ​គឺ​អ្នក​ជីក​ត្បូង, អ្នក​ច្នៃ​ត្បូង; ជាង​មាស​ប្រាក់; ព្រះ​វេស្សវ័ណ ។ រតន​ករណ្ឌ (រៈតៈន៉ៈកៈរ៉ន់) ទូ​ឬ​ហឹប​ដាក់​រតនៈ, ដាក់​ពេជ្រ, ដាក់​ត្បូង ។ រតន​គភ៌ ឬ រត្ន​គ័ភ៌ ផ្ទៃ​ជា​ទី​កើត​រតនៈ គឺ​សមុទ្រ (ព្រោះ​សមុទ្រ​ជា​ទី​កើត​រតនៈ​ផេ្សង​ៗ); ព្រះ​បាទ​កុវេរៈ គឺ​ព្រះ​វេស្សវ័ណ​(ព្រោះ​ព្រះ​បាទ​កុវេរៈ ពួក​មនុស្ស​ពី​បុរាណ​យល់​ថា​ជា​ទេវតា​ម្ចាស់​រតនៈ​ឬ​ម្ចាស់​ទ្រព្យ) ។ រតន​គញ្ភ ឬ រត្ន​គ័ភ៌ា, រត្ន​គ័រ្ភី​ផែន​ដី (ព្រោះ​ផែន​ដី​ជា​ទី​កើត​រតនៈ​ផ្សេង​ៗ ។ រតន​ត្រ័យ, រត្ន​ត្រ័យ ឬ--ត្រៃ រតនៈ​បី​យ៉ាង​គឺ​ព្រះ​ពុទ្ធ, ព្រះ​ធម៌, ព្រះ​សង្ឃ ហៅ​ថា ពុទ្ធ​រតនៈ, ធម្ម​ រតនៈ, សង្ឃ​រតនៈ ឬ​ព្រះ​ពុទ្ធ​រ័ត្ន, ព្រះ​ធម៌​រ័ត្ន, ព្រះ​សង្ឃ​រ័ត្ន ក៏​បាន​ ។ រត្ន​ត្រ័យ​ប្រណាម ការ​បង្អោន​កាយ​វាចា​ចិត្ត​គោរព​ព្រះ​រត្ន​ត្រ័យ​ ។ រតន​និធិ កំណប់​រតនៈ គឺ​សមុទ្រ; ភ្នំ​ព្រះ​សុមេរុ ។ រតនប្បភា ឬ​រត្ន​ប្រភា (រៈតៈណ័ប-ប៉ៈភា ឬ រ័ត-ត្ន័ប-ប្រៈភា) ពន្លឺ​រតនៈ; ផែន​ដី ។ រតន​ពាណិជ អ្នក​លក់​ពេជ្រ, អ្នក​លក់​ត្បូង; អ្នក​លក់​គ្រឿង​ប្រដាប់​ដែល​ដាំ​ត្បូង ។ រតន​ពាណិជ្ជ​ឬ​ពាណិជ្យ ការ​លក់​ត្បូង, ជំនួញ​ត្បូង (ប្រើ​ជា រតន​វណិជ្ជ ឬ រតន​វណិជ្ជា ក៏​បាន) ។ រតន​ម័យ គុ. ដែល​ប្រដាប់​ដោយ​រតនៈ, ដែល​ដាំ​ពេជ្រ, ដាំ​ត្បូង ។ រតន​មាលា កម្រង​កែវ; ខ្សែ​ខ្លួន​ឬ​ខ្សែ-ក​ដាំ​ពេជ្រ ។ រតន​រង្សី ស្មើ​រតនៈ, ពន្លឺ​ពេជ្រ ។ រតន​រាសី គំនរ​កែវ; មហា​សមុទ្រ ។ រតន​វត្ថុ​ឬ​រត្ន​ព័ស្តុ វត្ថុ​ជា​រតនៈ មាន​កែវ, ត្បូង, មាស, ប្រាក់​ជាដើម ។ រតន​វិកតិ​ឬ​រតន​វិក័តិ ការ​រចនា​ដោយ​រតនៈ, របស់​ដាំ​ត្បូង ។ រតន​វិចិត្រ ឬ រត្ន​ពិចិត្រ ដែល​វិចិត្រ​ដោយ​រតនៈ, ការ​រចនា​រំលេច​ដោយ​ត្បូង ។ រតន​សុវណ្ណ ឬ រត្ន​សុព័ណ៌ មាស​ប្រដាប់​ដោយ​ត្បូង, មាស​ដាំ​ពេជ្រ ។ រតន​សោភា លំអ​រតនៈ ។ រតនាករ (&lt;រតន+អាករ) អណ្តូង​រតនៈ, កន្លែង​ដែល​កើត​ពេជ្រ, ដែល​កើត​ត្បូង; <text:s/>សមុទ្រ (ប្រើ​ជា រត្នាករ ក៏​បាន, &lt; រត្ន+អាករ) ។ រតនាគារ (&lt;រតន+អគារ) អគារ​នៃ​រតនៈ, ឃ្លាំង​រ័តន៍; ឃ្លាំង​ប្រាក់ ។ រតនាលង្ការ (&lt;រតន+អលង្ការ) គ្រឿង​អលង្ការ​ប្រដាប់​ដោយ​ពេជ្រ, ដោយ​ត្បូង ។ រតនាលោក (&lt;រតន+អាលោក) ឬ រតនោភាស (&lt;រតន+ឱភាស) ពន្លឺ​រតនៈ, ពន្លឺ​ពេជ្រ ។ រតនាវលី (&lt;រតន+អាវលិ) ខ្សែ-ក​ដាំ​ពេជ្រ ។ល។ <text:s/>គហបតី​រ័តន៍ គហបតី​កែវ, នាយ​ឃ្លាំង​កែវ (សម្រាប់​ព្រះ​រាជា​ចក្រ​ពត្តិ) ។ ចក្ក​រ័តន៍ ឬ ចក្រ​រ័ត្ន កង់​កែវ (សម្រាប់​ស្ដេច​ចក្រ​ពត្តិ) ។ ទ្រទូង​រ័ត្ន ទ្រទូង​កែវ​គឺ​សមណ​ស័ក្តិ​ទី​រាជា​គណៈ​សម្រាប់​ឯក​នៅ​កម្ពុជ​រដ្ឋ​ពី​ក្នុង​សម័យ​បុរាណ (ម. ព. ទ្រទូង ២ ន. ផង) ។ នារី​រ័ត្ន នាង​កែវ, ស្ត្រី​កែវ​ឬ​ស្រី​ថ្លៃ, ស្ត្រី​មាន​លំអ​ប្រហែល​ដូច​ពេជ្រ ។ បរិ​នាយក​រ័តន៍ នាយ​ពល​កែវ (សម្រាប់​ស្ដេច​ចក្រ​ពត្តិ) ។ បុរស​រត្ន ឬ​ប្រុស​រ័ត្ន ប្រុស​កែវ ឬ​ប្រុស​ថ្លៃ,... ។ ប្រពាល​រ័ត្ន កែវ​ប្រពាល ។ មណី​រ័ត្ន កែវ​មណី, ពេជ្រ​មាន​តម្លៃ (សម្រាប់​ស្ដេច​ចក្រ​ពត្តិ ក៏​មាន) ។ មហា​បុរស​រ័ត្ន មហា​បុរស​ថ្លៃ​ថ្លា,... ។ ហត្ថិ​រ័តន៍ ឬ​ដំរី​រ័ត្ន ដំរី​កែវ (សម្រាប់​ព្រះ​រាជា​ចក្រ​ពត្តិ) ។ អស្ស​រ័តន៍ (អ័ស-សៈ--) ឬ សេះ​រ័តន៍ សេះ​កែវ (សម្រាប់​ស្ដេច​ចក្រ​ពត្តិ) ។ ឥត្ថី​រ័តន៍ ឬ ស្ត្រី​រ័ត្ន ស្ត្រី​កែវ (សម្រាប់​ព្រះ​រា​ជា​ចក្រ​ពត្តិ) ។ល។ (ចំពោះ​ពាក្យ រតនៈ នេះ​សុំ​មើល ក្នុង​ពាក្យ លិក្ខា ឬ លិក្សា ទៀត​ផង) ។</text:p>
          </table:table-cell>
          <table:table-cell table:style-name="តារាង1.D2" office:value-type="string">
            <text:p text:style-name="P2">រត្នៈ, រ័តន៍, រ័ត្ន</text:p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៨៣</text:p>
          </table:table-cell>
          <table:table-cell table:style-name="តារាង1.B2" office:value-type="string">
            <text:p text:style-name="P28">រតន --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តនៈ) ។ </text:p>
          </table:table-cell>
          <table:table-cell table:style-name="តារាង1.D2" office:value-type="string">
            <text:p text:style-name="P2">រត្ន--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៨៤</text:p>
          </table:table-cell>
          <table:table-cell table:style-name="តារាង1.B2" office:value-type="string">
            <text:p text:style-name="P28">រតនគិរ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ខេត្ត​មួយ​នៃ​កម្ពុជ​រដ្ឋ, បំបែក​ចេញ​ពី​ខេត្ត​ស្ទឹងត្រែង ហើយ​តែង​តាំង​ឡើង​ពី​ឆ្នាំ ១៩៥៩ (ព្រះ​រាជ​ក្រម​លេខ ២៩៨-នស. ចុះ​ថ្ងៃ​ទី ១៧ កុម្ភៈ ១៩៥៩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៨៥</text:p>
          </table:table-cell>
          <table:table-cell table:style-name="តារាង1.B2" office:value-type="string">
            <text:p text:style-name="P28">រតន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តៈនា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រតនៈ​ទាំងឡាយ (ម. ព. រតនៈ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៨៦</text:p>
          </table:table-cell>
          <table:table-cell table:style-name="តារាង1.B2" office:value-type="string">
            <text:p text:style-name="P28">រតនោភា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តៈន៉ោ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មើល​ក្នុង​ពាក្យ រតនៈ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៨៧</text:p>
          </table:table-cell>
          <table:table-cell table:style-name="តារាង1.B2" office:value-type="string">
            <text:p text:style-name="P28">រត់​យួ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បោល​រាយ​ជើង​ស្មើ​ៗ​ត្រឹក​ៗ (ចំពោះ​តែ​សេះ) : សេះ​រត់​យួន (បង្ហាត់​តាម​បែប​យួន ?) ។ ព. ផ្ទ. ដើរ, ផាយ, លុ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៨៨</text:p>
          </table:table-cell>
          <table:table-cell table:style-name="តារាង1.B2" office:value-type="string">
            <text:p text:style-name="P28">រតា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សាកត្រាក, កន្រ្តាក : ធ្លាក់​រតាក; សំពត់​រតាក ។ រតេក​រតាក​ រតាក​ខ្លាំង, កន្ត្រាក​ក្រៃ​ពេ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>រតេក​រតាក</text:p>
          </table:table-cell>
        </table:table-row>
        <table:table-row table:style-name="តារាង1.2">
          <table:table-cell table:style-name="តារាង1.A2" office:value-type="string">
            <text:p text:style-name="P2">១០២៨៩</text:p>
          </table:table-cell>
          <table:table-cell table:style-name="តារាង1.B2" office:value-type="string">
            <text:p text:style-name="P28">រតាត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តាយ ថា: រតាត់​រតាយ រាត់​រាយ​ចេញ​ពី​គ្នា, រាត់​រាយ​ពេញ​ពាស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ាត់​រតាយ</text:p>
          </table:table-cell>
        </table:table-row>
        <table:table-row table:style-name="តារាង1.2">
          <table:table-cell table:style-name="តារាង1.A2" office:value-type="string">
            <text:p text:style-name="P2">១០២៩០</text:p>
          </table:table-cell>
          <table:table-cell table:style-name="តារាង1.B2" office:value-type="string">
            <text:p text:style-name="P28">រត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វែង​ឬ​អន្លាយ​ចេញ​ដូច​គេ​រាយ : ធ្លាក់​រតាយ; វែង​រតាយ <text:s text:c="3"/>(ម. ព. រតាត់ និង​រតេយ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៩១</text:p>
          </table:table-cell>
          <table:table-cell table:style-name="តារាង1.B2" office:value-type="string">
            <text:p text:style-name="P28">រតា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ចេញ​អាការ​គោង​ៗ​ស្រាវ​ៗ : ទោច​ឡើង​ដើម​ឈើ​រតាវ; ឃើញ​តែ​ជើង​រតាវ​ៗ (ម. ព. រតេវ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៩២</text:p>
          </table:table-cell>
          <table:table-cell table:style-name="តារាង1.B2" office:value-type="string">
            <text:p text:style-name="P28">រតិ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តិ</text:p>
          </table:table-cell>
          <table:table-cell table:style-name="តារាង1.D2" office:value-type="string">
            <text:p text:style-name="P2">សំ. បា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ាគ:, តម្រេក, សេចក្ដី​ត្រេក​ត្រអាល; មេថុន; សេចក្ដី​រីក​រាយ; អំណរ... ។ រតិ​កម្ម, រតិ​ក្រិយា (រៈតិ-ក័ម,-ក្រិ-យ៉ា) ការ​រួម​បវេណី, មេថុន​សេវនៈ ។ រតិ​គ្រឹះ ផ្ទះ​សម្រាប់​កំសាន្ត​សប្បាយ ។ រតិ​ទូតី ស្រី​អ្នក​នាំ​ការ​ឲ្យ​បុរស​ស្ត្រី​ស្រឡាញ់​គ្នា (មេ​អណ្តើក) ។ល។ កាម​រតិ (កាម៉ៈរៈតិ) សេចក្ដី​ត្រេក​ត្រអាល​ទៅ​រក​កាម, តម្រេក​ក្នុង​កាម​គុណ​ ។ ធម្ម​រតិ (ធ័ម-មៈរៈតិ) អំណរ​ចំពោះ​ធម៌ ។ វន​រតិ (វៈនៈ--) អំណរ​ទៅ​រក​ព្រៃ, សេចក្ដី​ពេញ​ចិត្ត​នៅ​ក្នុង​ព្រៃ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៩៣</text:p>
          </table:table-cell>
          <table:table-cell table:style-name="តារាង1.B2" office:value-type="string">
            <text:p text:style-name="P28">រតិករតុ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រញ៉ឹក​រញ៉ុក; រអាក់​រអួល : ធ្វើ​ការ​រតិក​រតុក; ដំណើរ​រតិក​រតុ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៩៤</text:p>
          </table:table-cell>
          <table:table-cell table:style-name="តារាង1.B2" office:value-type="string">
            <text:p text:style-name="P28">រតិបរតុ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តតិប​តតុប; ខ្ពស់​ៗ ទាប​ៗ ដូច​គេ​ដាក់​បន្តុប : ដាក់​របស់​រាត់​រាយ​រតិប​រតុប; ការ​រតិប​រតុប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ិប​រតុប</text:p>
          </table:table-cell>
        </table:table-row>
        <table:table-row table:style-name="តារាង1.2">
          <table:table-cell table:style-name="តារាង1.A2" office:value-type="string">
            <text:p text:style-name="P2">១០២៩៥</text:p>
          </table:table-cell>
          <table:table-cell table:style-name="តារាង1.B2" office:value-type="string">
            <text:p text:style-name="P28">រតឹ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ក្រោក​ព្រម​គ្នា​ដោយ​អាការ​ប្រញាប់​ប្រញាល់ ដូច​គេ​ខឹង​ខ្លាំង​ឬ​ព្រោះ​ខឹង​ខ្លាំង : ស្ទុះ​ក្រោក​រតឹង ។ រតឹង​រតាង ដែល​ក្រោក​ឡើង រតឹង​ព្រម​គ្នា​ដោយ​ចេញ​អាការ​តតេង​រតា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ឹង​រតាង</text:p>
          </table:table-cell>
        </table:table-row>
        <table:table-row table:style-name="តារាង1.2">
          <table:table-cell table:style-name="តារាង1.A2" office:value-type="string">
            <text:p text:style-name="P2">១០២៩៦</text:p>
          </table:table-cell>
          <table:table-cell table:style-name="តារាង1.B2" office:value-type="string">
            <text:p text:style-name="P28">រតូ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រកូត​រៀង​គ្នា : ក្រាប​រតូត (ម. ព. រតេត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៩៧</text:p>
          </table:table-cell>
          <table:table-cell table:style-name="តារាង1.B2" office:value-type="string">
            <text:p text:style-name="P28">រតូវ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>រដូវ </text:p>
          </table:table-cell>
          <table:table-cell table:style-name="តារាង1.D2" office:value-type="string">
            <text:p text:style-name="P2">សំ. ក្ល.; 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ភ្ល.; ឫតុ; ឧតុ) ទេស​កាល, កាល​កំណត់​ដែល​ចែក​ជា ភាគ​ខែ​ក្នុង​ឆ្នាំ​មួយ​ៗ តាម​សម័យ​ដែល​អាកាស​ប្រែ​ប្រួល (ច្រើន​សរសេរ រដូវ ជាង) : រដូវ​រងា, រដូវ​ក្ដៅ, រដូវ​ភ្លៀង; ឈើ​ផ្លែ​ខុស​រដូវ; ផ្លាស់​រដូវ ។ តាម​សុរិយ​គតិ, ក្នុង​មួយ​ឆ្នាំ​ៗ​និយម​ប្រើ​រដូវ ៤ គឺ ១- និទាឃៈ ឬ​ និទាឃ​រដូវ “រដូវ​ក្ដៅ” ត្រូវ​គ្នា​នឹង​រដូវ​ប្រ័ងតង់ប្ស៍ Printemps ប្រទេស​បារាំងសែស) មាន ៣ ខែ, រាប់​ពី​ត្រឹម​ថ្ងៃ​ទី ២១ ខែ​មីនា (ម៉ារ្ស) ដល់​ថ្ងៃ​ទី ២១ ខែ​មិថុនា (យូវ៉ាំង), មាន ៩៣ ថ្ងៃ ។ ២- វស្សានៈ ឬ វស្សាន​រដូវ “រដូវ​ភ្លៀង” (ត្រូវ​គ្នា​នឹង​រដូវ អេតេ Eté ប្រទេស​បារាំង​សែស) មាន ៣ ខែ, រាប់​ពី​ត្រឹម​ថ្ងៃទី ២២ ខែ​មិថុនា (យូវ៉ាំង) ដល់​ថ្ងៃ​ទី ២២ ខែ​កញ្ញា (សេបតមប្រិ៍), មាន ៩៣ ថ្ងៃ។ ៣- សរទៈ ឬ សរទ​រដូវ “រដូវ​ចុះ​អ័ព្ទ ឬ​រដូវ​មាន​ខ្យល់, ភ្លៀង, ទឹក​សន្សើម​ខ្លះ; រដូវ​លំហើយ” (ត្រូវ​គ្នា​នឹង​រដូវ អូតូន Automne ប្រទេស​បារាំង​សែស) មាន ៣ ខែ, រាប់​ពី​ត្រឹម​ថ្ងៃ​ទី ២៣ ខែ​កញ្ញា (សេបតមប្រិ៍) ដល់​ថ្ងៃ​ទី ២១ ខែ​ធ្នូ (ដេសមប្រិ៍) មាន ៩០ ថ្ងៃ ។ <text:s text:c="2"/>៤- សិសិរៈ ឬ សិសិរ​រដូវ “រដូវ​រងា​ខ្លាំង” ត្រូវ​គ្នា​នឹង​រដូវ ហ៊‌ីវែរ Hiver ប្រទេស​បារាំង​សែស) មាន ៣ ខែ, រាប់​ពី​ត្រឹម​ថ្ងៃ​ទី ២២ ខែ​ធ្នូ (ដេសមប្រ៏) ដល់​ថ្ងៃ​ទី ២០ ខែ​មីនា (ម៉ារ្ស), មាន ៨៩ ថ្ងៃ ឬ​ចួន​កាល ៩០ ថ្ងៃ ។ រួម​ទាំង ៤ រដូវ​ ត្រូវ​ជា ១២ ខែ, មាន​ថ្ងៃ ៣៦៥ ឬ​ចួន​កាល ៣៦៦ ជា​មួយ​ឆ្នាំ​នៃ​សុរិយ​គតិ (មិន​មាន​វិធី​លើក​ខែ​ទេ) ។ តាម​ចន្ទ​គតិ, ក្នុង​ឆ្នាំ​មួយ​ៗ​និយម​ប្រើ​រដូវ ៣ គឺ ១- ហេមន្តៈ ឬ ហេមន្ត​រដូវ “រដូវ​មាន​ទឹក​សន្សើម, រដូវ​រងា” មាន ៤ ខែ, រាប់​ពី​ត្រឹម​ថ្ងៃ ១ រោច​ខែ​កត្តិក ដល់​ថ្ងៃ ១៥ កើត​ខែ​ផល្គុន, មាន ១១៨ ថ្ងៃ ។ ២- គិម្ហៈ ឬ គិម្ហ​រដូវ “រដូវ​ក្ដៅ” មាន ៤ ខែ, រាប់​ពី​ថ្ងៃ ១ រោច​ខែ​ផល្គុន ដល់​ថ្ងៃ ១៥ កើត​ខែ​អាសាឍ, មាន ១១៨ ថ្ងៃ; បើ​ឆ្នាំ​ដែល​មាន​អធិក​វារៈ មាន ១១៩ ថ្ងៃ; ឆ្នាំ​ដែល​មាន អធិក​មាស មាន​៥ ខែ មាន ១៤៨ ថ្ងៃ។ ៣- វស្សានៈ ឬ វស្សាន​រដូវ “រដូវ​ភ្លៀង” មាន ៤ ខែ, រាប់​ពី​ថ្ងៃ ១ រោច​ខែ​អាសាឍ​ដល់​ថ្ងៃ ១៥ កើត​ខែ​កត្តិក, មាន ១១៨ ថ្ងៃ ។ រួម​ទាំង ៣ រដូវ មាន​ខែ​ ១២ ឬ ចួន​កាល ១៣ ខែ, មាន​ថ្ងៃ ៣៥៤ ឬ ៣៥៥ ឬ​ក៏​ចួន​កាល​ ៣៨៤ ថ្ងៃ ជា​មួយ​ឆ្នាំ​នៃ​ចន្ទ​គតិ (លទ្ធិ​ពុទ្ធ​សាសនា​និយម​ប្រើ​រដូវ ៣ នេះ ។ ម. ព. ចន្ទ​គតិ​កាល ផង) ។ តាម​លទ្ធិ​បុរាណ, ក្នុង​ប្រទេស​ខ្លះ​និយម​ប្រើ​រដូវ ៦ គឺ ១- ហេមន្តៈ ឬ ហេមន្ត​រដូវ “រដូវ​មាន​ទឹក​សន្សើម, រដូវ​រងា” មាន ២ ខែ, រាប់​ពី​ថ្លៃ ១​រោច ខែ​កត្តិក​ដល់​ថ្ងៃ ១៥ កើត​ខែ​បុស្ស, មាន ៥៩ ថ្ងៃ ។ ២- សិសិរៈ ឬ សិសិរ​រដូវ “រដូវ​រងា​ខ្លាំង” មាន ២ ខែ, រាប់​ពី​ថ្ងៃ ១ រោច ខែ​បុស្ស ដល់​ថ្ងៃ ១៥ កើត​ខែ​ផល្គុន, មាន ៥៩ ថ្ងៃ ។ ៣- វសន្តៈ ឬ វសន្ត​រដូវ “រដូវ​ឈើ​ជ្រុះ​លាស់​ស្លឹក” មាន ២ ខែ, រាប់​ពី​ថ្ងៃ ១ រោច​ខែ ផល្គុន​ដល់​ថ្ងៃ ១៥ កើត​ខែ​ពិសាខ, មាន​៥៩​ថ្ងៃ (គួរ​កុំ​ច្រឡំ វស្សាន និង វសន្ត នេះ) ។ ៤- គិម្ហៈ ឬ គិម្ហ​រដូវ “រដូវ​ក្ដៅ” មាន ២ ខែ, រាប់​ពី ១ រោច​ខែ​ពិសាខ ដល់​ថ្ងៃ ១៥ កើត​ខែ​អាសាឍ, មាន ៥៩ ថ្ងៃ (បើ​ឆ្នាំ ដែល​មាន​អធិក​វារៈ មាន​៦០ ថ្ងៃ, ឆ្នាំ​ដែល​មាន​អធិក​មាស មាន ៣ ខែ មាន​ថ្ងៃ ៨៩ (?) ព្រោះ​ប្រើ​ខែ​ចេញ​ឈ្មោះ​តាម​ចន្ទ​គតិ​ដូច​បែប​ប្រើ​រដូវ ៣ ដែរ) ។ ៥- វស្សានៈ ឬ វស្សាន​រដូវ “រដូវ​ភ្លៀង” មាន ២ ខែ, រាប់​ពី​ថ្ងៃ ១ រោច​ខែ​អាសាឍ ដល់​ថ្ងៃ ១៥ កើត​ខែ​ភទ្របទ, មាន ៥៩ ថ្ងៃ ។ ៦- សរទៈ ឬ សរទ​រដូវ “រដូវ​ចុះ​អ័ព្ទ ឬ​រដូវ​មាន​ខ្យល់, ភ្លៀង, ទឹក​សន្សើម​ខ្លះ” មាន ២ ខែ, រាប់​ពី​ថ្ងៃ ១ រោច​ខែ​ភទ្របទ​ដល់​ថ្ងៃ ១៥ កើត​ខែ​កត្តិក, មាន ៥៩​ថ្ងៃ ។ រួម​ទាំង ៦ រដូវ​មាន​ខែ ១២ (ឬ​ចួន​កាល​មាន ១៣ ខែ ?) មាន​ថ្ងៃ ៣៥៤ (ឬ ៣៥៥ ឬ​ក៏​ចួន​កាល ៣៨៤ ថ្ងៃ ?) ត្រូវ​ជា​មួយ​ឆ្នាំ ។ រដូវ ៦ នេះ លទ្ធិ​ពុទ្ធ​សាសនា​មិន​និយម​ប្រើ​ទេ មាន​បង្គាប់​ឲ្យ​ប្រើ​តែ​រដូវ ៣ តាម​ចន្ទ​គតិ ដោយ​ដាច់​ខាត (ម. ព. រាសី ផង ព្រោះ​មាន​ប្រាប់​ឈ្មោះ​ខែ​សម្រាប់​សុរិយ​គតិ និង​ចន្ទ​គតិ​នៅ​នោះ) ។ </text:p>
          </table:table-cell>
          <table:table-cell table:style-name="តារាង1.D2" office:value-type="string">
            <text:p text:style-name="P2">រដូវ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ក្ល.</text:p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ឫតុ; ឧតុ) កាល​កំណត់​នៃ​ដំណើរ​ធ្លាក់​លោហិត​របស់​ស្ត្រី (ច្រើន​សរសេរ រដូវ ជាង) : ស្ត្រី​មាន​រដូវ, រាំង​រដូវ, ធ្លាក់​រដូវ​មិន​ស្រួល ។ </text:p>
          </table:table-cell>
          <table:table-cell table:style-name="តារាង1.D2" office:value-type="string">
            <text:p text:style-name="P2">រដូវ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២៩៨</text:p>
          </table:table-cell>
          <table:table-cell table:style-name="តារាង1.B2" office:value-type="string">
            <text:p text:style-name="P28">រតេ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តាក ថា : រតេក​រតាក រតាក​ខ្លាំង, កន្រ្តាក​ក្រៃ​ពេក, រយីក​រយាក​ពន់​ពេ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េក​រតាក</text:p>
          </table:table-cell>
        </table:table-row>
        <table:table-row table:style-name="តារាង1.2">
          <table:table-cell table:style-name="តារាង1.A2" office:value-type="string">
            <text:p text:style-name="P2">១០២៩៩</text:p>
          </table:table-cell>
          <table:table-cell table:style-name="តារាង1.B2" office:value-type="string">
            <text:p text:style-name="P28">រតេ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</text:p>
          </table:table-cell>
          <table:table-cell table:style-name="តារាង1.D2" office:value-type="string">
            <text:p text:style-name="P2">ដែល​ដួល​ក្រាប​ក្បាល​ចុះ​ដង្ហែ​គ្នា : ដួល​រតេត; ឬ​ដែល​ក្រាប​ក្បាល​ចុះ​ខ្ពស់​ក្រោយ​ជិត​ៗ​គ្នា: ក្រាប​រតេត ។ ប. ពាក្យ​សម្រាប់​និយាយ​ផ្សំ​នឹង​ពាក្យ រតូត ថា : រតេត​រតូត រកូត​ខ្ពស់​ៗ​ទាប​ៗ មិន​ចុះ​របៀប​គ្ន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េត​រតូត</text:p>
          </table:table-cell>
        </table:table-row>
        <table:table-row table:style-name="តារាង1.2">
          <table:table-cell table:style-name="តារាង1.A2" office:value-type="string">
            <text:p text:style-name="P2">១០៣០០</text:p>
          </table:table-cell>
          <table:table-cell table:style-name="តារាង1.B2" office:value-type="string">
            <text:p text:style-name="P28">រតេ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តាយ ថា: រតេយ​រតាយ រតាយ​ក្រៃ​ពេក, រាត់​រាយ​រតា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េយ​រតាយ</text:p>
          </table:table-cell>
        </table:table-row>
        <table:table-row table:style-name="តារាង1.2">
          <table:table-cell table:style-name="តារាង1.A2" office:value-type="string">
            <text:p text:style-name="P2">១០៣០១</text:p>
          </table:table-cell>
          <table:table-cell table:style-name="តារាង1.B2" office:value-type="string">
            <text:p text:style-name="P28">រតេ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តាវ ថា : រតេវ​រតាវ រតាវ​ក្រៃ​ពេ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េវ​រតាវ </text:p>
          </table:table-cell>
        </table:table-row>
        <table:table-row table:style-name="តារាង1.2">
          <table:table-cell table:style-name="តារាង1.A2" office:value-type="string">
            <text:p text:style-name="P2">១០៣០២</text:p>
          </table:table-cell>
          <table:table-cell table:style-name="តារាង1.B2" office:value-type="string">
            <text:p text:style-name="P28">រតែ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តោក ថា: រតែក​រតោក រតោក​យេក​យោគ​ខើច​ខ្លះ​យារ​ខ្ល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ែក​រតោក </text:p>
          </table:table-cell>
        </table:table-row>
        <table:table-row table:style-name="តារាង1.2">
          <table:table-cell table:style-name="តារាង1.A2" office:value-type="string">
            <text:p text:style-name="P2">១០៣០៣</text:p>
          </table:table-cell>
          <table:table-cell table:style-name="តារាង1.B2" office:value-type="string">
            <text:p text:style-name="P28">រតែ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ប្រើ​ផ្សំ​នឹង​ពាក្យ រតោង ថា : រតែង​រតោង រតោង​ពេញ​ពាស, រណោង​ខើច​ខ្លះ​យារ​ខ្ល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តែង​រតោង</text:p>
          </table:table-cell>
        </table:table-row>
        <table:table-row table:style-name="តារាង1.2">
          <table:table-cell table:style-name="តារាង1.A2" office:value-type="string">
            <text:p text:style-name="P2">១០៣០៤</text:p>
          </table:table-cell>
          <table:table-cell table:style-name="តារាង1.B2" office:value-type="string">
            <text:p text:style-name="P28">រតោ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</text:p>
          </table:table-cell>
          <table:table-cell table:style-name="តារាង1.D2" office:value-type="string">
            <text:p text:style-name="P2">ដែល​យារ​ស្តោក ឬ​ដែល​ព្យួរ​រណោង​ជិត​ៗ​គ្នា : ព្យួរ​រតោក (ម. ព. រតែក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០៥</text:p>
          </table:table-cell>
          <table:table-cell table:style-name="តារាង1.B2" office:value-type="string">
            <text:p text:style-name="P28">រតោ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ព្យួរ​ដូច​គេ​ចង​បន្តោង​ជិត​ៗ​គ្នា : ព្យួរ​រតោង (ម. ព. រតែង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០៦</text:p>
          </table:table-cell>
          <table:table-cell table:style-name="តារាង1.B2" office:value-type="string">
            <text:p text:style-name="P28">រត្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ត-តៈ</text:p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(រក្ត) ដែល​ជ្រលក់​ហើយ; ដែល​ផាត់​ព័ណ៌​ហើយ; ក្រហម ។ ដែល​ប្រែ​ថា ក្រហម ច្រើន​ប្រើ​ភ្ជាប់​ពី​ខាង​ដើម​នាម​នាម​ជា​បទ​សមាស, ដូច​ជា : រត្ត​កម្ពល (រ័ត-តៈក័ម-ពល់) សំពត់​កម្ពល​ក្រហម ។ រត្ត​គាវី មេ​គោ​ក្រហម ។ រត្ត​ចន្ទន៍ (រ័ត-តៈច័ន) ចន្ទន៍​ក្រហម ។ រត្ត​បឋវី ដី​ក្រហម ។ រត្ត​រឿង​រង្សី (រ័ត-តៈ--ឬ រ័ត--) រស្មី​ក្រហម​រុងរឿង (ព. កា.) ។ រត្ត​សុវណ្ណ មាស​ក្រហម (មាស​ឆ្អិន; មាស​ឲ្យ​ដី) ។ រត្តុប្បល (រ័ត-តុប-បល់ ឬ ត. ទ. ស្រ. --បុល; &lt;រត្ត+ឧប្បល) ព្រលឹត​ក្រហម; លំ​ចង់​ក្រហម ។ល។ រត្ត ន. ឈាម; រាត្រី; (&lt;រត្តិ“យប់”) : ទីឃ​រត្ត (ទីឃៈរ័ត) រាត្រី​វែង, កាល​មាន​រាត្រី​វែង (កាល​វែង, កាល​អង្វែង) : បាន​សុខ​ក្សេម​ក្សាន្ត អស់​ទីឃ​រត្ត ព្រោះ​ផល​បុណ្យ​គាត់​បាន​កសាង​មក ។ អឌ្ឍ​រត្ត (អ័ត-ឍៈរ័ត) កន្លះ​រាត្រី, ពាក់​អណ្ដាល​យប់ (អធ្រាត្រ) : លុះ​ដល់​ពេល​យាម​អឌ្ឍ​រត្ត ក្នុង​ក្រុង​ស្ងាត់​មាត់​ឈឹង​ជ្រងំ ស្ដេច​ទ្រង់​យាង​ចូល​ទី​បន្ទំ អប់រំ​ព្រះ​ទ័យ​ដោយ​មេត្ត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០៧</text:p>
          </table:table-cell>
          <table:table-cell table:style-name="តារាង1.B2" office:value-type="string">
            <text:p text:style-name="P28">រត្តញ្ញូ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ត-ត័ញ-ញូ</text:p>
          </table:table-cell>
          <table:table-cell table:style-name="តារាង1.D2" office:value-type="string">
            <text:p text:style-name="P2">បា.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 រត្តិ “រាត្រី” &gt; រត្ត+ញា “ដឹង” &gt; ញូ; រាត្រិជ្ញ, រាត្រជ្ញ) អ្នក​ដឹង​រាត្រី​គឺ​អ្នក​ដែល​មាន​អាយុ​ច្រើន (ចាស់) ជា​អ្នក​ដឹង​កិច្ច​ការ​ផ្សេង​ៗ​ច្រើន​ (ព. កា.) : ស្រុក​ណា​មាន​រត្តញ្ញូ អាច​ធ្វើ​ជា​គ្រូ​ប្រាប់​ខុស​ប្រាប់​ត្រូវ​គេ​បាន ស្រុក​នោះ​មាន​សុខ​ក្សេម​ក្សាន្ត ព្រោះ​មាន​លំអាន អ្នក​ប្រាជ្ញ​បុរាណ​ឋិត​ន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០៨</text:p>
          </table:table-cell>
          <table:table-cell table:style-name="តារាង1.B2" office:value-type="string">
            <text:p text:style-name="P28">រត្តិ​ក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ត-តិ--</text:p>
          </table:table-cell>
          <table:table-cell table:style-name="តារាង1.D2" office:value-type="string">
            <text:p text:style-name="P2">បា.ឬ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ត្រិ--) ពេល​យប់ ។</text:p>
          </table:table-cell>
          <table:table-cell table:style-name="តារាង1.D2" office:value-type="string">
            <text:p text:style-name="P2">រាត្រី​កាល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០៩</text:p>
          </table:table-cell>
          <table:table-cell table:style-name="តារាង1.B2" office:value-type="string">
            <text:p text:style-name="P28">រត្តិ​ច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ត-តិ-ច</text:p>
          </table:table-cell>
          <table:table-cell table:style-name="តារាង1.D2" office:value-type="string">
            <text:p text:style-name="P2">បា. ឬ សំ.</text:p>
          </table:table-cell>
          <table:table-cell table:style-name="តារាង1.D2" office:value-type="string">
            <text:p text:style-name="P2">ន. ឬ គុ.</text:p>
          </table:table-cell>
          <table:table-cell table:style-name="តារាង1.D2" office:value-type="string">
            <text:p text:style-name="P2">(រាត្រិ--) ដែល​ចេញ​ចរ​តែ​ក្នុង​វេលា​យប់, ដែល​ចេញ​រក​ស៊ី​តែ​ក្នុង​ពេល​យប់ ។ ចោរ; ព្រាយ​អាកាស; បិសាច​ដើរ​យប់ ។ សត្វ​ដែល​ចេញ​រក​ស៊ី​តែ​ក្នុង​វេលា​យប់ វេលា​ថ្ងៃ​ឈប់​ដេក : មៀម, ទីទុយ, ខ្លែង​ស្រាក, ពព្លាក់, ជ្រឹង, ប្រចៀវ, ... ជា​សត្វ​រត្តិ​ចរ ឬ រាត្រី​ចរ ។ វេវ. និសា​ចរ, រជនី​ចរ ។ ព. ផ្ទ. ទិវា​ចរ ។ </text:p>
          </table:table-cell>
          <table:table-cell table:style-name="តារាង1.D2" office:value-type="string">
            <text:p text:style-name="P2">រាត្រី​ចរ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០</text:p>
          </table:table-cell>
          <table:table-cell table:style-name="តារាង1.B2" office:value-type="string">
            <text:p text:style-name="P28">រត្តិច្ឆេទ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ត-តិច-ឆេទៈ ឬ--ឆែត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ដំណើរ​ដាច់​រាត្រី... (ព. វិ. ពុ. ក្នុង​វិធី​ធ្វើ​បរិវាស​កម្ម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១</text:p>
          </table:table-cell>
          <table:table-cell table:style-name="តារាង1.B2" office:value-type="string">
            <text:p text:style-name="P28">រត្តិន្ទិព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ត-តិន-ទិប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ត្តិន្ទិវ &lt; រត្តិ “យប់” + ទិវ “ថ្ងៃ”, វ &gt; ព) យប់​និង​ថ្ងៃ, មួយ​យប់​មួយ​ថ្ងៃ ។ (ព. កា.) : ខំ​ដើរ​ធ្វើ​គ្រូ​មើល​ជំងឺ គេ​ឈឺ​ស្ទើរ​រាល់​រត្តិនិ្ទព នឹក​ស្មាន​ថា​នឹង​បាន​ទ្រនឹប ស្រាប់​តែ​គេ​លឹប​ឥត​ឲ្យ​សោ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២</text:p>
          </table:table-cell>
          <table:table-cell table:style-name="តារាង1.B2" office:value-type="string">
            <text:p text:style-name="P28">រត្តិ​ភាគ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ត-តិ-ភាក</text:p>
          </table:table-cell>
          <table:table-cell table:style-name="តារាង1.D2" office:value-type="string">
            <text:p text:style-name="P2">បា. ឬ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ត្រិ--) ចំណែក​នៃ​រាត្រី គឺ​ពេល​យប់​ទាំង​មូល, វេលា​ពេញ​មួយ​យប់ : ខំ​ប្រឹង​ដើរ​អស់​មួយ​រត្តិ​ភាគ ឬ មួយ​រាត្រី​ភាគ ។ ព. ផ្ទ. ទិវស​ភាគ ។ </text:p>
          </table:table-cell>
          <table:table-cell table:style-name="តារាង1.D2" office:value-type="string">
            <text:p text:style-name="P2">រាត្រី​ភាគ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៣</text:p>
          </table:table-cell>
          <table:table-cell table:style-name="តារាង1.B2" office:value-type="string">
            <text:p text:style-name="P28">រត្តុប្ប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ត្ត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៤</text:p>
          </table:table-cell>
          <table:table-cell table:style-name="តារាង1.B2" office:value-type="string">
            <text:p text:style-name="P28">រត្ន --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តនៈ) ។ </text:p>
          </table:table-cell>
          <table:table-cell table:style-name="តារាង1.D2" office:value-type="string">
            <text:p text:style-name="P2">រត្នៈ, រ័ត្ន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៥</text:p>
          </table:table-cell>
          <table:table-cell table:style-name="តារាង1.B2" office:value-type="string">
            <text:p text:style-name="P28">រត្នត្រ័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តនៈ) ។</text:p>
          </table:table-cell>
          <table:table-cell table:style-name="តារាង1.D2" office:value-type="string">
            <text:p text:style-name="P2">--ត្រៃ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៦</text:p>
          </table:table-cell>
          <table:table-cell table:style-name="តារាង1.B2" office:value-type="string">
            <text:p text:style-name="P28">រត្ន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ដូច​គ្នា​នឹង រតនា (ម. ព. រតនៈ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៧</text:p>
          </table:table-cell>
          <table:table-cell table:style-name="តារាង1.B2" office:value-type="string">
            <text:p text:style-name="P28">រត្នាក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ដូច​គ្នា​នឹង រតនាករ,... រតនាវលី (មើល​ក្នុង​ពាក្យ រតនៈ) ។</text:p>
          </table:table-cell>
          <table:table-cell table:style-name="តារាង1.D2" office:value-type="string">
            <text:p text:style-name="P2">រត្នាវលី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៨</text:p>
          </table:table-cell>
          <table:table-cell table:style-name="តារាង1.B2" office:value-type="string">
            <text:p text:style-name="P28">រថ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ត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ទេះ​ទឹម​សេះ (រទេះ​សេះ) មាន​ទ្រង់ទ្រាយ​ផ្សេង​ៗ ទីទៃ​ពី​រទេះ​គោ​រទេះ​ក្របី : រថ​សេះ​មួយ, រថ​សេះ​ពីរ, បរ​រថ, ជិះ​រថ; រថ​បន្ទុក ។ រថ​ការ (រៈថៈកា) អ្នក​ធ្វើ​រថ (ជាង​រថ) ។ រថ​កេតុ (រៈថៈ--) ទង់​សម្រាប់​រថ (ទង់​រថ) ។ រថ​ចរិយា ឬ រថ​ចរ្យា (រៈថៈចៈរ៉ិយ៉ា ឬ--ច័រយ៉ា) ការ​បង្ហាត់​រថ គឺ​ការ​បង្ហាត់​សេះ​ឲ្យ​ថ្នឹក​អូស​រថ ឬ​ការ​ហាត់​បរ​រថ; ដំណើរ​ទៅ​ដោយ​រថ ។ រថនាយក (រៈថៈនាយក់) អ្នក​ត្រួតត្រា​លើ​ក្រុម​រក្សា​រថ, អ្នក​ត្រួត​ពួក​រថ ។ រថ​បញ្ជរ (រៈថៈប័ញ-ជ) រាង​រថ, ផ្ទះ​រថ, តួ​រថ ។ រថ​បាទ (រៈថៈបាត) ជើង​រថ, កង់​រថ ។ រថ​ភណ្ឌ (រៈថៈភ័ន) គ្រឿង​រថ, ប្រដាប់​រថ ។ រថ​យាត្រា (រៈថៈ--) ដំណើរ​ហែ​ដោយ​រថ, ក្បួន​ហែ​ដោយ​រថ, ក្បួន​រថ ។ រថ​យុទ្ធ (រៈថៈយុត) ការ​ច្បាំង​គ្នា​ដោយ​ជិះ​រថ ។ រថ​យោធា (រៈថៈ--) ពួក​ទាហាន រថ, ពួក​ទាហាន​រក្សា​រថ ។ រថ​រេណូ (រៈថៈរេនូ) ឈ្មោះ​គ្រឿង​រាប់​យ៉ាង​ល្អិត​មួយ​ប្រភេទ​ប្រមាណ ៣៦ តជ្ជារី (មើល​ក្នុង​ពាក្យ លិក្ខា ឬ លិក្សា ទៀត​ផង) ។ រថ​វាហៈ ឬ រថ​ពាហៈ (រៈថៈ--) អ្នក​នាំ​រថ គឺ​សេះ​ទឹម​អូស​រថ, អ្នក​បរ​រថ (សារថី) ។ រថ​វិជ្ជា ឬ--វិទ្យា (រៈថៈ--) វិជ្ជា​ធ្វើ​រថ; ចំណេះ​បរ​រថ ។ រថ​វិថី (រៈថៈ--; សំ. បា.--វិថី) ឬ រថ​បថ (រៈថៈបត់) ផ្លូវ​រថ ។ រថ​សាលា (រៈថៈសាល៉ា) រោង​រថ ។ រថ​សាស្រ្ត (រៈថៈសាស) ក្បួន, ច្បាប់ សម្រាប់​រៀន​ឲ្យ​ចេះ​បរ​រថ ឬ ឲ្យ​ចេះ​ធ្វើ​ការ​រថ ។ រថ​សិក្សា (រៈថៈ--) ការ​រៀន​ធ្វើ​រថ, ការ​រៀន​បរ​រថ។ រថាង្គ (&lt;រថ+អង្គ) ឬ រថាវយវៈ (&lt;រថ + អវយវ) អង្គ​ឬ​អវយវៈ របស់​រថ ។ រថានិក (សំ. បា. រថានីក &lt; រថ + អនីក “ពួក, ប្រជុំ”) ពួក​រថ​ឬ​ក្បួន​រថ (ក្បួន​រថ​យោធា​ក្នុង​សម័យ​បុរាណ, យ៉ាង​តិច​ត្រឹម​រថ​បី រថ​មួយ​ៗ មាន​ទាហាន​អ្នក​កាន់​កាប់​បួន​នាក់​ៗ​រួម​ជា ១២ នាក់ ។ រថាលង្ការ (&lt;រថ+ អលង្ការ) គ្រឿង​ប្រដាប់​តាក់តែង​រថ​ឲ្យ​ល្អ​រុងរឿង ។ល។ ទោះ​យាន​ទំនើប​ថ្មី​ដែល​មិន​ទឹម​សត្វ​ពាហនៈ ក៏​គួរ​ហៅ រថ បាន​ដែរ, ហៅ​ដោយ​សន្មតិ​តាម​លក្ខណៈ​ថា រថ​ត្រី​ចក្រ (រត់--) រថ​ធាក់​មាន​កង់​តូច​បី ខាង​ក្រោយ​មួយ​ខាង​មុខ​ពីរ ជិះ​ធាក់​ពី​ក្រោយ​រុញ​ឲ្យ​លឿន​ទៅ​មុខ (បារ. ទ្រីស៊ិក្លិ៍ Tricycle) ។ រថ​ធាក់ ឬ រថ​ធាក់​ទ្វិ​ចក្រ (រត់--) យាន​ស្រាល​មាន​កង់​តូច​ពីរ, មាន​ឈ្នាន់, ច្រវាក់ ខ្សែ​ពាន, ... សម្រាប់​ជិះ​ឲ្យ​លឿន​ទៅ​ដោយ​កម្លាំង​ជើង​ធាក់ (បារ. ប៊ីស៊ិក្លែត្តិ៍ <text:s/>Bicyclette) ។ រថ​ធាក់​រុញ (រត់--) រថ​ធាក់​មាន​កង់​តូច​បី កង់​មួយ​ពី​ក្រោយ​កង់​ពីរ​ពី​មុខ, មាន​តួ​រង​បន្ទុក​ពី​ខាង​មុខ​ទ្រង់ទ្រាយ​ដូច​ជា​ហឹប ឬ​មាន​សណ្ឋាន​ជា​ទ្រុង សម្រាប់​ដាក់​នំប៉័ង​លក់​ឬ​ដាក់​ទំនិញ <text:s/>ឬ​ក៏​វត្ថុ​អ្វី​ផ្សេង​ៗ, មនុស្ស​ម្នាក់​ជិះ​ធាក់​រុញ​ពី​ខាង​ក្រោយ​ឲ្យ​លឿន​ទៅ (បារ. ទ្រីពរទ័រ = ទ្រីពកទ័រ Triporteur) ។ រថ​ធាក់​មួយ​បែប​ទៀត មាន​កង់​បី​ដែរ, ទ្រង់ទ្រាយ​តួ​រង​បន្ទុក​ស្រដៀង​នឹង​រថ​អូស​តែ​ទាប​ជាង​ (សម្រាប់​មនុស្ស​ជិះ), មាន​ទូក​ធ្វើ​ដោយ​ដែក​ចាប់ ភ្ជាប់​ពី​ខាង​ក្រោយ​រហូត​ទៅ​ខាង​មុខ, មាន​កន្លែង​សម្រាប់​មនុស្ស ម្នាក់​ជិះ​ធាក់​រុញ​ពី​ក្រោយ​ឲ្យ​លឿន​ទៅ : យាន​បែប​នេះ ក៏​ហៅ រថ​ធាក់​រុញ ដែរ (បារ. ស៊ីក្លូពុស្សិ៍ Cyclopousse) ។ រថ​ធាក់​អូស (រត់--) រថ​មាន​កង់​តូច​បី ពី​ខាង​មុខ​មួយ ពី​ខាង​ក្រោយ​ពីរ, មាន​ទូក​ធ្វើ​ដោយ​ដែក​ចាប់​ភ្ជាប់​ពី​ខាង​ក្រោយ​រហូត​ទៅ​ខាង​មុខ, មាន​កន្លែង​រង​បន្ទុក​នៅ​ខាង​ក្រោយ​សណ្ឋាន​ស្រដៀង​នឹង​រថ​អូស តែ​ទាប​ជាង, មនុស្ស​ម្នាក់​ជិះ​ពី​ខាង​មុខ​ធាក់​អូស​ឲ្យ​លឿន​ទៅ (បារ. ទ្រីពុស្សិ៍ Tripousse) ។ រថ​បន្តោង (រត់--) រថ​ធាក់​ទ្វិ​ចក្រ បន្តោង​សណ្តោង​តួ​រង​បន្ទុក (ដែល​សម្រាប់​មនុស្ស​ជិះ​ឬ​ដាក់​អីវ៉ាន់​ក៏​បាន, មនុស្ស​ជិះ​យ៉ាង​ច្រើន​បាន​បួន​នាក់) ពី​ខាង​មុខ​មាន​មនុស្ស​ម្នាក់​ជិះ​ធាក់​ទាញ​អូស​ឲ្យ​លឿន​ទៅ (ហៅ​តាម​ពាក្យ​បារាំង​សែស​ថា អាឡារ៉ឺម៉រកិ៍ = អាឡារ៉ឺម៉ក à la remorque; ក្នុង​កម្ពុជ​រដ្ឋ​មាន​ប្រើ​តែ​នៅ​ខែត្រ​ក្រៅ) ។ រថ​ភ្លើង (រត់--) រទេះ​ភ្លើង, អយស្ម័យ​យាន (ម. ព. រទេះ) ។ រថ​យន្ត ឬ-យន្ត្រ (រត់យន់) រថ​ដ៏​វិសេស​មួយ​ប្រភេទ​មាន​ទ្រង់ទ្រាយ​ផ្សេង​ៗ​ច្រើន​បែប, មាន​ចង្កូត, មាន​គ្រឿង​ទប់,... បើក​ឲ្យ​លឿន​ទៅ​មុខ​ឬ​ឲ្យ​ថយ​មក​ក្រោយ​ក៏​បាន​ដោយ​កម្លាំង​គ្រឿង​យន្ត​ប្រកប​គ្នា អាស្រ័យ​ចំហាយ​ក្ដៅ​ដែល​ឆេះ​ប្រេង​វិសេស,... (ជា​យាន​មាន​តម្លៃ​ក្នុង​សម័យ​នេះ) : បើក​រថ​យន្ត, ជិះ​រថ​យន្ត (បារ. ហៅ​ដោយ​សង្ខេប​ថា អូតូ Auto, ហៅ​ឲ្យ​ពេញ​ថា អូតូម៉ូប៊ិលិ៍ Automobile ។ ម. ព. យន្ត ឬ​យន្រ្ត ផង) ។ រថ​អូស (រត់--) យាន​ស្រាល​មាន​កង់​ពីរ រាង​ខ្ពស់​ស្រោង​មាន​កន្លែង​ជិះ មាន​ដំបូល​សំពត់​ក្រាស់​សម្រាប់​ដំឡើង​បើក​ឬ​តម្លោះ​បិទ​បាន ពី​ខាង​មុខ​មាន​ដង​ពីរ​ឃ្លាត​ឆ្ងាយ​ពី​គ្នា សម្រាប់​មនុស្ស​ម្នាក់​ចូល​ក្នុង​ចន្លោះ​ចាប់​សង្កត់​ដោយ​ដៃ​ទាំង​ពីរ​ទាញ​អូស​រត់​លឿន​ទៅ​យ៉ាង​ធូរ (បារ. ពុស្សឺពុស្សិ៍ = ពុសស្ពុស Pousse Pousse; យ. សែកែវ ឬ ឆែកែវ ។ល។ (ម. ព. រទេះ និង អយស្ម័យ​យាន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១៩</text:p>
          </table:table-cell>
          <table:table-cell table:style-name="តារាង1.B2" office:value-type="string">
            <text:p text:style-name="P28">រថ --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ថ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២០</text:p>
          </table:table-cell>
          <table:table-cell table:style-name="តារាង1.B2" office:value-type="string">
            <text:p text:style-name="P28">រថា --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ថ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២១</text:p>
          </table:table-cell>
          <table:table-cell table:style-name="តារាង1.B2" office:value-type="string">
            <text:p text:style-name="P28">រថូបករណ៍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ថូប៉ៈក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 រថ + ឧបករណ) គ្រឿង​ប្រដាប់​រថ​មាន​ទូក, កង់​ជាដើម : ប្រើ​រថ​ត្រូវ​ឲ្យ​មាន​រថូបករណ៍​គ្រប់​សព្វ​កុំ​ឲ្យ​មាន​ខ្វះ, ទោះ​បី​រថ​យន្ត ក៏​ត្រូវ​ឲ្យ​មាន​រថូបករណ៍​គ្រប់​គ្រាន់​កុំ​ឲ្យ​មាន​ខ្វះ​ដែរ ក្រែង​ខូច​តាម​ផ្លូវ​កុំ​ឲ្យ​ពិបា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២២</text:p>
          </table:table-cell>
          <table:table-cell table:style-name="តារាង1.B2" office:value-type="string">
            <text:p text:style-name="P28">រទ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សណ្ឋាន​ដូច​ជា​ទង​មូល​ត្រសូល​ស្រួល, រគង : ម្រាម​ដៃ​រទង, ផ្លែ​សណ្តែក​រទង​ៗ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២៣</text:p>
          </table:table-cell>
          <table:table-cell table:style-name="តារាង1.B2" office:value-type="string">
            <text:p text:style-name="P28">រទា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ទាស​ចុះ​ទាស​ឡើង ឬ​ទាស​ចេញ​ព្រម​គ្នា : ចេញ​ពី​រោង​រទាស, ដើរ​រទាស, រត់​រទាស ។ ដែល​ចាប់​ធ្វើ​ការ​រញឹក​ដណ្ដើម​ដៃ​គ្នា : ធ្វើ​ការ​រទាស​រាល់​ខ្លួន ។ រទាស​រទែង រទែង​ពេញ​ពាស, រទាស​ប្រទើស​គ្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ទាស​រទែង</text:p>
          </table:table-cell>
        </table:table-row>
        <table:table-row table:style-name="តារាង1.2">
          <table:table-cell table:style-name="តារាង1.A2" office:value-type="string">
            <text:p text:style-name="P2">១០៣២៤</text:p>
          </table:table-cell>
          <table:table-cell table:style-name="តារាង1.B2" office:value-type="string">
            <text:p text:style-name="P28">រទី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ប្រើ​ផ្សំ​នឹង​ពាក្យ រទាស ថា : រត់​រទីស​រទាស រត់​ទីស​ទាស​ចុះ​ឡើង​ព្រម​គ្នា, រត់​ទីស​ទាស​ពេញ​ពាស (ម. ព. ទទីស​ទទាស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ទទីស​ទទាស</text:p>
          </table:table-cell>
        </table:table-row>
        <table:table-row table:style-name="តារាង1.2">
          <table:table-cell table:style-name="តារាង1.A2" office:value-type="string">
            <text:p text:style-name="P2">១០៣២៥</text:p>
          </table:table-cell>
          <table:table-cell table:style-name="តារាង1.B2" office:value-type="string">
            <text:p text:style-name="P28">រទុ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ឆ្លូក​សម្បុរ​ឆ្លូក​ព័ណ៌​ពព្រុស​ៗ ច្រើន​អន្លើ : សម្បុរ​រទុះ ។ ដែល​មាន​សណ្ឋាន​អុជ​ៗ​រខុញ​ពេញ​ពាស ឬ​ដែល​មាន​កន្ទួល​តូច​ៗ​ពេញ​ពាស : ស្នាម​រទុះ, មុខ​អុត​រទុះ, កន្ទួល​រទុះ ។ ដែល​មាន​ប្រហោង​ឆ្លុះ​តូច​ៗ​ច្រើន​អន្លើ : សំពត់​ឆ្លុះ​រទុ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២៦</text:p>
          </table:table-cell>
          <table:table-cell table:style-name="តារាង1.B2" office:value-type="string">
            <text:p text:style-name="P28">រទូ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ពោល​តិច​ៗ​រហ៊‌ឹម​ៗ​រឿយ​ៗ​មិន​ច្បាស់​ជា​ថា​អ្វី​ដោយ​មាន​ទោមនស្ស : និយាយ​រទូ, ពោល​ទោស​រទូ, ទន្ទេញ​ធម៌​រទូ​ៗ ។ វេវ. រអ៊ូ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២៧</text:p>
          </table:table-cell>
          <table:table-cell table:style-name="តារាង1.B2" office:value-type="string">
            <text:p text:style-name="P28">រទូរទា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ពោល​រទូ​ៗ​ច្រំដែល​រឿយ​ៗ : និយាយ​រទូ​រទាំ; សម្ដី​រទូ​រទាំ, មនុស្ស​រទូ​រទាំ ។ វេវ. រអ៊ូ​រទា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២៨</text:p>
          </table:table-cell>
          <table:table-cell table:style-name="តារាង1.B2" office:value-type="string">
            <text:p text:style-name="P28">រទើ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ស្ទើរ​នឹង​ទើស​គ្នា, ដែល​ញឹក​ប្រទើស​គ្នា: ដើរ​រទើស, ធ្វើ​ការ​ដណ្ដើម​ដៃ​គ្នា​រទើស; ដើម​ឈើ​ញឹក​រទើស (ម. ព. ប្រទើស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២៩</text:p>
          </table:table-cell>
          <table:table-cell table:style-name="តារាង1.B2" office:value-type="string">
            <text:p text:style-name="P28">រទេ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ញាប់​រន្ថាន់​ញឹក​សិញ : ដើរ​ញាប់​រទេញ, និយាយ​ញាប់​រទេញ; ដំណើរ​ញាប់​រទេញ, សម្ដី​ញាប់​រទេញ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៣០</text:p>
          </table:table-cell>
          <table:table-cell table:style-name="តារាង1.B2" office:value-type="string">
            <text:p text:style-name="P28">រទេ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យាន​មាន​កង់ មាន​ទ្រង់ទ្រាយ​ច្រើន​បែប​ប្លែក​ៗ​ពី​គ្នា (ដោយ​ជំនាង​តាម​កាល​តាម​សម័យ) សម្រាប់​ទឹម​គោ, ទឹម​ក្របី​ឬ​ប្រើ​អូស. រុញ​ក៏​បាន; ទោះ​បី​យាន​ទឹម​សេះ​ឬ​យាន​ដែល​លឿន​ដោយ​កម្លាំង​ចំហាយ​កម្ដៅ​ភ្លើង​ជាដើម ក៏​ហៅ រទេះ បាន​ដែរ (តាម​ទម្លាប់​ពាក្យ​ធម្មតា) ។ រទេះ​ក្រង់ រទេះ​មាន​ក្រង់​ទូលាយ​សម្រាប់​ផ្ទុក​ទំនិញ​បាន​ច្រើន ។ រទេះ​ក្របី រទេះ​សម្រាប់​ទឹម​ក្របី ។ រទេះ​គោ រទេះ​សម្រាប់​ទឹម​គោ ។ រទេះ​ចាម រទេះ​ធំ​ស្រោង មាន​ផ្ទុរ​ក្រឡូម​ខាង​មុខ​ខ្ពស់​ជាង​ខាង​ក្រោយ​បន្តិច ត្រង់​អណ្ដាល​ទាប​អែន​ពាប់ (ធ្វើ​តាម​បែប​ចាម)។ រទេះ​ជើង​គុល រទេះ​មាន​កង់​ជា​បន្ទះ​ទាំង​ផ្ទាំង​ឥត​កាំ ដូច​ជា​កង់​ជើង​គុល, សម្រាប់​បរ​ក្នុង​ផ្លូវ​ដែល​មាន​ភក់​ផុង​ច្រើន ។ រទេះ​ដឹក ឬ រទេះ​បន្ទុក រទេះ​ធំ​សម្រាប់​ផ្ទុក​ដឹក​របស់​ធ្ងន់ ។ រទេះ​ដែក រទេះ​កង់​ដែក ប្រើ​រុញ​តាម​ផ្លូវ​ដែក​សម្រាប់​ដឹក​ដី ។ រទេះ​ត្រដួស រទេះ​មាន​ថ្នាក់​ពីរ​ជាន់ មួយ​ជាន់​ក្រោម​សម្រាប់​ដាក់​អីវ៉ាន់, មួយ​ជាន់​ខាង​លើ ហៅ ត្រដួស សម្រាប់​មនុស្ស​ជិះ ។ រទេះ​បំបោល រទេះ​លាត​តូច​ជាង​រទេះ​សាឡី សម្រាប់​ទឹម​គោ​បរ​បំបោល​ភ្នាល់​ឬ​ប្រណាំង​គ្នា ។ រទេះ​ផ្ទុរ រទេះ​មាន​ផ្ទុរ (ហៅ រទេះ​ដំបូល ក៏​បាន) ។ រទេះ​ភ្លើង រទេះ​មាន​ក្បាល​ប្រកប​ដោយ​គ្រឿង​ចក្រ​គ្រប់​ព្រម, ប្រើ​ដុត​ឧស​ឬ​ធ្យូង​ថ្ម​យក​កម្លាំង​កម្ដៅ​ភ្លើង,... បើក​ឲ្យ​រអិល​តាម​ផ្លូវ​ដែក​ឲ្យ​លឿន​ខ្លាំង​បាន (រថ​ភ្លើង; បារ. Chemin de fer) ។ រទេះ​ម៉ឺនដា រទេះ​មាន​តួ​រាង​ជា​គ្រែ, មាន​ជើង​ទៀន, មាន​ដំបូល,... វិចិត្រ​ដោយ​ក្បាច់​រចនា​លាប​លន​រំលេច​ព័ណ៌​មាន​លំអ​ដ៏​រុងរឿង, សម្រាប់​ទឹម​គោ​ឬ​ក្របី, ជា​យាន​ជំនិះ​សម្រាប់​ឥស្សរ​ជន​នៅ​កម្ពុជ​រដ្ឋ ក្នុង​សម័យ​បុរាណ, សម័យ​សព្វ​ថ្ងៃ​នេះ​ក្នុង​ខែត្រ​ក្រៅ​នៅ​មាន​ប្រើ​ខ្លះ​ដែរ ។ រទេះ​រុញ រទេះ​តូច​រាង​ជម មាន​កង់​តែ​មួយ មាន​ឈើ​ពីរ​កំណាត់​បោះ​ភ្ជាប់​ជា​ចន្ទល់​មាន​ដង​ពីរ​សម្រាប់​កាន់​រុញ, យក​ភាគ​ខាង​មុខ​ជា​ខាង​ក្រោយ, ប្រើ​ដាក់​អីវ៉ាន់​ល្មម​កម្លាំង​មនុស្ស​ម្នាក់​រុញ​បាន (ពួក​អារាម​បាល​ឬ​ឧយ្យាន​បាល​ច្រើន​ប្រើ​រទេះ​នេះ) ។ រទេះ​លាត រទេះ​ដែល​លាត​ឥត​ទ្រពង​ឥត​ដំបូល សម្រាប់​ដឹក​សសរ​ឬ​ឈើ​ហុប​ជាដើម ។ រទេះ​វាល រទេះ​ឥត​ផ្ទុរ ។ រទេះ​សាឡី រទេះ​វាល​មាត្រ​ធំ​ជាង​រទេះ​បំបោល សម្រាប់​ទឹម​គោ​បរ​បំបោល​តាម​ធម្មតា (ហៅ​ត្រឹម​តែ សាឡី ក៏​បាន) ។ រទេះ​សេះ រទេះ​ទឹម​សេះ (រថ) ។ រទេះ​សំឡី ពាក្យ​សាមញ្ញ​សម្រាប់​ហៅ​រទេះ​ទាំង​ធំ​ទាំង​តូច​រួម​គ្នា (ក្លាយ​មក​ពី រទេះ​សាឡី គឺ​រទេះ​និង​សាឡី សំដៅ​សេចក្ដី​ថា រទេះ​ធំ​និង​រទេះ​តូច ទេ​ដឹង ?) ។ រទេះ​អូស រទេះ​វាល មាន​ជញ្ជាំង​ទាប​ទាំង​ពីរ​ខាង, ពី​ខាង​មុខ​ខាង​ក្រោយ​មាន​ក្តារ​បន្ទះ​សម្រាប់​លើក​ដាក់​បាន, មាន​ទូក​ឬ​ដង​ពីរ​ឃ្លាត​ឆ្ងាយ​ពី​គ្នា, ប្រើ​ចង​ខ្សែ​ពួរ​ទាក់​នឹង​ចុង​ដង​ទាំង​ពីរ​សម្រាប់​មនុស្ស​អូស​ដឹក​សារពើ​ទំនិញ​ឬ​វត្ថុ​ធ្ងន់​ៗ មាន​ឧស​ជាដើម ។ល។ (ម. ព. រថ ផង) ។ ព. ទ. បុ. រទេះ​បាក់​ត្រង់​ណា ល្អិត​ត្រង់​ណោះ (ព. ប្រ.) សេចក្ដី​ថា ភ្ញៀវ​ច្រើន​នាក់​ឈប់​សម្នាក់​ស៊ី​ចុក​យូរ​ថ្ងៃ​នៅ​ផ្ទះ​អ្នក​ណា រមែង​តែ​ពង្រេច​ពង្រឹល​អ្នក​នោះ ។ រទេះ​បាក់​មិន​គិត ទៅ​គិត​ឯ​គោ​លូចដាំង (ព. ប្រ.) ការ​ធំ​ដុំ​មិន​គិត បែរ​ជា​គិត​ឯ​ការ​រប៉ិច​រប៉ី​ទៅ​វិញ, ដូច​ជា​ម្ចាស់​រទេះ​ៗ បាក់​មិន​គិត​ជួស​ជុល បែរ​ជា​គិត​ឯ​គោ​ ដែល​បញ្ចេញ​អង្គ​ជាត​ទៅ​វិញ ។ បាក់​រទេះ (ព. ប្រ.) លង់​ទ្រនេស : ខ្លា​បាក់​រទេះ គឺ​ខ្លា​ត្រូវ​របួស​លង់​ទ្រនេស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៣១</text:p>
          </table:table-cell>
          <table:table-cell table:style-name="តារាង1.B2" office:value-type="string">
            <text:p text:style-name="P28">រទែ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ស្ទុះ​ស្ទា​កាន់​ការ​រាល់​ដៃ​ឬ​ដែល​កាន់​អ្វី​ៗ​រាល់​ដៃ​មើល​ទៅ​ឃើញ​ច្បាស់​ទែង : មាន​មនុស្ស​ជួយ​កាន់​អីវ៉ាន់​រទែង​រាល់​ដៃ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៣២</text:p>
          </table:table-cell>
          <table:table-cell table:style-name="តារាង1.B2" office:value-type="string">
            <text:p text:style-name="P28">រទោង​ៗ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ចេញ​លំនាំ​គោង​ៗ​ទើម​ៗ (ម. ប្រ. ច្រ. ប្រ. គោង​ៗ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៣៣</text:p>
          </table:table-cell>
          <table:table-cell table:style-name="តារាង1.B2" office:value-type="string">
            <text:p text:style-name="P28">រទា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ប្រើ​ផ្សំ​នឹង​ពាក្យ រទូ ថា : រទាំ​រទូ ឬ រទូ​រទាំ រអ៊ូ​រទាំ (ម. ព. រទូ និង រអ៊ូ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ទាំ​រទូ </text:p>
            <text:p text:style-name="P2">រទូ​រទាំ</text:p>
          </table:table-cell>
        </table:table-row>
        <table:table-row table:style-name="តារាង1.2">
          <table:table-cell table:style-name="តារាង1.A2" office:value-type="string">
            <text:p text:style-name="P2">១០៣៣៤</text:p>
          </table:table-cell>
          <table:table-cell table:style-name="តារាង1.B2" office:value-type="string">
            <text:p text:style-name="P28">រទ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ឈើ​រនាម​មួយ​ប្រភេទ​ពួក​ត្អួ ប្រើ​ការ​ជា​ឧស : ឧស​រទាំ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៣៥</text:p>
          </table:table-cell>
          <table:table-cell table:style-name="តារាង1.B2" office:value-type="string">
            <text:p text:style-name="P28">រ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លាន់​សូរ​សព្ទ​ចេញ​រន្ថាន់​ផ្ទួន​ៗ​រឿយ​ៗ​ : សំឡេង​រន, សូរ​រន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៣៦</text:p>
          </table:table-cell>
          <table:table-cell table:style-name="តារាង1.B2" office:value-type="string">
            <text:p text:style-name="P28">រន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-នង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ខ្សែ​វែង​សម្រាប់​ចង​ប្រចី​សន្ទូច​ឬ​ចង​នឹង​តម្ពក់​ជាដើម : រនង​សន្ទូច, រនង​តម្ពក់; ខ្សែ​រន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៣៧</text:p>
          </table:table-cell>
          <table:table-cell table:style-name="តារាង1.B2" office:value-type="string">
            <text:p text:style-name="P28">រន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-នល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ដូច​គ្នា​នឹង ននល (ប្រើ​តាម​ដោយ​ទម្លាប់​និយាយ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៣៨</text:p>
          </table:table-cell>
          <table:table-cell table:style-name="តារាង1.B2" office:value-type="string">
            <text:p text:style-name="P28">រនា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គ្រឿង​ភ្លេង​វាយ​ដំ មាន​ស្នូក​វែង មាន​ផ្លៃ​ធ្វើ​ដោយ​បន្ទះ​ឫស្សី, បន្ទះ​ឈើ​ខ្លឹម​រឹង​ស្រួយ, បន្ទះ​ដែក វាយ​ដោយ​អន្លូង​មួយ​គូ, ប្រើ​ក្នុង​វង់​ពិណពាទ្យ : រនាត​ឯក, រនាត​ដែក, រនាត​ធុង (ម. ព. ពិណពាទ្យ​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នាត​ឯក </text:p>
            <text:p text:style-name="P2">រនាត​ដែក រនាត​ធុង</text:p>
          </table:table-cell>
        </table:table-row>
        <table:table-row table:style-name="តារាង1.2">
          <table:table-cell table:style-name="តារាង1.A2" office:value-type="string">
            <text:p text:style-name="P2">១០៣៣៩</text:p>
          </table:table-cell>
          <table:table-cell table:style-name="តារាង1.B2" office:value-type="string">
            <text:p text:style-name="P28">រនា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ចម្រៀក​ឫស្សី​ឬ​ឈើ​ជាដើម ដែល​លួស​ឬ​ឈូស​ស្អាត សម្រាប់​ក្រាល​សេនាសនៈ​មាន​ផ្ទះ​ជាដើម : រនាប​ឫស្សី, រនាប​ឈើ, រនាប​ស្លា​តាឱ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៤០</text:p>
          </table:table-cell>
          <table:table-cell table:style-name="តារាង1.B2" office:value-type="string">
            <text:p text:style-name="P28">រន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ព្រៃ​ស្នាប់​ក្នុង​ទំនាប​បឹង, ដង​ស្ទឹង, ដង​អូរ ជាដើម : ព្រៃ​រនាម, ឈើ​រនាម <text:s/>។ ដំរី​រនាម ដំរី​ដែល​កើត​ក្នុង​ព្រៃ​រនាម ។ ពស់​វែក​រនាម ពស់​វែក​មួយ​ប្រភេទ​មាត្រ​ធំ មាន​ពិស​ខ្លាំង​កើត​នៅ​ក្នុង​រនាម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៤១</text:p>
          </table:table-cell>
          <table:table-cell table:style-name="តារាង1.B2" office:value-type="string">
            <text:p text:style-name="P28">រន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សត្វ​ស្លាប​មួយ​ប្រភេទ ក​វែង ជើង​វែង ចំពុះ​វែង, មាន​សម្បុរ​ផ្សេង​ៗ​គ្នា, មាន​មច្ឆ​ជាតិ​ជា​អាហារ​រាប់​ចូល​ក្នុង​ពួក​កុក : រនាល​គំនូរ, រនាល​ផេះ,... ។</text:p>
          </table:table-cell>
          <table:table-cell table:style-name="តារាង1.D2" office:value-type="string">
            <text:p text:style-name="P2">រនាល​គំនូរ រនាល​ផេះ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៣៤២</text:p>
          </table:table-cell>
          <table:table-cell table:style-name="តារាង1.B2" office:value-type="string">
            <text:p text:style-name="P28">រនាស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ដាប់​មាន​មេ ដង ធ្មេញ, សម្រាប់​ប្រើ​ការ​រាស់ : រនាស់​ឈើ, រនាស់​ដែក ។ រនាស់​ក្របី រនាស់​ធំ​សម្រាប់​ទឹម​ក្របី​បង្អូស​រាស់ ។ រនាស់​គោ រនាស់​តូច​ជាង​រនាស់​ក្របី សម្រាប់​ទឹម​គោ​រាស់ ។ រនាស់​ដៃ រនាស់​តូច​សម្រាប់​កាន់​រាស់​បា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នាស់​ក្របី</text:p>
            <text:p text:style-name="P2">រនាស់​គោ</text:p>
            <text:p text:style-name="P2">រនាស់​ដៃ</text:p>
          </table:table-cell>
        </table:table-row>
        <table:table-row table:style-name="តារាង1.2">
          <table:table-cell table:style-name="តារាង1.A2" office:value-type="string">
            <text:p text:style-name="P10">១០៣៤៣</text:p>
          </table:table-cell>
          <table:table-cell table:style-name="តារាង1.B2" office:value-type="string">
            <text:p text:style-name="P15">រនិងរនាំ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ខ្លាំង, រឹង​ប៉ឹង; រឹង​រូស​ច្រងេង​ច្រងាង : ក្មេង​រនិង​រនាំង, មនុស្ស​រនិង​រនាំង, ចិត្ត​រនិង​រនាំ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៤៤</text:p>
          </table:table-cell>
          <table:table-cell table:style-name="តារាង1.B2" office:value-type="string">
            <text:p text:style-name="P17">រនុក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ចន្ទាស់​សម្រាប់​រុក​រុញ​ចេញ​ចូល​តាម​ប្រហោង​ឬ​ចន្លោះ រាំង​ឬ​បើក​បាន​តាម​ត្រូវ​ការ : រនុក​ទ្វារ ។ ព. ប្រ. អ្នក​ដែល​ជា​ទំនុក​ទុក​ចិត្ត​ ប្រាប់​ផ្លូវ ប្រាប់​ទំនង, ឲ្យ​ការ ឬ​ទាំង​ជា​ទី​ពឹង​ពាក់​អាស្រ័យ​ផង ហៅ​ថា រនុក ដែរ : គេ​មាន​រនុក​ខាង​ក្នុង​មាំ​ណាស់ ។ ចោរ​ស្រុក​ជា​រនុក​ចោរ​ព្រៃ; ពាក្យ​កាព្យ​ថា ចោរ​ព្រៃ​អាស្រ័យ​ពឹង​ចោរ​ស្រុក ដែល​ជា​រនុក​ឲ្យ​ដឹង​ដាន ប្រាប់​អស់​កិច្ច​ការ​កល​លំអាន ទើប​ចូល​ប្លន់​បាន​ឥត​ញញើ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៤៥</text:p>
          </table:table-cell>
          <table:table-cell table:style-name="តារាង1.B2" office:value-type="string">
            <text:p text:style-name="P17">រនូត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<text:span text:style-name="T1">គ្រឿង​ទព្វ​សម្ភារៈ​សម្រាប់​រង​ទ្រ​រនាប​ឬ​ក្តារ : រនូត​ឫស្សី, រនូត​ឈើ</text:span> ។ ព. ទ. បុ. <text:s/>ខំ​ទ្រាំ​ខាំ​រនូត​រនាប <text:s text:c="3"/>ទ្រាំ​នៅ​ក្នុង​ទី​មួយ​<text:span text:style-name="T1">ឬ​ខំ​ទ្រាំ​នៅ​រៀន ចំណេះ​វិជ្ជា, ធ្វើ​ការ​ងារ​ទោះ​បី​ពិបាក​យ៉ាង​ណា</text:span> ក៏​មិន​បោះ​បង់​ចោល ព្រោះ​ឃើញ​ថា​នឹង​មាន​ប្រយោជន៍​ទៅ​ខាង​មុខ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 table:style-name="តារាង1.2">
          <table:table-cell table:style-name="តារាង1.A2" office:value-type="string">
            <text:p text:style-name="P10">១០៣៤៦</text:p>
          </table:table-cell>
          <table:table-cell table:style-name="តារាង1.B2" office:value-type="string">
            <text:p text:style-name="P17">រនួត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កូន​ត្រី​រ៉ស់​ដែល​ទ្រើស​ជាង​ត្រី​ផ្ទក់​យ៉ាង​ធំ : ត្រី​រនួ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៤៧</text:p>
          </table:table-cell>
          <table:table-cell table:style-name="តារាង1.B2" office:value-type="string">
            <text:p text:style-name="P17">រនេ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ឈើ​ឬ​ឫស្សី​មូល​ដែល​ដាក់​កល់​របស់​ធ្ងន់​ដើម្បី​នឹង​ទាញ​ឬ​រុញ​ទៅ​ឲ្យ​វិល​រមៀល​ធូរ​ស្រួល : រនេល​ឈើ​ហុប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៤៨</text:p>
          </table:table-cell>
          <table:table-cell table:style-name="តារាង1.B2" office:value-type="string">
            <text:p text:style-name="P17">រនោ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ត្វ​ល្អិត​មួយ​ប្រភេទ សម្បុរ​ខ្មៅ​ពភ្លក់ ខ្លួន​រឹង ច្រើន​កើត​ក្នុង​រដូវ​ភ្លៀង នៅ​នឹង​កៀន​មេ​ដំបូល​ឬ​កៀន​ផ្លាន​ផ្ទះ​ចាស់, ចួន​កាល​ធ្លាក់​ចុះ​មក​ក៏​មាន, ច្រើន​ហៅ​ថា មេ​រនោង (ប្រហែល​ជា​ហៅ​ក្លាយ​មក​ពី​ពាក្យ​ថា ននោង ទេ​ដឹង ? ព្រោះ​សត្វ​នេះ​មាន​រូប​សណ្ឋាន​ស្រដៀង​នឹង​គ្រាប់​ននោ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មេ​រនោង</text:p>
          </table:table-cell>
        </table:table-row>
        <table:table-row table:style-name="តារាង1.2">
          <table:table-cell table:style-name="តារាង1.A2" office:value-type="string">
            <text:p text:style-name="P10">១០៣៤៩</text:p>
          </table:table-cell>
          <table:table-cell table:style-name="តារាង1.B2" office:value-type="string">
            <text:p text:style-name="P17">រនោច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<text:span text:style-name="T1">ពន្លឺ​ព្រះ​ចន្រ្ទ​ដែល​ថយ​ចុះ​ដូច​គេ​ចាប់​បោច​រោច​បន្តិច​ម្ដង​ៗ,</text:span> កាឡបក្ស គឺ​ចំណែក​ខាង​ខ្មៅ (ខាង​ងងឹត) ជា​បក្ស​ទី ២ នៃ​ខែ​ខាង​ចន្ទ​គតិ រាប់​ពី​ថ្ងៃ ១ រោច​ទៅ​ដល់​ថ្ងៃ ១៤ ឬ ១៥ រោច : រនោច​ខែ​មិគសិរ​មាន ១៤ ថ្ងៃ, ខែ​បុស្ស​មាន ១៥ ថ្ងៃ ។ល។ ព. ផ្ទ. ខ្នើ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៥០</text:p>
          </table:table-cell>
          <table:table-cell table:style-name="តារាង1.B2" office:value-type="string">
            <text:p text:style-name="P17">រនោ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ដំណើរ​មាន​គ័ភ៌​នៃ​មេ​ដំរី, ច្រើន​និយាយ​ថា មេ​ដំរី​កាត់​រនោល គឺ​មេ​ដំរី​ផើម (ព. បុ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៥១</text:p>
          </table:table-cell>
          <table:table-cell table:style-name="តារាង1.B2" office:value-type="string">
            <text:p text:style-name="P17">រនាំ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ផ្ទាំង​សំពត់ ឬ​ផ្ទាំង​ព្រួល​សម្រាប់​បាំង​ទ្វារ, បង្អួច​ជាដើម ការពារ​កម្ដៅ​ថ្ងៃ​ឬ​ភ្លៀង​មិន​ឲ្យ​ចាំង មិន​ឲ្យ​សាច​ចូល​មក​ខាង​ក្នុង : រនាំង​ទ្វារ, រនាំង​បង្អួច, រនាំង​កប៉ាល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៥២</text:p>
          </table:table-cell>
          <table:table-cell table:style-name="តារាង1.B2" office:value-type="string">
            <text:p text:style-name="P17">រនះ</text:p>
          </table:table-cell>
          <table:table-cell table:style-name="តារាង1.B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(ម. ព. ននះ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/>
          </table:table-cell>
          <table:table-cell table:style-name="តារាង1.B2" office:value-type="string">
            <text:p text:style-name="P17"/>
          </table:table-cell>
          <table:table-cell table:style-name="តារាង1.B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មាត់​ព្រៃ​ឬ​វាល​ក្បែរ​មាត់​ព្រៃ : រនះ​ព្រៃ, ព្រៃ​រនះ, វាល​រនះ ។ គំនរ​ស្លឹក​ឈើ : រនះ​ស្លឹក​ឈើ (ប្រើ​តាម​ទម្លាប់​ដោយ​ស្រុក) ។ ជើង​ជង់​ដែល​គាស់​រម្លើង​ឡើង​ហើយ​នៅ​មិន​ទាន់​ដុត : ប្រមូល​រនះ​គរ​ដុត គឺ​ប្រមូល​ជើង​ជង់​គរ​ដុត (និយាយ​តាម​ទម្លាប់​ដោយ​ស្រុ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៥៣</text:p>
          </table:table-cell>
          <table:table-cell table:style-name="តារាង1.B2" office:value-type="string">
            <text:p text:style-name="P17">រនះរនាត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(ម. ព. ននះ​នរនាទ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៥៤</text:p>
          </table:table-cell>
          <table:table-cell table:style-name="តារាង1.B2" office:value-type="string">
            <text:p text:style-name="P17">រន្តិ​ភាព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័នឬ រ៉ន់-តិភាប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(រន្តិ <text:span text:style-name="T2">“</text:span>សេចក្ដី​សុខ, ការ​លេង​សប្បាយ<text:span text:style-name="T2">”</text:span> +ភាវ <text:span text:style-name="T2">“ភាព”) ភាវៈ​នៃ​សេចក្ដី​សុខ, ដំណើរ​បាន​សុខ; ដំណើរ​លេង​សប្បាយ : មាន​រន្តិភាព, ប្រកប​ដោយ​រន្តិ​ភាព; លេង​ដោយ​រន្តិ​ភាព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៥៥</text:p>
          </table:table-cell>
          <table:table-cell table:style-name="តារាង1.B2" office:value-type="string">
            <text:p text:style-name="P17">រន្ថាន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5">ដែល​មាន​អាការ​ញាប់​ខ្ជាន់​ៗ : និយាយ​ញាប់​រន្ថាន់; ដើរ​ញាប់​រន្ថាន់, ផ្គរ​លាន់​រន្ថាន់; សម្ដី​ញាប់​រន្ថាន់, ដំណើរ​ញាប់​រន្ថាន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៥៦</text:p>
          </table:table-cell>
          <table:table-cell table:style-name="តារាង1.B2" office:value-type="string">
            <text:p text:style-name="P17">រន្ទា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ដើម​ឫស្សី, លំពង់​ឈើ ឬ​ចម្រៀក​ឈើ​ធំ​ៗ ដែល​ចង​ប្រគង​លើ​គ្នា ជា​គ្រឿង​ទប់​គ្រឿង​ជាន់​ធ្វើ​ការ​ក្នុង​ទី​ខ្ពស់ : ចង​រន្ទា ។ រន្ទា​កិល រន្ទា​តូច​មាន​សណ្ឋាន​ស្រដៀង​នឹង​ជណ្តើរ​ភ្លោះ ឬ​សណ្ឋាន​ជា​ជ្រោង ឬ​ក៏​បួន​ជ្រុង លើក​រំកិល​បាន ។ រន្ទា​កាំជ្រួច រន្ទា​តូច​បួន​ជ្រុង​ខ្ពស់​ស្រោង សម្រាប់​ដាក់​បាច់​កាំជ្រួច​ចង​តាម​ថ្នាក់, ហៅ​ដោយ​សរុប​ថា​កាំជ្រួច​រន្ទ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៥៧</text:p>
          </table:table-cell>
          <table:table-cell table:style-name="តារាង1.B2" office:value-type="string">
            <text:p text:style-name="P17">រន្ទា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មាន​សម្បុរ​ច្រាល, ដែល​ភ្លឺ​ច្រាល ផ្កា​ច្បារ​ក្រហម​រន្ទាល, យប់​មិញ​ឃើញ​ភ្លើង​ឆេះ​ព្រៃ​ភ្នំ​ភ្លឺ​រន្ទាល ។ រន្ទាល​ច្រាល​ឆ្អៅ ដែល​មាន​ពន្លឺ​រន្ទាល​ក្រហម​ឆ្អៅ​ខ្លាំ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៥៨</text:p>
          </table:table-cell>
          <table:table-cell table:style-name="តារាង1.B2" office:value-type="string">
            <text:p text:style-name="P17">រន្ទឺ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5">ដែល​លេច​ឮ​សាយ​សុស​ដោយ​បញ្ចេញ​សម្ដី​កំញើញ, កម្ទរ, ព្យូហ៍ ឲ្យ​ភ័យ ឲ្យ​ញញើត : ឮ​រន្ទឺ; សម្ដី​រន្ទឺ, វា​ស្ដី​ថា​រន្ទឺ​បញ្ឈឺ​ចិត្ត ។ (ព. កា.) : វា​ឲ្យ​សំឡេង​រន្ទឺ ខ្ញុំ​ធ្វើ​មិន​ឮ រន្ទឺ​កាន់​តែ​ខ្លាំង​ឡើង ។ ឫកពា​វា​បែប​ចើង​ម៉ើង សក់​ក្បាល​កន្រ្ទើង ទើង​មើង​ឡើង​ដៃ​ឥត​ក្រែ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<text:s/></text:p>
          </table:table-cell>
        </table:table-row>
        <table:table-row table:style-name="តារាង1.2">
          <table:table-cell table:style-name="តារាង1.A2" office:value-type="string">
            <text:p text:style-name="P10">១០៣៥៩</text:p>
          </table:table-cell>
          <table:table-cell table:style-name="តារាង1.B2" office:value-type="string">
            <text:p text:style-name="P17">រន្ទេប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ត្វ​បក្សី​មួយ​ប្រភេទ មាត្រ​តូច រាង​ច្រឡោ​សម្បុរ​ខ្មៅ ចុង​កន្ទុយ​ឆែក សំឡេង​ស្រួយ, ជា​សត្វ​រក​ស៊ី​ឆាប​ឆក់​សត្វ​ល្អិត​ជា​អាហារ ។ រន្ទេប​តាយសាក រូប​រន្ទេប​ស្លាប់​ឯង (ឥត​គេ​ពិឃាត) ដែល​គេ​រើស​យក​មក​ហាល​ថ្ងៃ​ឲ្យ​ក្រៀម ហើយ​រុំ​អំបោះ​ខ្មុក​ម្រ័ក្សណ៍ រក្សា​ទុក​<text:span text:style-name="T1">ដោយ​ជឿ​ថា​ជា​មង្គល​គ្រឿង​ការពារ​មិន​ឲ្យ​ភ្លើង​ឆេះ​ផ្ទះ​បាន</text:span> (សម្រាប់​ជន​ជា​កោតុហល​មង្គលិក <text:span text:style-name="T2">“</text:span>ជន​អ្នក​ជឿ​មង្គល​ភ្ញាក់​ផ្អើល<text:span text:style-name="T2">”</text:span> ។ ម. ព. តាយសាក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៦០</text:p>
          </table:table-cell>
          <table:table-cell table:style-name="តារាង1.B2" office:value-type="string">
            <text:p text:style-name="P17">រន្ទះ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ូរ​សព្ទ​ដែល​លាន់​ឮ​ខ្លាំង : រន្ទះ​សំឡេង, រន្ទះ​កាំភ្លើង ។ ដំណើរ​បែក​ចេញ​នៃ​ធាតុ​អគ្គិសនី (អេឡេកទ្រិក électrique) ឯ​អាកាស​មាន​ផ្លេក​បន្ទោរ​និង​ផ្គរ​កើត​ឡើង​ជា​មួយ បណ្ដាល​អំពី​ពពក​ដែល​មាន​ធាតុ​អគ្គិសនី​មក​ប៉ះ​នឹង​ដី ឬ​ពពក​ប៉ះ​នឹង​ពពក ស្រូប​ឆក់​ខ្ទប់​គ្នា នាំ​ឲ្យ​លាន់​ឮ​សូរ​សព្ទ​ខ្ទ័រ​ខ្លាំង; ច្រើន​មាន​ក្នុង​រដូវ​ខែ​ដើម​ឆ្នាំ (នៃ​ចន្ទ​គតិ) ដែល​កំពុង​មាន​អាកាស​ក្ដៅ​និង​ត្រជាក់​មិន​ស្មើ​គ្នា : រន្ទះ​បាញ់ គឺ​ការ​មាន​រន្ទះ​ឬ​ដំណើរ​ធ្លាក់​ចុះ​នៃ​រន្ទះ (អសនីបាត) ។ រន្ទះ​ទឹក រន្ទះ​ដែល​ស្រូប​ឆក់​ដោយ​កម្លាំង​ទឹក​ច្រើន​ជាង​ភ្លើង ។ រន្ទះ​ភ្លើង រន្ទះ​ដែល​ស្រូប​ឆក់​ដោយ​កម្លាំង​ភ្លើង​ច្រើន​ជាង​ទឹក; តែង​ឃើញ​បាញ់​ត្រូវ​ត្រង់​ដើម​ឈើ​ឆេះ​ចេញ​ជា​ភ្លើង..., ចួន​កាល​គ្រាន់​តែ​ធំ​ក្លិន​ឆ្ងៀម (រមែង​មាន​រឿយ​ៗ​ស្ទើរ​តែ​រាល់​ឆ្នាំ) ។ រន្ទះ​បាញ់​ក្បាល​ក្រាញ់ រន្ទះ​សូរ​ស្រាល​ៗ​រឿយ​ៗ ដែល​មាន​ក្នុង​ខែ​ខាង​ចុង​វស្សាន​រដូវ​នៃ​ចន្ទ​គតិ (វេលា​កំពុង​មាន​អាកាស​ធ្ងន់), ច្រើន​មាន​តែ​ក្នុង​ឆ្នាំ​ណា​ដែល​មាន​ភ្លៀង​ស្រួល; តាម​ពាក្យ​បរម្បរា​ថា​បាញ់​សំដៅ​ក្បាល​ពួក​ត្រី​ក្រាញ់... ។ កាំ​រន្ទះ លោហ​ធាតុ​ក្លាយ​ពី​ធាតុ​ថ្ម ជា​កាំ​របស់​រន្ទះ មាន​សណ្ឋាន​ផ្សេង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ន្ទះ​សំឡេង</text:p>
            <text:p text:style-name="P5">រន្ទះ​កាំភ្លើង</text:p>
            <text:p text:style-name="P5">រន្ទះ​បាញ់</text:p>
            <text:p text:style-name="P5">រន្ទះ​ទឹក</text:p>
            <text:p text:style-name="P5">រន្ទះ​បាញ់</text:p>
            <text:p text:style-name="P5">ក្បាល​ក្រាញ់</text:p>
          </table:table-cell>
        </table:table-row>
        <table:table-row table:style-name="តារាង1.2">
          <table:table-cell table:style-name="តារាង1.A2" office:value-type="string">
            <text:p text:style-name="P10">១០៣៦១</text:p>
          </table:table-cell>
          <table:table-cell table:style-name="តារាង1.B2" office:value-type="string">
            <text:p text:style-name="P17">រន្ទះ​មាត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ព. ប្រ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ូរ​សំឡេង​ចេញ​ពី​មាត់​ដែល​ស្រែក​សន្ធាប់​ខ្លាំង ប្រៀប​ប្រដូច​នឹង​រន្ទះ​បាញ់ : ស្រែក​សន្ធាប់​បង្រ្គប​ដោយ​រន្ទះ​មាត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៦២</text:p>
          </table:table-cell>
          <table:table-cell table:style-name="តារាង1.B2" office:value-type="string">
            <text:p text:style-name="P17">រន្ធ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ន់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(រន្ធ្រ <text:span text:style-name="T2">“</text:span>រូង, ប្រហោង; អណ្តូង, រំលុង; ទោស, កំហុស; វិកល​ឬ​ពិកល្យ, ពិការ<text:span text:style-name="T2">”</text:span>) រូង, ប្រហោង; រូង​ទាល់: រន្ធ​ក្តាម, រន្ធ​កណ្តុល, រន្ធ​ចង្រិត, រន្ធ​ជាស, រន្ធ​ត្រដេវ ។ រន្ធ​ផើយ ឬ រន្ធ​ហុយ ប៉ែក​ខាង​ចុង​រន្ធ​ក្នុង​ដី មាន​សណ្ឋាន​សេវ​ឡើង​លើ​ធ្លុះ​ក្រហេវ​បន្តិច​ឬ​មិន​ធ្លុះ​ទេ គ្រាន់​តែ​ស្ដើង​ស្ទើរ​នឹង​ធ្លុះ​ក៏​មាន​សម្រាប់​ឲ្យ​មាន​ខ្យល់​អាកាស​ដើរ​ស្រួល​ឬ​សម្រាប់​ដោះ​ខ្លួន​ចេញ​ក្នុង​កាល​ដែល​មាន​ភ័យ​អាសន្ន (របស់​សត្វ​រន្ធ​វាសី​ពួក​ខ្លះ) : រន្ធ​ផើយ​ជាស, រន្ធ​ហុយ​កណ្តុរ​ប្រែង ។ រន្ធ​ហេវ រន្ធ​ដែល​មាន​ប្រហោង​តូច​បែក​សៀវ​ក្រហេវ (សម្រាប់​សត្វ​ម្ចាស់​រន្ធ​គេច​លាក់​ខ្លួន​ពួន​បំបាំ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៦៣</text:p>
          </table:table-cell>
          <table:table-cell table:style-name="តារាង1.B2" office:value-type="string">
            <text:p text:style-name="P17">រន្ធក​សត្ត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័ន-ធៈកៈ ស័ត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(&lt; រន្ធក <text:span text:style-name="T2">“ដែល​នៅ​ក្នុង​រន្ធ, ក្នុង​រូង” + សត្ត “សត្វ”) សត្វ​ដែល​អាស្រ័យ​នៅ​ក្នុង​រន្ធ​ឬ​ក្នុង​រូង : ចង្រិត, ជាស,... ជា​រន្ធក​សត្ត <text:s text:c="9"/>(សរសេរ​ជា រន្ធក​សត្វ ក៏​បាន)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៦៤</text:p>
          </table:table-cell>
          <table:table-cell table:style-name="តារាង1.B2" office:value-type="string">
            <text:p text:style-name="P15">រន្ធគវេសិនី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(ម. ព. រន្ធគវេសី 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៦៥</text:p>
          </table:table-cell>
          <table:table-cell table:style-name="តារាង1.B2" office:value-type="string">
            <text:p text:style-name="P17">រន្ធគវេសី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័ន-ធៈគ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(រន្ធ <text:span text:style-name="T2">“ទោស, កំហុស” + គវេសី, “អ្នក​ស្វែង​រក”) អ្នក​ដែល​ស្វែង​រក​ទោស​របស់​អ្នក​ដទៃ​ជានិច្ច គឺ​អ្នក​ដែល​ហៃ​ខាង​ការ​ស៊ើប​សង្កេត​រក​ទោស​កំហុស​គេ ដើម្បី​នឹង​ចាប់​ទោស​ផ្តន្ទា​ធ្វើ​គេ​ឲ្យ​វិនាស ។ បើ​ស្រី​ជា រន្ធគវេសិនី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៦៦</text:p>
          </table:table-cell>
          <table:table-cell table:style-name="តារាង1.B2" office:value-type="string">
            <text:p text:style-name="P17">រន្ធត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ភ័យ​ស្លុត : ខ្ញុំ​មិន​រន្ធត់​ទេ ។ គុ. ឬ​កិ. វិ. ដែល​ភ័យ​ស្លុត : ចិត្ត​រន្ធត់; ញ័រ​រន្ធត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៦៧</text:p>
          </table:table-cell>
          <table:table-cell table:style-name="តារាង1.B2" office:value-type="string">
            <text:p text:style-name="P17">រន្ធ​វាស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័ន-ធ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(រន្ធ <text:span text:style-name="T2">“រូង, ប្រហោង” +វាស “ការ​នៅ”) ការ​នៅ​ក្នុង​រូង, ក្នុង​ប្រហោង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៦៨</text:p>
          </table:table-cell>
          <table:table-cell table:style-name="តារាង1.B2" office:value-type="string">
            <text:p text:style-name="P17">រន្ធ​វាសិនី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(ម. ព. រន្ធ​វាសី 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៦៩</text:p>
          </table:table-cell>
          <table:table-cell table:style-name="តារាង1.B2" office:value-type="string">
            <text:p text:style-name="P17">រន្ធ​វាសី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័ន-ធ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(រន្ធ <text:span text:style-name="T2">“រូង, ប្រហោង” + វាសី “អ្នក​នៅ​ឬ​ដែល​មាន​ប្រក្រតី​នៅ”) សត្វ​ដែល​មាន​រន្ធ​ជា​លំនៅ : ក្តាម, ចង្រិត, ជាស, កណ្តុរ​ប្រែង,... ជា​សត្វ​រន្ធ​វាសី ។ បើ​ញី​ជា រន្ធ​វាសិនី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៧០</text:p>
          </table:table-cell>
          <table:table-cell table:style-name="តារាង1.B2" office:value-type="string">
            <text:p text:style-name="P17">រប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រៀប ថា : រៀប​រប ប្រារព្ធ, រៀប​ផ្តើម, តាំង​ផ្តើម : កំពុង​រៀប​រប​ធ្វើ, រៀប​រប​នឹង​ទៅ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ៀប​រប </text:p>
          </table:table-cell>
        </table:table-row>
        <table:table-row table:style-name="តារាង1.2">
          <table:table-cell table:style-name="តារាង1.A2" office:value-type="string">
            <text:p text:style-name="P10">១០៣៧១</text:p>
          </table:table-cell>
          <table:table-cell table:style-name="តារាង1.B2" office:value-type="string">
            <text:p text:style-name="P17">របក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រលាត់, របើក, ខ្ចាត់​សំបក, ខ្ចាត់​ក្រមរ​ចេញ : របក​សំបក, របក​ស្បែក, របក​ក្រមរ ។ របក​របោច របក​ដូច​គេ​បោច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<text:s/>របក​របោច</text:p>
          </table:table-cell>
        </table:table-row>
        <table:table-row table:style-name="តារាង1.2">
          <table:table-cell table:style-name="តារាង1.A2" office:value-type="string">
            <text:p text:style-name="P10">១០៣៧២</text:p>
          </table:table-cell>
          <table:table-cell table:style-name="តារាង1.B2" office:value-type="string">
            <text:p text:style-name="P17">រប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ចំណារ​មាំ​ធ្វើ​រាំង​ភូមិ, រាំង​ដំណាំ​ជាដើម​សម្រាប់​ការពារ​មិន​ឲ្យ​សត្វ ឬ​មនុស្ស​ចូល​បាន : របង​ភូមិ, របង​ចម្ការ ។ របង​ឃ្នង របង​មាន​ឃ្នង ។ល។ ព. ទ. បុ. ធ្វើ​ផ្ទះ​ត្រូវ​ស្រះ​របង ត្រូវ​ឆប​រ៉ប​នឹង​អ្នក​មាន​អំណាច​ទើប​សត្រូវ​មិន​ហ៊ាន​លុក​លុយ​មើល​ងាយ​ប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៧៣</text:p>
          </table:table-cell>
          <table:table-cell table:style-name="តារាង1.B2" office:value-type="string">
            <text:p text:style-name="P17">របត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ផ្លូវ​ឬ​ទី​ដែល​បត់​វៀច : របត់​ផ្លូវ, របត់​ដង​ស្ទឹង ។ ចម្ងាយ​ផ្លូវ​ឬ​ទី​មួយ ល្បឿន​ដែល​ត្រូវ​បត់​ត្រឡប់​មក​វិញ : មួយ​របត់​គោ ។ របត់​កែង​ដៃ របត់​ដែល​មាន​សណ្ឋាន​ដូច​ជា​កែង​ដៃ ។ របត់​ពស់ ដែល​វៀច​មាន​សណ្ឋាន​ដូច​ជា​របត់​ខ្លួន​ពស់ ។ របត់​អន្ទង់​អាំង របត់​ដែល​វៀច​ក្ងិក​ក្ងក់​ដូច​ជា​អន្ទង់​អាំង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មួយ​របត់​គោ </text:p>
          </table:table-cell>
        </table:table-row>
        <table:table-row table:style-name="តារាង1.2">
          <table:table-cell table:style-name="តារាង1.A2" office:value-type="string">
            <text:p text:style-name="P10">១០៣៧៤</text:p>
          </table:table-cell>
          <table:table-cell table:style-name="តារាង1.B2" office:value-type="string">
            <text:p text:style-name="P17">របទិម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35">ពាក្យ​សម្រាប់​ប្រើ​ផ្សំ​នឹង​ពាក្យ របប ថា : របប​របទិម (ម. ព. របប) ។</text:p>
          </table:table-cell>
          <table:table-cell table:style-name="តារាង1.D2" office:value-type="string">
            <text:p text:style-name="P5">របទឹម</text:p>
          </table:table-cell>
          <table:table-cell table:style-name="តារាង1.I2" office:value-type="string">
            <text:p text:style-name="P35">របប​របទិម</text:p>
          </table:table-cell>
        </table:table-row>
        <table:table-row table:style-name="តារាង1.2">
          <table:table-cell table:style-name="តារាង1.A2" office:value-type="string">
            <text:p text:style-name="P10">១០៣៧៥</text:p>
          </table:table-cell>
          <table:table-cell table:style-name="តារាង1.B2" office:value-type="string">
            <text:p text:style-name="P17">របប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របៀប​រៀប​រយ, សណ្ដាប់, សណ្ដាប់​ធ្នាប់ : ក្មេង​មាន​របប, ឥត​របប​ ។ កិ. វិ. ដែល​ចុះ​របៀប, ចុះ​សណ្ដាប់​ស្រួល​បួល; ដែល​ស្រុះ​ស្រួល​ព្រម​គ្នា​ឥត​រអាក់​រអួល : សូត្រ​ធម៌​របប​គ្នា​ធេង, ច្រៀង របប​គ្នា, អង្គុយ​របប​គ្នា ។ របប​របទឹម របៀប​រៀប​រយ​ល្អ, សណ្ដាប់​ធ្នាប់​ត្រឹម​ត្រូវ : មាន​របប​របទឹ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បប​របទឹម</text:p>
          </table:table-cell>
        </table:table-row>
        <table:table-row table:style-name="តារាង1.2">
          <table:table-cell table:style-name="តារាង1.A2" office:value-type="string">
            <text:p text:style-name="P10">១០៣៧៦</text:p>
          </table:table-cell>
          <table:table-cell table:style-name="តារាង1.B2" office:value-type="string">
            <text:p text:style-name="P17">របរ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អម្រស់; អម្រស់​ដែល​រក​បាន​ដោយ​កម្លាំង​កាយ : របរ​ពោត​, របរ​សណ្តែក, របរ​ស្រូវ, របរ​ចិញ្ចឹម​គោ ។ របរ​ការ ឬ ការ​របរ មុខ​ការ​របរ​តូច​ធំ ។ របរ​ជំនួញ របរ​ខាង​ការ​ជួញ​ឬ​មុខ​ការ​របរ​ឯ​ទៀត​និង ជំនួញ ។ របរ​ប្រយោជន៍ របរ​ណា​ក៏​ដោយ​ដែល​មាន​ប្រយោជន៍ ។ របរ​លុក​ របរ​រញ៉ិក​រញ៉ុក​បន្តិច​បន្តួច, របរ​រប៉ិច​រប៉ី​នេះ​ខ្លះ​នោះ​ខ្លះ ផ្សែ​ផ្សំ​គ្នា <text:s text:c="3"/>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  <text:p text:style-name="P5"/>
            <text:p text:style-name="P5"><text:s/>របរ​លុក </text:p>
          </table:table-cell>
        </table:table-row>
        <table:table-row table:style-name="តារាង1.2">
          <table:table-cell table:style-name="តារាង1.A2" office:value-type="string">
            <text:p text:style-name="P10">១០៣៧៧</text:p>
          </table:table-cell>
          <table:table-cell table:style-name="តារាង1.B2" office:value-type="string">
            <text:p text:style-name="P17">របស់</text:p>
          </table:table-cell>
          <table:table-cell table:style-name="តារាង1.B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វត្ថុ, ទ្រព្យ, អីវ៉ាន់ ។ ពាក្យ​សម្រាប់​និយាយ​ជា​ជំនួស​នាម​នាម ដោយ​មិន​បាច់​ចេញ​ឈ្មោះ​ឬ​សម្រាប់​ហៅ​សារពើ​អ្វី​ៗ ដែល​មាន​នៅ​ទី​ចំពោះ​មុខ : របស់​ប្រសើរ, របស់​ថោក​ទាប; របស់​បុរាណ, របស់​ទំនើប ។ របស់​ទ្រព្យ ឬ ទ្រព្យ​របស់ ទ្រព្យ​ធន​ទាំងពួង ។ របស់​សម្រាប់​ផ្ទះ ប្រដាប់​សម្រាប់​ប្រើ​ប្រាស់​ក្នុង​ផ្ទះ ។ នេះ​របស់​អ្នក​ណា ? --របស់​ខ្ញុំ ។ របស់​របរ អម្រស់​អម្រ ។ល។ ពាក្យ​សម្រាប់​ប្រើ​ជា​វិកតិ​កត្តា ឬ​វិកតិ​កម្ម​ជា​មួយ​នឹង​ពាក្យ ជា, ដូច​ជា : ពេជ្រ​ជា​របស់​មាន​តម្លៃ ។</text:p>
          </table:table-cell>
          <table:table-cell table:style-name="តារាង1.D2" office:value-type="string">
            <text:p text:style-name="P5">របស់​ទ្រព្យ <text:s/>ទ្រព្យ​របស់ របស់​របរ 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/>
          </table:table-cell>
          <table:table-cell table:style-name="តារាង1.B2" office:value-type="string">
            <text:p text:style-name="P17"/>
          </table:table-cell>
          <table:table-cell table:style-name="តារាង1.B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អា. និ.</text:p>
          </table:table-cell>
          <table:table-cell table:style-name="តារាង1.D2" office:value-type="string">
            <text:p text:style-name="P5">អា. និ. នៃ : ផ្ទះ​របស់​ខ្ញុំ <text:s text:c="2"/>ផ្ទះ​នៃ​ខ្ញុំ (ផ្ទះ​ខ្ញុំ)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៧៨</text:p>
          </table:table-cell>
          <table:table-cell table:style-name="តារាង1.B2" office:value-type="string">
            <text:p text:style-name="P17">របា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(រប ជា កិ. <text:span text:style-name="T2">“និយាយ, ថ្លែង​ប្រាប់, តំណាល​ប្រាប់” &gt; របា ?) ការ​និយាយ​រៀប​រាប់​ឬ​បូរបាច់​ប្រាប់​ឲ្យ​ដឹង​ដើម​ទង : ស្ដាប់​របា (សម័យ​ឥឡូវ​មិន​ដែល​ប្រើ) ។ ដំណើរ​សេចក្ដី​ជា​ពាក្យ​កាព្យ​រៀប​រាប់​អំពី​ត្រៃ​លក្សណ៍ (អនិច្ចំ, ទុក្ខំ, អនត្តា) ឬ​អំពី​ធម៌​ណា​មួយ​ដែល​គួរ​ឲ្យ​កើត​សង្វេគ សម្រាប់​សូត្រ​ឲ្យ​មនុស្ស​ឈឺ​ចាស់​ស្ដាប់ : សូត្រ​របា ។ ពង្សាវតារ : របា​ក្សត្រ គឺ​ពង្សាវតារ​ក្សត្រ​ក្នុង​ប្រទេស​នីមួយ​ត​ៗ មក ។ បវេណី, ជំបួរ : មាន​របា​យ៉ាង​ហ្នឹង​រៀង​មក គឺ​មាន​បវេណី​ឬ ជំបួរ​យ៉ាង​ហ្នឹង​រៀង​មក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៧៩</text:p>
          </table:table-cell>
          <table:table-cell table:style-name="តារាង1.B2" office:value-type="string">
            <text:p text:style-name="P17">របាញ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5">ពាក្យ​សម្រាប់​ប្រើ​ផ្សំ​នឹង​ពាក្យ របឹង, របូត, របើក ថា : របឹង​របាញ របឹង​ខ្លាំង, របឹង​ក្រាញ; របូត​របាញ របូត​ចេញ​រាត់​រាយ​ឬ​រយីក​រយាក; របើក​របាញ របើក​ខ្លាំង; ព. ប្រ. ឈ្លោះ​របើក​របាញ ឈ្លោះ​រំលើក​បើក​កកាយ​ស​កេរ្តិ៍-ស​គល់​អស់​មិន​សល់; សើ​រើ​របើក-របាញ សើ​រើ​ទាល់​តែ​ឃើញ​ដំណើរ​ពិត​មិន​សល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បឹង​របាញ</text:p>
            <text:p text:style-name="P5">របូត​របាញ</text:p>
            <text:p text:style-name="P5">របើក​របាញ </text:p>
          </table:table-cell>
        </table:table-row>
        <table:table-row table:style-name="តារាង1.2">
          <table:table-cell table:style-name="តារាង1.A2" office:value-type="string">
            <text:p text:style-name="P10">១០៣៨០</text:p>
          </table:table-cell>
          <table:table-cell table:style-name="តារាង1.B2" office:value-type="string">
            <text:p text:style-name="P17">រប៉ាត់រប៉ា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</text:p>
          </table:table-cell>
          <table:table-cell table:style-name="តារាង1.D2" office:value-type="string">
            <text:p text:style-name="P5">រតាត់​រតាយ, រាត់​រាយ (ដោយ​អាការ​រួស​រាន់) : រត់​រប៉ាត់​រប៉ាយ, ជ្រុះ​រប៉ាត់​រប៉ាយ, ព្រាត់​រប៉ាត់​រប៉ា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៨១</text:p>
          </table:table-cell>
          <table:table-cell table:style-name="តារាង1.B2" office:value-type="string">
            <text:p text:style-name="P17">របាទ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-បាត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ជើង​អក្សរ រ (ហៅ​ដោយ​សន្មតិ), ជា​ឈ្មោះ​វណ្ណយុត្ត​មួយ​ប្រភេទ ដែល​ខ្មែរ​ប្រើ​តាម​បែប រេផ: សំស្រ្កឹត មាន​រូប​សណ្ឋាន​ដូច្នេះ <text:span text:style-name="T4">(</text:span><text:span text:style-name="T5">៌</text:span><text:span text:style-name="T4">),</text:span> ក្លាយ​រូប​មក​ទៀត​ជា<text:span text:style-name="T4"> </text:span><text:span text:style-name="T5">(៌)</text:span>; ក្នុង​សិលា​ចារឹក​ខ្មែរ​បុរាណ​ច្រើន​ប្រើ រ ពេញ​តួ, សម្រាប់​ប្រើ​ដាក់​លើ​អក្សរ​តួ​ចុង ដើម្បី​ធ្វើ​អក្សរ​តួ​ដើម​បន្ទាប់​នោះ​ឲ្យ​មាន​សូរ​សំឡេង​ញ័រ, ប្រើ​ចំពោះ​តែ​ភាសា​សំស្រ្កឹត​ឬ សំស្រ្កឹត​ក្លាយ, ដូច​ជា គ័ភ៌, ទុគ៌ត, ទុព៌ល, ធម៌, បព៌ត, ព័ណ៌, ធម៌​អាថ៌ ជាដើម; ប៉ុន្តែ​បើ​មាន​ស្រះ​ដែល​ទើស​ពិបាក​សរសេរ​នោះ ត្រូវ​ដាក់​អក្សរ រ ពេញ​តួ​ពី​លើ​ជើង​អក្សរ​ខាង​ចុង​វិញ, ដូច​ជា ទុរ្ភិក្ស, មូរ្តី, រាម​កេរ្តិ៍, តិរ្ថិយ, អន្យតិរ្ថិយ ជាដើម; ចួន​កាល​មិន​មាន​ស្រះ​ទើស​ទែង​ទេ ប៉ុន្តែ​គួរ​ឲ្យ​ច្រឡំ​ពិបាក​អាន ក៏​ត្រូវ​ដាក់​តួ រ លើ​ជើង​អក្សរ​ខាង​ចុង​បាន​ដែរ, ដូច​ជា កម៌ន៑, អស្ចាយ៌, អាចាយ៌ ប្រើ​ជា ករ្ម័ន, អស្ចារ្យ, អាចារ្យ ជាដើម (ប្រើ​សម្រួល​ឲ្យ​ងាយ​មើល​ងាយ​ថា) ។ បើ​មាន​អក្សរ រ ជា​តួ​ប្រកប​ពី​ខាង​ចុង, នឹង​ប្រើ​ជា របាទ (រេផៈ) នេះ​ផង​ពុំ​បាន​ឡើយ, ដូច​ជា ជ័រ, ដើម​សង្ឃ័រ, ញ័រ, ទទ័រ ជាដើម (សរសេរ​យ៉ាង​នេះ​ត្រឹម​ត្រូវ​ហើយ) កុំ​សរសេរ​ជា ជ័រ៌,... ទទ័រ៌ ឬ​ជារ៌,... ទទារ៌ ឬ​ក៏ ជារ៌, ... ទទារ៌ ដូច្នេះ​ឡើយ (ម. ព. បាទ ១ ន. និង​រេផៈ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៨២</text:p>
          </table:table-cell>
          <table:table-cell table:style-name="តារាង1.B2" office:value-type="string">
            <text:p text:style-name="P17">របា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(រះបាយ អ. ថ. រ៉ៈ--) គូរ, លាប​ថ្នាំ, ផាត់​ថ្នាំ, រំលេច​ព័ណ៌ : របាយ​ព័ណ៌, របាយ​ថ្នាំ​រំលេច​ព័ណ៌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៨៣</text:p>
          </table:table-cell>
          <table:table-cell table:style-name="តារាង1.B2" office:value-type="string">
            <text:p text:style-name="P17">រប៉ា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</text:p>
          </table:table-cell>
          <table:table-cell table:style-name="តារាង1.D2" office:value-type="string">
            <text:p text:style-name="P5">ដែល​បែក​ខ្ញែក​គ្នា​រតាក់​រតាយ : រត់​ចេញ​រប៉ាយ, ដាច់​ធ្លាក់​រប៉ា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៨៤</text:p>
          </table:table-cell>
          <table:table-cell table:style-name="តារាង1.B2" office:value-type="string">
            <text:p text:style-name="P17">របារ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មេ​ដែល​គាប​របង, ជញ្ជាំង, ថែប​ជាដើម : <text:span text:style-name="T8">របារ​របង, របារ​ជញ្ជាំង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៨៥</text:p>
          </table:table-cell>
          <table:table-cell table:style-name="តារាង1.B2" office:value-type="string">
            <text:p text:style-name="P17">របា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ព. ទ្រ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39">ខ្មោច (អមនុស្ស). បិសាច; រំបល់, រំលែះ (ច្រើន​ប្រើ​ជា​ពាក្យ​ជេរ) : អា​របាល​យក៍ !, មេ​របាល​កាច់ !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39"/>
          </table:table-cell>
        </table:table-row>
        <table:table-row table:style-name="តារាង1.2">
          <table:table-cell table:style-name="តារាង1.A2" office:value-type="string">
            <text:p text:style-name="P10">១០៣៨៦</text:p>
          </table:table-cell>
          <table:table-cell table:style-name="តារាង1.B2" office:value-type="string">
            <text:p text:style-name="P17">រប៉ិករប៉ុក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</text:p>
          </table:table-cell>
          <table:table-cell table:style-name="តារាង1.D2" office:value-type="string">
            <text:p text:style-name="P5">ដែល​តិច​តួច, ស្ដើង​ស្ដួច តែ​ច្រើន​មុខ​ច្រើន​យ៉ាង​នេះ​ខ្លះ​នោះ​ខ្លះ​ <text:s text:c="4"/>កំប៉ិក​កំប៉ុក : អីវ៉ាន់​រប៉ិក​រប៉ុក, របស់​រប៉ិក​រប៉ុក <text:span text:style-name="T4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៨៧</text:p>
          </table:table-cell>
          <table:table-cell table:style-name="តារាង1.B2" office:value-type="string">
            <text:p text:style-name="P17">រប៉ិចរប៉ី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តិច​តួច​ហើយ​ងាយ, រាយ​រង : ការ​រប៉ិច​រប៉ី, របស់​រប៉ិច​រប៉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៨៨</text:p>
          </table:table-cell>
          <table:table-cell table:style-name="តារាង1.B2" office:value-type="string">
            <text:p text:style-name="P17">របិញរបុញ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មាន​ពុត, មាន​កិច្ច​កល​រខិញ​រខុញ : គំនិត​របិញ​របុញ, មនុស្ស​របិញ​របុញ (សរសេរ ជា របេញ​របុញ ក៏​ម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៨៩</text:p>
          </table:table-cell>
          <table:table-cell table:style-name="តារាង1.B2" office:value-type="string">
            <text:p text:style-name="P17">រប៉ិតរប៉ុត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ចេញ​អាការ, លំនាំ​ប៉ិត​ប៉ុត​ច្រីម​ច្រុមៈ ដំណើរ​រប៉ិត​រប៉ុត (ម. ប្រ., ច្រ. ប្រ. ប៉ិត​ប៉ុត ជា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៩០</text:p>
          </table:table-cell>
          <table:table-cell table:style-name="តារាង1.B2" office:value-type="string">
            <text:p text:style-name="P17">រប៉ិនរប៉ាន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5">ដែល​មាន​លំនាំ​ឬ​អាការ​ប៉ិន​ប៉ាន់​ក្រៃ​ពេក : ដំណើរ​រប៉ិន​រប៉ាន់, ដើរ​រប៉ិន​រប៉ាន់ (ប្រើ​ជា ប៉ប៉ិន​ប៉ប៉ាន់ ក៏​បា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៩១</text:p>
          </table:table-cell>
          <table:table-cell table:style-name="តារាង1.B2" office:value-type="string">
            <text:p text:style-name="P17">រប៉ិលរប៉ូច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23">(ម. ព. ប៉ប៉ិល​ប៉ប៉ូច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៩២</text:p>
          </table:table-cell>
          <table:table-cell table:style-name="តារាង1.B2" office:value-type="string">
            <text:p text:style-name="P17">របឹ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រឹង​មិន​ងាយ​ខ្លាច, មិន​ងាយ​ស្ដាប់, មិន​ងាយ​ជឿ : ចិត្ត​របឹង, មនុស្ស​របឹង ។ របឹង​របាញ (ម. ព. របាញ) ។ របឹង​រឹង​រូស ដែល​រឹង​រូស​ព្រោះ​មាន​ចិត្ត​របឹង ឬ​ដែល​របឹង​គគ្រីស​គគ្រូស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បឹង​របាញ របឹង​រឹងរូស </text:p>
          </table:table-cell>
        </table:table-row>
        <table:table-row table:style-name="តារាង1.2">
          <table:table-cell table:style-name="តារាង1.A2" office:value-type="string">
            <text:p text:style-name="P10">១០៣៩៣</text:p>
          </table:table-cell>
          <table:table-cell table:style-name="តារាង1.B2" office:value-type="string">
            <text:p text:style-name="P17">របឹប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អំពើ​រឹប គឺ​ការ​រឹប​អូស​យក​ទ្រព្យ​សម្បត្តិ​របស់​អ្នក​មាន​ទោស​ធ្ងន់​ដាក់​ព្រះ​ឃ្លាំង​តាម​អំណាច​ច្បាប់​បញ្ញត្ត : មាន​ទោស​ដល់​របឹប ។ មនុស្ស​ដែល​មាន​ទោស​ធ្ងន់ ត្រូវ​រាជការ​មុខ​ក្រសួង​កាត់​ទោស​មិន​ឲ្យ​នៅ​ជា​ព្រៃ​ងារ ដាក់​ឲ្យ​ទៅ​ជា​អ្នក​ងារ : កាត់​ទោស​ដាក់​ទៅ​ជា​របឹប; ពួក​របឹប (ព. បុ.) ។ គុ. ដែល​ត្រូវ​រាជការ​រឹប​ឬ​ដែល​ធ្លាក់​ខ្លួន​ទៅ​ជា​របឹប : ទោស​របឹប, ទ្រព្យ​របឹប, មនុស្ស​របឹប (ព. បុ.) ។ <text:span text:style-name="T1">របឹប​រឹប​ជាន់ ការ​រឹប​ជាន់​ដោយ​អាជ្ញា​របឹប​ឬ​រឹប​ជាន់​ឲ្យ​ទៅ​ជា​</text:span>មនុស្ស​របឹប (ច្បាប់​បញ្ញត្ត​នេះ​ ក្នុង​កម្ពុជ​រដ្ឋ លើក​លែង​ចោល​មិន​ឲ្យ​ប្រើ​យូរ​ហើយ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៩៤</text:p>
          </table:table-cell>
          <table:table-cell table:style-name="តារាង1.B2" office:value-type="string">
            <text:p text:style-name="P17">រប៉ឺតរប៉ោ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បញ្ចេញ​ឫកពា​ប៉ឺត​ប៉ោង​ក្រៃ​ពេក​ឬ​ដែល​ធ្វើ​ឫក​ចើង​ម៉ើង​ហួស​ប្រមាណ : ដំណើរ​រប៉ឺត​រប៉ោង, បែប​ភាព​រប៉ឺត​រប៉ោ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៩៥</text:p>
          </table:table-cell>
          <table:table-cell table:style-name="តារាង1.B2" office:value-type="string">
            <text:p text:style-name="P17">របុក</text:p>
          </table:table-cell>
          <table:table-cell table:style-name="តារាង1.B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ប្រដាប់​សម្រាប់​បុក, សម្រាប់​រុក​ក្នុង​រណ្ដៅ, ក្នុង​ប្រហោង​ឬ​ក្នុង​រន្ធ, <text:span text:style-name="T18">រូង : របុក​ដប របុក​សម្រាប់​រុក​លាង​ជម្រះ​ដប ។ យក​របុក​រុក​</text:span>ជាស, រុក​កណ្តុរ យក​របុក​រុក​ក្នុង​រន្ធ​ឲ្យ​ជាស, ឲ្យ​កណ្តុរ​ចេញ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/>
          </table:table-cell>
          <table:table-cell table:style-name="តារាង1.B2" office:value-type="string">
            <text:p text:style-name="P17"/>
          </table:table-cell>
          <table:table-cell table:style-name="តារាង1.B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5">ពាក្យ​សម្រាប់​និយាយ​ផ្សំ​ជា​មួយ​នឹង​ពាក្យ របរ ថា : របរ​របុក (ម. ព. រប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បរ​របុក</text:p>
          </table:table-cell>
        </table:table-row>
        <table:table-row table:style-name="តារាង1.2">
          <table:table-cell table:style-name="តារាង1.A2" office:value-type="string">
            <text:p text:style-name="P10">១០៣៩៦</text:p>
          </table:table-cell>
          <table:table-cell table:style-name="តារាង1.B2" office:value-type="string">
            <text:p text:style-name="P17">របុកជាស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ឈ្មោះ​ឈើ​តូច​មួយ​ប្រភេទ ដើម​មូល​ស្រលួត​ត្រង់ ស្លឹក​ស្រដៀង​នឹង​ព្រាល តែ​ក្រាស់​ជាង, គេ​ច្រើន​កាត់​យក​ធ្វើ​ជា​របុក​រុក​ជាស : ដើម​របុក​ជាស; អ្នក​ស្រុក​ខ្លះ​ហៅ ឈើ​ទាល​ត្រាញ់ ឬ ឈើ​ទាល​ត្រាញ់​តូច (ម. ព. នោះ​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៩៧</text:p>
          </table:table-cell>
          <table:table-cell table:style-name="តារាង1.B2" office:value-type="string">
            <text:p text:style-name="P17">របុ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ទំហឹង; ចំនួន; រង្វាស់; កំណត់ (ប្រើ​ចំពោះ​តែ​ជា​មួយ​នឹង​ពាក្យ ពេញ) : ធ្វើ​ការ​ពេញ​របុង, លេង​ឲ្យ​ពេញ​របុង, ស៊ី​ឲ្យ​ពេញ​របុង ។ </text:p>
          </table:table-cell>
          <table:table-cell table:style-name="តារាង1.D2" office:value-type="string">
            <text:p text:style-name="P5">ល្បុង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៩៨</text:p>
          </table:table-cell>
          <table:table-cell table:style-name="តារាង1.B2" office:value-type="string">
            <text:p text:style-name="P17">របុញ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បន្ទះ​ឈើ​តូច មាន​ដង​សណ្ឋាន​ស្រដៀង​នឹង​រនាស់​ដៃ តែ​ឥត​ធ្មេញ សម្រាប់​រុញ​ធារ​ស្រូវ : ចាប់​របុញ​រុញ​ធារ​ស្រូវ (ហៅ​តាម​ទម្លាប់​ដោយ​ស្រុក, អ្នក​ស្រុក​ខ្លះ​ហៅ ឈើ​រុញ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៣៩៩</text:p>
          </table:table-cell>
          <table:table-cell table:style-name="តារាង1.B2" office:value-type="string">
            <text:p text:style-name="P17">របុម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រមូរ​ដែល​មូរ​ប្រមូល​រួម​គ្នា​ជា​ដុំ​ឬ​ដែល​មូរ​រុំ​ជា​ដុំ : កន្ទេល​មួយ​របុម, ខ្សែ​អំបោះ​មួយ​របុម ។ </text:p>
          </table:table-cell>
          <table:table-cell table:style-name="តារាង1.D2" office:value-type="string">
            <text:p text:style-name="P5">របុំ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០០</text:p>
          </table:table-cell>
          <table:table-cell table:style-name="តារាង1.B2" office:value-type="string">
            <text:p text:style-name="P17">របូត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35">រលូត, ឃ្លាត​ចេញ​ដូច​គេ​ចាប់​បូត : របូត​ខ្សែ​ពី​ដៃ, របូត​ឈ្នួត​ពី​ក្បាល ។ របូត​ដៃ ឃ្លាត​ដៃ​ផុត​ចេញ​ពី​ចំណាប់ ។ ព. ប្រ. របូត​ដៃ​ជើង (ស្លាប់) : អ្នក​ផ្ទះ​ខ្ញុំ​ឈឺ​ធ្ងន់​ណាស់​យូរ​ថ្ងៃ ស្ទើរ​របូត​ដៃ​ជើង... ។ របូត​របាញ (ម. ព. របាញ) ។ របូត​មាត់ <text:span text:style-name="T4">ឬ របូត​សម្ដី ជ្រុល​មាត់​ឬ​ជ្រុល​សម្ដី​ចេញ​ថា​ទៅ ។ របូត​រលូត ! ពាក្យ​សម្រាប់​ពោល​អប​ទេស​ ឲ្យ​របូត​ឆ្អឹង​ដែល​ស្លាក់​ក្នុង​បំពង់​ក; តាម​ទំនៀម, គេ​តែង​រក​មនុស្ស​អ្នក​ធ្លាប់​ប្រសប់​ឬ​មនុស្ស​ដែល​សម្រាល​ច្រាស​ជើង ឲ្យ​មក​ធ្វើ​ទឹក​មន្ត​</text:span><text:span text:style-name="T6">ឲ្យ​ផឹក​លាប-ក​ឬ​ឲ្យ​មក​ស្ទាប​បំពង់​ក​អ្នក​ស្លាក់​ឆ្អឹង​ថា : របូត​</text:span><text:span text:style-name="T4">រលូត​ៗ !... ឬ​ថា របូត​រលូត​ចេញ​មក​ៗ !... ឬ​ពុំ​នោះ​ថា របូត​រលូត​ចុះ​ទៅ​ៗ ! ...; ចួន​កាល​ឆ្អឹង​នោះ​របូត​ចេញ​មក​ឬ​របូត​ធ្លាក់​ចុះ​ក្នុង​ក្រពះ​បាយ​ទៅ​ក៏​មាន (ទម្លាប់​បុរាណ)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  <text:p text:style-name="P5">របូត​របាញ <text:span text:style-name="T4">របូត​រលូត </text:span></text:p>
          </table:table-cell>
        </table:table-row>
        <table:table-row table:style-name="តារាង1.2">
          <table:table-cell table:style-name="តារាង1.A2" office:value-type="string">
            <text:p text:style-name="P10">១០៤០១</text:p>
          </table:table-cell>
          <table:table-cell table:style-name="តារាង1.B2" office:value-type="string">
            <text:p text:style-name="P17">របួ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ឆ្នាំង​មាន​បាត​ទម្លុះ​រហុយ​ដើម្បី​ឲ្យ​ចូល​ចំហាយ​ក្ដៅ, សម្រាប់​ចំហុយ​ម្ហូប​ចំណី : ឆ្នាំង​របួ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ឆ្នាំង​របួល </text:p>
          </table:table-cell>
        </table:table-row>
        <table:table-row table:style-name="តារាង1.2">
          <table:table-cell table:style-name="តារាង1.A2" office:value-type="string">
            <text:p text:style-name="P10">១០៤០២</text:p>
          </table:table-cell>
          <table:table-cell table:style-name="តារាង1.B2" office:value-type="string">
            <text:p text:style-name="P17">របួស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អាការ​ឬ​ដំណើរ​ពិការ ដោយ​ត្រូវ​នឹង​គ្រឿង​សស្រ្តាវុធ ឬ​ដោយ​ប៉ះ, ជល់, ទង្គុក, ទង្គិច​ជាដើម : របួស​ធ្ងន់, របួស​ស្រាល, មាន​របួស ។ គុ. ដែល​មាន​របួស : មនុស្ស​របួស, អ្នក​របួស; និយាយ​កាត់​ខ្លី​ប្រើ​ដូច​ជា​នាម​នាម​សំដៅ​លើ​រូប​មនុស្ស​ក៏​បាន : ដឹក​របួស​យក​ទៅ​ឯ​មន្ទីរ​ពេទ្យ គឺ​ដឹក​យក​មនុស្ស​មាន​របួស​ទៅ...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០៣</text:p>
          </table:table-cell>
          <table:table-cell table:style-name="តារាង1.B2" office:value-type="string">
            <text:p text:style-name="P17">របើក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ហើប​បើក​ឡើង​ឯង ឬ​ហើប​ហា​ឡើង​ឯង​ឃ្លាត​ពី​ទី​ប្រក្រតី : ជញ្ជាំង​របើក​ធ្លាក់​ទៅ​ដី ។ ព. ប្រ. ឃ្លាត​ខ្ចាត់​ចេញ​ពី​ទី​មួយ​ទៅ​ទី​ដទៃ​ ដោយ​មាន​ហេតុ​ទើស​ទាស់​ឲ្យ​នៅ​ពុំ​បាន: ទ្រាំ​មិន​បាន វា​របើក​ចោល​ស្រុក​ចោល​ទេស​លែង​ឃើញ​មុខ​ប្រពន្ធ​កូន​ទៅ​ហើយ ។ របើក-របាញ (ម. ព. របាញ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<text:s/>របើក​របាញ</text:p>
          </table:table-cell>
        </table:table-row>
        <table:table-row table:style-name="តារាង1.2">
          <table:table-cell table:style-name="តារាង1.A2" office:value-type="string">
            <text:p text:style-name="P10">១០៤០៤</text:p>
          </table:table-cell>
          <table:table-cell table:style-name="តារាង1.B2" office:value-type="string">
            <text:p text:style-name="P17">របើរ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អាហារ​នៅ​ក្នុង​ក្រពះ​នៃ​បុគ្គល​ទើប​ធ្វើ​មរណ​កាល​មិន​ទាន់​យូរ​ប៉ុន្មាន ដែល​ដល់​ពេល​កំណត់ ក៏​រើ​ផ្សាយ​ក្លិន​ស្អុយ​ជូរ​ចេញ​មក​តាម​មុខ​ទ្វារ ធុំ​ឆួល​ភាយ​ៗ​ម្ដង​ៗ : រើ​របើរ, ធុំ​របើរ ។ ខណៈ​ឬ​ស្របក់​ប្រមាណ​ប្រហែល​មួយ​វេលា​រើ​របើរ​នៃ​រូប​បុគ្គល​ស្លាប់ : និយាយ​គ្នា​ប្រហែល​មួយ​របើ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០៥</text:p>
          </table:table-cell>
          <table:table-cell table:style-name="តារាង1.B2" office:value-type="string">
            <text:p text:style-name="P17">របើស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ត្វ​របស់​អ្វី​ៗ​ដែល​បាន​ដោយ​រើស​ហើយ ដាច់​អាល័យ​ពី​ម្ចាស់​ដើម ត្រូវ​បាន​ជា​សម្បត្តិ​សម្រាប់​រាជការ: គោ​របើស, សេះ​របើស, ទ្រព្យ​របើស ។ ព. ប្រ. កូន​ក្មេង​ដែល​ដើរ​អាវ៉ាសែ​ដាច់​សង្វែង ចោល​ផ្ទះ​លំនៅ​ឬ​ស្រុក​ទេស, មាន​គេ​រើស​យក​មក​ចិញ្ចឹម​រក្សា (ដោយ​ទំនង​ត្រូវ​ច្បាប់), ក៏​ហៅ របើស បាន​ដែរ : ក្មេង​របើស, កូន​របើស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០៦</text:p>
          </table:table-cell>
          <table:table-cell table:style-name="តារាង1.B2" office:value-type="string">
            <text:p text:style-name="P17">របៀ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ជួរ​ល្វែង​វិហារ ត្រង់​ប៉ែក​អណ្ដាល​ល្វែង​គ្រឹះ និង​ល្វែង​បាំង​សាច : របៀង​វិហារ ។ ប៉ែក​ល្វែង​សាលា​ឬ​ផ្ទះ​ធំ​ត្រង់​ខាង​ក្រៅ​ជញ្ជាំង​ជុំ​វិញ ក៏​ហៅ របៀង ដែ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០៧</text:p>
          </table:table-cell>
          <table:table-cell table:style-name="តារាង1.B2" office:value-type="string">
            <text:p text:style-name="P17">របៀន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ចំណេះ​ដែល​ចេះ​មក​ពី​រៀន : របៀន​ចំណេះ ឬ ចំណេះ​របៀន ។ សិល្ប​សាស្រ្ត, វិជ្ជា​ការ, អាគម​គាថា : សូត្រ​របៀន​ស្តោះ​ផ្លុំ, របៀន​អាគម ឬ អាគម​របៀ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០៨</text:p>
          </table:table-cell>
          <table:table-cell table:style-name="តារាង1.B2" office:value-type="string">
            <text:p text:style-name="P17">របៀប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ការ​ដែល​រៀប​ឬ​ដំណើរ​រៀប​រៀង​ឲ្យ​ចុះ​បែប; បែប, បែប​បទ, បែប​ផែន, បែប​យ៉ាង, លំដាប់​ដែល​រៀប​ត្រូវ​បែប : របៀប​ការ, ដាក់​ឲ្យ​ត្រូវ​របៀប, ធ្វើ​ការ​ចុះ​របៀប,... ។ របៀប​របប បែប​បទ ឬ​សណ្ដាប់​ធ្នាប់​ដែល​មាន​របប ។ របៀប​រៀប​រយ សណ្ដាប់​ធ្នាប់​ដ៏​រាបសា​ត្រូវ​បែប​គ្នា ត្រូវ​របប​គ្នា ។ របៀប​រៀប​រៀង របៀប​ដែល​រៀង​គ្នា​តាម លំដាប់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បៀប​របប <text:s/>របៀប​រៀប​រយ <text:span text:style-name="T1">របៀប​រៀប​រៀង</text:span></text:p>
          </table:table-cell>
        </table:table-row>
        <table:table-row table:style-name="តារាង1.2">
          <table:table-cell table:style-name="តារាង1.A2" office:value-type="string">
            <text:p text:style-name="P10">១០៤០៩</text:p>
          </table:table-cell>
          <table:table-cell table:style-name="តារាង1.B2" office:value-type="string">
            <text:p text:style-name="P17">របេ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ឈ្មោះ​រោគ​ក្អក​រីង​ឬ​រោគ​ស្គម​រីង​ជា​រោគ​បណ្ដាល​កកើត​អំពី​សួត​ជាដើម មាន​អាការ​តត្រំ​តត្រើយ​យ៉ាង​រឹង​ត្អឹង កម្រ​ពេទ្យ​មើល​ជា​ ទាំង​ជា​រោគ​ឆ្លង​យ៉ាង​កំបាំង​ផង : រោគ​របេង, របេង​រីងរៃ ។ ពូជ​របេង ពូជ​មនុស្ស​ដែល​ធ្លាប់​តែ​អ្នក​ខ្លះ​មាន​រោគ​របេង​ឆ្លង​ពី​មាតា​បិតា​ត​ៗ​រៀង​មក​ដល់​កូន​ចៅ​ផង ។ ព. ប្រ. របេង​កូន​ក្រាញ់ កូន​ត្រី​តូច​ៗ​មាន​កូន​ត្រី​ក្រាញ់​ជាដើម​ដែល​ប្រទះ​ទុក្ខ​វេទនា​ព្រោះ​ទឹក​ក្នុង​ថ្លុក, ក្នុង​ជ្រលង​ជាដើម​រីង​នៅ​តិច​តួច ទាំង​ត្រូវ​កម្ដៅ​ថ្ងៃ​ខ្លាំង​ផង; ច្រើន​មាន​តែ​ក្នុង​ខែ​ជេស្ឋ​ឬ​ខែ​អាសាឍ ដែល​ចួន​កាល (ក្នុង​ឆ្នាំ​ខ្លះ) ត្រូវ​ខ្យល់​ច្រក​រនាម​អំពី​ទិស​នីរតី​បក់​រំហួត​រាំង​គ្មាន​ភ្លៀង រីង​ទឹក : ខែ​របេង​កូន​ក្រាញ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១០</text:p>
          </table:table-cell>
          <table:table-cell table:style-name="តារាង1.B2" office:value-type="string">
            <text:p text:style-name="P17">របេញរបុញ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(ម. ព. របិញ​របុញ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១១</text:p>
          </table:table-cell>
          <table:table-cell table:style-name="តារាង1.B2" office:value-type="string">
            <text:p text:style-name="P17">រប៉េសរប៉ស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5">ដែល​ឮ​សូរ​ប៉េស​ៗ​ប៉ស​ៗ​ឬ​ប៉េស​ៗ​ប៉ូស​ៗ​រឿយ​ៗ (ប្រើ​ជា រប៉ែស​រប៉ស ក៏​មាន, កំណត់​ថា​តាម​ចំណាំ​ដែល​ឮ​សូរ) ។ </text:p>
          </table:table-cell>
          <table:table-cell table:style-name="តារាង1.D2" office:value-type="string">
            <text:p text:style-name="P5">រប៉េស​រប៉ូស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១២</text:p>
          </table:table-cell>
          <table:table-cell table:style-name="តារាង1.B2" office:value-type="string">
            <text:p text:style-name="P17">របេះ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រលេះ​ចេញ, របូត​ចេញ​ដូច​គេ​ចាប់​បេះ : ឆ្នាំង​ដី​របេះ​មាត់ ។ របេះ​ដៃ​របូត​ដៃ​ចេញ​ពី​ចំណាប់ ។ ព. ប្រ. រសាយ​ដៃ; ទាល់​គំនិត ។ របេះ​របោច ឬ របោច​របេះ របេះ​ដូច​គេ​ចាប់​បោច, របោច​របូត​ចេញ ។ ព. ទ. បុ. ចេះ​របេះ​ក្បាច់ មាន​ចំណេះ​តែ​មារយាទ​មិន​ល្អ​ឬ​ប្រហែល​ធ្វេស​មិន​ប្រយ័ត្ន ធ្វើ​ឲ្យ​ភ្លាត់​ខូច​ការ​ខូច​ប្រយោជន៍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បេះ​របោច <text:s/>របោច​របេះ</text:p>
          </table:table-cell>
        </table:table-row>
        <table:table-row table:style-name="តារាង1.2">
          <table:table-cell table:style-name="តារាង1.A2" office:value-type="string">
            <text:p text:style-name="P10">១០៤១៣</text:p>
          </table:table-cell>
          <table:table-cell table:style-name="តារាង1.B2" office:value-type="string">
            <text:p text:style-name="P17">រប៉េះរប៉ោះ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តិច​តួច​ស្ដើង​ស្ដួច : ការ​រប៉េះ​រប៉ោ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១៤</text:p>
          </table:table-cell>
          <table:table-cell table:style-name="តារាង1.B2" office:value-type="string">
            <text:p text:style-name="P17">រប៉ែករប៉ា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5">ដែល​បែក​ខ្ញែក​គ្នា​រតាត់​រតាយ : រត់​រប៉ែក​រប៉ា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១៥</text:p>
          </table:table-cell>
          <table:table-cell table:style-name="តារាង1.B2" office:value-type="string">
            <text:p text:style-name="P17">រប៉ែករប៉ោក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5">ដែល​រខែក​រខោក​រាត់​រាយ : ធ្លាក់​រប៉ែក​រប៉ោ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១៦</text:p>
          </table:table-cell>
          <table:table-cell table:style-name="តារាង1.B2" office:value-type="string">
            <text:p text:style-name="P17">របែ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កម្រង​ដែល​រែង, ការ​ដែល​កើត​ពី​រែង : របែង​រនាប, របែង​ព្រួល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បែង​រនាប របែង​ព្រួល </text:p>
          </table:table-cell>
        </table:table-row>
        <table:table-row table:style-name="តារាង1.2">
          <table:table-cell table:style-name="តារាង1.A2" office:value-type="string">
            <text:p text:style-name="P10">១០៤១៧</text:p>
          </table:table-cell>
          <table:table-cell table:style-name="តារាង1.B2" office:value-type="string">
            <text:p text:style-name="P17">របែររបោរ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បោរ​វៀច​រមួល : ក្តារ​របែរ​របោរ ។ ព. ប្រ. ដែល​បោរ​វៀច​វេរ, របិញ​របុញ​ក្រៃ​ពេក : គំនិត​របែរ​របោ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១៨</text:p>
          </table:table-cell>
          <table:table-cell table:style-name="តារាង1.B2" office:value-type="string">
            <text:p text:style-name="P17">រប៉ែសរប៉ស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(ម. ព. រប៉េស​រប៉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១៩</text:p>
          </table:table-cell>
          <table:table-cell table:style-name="តារាង1.B2" office:value-type="string">
            <text:p text:style-name="P17">របៃ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គ្រឿង​សម្អាង​មួយ​ប្រភេទ​សម្រាប់​ស្ត្រី​ពាក់​ជា​ក្បាំង​មុខ​ក្នុង​កាល​ដែល​ស្អិត​ស្អាង​ខ្លួន​ចេញ​មក​ក្រាប​សំពះ ក្នុង​ពិធី​អាវាហ​មង្គល (ច្រើន​ប្រើ​តែ​ក្នុង​សម័យ​ពី​ដើម) ។ រំយោល​ផ្កា​កម្រង​ឬ​រំយោល​ក្បាច់​រចនា​ផ្សេង​ៗ ។ ន. ឬ គុ. ការ​រចនា​ល្អិត​ៗ​របស់​ជាង​មាស : ការ​របៃ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២០</text:p>
          </table:table-cell>
          <table:table-cell table:style-name="តារាង1.B2" office:value-type="string">
            <text:p text:style-name="P17">របៃរៃ​ដាក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របស់​ដែល​រៃ​ឬ​តម្រូវ​បណ្តា​រាស្រ្ត​ឲ្យ​ចេញ​ឲ្យ​ជូន តាម​មុខ​ងារ មុខ​ក្រសួង (ច្រើន​មាន​តែ​ខាង​រាជការ​រដ្ឋបាល​ក្នុង​សម័យ​បុរាណ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២១</text:p>
          </table:table-cell>
          <table:table-cell table:style-name="តារាង1.B2" office:value-type="string">
            <text:p text:style-name="P17">របោច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រដក​ដាច់​ឃ្លាត​ចេញ​ដូច​គេ​បោច : ស្មៅ​របោច (ម. ព. របេះ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២២</text:p>
          </table:table-cell>
          <table:table-cell table:style-name="តារាង1.B2" office:value-type="string">
            <text:p text:style-name="P17">របោម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ុខុម​សត្វ​មួយ​បែប មាន​ស្លាប រូប​រាង​ស្រដៀង​នឹង​រុយ តែ​មាត្រ​ធំ​ជាង ច្រើន​កើត​ក្នុង​ព្រៃ​និង​វាល​មាន​ស្មៅ​ទ្រុបទ្រុល ជា​ពួក​សត្វ​លោហិត​ភ័ក្ស : បំពក់​ភ្លើង​កុំ​ឲ្យ​របោម​ខាំ​គ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២៣</text:p>
          </table:table-cell>
          <table:table-cell table:style-name="តារាង1.B2" office:value-type="string">
            <text:p text:style-name="P17">របោយ</text:p>
          </table:table-cell>
          <table:table-cell table:style-name="តារាង1.B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គ្រឿង​អន្លក់​ស្រស់​ឆៅ​ឬ​ឆ្អិន សម្រាប់​ប្រើ​បរិភោគ​ផ្សំ​ជា​មួយ​នឹង​អាហារ​ឆ្អាប : របោយ​នំ​បញ្ចុ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/>
          </table:table-cell>
          <table:table-cell table:style-name="តារាង1.B2" office:value-type="string">
            <text:p text:style-name="P17"/>
          </table:table-cell>
          <table:table-cell table:style-name="តារាង1.B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5">ដែល​ពី​មុន​មាន​ច្រើន លុះ​ត​មក​កាន់​តែ​រលោះ​នៅ​មាន​បន្តិច​បន្តួច រង្វើល​ៗ : ផ្លែ​ស្វាយ​នៅ​មាន​របោយ​ៗ, មនុស្ស​មក​កាន់​តែ​របោយ ហើយ ។ </text:p>
          </table:table-cell>
          <table:table-cell table:style-name="តារាង1.D2" office:value-type="string">
            <text:p text:style-name="P5">ល្បោយ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២៤</text:p>
          </table:table-cell>
          <table:table-cell table:style-name="តារាង1.B2" office:value-type="string">
            <text:p text:style-name="P17">រប៉ោ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5">ដែល​រវើក​ៗ ផ្លោយ​ៗ : ខ្យល់​បក់​ស្លឹក​ឈើ​រប៉ោយ​ៗ, មុជ​ទឹក​ឃើញ​តែ​ចុង​សក់​រប៉ោយ​ៗ ។ </text:p>
          </table:table-cell>
          <table:table-cell table:style-name="តារាង1.D2" office:value-type="string">
            <text:p text:style-name="P5">រប៉ោយ​ៗ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២៥</text:p>
          </table:table-cell>
          <table:table-cell table:style-name="តារាង1.B2" office:value-type="string">
            <text:p text:style-name="P17">របោះ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5"><text:span text:style-name="T19">ដែល​រង្វើល​ៗ​ឃ្លាត​ៗ​ដាច់​ៗ​ពី​គ្នា : ព្រៃ​របោះ​ៗ; កូន​ឈើ​ដុះ​របោះ​ៗ</text:span> ។ ន. ចន្លោះ​រង្វើល​ៗ​ឃ្លាត​ៗ​ពី​គ្នា : របោះ​ព្រៃ ។ </text:p>
          </table:table-cell>
          <table:table-cell table:style-name="តារាង1.D2" office:value-type="string">
            <text:p text:style-name="P5">ល្បោះ</text:p>
          </table:table-cell>
          <table:table-cell table:style-name="តារាង1.I2" office:value-type="string">
            <text:p text:style-name="P5">របោះ​ព្រៃ </text:p>
          </table:table-cell>
        </table:table-row>
        <table:table-row table:style-name="តារាង1.2">
          <table:table-cell table:style-name="តារាង1.A2" office:value-type="string">
            <text:p text:style-name="P10">១០៤២៦</text:p>
          </table:table-cell>
          <table:table-cell table:style-name="តារាង1.B2" office:value-type="string">
            <text:p text:style-name="P17">របោះរបោ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5">ដែល​របោយ​ណាស់, ដែល​យូរ​ៗ​ឃើញ​មាន​មួយ​ៗ : ឆ្នាំ​នេះ​ស្វាយ​ផ្លែ​របោះ​របោយ, ផ្លូវ​នុះ​មាន​មនុស្ស​ដើរ​របោះ​របោយ ។ </text:p>
          </table:table-cell>
          <table:table-cell table:style-name="តារាង1.D2" office:value-type="string">
            <text:p text:style-name="P5">ល្បោះ​ល្បោយ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២៧</text:p>
          </table:table-cell>
          <table:table-cell table:style-name="តារាង1.B2" office:value-type="string">
            <text:p text:style-name="P17">របុំ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(ម. ព. របុម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២៨</text:p>
          </table:table-cell>
          <table:table-cell table:style-name="តារាង1.B2" office:value-type="string">
            <text:p text:style-name="P17">របាំ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ល្បែង​ច្រៀង​រាំ, ល្ខោន : នាំ​គ្នា​ទៅ​មើល​របាំ ។ របាំ​ស្បែក (ម. ព. ណាំង ឬ ហ្នាំង) ។ ល្បែង​របាំ ការ​លេង​មាន​រាំ​ច្រៀង; ល្បែង​ផ្សេង​ៗ​និង​របាំ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២៩</text:p>
          </table:table-cell>
          <table:table-cell table:style-name="តារាង1.B2" office:value-type="string">
            <text:p text:style-name="P17">របាំ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គ្រឿង​បាំង, អ្វី​ៗ​ដែល​បាំង​រាំង : ជញ្ជាំង​ជា​របាំង​ផ្ទះ; ទី​នេះ​ស្ងប់​មិន​សូវ​មាន​ខ្យល់ ព្រោះ​មាន​ព្រៃ​ជា​របាំង ។ ទី​ពឹង​ឬ​ទី​ពួន : អាង​មាន​របាំង ។ ព. ប្រ. គ្រឿង​ការ​ពារ​រក្សា​ខ្លួន : របាំង​ខ្លួន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០</text:p>
          </table:table-cell>
          <table:table-cell table:style-name="តារាង1.B2" office:value-type="string">
            <text:p text:style-name="P17">របាំង​ភក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(ម. ព. បាំង​ភក់)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១</text:p>
          </table:table-cell>
          <table:table-cell table:style-name="តារាង1.B2" office:value-type="string">
            <text:p text:style-name="P17">របាំង​មុខ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--មុក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ប្រដាប់​ធ្វើ​ដោយ​ដែក​សម្រាប់​ពាក់​បាំង​មុខ​រា​រាំង​គ្រឿង​សស្រ្តាវុធ: យោធា​ពាក់​របាំង​មុខ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២</text:p>
          </table:table-cell>
          <table:table-cell table:style-name="តារាង1.B2" office:value-type="string">
            <text:p text:style-name="P17">របះ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ការ​រះ​ឲ្យ​មាន​ឃ្លា ។ ឈ្មោះ​វណ្ណយុត្ត​មួយ​ប្រភេទ​មាន​រូប​សណ្ឋាន​បែប​នេះ (។) សម្រាប់​រះ​ខណ្ឌ​ឃ្លា​ក្នុង​សង្កាត់​នៃ​ប្រយោគ​វែង​ខ្លី​នីមួយ​ៗ ។ របះ នេះ​មាន​ឈ្មោះ​ផ្សេង​ៗ​ទៅ​ទៀត​ហៅ​ថា របះ​សាខា ក៏​បាន​គឺ របះ​តូច របះ​ដែល​រះ​រាំង​សេចក្ដី​ខ្លី ។ របះ​ធំ របះ​ដែល​រះ​រាំង​សេចក្ដី​វែង ។ របះ​បន្ទាត់ ឬ របះ​លូក​បន្ទាត់ របះ​ដែល​រះ​ត្រង់​ចុង​បន្ទាត់​មួយ​ខាង​លើ​ហើយ​បន្ទាត់​ខាង​ក្រោម​បន្ទាប់​គ្នា​នោះ​ត្រូវ​លូក​ចូល គឺ​ត្រូវ​សរសេរ​លូក​ចូល​មក​ខាង​ក្នុង​ឲ្យ​ល្មម​ដល់​ការ​គួរ មិន​សរសេរ​ឲ្យ​មាន​ដើម​បន្ទាត់​ឬ​ក្បាល​បន្ទាត់​ស្មើ​នឹង​បន្ទាត់​លើ ។ របះ​បរិយោសាន ឬ របះ​ចប់ ក្នុង​សម័យ​បុរាណ ប្រើ​រូប​សណ្ឋាន​បែប​នេះ (៕), ក្នុង​សម័យ​បច្ចុប្បន្ន ប្រើ​រូប​បែប​នេះ (។) គឺ​រូប​ទោល​តែ​មួយ​ដែរ; ឬ​ជួន​ប្រើ​រូប​បែប​នេះ (។<text:span text:style-name="T20">៚</text:span>) ក៏​មាន, រូប​បែប​នេះ (៕<text:span text:style-name="T20">៚</text:span>) ក៏​មាន (ដូច​បុរាណ​ដែរ) ។ របះ​ដែល​មាន គោ​មូត្រ ផ្សំ​ជា​មួយ​ផង​នេះ កវី​ក្នុង​សម័យ​បុរាណ ច្រើន​ប្រើ​ក្នុង​ទី​បំផុត​ចប់​ស្រេច​នៃ​កាព្យ, ដូច​ជា : អ្នក​ណា​បាន​ស្ដាប់ អ្នក​ណា​បាន​ត្រាប់​អ្នក​ណា​បាន​ធ្យាន រស​ធម៌​នេះ​គាប់ ជា​ច្បាប់​ទូន្មាន អ្នក​នោះ​ស្មើ​បាន ដល់​និញ្វន​ហោង ៕<text:span text:style-name="T20">៚</text:span> (សាស្រ្តា​ច្បាប់ រាជ​នេតិ ជា​និពន្ធ​នៃ​ព្រះ​រាជ​សម្ភារ) ។ ដែល​ធ្លាប់​ប្រើ​រៀង​មក, សរសេរ​ជា របះ ក៏​មាន ជា​ល្បះ ក៏​មាន, ប៉ុន្តែ​តាម​ប្រភព​នៃ​ពាក្យ ត្រូវ​ប្រើ របះ វិញ ព្រោះ​មាន​អត្ថន័យ​ថា​មក​ពី រះ គឺ​ជា​អំពើ​របស់ រះ ឬ​ដែល​ត្រូវ រះ; ឯ ល្បះ ជា ន. នៃ​ពាក្យ កិ. ថា លះ; ល្បាស់ ជា ន. នៃ កិ. ថា លាស់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៣</text:p>
          </table:table-cell>
          <table:table-cell table:style-name="តារាង1.B2" office:value-type="string">
            <text:p text:style-name="P17">របះ --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មើល​ក្នុង​ពាក្យ របះ ខាង​លើ​នេ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៤</text:p>
          </table:table-cell>
          <table:table-cell table:style-name="តារាង1.B2" office:value-type="string">
            <text:p text:style-name="P17">របះរបើ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5">ដែល​មិន​ស៊ប់ ចេះ​តែ​បះ​ចុះ​បះ​ឡើង, ជាន់​ខាង​ណេះ​បះ​ខាង​ណោះ : ឈរ​របះ​របើង; ក្តារ​របះ​របើ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៥</text:p>
          </table:table-cell>
          <table:table-cell table:style-name="តារាង1.B2" office:value-type="string">
            <text:p text:style-name="P17">របះរបោរ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បះ​បោរ​ក្រៃ​ពេក, ដែល​ចេះ​តែ​បះ​បោរ​រឿយ​ៗ : ស្រុក​របះ​របោ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៦</text:p>
          </table:table-cell>
          <table:table-cell table:style-name="តារាង1.B2" office:value-type="string">
            <text:p text:style-name="P17">រផាត់រទាំ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<text:span text:style-name="T1">បាត់​ខ្លះ​នៅ​ខ្លះ​មិន​គ្រប់​ចំនួន : ត្រូវ​ថែទាំ​ទ្រព្យ​របស់​កុំ​ឲ្យ​រផាត់​រទាំង</text:span> ។ កិ. វិ. ដែល​រាត់​រាយ​ច្របូក​ច្របល់​ឥត​សណ្ដាប់​ធ្នាប់ : ដាក់​អីវ៉ាន់​ចោល​រផាត់​រទាំង​អស់ មិន​ដឹង​ណា​ជា​ណា​ទេ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៧</text:p>
          </table:table-cell>
          <table:table-cell table:style-name="តារាង1.B2" office:value-type="string">
            <text:p text:style-name="P17">រផាត់រផុ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បាត់​ខ្ចាត់​ខ្ចាយ​អស់​ដូច​គេ​ផាត់​ចោល​ត្រាតែ​ពុក​ផុយ​អស់ : មិន​ចេះ​ថែទាំ​ទ្រព្យ​របស់​បណ្តោយ​ឲ្យ​រផាត់​រផុយ​អស់​រលី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៨</text:p>
          </table:table-cell>
          <table:table-cell table:style-name="តារាង1.B2" office:value-type="string">
            <text:p text:style-name="P17">រពាក់</text:p>
          </table:table-cell>
          <table:table-cell table:style-name="តារាង1.B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វល្លិ​តូច សន្តាន​នឹង​ផ្ដៅ តែ​ដើម​តូច​ជាង​សាច់​ស្រួយ​បន្តិច​ជាង​ផ្ដៅ, ប្រើ​ជា​ប្រយោជន៍​បាន​តាម​គួរ​ដល់​ការ​ប្រកប : ខ្សែ​រពាក់, កំប្រោង​រពាក់, ត្រក​រពាក់, ក្មេង​ៗ​ចូល​ចិត្ត​ផ្លែ​រពាក់​ទុំ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/>
          </table:table-cell>
          <table:table-cell table:style-name="តារាង1.B2" office:value-type="string">
            <text:p text:style-name="P17"/>
          </table:table-cell>
          <table:table-cell table:style-name="តារាង1.B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5">សូរ​ឮ​ខ្ពាក់​ៗ​រឿយ​ៗ (ម. ប្រ. ច្រ. ប្រ. កខ្ពាក់ ជាង ។ ម. ព. រពុក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៣៩</text:p>
          </table:table-cell>
          <table:table-cell table:style-name="តារាង1.B2" office:value-type="string">
            <text:p text:style-name="P17">រពា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5">ដែល​ខ្ចាត់​ខ្ចាយ​ដូច​គេ​វាយ : ធ្លាក់​រពាយ, រត់​រពាយ ។ ដែល​ខ្ចាត់​វិនាស​បាត់​ទៅ ឲ្យ​ពាយ ឲ្យ​ហិន : ស្លាប់​រពាយ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  <text:p text:style-name="P5"><text:s/></text:p>
          </table:table-cell>
        </table:table-row>
        <table:table-row table:style-name="តារាង1.2">
          <table:table-cell table:style-name="តារាង1.A2" office:value-type="string">
            <text:p text:style-name="P10">១០៤៤០</text:p>
          </table:table-cell>
          <table:table-cell table:style-name="តារាង1.B2" office:value-type="string">
            <text:p text:style-name="P17">រពី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រន្ធក​សត្វ​ពួក​មួយ, រូប​សណ្ឋាន​ស្រដៀង​នឹង​ពីងពាង​ធំ, មាន​ចង្កូម​ខុប, ធ្វើ​រន្ធ​នៅ​ក្នុង​ដី ព័ទ្ធ​សរសៃ​ចាក់​ស្រេះ​ភ្ជិត​មាត់​រន្ធ; រពីង​មាន​ពីរ​យ៉ាង​គឺ រពីង​គោ មាន​រូប​តូច សម្បុរ​ប្រផេះ; រពីង​ក្របី មាន​សម្បុរ​ខ្មៅ រូប​ធំ​ជាង​រពីង​គោ (អ្នក​ស្រុក​ខ្លះ​ហៅ (ព្រវឹ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ពីង​គោ </text:p>
            <text:p text:style-name="P5">រពីង​ក្របី </text:p>
          </table:table-cell>
        </table:table-row>
        <table:table-row table:style-name="តារាង1.2">
          <table:table-cell table:style-name="តារាង1.A2" office:value-type="string">
            <text:p text:style-name="P10">១០៤៤១</text:p>
          </table:table-cell>
          <table:table-cell table:style-name="តារាង1.B2" office:value-type="string">
            <text:p text:style-name="P17">រពឹក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ខ្មៅ​ញាប់ : អាវ​ខ្មៅ​រពឹ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៤២</text:p>
          </table:table-cell>
          <table:table-cell table:style-name="តារាង1.B2" office:value-type="string">
            <text:p text:style-name="P17">រពឹ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5">ដែល​មើល​ឃើញ​បន្តិច​ៗ​ពុំ​ច្បាស់ : មើល​ឃើញ​រពឹល​ៗ ។ គុ. ដែល​ភ្លឺ​ព្រឹល​ៗ : ភ្លឺ​រពឹល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ភ្លឺ​រពឹល​ៗ </text:p>
          </table:table-cell>
        </table:table-row>
        <table:table-row table:style-name="តារាង1.2">
          <table:table-cell table:style-name="តារាង1.A2" office:value-type="string">
            <text:p text:style-name="P10">១០៤៤៣</text:p>
          </table:table-cell>
          <table:table-cell table:style-name="តារាង1.B2" office:value-type="string">
            <text:p text:style-name="P17">រពឹស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នៅ​មិន​ស្ងៀម ចេះ​តែ​ចាប់​នេះ​ចាប់​នោះ​រឿយ​ៗ​មិន​ស្រាក : ឯង​កុំ​រពឹស​ពេក ! ។ គុ. ដែល​ឧស្សាហ៍​ក្នុង​ការ​លេង​ខុស​ទំនង : ក្មេង​រពឹស ។ ព. ប្រ. រពឹស​ដៃ ដែល​មាន​ព្យាយាម នៅ​ដៃ​មិន​ស្ងៀម ចេះ​តែ​ចាប់​កាន់​ការ​ធ្វើ​នេះ​ធ្វើ​នោះ មាន​ជម្រះ​ស្មៅ, ដាំ​ដំណាំ​ជាដើម : មនុស្ស​រពឹង​ដៃ ។ រពឹស​មាត់ ដែល​នៅ​មាត់​មិន​ស្ងៀម​ចេះ​តែ​រៀន​ទន្ទេញ​នេះ​ខ្លះ​នោះ​ខ្លះ ឬ​ថា​នេះ​នោះ​មិន​សូវ​ស្រាក ។ល។ ព. ទ. បុ. រពឹស​ដៃ​ផ្ទៃ​ឆ្អែត នៅ​ដៃ​មិន​ស្ងៀម​ឧស្សាហ៍​ធ្វើ​ការ​របរ ចេះ​តែ​មាន​ស៊ី​មាន​ចាយ​គ្រប់​គ្រាន់ ។ (ព. កា.) : មនុស្ស​រពឹស​ដៃ បំពេញ​ផ្ទៃ​មិន​ដៃល​ខ្វះ មាន​នេះ​ខ្លះ​នុះ​ខ្លះ ឯ​អ្នក​ខ្វះ​តែង​មក​រក ។ លក់​ដូរ​ឲ្យ​ក៏​មាន អ្នក​អត់​ឃ្លាន​តែង​មក​ជ្រក អ្នក​នុះ​គេ​មិន​យក ផល​ប្រយោជន៍ ពី​អ្នក​ក្រ ។ មាន​កេរ្តិ៍​ឈ្មោះ​ពីរោះ ព្រោះ​គេ​កាន់​ចិត្ត​ដ៏​ល្អ សង្រ្គោះ​អ្នក​ទ័ល​ក្រ ចិត្ត​គេ-ស ស្អាត​ជានិច្ច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៤៤</text:p>
          </table:table-cell>
          <table:table-cell table:style-name="តារាង1.B2" office:value-type="string">
            <text:p text:style-name="P17">រពុក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5">សូរ​ឮ​ដោយ​អ្វី​ៗ​ដែល​តូច​ៗ​ធ្ងន់​ៗ​ជ្រុះ​ត​ៗ​គ្នា​មិន​ស្រាក : ផ្លែ​ស្វាយ​ជ្រុះ​រពុក (និយាយ​ថា រឌុក ក៏​មាន, តាម​ទម្លាប់​ដែល​សង្កេត​សូរ) ។ រពុក​រពាក់ ដែល​ជ្រុះ​ឮ​សូរ​ខ្ពុក​ៗ​ខ្ពាក់​ៗ​រឿយ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ពុក​រពាក់ </text:p>
          </table:table-cell>
        </table:table-row>
        <table:table-row table:style-name="តារាង1.2">
          <table:table-cell table:style-name="តារាង1.A2" office:value-type="string">
            <text:p text:style-name="P10">១០៤៤៥</text:p>
          </table:table-cell>
          <table:table-cell table:style-name="តារាង1.B2" office:value-type="string">
            <text:p text:style-name="P17">រពុ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5">ដែល​ចេះ​តែ​មាន​បន្ត​ៗ​គ្នា​ឬ​លយ​តាម​លំដាប់​គ្នា​ឃើញ​ម្ដង​មួយ​ម្ដង​ពីរ... មិន​ដាច់ : មនុស្ស​ដើរ​រពុយ, មេ​ភ្លៀង​ហើរ​ចេញ​រពុយ, សំណាត់​អណ្ដែត​រពុ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៤៦</text:p>
          </table:table-cell>
          <table:table-cell table:style-name="តារាង1.B2" office:value-type="string">
            <text:p text:style-name="P17">រពើតរពើ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5">ដែល​មាន​លំនាំ​ពើង​ៗ​ចំទើត​ចំទយ​របះ​របើង : ដើរ​រពើត​រពើង; ដំណើរ​រពើត​រពើង, ឫក​រពើត​រពើង (ច្រើន​តែ​មាន​ព្រោះ​ធ្វើ​ឫកពា​ឆ្មើងឆ្មៃ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៤៧</text:p>
          </table:table-cell>
          <table:table-cell table:style-name="តារាង1.B2" office:value-type="string">
            <text:p text:style-name="P17">រពោ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5">ដែល​អណ្ដែត​ត​ៗ​គ្នា ឬ​ដែល​អណ្ដែត​ព្រោង : ឧស​អណ្ដែត​ទឹក​រពោង <text:span text:style-name="T4">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៤៨</text:p>
          </table:table-cell>
          <table:table-cell table:style-name="តារាង1.B2" office:value-type="string">
            <text:p text:style-name="P17">រម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ន.</text:p>
          </table:table-cell>
          <table:table-cell table:style-name="តារាង1.D2" office:value-type="string">
            <text:p text:style-name="P5">ដែល​ដុះ​ក្រោយ​បន្ទាប់​អែប​នែប​នឹង​គេ : ខ្នែង​រម គឺ​ខ្នែង​តូច​ដែល​ដុះ​ក្រោយ ហើយ​អែប​នែប​នឹង​ខ្នែង​ធំ ។ ផ្កា​រម ផ្កា​ត្នោត​ជាដើម​ដែល​ដុះ​លេច​ក្រោយ​ដូច​ជា​ស្នៀត​ផ្ទាប់​អែប​នឹង​ផ្កា​ធំ (ហៅ កូន​រម ក៏​បាន) : ឈើ​គគីរ​មាន​ដុះ​រម​ច្រើន​ណាស់ ។ ព. ប្រ. មនុស្ស​ដែល​តូច​រង​ពី​គេ​មក ឬ​ដែល​នៅ​ជា​រណប​គេ : នៅ​ជា​កូន​រម​គេ, ធ្វើ​ជា​ស្មៀន​រម​គេ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ខ្នែង​រម</text:p>
            <text:p text:style-name="P5">ផ្កា​រម</text:p>
          </table:table-cell>
        </table:table-row>
        <table:table-row table:style-name="តារាង1.2">
          <table:table-cell table:style-name="តារាង1.A2" office:value-type="string">
            <text:p text:style-name="P10">១០៤៤៩</text:p>
          </table:table-cell>
          <table:table-cell table:style-name="តារាង1.B2" office:value-type="string">
            <text:p text:style-name="P17">រម៉ង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ចេញ​ជា​ពក​តូច​ៗ​រដិប​រដុប​ពាស : ពក​រម៉ង់ (ម. ព. រម៉ិង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ពក​រម៉ង់ </text:p>
          </table:table-cell>
        </table:table-row>
        <table:table-row table:style-name="តារាង1.2">
          <table:table-cell table:style-name="តារាង1.A2" office:value-type="string">
            <text:p text:style-name="P10">១០៤៥០</text:p>
          </table:table-cell>
          <table:table-cell table:style-name="តារាង1.B2" office:value-type="string">
            <text:p text:style-name="P17">រមណី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ៈមៈនី</text:p>
          </table:table-cell>
          <table:table-cell table:style-name="តារាង1.D2" office:value-type="string">
            <text:p text:style-name="P39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្ត្រី (ព. កា.) : មាន​រមណី ចូល​មក​ក្នុង​ទី ធ្វើ​ការ​កុសល ខំ​ប្រឹង​ខ្នះ​ខ្នែង ឯង​ៗ​យក​ផល ព្រោះ​ការ​ខ្វាយ​ខ្វល់ បាន​ផល​អនេក ។ នាង​នេះ​ទ័ល​ក្រ ហេតុ​ផល​បុណ្យ​ល្អ ផ្តល់​សុខ​ឲ្យ​ប្លែក គឺ​មាន​ទ្រព្យ​ធន ពេក​ពន់​អតិរេក ឲ្យ​ឃើញ​ទាន់​ភ្នែក មិន​រង់​ចាំ​កាល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៥១</text:p>
          </table:table-cell>
          <table:table-cell table:style-name="តារាង1.B2" office:value-type="string">
            <text:p text:style-name="P17">រមណីយ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ៈមៈនីយៈ</text:p>
          </table:table-cell>
          <table:table-cell table:style-name="តារាង1.D2" office:value-type="string">
            <text:p text:style-name="P39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គួរ​រីក​រាយ, គួរ​ត្រេក​អរ, សប្បាយ, ចាប់​ចិត្ត; ល្អ ។ សម្រាប់​ប្រើ​ផ្សំ​ជា​បទ​សមាស​ដាក់​ភ្ជាប់​ពី​ខាង​ដើម​នាម​នាម​ដទៃ, ដូច​ជា​ រមណីយ​គ្រាម ស្រុក​ដែល​សប្បាយ ។ រមណីយដ្ឋាន, --ស្ថាន ឬ--ភូមិ ទី, តំបន់​ដែល​គួរ​រីក​រាយ, ដែល​សប្បាយ ។ រមណីយប្បទេស ឬ--ប្រទេស ប្រទេស​ដែល​សប្បាយ ។ រមណីយ​វ័ន ព្រៃ​ដែល​សប្បាយ ។ រមណីយារាម (&lt;រមណីយ+អារាម) អារាម គឺ​សួន​ឬ​វត្ត​ដែល​សប្បាយ ។ រមណីយោទ្យាន (&lt; រមណីយ + ឧទ្យាន, ឧ &gt; ឱ) ឱទ្យាន​<text:span text:style-name="T1">ដែល​សប្បាយ​គួរ​ឲ្យ​ចង់​ឃើញ​ចង់​មើល ។ល។ ប្រើ​ជា</text:span> រាមណេយ្យ (រាមៈនៃយៈ) ក៏​បាន, ផ្សំ​ជា​បទ​សមាស​បាន​ដូច​ រមណីយ ដែរ (ប្រើ​តាម​គួរ​ដល់​ការ​ប្រកប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៥២</text:p>
          </table:table-cell>
          <table:table-cell table:style-name="តារាង1.B2" office:value-type="string">
            <text:p text:style-name="P17">រមត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ធ្លាប់​តែ​រត់​គេច​ពួន, ដែល​មាន​ពុត​ត្បុត, ដែល​មាន​ចិត្ត​វៀច​វេរ​គេច​កែ​រឿយ​ៗ : មនុស្ស​រមត់, គោ​រមត់ ។ ព. កា. ថា: រី​ជន​រមត់​ គំនិត​រំពត់ វៀច​វេរ​វរវឹក របិញ​របុញ យប់​ថ្ងៃ​ល្ងាច​ព្រឹក គេ​ឲ្យ​បាយ​ទឹក រមឹល​គុណ​គេ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មនុស្ស​រមត់ គោ​រមត់</text:p>
          </table:table-cell>
        </table:table-row>
        <table:table-row table:style-name="តារាង1.2">
          <table:table-cell table:style-name="តារាង1.A2" office:value-type="string">
            <text:p text:style-name="P10">១០៤៥៣</text:p>
          </table:table-cell>
          <table:table-cell table:style-name="តារាង1.B2" office:value-type="string">
            <text:p text:style-name="P17">រមតិ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ៈមៈតិ</text:p>
          </table:table-cell>
          <table:table-cell table:style-name="តារាង1.D2" office:value-type="string">
            <text:p text:style-name="P39">បា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35">(រម + អ + តិ ជា​កិរិយា​អាខ្យាត​ត្រង់​បឋម​បុរិសៈ) ត្រេក​អរ, តែង​ត្រេក​អរ, រីក​រាយ, រមែង​រីក​រាយ ។ ពាក្យ​សម្រាប់​អាន​ឲ្យ​ចាប់​ចួន របស់​អ្នក​រៀន​បាលី ដោយ​ប្រើ​អក្សរ​កាត់ ៨ តួគឺ ថី <text:span text:style-name="T2">“ស្ត្រី”, បុ (ប៉ុ) “បុរស”; ខុ “ភិក្ខុ”, ធំ (ធ័ង) “ធម៌”; ហឹ (ហិង) “ក្របី”, បំ (បុ័ង) “ភក់”; ហំ (ហ័ង) “សត្វ​ហង្ស”, របា (ប៉ោ) “ស្រះ​បោក្ខរណី គឺ​ស្រះ​ដែល​មាន​ឈូក”; រៀង​តាម​លំដាប់​ថា ថី រមតិ បុ; ខុ រមតិ ធំ; ហឹ រមតិ បំ; ហំ រមតិ បោ (ឬ​ថា​ត្រឹម​តែ ថី-បុ, ខុ- ធំ, ហឹ- បំ, ហំ-បោ ប៉ុណ្ណេះ​ក៏​បាន) មាន​អត្ថន័យ​ថា ស្ត្រី​តែង​ត្រេក​អរ​ចំពោះ​បុរស; ភិក្ខុ​តែង​ត្រេក​អរ​ចំពោះ​ធម៌; ក្របី​តែង​ត្រេក​អរ​ចំពោះ​ភក់; សត្វ​ហង្ស​តែង​ត្រេក​អរ​ចំពោះ​ស្រះ​បោក្ខរណី (យើង​យក​មក​ចុះ​ជា​ពិសេស​ក្នុង​វចនានុក្រម​នេះ​តាម​លំដាប់​មេ​ពាក្យ សម្រាប់​អ្នក​រៀន​បាលី​ឲ្យ​ឈ្លាស​វៃ​ក្នុង​ការ​ប្រើ​បាលី​កាត់​ជា លុប​ន័យ)។ ពាក្យ​ចួន​រណ្តំ​មិន​ពេញ​ជា​កាព្យ​សុទ្ធសាធ​ថា ស្ត្រី​តែង​ត្រេក​អរ​នឹង​បុរស, ភិក្ខុ​ទាំងអស់​តែង​ត្រេក​អរ​ចំពោះ​ធម៌, ក្របី​តែង​ត្រេក​អរ​ចំពោះ​ភក់​មិន​បវរ, សត្វ​ហង្ស​តែង​ត្រេក​អរ​ចំពោះ​ស្រះ​មាន​ឈូក (មើល​ពាក្យ លុប​ន័យ ឬ លោប​ន័យ ផង)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៥៤</text:p>
          </table:table-cell>
          <table:table-cell table:style-name="តារាង1.B2" office:value-type="string">
            <text:p text:style-name="P17">រមទម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>រំទំ</text:p>
          </table:table-cell>
          <table:table-cell table:style-name="តារាង1.D2" office:value-type="string">
            <text:p text:style-name="P39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(រម, រម្យ <text:span text:style-name="T2">“រីក​រាយ; ដែល​គួរ​រីក​រាយ,...” + ទម “ទូន្មាន, បង្វឹក”) ដែល​ទូន្មាន​ឬ​បង្វឹក​បាន​បទំ​ហើយ; ស្រគត់​ស្រគំ : មនុស្ស​រមទម, ឫកពា​រមទម, ចិត្ត​រម្យទម (សរសេរ​ជា រម្យទំ ឬ រំទំ តាម​ទម្លាប់​ឆ្ងាយ​ពី​ប្រភព​នៃ​ពាក្យ) ។ </text:span></text:p>
          </table:table-cell>
          <table:table-cell table:style-name="តារាង1.D2" office:value-type="string">
            <text:p text:style-name="P5">រម្យទម</text:p>
          </table:table-cell>
          <table:table-cell table:style-name="តារាង1.I2" office:value-type="string">
            <text:p text:style-name="P26"/>
          </table:table-cell>
        </table:table-row>
        <table:table-row table:style-name="តារាង1.2">
          <table:table-cell table:style-name="តារាង1.A2" office:value-type="string">
            <text:p text:style-name="P10">១០៤៥៥</text:p>
          </table:table-cell>
          <table:table-cell table:style-name="តារាង1.B2" office:value-type="string">
            <text:p text:style-name="P17">រមាក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ចេះ​តែ​រាក​រូស (ក្មេង​តូច) : ក្មេង​រមាក (និយាយ​ថា រមាត ក៏​មាន​តាម​ទម្លាប់​ថា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ក្មេង​រមាក</text:p>
          </table:table-cell>
        </table:table-row>
        <table:table-row table:style-name="តារាង1.2">
          <table:table-cell table:style-name="តារាង1.A2" office:value-type="string">
            <text:p text:style-name="P10">១០៤៥៦</text:p>
          </table:table-cell>
          <table:table-cell table:style-name="តារាង1.B2" office:value-type="string">
            <text:p text:style-name="P17">រមាត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ប្រឹង​បន្ទោ​ឲ្យ​ចេញ : ខំ​រមាត់​បន្ទោ​ឧច្ចារៈ, រមាត់​បន្ទោ​បស្សាវៈ, រមាត់​ឲ្យ​ដើរ​ខ្យល់​ក្រោម ។ ព. ម. ប្រឹង​រមាត់​និយាយ ខំ​ប្រឹង​និយាយ​ពេញ​ទ្រពង​មាត់​យក​ឈ្ន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៥៧</text:p>
          </table:table-cell>
          <table:table-cell table:style-name="តារាង1.B2" office:value-type="string">
            <text:p text:style-name="P17">រមាស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ត្វ​ចតុប្បាទ​ព្រៃ​មួយ​ប្រភេទ រាង​រល​មាំ​សំបុក​ពោះ​ទ្រយុក​ស្រដៀង​នឹង​ជ្រូក​ស្រុក, ប្រអប់​ជើង​ស្រដៀង​នឹង​ដំរី, ក្បាល​តូច​ឆ្លឹម​មិន​សម​នឹង​មាត្រ, ស្បែក​ក្រាស់, មាន​កុយ​ដុះ​ចំ​ពី​លើ​ច្រមុះ (រមាស​ក្នុង​ប្រទេស​អាស៊ី​មាន​កុយ​តែ​មួយ, ក្នុង​ប្រទេស​អាហ្រ្វឹគ​មាន​កុយ​ពីរ​ដុះ​មួយ​មុខ​មួយ​ក្រោយ​បន្ទាប់​គ្នា) ជា​សត្វ​សាហាវ, បរិភោគ​អនុបាទិន្នក​ជាតិ​ជា​អាហារ : កុយ​រមាស, ឈាម​រមាស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៥៨</text:p>
          </table:table-cell>
          <table:table-cell table:style-name="តារាង1.B2" office:value-type="string">
            <text:p text:style-name="P17">រមាស់</text:p>
          </table:table-cell>
          <table:table-cell table:style-name="តារាង1.B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រោគ​ស្បែក​ដែល​មាន​មេ​ក្រមី​បណ្ដាល​ឲ្យ​មាន​ការ​រសឹប​ៗ​ឆៀប​ៗ​នាំ​ឲ្យ​ចង់​អេះ​ឲ្យ​ចង់​ចុច : កើត​រមាស់, អេះ​រមាស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/>
          </table:table-cell>
          <table:table-cell table:style-name="តារាង1.B2" office:value-type="string">
            <text:p text:style-name="P17"/>
          </table:table-cell>
          <table:table-cell table:style-name="តារាង1.B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នាំ​ឲ្យ​ចង់​តែ​អេះ​ឬ​ឲ្យ​ចង់​តែ​ចុច : អញ​រមាស់​ខ្នង​ណាស់​អេះ​ឲ្យ​គ្នា​បន្តិច ! ។ ព. ប្រ. រមាស់​ចិត្ត ចិត្ត​ភ្នក​នឹង​ចង់​ធ្វើ,... ។ រមាស់​មាត់ បណ្ដាល​ឲ្យ​ចង់​តែ​បង្ហើប​មាត់​និយាយ ។ (ព. កា.) : មនុស្ស​រមាស់​មាត់​ពិបាក​ឃាត់​ឲ្យ​នៅ​ស្ងៀម ហេតុ​ចិត្ត​នៅ​ជាប់​ជៀម​ស្ងៀម​ពុំ​កើត​ព្រោះ​រមាស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៥៩</text:p>
          </table:table-cell>
          <table:table-cell table:style-name="តារាង1.B2" office:value-type="string">
            <text:p text:style-name="P17">រម៉ិករម៉ក់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តូច​ៗ​ច្រមិច​ច្រមក់, កញ្រ្ចិក​កញ្រ្ចក់ : ពួក​ក្មេង​តូច​រម៉ិក​រម៉ក់, របស់​រម៉ិក​រម៉ក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៦០</text:p>
          </table:table-cell>
          <table:table-cell table:style-name="តារាង1.B2" office:value-type="string">
            <text:p text:style-name="P17">រម៉ិ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រម៉ង់ ថា : រម៉ិង​រម៉ង់ ដែល​រម៉ង់​ខ្ពស់​ខ្លះ​ទាប​ខ្លះ ឬ​ដែល​រម៉ង់​មិន​ស្មើ​គ្នា : ពក​រម៉ិង​រម៉ង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ម៉ិង​រម៉ង់ </text:p>
          </table:table-cell>
        </table:table-row>
        <table:table-row table:style-name="តារាង1.2">
          <table:table-cell table:style-name="តារាង1.A2" office:value-type="string">
            <text:p text:style-name="P10">១០៤៦១</text:p>
          </table:table-cell>
          <table:table-cell table:style-name="តារាង1.B2" office:value-type="string">
            <text:p text:style-name="P17">រម៉ិងរម៉ាំ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5">ដែល​ចេញ​សូរ​សព្ទ​ម៉ាំង​ៗ ខ្លាំង​ៗ : សម្ដី​រម៉ិង​រម៉ាំង, និយាយ​រម៉ិង​រម៉ាំ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៦២</text:p>
          </table:table-cell>
          <table:table-cell table:style-name="តារាង1.B2" office:value-type="string">
            <text:p text:style-name="P17">រមិ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មើល​មិន​ពេញ​ភ្នែក, ក្រឡេក​មើល​ម្ដង​ៗ : បោះ​បង់​ចោល​លែង​រមិល; ដើរ​ចោល​ផ្ទះ​ឥត​រមិល​កូន​តូច ។ រមិល​មើល មើល​ខ្លះ​បន្តិច​បន្ទួច ។ ពេច​ពិល​រមិល​មើល រមិល​មើល​ដោយ​ពិនិត្យ​ឲ្យ​ឃើញ​ដាក់​ច្បាស់​ថា តើ​មាន​ការណ៍​អ្វី ? ឬ​ជា​ហេតុ​ភេទ​អ្វី ? ឬ​ក៏​ជា​អ្វី ? : គ្រា​នោះ​ព្រះ​ឥន្រ្ទាធិរាជ ទ្រង់​ពេច​ពិល​រមិល​មើល​ហេតុ​ការណ៍​ទ្រង់​ជ្រាប​ច្បាស់​ថា ... ។ </text:p>
          </table:table-cell>
          <table:table-cell table:style-name="តារាង1.D2" office:value-type="string">
            <text:p text:style-name="P5">រមឹល</text:p>
          </table:table-cell>
          <table:table-cell table:style-name="តារាង1.I2" office:value-type="string">
            <text:p text:style-name="P5">រមិល​មើល</text:p>
          </table:table-cell>
        </table:table-row>
        <table:table-row table:style-name="តារាង1.2">
          <table:table-cell table:style-name="តារាង1.A2" office:value-type="string">
            <text:p text:style-name="P10">១០៤៦៣</text:p>
          </table:table-cell>
          <table:table-cell table:style-name="តារាង1.B2" office:value-type="string">
            <text:p text:style-name="P17">រមិល​គុណ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ឃើញ​គុណ ឬ នឹក​គុណ​ដែរ​តែ​ស្បើយ​ៗ មិន​សូវ​យក​ចិត្ត​ទុក​ដាក់ : ធ្វើ​ជា​មនុស្ស​មិន​ត្រូវ​រមិល​គុណ​គេ​ទេ ។ ប្រើ​ជា គុ. ក៏​បាន : មនុស្ស​រមិល​គុណ ។ (ព. កា.) មនុស្ស​រមិល​គុណ​ស៊ុន​ខាង​ល្មើស ចិត្ត​ទ្រើស​ទ្រនង់​ភ្លេច​គ្រា​ក្រ កាល​គេ​ផ្គត់​ផ្គង់​ខ្លួន​ឲ្យ​ល្អ ឥត​នឹក​តប​ត​សង​គុណ​គេ ។ លុះ​ដល់​យូរ​មក​នឹក​ស្ដាយ​ក្រោយ នឹក​ឃើញ​ក្តី​ធ្លោយ​ព្រោះ​ធ្វេស​ទ្វេ មិន​ហ៊ាន​ហើប​មាត់​មួយ​ម៉ាត់​ទេ ចេះ​តែ​គេច​ខ្លួន​ពួន​បំបាំង ។ (ម. ព. មក្ខជន ទៀត​ផង) ។ </text:p>
          </table:table-cell>
          <table:table-cell table:style-name="តារាង1.D2" office:value-type="string">
            <text:p text:style-name="P5">រមឹល​គុណ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៦៤</text:p>
          </table:table-cell>
          <table:table-cell table:style-name="តារាង1.B2" office:value-type="string">
            <text:p text:style-name="P17">រម៉ឹម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មាន​មុខ​តូច​ៗ​ចេញ​ក្រមឹម​ៗ​មក : មើល​ទៅ​ឃើញ​មុខ​កូន ឆ្មារ​ម៉ឹ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៦៥</text:p>
          </table:table-cell>
          <table:table-cell table:style-name="តារាង1.B2" office:value-type="string">
            <text:p text:style-name="P17">រមឹ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(ម. ព. រមិល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៦៦</text:p>
          </table:table-cell>
          <table:table-cell table:style-name="តារាង1.B2" office:value-type="string">
            <text:p text:style-name="P17">រមឹល​គុណ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(ម. ព. រមិល​គុណ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៦៧</text:p>
          </table:table-cell>
          <table:table-cell table:style-name="តារាង1.B2" office:value-type="string">
            <text:p text:style-name="P17">រមូរ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ំណុំ​ដែល​មូរ​រួច​ហើយ, ប្រមូរ, របុំ : រមូរ​សំពត់, សំពត់​មួយ​រមូរ, កន្ទេល​មួយ​រមូ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៦៨</text:p>
          </table:table-cell>
          <table:table-cell table:style-name="តារាង1.B2" office:value-type="string">
            <text:p text:style-name="P17">រមូ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5">រំជួល, ជ្រួល, ឆ្មូល ក្នុង​ក្រពះ ព្រោះ​ឃ្លាន​អាហារ​ខ្លាំង ឬ​ព្រោះ​បរិភោគ​អាហារ​ចំណី​ចត់​ច្រើន​ពេក​ជាដើម : ខ្ញុំ​រមូល​ពោះ​ណាស់ ធ្វើ​ការ​មិន​កើត​ទេ ។ ប្រើ​ជា គុ. ឬ ន. ក៏​បាន : រោគ​រមូល រោគ​ដែល​នាំ​បណ្ដាល​ឲ្យ​រមូល​ម្ដង​ៗ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៤៦៩</text:p>
          </table:table-cell>
          <table:table-cell table:style-name="តារាង1.B2" office:value-type="string">
            <text:p text:style-name="P17">រមួល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មាន​លំនាំ​វៀច​ដូច​គេ​ចាប់​មួល : ដើម​ឈើ​រមួល ។ រមួល-ក ដែល​ប្រឹង​រង្កៀក-ក​ដូច​គេ​ចាប់​មួល : ប្រឹង​លេប​រមួល-ក ។ រមួល​ខ្លួន ដែល​ពត់​រេ​ខ្លួន​ដូច​គេ​ចាប់​រមួល : ចុក​ពោះ​រមួល​ខ្លួន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៥៧០</text:p>
          </table:table-cell>
          <table:table-cell table:style-name="តារាង1.B2" office:value-type="string">
            <text:p text:style-name="P17">រមួល​ក្រពើ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5">ដែល​រមួល​សសៃ​កំភួន​ជើង (ដូច​ជា​ក្រពើ​ដែល​ត្រូវ​គ្រឿង​ប្រហារ​មាំ​រមួល​ខ្លួន) ព្រោះ​រោគ​អហិវាត​ជាដើម​ចាប់​ខ្លាំង ។ ព. ប្រ. កិ. ទញ់​ទ័ល​ឆ្លើយ​ដោយ​ដោះ​ស្រាយ​អាថ៌​ប្រស្នា​មិន​រួច ក៏​ខំ​ប្រឹង​ត្រដរ​ឆ្លើយ​ពាន​ត្រោក​ពាន​ត្រាំង​ដោយ​អាការ​រមួល​ខ្លួន​ក្អេល​ក្អូល​ៗ <text:s text:c="3"/>ឬ​អែន​អន​ៗ : ត្រូវ​គេ​សួរ​ប្រស្នា​តែ​មួយ​មក ក៏​ស្រាប់​តែ​រមួល​ក្រពើ​បែក​ញើស​ជោគ​ខ្លួន ។ (ព. ទ. បុ.) : ស៊ី​បាយ​ដោយ​ពន្លឺ​ភ្លើង​ទៀន, និយាយ​នឹង​អ្នក​ចេះ​របៀន​ពន្ធិត្វា, ជម្នះ​ដោយ​ការ​ប្រឡង, បើ​មាន​គេ​ចេះ​ផង ឯង​រមួល​ក្រពើ, បើ​មាន​គេ​ធំ​លើ ឯង​ក្អេល​ក្អូល មាន​អត្ថន័យ​ថា ភ្លើង​ទៀន​តើ​នឹង​ភ្លឺ​ប៉ុន្មាន ?, និយាយ​ជាមួយ​នឹង​អ្នក​ចេះ​របៀន​អាគម (ពន្ធិត្វា ត្រូវ​ចង គឺ​ត្រូវ​ខ្សឹប​ៗ), ដឹង​ឈ្នះ​ដឹង​ចាញ់​ដោយសារ​ការ​ប្រឡង, កាល​បើ​មាន​គេ​ចេះ​ច្រើន​នៅ​ជិត អ្នក​ចេះ​តិច​តែង​តែ​រមួល​ខ្លួន, កាល​បើ​មាន​អ្នក​ធំ​នៅ​ជិត អ្នក​តូច​តែង​តែ​ក្អេល​ក្អូល​ៗ​ច្រិម​ច្រុ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៧១</text:p>
          </table:table-cell>
          <table:table-cell table:style-name="តារាង1.B2" office:value-type="string">
            <text:p text:style-name="P13">រមៀ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<text:span text:style-name="T19">ប្រទាល​មួយ​ប្រភេទ មាន​ក្លិន​ប្រហើរ គេ​ដាំ​យក​មើម​ជា​របរ​រាយ​</text:span>រង, សម្រាប់​ប្រើ​ជា​គ្រឿង​ជ្រលក់​យក​ព័ណ៌​លឿង, ប្រើ​ជា​លម្អិត​ដែល​ហៅ​ថា ម្សៅ​រមៀត សម្រាប់​លាប​រាង​កាយ, ប្រើ​ជា​ថ្នាំ​រម្ងាប់​រោគ,... ឬ​ប្រើ​ទាំង​ស្លឹក​ទាំង​មើម​ធ្វើ​ជា​គ្រឿង​សម្ល​ក៏​បាន; រមៀត​មាន​ច្រើន​ប្រភេទ : រមៀត​សម្ល សាច់​មើម​មាន​សម្បុរ​លឿង​ខ្ចី ច្រើន​ប្រើ​ជា​គ្រឿង​សម្ល; រមៀត​ក្រចក​អក មើម​តូច​ៗ​ខ្លី​ៗ​ខុប​ៗ​សម្បុរ​ក្រហម​ឆ្អៅ; រមៀត​សំពៅ មើម​ថ្លោស​ៗ​សម្បុរ​លឿង​ចាស់,... ។ វល្លិ​មួយ​ប្រភេទ សាច់​ដើម​សម្បុរ​លឿង​ស្រដៀង​នឹង​មើម​រមៀត​ច្រើន​ប្រើ​ធ្វើ​ជា​ថ្នាំ​រម្ងាប់​រោគ : វល្លិ​រមៀត ។</text:p>
          </table:table-cell>
          <table:table-cell table:style-name="តារាង1.D2" office:value-type="string">
            <text:p text:style-name="P4">ល្មៀត</text:p>
          </table:table-cell>
          <table:table-cell table:style-name="តារាង1.I2" office:value-type="string">
            <text:p text:style-name="P5">វល្លិ​រមៀត </text:p>
          </table:table-cell>
        </table:table-row>
        <table:table-row table:style-name="តារាង1.2">
          <table:table-cell table:style-name="តារាង1.A2" office:value-type="string">
            <text:p text:style-name="P11">១០៤៧២</text:p>
          </table:table-cell>
          <table:table-cell table:style-name="តារាង1.B2" office:value-type="string">
            <text:p text:style-name="P13">រមៀ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អិល​ជ្រុល​វិល​ឯង​រឿយ​ៗ ច្រើន​ត្រឡប់​ច្រើន​សា​ពី​ទី​ខ្ពស់​ទៅ​ទី​ទាប​ដូច​គេ​ចាប់​ប្រមៀល : ផ្លែ​ក្រូច​រមៀល ។ រមៀល​ក្រូច គុ. ដែល​ទាប​ម្ខាង​ល្មម​តែ​ផ្លែ​ក្រូច​រមៀល​បាន : ទាប​រមៀល​ក្រូ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៧៣</text:p>
          </table:table-cell>
          <table:table-cell table:style-name="តារាង1.B2" office:value-type="string">
            <text:p text:style-name="P13">រមេ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រត់​ជួរ, រត់​របៀប លំគេញ : រត់​ជួរ​រមេញ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៧៤</text:p>
          </table:table-cell>
          <table:table-cell table:style-name="តារាង1.B2" office:value-type="string">
            <text:p text:style-name="P13">រម៉េះរម៉ោ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មម៉េះ​មម៉ោ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៧៥</text:p>
          </table:table-cell>
          <table:table-cell table:style-name="តារាង1.B2" office:value-type="string">
            <text:p text:style-name="P13">រមែ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 នុ.</text:p>
          </table:table-cell>
          <table:table-cell table:style-name="តារាង1.D2" office:value-type="string">
            <text:p text:style-name="P5">តែង, តែង​តែ, រែង, រែង​តែ, ធ្លាប់​តែ, ច្រើន​តែ : អ្នក​សូម​រមែង​ចង់​បាន​ច្រើន, មនុស្ស​ឆោត​ល្ងង់​រមែង​តែ​ឆាប់​ជឿ​គេ (ម. ព. រែង ២, រែង​តែ និ. ជា កិ. នុ. ផង) ។ </text:p>
          </table:table-cell>
          <table:table-cell table:style-name="តារាង1.D2" office:value-type="string">
            <text:p text:style-name="P4">រមែង​តែ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៧៦</text:p>
          </table:table-cell>
          <table:table-cell table:style-name="តារាង1.B2" office:value-type="string">
            <text:p text:style-name="P13">រម៉ោ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5">សូរ​ឮ​ម៉ោក​ៗ​រឿយ​ៗ (ម. ព. រម៉ាំង​រម៉ោក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ម៉ាំង​រម៉ោក</text:p>
          </table:table-cell>
        </table:table-row>
        <table:table-row table:style-name="តារាង1.2">
          <table:table-cell table:style-name="តារាង1.A2" office:value-type="string">
            <text:p text:style-name="P11">១០៤៧៧</text:p>
          </table:table-cell>
          <table:table-cell table:style-name="តារាង1.B2" office:value-type="string">
            <text:p text:style-name="P13">រមាំ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>ស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លះម័ង អ. ថ. ល៉ៈមុ័ង) សត្វ​ចតុប្បាទ​ព្រៃ ពួក​ប្រើស, មាន​ស្នែង​បែក​ខ្នែង​ជា​ចម្ពាម​ដូច​ប្រើស​ដែរ តែ​ចុង​ស្នែង​សំប៉ែត ។ <text:s text:c="3"/>កិ. (ព. ប្រ.) រត់​លឿន​មិន​រមិល​ក្រោយ ព្រោះ​ភ័យ​ខ្លាំង : គ្រាន់​តែ​ឮ​ថា​ពួក​ទាហាន​មក​វា​រមាំង​ចូល​ព្រៃ​បាត់ (និយាយ​ថា ល្មាំង ក៏​មាន)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៧៨</text:p>
          </table:table-cell>
          <table:table-cell table:style-name="តារាង1.B2" office:value-type="string">
            <text:p text:style-name="P18">រមាំង​បើក​</text:p>
            <text:p text:style-name="P18">បា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<text:span text:style-name="T1">(បាស </text:span><text:span text:style-name="T3">“អន្ទាក់; ចំណង”) រមាំង​បើក​អន្ទាក់ ឬ​រមាំង​ដោះ​អន្ទាក់ ។</text:span><text:span text:style-name="T2"> ឈ្មោះ​ស្នៀត​ឬ​ល្បិច​គុន​មួយ​ប្រភេទ ឬ​ល្បិច​ដោះ​កុន, ដោះ​ចំណោម​មួយ​ប្រភេទ សម្រាប់​បញ្ចេញ​ប្រើ​ដោះ​ខ្លួន​ក្នុង​វេលា​ដែល​ជាប់​កុន ឬ​ជាប់​ចំណោម​យ៉ាង​មមាញឹក : ស្នៀត​រមាំង​បើក​បាស (ចំណេះ​ឬ​ល្បិច​ខ្មែរ​ក្នុង​សម័យ​បុរាណ) ។ ឈ្មោះ​កាព្យ​មួយ​បែប​ជា​ពាក្យ ៩ មាន​ចួន​រណ្តំ​បី​ៗ​ម៉ាត់ លោត​ៗ​តាម​សង្កាត់, ក្នុង​មួយ​បទ​មាន ៤ បាទ គឺ​បួន​ៗ​ឃ្លា (រួម​ជា ៣៦ ម៉ាត់), ដូច​ជា : សត្វ​រមាំង ស្រឡាំងកាំង ព្រោះ​ឃើញ​ព្រាន, កាល​វា​មាន ក្ដី​ភ័យ​ភិត គិត​តែ​បោល, ទោះ​ឈ្មោល​ញី គិត​តែ​ពី ការ​រត់​ចោល, គ្នា​ទង្គោល បោល​ទង្គិច- ឈើ​ក៏​មាន ។ កាព្យ​បែប​នេះ កវី​បុរាណ​បាន​ឲ្យ​ឈ្មោះ​ចួន​រដឹក​ថា រលក​ខ្ទប់​ច្រាំង, រមាំង​បើក​បាស, ទន្សាយ​ទីស​ទាស, មាន់​ទឹក​បណ្តើរ​កូន... (សឹង​មាន​លក្ខណៈ​ផ្សេង​ៗ​គ្នា) ។ <text:s/>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៧៩</text:p>
          </table:table-cell>
          <table:table-cell table:style-name="តារាង1.B2" office:value-type="string">
            <text:p text:style-name="P13">រម៉ាំងរម៉ោ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5">សូរ​ឮ​ម៉ាំង​ៗ​ម៉ោក​ៗ ឬ​ម៉ោក​ៗ ម៉ាំង​ៗ រឿយ​ៗ ដោយ​ប៉ះ​ទង្គុក​ទង្គិច​នឹង​ដុំ​ដី​រដិប​រដុប​ជាដើម ។ កិ. វិ. ឬ គុ. ដែល​ច្រឡោះ​បោះ​ខ្ជាំង​ៗ ម៉ាំង​ៗ ម៉ោក​ៗ : និយាយ​រម៉ាំង​រម៉ោក; សម្ដី​រម៉ាំង​រម៉ោក ។ </text:p>
          </table:table-cell>
          <table:table-cell table:style-name="តារាង1.D2" office:value-type="string">
            <text:p text:style-name="P4">រម៉ោក​រម៉ាំង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៨០</text:p>
          </table:table-cell>
          <table:table-cell table:style-name="តារាង1.B2" office:value-type="string">
            <text:p text:style-name="P13">រម្ង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អន្ទាក់​មាន​ដង​កាន់​ទាក់​ផ្ទាល់​ដៃ​បាន: រម្ងក​ទាក់​ឆ្កែ; ស្រុក​កើត​ទុរ្ភិក្ស​ខ្លាំង មនុស្ស​ខ្លះ​ហ៊ាន​យក​រំងក​ទាក់​ក​ឆ្នាំង​បាយ ទាញ​កន្រ្តាក់​យក​ទៅ​បរិភោគ (ម. កណ្ឌ​ហិមពាន្ត) ។ </text:p>
          </table:table-cell>
          <table:table-cell table:style-name="តារាង1.D2" office:value-type="string">
            <text:p text:style-name="P4">រំងក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៨១</text:p>
          </table:table-cell>
          <table:table-cell table:style-name="តារាង1.B2" office:value-type="string">
            <text:p text:style-name="P13">រម្ងា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កាយ​ឬ​ឆាយ​ភ្លើង​ឲ្យ​រាច​រាយ​ដើម្បី​ឲ្យ​អន់​ឆេះ, ឲ្យ​អន់​រង្គំ : រម្ងាច​រងើក​ភ្លើង ។ </text:p>
          </table:table-cell>
          <table:table-cell table:style-name="តារាង1.D2" office:value-type="string">
            <text:p text:style-name="P4">រំងាច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៨២</text:p>
          </table:table-cell>
          <table:table-cell table:style-name="តារាង1.B2" office:value-type="string">
            <text:p text:style-name="P13">រម្ងាប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ងាប់, ឲ្យ​ស្ងប់, ឲ្យ​បាត់​ស្ងាត់, ឲ្យ​វិនាស: រម្ងាប់​រោគ, រំងាប់​ចង្រៃ, រំងាប់​ពាក្យ​ចម្រូង​ចម្រាស់ ។</text:p>
          </table:table-cell>
          <table:table-cell table:style-name="តារាង1.D2" office:value-type="string">
            <text:p text:style-name="P4">រំងាប់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៨៣</text:p>
          </table:table-cell>
          <table:table-cell table:style-name="តារាង1.B2" office:value-type="string">
            <text:p text:style-name="P13">រម្ងាស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ស្ងោរ​ឲ្យ​ពុះ​ច្រើន​អំពុះ, ស្ងោរ​ទុក​ឲ្យ​ពុះ​យូរ​ដើម្បី​ឲ្យ​រលួយ, ឲ្យ​បែក​ខ្ទិះ, ឲ្យ​រីង : រម្ងាស់​ខ្ទិះ, រំងាស់​ទឹក​ត្នោត ។ ព. ប្រ. យំ​រម្ងាស់ យំ​អណ្តឺត​អណ្តក​ក្រ​ស្ងៀម; ជេរ​រំងាស់ ជេរ​រំលើក​បើក​កកាយ​មិន​លែង​ងាយ ។ </text:p>
          </table:table-cell>
          <table:table-cell table:style-name="តារាង1.D2" office:value-type="string">
            <text:p text:style-name="P4">រំងាស់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៨៤</text:p>
          </table:table-cell>
          <table:table-cell table:style-name="តារាង1.B2" office:value-type="string">
            <text:p text:style-name="P13">រម្ងើ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មាន​ដំណើរ​ងើក​ៗ, ដែល​យឺត​ពើក​ៗ : មនុស្ស​រម្ងើក (ព.ម.); អា​រំងើក ! (ព.ទ្រ.) ។ </text:p>
          </table:table-cell>
          <table:table-cell table:style-name="តារាង1.D2" office:value-type="string">
            <text:p text:style-name="P4">រំងើក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៨៥</text:p>
          </table:table-cell>
          <table:table-cell table:style-name="តារាង1.B2" office:value-type="string">
            <text:p text:style-name="P13">រម្តោ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ដោះ, រំលស់ : រម្តោះ​បំណុល, រំដោះ​ទុក្ខ, រំដោះ​គ្រោះ ។</text:p>
          </table:table-cell>
          <table:table-cell table:style-name="តារាង1.D2" office:value-type="string">
            <text:p text:style-name="P4">រំដោះ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៨៦</text:p>
          </table:table-cell>
          <table:table-cell table:style-name="តារាង1.B2" office:value-type="string">
            <text:p text:style-name="P13">រម្ភ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ំ-ភា</text:p>
          </table:table-cell>
          <table:table-cell table:style-name="តារាង1.D2" office:value-type="string">
            <text:p text:style-name="P40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្ត្រី​អប្សរ; ស្ត្រី​ពេស្យា : នាង​រម្ភា; ស្រី​រម្ភា (ព. កា.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៨៧</text:p>
          </table:table-cell>
          <table:table-cell table:style-name="តារាង1.B2" office:value-type="string">
            <text:p text:style-name="P13">រម្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័មយៈ ឬ រំ</text:p>
          </table:table-cell>
          <table:table-cell table:style-name="តារាង1.D2" office:value-type="string">
            <text:p text:style-name="P40">សំ. 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គួរ​រីក​រាយ, គួរ​ចាប់​ចិត្ត; ពីរោះ; ល្អ : សំឡេង​រម្យ (រំ) ។ ច្រើន​<text:span text:style-name="T1">ប្រើ​ផ្សំ​ជា​មួយ​នឹង​ពាក្យ​ដទៃ, ដូច​ជា រម្យដ្ឋាន ឬ--ស្ថាន (រ័មយ័ត-</text:span>ឋាន <text:span text:style-name="T19">ឬ រ័ម-យ័ស-ស្ថាន) ដូច​គ្នា​នឹង រមណីយដ្ឋាន ដែរ(ម. ព. រមណី)</text:span> ។ រម្យទម (ម. ព. រមទម) ។ បូរីរម្យ (ម. ព. នេះ) ។ សមរម្យ (សំរំ) ដែល​ត្រូវ​បែប​ត្រូវ​យ៉ាង, ដែល​មិន​ទាស់​ភ្នែក : ស្លៀក​ពាក់​សមរម្យ​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>រម្យដ្ឋាន</text:p>
            <text:p text:style-name="P7">រមណីយដ្ឋាន រម្យទម</text:p>
            <text:p text:style-name="P7">បូរីរម្យ <text:s text:c="5"/></text:p>
            <text:p text:style-name="P7">សមរម្យ</text:p>
          </table:table-cell>
        </table:table-row>
        <table:table-row table:style-name="តារាង1.2">
          <table:table-cell table:style-name="តារាង1.A2" office:value-type="string">
            <text:p text:style-name="P11">១០៤៨៨</text:p>
          </table:table-cell>
          <table:table-cell table:style-name="តារាង1.B2" office:value-type="string">
            <text:p text:style-name="P13">រម្យទ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មទម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៨៩</text:p>
          </table:table-cell>
          <table:table-cell table:style-name="តារាង1.B2" office:value-type="string">
            <text:p text:style-name="P13">រម្យ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័ម-យា</text:p>
          </table:table-cell>
          <table:table-cell table:style-name="តារាង1.D2" office:value-type="string">
            <text:p text:style-name="P40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ដើម​ចម្ប៉ា; រាត្រី; (យប់) : ផ្កា​រម្យា; វេលា​រម្យា (ព. កា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៩០</text:p>
          </table:table-cell>
          <table:table-cell table:style-name="តារាង1.B2" office:value-type="string">
            <text:p text:style-name="P13">រម្លត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លត់, ឲ្យ​បាត់​ក្ដៅ, ឲ្យ​បាត់​ក្រោធ : រម្លត់​ទុក្ខ, រំលត់​ក្រោធ ។ រំលត​រលាយ ធ្វើ​ឲ្យ​រលត់​រលាយ : រម្លត់​រម្លាយ​កំហឹង ។ </text:p>
          </table:table-cell>
          <table:table-cell table:style-name="តារាង1.D2" office:value-type="string">
            <text:p text:style-name="P4">រំលត់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៩១</text:p>
          </table:table-cell>
          <table:table-cell table:style-name="តារាង1.B2" office:value-type="string">
            <text:p text:style-name="P13">រម្លប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ម្លុប​ឬ​រំលុប; គួរ​ប្រើ រម្លុប ឬ រំលុប វិញ សម​តាម​ប្រភព​ដើម​ជាង) ។ </text:p>
          </table:table-cell>
          <table:table-cell table:style-name="តារាង1.D2" office:value-type="string">
            <text:p text:style-name="P4">រំលប់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៩២</text:p>
          </table:table-cell>
          <table:table-cell table:style-name="តារាង1.B2" office:value-type="string">
            <text:p text:style-name="P13">រម្លស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លស់, ឲ្យ​ថយ​ចំនួន : រម្លស់​ទ្រព្យ, រំលស់​ទុក្ខ ។</text:p>
          </table:table-cell>
          <table:table-cell table:style-name="តារាង1.D2" office:value-type="string">
            <text:p text:style-name="P4">រំលស់</text:p>
          </table:table-cell>
          <table:table-cell table:style-name="តារាង1.I2" office:value-type="string">
            <text:p text:style-name="P5">រម្លស់​ទ្រព្យ រំលស់​ទុក្ខ</text:p>
          </table:table-cell>
        </table:table-row>
        <table:table-row table:style-name="តារាង1.2">
          <table:table-cell table:style-name="តារាង1.A2" office:value-type="string">
            <text:p text:style-name="P11">១០៤៩៣</text:p>
          </table:table-cell>
          <table:table-cell table:style-name="តារាង1.B2" office:value-type="string">
            <text:p text:style-name="P13">រម្លា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្នាម​ដំបៅ​រលាក : <text:span text:style-name="T4">មាន​រម្លាក​ត្រង់​ស្មង​ជើង​ខាង​ធ្វេង ។ </text:span></text:p>
          </table:table-cell>
          <table:table-cell table:style-name="តារាង1.D2" office:value-type="string">
            <text:p text:style-name="P4">រំលាក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៩៤</text:p>
          </table:table-cell>
          <table:table-cell table:style-name="តារាង1.B2" office:value-type="string">
            <text:p text:style-name="P13">រម្លា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លាយ : រម្លាយ​ក្រមួន, រំលាយ​សំណ ។ ធ្វើ​ឲ្យ​ខូច, <text:s text:c="10"/>ឲ្យ​វិនាស, បំបាត់​បំបង់ : រម្លាយ​ប្រយោជន៍​គេ, រំលាយ​ពុត​ត្បុត ។ </text:p>
          </table:table-cell>
          <table:table-cell table:style-name="តារាង1.D2" office:value-type="string">
            <text:p text:style-name="P4">រំលាយ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៩៥</text:p>
          </table:table-cell>
          <table:table-cell table:style-name="តារាង1.B2" office:value-type="string">
            <text:p text:style-name="P13">រម្លី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លីង : រម្លីង​សាច់​ឈើ; ខាត់​រំលីង ។ ព. ប្រ. លក់​ចាយ​ឬ​បំផ្លាញ​ឲ្យ​អស់​គ្មាន​សល់ : រំលីង​អីវ៉ាន់​អស់​ពី​ក្នុង​ផ្ទះ ។ </text:p>
          </table:table-cell>
          <table:table-cell table:style-name="តារាង1.D2" office:value-type="string">
            <text:p text:style-name="P4">រំលីង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៩៦</text:p>
          </table:table-cell>
          <table:table-cell table:style-name="តារាង1.B2" office:value-type="string">
            <text:p text:style-name="P13">រម្លឹ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ឭក​ឃើញ គឺ​ឲ្យ​នឹក​ឃើញ, ឲ្យ​ភ្ញាក់​ស្មារតី, ឲ្យ​ចាំ​ឡើង​វិញ : រម្លឹក​ស្មារតី, រំលឹក​គ្នា, រំឭក​មេ​ទន្ទេញ (បុ. សរ. រំលឹក ក៏​បាន; សម័យ​ឥឡូវ​ក៏​សរសេរ រំឭក ឬ រំលឹក ឬ រម្លឹក នេះ ប្រើ​ជា​ជំនួស​គ្នា​បាន​តាម​ត្រូវ​ការ) ។ </text:p>
          </table:table-cell>
          <table:table-cell table:style-name="តារាង1.D2" office:value-type="string">
            <text:p text:style-name="P11">រំលឹក,</text:p>
            <text:p text:style-name="P4">រំឭក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៩៧</text:p>
          </table:table-cell>
          <table:table-cell table:style-name="តារាង1.B2" office:value-type="string">
            <text:p text:style-name="P13">រម្លុ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លុប ឬ​ប្រើ​គេ​ឲ្យ​លុប : រម្លុប​ដាន; ប្រែ​គំនិត​ប្រព្រឹត្ត​ល្អ រំលុប​កេរ្តិ៍​អាក្រក់ (សរសេរ​ក្លាយ​ជា រម្លប់ ឬ រំលប់ តាម​សូរ​សម្ដី​ក៏​មាន ។ ម. ព. លុប និង រលុប ផង, គួរ​ប្រើ រម្លុប ឬ រំលុប នេះ​វិញ​ជិត​ប្រភព​ពាក្យ លុប) ។ </text:p>
          </table:table-cell>
          <table:table-cell table:style-name="តារាង1.D2" office:value-type="string">
            <text:p text:style-name="P4">រំលុប</text:p>
          </table:table-cell>
          <table:table-cell table:style-name="តារាង1.I2" office:value-type="string">
            <text:p text:style-name="P5">រម្លុប​ដាន</text:p>
          </table:table-cell>
        </table:table-row>
        <table:table-row table:style-name="តារាង1.2">
          <table:table-cell table:style-name="តារាង1.A2" office:value-type="string">
            <text:p text:style-name="P11">១០៤៩៨</text:p>
          </table:table-cell>
          <table:table-cell table:style-name="តារាង1.B2" office:value-type="string">
            <text:p text:style-name="P13">រម្លុះ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លុះ, ឲ្យ​ច្រោះ​ធ្លាយ : ទឹក​ហូរ​ច្រោះ​រម្លុះ​ភ្លឺ​ស្រែ ។ </text:p>
          </table:table-cell>
          <table:table-cell table:style-name="តារាង1.D2" office:value-type="string">
            <text:p text:style-name="P4">រំលុះ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ប្រឡាយ​ធំ​ដែល​ទឹក​ហូរ​ច្រោះ​ធ្លុះ​ធ្លាយ​ឬ​ដែល​ជីក​ឲ្យ​ធ្លុះ​ធ្លាយ​នាំ​ទឹក​ឲ្យ​ហូរ​ច្រោះ​រលុះ​ថែម​ឡើង​ទៀត ចេញ​ពី​ស្ទឹង, ពី​ព្រែក​មក​កាន់​ទី​វាល​ឬ​នាំ​ឲ្យ​ស្ទឹង, ឲ្យ​ព្រែក​ហូរ​ចួប​គ្នា : ទឹក​ជន់​ធ្លាយ​រម្លុះ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៤៩៩</text:p>
          </table:table-cell>
          <table:table-cell table:style-name="តារាង1.B2" office:value-type="string">
            <text:p text:style-name="P13">រម្លូ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លូត : ស្រី​ខូច​ចិត្ត​ខ្មៅ​ហ៊ាន​ផឹក​ថ្នាំ​ក្ដៅ រម្លូត​កូន​ចោល ។ ធ្វើ​<text:span text:style-name="T23">ឲ្យ​របូត​ចុះ​ឬ​ឲ្យ​របូត​ចេញ : រំលូត​ឆ្អឹង (ចំពោះ​តែ​ឆ្អឹង​ដែល​ស្លាក់​ក្នុង​</text:span>ក) ។</text:p>
          </table:table-cell>
          <table:table-cell table:style-name="តារាង1.D2" office:value-type="string">
            <text:p text:style-name="P4">រំលូត</text:p>
          </table:table-cell>
          <table:table-cell table:style-name="តារាង1.I2" office:value-type="string">
            <text:p text:style-name="P8"/>
          </table:table-cell>
        </table:table-row>
        <table:table-row table:style-name="តារាង1.2">
          <table:table-cell table:style-name="តារាង1.A2" office:value-type="string">
            <text:p text:style-name="P11">១០៥០០</text:p>
          </table:table-cell>
          <table:table-cell table:style-name="តារាង1.B2" office:value-type="string">
            <text:p text:style-name="P13">រម្លើ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លើង : រម្លើង​គល់​ឈើ ។ ព. ប្រ. រំលើង​ឫស​គល់ ឬ រំលើង​ឫស​រំលើង​គល់ សើ​រើ-ស​កេរ្តិ៍ ស​គល់​គេ​មិន​ឲ្យ​មាន​សល់​ឬ​ផ្តន្ទា​ព្យាបាទ​បំផ្លាញ​គេ​ឲ្យ​រលើង​រលំ ។ គាស់​រម្លើង បង្ខូច​បង្ខុស​ឲ្យ​គេ​ចេញ​ឃ្លាត​ផុត​ពី​មុខ​ការ​ឬ​ឲ្យ​គេ​ថ្លោះ​ធ្លាក់​យស​ស័ក្តិ ។ </text:p>
          </table:table-cell>
          <table:table-cell table:style-name="តារាង1.D2" office:value-type="string">
            <text:p text:style-name="P4">រំលើង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០១</text:p>
          </table:table-cell>
          <table:table-cell table:style-name="តារាង1.B2" office:value-type="string">
            <text:p text:style-name="P13">រម្លោ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ដី​ដែល​រលោក : ដើរ​ផុង​ជើង​ក្នុង​រំលោក ។ </text:p>
          </table:table-cell>
          <table:table-cell table:style-name="តារាង1.D2" office:value-type="string">
            <text:p text:style-name="P4">រំលោក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០២</text:p>
          </table:table-cell>
          <table:table-cell table:style-name="តារាង1.B2" office:value-type="string">
            <text:p text:style-name="P13">រម្ល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លំ : រម្លំ​ដើម​ឈើ ។ ព. ប្រ. ធ្វើ​ឲ្យ​វិនាស​ប្រយោជន៍ ឬ​យស​ស័ក្តិ : អាង​អ្នក​ធំ​គិត​រម្លំ​តែ​គ្នា​ឯង ។ </text:p>
          </table:table-cell>
          <table:table-cell table:style-name="តារាង1.D2" office:value-type="string">
            <text:p text:style-name="P4">រំលំ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០៣</text:p>
          </table:table-cell>
          <table:table-cell table:style-name="តារាង1.B2" office:value-type="string">
            <text:p text:style-name="P13">រម្សា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ធ្វើ​ឲ្យ​រសាយ, ឲ្យ​លាត​លា, ឲ្យ​រាត់​រាយ​ចេញ​ពី​គ្នា : រម្សាយ​សក់, រំសាយ​កំហឹង, រំសាយ​ទ័ព ។ រម្សាយ​កន្ទុយ លាត​កន្ទុយ​ភ្លឹង​ព្រោះ​ថយ​កម្លាំង​ណាស់ : គោ​ដួល​ដេក​រំសាយ​កន្ទុយ ។ </text:p>
          </table:table-cell>
          <table:table-cell table:style-name="តារាង1.D2" office:value-type="string">
            <text:p text:style-name="P4">រំសាយ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០៤</text:p>
          </table:table-cell>
          <table:table-cell table:style-name="តារាង1.B2" office:value-type="string">
            <text:p text:style-name="P13">រម្ហ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ម្ហ ឬ លំហ) ។ </text:p>
          </table:table-cell>
          <table:table-cell table:style-name="តារាង1.D2" office:value-type="string">
            <text:p text:style-name="P4">រំហ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០៥</text:p>
          </table:table-cell>
          <table:table-cell table:style-name="តារាង1.B2" office:value-type="string">
            <text:p text:style-name="P13">រម្ហា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ម្ហាច ឬ លំហាច) ។ </text:p>
          </table:table-cell>
          <table:table-cell table:style-name="តារាង1.D2" office:value-type="string">
            <text:p text:style-name="P4">រំហាច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០៦</text:p>
          </table:table-cell>
          <table:table-cell table:style-name="តារាង1.B2" office:value-type="string">
            <text:p text:style-name="P13">រម្ហូ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5">ដែល​បង្ហួស​រហូត : ដើរ​រម្ហូត, ទៅ​រំហូត ។ </text:p>
          </table:table-cell>
          <table:table-cell table:style-name="តារាង1.D2" office:value-type="string">
            <text:p text:style-name="P4">រំហូត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០៧</text:p>
          </table:table-cell>
          <table:table-cell table:style-name="តារាង1.B2" office:value-type="string">
            <text:p text:style-name="P13">រម្ហើ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ម្ហើយ ឬ លំហើយ) ។ </text:p>
          </table:table-cell>
          <table:table-cell table:style-name="តារាង1.D2" office:value-type="string">
            <text:p text:style-name="P4">រំហើយ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០៨</text:p>
          </table:table-cell>
          <table:table-cell table:style-name="តារាង1.B2" office:value-type="string">
            <text:p text:style-name="P13">រម្ហែ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ម្ហែ ឬ លំហែ) ។ </text:p>
          </table:table-cell>
          <table:table-cell table:style-name="តារាង1.D2" office:value-type="string">
            <text:p text:style-name="P4">រំហែ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០៩</text:p>
          </table:table-cell>
          <table:table-cell table:style-name="តារាង1.B2" office:value-type="string">
            <text:p text:style-name="P13">រម្អ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អា, ពោល​ពាក្យ​កម្ទរ​ឲ្យ​រអា, ឲ្យ​ភ័យ : រម្អា​ឲ្យ​ខ្លាច ។ ព. ទ. បុ. លើក​ស្នា​រម្អា​ក្អែក ប្រើ​កល​ឧបាយ​ព្យូហ៍​ឲ្យ​ខ្លាច​រអា ប៉ុន្តែ​មិន​បម្រុង​នឹង​បៀត​បៀន​ទេ ប្រហែល​ដូច​ជា​គេ​គ្រាន់​តែ​លើក​ស្នា​ផ្គង​ឡើង ឲ្យ​ក្អែក​ខ្លាច​ប៉ុណ្ណោះ ។ </text:p>
          </table:table-cell>
          <table:table-cell table:style-name="តារាង1.D2" office:value-type="string">
            <text:p text:style-name="P4">រំអា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១០</text:p>
          </table:table-cell>
          <table:table-cell table:style-name="តារាង1.B2" office:value-type="string">
            <text:p text:style-name="P14">រម្អិ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វត្ថុ​រាវ​ឬ​ខាប់​ដែល​រអិល, អាបោ​ធាតុ​ឬ​អាការៈ​រាវ​ក្នុង​ខ្លួន​មនុស្ស​ឬ​សត្វ​ដែល​រអិល : រម្អិល​ត្រី, ទឹក​រំអិល ។ ធ្វើ​ឲ្យ​រអិល (ព. ប្រ.) ។ ត្រី​រំអិល ត្រី​ដែល​មាន​រំអិល ។ </text:p>
          </table:table-cell>
          <table:table-cell table:style-name="តារាង1.D2" office:value-type="string">
            <text:p text:style-name="P16">រំអិល,</text:p>
            <text:p text:style-name="P4">រំឥល</text:p>
          </table:table-cell>
          <table:table-cell table:style-name="តារាង1.I2" office:value-type="string">
            <text:p text:style-name="P5">រម្អិល​ត្រី</text:p>
          </table:table-cell>
        </table:table-row>
        <table:table-row table:style-name="តារាង1.2">
          <table:table-cell table:style-name="តារាង1.A2" office:value-type="string">
            <text:p text:style-name="P11">១០៥១១</text:p>
          </table:table-cell>
          <table:table-cell table:style-name="តារាង1.B2" office:value-type="string">
            <text:p text:style-name="P13">រម្អែ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រអែង, ឲ្យ​ក្រែង​ខ្លាច : រម្អែង​ក្មេង​ឲ្យ​ខ្លាច ។ </text:p>
          </table:table-cell>
          <table:table-cell table:style-name="តារាង1.D2" office:value-type="string">
            <text:p text:style-name="P4">រំអែង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១២</text:p>
          </table:table-cell>
          <table:table-cell table:style-name="តារាង1.B2" office:value-type="string">
            <text:p text:style-name="P13">រយ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><text:s text:c="2"/>ស.; ល.</text:p>
          </table:table-cell>
          <table:table-cell table:style-name="តារាង1.D2" office:value-type="string">
            <text:p text:style-name="P40">ប.សំ. </text:p>
          </table:table-cell>
          <table:table-cell table:style-name="តារាង1.D2" office:value-type="string">
            <text:p text:style-name="P5">(<text:span text:style-name="T20">រ្ច</text:span><text:span text:style-name="T21">œ</text:span><text:span text:style-name="T20">យ</text:span> អ. ថ. រ៉យ់; <text:span text:style-name="T20">ហ្ចœយ</text:span> អ. ថ. ហយ់) ចំនួន ១០ ដប់​ដង (១០០) ។ ព. ប្រ. មនុស្ស​អណ្ដាត​រយ មនុស្ស​ដែល​និយាយ​ត្រឡប់​ត្រឡិន​សម្ដី​ទាំង​រយ​ម៉ាត់​យក​ជា​ការ​ពុំ​បាន ។ គុ. ដែល​រាប់​ជា​ចំនួន​រយ, មិន​មាន​តម្លៃ​ឬ​មិន​ប្រសើរ​ជាង​គេ, ដែល​គ្រាន់​តែ​ហែ​គេ, សាមញ្ញ​ឬ​សាមាន្យ : <text:span text:style-name="T4">របស់​រយ, មនុស្ស​រយ, គោ​រយ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1">ស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<text:span text:style-name="T20">រ្ច</text:span><text:span text:style-name="T21">œ</text:span><text:span text:style-name="T20">យ</text:span> អ. ថ. រ៉យ់, កិ. <text:span text:style-name="T2">“ក្រង, ចង​ក្រង”) ដែល​ចង​ក្រង​ជា​សេចក្ដី​សម្រាយ​ពាក្យ​រាយ​លំនាំ​ទេសនា : សាស្រ្តា​រយ, គម្ពីរ​រយ (ហៅ​ថា សាស្រ្តា​ប្រែ​រយ, គម្ពីរ​ប្រែ​រយ ក៏​បាន; ស. </text:span><text:span text:style-name="T22">េប្លេរ្ចœយ</text:span><text:span text:style-name="T2"> អ. ថ. ប្លែរ៉យ់​ “ប្រែ​ចង​ក្រង,...”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១៣</text:p>
          </table:table-cell>
          <table:table-cell table:style-name="តារាង1.B2" office:value-type="string">
            <text:p text:style-name="P13">រយៈ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ង្កាត់, ថ្នាក់, ភាគ, កម្រិត : រយៈ​កាល, រយៈ​ផ្លូវ, រយៈ​វេលា, រយៈ​ពាក្យ (រយ <text:span text:style-name="T2">“សន្ទុះ, ល្បឿន, ដំណើរ​រួស​រាន់, ឆាប់, រហ័ស”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១៤</text:p>
          </table:table-cell>
          <table:table-cell table:style-name="តារាង1.B2" office:value-type="string">
            <text:p text:style-name="P13">រ៉យកែវ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<text:span text:style-name="T20">រ្ច</text:span><text:span text:style-name="T21">œ</text:span><text:span text:style-name="T20">យកេ</text:span><text:span text:style-name="T21">œ</text:span><text:span text:style-name="T20">វ</text:span> អ. ថ. <text:span text:style-name="T20">រ៉យកែវ់</text:span> <text:span text:style-name="T2">“កម្រង​កែវ”) ។ ឈ្មោះ​ដំណើរ​ពាក្យ​រាយ​ដែល​មាន​ចាប់​ចួន​គ្នា​ម្ដង​ៗ​ទីទៃ​ពី​ដំណើរ​ចួន​របស់​ពាក្យ​កាព្យ : ដំណើរ​ពាក្យ​រ៉យកែវ, តែង​សេចក្ដី​រ៉យកែវ ។ ពាក្យ​ទេសន៍ រ៉យកែវ​ (កម្រង​កែវ) នោះ​ដូច​ជា : ព្រហ្មេ ម្នាល​ញ្រហ្មណ៍​អ្ហើយ, ឯស សេលោ រី​ភ្នំ​ដែល​យើង​ក្រឡេក​មើល​ទៅ​ឃើញ​ងងឹត​អ័ព្ទ​មេឃ​បែក​ជា​ផ្សែង​ភ្នំ​ហ្នឹង​ឯង​ឈ្មោះ​គន្ធមាទ​គិរី ជា​ទី​នៅ​អាស្រ័យ​នៃ​ពួក​អមរ​ពិទ្យាធរ និង​សត្វ​ផង​នានា តាម​ដង​មាគ៌ា​ចុះ​តែ​ជើង​អ្នក​មួយ ព្រាហ្មណ៍​ឯង​ទៅ​ចុះ​កុំ​ព្រួយ ឥត​មាន​ទុក្ខ​ភ័យ​អ្វី​ឡើយ... (ម. កណ្ឌ​មហាពន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១៥</text:p>
          </table:table-cell>
          <table:table-cell table:style-name="តារាង1.B2" office:value-type="string">
            <text:p text:style-name="P13">រយ៉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យា <text:span text:style-name="T2">“ភក់; ដំណើរ​ព្យួរ​ចុះ, សំយុង​ចុះ, សម្តោក​ចុះ”) : រំយោល, គ្រឿង​ព្យួរ​មាន​រំយោល ។ ឈើ​តូច​មួយ​ប្រភេទ​សន្តាន​ដើម​ច្បា ដើម​ស្ទើរ​ជា​វល្លិ ស្លឹក​ឆែក​ៗ ផ្កា​ក្រហម ទង​ផ្កា​វែង​ត្រង់​អណ្ដាល ផ្កា​ចេញ​ជា​រំយោល​ត្រសុស​ប្លែក​ពី​រំយោល​ផ្កា​ច្បា : ផ្កា​រយ៉ា ។ គ្រឿង​ប្រដាប់​ត្រចៀក​ស្ត្រី​មួយ​បែប​សណ្ឋាន​ស្រដៀង​នឹង​រំយោល​ផ្កា​រយ៉ា : នាង​កញ្ញា​ពាក់​រយ៉ា​មាស ។ គោម​ព្យួរ​មាន​កម្រង​កែវ​ឬ​កម្រង​អង្កាំ​សំយុង​ចុះ​ជា​លម្អ : គោម​រយ៉ា ។ល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១៦</text:p>
          </table:table-cell>
          <table:table-cell table:style-name="តារាង1.B2" office:value-type="string">
            <text:p text:style-name="P13">រយា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គ្រាំ​គ្រា​ជ្រោក​ជ្រាក, រខាក : ចាស់​រយាក, ផ្ទះ​រយាក, សំពត់​ដាច​រយា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១៧</text:p>
          </table:table-cell>
          <table:table-cell table:style-name="តារាង1.B2" office:value-type="string">
            <text:p text:style-name="P13">រយា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កូប​លាត​ឥត​ដំបូល : រយាង​ដំរី ។ ខ្សែ​ឬ​ពួរ​សម្រាប់​ចង​ខ្ជែង​ជ្រែង​ឲ្យ​មាំ : ខ្សែ​រយាង, ពួរ​រយាង ។ ពួរ​ឈើ​ដែល​ដុះ​វែង​ចុះ​មក​ចាប់​ជាប់​នឹង​ផែន​ដី​ដូច​ជា​ជ្រែង​ជាដើម : ពួរ​រយាង​ជ្រៃ​ក្រឹម ។ ឫស​រយាង​ (ម. ព. ឫស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១៨</text:p>
          </table:table-cell>
          <table:table-cell table:style-name="តារាង1.B2" office:value-type="string">
            <text:p text:style-name="P13">រយា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សំយុង​ចុះ​យោន​យាន, រតោក​វែង​ៗ : ពួរ​ជ្រៃ​សំយុង​ចុះ​រយាន (ម. ព. រយោន, រយំ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១៩</text:p>
          </table:table-cell>
          <table:table-cell table:style-name="តារាង1.B2" office:value-type="string">
            <text:p text:style-name="P13">រយា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5">ដែល​រង្វើល​ៗ​មួយ​ៗ​ស្បើយ​ៗ : ដំណើរ​រយាប, សម្ដី​រយាប; ដើរ​រយាប​ៗ, សូត្រ​ធម៌​រយាប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២០</text:p>
          </table:table-cell>
          <table:table-cell table:style-name="តារាង1.B2" office:value-type="string">
            <text:p text:style-name="P13">រយា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រយះ ថា រយះ​រយាយ រយះ​រតាយ, រយះ​រាយ​ច្រើន​អន្លើ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យះ​រយាយ</text:p>
          </table:table-cell>
        </table:table-row>
        <table:table-row table:style-name="តារាង1.2">
          <table:table-cell table:style-name="តារាង1.A2" office:value-type="string">
            <text:p text:style-name="P11">១០៥២១</text:p>
          </table:table-cell>
          <table:table-cell table:style-name="តារាង1.B2" office:value-type="string">
            <text:p text:style-name="P13">រយាល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5">ដែល​រង្វើល​ឃ្លាត​ៗ​ឆ្ងាយ​ពី​គ្នា, ដែល​មិន​ប្រញឹក, មិន​ញឹក​ញយ : ពេល​រយាល, បង្គោល​រយាល​ៗ​ពី​គ្នា; ទៅ​មក​រយាល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ខ្សែ​វែង ឬ​ចម្រៀក​ស្លឹក​ត្នោត​ជាដើម ដែល​ចាក់​ឆ្វាក់​បន្ត​ៗ​គ្នា ចង​ភ្ជាប់​ពី​ទី​ម្ខាង​មក​ទី​ម្ខាង សម្រាប់​ទាញ​ឬ​បន្ទះ​ស្លឹក​ត្នោត​ជាដើម​ដែល​ចង​ព្យួរ សម្រាប់​ឲ្យ​ត្រូវ​ខ្យល់​បក់​មក​ត្រូវ​យោគ​យោល​បង្អើល​សត្វ​កុំ​ឲ្យ​ហើរ​ចុះ​ឬ​ដើរ​ចូល​មក​ស៊ី​ផល​ដំណាំ : ចង​រយាល, រយាល​ចាប, ទាញ​ខ្សែរ​យាល​បង្អើល​សត្វ ។ ព. ប្រ. រយាល​ចាប ផ្ទះ​លំនៅ​ដែល​រខាក​សាកត្រាក ប្រៀប​ប្រដូច​នឹង​រយាល​ចាប : ផ្ទះ​រយាល​ចាប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២២</text:p>
          </table:table-cell>
          <table:table-cell table:style-name="តារាង1.B2" office:value-type="string">
            <text:p text:style-name="P13">រយ៉ិ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តូច​ខ្លី​ខើច​កំប៉ិល​កំប៉ើញ : ស្លៀក​សំពត់​រយ៉ិល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២៣</text:p>
          </table:table-cell>
          <table:table-cell table:style-name="តារាង1.B2" office:value-type="string">
            <text:p text:style-name="P13">រយ៉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រយ៉ៃ ថា : រយ៉ី​រយ៉ៃ ដែល​រយ៉ៃ​ក្រៃ​ពេក : សំពត់​រហែក​រយ៉ី​រយ៉ៃ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យ៉ី​រយ៉ៃ</text:p>
          </table:table-cell>
        </table:table-row>
        <table:table-row table:style-name="តារាង1.2">
          <table:table-cell table:style-name="តារាង1.A2" office:value-type="string">
            <text:p text:style-name="P11">១០៥២៤</text:p>
          </table:table-cell>
          <table:table-cell table:style-name="តារាង1.B2" office:value-type="string">
            <text:p text:style-name="P13">រយី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ម្រាប់​ប្រើ​ផ្សំ​នឹង​ពាក្យ រយាក ថា : រយីក​រយាក ដែល​រយាក​ក្រៃ​ពេក : ផ្ទះ​ចាស់​រយីក​រយាក ។ ដែល​ខ្ជីខ្ជា​ឥត​សណ្ដាប់​ធ្នាប់ : របៀប​ការ​រយីក​រយាក ។ កិ. វិ. ដែល​ខើច​ខ្លះ​ស្លុយ​ខ្លះ សោត្រោ ឬ​សោកប៉ត្រោក​ខ្ជីខ្ជា​តាម​តែ​បាន: ស្លៀក​ដណ្តប់​រយី​រយា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យីក​រយាក </text:p>
          </table:table-cell>
        </table:table-row>
        <table:table-row table:style-name="តារាង1.2">
          <table:table-cell table:style-name="តារាង1.A2" office:value-type="string">
            <text:p text:style-name="P11">១០៥២៥</text:p>
          </table:table-cell>
          <table:table-cell table:style-name="តារាង1.B2" office:value-type="string">
            <text:p text:style-name="P13">រយីករយោ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យេក​រយោក) ។</text:p>
          </table:table-cell>
          <table:table-cell table:style-name="តារាង1.D2" office:value-type="string">
            <text:p text:style-name="P4">--រយោគ</text:p>
          </table:table-cell>
          <table:table-cell table:style-name="តារាង1.I2" office:value-type="string">
            <text:p text:style-name="P5">រយេក​រយោក </text:p>
          </table:table-cell>
        </table:table-row>
        <table:table-row table:style-name="តារាង1.2">
          <table:table-cell table:style-name="តារាង1.A2" office:value-type="string">
            <text:p text:style-name="P11">១០៥២៦</text:p>
          </table:table-cell>
          <table:table-cell table:style-name="តារាង1.B2" office:value-type="string">
            <text:p text:style-name="P13">រយី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ម្រាប់​ប្រើ​ផ្សំ​នឹង​ពាក្យ រយោង ថា: រយីង​រយោង (ម. ព. រយេង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រយីង​រយោង</text:p>
          </table:table-cell>
        </table:table-row>
        <table:table-row table:style-name="តារាង1.2">
          <table:table-cell table:style-name="តារាង1.A2" office:value-type="string">
            <text:p text:style-name="P11">១០៥២៧</text:p>
          </table:table-cell>
          <table:table-cell table:style-name="តារាង1.B2" office:value-type="string">
            <text:p text:style-name="P13">រយឺត​ៗ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5">ម្លឺត​ៗ​យឺត​ៗ : គោ​ប្រឹង​ទាញ​នង្គ័ល​រយឺត​ៗ; ដង្កូវ​លូន​រយឺត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២៨</text:p>
          </table:table-cell>
          <table:table-cell table:style-name="តារាង1.B2" office:value-type="string">
            <text:p text:style-name="P19">រយេករយោ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រតែក​រតោក​យោគ​មក​រឿយ​ៗ : រែក​អីវ៉ាន់​រយេក​រយោក (ប្រើ​ជា រយីក​រយោក ឬ--យោគ ក៏​មាន តាម​ទម្លាប់​និយាយ) ។ </text:p>
          </table:table-cell>
          <table:table-cell table:style-name="តារាង1.D2" office:value-type="string">
            <text:p text:style-name="P4">--រយោគ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២៩</text:p>
          </table:table-cell>
          <table:table-cell table:style-name="តារាង1.B2" office:value-type="string">
            <text:p text:style-name="P13">រយេ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បរិវារ​របស់​ពាក្យ រយោង ថា : រយេង​រយោង ដែល​រយោង​ខ្លី​ខ្លះ​វែង​ខ្លះ​លាយ​ឡំ​គ្នា : ព្យួរ​បង្វេច​រយេង​រយោង (ប្រើ​ជា រយីង​រយោង ក៏​មាន តាម​ទម្លាប់​និយាយ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យេង​រយោង</text:p>
          </table:table-cell>
        </table:table-row>
        <table:table-row table:style-name="តារាង1.2">
          <table:table-cell table:style-name="តារាង1.A2" office:value-type="string">
            <text:p text:style-name="P11">១០៥៣០</text:p>
          </table:table-cell>
          <table:table-cell table:style-name="តារាង1.B2" office:value-type="string">
            <text:p text:style-name="P13">រយ៉ៃ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<text:span text:style-name="T23">ដែល​រតាយ​ដូច​គេ​ច្រៀក​រាត់​រាយ : </text:span><text:span text:style-name="T7">សំពត់​រហែក​រយ៉ៃ (ម. ព. រយ៉ី ផង)</text:span><text:span text:style-name="T4">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៣១</text:p>
          </table:table-cell>
          <table:table-cell table:style-name="តារាង1.B2" office:value-type="string">
            <text:p text:style-name="P13">រយោ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សំយុង​ចុះ​រណោង​ដូច​គេ​ចាប់​ទាញ​យោង : ព្យួរ​បំពង់​រយោង (ម. ព. រយេង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៣២</text:p>
          </table:table-cell>
          <table:table-cell table:style-name="តារាង1.B2" office:value-type="string">
            <text:p text:style-name="P13">រយោ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បរិវារ​របស់​ពាក្យ រយាន ថា : រយោន​រយាន ដែល​រយាន​ពេញ​ពាស (ម. ព. យោន​យាន ផង)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យោន​រយាន</text:p>
          </table:table-cell>
        </table:table-row>
        <table:table-row table:style-name="តារាង1.2">
          <table:table-cell table:style-name="តារាង1.A2" office:value-type="string">
            <text:p text:style-name="P11">១០៥៣៣</text:p>
          </table:table-cell>
          <table:table-cell table:style-name="តារាង1.B2" office:value-type="string">
            <text:p text:style-name="P13">រយ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សំយុង​ចុះ​ត្រសុំ : កន្សោម​ស្លឹក​ឈើ​រយំ (និយាយ​ថា : ល្យំ ក៏​មាន​ខ្លះ) ។ ច្រើន​និយាយ​ផ្សំ​នឹង​ពាក្យ រយាន ថា : រយំ​រយាន ដែល​យោន​យាន​ត្រសុំ​រៀប​រៀង​គ្នា​ឥត​ឆ្គង : ក្នុង​រោង​បុណ្យ គេ​ចង​កន្សោម​ផ្កា​លាយ​ចម្រុះ​ស្លឹក​ឈើ​ស្រស់​រយំ​រយាន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យំ​រយាន</text:p>
          </table:table-cell>
        </table:table-row>
        <table:table-row table:style-name="តារាង1.2">
          <table:table-cell table:style-name="តារាង1.A2" office:value-type="string">
            <text:p text:style-name="P11">១០៥៣៥</text:p>
          </table:table-cell>
          <table:table-cell table:style-name="តារាង1.B2" office:value-type="string">
            <text:p text:style-name="P13">រយ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បែក​រហែក​ញែក​ចេញ​ដូច​គេ​ចាប់​យះ : មែក​ឈើ​រយះ (ម. ព. រយាយ ផង)។ ព. ប្រ. សើច​រយះ​មាត់ សើច​ដោយ​រិះ​គន់​ហាក់​ដូច​ជា​នឹង​រយះ​មាត់ : ឱ! ធ្វើ​ការ​យ៉ាង​ហ្នឹង គេ​សើច​រយះ​មាត់​អស់​ហើយ !; និយាយ​ថា សើច​រយះ​មាត់​រយះ​ក ក៏​មាន (ព. សា.)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៣៥</text:p>
          </table:table-cell>
          <table:table-cell table:style-name="តារាង1.B2" office:value-type="string">
            <text:p text:style-name="P13">រល 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កន្រ្ទល​មិន​សមរម្យ : រាង​រល, ធំ​រល ។ ដែល​ឡើង​សម្បុរ​ខ្មៅ​ជាំ​រលីក ដោយ​អំណាច​ពិស​ពស់​ចូល ឬ រោគ​ពិស​ចូល​ឬ​ក៏​លោហិត​ពិការ​ជាដើម : ពិស​ចូល​ឡើង​ខ្មៅ​រ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៣៦</text:p>
          </table:table-cell>
          <table:table-cell table:style-name="តារាង1.B2" office:value-type="string">
            <text:p text:style-name="P13">រល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ធំ​ខ្លី​ក្រអុច : រាង​រល់, ក​រល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៣៧</text:p>
          </table:table-cell>
          <table:table-cell table:style-name="តារាង1.B2" office:value-type="string">
            <text:p text:style-name="P13">រលក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រំជួល​ទឹក​ដែល​ខ្ជោល​ៗ​ឡើង ឬ​ពោរ​ពូន​ឡើង​ដោយ​អំណាច​កម្លាំង​ខ្យល់​ជាដើម ។ រលក​ដក​ពពារ រលក​ដែល​ពូន​ៗ​ងើប​ៗ​សណ្ឋាន​ពស់​ដក​ពពារ ។ រលក​ដោះ​ក្រមុំ រលក​ដែល​ពូន​ៗ​ជា​កំពូក​តូច​ៗ​សណ្ឋាន​ដោះ​ក្រមុំ ។ រលក​បែក​ផ្កា​ត្រែង រលក​ដែល​បោក​ប៉ះ​គ្នា បែក​ចេញ​ជា​ភាព​ស​ត្រសុស​សណ្ឋាន​ផ្កា​ត្រែង ។ រលក​យោល​ រលក​ធំ​ៗ​ដែល​យោល​ខ្ជោល​ៗ​វែង​ៗ ។ រលក​រង​ដំឡូង រលក​ដែល​ខូង​ៗ​អណ្ដាល​ជា​ជ្រលង​វែង​ៗ សណ្ឋាន​រង​ដំឡូង ។ ពុល​រលក រង៉ាប់​រងើរ​អាក់​រអើ ឬ​ក្អួត​ចង្អោរ ដោយ​អំណាច​ចាញ់​រលក​ធំ​ៗ (ម. ព. ពុល ផង) ។ ព. ប្រ. រលក​ចិត្ត រញ្ជួយ​ចិត្ត, កម្រើក​ចិត្ត ។ ទឹក​ថ្លា​ដ្បិត​រលក ពុំ​យល់​ស្រមោល ទោស​កើត​ដ្បិត​ពោល ល្មម​មាត់​<text:span text:style-name="T19">ឈ្លានពាន (សាស្រ្តា​ច្បាប់ រាជ​នេតិ ជា​ព្រះ​និពន្ធ​នៃ​ព្រះ​រាជ​</text:span>សម្ភារ)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នាម​កិរិយា) កក្រើក​ទឹក​កើត​ជា​រំជួល​ឡើង : ទឹក​រលក ។ ព. ប្រ. កក្រើក​ចិត្ត : ចិត្ត​រលក; គ្នា​កំពុង​ស្រួល​ចិត្ត អាណិត​កុំ​ធ្វើ​ឲ្យ​រលក !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<text:span text:style-name="T24">( ព.ប្រ. ) ដែល​មាន​សម្បុរ​ភ្លឺ​ថ្លា​ឆ្លុះ​ស្រមោល​ហាក់​ដូច​ជា​មាន​រលក </text:span>: ភ្លឺ​រល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៣៨</text:p>
          </table:table-cell>
          <table:table-cell table:style-name="តារាង1.B2" office:value-type="string">
            <text:p text:style-name="P13">រលក​កែវ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ដំណួច​តូច​ដែល​ពង់​ដោរ​ស្បែក​ឡើង​មាន​ទឹក​រងៃ​សម្បុរ-ស​ត្រឡុង : កើត​រលក​កែវ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៣៩</text:p>
          </table:table-cell>
          <table:table-cell table:style-name="តារាង1.B2" office:value-type="string">
            <text:p text:style-name="P13">រលក​រង្គ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ដំណើរ​កក្រើក​ចិត្ត​ខឹង​ងំ​រង្គំ​នៅ​មិន​ស្បើយ, ដំណើរ​ថ្នាំង​ថ្នាក់​ចិត្ត, មោះ​មៃ, មោះ​ហ្មង,ហ្មង​ឆ្គង : រក្សា​គ្នា​ជា​សុខ​រៀង​មក ឥត​ដែល​មាន​រលក​រង្គំ​អ្វី​ដល់​ម្ដង​ទេ ។ ប្រើ​ជា កិ. ក៏​មាន : ត្រូវ​រក្សា​ចិត្ត​គ្នា​ប្រយ័ត្ន​កុំ​ឲ្យ​រលក​រង្គ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៤០</text:p>
          </table:table-cell>
          <table:table-cell table:style-name="តារាង1.B2" office:value-type="string">
            <text:p text:style-name="P13">រល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5">ដែល​រំលង, កន្លង, លើស; ក្រៅ​ពី, លើក​លែង​តែ : វេលា​រលង​អធ្រាត្រ​ទៅ; គាត់​ចេះ​មែន តែ​មិន​រលង​អ្នក​ទេ; ការ​នេះ​រលង​តែ​ពី​អ្នក​ចេញ គ្មាន​អ្នក​ណា​ធ្វើ​កើត​ទេ ។ <text:s/></text:p>
          </table:table-cell>
          <table:table-cell table:style-name="តារាង1.D2" office:value-type="string">
            <text:p text:style-name="P4">រលង​តែ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៤១</text:p>
          </table:table-cell>
          <table:table-cell table:style-name="តារាង1.B2" office:value-type="string">
            <text:p text:style-name="P13">រលង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ឡើង​សម្បុរ​ភ្លឺ​រលោង​ហាក់​ដូច​ជា​នឹង​ស្រក់​ទឹក : ភ្លឺ​រលង់ (ម. ព. រលើប ផង) ។ រលង់​ទឹក​ភ្នែក ដែល​ចេញ​ទឹក​ភ្នែក​រលោង​នៅ​តែ​ក្នុង​ភ្នែក​មិន​ស្រក់​ឬ​មិន​ហូរ​ចេញ​មក​ខាង​ក្រៅ : ខឹង​ខ្លាំង​រលង់​ទឹក​ភ្នែក, កើត​ទុក្ខ​រលង់​ទឹក​ភ្នែ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៤២</text:p>
          </table:table-cell>
          <table:table-cell table:style-name="តារាង1.B2" office:value-type="string">
            <text:p text:style-name="P13">រលត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វិនាស​បាត់​ពន្លឺ, បាត់​កម្ដៅ : ចង្កៀង​រលត់, ភ្លើង​រលត់ ។ ស្លាប់ : ខំ​រក​ស៊ី​ទៅ ទម្រាំ​តែ​រលត់ . . . ។ សូន្យ, បាត់, អស់, ស្លាប់ : រលត់​កិលេស, រលត់​កំហឹង, រលត់​ខន្ធ (ស្លាប់); ចិត្ត​រលត់; រលត់​ចិត្ត​ (ស្លាប់), រលត់​ទុក្ខ, រលត់​វិញ្ញាណ, រលត់​ស្មារតី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</text:p>
          </table:table-cell>
        </table:table-row>
        <table:table-row table:style-name="តារាង1.2">
          <table:table-cell table:style-name="តារាង1.A2" office:value-type="string">
            <text:p text:style-name="P11">១០៥៤៣</text:p>
          </table:table-cell>
          <table:table-cell table:style-name="តារាង1.B2" office:value-type="string">
            <text:p text:style-name="P13">រលប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ើល​ក្នុង​ពាក្យ រលុប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៤៤</text:p>
          </table:table-cell>
          <table:table-cell table:style-name="តារាង1.B2" office:value-type="string">
            <text:p text:style-name="P13">រល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រលើប​ដោយ​មាន​ទឹក​ដម​ឬ​ប្រេង, ខ្លាញ់ : បបរ​ដំណើប​រលម, កូរ​ឲ្យ​ទាល់​តែ​ឡើង​ទឹក​រលម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៤៥</text:p>
          </table:table-cell>
          <table:table-cell table:style-name="តារាង1.B2" office:value-type="string">
            <text:p text:style-name="P13">រលរ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សើម​រលើប, គគុល : សើម​មាត់​រលរ, ដី​សើម​រលរ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៤៦</text:p>
          </table:table-cell>
          <table:table-cell table:style-name="តារាង1.B2" office:value-type="string">
            <text:p text:style-name="P13">រលស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ថយ​ចំនួន​តិច​ចុះ, នៅ​មាន​តិច​ជាង​ចំនួន​ដើម : ប្រាក់​រលស់​ពី​ក្នុង​ថង់, មនុស្ស​ចេញ​រលស់​ពី​ទី​ប្រជុំ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៤៧</text:p>
          </table:table-cell>
          <table:table-cell table:style-name="តារាង1.B2" office:value-type="string">
            <text:p text:style-name="P13">រលា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លាដ ឬ លលាដ៍)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 ឬ គុ.</text:p>
          </table:table-cell>
          <table:table-cell table:style-name="តារាង1.D2" office:value-type="string">
            <text:p text:style-name="P5">រសាយ​រមូរ, រសាយ​ចំណង, រសាយ​ធ្លុង​ជាដើម : របុំ​អំបោះ​រលា, ខ្សែ​រល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៤៨</text:p>
          </table:table-cell>
          <table:table-cell table:style-name="តារាង1.B2" office:value-type="string">
            <text:p text:style-name="P13">រលា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លាត់, របក, ខ្លោច​ស្បែក ដោយ​ត្រូវ​ចំហាយ​ក្ដៅ​ឬ​ដោយ​ត្រដុស, កកិត : ភ្លើង​រលាក ឬ រលាក​ភ្លើង, រលាក​ជើង, រលាក​ភ្លៅ, រលាក​មាត់ (ម. ព. រលោច​ផង)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៤៩</text:p>
          </table:table-cell>
          <table:table-cell table:style-name="តារាង1.B2" office:value-type="string">
            <text:p text:style-name="P13">រលាក់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អង្រួន​ឲ្យ​ក្រឡក, ឲ្យ​រញ្ជួយ, ឲ្យ​ធ្លាក់​ចុះ, ឲ្យ​របូត​ចេញ : រលាក់​ទឹក​លាង​ដប, រលាក់​អង្ករ​ក្នុង​ការុង, រលាក់​ត្រី​ពី​ក្នុង​ត្រក, ក្រសា​ចឹក​ត្រី​រលាក់​លេប ។ ធ្វើ​សំឡេង​ឲ្យ​រន​រន្ថាន់​ចុះ​ក្រោម : សូត្រ​បទ​រលាក់​ច្រើន​ជាន់ ។ រលាក់​រលែក រលាក់​ញែក​រលែក​សំឡេង​តាម​ដំណើរ​បទ​គ្វាម : ធ្វើ​បទ​រលាក់​រលែក <text:s/>។ គុ. ដែល​កម្រើក​លើក​ដាក់​ប៉ផ្ងាក់​ប៉ផ្ងើក : រទេះ​រលាក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លាក់​រលែក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 វិ. ឬ គុ. </text:p>
          </table:table-cell>
          <table:table-cell table:style-name="តារាង1.D2" office:value-type="string">
            <text:p text:style-name="P5">ដែល​ហូរ​ឬ​ស្រក់​សស្រាក់ (ចំពោះ​តែ​ឈាម) : ឈាម​រលាក់ គឺ​ឈាម​ហូរ​ឬ​ស្រក់​សស្រាក់ (ម. ព. រឡាក់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រលើ, រលែក ថា : រលាក់​រលើ​ រលើ​ដោយ​ភ័ន្ត​ស្មារតី, ភ័ន្ត​ផ្លូវ; ពភ្លាក់​ពភ្លើ : ដើរ​រលាក់​រលើ ។ រលាក់​រលែក (ម. ព. រលាក់ ១ កិ.)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លាក់​រលើ រលាក់​រលែក</text:p>
          </table:table-cell>
        </table:table-row>
        <table:table-row table:style-name="តារាង1.2">
          <table:table-cell table:style-name="តារាង1.A2" office:value-type="string">
            <text:p text:style-name="P11">១០៥៥០</text:p>
          </table:table-cell>
          <table:table-cell table:style-name="តារាង1.B2" office:value-type="string">
            <text:p text:style-name="P13">រលា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លាត​ចេញ​ឯង, រលា​ផ្នត់​ចេញ មិន​នៅ​ដូច​ដើម : លួស​ចង្វាយ​រលាត​ចេញ, ផ្នត់​សំពត់​រលា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៥១</text:p>
          </table:table-cell>
          <table:table-cell table:style-name="តារាង1.B2" office:value-type="string">
            <text:p text:style-name="P13">រលាត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ខិត​ស្បែក​ឬ​សាច់; ដាច់​ស្បែក​ឬ​សាច់​សើ​ៗ : រលាត់​ស្បែក; ដែក​ឈូស​គំរឹល​ឈូស​មិន​រលាត់​សាច់​ឈើ (ប្រើ​ជា គុ. ក៏​បាន) ។ រលាត់​រលោច រលាត់​រវាម ឬ​រលាត់​ច្រើន​អន្លើ ។ រលាត់​សម្បុរ​ថ្ងៃ រលាត់​សម្បុរ​ស្បែ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  <text:p text:style-name="P5"/>
            <text:p text:style-name="P5">រលាត់​រលោច</text:p>
          </table:table-cell>
        </table:table-row>
        <table:table-row table:style-name="តារាង1.2">
          <table:table-cell table:style-name="តារាង1.A2" office:value-type="string">
            <text:p text:style-name="P11">១០៥៥២</text:p>
          </table:table-cell>
          <table:table-cell table:style-name="តារាង1.B2" office:value-type="string">
            <text:p text:style-name="P13">រលា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36"/>
            <text:p text:style-name="P36">កិ. វិ. ឬ គុ</text:p>
          </table:table-cell>
          <table:table-cell table:style-name="តារាង1.D2" office:value-type="string">
            <text:p text:style-name="P35">ដែល​សល់​ឬ​ដិត​បន្តិច​បន្តួច​ដូច​គេ​លាប : ប្រេង​ដូង​នៅ​សល់​រលាប​នឹង​បាត​ដប, សម្ល​នៅ​សល់​រលាប​ៗ​នឹង​បាត​ឆ្នាំង; ជ្រលក់​សំពត់​ដិត​រលាប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៥៣</text:p>
          </table:table-cell>
          <table:table-cell table:style-name="តារាង1.B2" office:value-type="string">
            <text:p text:style-name="P13">រលាប្អៀរ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ស្រុក​មួយ​ក្នុង​ខែត្រ​កំពង់ឆ្នាំង អភិបាល​ស្រុក​រលាប្អៀ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៥៤</text:p>
          </table:table-cell>
          <table:table-cell table:style-name="តារាង1.B2" office:value-type="string">
            <text:p text:style-name="P13">រលា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លាម)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៥៥</text:p>
          </table:table-cell>
          <table:table-cell table:style-name="តារាង1.B2" office:value-type="string">
            <text:p text:style-name="P13">រលាយ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ប្រែ​ពី​រឹង, ពី​ខន់, ខាប់ ទៅ​ជា​រាវ ឬ​ពី​កក, ពី​គោក​ទៅ​ជា​ទឹក : សំណ​រលាយ, ក្រមួន​រលាយ, ឈាម​រលាយ, ទឹក​កក​រលាយ ។ ព. ប្រ. ត្រូវ​អន្តរាយ, វិនាស, ខូច, បាត់ : រលាយ​ទ្រព្យ, រលាយ​ខ្លួន ។ រសាយ : រលាយ​កំហឹង ។ រលាយ​សាច់​មួយ ដែល​ជិត​ចូល​សាច់​គ្នា​តែ​មួយ : ភ្ជិត​ឈើ​រលាយ​សាច់​មួយ ។ ព. ប្រ. ដែល​ត្រូវ​ចិត្ត​គំនិត​គ្នា​យ៉ាង​ស្និទ្ធ​ជិត : ត្រូវ​គំនិត​គ្នា​រលាយ​សាច់​មួយ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ឈើ​មួយ​ប្រភេទ សន្តាន​ជ្រួយ, គេ​ច្រើន​ប្រើ​ស្លឹក​និង​សំបក​ធ្វើ​ជា​ថ្នាំ​រម្ងាប់​រោគ : សំបក​រលា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៥៦</text:p>
          </table:table-cell>
          <table:table-cell table:style-name="តារាង1.B2" office:value-type="string">
            <text:p text:style-name="P13">រលាស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កម្ចាត់​ចោល ដោយ​កម្រើក​ខ្លាំង, ដោយ​គ្រញែង ឲ្យ​របេះ​របូត​ចេញ : ឈ្លើង​ទាម​ជើង​រលាស់​ស្ទើរ​មិន​របូត; សុនខ​រលាស់​ខ្លួន ។ កម្រើក​ ផាត់​ចេញ, ជម្រុះ​ចេញ : រលាស់​សំបត់, រលាស់​កន្ទេល ។ ញាក់​ឬ​កម្រើក​ទាត់​ចេញ : រលាស់​ដៃ, រលាស់​ជើង ។ បង់បោយ​រលាស់​ដៃ បង់បោយ​កម្រើក​ចុង​ដៃ​ខ្វិច​ៗ​ឬ​ធ្លោយ​ៗ​ខ្ជាក​ៗ ។ ព. ប្រ. <text:s/>រើ​ចេញ, ងាក​ចេញ, ដោះ​ចេញ : រលាស់​ចិត្ត​ចេញ, រលាស់​ខ្លួន​ចេញ ។ ទាត់​ចោល​លែង​រាប់​អាន : ខុស​ឆ្គង​បន្តិច​បន្តួច កុំ​អាល​<text:span text:style-name="T24">រលាស់​គ្នា​ចោល ។ល។ គុ. ដែល​ទន់​ហើប​ៗ​ខ្លប​ៗ : ដង​រ៉ែក​រលាស់</text:span>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៥៧</text:p>
          </table:table-cell>
          <table:table-cell table:style-name="តារាង1.B2" office:value-type="string">
            <text:p text:style-name="P13">រលិ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សុទ្ធ​តែ​ខ្មៅ : ផ្លែ​ព្រីង​ទុំ​ខ្មៅ​រលិស, រុយ​រោម​ខ្មៅ​រលិស, ក្អែក​ទំ​លើ​ដើម​ឈើ​ខ្មៅ​រលិស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៥៨</text:p>
          </table:table-cell>
          <table:table-cell table:style-name="តារាង1.B2" office:value-type="string">
            <text:p text:style-name="P13">រល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រលើ ថា : រលី​រលើ (ម. ព. រលើ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លី​រលើ </text:p>
          </table:table-cell>
        </table:table-row>
        <table:table-row table:style-name="តារាង1.2">
          <table:table-cell table:style-name="តារាង1.A2" office:value-type="string">
            <text:p text:style-name="P11">១០៥៥៩</text:p>
          </table:table-cell>
          <table:table-cell table:style-name="តារាង1.B2" office:value-type="string">
            <text:p text:style-name="P13">រលី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ហើម​ឬ​ប៉ោង​ឡើង​សម្បុរ​រលោង​: ហើម​រលីក, ពោះ​ធំ​រលីក ។ ដែល​ឡើង​សម្បុរ​​​ខ្មៅ​រលោង​ : ខ្មៅ​រលី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ខ្មៅ​រលីក </text:p>
          </table:table-cell>
        </table:table-row>
        <table:table-row table:style-name="តារាង1.2">
          <table:table-cell table:style-name="តារាង1.A2" office:value-type="string">
            <text:p text:style-name="P11">១០៥៦០</text:p>
          </table:table-cell>
          <table:table-cell table:style-name="តារាង1.B2" office:value-type="string">
            <text:p text:style-name="P13">រលីង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លីង​សាច់​ចម្រាញ់​ឲ្យ​ចេញ​ខ្លាញ់, ឲ្យ​ស្រស់​ទឹក : រលីង​សាច់​មាន់ ។ គុ. ដែល​រលីង​រួច​ហើយ : សាច់​រលី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ស្អាត​ធេង, ស្អាត​ឥត​គ្រោត​គ្រាត : ដី​រលីង; រលីង​ឆិញ, រលីង​ណិល, រលីង​យង់ ។ ព. ប្រ. ដែល​ស្អាត; ជ្រះ, ស្រឡះ ឥត​សៅហ្មង : ចិត្ត​រលីង, សម្ដី​រលីង ។ កិ. វិ ដែល​ស្អាត​ដោយ​រម្លីង; ដែល​អស់​ដូច​គេ​រម្លីង : កោរ​រលីង, ឈូស​ឈើ​រលីង; អស់​រលីង ។ ព. ប្រ. ដែល​និយាយ​ស្រឡះ​មិន​ពាំ​ត្រណោត, មិន​ប្រឡិម​ប្រឡុម : និយាយ​រលី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លីង​ឆិញ រលីង​ណិល រលីង​យង់ </text:p>
          </table:table-cell>
        </table:table-row>
        <table:table-row table:style-name="តារាង1.2">
          <table:table-cell table:style-name="តារាង1.A2" office:value-type="string">
            <text:p text:style-name="P11">១០៥៦១</text:p>
          </table:table-cell>
          <table:table-cell table:style-name="តារាង1.B2" office:value-type="string">
            <text:p text:style-name="P13">រលីង​ឈូ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គ្រាប់​ឈូក​ទុ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៦២</text:p>
          </table:table-cell>
          <table:table-cell table:style-name="តារាង1.B2" office:value-type="string">
            <text:p text:style-name="P14">រលីងរលោ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តិច​កាក​ច្រើន​តែ​ទឹក អណ្ដែត​កាក​រលោង​ៗ : សម្ល​រលីង​<text:span text:style-name="T1">រលោង ។ ដែល​ចេញ​ទឹក​ភ្នែក​មក​តែ​មិន​ទាន់​ស្រក់ គ្រាន់​តែ​រលោង​</text:span>ៗ <text:s/>នៅ​ក្នុង​ភ្នែក : ទឹក​ភ្នែក​រលេង​រលោង ។</text:p>
          </table:table-cell>
          <table:table-cell table:style-name="តារាង1.D2" office:value-type="string">
            <text:p text:style-name="P4">រលេង​រលោង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៦៣</text:p>
          </table:table-cell>
          <table:table-cell table:style-name="តារាង1.B2" office:value-type="string">
            <text:p text:style-name="P14">រលីបរលា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5">ដែល​នៅ​សល់​បន្តិច​បន្តួច​រលាប​ៗ : <text:s/>សម្ល​នៅ​សល់​រលីប​រលាប​នឹង​បាត​ឆ្នាំង ។ ព. ប្រ. ដែល​ស្ដើង​ស្ដួច, មិន​បរិបូណ៌ : ម្ហូប​ចំណី​រលីប​រលាប, ស៊ី​រលីប​រលាប, ចាយ​វាយ​រលីប​រលាប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៦៤</text:p>
          </table:table-cell>
          <table:table-cell table:style-name="តារាង1.B2" office:value-type="string">
            <text:p text:style-name="P14">រលីមរលា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ចេញ​ទឹក​ភ្នែក​រលីង​រលោង​ចង់​យំ : ចេញ​ទឹក​ភ្នែក​រលីម​រលាម​រក​កល់​យំ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៦៥</text:p>
          </table:table-cell>
          <table:table-cell table:style-name="តារាង1.B2" office:value-type="string">
            <text:p text:style-name="P13">រលីវ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<text:span text:style-name="T1">ដេក​រក​កល់​លក់, ជិត​លក់ : ដេក​មិន​លក់​គ្រាន់​តែ​រលីវ​ៗ ភ្ញាក់​ព្រើត</text:span>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៦៦</text:p>
          </table:table-cell>
          <table:table-cell table:style-name="តារាង1.B2" office:value-type="string">
            <text:p text:style-name="P13">រលឹ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<text:span text:style-name="T4">រឭក) ។ រលឹក និង រឭក ប្រើ​ជា​ជំនួស​គ្នា​បាន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៦៧</text:p>
          </table:table-cell>
          <table:table-cell table:style-name="តារាង1.B2" office:value-type="string">
            <text:p text:style-name="P13">រលឹប​រ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រ-ល</text:p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លឹប​ល​ៗ​ស្ទើរ​ចូល​ស្ទើរ​ចេញ : រលឹប​រល​នៅ​មាត់​ទ្វារ ។ កិ. វិ. ដែល​លឹប​ៗ​ល​ៗ​មិន​ចូល​មិន​ចេញ : ចុះ​ឈរ​រលឹប​រល​អ្វី​នៅ​នុ៎ះ ម៉េច​ក៏​មិន​ចូល​មក ! (ព. ព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៦៧</text:p>
          </table:table-cell>
          <table:table-cell table:style-name="តារាង1.B2" office:value-type="string">
            <text:p text:style-name="P13">រលឹម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ធ្លាក់​ភ្លៀង​គ្រាប់​ល្អិត​ៗ : ជាង​មួយ​ខែ​មក​ហើយ មិន​ដែល​ភ្លៀង​សោះ គ្រាន់​តែ​រលឹម ។ រលឹម​ប៉ប្រុយ រលឹម​ប្រុយ​ៗ​មិន​ដាច់​គ្រាប់ ។ ភ្លៀង​រលឹម ភ្លៀង​ខ្លះ​រលឹម​ម្ដង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លឹម​ប៉ប្រុយ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តំណក់​ភ្លៀង​ល្អិត​ៗ ស្រាល​ៗ : ស្រុក​ខ្ញុំ​ឯណោះ គ្មាន​ភ្លៀង​ទេ មាន​តែ​រលឹម​រាល់​យប់ ។ រលឹម​តូច រលឹម​គ្រាប់​តូច​ៗ ។ រលឹម​ធំ រលឹម​គ្រាប់​ធំ ។ រលឹម​រោយ​ស្បៃ រលឹម​គ្រាប់​ល្អិត​ៗ​រ៉ុយ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៦៨</text:p>
          </table:table-cell>
          <table:table-cell table:style-name="តារាង1.B2" office:value-type="string">
            <text:p text:style-name="P13">រលុ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មិន​ចង្អៀត, មិន​ក្លំ : ដំណាប់​រត​រលុង, ដង​ចប​រលុង, ផ្លែ​អម្ពិល​ទុំ​រលុង​សំបក ។ ព. ប្រ. ដែល​ងាយ​យល់, ងាយ​ដឹង​បាន: គំនិត​រលុង, ប្រាជ្ញា​រលុង ។ ព. ផ្ទ. ចង្អៀ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៦៩</text:p>
          </table:table-cell>
          <table:table-cell table:style-name="តារាង1.B2" office:value-type="string">
            <text:p text:style-name="P13">រលុ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-លប់</text:p>
          </table:table-cell>
          <table:table-cell table:style-name="តារាង1.D2" office:value-type="string">
            <text:p text:style-name="P40">បា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<text:span text:style-name="T24">(លុប) វិនាស​ស្នាម, បាត់​រូប; បាត់​ស្រមោល; បាត់​ឈ្មោះ​ដើម</text:span> : អក្សរ​រលុប, ដាន​រលុប; រលុប​ឈ្មោះ ។ រលុប​រលាប រលុប​មិន​អស់​រលាប​ៗ ។ រលុប​រលាយ រលុប​លាយ​ចូល​ច្រឡំ​គ្នា ឬ​រលុប​វិនាស​បាត់​សូន្យ ។ល។ សរសេរ​ក្លាយ​ជា រលប់ តាម​សូរ​សម្ដី​ក៏​មាន (គួរ​ប្រើ​ រលុប វិញ; ម. ព. លុប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លុប​រលាប រលុប​រលាយ </text:p>
          </table:table-cell>
        </table:table-row>
        <table:table-row table:style-name="តារាង1.2">
          <table:table-cell table:style-name="តារាង1.A2" office:value-type="string">
            <text:p text:style-name="P11">១០៥៧០</text:p>
          </table:table-cell>
          <table:table-cell table:style-name="តារាង1.B2" office:value-type="string">
            <text:p text:style-name="P13">រលុ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ច្រោះ, ធ្លុះ​ធ្លាយ ជា​រន្ធ, ជា​ប្រហោង, ជា​រូង​ឬ​ប្រឡាយ មិន​រហូត​ឬ​រហូត​ទៅ​ម្ខាង​ក៏​មាន : ដី​រលុះ, ទំនប់​រលុះ ។ រលា​ឬ​រសាយ​ធូរ​មិន​តឹង​មិន​ណែន​ដូច​ដើម : ចំណង​រលុះ, របុំ​អំបោះ​រលុះ ។ កិ. វិ. ឬ គុ. ដែល​មុត​ឬ​ស៊ី​ធ្លុះ​ជ្រៅ​ដូច​គេ​ទម្លុះ : មុត​រលុះ; ដំបៅ​រលុះ ។ រលុះ​រលួយ រលុះ​ហើយ​រលួយ​ផង : ដំបៅ​ស៊ី​រលុះ​រលួយ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លុះ​រលួយ</text:p>
          </table:table-cell>
        </table:table-row>
        <table:table-row table:style-name="តារាង1.2">
          <table:table-cell table:style-name="តារាង1.A2" office:value-type="string">
            <text:p text:style-name="P11">១០៥៧១</text:p>
          </table:table-cell>
          <table:table-cell table:style-name="តារាង1.B2" office:value-type="string">
            <text:p text:style-name="P20">រលុះរលា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5"><text:span text:style-name="T18">ដែល​លុះ​មិន​រួញរា, ដែល​ហ៊ាន​រុករាន​ចេញ​ចូល​ទៅ​មក​សុស​សព្វ</text:span> : មនុស្ស​រលុះ​រលាញ, ចិត្ត​រលុះ​រលាញ; ដើរ​រលុះ​រលាញ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៧២</text:p>
          </table:table-cell>
          <table:table-cell table:style-name="តារាង1.B2" office:value-type="string">
            <text:p text:style-name="P13">រលូក​រ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រ-ល</text:p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 </text:p>
          </table:table-cell>
          <table:table-cell table:style-name="តារាង1.D2" office:value-type="string">
            <text:p text:style-name="P5">លូក​ៗ ល​ៗ ដើម្បី​ចាប់​ពាល់​យក​នេះ​យក​នោះ : ចេះ​តែ​រលូក​រល​យក​ទាល់​តែ​បាន ។ ព. ប្រ. ដែល​លូក​លើ​សើ​ក្រោម ឬ​លូក​នាយ​លូក​អាយ : គំនិត​រលូក​រល, សម្ដី​រលូក​រ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៧៣</text:p>
          </table:table-cell>
          <table:table-cell table:style-name="តារាង1.B2" office:value-type="string">
            <text:p text:style-name="P13">រលូ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បញ្ចេញ​សូរ​យំ​ឬ​ស្រែក​ឮ​ខ្លាំង : យំ​រលូង, ស្រែក​រលូង; សម្រែក​រលូ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យំ​រលូង </text:p>
            <text:p text:style-name="P5">ស្រែក​រលូង សម្រែក​រលូង </text:p>
          </table:table-cell>
        </table:table-row>
        <table:table-row table:style-name="តារាង1.2">
          <table:table-cell table:style-name="តារាង1.A2" office:value-type="string">
            <text:p text:style-name="P11">១០៥៧៤</text:p>
          </table:table-cell>
          <table:table-cell table:style-name="តារាង1.B2" office:value-type="string">
            <text:p text:style-name="P13">រលូ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5">របូត​ចេញ​ឯង, របូត​ចេញ​មក​ក្រៅ​ដោយ​មិន​ទាន់​ដល់​កាល​កំណត់ : កូន​រលូត; រមូរ​អំបោះ​រលូត​ចេញ​ពី​ខ្នារ (ប្រើ​ជា គុ. ក៏​បាន)។ របូត​រលូត (ម. ព. របូត)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បូត​រលូត</text:p>
          </table:table-cell>
        </table:table-row>
        <table:table-row table:style-name="តារាង1.2">
          <table:table-cell table:style-name="តារាង1.A2" office:value-type="string">
            <text:p text:style-name="P11">១០៥៧៥</text:p>
          </table:table-cell>
          <table:table-cell table:style-name="តារាង1.B2" office:value-type="string">
            <text:p text:style-name="P13">រលូ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ត្រសូល​ៗ​ឬ​រទង​ៗ, ក្រង​ៗ ហាក់​ដូច​ជា​ស្ទើរ​នឹង​លូន​បាន : អង្ករ​ដើម​រលូន, សណ្តូក​ដៃ​រលូន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៧៦</text:p>
          </table:table-cell>
          <table:table-cell table:style-name="តារាង1.B2" office:value-type="string">
            <text:p text:style-name="P13">រលួ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លាត់ ដោយ​កួត, ត្រដុស, កោស, រូស : រលួត​ជើង, រលួត​សំបក (ប្រើ​ជា គុ. ក៏​បាន)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៥៧៧</text:p>
          </table:table-cell>
          <table:table-cell table:style-name="តារាង1.B2" office:value-type="string">
            <text:p text:style-name="P13">រលួ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0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<text:span text:style-name="T19">ដែល​ផុយ​ជ្រាយ ដោយ​ពុក, ដោយ​ជោរ, ដោយ​ឆ្អិន : សាច់​</text:span>រលួយ, ផ្លែ​ឈើ​រលួយ, ចេក​ទុំ​រលួយ​សំបក, រម្ងាស់​ទាល់​តែ​រលួយ, ។ ព. ប្រ. ដែល​ស្រយុត​ស្រយង់​ចិត្ត : អាណិត​ស្ទើរ​រលួយ​ចិត្ត​រលួយ​ថ្លើម ។ ដែល​ខ្ជិល​ច្រអួស​ខ្លាំង​ស្ទើរ​លើក​ដៃ​លើក​ជើង​មិន​រួច : ខ្ជិល​រលួយ​សាច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៥៧៨</text:p>
          </table:table-cell>
          <table:table-cell table:style-name="តារាង1.B2" office:value-type="string">
            <text:p text:style-name="P17">រលួស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ឈើ​មួយ​ប្រភេទ ពួក​អសារក​ព្រឹក្ស, ដើម​ខ្ចី​មែក​ខ្ចី​មាន​បន្លា, ស្លឹក​ស្ដើង​ទន់, ផ្កា​ក្រហម; ស្លឹក​ខ្ចី​ប្រើ​ជា​របោយ​បាន, ផ្លែ​ខ្ចី​ប្រើ​ជា​បន្លែ​ស្ល​កកូរ​បាន :ដើម​រលួស (ហៅ រលួស​បាយ ក៏​បាន ព្រោះ​មាន រលួស ផ្អុង ជា​ពួក​ជា​មួយ​គ្នា)។ ដំឡូង​មួយ​ប្រភេទ ដើម​ជា​វល្លិ ស្លឹក​ស្រដៀង​នឹង​ស្លឹក​រលួស, ក្នុង​មួយ​ដើម​មាន​មើម​តែ​មួយ រាង​ច្រឡោ​សាច់​ស​មាន​ទឹក​ដម​រលម សំបក​ស្វិត, ប្រើ​បរិភោគ​ឆៅ មាន​រស​ផ្អែម​ស្រាល​ត្រជាក់, កំណើត​ពូជ​ដើម​ដំបូង​មក​ពី​ប្រទេស​ចិន : ដំឡូង​រលួស (ចិន​ហៅ ប៉ិកួ: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៥៧៩</text:p>
          </table:table-cell>
          <table:table-cell table:style-name="តារាង1.B2" office:value-type="string">
            <text:p text:style-name="P17">រលួស​ផ្អុង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អសារក​ព្រឹក្ស​មួយ​ប្រភេទ ពួក​រលួស​ស្លឹក​តូច​សាច់​រឹង​ជាង​រលួស, ដើម​មាន​បន្លា, ច្រើន​ដុះ​នៅ​ទំនាប​ឬ​ក្នុង​ព្រៃ​រនាម : ដើម​រលួស​ផ្អុង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0">១០៥៨០</text:p>
          </table:table-cell>
          <table:table-cell table:style-name="តារាង1.B2" office:value-type="string">
            <text:p text:style-name="P17">រលើ</text:p>
          </table:table-cell>
          <table:table-cell table:style-name="តារាង1.B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39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5">ដែល​មាន​ដំណើរ​ឬ​អាការ​ងើប​ងើយ​ងងើល : ដើរ​រលើ; ដំណើរ​ រលើ ។ រលាក់​រលើ (ម. ព. រលាក់ ៣ ប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>រលាក់​រលើ</text:p>
          </table:table-cell>
        </table:table-row>
        <table:table-row table:style-name="តារាង1.2">
          <table:table-cell table:style-name="តារាង1.A2" office:value-type="string">
            <text:p text:style-name="P2">១០៥៨១</text:p>
          </table:table-cell>
          <table:table-cell table:style-name="តារាង1.B2" office:value-type="string">
            <text:p text:style-name="P28">រលើ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លំ​ដេក​ទាំង​ឫស​ដូច​គេ​គាស់​រំលើង ឬ​រលំ​គាស់​ដី​ឡើង : ដើម​ឈើ​រលើង, សសរ​រលើ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៨២</text:p>
          </table:table-cell>
          <table:table-cell table:style-name="តារាង1.B2" office:value-type="string">
            <text:p text:style-name="P28">រលើប 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រលោង​សើម, រលោង​ភ្លឺ​សើម ឬ​រលោង​ហាក់​ដូច​ជា​សើម : សម្បុរ​រលើប, ខ្មៅ​រលើប, សើម​រលើប ។ រលើប​រលង់ ឬ រលង់​រលើប រលើប​ឡើង​សម្បុរ​រលុង, រលើប​ខ្លាំង ។ រលើប​រលោង ឬ រលោង​ រលើប រលើប​ឡើង​សម្បុរ​រលោ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លើប​រលង់ <text:s/>រលង់​រលើប រលើប​រលោង រលោង​រលើប </text:p>
          </table:table-cell>
        </table:table-row>
        <table:table-row table:style-name="តារាង1.2">
          <table:table-cell table:style-name="តារាង1.A2" office:value-type="string">
            <text:p text:style-name="P2">១០៥៨៣</text:p>
          </table:table-cell>
          <table:table-cell table:style-name="តារាង1.B2" office:value-type="string">
            <text:p text:style-name="P28">រលឿ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</text:p>
          </table:table-cell>
          <table:table-cell table:style-name="តារាង1.D2" office:value-type="string">
            <text:p text:style-name="P2">ដែល​ស្រដៀង​គ្នា, ប្រដំ​ប្រសង​គ្នា, ស្ទើរ​តែ​នឹង​ដូច​ឬ​នឹង​ប៉ុន​គ្នា : រូប​រលឿ​គ្នា, ទំហំ​រលឿ​គ្នា, សម្បុរ​រលឿ​គ្ន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៨៤</text:p>
          </table:table-cell>
          <table:table-cell table:style-name="តារាង1.B2" office:value-type="string">
            <text:p text:style-name="P28">រលៀ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ឫស្សី​ព្រៃ​មួយ​ប្រភេទ​មាន​បន្លា ដើម​តូច​ជាង​ឫស្សី​ស្រុក​ ប្រហោង​តូច សាច់​ក្រាស់​រឹង, ប្រើ​ការ​បាន​ច្រើន​យ៉ាង; អ្នក​ធ្វើ​ត្នោត​តែង​ប្រើ​ឫស្សី​នេះ​ជា​បង្អោង​ត្នោត : ឫស្សី​រលៀ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ឫស្សី​រលៀក</text:p>
          </table:table-cell>
        </table:table-row>
        <table:table-row table:style-name="តារាង1.2">
          <table:table-cell table:style-name="តារាង1.A2" office:value-type="string">
            <text:p text:style-name="P2">១០៥៨៥</text:p>
          </table:table-cell>
          <table:table-cell table:style-name="តារាង1.B2" office:value-type="string">
            <text:p text:style-name="P28">រលៀ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ផ្អៀង​ទាប​ម្ខាង​បន្តិច : គោ​ដើរ​រលៀង​ម្ខាង, ទាញ​គោ​កុំ​ឲ្យ​វា​ដើរ​រលៀង​គ្ន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៨៦</text:p>
          </table:table-cell>
          <table:table-cell table:style-name="តារាង1.B2" office:value-type="string">
            <text:p text:style-name="P28">រលេ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ែល​ឬ​អណ្ដែត​រេ​ទន្ទាំ : ពស់​ហែល​ទឹក​រលេ ។ រលេ​រលាំ រលេ​ងីកងាក​រំពើន ឬ​រលេ​ទន្ទេង​ទន្ទាំ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លេ​រលាំ</text:p>
          </table:table-cell>
        </table:table-row>
        <table:table-row table:style-name="តារាង1.2">
          <table:table-cell table:style-name="តារាង1.A2" office:value-type="string">
            <text:p text:style-name="P2">១០៥៨៧</text:p>
          </table:table-cell>
          <table:table-cell table:style-name="តារាង1.B2" office:value-type="string">
            <text:p text:style-name="P28">រលេងរលោ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លីង​រលោ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៨៨</text:p>
          </table:table-cell>
          <table:table-cell table:style-name="តារាង1.B2" office:value-type="string">
            <text:p text:style-name="P28">រលេ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ញាប់​រន្ថាន់​លំគេញ : រត់​លឿន​រលេញ ។ លឿន​ខ្មាញ់​គគាច​ឥត​ល្អៀង : ទឹក​ហូរ​រលេញ​តាម​ប្រឡាយ ។ រអឹក​ក្នុង​ចិត្ត​ឥត​ស្រាក : ចង់​បាន​រលេញ ។ ភ្លឹង​គគាច​ឥត​ល្អៀង : ផ្លូវ​ត្រង់​រលេញ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៨៩</text:p>
          </table:table-cell>
          <table:table-cell table:style-name="តារាង1.B2" office:value-type="string">
            <text:p text:style-name="P28">រលេ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</text:p>
          </table:table-cell>
          <table:table-cell table:style-name="តារាង1.D2" office:value-type="string">
            <text:p text:style-name="P2">របេះ​ឃ្លាត​ចេញ : ផ្លែ​ឈើ​ទុំ​រលេះ​ពី​ដង ។</text:p>
          </table:table-cell>
          <table:table-cell table:style-name="តារាង1.D2" office:value-type="string">
            <text:p text:style-name="P2">រលែះ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៩០</text:p>
          </table:table-cell>
          <table:table-cell table:style-name="តារាង1.B2" office:value-type="string">
            <text:p text:style-name="P28">រលែ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ចែក, បែក, ញែក, ជា​ភាគ : ប្រមូល​មនុស្ស​មិន​ឲ្យ​រលែក​គ្នា (ម. ព. រំលែក ផង) ។ ចែក​រលែក ចែក​បែង​ឲ្យ​ជា​ភាគ​ស្មើ​គ្នា​ឬ​តិច​ច្រើន​ជាង​គ្នា ប៉ុន្តែ​ឲ្យ​បាន​គ្រប់​គ្នា ។ ដើរ​រលែក​គ្នា ដើរ​បែក​ទាស​ចេញ​ពី​គ្ន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៩១</text:p>
          </table:table-cell>
          <table:table-cell table:style-name="តារាង1.B2" office:value-type="string">
            <text:p text:style-name="P28">រលែ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ស្រួច​ណាស់ : ស្រួច​រលែ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៩២</text:p>
          </table:table-cell>
          <table:table-cell table:style-name="តារាង1.B2" office:value-type="string">
            <text:p text:style-name="P28">រលែ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លេ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៩៣</text:p>
          </table:table-cell>
          <table:table-cell table:style-name="តារាង1.B2" office:value-type="string">
            <text:p text:style-name="P28">រលៃ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លលៃ ២ គុ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៩៤</text:p>
          </table:table-cell>
          <table:table-cell table:style-name="តារាង1.B2" office:value-type="string">
            <text:p text:style-name="P28">រលោ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</text:p>
          </table:table-cell>
          <table:table-cell table:style-name="តារាង1.D2" office:value-type="string">
            <text:p text:style-name="P2">ដែល​ជ្រាយ​ពពុល​ខ្លាំង​ដោយ​បៀម​ទឹក : ដី​រលោក ។ រលោក​រលាំ រលោក​ជោក​ជាំ​នៅ​យូរ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លោក​រលាំ</text:p>
          </table:table-cell>
        </table:table-row>
        <table:table-row table:style-name="តារាង1.2">
          <table:table-cell table:style-name="តារាង1.A2" office:value-type="string">
            <text:p text:style-name="P2">១០៥៩៥</text:p>
          </table:table-cell>
          <table:table-cell table:style-name="តារាង1.B2" office:value-type="string">
            <text:p text:style-name="P28">រលោ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ឡើង​សម្បុរ​រលង់, បំព្រង : ឡើង​សម្បុរ​រលោង, ផ្លែ​ឈើ​ទុំ​រលោង, ក្រហម​រលោ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៩៦</text:p>
          </table:table-cell>
          <table:table-cell table:style-name="តារាង1.B2" office:value-type="string">
            <text:p text:style-name="P28">រលោ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ជា​មួយ​នឹង​ពាក្យ រលាក, រលាត់, ថា : រលាក​រលោច រលាក​ច្រើន​អន្លើ ។ រលាត់​រលោច (ម. ព. រលាត់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លាក​រលោច រលាត់​រលោច </text:p>
          </table:table-cell>
        </table:table-row>
        <table:table-row table:style-name="តារាង1.2">
          <table:table-cell table:style-name="តារាង1.A2" office:value-type="string">
            <text:p text:style-name="P2">១០៥៩៧</text:p>
          </table:table-cell>
          <table:table-cell table:style-name="តារាង1.B2" office:value-type="string">
            <text:p text:style-name="P28">រលោរលា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គគាត, ឈ្លានពាន​ឥត​ញញើត​ឥត​ក្រែង : ដំណើរ​រលោ​រលាំ, ចិត្ត​រលោ​រលាំ, ដើរ​រលោ​រលាំ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៥៩៨</text:p>
          </table:table-cell>
          <table:table-cell table:style-name="តារាង1.B2" office:value-type="string">
            <text:p text:style-name="P28">រល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ដួល​ដេក​ទាំងស្រុង​ទាំង​ជំហរ : ដើម​ឈើ​រលំ, សសរ​រលំ ។ ព. ប្រ. <text:s/>ខាត​វិនាស​លែង​តាំង​ឬ​លែង​ប្រកប​ទៅ​ទៀត​បាន : ជំនួញ​រលំ ។ រលំ​ងារ ធ្លាក់​ងារ ឬ ខុស​ខូច​ងារ ។ រលំ​រលាយ ខូច​វិនាស​ទ្រព្យ​ធន ឬ​យស​ស័ក្ដិ ។ ព. ទ. បុ. ឈើ​ធំ​រលំ​សង្កត់​ឈើ​តូច អ្នក​ធំ​បង្រ្គប ឬ​សង្កត់​សង្កិន​អ្នក​តូច​ដោយ​អំណា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លំ​រលាយ </text:p>
          </table:table-cell>
        </table:table-row>
        <table:table-row table:style-name="តារាង1.2">
          <table:table-cell table:style-name="តារាង1.A2" office:value-type="string">
            <text:p text:style-name="P2">១០៥៩៩</text:p>
          </table:table-cell>
          <table:table-cell table:style-name="តារាង1.B2" office:value-type="string">
            <text:p text:style-name="P28">រលាំ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ជោក​ជាំ​បៀម​ទឹក​នៅ​យូរ : ដំណាំ​រលាំ​ទឹក​ងាប់​អស់ (ម. ព. រលោក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ស្រួច​ទន្ទាំ : ស្នែង​ក្របី​ស្រួច​រលាំ, លំពែង​ស្រួច​រលាំ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០០</text:p>
          </table:table-cell>
          <table:table-cell table:style-name="តារាង1.B2" office:value-type="string">
            <text:p text:style-name="P28">រល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ទួល​ឬ​ប៉ែក​ដី​ខ្ពស់​ជិត​រំលិច; គេ-ក​ជា​ភូមិ​ឬ​ជា​វត្ត​លើ​ទួល​នោះ ដូច រលាំង​គ្រើល, រលាំង​ចក, រលាំង​ឈូក, រលាំង​អន្លូង ជាដើ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លាំង​គ្រើល រលាំង​ចក រលាំង​ឈូក រលាំង​អន្លូង</text:p>
          </table:table-cell>
        </table:table-row>
        <table:table-row table:style-name="តារាង1.2">
          <table:table-cell table:style-name="តារាង1.A2" office:value-type="string">
            <text:p text:style-name="P2">១០៦០១</text:p>
          </table:table-cell>
          <table:table-cell table:style-name="តារាង1.B2" office:value-type="string">
            <text:p text:style-name="P28">រល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រូត​រះ​ប៉ាត់​រញ៉ាត់​ប្រញាប់​ប្រញាល់ : ដើរ​រលះ; ដំណើរ​រល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០២</text:p>
          </table:table-cell>
          <table:table-cell table:style-name="តារាង1.B2" office:value-type="string">
            <text:p text:style-name="P28">រលះរល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រូត​រះ​រហើត​រហាំង​ប្រញាប់​ប្រញាល់​ខ្លាំង : ដើរ​រលះ​រលាំង; ដំណើរ​រលះ​រលាំ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០៣</text:p>
          </table:table-cell>
          <table:table-cell table:style-name="តារាង1.B2" office:value-type="string">
            <text:p text:style-name="P28">រវ៉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ទន់​រងុក​រង៉ក់​ខ្លាំង : ទន់​រវ៉ក់, ទៀន​ត្រូវ​កម្ដៅ​ថ្ងៃ​ទន់​រវ៉ក់ (ម. ព. រវ៉ិក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០៤</text:p>
          </table:table-cell>
          <table:table-cell table:style-name="តារាង1.B2" office:value-type="string">
            <text:p text:style-name="P28">រវ័ណ្ឌ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-វ័ន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វ័ណ្ឌ​ចុះ​វ័ណ្ឌ​ឡើង, ព័ទ្ធ​ព័ន្ធ​ពេញ​ពាស : អន្ទង់​រវ័ណ្ឌ​ក្នុង​លប ។ កិ. វិ. ដែល​វ័ណ្ឌ​គ្នា​ទៅ​វិញ​ទៅ​មក, ដែល​ព័ទ្ធ​ព័ន្ធ​ពេញ​ពាស : មើល​ទៅ​ឃើញ​រវ័ណ្ឌ (សរសេរ​ក្លាយ​ជា រវាន់ ក៏​មាន ។ ម. ព. រវិន, រវើក និង​ វ័ណ្ត ឬ វ័ណ្ឌ ១ កិ.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០៥</text:p>
          </table:table-cell>
          <table:table-cell table:style-name="តារាង1.B2" office:value-type="string">
            <text:p text:style-name="P28">រវល់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ជាប់​ជំពាក់​ដោយ​កិច្ច​ធុរៈ​នីមួយ : ខ្ញុំ​កំពុង​រវល់, ខ្ញុំ​រវល់​ណាស់​ទៅ​មិន​កើត​ទេ; ខ្ជិល​រវល់; ណ្ហើយ​កុំ​រវល់ !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កិច្ច, ធុរៈ, នីមួយ : ខ្ញុំ​កំពុង​មាន​រវល់ ។ ប្រើ​ជា គុ. <text:s/>ក៏​បាន : ការ​រវល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០៦</text:p>
          </table:table-cell>
          <table:table-cell table:style-name="តារាង1.B2" office:value-type="string">
            <text:p text:style-name="P28">រវា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ះវាង អ. ថ. រ៉ៈវ៉ាង “ចំណែក; សង្កាត់, ប៉ែក,...”; រះហ្វា់ង អ. ថ. រ៉ៈហ្វាង “ចន្លោះ​អណ្ដាល,...”) ចន្លោះ, ចន្លោះ​កាល; ចន្លោះ​អណ្ដាល, រយៈ​ពី​ទី​មួយ​ទៅ​ទី​មួយ; សង្កាត់; វេលា​ឬ​ឱកាស​ដែល​កំពុង​តែ : ក្នុង​រវាង ៥ ឆ្នាំ, រវាង​មួយ​ពុទ្ធន្តរ, រវាង​ផ្លូវ ។ ជម្រៅ​នាវា : រវាង​ទូក, រវាង​កប៉ាល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០៧</text:p>
          </table:table-cell>
          <table:table-cell table:style-name="តារាង1.B2" office:value-type="string">
            <text:p text:style-name="P28">រវ៉ាច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និយាយ​ប៉ប៉ាច់​ឥត​ស្រាក : និយាយ​រវ៉ាច់; សម្ដី​រវ៉ាច់ ។ រវ៉ាច់​រវ៉ោច ប៉ាច់​ៗ​ប៉ោច​ៗ​ឬ​ប៉ប៉ាច់​ប៉ប៉ោច : និយាយ​រវ៉ាច់​រវ៉ោច; សម្ដី​រវ៉ាច់​រវ៉ោ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វ៉ាច់​រវ៉ោច</text:p>
          </table:table-cell>
        </table:table-row>
        <table:table-row table:style-name="តារាង1.2">
          <table:table-cell table:style-name="តារាង1.A2" office:value-type="string">
            <text:p text:style-name="P2">១០៦០៨</text:p>
          </table:table-cell>
          <table:table-cell table:style-name="តារាង1.B2" office:value-type="string">
            <text:p text:style-name="P28">រវា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គុ.</text:p>
          </table:table-cell>
          <table:table-cell table:style-name="តារាង1.D2" office:value-type="string">
            <text:p text:style-name="P2">លាស, ឃ្លាត, កន្ធែក​ចេញ; រសាយ​ថយ​កម្លាំង, ថយ​អំណាច : ចិត្ត​រវាត ឬ រវាត​ចិត្ត, រវាត​ដៃ; ផ្លែ​សន្ទូច​រវា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០៩</text:p>
          </table:table-cell>
          <table:table-cell table:style-name="តារាង1.B2" office:value-type="string">
            <text:p text:style-name="P28">រវា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ក្រួស​ដែល​ក្តាំង​នៅ​ក្នុង​ដី ឬ​ដី​ដែល​មាន​ក្រួស​លាយ : សុទ្ធ​តែ​រវាន​កាប់​មិន​ចុះ​ចប; ដី​រវាន, ក្រួស​រវា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១០</text:p>
          </table:table-cell>
          <table:table-cell table:style-name="តារាង1.B2" office:value-type="string">
            <text:p text:style-name="P28">រវាន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វ័ណ្ឌ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១១</text:p>
          </table:table-cell>
          <table:table-cell table:style-name="តារាង1.B2" office:value-type="string">
            <text:p text:style-name="P28">រវ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ចេញ​លំនាំ​ក្រវាម​ៗ ឬ​លេច​ថ្គោល​ៗ​ឡើង​រសេម​រសាម : ស្នាម​រវាម, សរសៃ​រវាម ។ កិ. វិ. ដែល​វារ, លូន ឬ​ដើរ​រសេម​រសាម : ជន្លេន​វារ​រវាម, ពស់​លូន​រវាម, ក្មេង​ដើរ​រវា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១២</text:p>
          </table:table-cell>
          <table:table-cell table:style-name="តារាង1.B2" office:value-type="string">
            <text:p text:style-name="P28">រវិ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វិ</text:p>
          </table:table-cell>
          <table:table-cell table:style-name="តារាង1.D2" office:value-type="string">
            <text:p text:style-name="P2">សំ.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ព្រះ​អាទិត្យ ។ រវិ​ចរណ៍ ឬ រវិ​យាត្រា ដំណើរ​ព្រះ​អាទិត្យ ។ រវិ​បថ (--បត់) ផ្លូវ​ព្រះ​អាទិត្យ ។ រវិ​ពារ ឬ រវិ​វារៈ ថ្ងៃ​អាទិត្យ ។ រវិ​រង្សី ឬ រវិ​រស្មី រស្មី​ព្រះ​អាទិត្យ ។ រវិ​វង្ស ឬ រវិ​ពង្ស (--វង់ ឬ--ពង់) ពង្ស​ព្រះ​អាទិត្យ គឺ​បកតិ​នាម ឬ​គោត្ត​នាម​ដែល​សន្មត​ហៅ​ដោយ​ធៀប​ប្រៀប​នឹង​ព្រះ​អាទិត្យ (ហៅ​ថា អាទិច្ច​វង្ស, អាទិច្ច​ពង្ស ឬ អាទិច្ច​ពន្ធុ ក៏​បាន; ដូច​គ្នា​នឹង គោតម ដែរ)។ រវិ​វណ្ណ (--វ័ន) សម្បុរ​ព្រះ​អាទិត្យ​ឬ​ដែល​មាន​សម្បុរ​ដូច​ជា​ព្រះ​អាទិត្យ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១៣</text:p>
          </table:table-cell>
          <table:table-cell table:style-name="តារាង1.B2" office:value-type="string">
            <text:p text:style-name="P28">រវ៉ិ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របស់​ពាក្យ រវ៉ក់ : ទន់​រវ៉ិក​រវ៉ក់ ទន់​រវ៉ក់​ក្រៃ​ពេ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១៤</text:p>
          </table:table-cell>
          <table:table-cell table:style-name="តារាង1.B2" office:value-type="string">
            <text:p text:style-name="P28">រវ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</text:p>
          </table:table-cell>
          <table:table-cell table:style-name="តារាង1.D2" office:value-type="string">
            <text:p text:style-name="P2">ដែល​បក់​ឬ​កម្រើក​ខ្វើក​ៗ​ខ្វិច​ៗ​រឿយ​ៗ : គោ​បក់​កន្ទុយ​រវិ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១៥</text:p>
          </table:table-cell>
          <table:table-cell table:style-name="តារាង1.B2" office:value-type="string">
            <text:p text:style-name="P28">រវិចរវ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អើត​ងើត​រលឹប​រល​ឬ​រវាម​ជិត​ខាង : គេ​កំពុង​ធ្វើ​ការ កុំ​ទៅ​រវិច​រវាម​ជិត​គេ !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១៦</text:p>
          </table:table-cell>
          <table:table-cell table:style-name="តារាង1.B2" office:value-type="string">
            <text:p text:style-name="P28">រវិ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របស់​ពាក្យ រវ័ណ្ឌ ថា : រវិន​រវ័ណ្ឌ ដែល​ពិការ​រប៉ិន​រប៉ាន់ : ជើង​ពិការ​រវិន​រវ័ណ្ឌ; ដើរ​រវិន​រវ័ណ្ឌ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វិន​រវ័ណ្ឌ</text:p>
          </table:table-cell>
        </table:table-row>
        <table:table-row table:style-name="តារាង1.2">
          <table:table-cell table:style-name="តារាង1.A2" office:value-type="string">
            <text:p text:style-name="P2">១០៦១៧</text:p>
          </table:table-cell>
          <table:table-cell table:style-name="តារាង1.B2" office:value-type="string">
            <text:p text:style-name="P28">រវិន្ទ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វិន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ូក, ផ្កា​ឈូក (ព. កា.) : រវិ​រះ​ឡើង រវិន្ទ​រីក ភមរ​ផង​ត្រេក យក​កេសរ ហើរ​ត្រឹប​ក្រេប​រស ដ៏​បវរ ដោយ​នូវ​អំណរ របស់​វ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១៨</text:p>
          </table:table-cell>
          <table:table-cell table:style-name="តារាង1.B2" office:value-type="string">
            <text:p text:style-name="P28">រវិ​ហង្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--ហង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វិ​ហំស “ហង្ស​ព្រះ​អាទិត្យ”) សត្វ​ប្រវឹក (ព. កា.) : រី​ហ្វូង​រវិ​ហង្ស ហើរ​ចុះ​ត្រង់​បឹង​ទឹក​ថ្លា ហែល​ទឹក​បឹង​ត្រៀបត្រា ខ្មែរ​ហៅ​ថា​ហ្វូង​ប្រវឹ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១៩</text:p>
          </table:table-cell>
          <table:table-cell table:style-name="តារាង1.B2" office:value-type="string">
            <text:p text:style-name="P28">រវី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របស់​ពាក្យ រវើក ថា : រវីក​រវើក រវើក​តិច​ៗ​ខ្លាំង​ៗ : ដង្កូវ​វារ​រវីក​រវើក, កម្រើក​ដៃ​ជើង​រវីក​រវើ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វីក​រវើក </text:p>
          </table:table-cell>
        </table:table-row>
        <table:table-row table:style-name="តារាង1.2">
          <table:table-cell table:style-name="តារាង1.A2" office:value-type="string">
            <text:p text:style-name="P2">១០៦២០</text:p>
          </table:table-cell>
          <table:table-cell table:style-name="តារាង1.B2" office:value-type="string">
            <text:p text:style-name="P28">រវី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របស់​ពាក្យ រវាម ថា : រវីម​រវាម រវាម​ពេញ​ពាស : ស្នាម​រវីម​រវាម; ដើរ​រវីម​រវា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វីម​រវាម</text:p>
          </table:table-cell>
        </table:table-row>
        <table:table-row table:style-name="តារាង1.2">
          <table:table-cell table:style-name="តារាង1.A2" office:value-type="string">
            <text:p text:style-name="P2">១០៦២១</text:p>
          </table:table-cell>
          <table:table-cell table:style-name="តារាង1.B2" office:value-type="string">
            <text:p text:style-name="P28">រវី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វៀស ថា : រវីស​វៀស​ធ្វើ​ការ ក្រវើន​ក្រតើន​ឬ​រវៀស​រវៃ​ធ្វើ​ការ; ធ្វើ​ការ​រវីស​រវៀស ធ្វើ​ការ​ប្រញាប់​ប្រញាល់​បន្ទាន់​ពេ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២២</text:p>
          </table:table-cell>
          <table:table-cell table:style-name="តារាង1.B2" office:value-type="string">
            <text:p text:style-name="P28">រវូ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វូប​ៗ ឬ វ៉ូប​ៗ ច្រើន​ដង ។ </text:p>
          </table:table-cell>
          <table:table-cell table:style-name="តារាង1.D2" office:value-type="string">
            <text:p text:style-name="P2">រវ៉ូប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២៣</text:p>
          </table:table-cell>
          <table:table-cell table:style-name="តារាង1.B2" office:value-type="string">
            <text:p text:style-name="P28">រវ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សម្រែក​វូម​ៗ ឬ វ៉ូម​ៗ ច្រើន​ដង : សូរ​សម្រែក​ខ្លា​រវូម; ដំរី​ស្រែក​រវ៉ូម ។</text:p>
          </table:table-cell>
          <table:table-cell table:style-name="តារាង1.D2" office:value-type="string">
            <text:p text:style-name="P2">រវ៉ូម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២៤</text:p>
          </table:table-cell>
          <table:table-cell table:style-name="តារាង1.B2" office:value-type="string">
            <text:p text:style-name="P28">រវ៉ូ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ឮ​សូរ​រវ៉ូស​ៗ ច្រើន​ដង ។ រវ៉េស​រវ៉ូស សូរ​សព្ទ​វ៉េស​ៗ​វ៉ូស​ៗ​រឿយ​ៗ (ម. ព. រវ៉េស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/>រវ៉េស​រវ៉ូស</text:p>
          </table:table-cell>
        </table:table-row>
        <table:table-row table:style-name="តារាង1.2">
          <table:table-cell table:style-name="តារាង1.A2" office:value-type="string">
            <text:p text:style-name="P2">១០៦២៥</text:p>
          </table:table-cell>
          <table:table-cell table:style-name="តារាង1.B2" office:value-type="string">
            <text:p text:style-name="P28">រវើ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កម្រើក ឬ​បង្រះ​វើក​ៗ : វារ​រវើក, កម្រើក​រវើក, រស់​រវើក, ធ្វើ​ការ​រវើក ។ រវើក​រវ័ណ្ឌ រវើក​ប្រពូន​ប្រព័ន្ធ​ពេញ​ពាស : ពស់​លូន​រវើក​រវ័ណ្ឌ​ក្នុង​ទ្រុ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វើក​រវ័ណ្ឌ</text:p>
          </table:table-cell>
        </table:table-row>
        <table:table-row table:style-name="តារាង1.2">
          <table:table-cell table:style-name="តារាង1.A2" office:value-type="string">
            <text:p text:style-name="P2">១០៦២៦</text:p>
          </table:table-cell>
          <table:table-cell table:style-name="តារាង1.B2" office:value-type="string">
            <text:p text:style-name="P28">រវ៉ើ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ដើរ​ចរ​ច្រប់​ផ្ងើក​ចុះ​ផ្ងើក​ឡើង : ខំ​ដើរ​រវ៉ើក​ទាល់​ល្ងាច...។ ដែល​និយាយ​រង្វើល​ៗ​មួយ​ៗ​តែ​មិន​ស្រាក : និយាយ​រវ៉ើក​ទាល់​ល្ងា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២៧</text:p>
          </table:table-cell>
          <table:table-cell table:style-name="តារាង1.B2" office:value-type="string">
            <text:p text:style-name="P28">រវើ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វើម​ៗ ពើម​ៗ : ដើរ​រវ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២៨</text:p>
          </table:table-cell>
          <table:table-cell table:style-name="តារាង1.B2" office:value-type="string">
            <text:p text:style-name="P28">រវើរវ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វើ-រវាយ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និយាយ​ផ្តេស​ផ្តាស ព្រោះ​ឃើញ​នេះ​ឃើញ​នោះ ដោយ​ភ្លាំង​ស្លុង​ស្មារតី​ក្នុង​វេលា​ដែល​កំពុង​ឈឺ​គ្រុន​ក្ដៅ​ខ្លាំង : ប្រពន្ធ​ខ្ញុំ​គ្រុន​ធ្ងន់​ណាស់ យប់​មិញ​ចេះ​តែ​រវើ​រវាយ​ទាល់​ព្រឹក ។ (ព. ប្រ.) គុ. ឬ កិ. វិ. ដែល​រាយមាយ ចាប់​អ្វី​មិន​ប្រាកដ, មិន​ស៊ប់ : គំនិត​រវើ​រវាយ, ធ្វើ​ការ​រវើ​រវា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២៩</text:p>
          </table:table-cell>
          <table:table-cell table:style-name="តារាង1.B2" office:value-type="string">
            <text:p text:style-name="P28">រវៀ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ខំ​ប្រញាប់, គិត​ឃើញ​ដោយ​ឆាប់, ដោយ​រួសរាន់ : រវៀស​ចេញ​ទៅ, រវៀស​ធ្វើ​ការ​មុន​គេ, រវៀស​ប្រាប់​ឲ្យ​ដឹង​មុន ។ រវៀស​រវៃ រូតរះ, រួសរាន់, ប្រញាប់​ប្រញាល់, ម្នីម្នា : រវៀស​រវៃ​ចេញ​ទៅ​មុន​គេ, រវៀស​រវៃ​ធ្វើ​ការ; <text:s/>ដើរ​រវៀស​រវៃ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វៀស​រវៃ</text:p>
          </table:table-cell>
        </table:table-row>
        <table:table-row table:style-name="តារាង1.2">
          <table:table-cell table:style-name="តារាង1.A2" office:value-type="string">
            <text:p text:style-name="P2">១០៦៣០</text:p>
          </table:table-cell>
          <table:table-cell table:style-name="តារាង1.B2" office:value-type="string">
            <text:p text:style-name="P28">រវេ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របស់​ពាក្យ រវល់ : កំពុង​មាន​រវេ​រវល់ គឺ​កំពុង​មាន​រវល់​រញ៉ឹក​រញ៉ុក​នេះ​ខ្លះ​នោះ​ខ្ល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៣១</text:p>
          </table:table-cell>
          <table:table-cell table:style-name="តារាង1.B2" office:value-type="string">
            <text:p text:style-name="P28">រវ៉េតរវ៉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វ៉ែត​រវ៉ត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៣២</text:p>
          </table:table-cell>
          <table:table-cell table:style-name="តារាង1.B2" office:value-type="string">
            <text:p text:style-name="P28">រវ៉េសរវ៉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វ៉េស​វ៉ស​ៗ​រឿយ​ៗ : ឮ​តែ​សូរ​មាត់​រវ៉េស​រវ៉ស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៣៣</text:p>
          </table:table-cell>
          <table:table-cell table:style-name="តារាង1.B2" office:value-type="string">
            <text:p text:style-name="P28">រវ៉េសរវ៉ា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វ៉េស​វ៉ាស​ៗ​រឿយ​ៗ : សូរ​មាត់​រវ៉េស​រវ៉ាស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៣៤</text:p>
          </table:table-cell>
          <table:table-cell table:style-name="តារាង1.B2" office:value-type="string">
            <text:p text:style-name="P28">រវ៉េសរវ៉ូ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វ៉េស​វ៉ូស​ៗ​រឿយ​ៗ : សូរ​មាត់​រវ៉េស​រវ៉ូស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៣៥</text:p>
          </table:table-cell>
          <table:table-cell table:style-name="តារាង1.B2" office:value-type="string">
            <text:p text:style-name="P28">រវែ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ភ្ជួរ​ជ្រលួស​ខ្លះ​មិន​សព្វ​ដី : ភ្ជួរ​វែង; ដី​រវែង ។ ព. ប្រ. ដែល​ឃ្វាង, ជ្រួស; ដែល​រាប់​អាន​មិន​សព្វ​គ្នា ឬ​ខាន​រាប់អាន​គ្នា​យូរ​ហើយ​ : រវែង​គំនិត, រវែង​ចិត្ត; រវែង​សេចក្ដី​រាប់​រក​គ្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៣៦</text:p>
          </table:table-cell>
          <table:table-cell table:style-name="តារាង1.B2" office:value-type="string">
            <text:p text:style-name="P28">រវែង​បង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បោះ​បង់​ចោល​អស់​កាល​យូរ: លះ​លែង​រវែង​បង់​មិន​ដែល​នឹក​នា គឺ​ពី​ដើម​ធ្លាប់​គិត, ធ្លាប់​ប្រព្រឹត្ត, ធ្លាប់​ធ្វើ លុះ​មក​ខាង​ក្រោយ​លះ​បង់​លែង​នឹក​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៣៧</text:p>
          </table:table-cell>
          <table:table-cell table:style-name="តារាង1.B2" office:value-type="string">
            <text:p text:style-name="P28">រវ៉ែតរវ៉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ទន់​ល្វឹត​ល្វែត​ឬ​ល្វែត​ល្វត, ត្រែតត្រត : រាង​រវ៉ែត​រវ៉ត, ដំណើរ​រវ៉ែត​រវ៉ត (និយាយ​ថា : រវ៉េត​រវ៉ត ក៏​មាន, តាម​ទម្លាប់​ប្រើ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វ៉េត​រវ៉ត</text:p>
          </table:table-cell>
        </table:table-row>
        <table:table-row table:style-name="តារាង1.2">
          <table:table-cell table:style-name="តារាង1.A2" office:value-type="string">
            <text:p text:style-name="P2">១០៦៣៨</text:p>
          </table:table-cell>
          <table:table-cell table:style-name="តារាង1.B2" office:value-type="string">
            <text:p text:style-name="P28">រវៃ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បង្វិល​ខ្សែ​ពាន​ឲ្យ​វិល : រវៃ​សូត្រ ។ រវៃ​ដៃ ឆ្វាយ​ដៃ​រឿយ​ៗ ហាក់​ដូច​ជា​ចាប់​បង្វិល​ខ្សែ​ពាន ។ រវៃ​រថ​យន្ត រវៃ​រថ​យន្ត​ឲ្យ​ឆេ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របស់​ពាក្យ រវៀស (ម. ព. រវៀស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៣៩</text:p>
          </table:table-cell>
          <table:table-cell table:style-name="តារាង1.B2" office:value-type="string">
            <text:p text:style-name="P28">រវ៉ោ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និយាយ​ប៉ោច​ៗ​ឬ​ប៉ប៉ោច​ឥត​ស្រាក : និយាយ​រវ៉ោច, សូរ​សម្ដី​រវ៉ោច (ម. ព. រវ៉ាច់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៤០</text:p>
          </table:table-cell>
          <table:table-cell table:style-name="តារាង1.B2" office:value-type="string">
            <text:p text:style-name="P28">រវ៉ោ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វ៉ោប​ៗ​រឿយ​ៗ : កង្កែប​កូប​ស្រែក​រវ៉ោប (ម. ប្រ., ច្រ. ប្រ. វ៉ោប​ៗ ជា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៤១</text:p>
          </table:table-cell>
          <table:table-cell table:style-name="តារាង1.B2" office:value-type="string">
            <text:p text:style-name="P28">រវ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(រះវ័ង អ. ថ. រ៉ៈវុ័ង) មើល​ថែទាំ, រក្សា; គយ​គន់​មើល​ម្ដង​ៗ ដោយ​មិន​ធ្វេស; ប្រុង, ប្រយ័ត្ន : រវាំង​ផ្ទះ, រវាំង​គោ ។ រវាំង​ត្រចៀក ប្រុង​ត្រចៀក​ស្ដាប់​ឲ្យ​ឮ​ច្បាស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៤២</text:p>
          </table:table-cell>
          <table:table-cell table:style-name="តារាង1.B2" office:value-type="string">
            <text:p text:style-name="P28">រវាំង​ព្រៃ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សត្វ​បក្សី​មួយ​ប្រភេទ ច្រើន​នៅ​អាស្រ័យ​ក្នុង​ព្រៃ​ស្រោង : សត្វ​រវាំង​ព្រៃ (អ្នក​ស្រុក​ខ្លះ​ហៅ សត្វ​ក្រវែល​ព្រៃ) ព. កា. ថា: ភូវាំង​រវាំង​ព្រៃ​ ហើរ​ច្រៀវច្រៃ​តាម​ពួក​វា ពាស​ពេញ​ក្នុង​ព្រឹក្សា ព្រះ​រាជា​ទ្រង់​រីក​រា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៤៣</text:p>
          </table:table-cell>
          <table:table-cell table:style-name="តារាង1.B2" office:value-type="string">
            <text:p text:style-name="P28">រវះរវ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សង្វាត​ខាង​តែ​ស៊ី : កុំ​រវះ​រវាម​ពេក ! ។ កិ. វិ. ស៊ី​រឡិបរឡប់ : ស៊ី​រវះ​រវាម ។ គុ. ដែល​ល្មោភ​ខាង​ស៊ី នេះ​ហើយ​នោះ​ទៀត​ឥត​បើ​គិត ឬ​ដែល​ស៊ី​រឡិប​រឡប់​ឃ្មម​ៗ ឃ្មាម​ៗ ឥត​អៀន​ខ្មាស : មនុស្ស​រវះ​រវាម ។ ព. ប្រ. ដែល​ល្មោភ​ខាង​កាម​គុណ : មនុស្ស​រវះ​រវាម​កាម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៤៤</text:p>
          </table:table-cell>
          <table:table-cell table:style-name="តារាង1.B2" office:value-type="string">
            <text:p text:style-name="P28">រ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ស់</text:p>
          </table:table-cell>
          <table:table-cell table:style-name="តារាង1.D2" office:value-type="string">
            <text:p text:style-name="P2">សំ 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សម្ផស្ស​ប្លែក​ៗ ដែល​ប៉ះ​ពាល់​ជិវា្ហ​បសាទ ដឹង​ថា ប្រៃ, ជូរ, ចត់, ល្វីង, ផ្អែម ជាដើម : រស​ប្រៃ, រស​ជូរ, រស​ផ្អែម; អាហារ​មាន​រស​ឆ្ងាញ់ ។ បើ​ផ្សំ​ជា​បទ​សមាស​រៀង​ពី​ខាង​ដើម​សព្ទ​ដទៃ អ. ថ. រៈសៈ ឬ​ចួន​កាល អ. ថ. រស់ ក៏​មាន​ខ្លះ, បើ​រៀង​ពី​ខាង​ចុង អ. ថ. រស់; សព្ទ​នេះ​មាន​ន័យ​ច្រើន​យ៉ាង​ណាស់, ប្រែ​តាម​រូប​ធាតុ គឺ​ប្រភព​ដើម​ថា “វិស័យ​ជា​ទី​ត្រេក​អរ​របស់​សត្វ” ឬ​ថា “វិស័យ​ដែល​សត្វ​ទទួល​រ៉ាប់​រង​ដោយ​ការ​ដឹង”, ប្រែ​តាម​ដំណើរ​សេចក្ដី នៅ​មាន​ច្រើន យ៉ាង​ទៅ​ទៀត គឺ​ប្រែ​ថា ការ​ដឹង​អារម្មណ៍; សម្ផស្ស​កាម; តម្រេក; វត្ថុ​រាវ; ទឹក​ដម; ធាតុ​ទឹក​ក្នុង​រាង​កាយ; ទឹក​ក្នុង​សាច់, ក្នុង​ដើម​ឬ​ក្នុង​ផ្លែ; ទឹក​បន្សារ; កិច្ច; នាទី, មុខ​ការ; សម្បត្តិ; ព្យាយាម; មារយាទ ។ល។ រសក : អ្នក​ចម្អិន​អាហារ, អ្នក​ពិសែស, ចុងភៅ (បើ​ស្ត្រី​ជា រសិកា) ។ រស​គន្ធ (រៈសៈគន់ ឬ រស់-គន់-ធ) ក្លិន​រស (ពាក្យ​កាព្យ​ប្រើ​ជា រស​គន្ធា ក៏​មាន) ។ រស​ជាត (រស់-ជាត) ជាត​របស់​រស (រស​ឆ្ងាញ់​ពិសា) ។ រសញ្ញា, រសនា (រៈស័ញ-ញ៉ា, រៈសៈន៉ា) អណ្ដាត ។ (រសនា ប្រែ​ថា “ខ្សែ​ក្រវាត់​ស្ត្រី; តម្រេក; សេចក្ដី​ឆ្ងាញ់​ពិសា; សំឡេង” ក៏​បាន)។ រសញ្ញូ អ្នក​ប្រាជ្ញ​ខាង​អក្សរ​សាស្រ្ត, ខាង​តែង​សេចក្ដី, ខាង​កាព្យ​ឃ្លោង ។ រស​តេជ័ស ឬ--តេជះ ឈាម ។ រស​ធម៌ (រស់--) ដូច​គ្នា​នឹង​ ធម្ម​រស : សូវ​ស្លាប់​ទៅ​គាប់ រស​ធម៌កុំ​បី​បង់ (សាស្រ្តា​ច្បាប់​រាជ​នេតិ) ។ រស​ធាតុ, រស​នាថ, រស​រាជ, រសេន្រ្ទ បរទ ។ រស​នាយក ព្រះ​សិវៈ (ព្រះ​ឥសូរ) ។ រស​នាលិះ (&lt;រសនា​លិហ៍) សុនខ ។ រស​ផល ផ្លែ​ឈើ​មាន​រស; ដើម​ដូង ។ រស​ភង្គ (រៈសៈភ័ង) ដំណើរ​ខូច​រស; ដំណើរ​ទាស់​អារម្មណ៍, ទាស់​ចិត្ត; សេចក្ដី​អផ្សុក ។ រស​វតី (រៈសៈវៈដី) រោង​ចម្អិន​អាហារ, ផ្ទះ​បាយ ។ រស​វិទ, រស​វិទូ, រសាយន​វិទ (រៈសាយ៉ៈ-ន៉ៈវិត) អ្នក​ចេះ​រស​វិទ្យា; អ្នក​ស្ល​បរទ; ពេទ្យ ។ រស​វិជ្ជា, រស​វិទ្យា, រសាយន​វិទ្យា វិជ្ជា​ប្រែ​ធាតុ​ឬ​ផ្សំ​ធាតុ​គឺ​ចំណេះ​ប្រែ​ឬ​ផ្សំ​ធាតុ​រ៉ែ​ផ្សេង​ៗ, ធាតុ​វិជ្ជា ។ល។ ករូណ​រស ឬ ករុណា​រស រស (កម្លាំង) នៃ​សេចក្ដី​អាណិត, អាសូរ ។ គន្ធ​រស រស​ក្លិន ។ ធម្ម​រស រស​ធម៌ ។ មធុរ​រស រស​ផ្អែម; រស​ឆ្ងាញ់ ។ រជត​រស (រៈជៈតៈរស់) ទឹក​ប្រាក់ ។ វីរ​រស កម្លាំង​ព្យាយាម, សេចក្ដី​ភ្លៀវក្លា ។ សុគន្ធ​រស ទឹក​ក្រអូប, ទឹក​អប់ ។ សុវណ្ណ​រស ទឹក​មាស ។ ស្រឹង្គារ​រស រស​សេចក្ដី​ស្រឡាញ់, កម្លាំង​ស្នេហា ។ ហាសន​រស រស​សេចក្ដី​រីក​រាយ, កម្លាំង​សេចក្ដី​ត្រេក​ត្រអាល ។ ឱជា​រស ទឹក​កម្លាំង​កាយ; រស​ឆ្ងាញ់​ពិសា ។ ឱសថ​រស ឬ ឱសធ​រស រស​ឱសថ, ទឹក​ថ្នាំ​រម្ងាប់​រោគ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៤៥</text:p>
          </table:table-cell>
          <table:table-cell table:style-name="តារាង1.B2" office:value-type="string">
            <text:p text:style-name="P28">រស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មាន​ជីវិត​នៅ, មិន​ទាន់​ស្លាប់ : បុគ្គល​រស់​នៅ​មួយ​រយ​ឆ្នាំ បើ​មាន​សេចក្ដី​ប្រមាទ​លោក​ហៅ​ថា រស់​នៅ​ឥត​អំពើ ទុក​ស្មើ​ដូច​ស្លាប់​ទៅ​ហើយ (ព. ពុ.) ។ គុ. ដែល​មាន​ជីវិត​នៅ : សត្វ​រស់ ។ រស់​រាន មាន​ជីវិត​រាន​ខែ​ឆ្នាំ​ត​ទៅ គឺ​មាន​អាយុ​វែង​ត​ទៅ : សូម​ឲ្យ​បាន​រស់​រាន​មាន​ជីវិត​ត​វែង​ឆ្ងាយ​ទៅ ! ។ ព. ប្រ. ស្ថិត​នៅ, តាំង​នៅ, មិន​ទាន់​វិនាស, មិន​ទាន់​រលំ : ជំនួញ​នៅ​រស់ ។ វេវ. ទ្រង់​ព្រះ​ជន្ម​នៅ, មាន​ឬ​គង់​ព្រះ​ជន្ម​នៅ, ទ្រទ្រង់​នៅ; មាន​ជីវិត​នៅ, មាន​អាយុ​នៅ ។ ព. ផ្ទ. បរិនិញ្វន; សោយ​ទិព្វ​ជង្គត, សោយ​ទិវង្គត; សោយ​ពិរាល័យ; សុគត; ក្ស័យ, ក្សីណក្ស័យ; ទទួល​អសញ្ញ​កម្ម, ទទួល​អសញ្ញ​ភាព; ទទួល​មរណ​ភាព; ទទួល​អនិច្ច​ធម្ម; ទទួល​អនិច្ច​កម្ម; ធ្វើ​កាល​កិរិយា; រលត់, រលត់​ខន្ធ, រំលាង​ខន្ធ, ធ្លាយ​ខន្ធ, ធ្លាយ​សង្ខារ ឬ បែក​ធ្លាយ​សង្ខារ; បាត់​បង់, ស្លាប់; ដើរ, ផុត, ផុត​រលត់; ដាច់​ខ្យល់, អស់​ដង្ហើម; ងាប់; តាយសាក; តាយហោង; ស្មឹង, តាយស្មឹង, តេន (ប្រើ​តាម​ថ្នាក់ ខ្ពស់, អណ្ដាល, ទាប ឬ សាមញ្ញ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/>
            <text:p text:style-name="P2">រស់រាន</text:p>
          </table:table-cell>
        </table:table-row>
        <table:table-row table:style-name="តារាង1.2">
          <table:table-cell table:style-name="តារាង1.A2" office:value-type="string">
            <text:p text:style-name="P2">១០៦៤៦</text:p>
          </table:table-cell>
          <table:table-cell table:style-name="តារាង1.B2" office:value-type="string">
            <text:p text:style-name="P28">រ៉ស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ត្រី​ស្រកា​មួយ​ប្រភេទ ខ្លួន​មូល​វែង សម្បុរ​ក្រមៅ, ជា​ពួក​ត្រី​ឆ្ដោ : ត្រី​រ៉ស់, ងៀត​រ៉ស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ត្រី​រ៉ស់</text:p>
          </table:table-cell>
        </table:table-row>
        <table:table-row table:style-name="តារាង1.2">
          <table:table-cell table:style-name="តារាង1.A2" office:value-type="string">
            <text:p text:style-name="P2">១០៦៤៧</text:p>
          </table:table-cell>
          <table:table-cell table:style-name="តារាង1.B2" office:value-type="string">
            <text:p text:style-name="P28">រស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បក​សំបក, របក​ស្បែក​ស្តើង, របក​ស្រទប​ជាដើម : រសក​សំបក, រសក​ស្បែ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សក​សំបក</text:p>
          </table:table-cell>
        </table:table-row>
        <table:table-row table:style-name="តារាង1.2">
          <table:table-cell table:style-name="តារាង1.A2" office:value-type="string">
            <text:p text:style-name="P2">១០៦៤៨</text:p>
          </table:table-cell>
          <table:table-cell table:style-name="តារាង1.B2" office:value-type="string">
            <text:p text:style-name="P28">រសា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លា​ផ្នត់; រលាប​ព័ណ៌, សៅ​ឬ​ហើរ​សម្បុរ : ផ្នត់​រសាក; សំពត់​រសាក​ព័ណ៌ (និយាយ​តាម​ទម្លាប់​ដោយ​ស្រុក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៤៩</text:p>
          </table:table-cell>
          <table:table-cell table:style-name="តារាង1.B2" office:value-type="string">
            <text:p text:style-name="P28">រសា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</text:p>
          </table:table-cell>
          <table:table-cell table:style-name="តារាង1.D2" office:value-type="string">
            <text:p text:style-name="P2">ដែល​បែក​ខ្ញែក​ដូច​គេ​សាច, ប្រសាច : រត់​រសាច (ម. ព. រសេច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៥០</text:p>
          </table:table-cell>
          <table:table-cell table:style-name="តារាង1.B2" office:value-type="string">
            <text:p text:style-name="P28">រសាត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</text:p>
          </table:table-cell>
          <table:table-cell table:style-name="តារាង1.D2" office:value-type="string">
            <text:p text:style-name="P2">ប៉ើង, ហើរ តាម​ខ្យល់ : ប៉ុយ​គ​រសាត់​តាម​ខ្យល់ ។ អណ្ដែត​តាម​ខ្សែ​ទឹក : សំណាត់​រសាត់ ។ រលុះ​របូត​ឃ្លាត​ចេញ : កាត់​សំពត់​រួច​លឹន ភ្លាម​កុំ​ឲ្យ​រសាត់ ។ ព. ប្រ. រសាត់​ដូច​ចក ចេញ​ចោល​ស្រុក​ចោល​លំនៅ​សាត់​អណ្ដែត​ពី​នេះ​ទៅ​នោះ​ពី​នោះ​ទៅ​ឯណោះ​តាម​តែ​ប្រទ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៥១</text:p>
          </table:table-cell>
          <table:table-cell table:style-name="តារាង1.B2" office:value-type="string">
            <text:p text:style-name="P28">រសាប់រសល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បណ្ដាល​ឲ្យ​ស្កៀប​រមាស់​ស្អុះ​ស្អាប់ អផ្សុក​អប្បសាន្ត ក្រវល់​ក្រវាយ​មិន​សុខ​មិន​សាប់ : ចេះ​តែ​រសាប់​រសល់​ដេក​មិន​លក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៥២</text:p>
          </table:table-cell>
          <table:table-cell table:style-name="តារាង1.B2" office:value-type="string">
            <text:p text:style-name="P28">រសាប់រស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សាប់​រសល់​ខ្វល់​រសាយ​គំនិត, រសាយ​ព្យាយាម : រសាប់​រសាយ​ចិត្ត​គិត​ការ​អ្វី​ពុំ​លេច ។ ព. កា. ថា: រសាប់​រសាយ ពុំ​ស្ដាយ​សីល​សង្ឃ គន់​គិត​កួច​ចង់-សឹក​សេព​មាតុគ្រាម ។ ... (សាស្រ្តា​ច្បាប់​ស្រី ជា​ព្រះ​រាជ​និពន្ធ​នៃ​ព្រះ​បាទ​សម្ដេច​ព្រះ​ហរិរក្ស​រាមា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៥៣</text:p>
          </table:table-cell>
          <table:table-cell table:style-name="តារាង1.B2" office:value-type="string">
            <text:p text:style-name="P28">រស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បូត​កំនួច, របូត​ចំណង : រសាយ​បង្វេច, រសាយ​បំណង ។ រសាយ​កំហឹង បាត់​ខឹង ។ រសាយ​គំនិត អស់​ផ្លូវ​គិត, ទាល់​គំនិត ។ រសាយ​ចិត្ត អស់​បំណង; ស្រាក​ស្រាល​រយាល​ចាក​សេចក្ដី​ស្រឡាញ់ ។ រសាយ​ជំនឿ បាត់​ជឿ​ឬ​អន់​ជឿ ។ រសាយ​ដៃ អស់​កម្លាំង​ដៃ, អស់​ចង់​កាន់​ការ​នោះ​ត​ទៅ​ទៀត; ទាល់​ផ្លូវ​ទាល់​ឧបាយ ។ រសាយ​ព្យាយាម ឃ្លាត​ចាក​ព្យាយាម, លែង​ចង់​ខំ​ប្រឹង​ត​ទៅ​ទៀត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៥៤</text:p>
          </table:table-cell>
          <table:table-cell table:style-name="តារាង1.B2" office:value-type="string">
            <text:p text:style-name="P28">រសាយនវិទ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ើល​ក្នុង​ពាក្យ រស) ។</text:p>
          </table:table-cell>
          <table:table-cell table:style-name="តារាង1.D2" office:value-type="string">
            <text:p text:style-name="P2">--វិទ្យា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៥៥</text:p>
          </table:table-cell>
          <table:table-cell table:style-name="តារាង1.B2" office:value-type="string">
            <text:p text:style-name="P28">រសា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ខ្សាវ​ៗ​តិច​ៗ : ខ្សឹប​គ្នា​រសាវ ។ កិ. វិ. អំពី​ការ​វារ​ឡើង​ស្រាល​ៗ​ (នៃ​សុខុម​សត្វ​យ៉ាង​ល្អិត​ៗ) : ស្រមោច​វារ​លើ​ខ្លួន​រសាវ​ៗ (ម. ព. រសឹប និង រសេវ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៥៦</text:p>
          </table:table-cell>
          <table:table-cell table:style-name="តារាង1.B2" office:value-type="string">
            <text:p text:style-name="P28">រសិ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សិ-កៈ ឬ រៈ សិក) 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រស ។ ប្រើ​ជា​បទ​សមាស​ភ្ជាប់​ពី​ខាង​ដើម​នាម​ដទៃ (អ. ថ. រៈសិ-កៈ), ដូច​ជា : រសិក​ផល ផ្លែ​ឈើ​មាន​រស ។ រសិក​ភោជន ភោជន​ឆ្ងាញ់ ។ រសិកាហារ (&lt;រសិក+អាហារ) អាហារ​ឆ្ងាញ់​ពិសា <text:s/>។ល។ <text:s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៥៧</text:p>
          </table:table-cell>
          <table:table-cell table:style-name="តារាង1.B2" office:value-type="string">
            <text:p text:style-name="P28">រស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ឫស្សី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៥៨</text:p>
          </table:table-cell>
          <table:table-cell table:style-name="តារាង1.B2" office:value-type="string">
            <text:p text:style-name="P28">រសឹ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ល្អិត​ៗ ស្រាល​ៗ ហាក់​ដូច​គេ​ខ្សឹប​គ្នា​តិច​ៗ : ឮ​សូរ​រសឹប​ៗ ។ កិ. វិ. ដែល​សុខុម​សត្វ​យ៉ាង​ល្អិត​ៗ​វារ​ស្រាល​ៗ : ស្រមោច​វារ​រសឹប ។ ដែល​ស្រុះ​គ្នា​រញឹក : ធ្វើ​ការ​រសឹប ។ រសឹប​រសាវ រសឹប​ៗ រសាវ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សឹប​រសាវ</text:p>
          </table:table-cell>
        </table:table-row>
        <table:table-row table:style-name="តារាង1.2">
          <table:table-cell table:style-name="តារាង1.A2" office:value-type="string">
            <text:p text:style-name="P2">១០៦៥៩</text:p>
          </table:table-cell>
          <table:table-cell table:style-name="តារាង1.B2" office:value-type="string">
            <text:p text:style-name="P28">រសឹបរសៀ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</text:p>
          </table:table-cell>
          <table:table-cell table:style-name="តារាង1.D2" office:value-type="string">
            <text:p text:style-name="P2">ដែល​ឮ​ដំណឹង​បន្តិច​បន្តួច​រហាក់​រហៀង​មិន​ទាន់​ច្បាស់​ប្រាកដ : ឮ​គេ​និយាយ​រសឹប​រសៀប​ថា​ការ​នោះ​មុខ​ជា​នឹង​បាន​សម្រេ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០</text:p>
          </table:table-cell>
          <table:table-cell table:style-name="តារាង1.B2" office:value-type="string">
            <text:p text:style-name="P28">រសឹបរសៀ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ឮ​ដំ​ណឹង​ដោយ​សារ​គេ​ខ្សឹប​ខ្សៀវ​គ្នា​ឬ​គេ​ខ្សឹប​ខ្សៀវ​ប្រាប់ : ឮ​រសឹប​រសៀវ​ថា​ក្នុង​ខែ​ក្រោយ​ស្រូវ​នឹង​ចុះ​ថ្លៃ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១</text:p>
          </table:table-cell>
          <table:table-cell table:style-name="តារាង1.B2" office:value-type="string">
            <text:p text:style-name="P28">រសុ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ចូល​ឈូឆរ​បន្ត​គ្នា​ដូច​គេ​ចាប់​ត្រសុក : រត់​ចូល​រសុក, បោល​ចូល​រសុក, កណ្តូប​ហើរ​ចូល​ភ្លើង​រសុ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២</text:p>
          </table:table-cell>
          <table:table-cell table:style-name="តារាង1.B2" office:value-type="string">
            <text:p text:style-name="P28">រសុ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ត្បុល​សុល​ៗ​ចូល (ម. ប្រ. , ច្រ. ប្រ. សុល​ៗ ជា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៣</text:p>
          </table:table-cell>
          <table:table-cell table:style-name="តារាង1.B2" office:value-type="string">
            <text:p text:style-name="P28">រសុ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សុស​សព្វ​សាច់ : ស្នាម​រសុស, មុត​រសុស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៤</text:p>
          </table:table-cell>
          <table:table-cell table:style-name="តារាង1.B2" office:value-type="string">
            <text:p text:style-name="P28">រសូ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សូវ​ៗ​រឿយ​ៗ : ត្បុល​ចូល​រសូវ (ម. ប្រ., ច្រ. ប្រ. សូវ​ៗ ជា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៥</text:p>
          </table:table-cell>
          <table:table-cell table:style-name="តារាង1.B2" office:value-type="string">
            <text:p text:style-name="P28">រសើ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ស្ញើប​ព្រឺ ញោច​ញាក់ កន្រ្តាក់​កន្រ្តើន ដោយ​ឃើញ​គេ​លើក​អ្វី​ៗ​ជន្ល ឬ​ដោយ​គេ​ស្ទាប, អង្អែល​ស្រាល​ៗ​បន្ថើរ​ៗ​ត្រូវ​ត្រង់​សរីរៈ​កន្លែង​ខ្លះ មាន​កញ្ជឹង​ក, ក្លៀក​ជាដើម នាំ​ឲ្យ​ចង់​សើច​ផង​ក៏​មាន : ចាក់​ឲ្យ​រសើប; កុំ​ពាល់​រសើប​ណាស់ ! ។ ប្រើ​ជា គុ. ក៏​បាន : មនុស្ស​រសើប, ស្ទាប​ត្រូវ​ត្រង់​កន្លែង​រសើប ។ ព. ប្រ. ស្ញើប​ឬ​ស្រៀវ​ចិត្ត, រមាស់​ចិត្ត : រសើប​ចិត្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៦</text:p>
          </table:table-cell>
          <table:table-cell table:style-name="តារាង1.B2" office:value-type="string">
            <text:p text:style-name="P28">រសៀ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វេលា​ក្នុង​រវាង​ថ្ងៃ​ត្រង់​និង​ល្ងាច គឺ​តាំង​ពី​ក្រោយ​ថ្ងៃ​ត្រង់​ដល់​ពេល​ល្ងាច : រសៀល​ម៉ោង ១៣, រសៀល​ម៉ោង ១៥ ។ រសៀល​គង​ភ្នំ វេលា​ព្រះ​អាទិត្យ​ជ្រេ​ទាប​ប៉ប្រះ​លើ​កំពូល​ភ្នំ​ខ្ពស់ ។ ព. ប្រ. ជិត​នឹង, ទៀប​នឹង​ដល់, រក​កល់​នឹង : រសៀល​ទៅ​រក​ស្លាប់; ការ​នោះ​កាន់​តែ​រសៀល​ដែរ​ហើ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៧</text:p>
          </table:table-cell>
          <table:table-cell table:style-name="តារាង1.B2" office:value-type="string">
            <text:p text:style-name="P28">រសេ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របស់​ពាក្យ រសាច ថា : រត់​រសេច​រសាច រត់​រសាច​ពេញ​ពាស, រត់​ប្រសេច​ប្រសា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៨</text:p>
          </table:table-cell>
          <table:table-cell table:style-name="តារាង1.B2" office:value-type="string">
            <text:p text:style-name="P28">រសេមរស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រវីម​រវាម​មិន​ច្បាស់​លាស់ : គូរ​វាស​រសេម​រសាម; ស្នាម​រសេម​រសាម ។ ដែល​រាយ​មាយ​ទីស​ទាស​មិន​ប្រាកដ​មិន​ដាច់​ស្រេច : ចិត្ត​រសេម​រសាម, គំនិត​រសេម​រសា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៦៩</text:p>
          </table:table-cell>
          <table:table-cell table:style-name="តារាង1.B2" office:value-type="string">
            <text:p text:style-name="P28">រសេ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របស់​ពាក្យ រសាវ ថា : ខ្សឹប​រសេវ​រសាវ ខ្សឹប​គ្នា​រសាវ​ៗ​តិច​ៗ ខ្លាំង​ៗ; ស្រមោច​វារ​រសេវ​រសាវ ស្រមោច​វារ​រសាវ​ៗ​ពេញ​ពាស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០</text:p>
          </table:table-cell>
          <table:table-cell table:style-name="តារាង1.B2" office:value-type="string">
            <text:p text:style-name="P28">រសេះរសោ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អស់​កម្លាំង រួយ​ដៃ​រួយ​ជើង : អស់​កម្លាំង​រសេះ​រសោ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១</text:p>
          </table:table-cell>
          <table:table-cell table:style-name="តារាង1.B2" office:value-type="string">
            <text:p text:style-name="P28">រសោ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បន្ត​គ្នា​រជយ​ឬ​តោង​គ្នា ដូច​គេ​សណ្តោង : ជាប់​តាម​គ្នា​រសោង, ដើរ​តាម​គ្នា​រសោង​ចុះ​រសោង​ឡើង ។ ព. ទ. បុ. ជាប់​រសោង​ដូច​សម្ល​កំពឹស ដែល​ឆ្លើយ​ដាក់​ពី​ម្នាក់​ទៅ​ម្នាក់​ឲ្យ​ជាប់​មាន​រឿង​រយោង​ជា​មួយ​គ្នា ប្រៀប​ដូច​ជា​សម្ល​កំពឹស​ដែល​ស្រង់​ឡើង​ជាប់​គ្នា​រសោ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២</text:p>
          </table:table-cell>
          <table:table-cell table:style-name="តារាង1.B2" office:value-type="string">
            <text:p text:style-name="P28">រសោ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ផុរ​ខ្សុរ​ចេញ, រលុះ​រលា​ចេញ, របូត​ចេញ​ពី​គ្នា : សូត្រ​រសោ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៣</text:p>
          </table:table-cell>
          <table:table-cell table:style-name="តារាង1.B2" office:value-type="string">
            <text:p text:style-name="P28">រស្ម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ង្សី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៤</text:p>
          </table:table-cell>
          <table:table-cell table:style-name="តារាង1.B2" office:value-type="string">
            <text:p text:style-name="P28">រស្មី​ម័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្មីមុ័ត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ឝ្មិមត៑; រំសិមន្តុ, គុ. ឬ ន. “ដែល​មាន​រស្មី; អ្នក​មាន​រស្មី”) ព្រះ​អាទិត្យ ។ វេវ. អង្សុមាលី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៥</text:p>
          </table:table-cell>
          <table:table-cell table:style-name="តារាង1.B2" office:value-type="string">
            <text:p text:style-name="P28">រស្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ៈ</text:p>
          </table:table-cell>
          <table:table-cell table:style-name="តារាង1.D2" office:value-type="string">
            <text:p text:style-name="P2">បា. សំ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(រស្ស; ហ្រស្វ) ខ្លី; ដែល​មាន​រូប​រាង​ខ្លី; តឿ; ទាប​កន្ទិល, កន្តុញ ។ ន. មនុស្ស​តឿ, សត្វ​តឿ ។ ស្រៈ​មាន​សំឡេង​ខ្លី; សម្រាប់​ប្រើ​ក្នុង​ភាសា​បាលី​មាន ៣ តួ គឺ អ, ឥ, ឧ; ខាង​ភាសា​សំស្រឹ្កត​មាន ៦ តួ​គឺ អ, ឥ, ឧ, ឫ, ឭ, អះ; ខាង​ភាសា​ខ្មែរ​មាន ៤ តួ​គឺ អិ, អឹ, អុ, អះ (សម្រាប់​ភាសា​ខ្មែរ, ស្រៈ អ នេះ​មិន​ទៀង គឺ​ចួន​កាល​ជា រស្ស: ចួន​កាល​ជា​ទីឃៈ តាម​សូរ​សំឡេង​ជា អៈ ខ្លី និង អ វែង, ដូច​ជា : ប៉ប្រក, ប៉ប្រង, ទទ្រម, ពពក, ពភល អ. ថ. ប៉ៈប្រក, ប៉ៈប្រង, ទៈទ្រម, ពៈពក, ពៈភល; ប៉ៈ, ទៈ, ពៈ ជា​រស្សៈ; ប្រក, ប្រង, ទ្រម, ពក, ភល ជា​ទីឃៈ ឬ​ជា​គរុ); ស្រៈ​ទាំង​ប៉ុណ្ណេះ​ហៅ​ថា ស្រៈ​រស្សៈ ឬ រស្ស​សរៈ ។ ព. ផ្ទ. ស្រៈ​ទីឃៈ ឬ ទីឃៈ ឬ ទីឃ​សរៈ ។ </text:p>
          </table:table-cell>
          <table:table-cell table:style-name="តារាង1.D2" office:value-type="string">
            <text:p text:style-name="P2">រស្សៈ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៦</text:p>
          </table:table-cell>
          <table:table-cell table:style-name="តារាង1.B2" office:value-type="string">
            <text:p text:style-name="P28">រស្សក​ជាតិ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ៈកៈ​ជាត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មើល​ពាក្យ រស្ស​ជាតិ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៧</text:p>
          </table:table-cell>
          <table:table-cell table:style-name="តារាង1.B2" office:value-type="string">
            <text:p text:style-name="P28">រស្សក​សត្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ៈកៈ​ស័ត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មើល​ក្នុង​ពាក្យ រស្ស​ជាតិ ។</text:p>
          </table:table-cell>
          <table:table-cell table:style-name="តារាង1.D2" office:value-type="string">
            <text:p text:style-name="P2">--សត្វ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៨</text:p>
          </table:table-cell>
          <table:table-cell table:style-name="តារាង1.B2" office:value-type="string">
            <text:p text:style-name="P28">រស្ស​ក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ៈ--</text:p>
          </table:table-cell>
          <table:table-cell table:style-name="តារាង1.D2" office:value-type="string">
            <text:p text:style-name="P2">បា.;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ហ្រស្វ + កាល) កាល​ខ្លី, កាល​ពុំ​យូ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៩</text:p>
          </table:table-cell>
          <table:table-cell table:style-name="តារាង1.B2" office:value-type="string">
            <text:p text:style-name="P28">រស្ស​ជាតិ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ៈជាត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ស្ស​ជាតិ, --ជា តិក ឬ រស្សក; ហ្រស្វ--) សត្វ​ដែល​មាន​ខ្លួន​ខ្លី​ឬ​មាន​រូប​ត្រមុល (ហៅ​ថា រស្សក​ជាតិ ឬ រស្សក​សត្ត, --សត្វ ក៏​បាន) ។ ព. ផ្ទ. ទីឃ​ជាតិ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០</text:p>
          </table:table-cell>
          <table:table-cell table:style-name="តារាង1.B2" office:value-type="string">
            <text:p text:style-name="P28">រស្ស​ទស្សិន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ស្ស​ទស្សី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១</text:p>
          </table:table-cell>
          <table:table-cell table:style-name="តារាង1.B2" office:value-type="string">
            <text:p text:style-name="P28">រស្ស​ទស្ស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ៈ ទ័ស-សី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ហ្រស្វ+ទរ្សិន៑) អ្នក​ឃើញ​កាល​ខ្លី ឬ​អ្នក​ឃើញ​ហេតុ​ខ្លី គឺ​អ្នក​ដែល​មាន​គំនិត​យល់​ខ្លី​ៗ មិន​ស្គាល់​ការ​គួរ​និង​ពុំ​គួរ មិន​ស្គាល់​ហេតុ​ល្អ​អាក្រក់​វែង​ឆ្ងាយ ។ បើ​ស្ត្រី​ជា រស្ស​ទស្សិនី ។ ព. ផ្ទ. ទីឃ​ទស្សី, ទីឃ​ទស្សិនី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២</text:p>
          </table:table-cell>
          <table:table-cell table:style-name="តារាង1.B2" office:value-type="string">
            <text:p text:style-name="P28">រស្ស​សញ្ញ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ៈ ស័​ញ-ញ៉ា</text:p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រស្ស “ខ្លី”+ សញ្ញា “គ្រឿង​សម្គាល់; ឈ្មោះ, ...”; ហ្រស្វ+សំជ្ញា) គ្រឿង​សម្គាល់​ឲ្យ​ដឹង​ថា​មាន​សំឡេង​ខ្លី ។ ពាក្យ​នេះ​វេយ្យាករណ​បណ្ឌិត​ខ្មែរ​សន្មត​ជា​ឈ្មោះ​វណ្ណយុត្ត​មួយ​ប្រភេទ មាន​សណ្ឋាន​កំបុត​ខ្លី​នេះ (់) សម្រាប់​ប្រើ​បំបែរ​សំឡេង​វែង​ឲ្យ​ខ្លី​កំបុត​ធ្ងន់, ប្រើ​ដាក់​បាន​ចំពោះ​តែ​ពី​លើ​តួ​អក្សរ​ប្រកប​របស់​ពាក្យ​ខ្មែរ​ដែល​ជា​ស្រៈ​អ, អា ពីរ​នេះ​ដូច​ជា: អត់, កក់, ចប់, ដល់; អាក់, កាន់, ចង្កាក់, ស្គាល់ ជាដើម (ហៅ​ថា សង្កត់ ឬ បន្តក់ ក៏​បាន; សៀម​ហៅ មៃŒឯក អ. ថ. ម៉ៃអេក “ឈើ​មួយ” សម្រាប់​ប្រើ​បំបែក​សំនៀង​ដោយ​វិធី​ផ្សេង​ពី​ខ្មែរ ។ ម. ព. រស្សៈ និង សញ្ញា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៣</text:p>
          </table:table-cell>
          <table:table-cell table:style-name="តារាង1.B2" office:value-type="string">
            <text:p text:style-name="P28">រស្ស​សព្ទ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ៈស័ប</text:p>
          </table:table-cell>
          <table:table-cell table:style-name="តារាង1.D2" office:value-type="string">
            <text:p text:style-name="P2">បា. ;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ស្ស+សទ្ទ; ហ្រស្វ+ឝព្ទ) សំឡេង​ខ្លី, សូរ​ឮ​ខ្លី (ម. ព. រស្សៈ និង សព្ទ ផង) ។ ព. ផ្ទ. ទីឃ​សព្ទ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៤</text:p>
          </table:table-cell>
          <table:table-cell table:style-name="តារាង1.B2" office:value-type="string">
            <text:p text:style-name="P28">រស្ស​ស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ៈសៈរ៉ៈ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មើល​ពាក្យ រស្ស ឬ រស្សៈ ។</text:p>
          </table:table-cell>
          <table:table-cell table:style-name="តារាង1.D2" office:value-type="string">
            <text:p text:style-name="P2">--សរៈ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៥</text:p>
          </table:table-cell>
          <table:table-cell table:style-name="តារាង1.B2" office:value-type="string">
            <text:p text:style-name="P28">រស្សាវុធ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័ស-សាវុត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ស្ស+អាវុធ; ហ្រស្វ+អាយុធ) អាវុធ​ខ្លី, ដូច​យ៉ាង​ដំបង​ខ្លី​ជាដើម ។ ព. ផ្ទ. ទីឃាវុធ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៦</text:p>
          </table:table-cell>
          <table:table-cell table:style-name="តារាង1.B2" office:value-type="string">
            <text:p text:style-name="P28">រហ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ល្ហ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៧</text:p>
          </table:table-cell>
          <table:table-cell table:style-name="តារាង1.B2" office:value-type="string">
            <text:p text:style-name="P28">រហ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ល្ហក)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៨</text:p>
          </table:table-cell>
          <table:table-cell table:style-name="តារាង1.B2" office:value-type="string">
            <text:p text:style-name="P28">រហ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ល្ហក់)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០</text:p>
          </table:table-cell>
          <table:table-cell table:style-name="តារាង1.B2" office:value-type="string">
            <text:p text:style-name="P28">រហង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<text:s text:c="3"/>ស.</text:p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(រះហង អ. ថ. រ៉ៈហុង “ខ្ពស់, ខ្ពស់​សមរម្យ”) ដែល​ឈរ​ឬ​អង្គុយ​តាម​របៀប​រៀប​រៀង​ចេញ​មុខ​ចេញ​លំនាំ​សមរម្យ​មិន​ទាស់​ភ្នែក : ពួក​ក្រមុំ​អើត​ក​រហង់​តាម​បង្អួច ។ ដែល​ដុះ​ច្រូង​រៀង​រាយ​ល្អ ចាប់​ចិត្ត​គួរ​ចង់​មើល : ផ្កា​ឈូក​ដុះ​រហង់​ក្នុង​ស្រ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១</text:p>
          </table:table-cell>
          <table:table-cell table:style-name="តារាង1.B2" office:value-type="string">
            <text:p text:style-name="P28">រហទដ្ឋា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ហៈទ័ត-ឋាន</text:p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ហទ; ហ្រទ “អន្លង់​ទឹក,...”) អន្លង់​ទឹក​ជ្រៅ; អន្លង់​មហា​សមុទ្រ; បឹង​ជ្រៅ (ហៅ រហទប្បទេស ក៏​បា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២</text:p>
          </table:table-cell>
          <table:table-cell table:style-name="តារាង1.B2" office:value-type="string">
            <text:p text:style-name="P28">រហទប្បទេ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ហៈទ័ប-ប៉ៈ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មើល​ពាក្យ រហទដ្ឋា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៣</text:p>
          </table:table-cell>
          <table:table-cell table:style-name="តារាង1.B2" office:value-type="string">
            <text:p text:style-name="P28">រហ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ើប​ហា​មាត់​សួរ​ឬ​សូម​ម្ហប​ៗ​ច្រើន​គ្នា : មនុស្ស​ឈូឆរ​មក​សួរ​ដំណឹង​រហប, ពួក​ស្មូម​សុំ​ទាន​រហប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៤</text:p>
          </table:table-cell>
          <table:table-cell table:style-name="តារាង1.B2" office:value-type="string">
            <text:p text:style-name="P28">រហ័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(រហស៑ ន. “សេចក្ដី​កំបាំង, ការ​សម្ងាត់; ល្បឿន, សន្ទុះ; ការ​ប្រញាប់”) ដែល​ឆាប់​រួសរាន់ : ធ្វើ​ការ​រហ័ស; ដំណើរ​រហ័ស ។ រហ័ស​រហួន ដែល​មិន​យឺត, មិន​ចំអៀក : មនុស្ស​រហ័ស​រហួន ។រហ័ស​រហែង ដែល​ប្រញាប់​ញាប់​ដៃ​ញាប់​ជើង : ធ្វើ​ការ​រហ័ស​រហែង; ត្រូវ​រហ័ស​រហែង​ដៃ​ជើង​បន្តិច​ឡើង ! (ម. ព. រំហ័ស ផង)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ហ័ស​រហួន</text:p>
            <text:p text:style-name="P2">រហ័ស​រហែង </text:p>
          </table:table-cell>
        </table:table-row>
        <table:table-row table:style-name="តារាង1.2">
          <table:table-cell table:style-name="តារាង1.A2" office:value-type="string">
            <text:p text:style-name="P2">១០៦៩៥</text:p>
          </table:table-cell>
          <table:table-cell table:style-name="តារាង1.B2" office:value-type="string">
            <text:p text:style-name="P28">រហស្ថា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ហ័ស-ស្ថាន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ហោឋាន) ទី​ស្ងាត់, ទី​ដែល​មិន​មាន​មនុស្ស​នៅ : ទៅ​នៅ​លាក់​ខ្លួន​ពួន​អាត្មា​ក្នុង​រហស្ថាន (ច្រើន​ប្រើ​ពាក្យ រហោឋាន ជា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៦</text:p>
          </table:table-cell>
          <table:table-cell table:style-name="តារាង1.B2" office:value-type="string">
            <text:p text:style-name="P28">រហស្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ៈហ័ស ឬ រៈហ័ស-ស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ហស្យ) សេចក្ដី​ស្ងាត់, ការ​សម្ងាត់, ការ​កំបាំង, ការ​លាក់​លៀម ។ គុ. ស្ងាត់, ដែល​កំបាំង ។ រហស្ស​កម្ម (រៈហ័ស-សៈក័ម) អំពើ​កំបាំង, ការ​សម្ងាត់, អំពើ​ដែល​បិទ​បាំង​មិន​ឲ្យ​អ្នក​ណា​ដឹង ។ រហស្ស​ការណ៍ (រៈហ័ស-សៈកា) ហេតុ​ឬ​ដំណើរ​កំបាំង ។ <text:s/>រហស្ស​គុណ (រៈហ័ស-សៈគុន) គុណ​ដ៏​កំបាំង គឺ​គុណ​ដែល​មាន​ប្រាកដ តែ​ឥត​អ្នក​ណា​ដឹង ឬ​ដែល​មាន​គេ​បំបិទ​បំបាំង​មិន​ឲ្យ​លេច​ឮ ។ រហស្ស​ចិន្តា (--ចិន-ដា) គំនិត​ស្ងាត់ ។ រហស្ស​ទោស ទោស​កំបាំង; ទោស​ដែល​លាក់​បំបិទ​មិន​ឲ្យ​គេ​ដឹង ។ រហស្ស​ភាព ភាវៈ​ស្ងាត់, ដំណើរ​សម្ងាត់ ។ រហស្ស​ភេទ ដំណើរ​បែក​ខ្ចាយ​ការ​សម្ងាត់ ។ រហស្ស​មន្តី (--ម៉ន់-តី) អ្នក​មាន​គំនិត​ស្ងាត់ គឺ​អ្នក​ដែល​លប​គិត​ការ​សម្ងាត់; បើ​ស្ត្រី​ជា រហស្ស​មន្តិនី ។ រហស្ស​មិត្ត ឬ--មិត្រ មិត្រ​ទំនុក​ទុក​ចិត្ត, មិត្រ​ស្និទ្ធ ។ រហស្សង្គ (រៈហ័ស-សង់ ឬ--សង់គៈ; &lt;រហស្ស+អង្គ) អវយវៈ​កំបាំង (អង្គ​ជាត, គុយ្ហប្បទេស) ។ រហស្សូបាយ (រៈហ័ស-សូ--; &lt; រហស្ស+ ឧបាយ) ឧបាយ​សម្ងាត់, កិច្ច​កល​កំបាំង, ល្បិច​សម្ងាត់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៧</text:p>
          </table:table-cell>
          <table:table-cell table:style-name="តារាង1.B2" office:value-type="string">
            <text:p text:style-name="P28">រហាក់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ញ័រ​សាច់​ដោយ​ត្រូវ​កម្ដៅ​ថ្ងៃ​ខ្លាំង​ឬ​ដោយ​ប្រឹង​ដើរ, ប្រឹង​ធ្វើ​ការ​ពេញ​កម្លាំង : កំពុង​រហាក់​ខ្លាំង​កុំ​អាល​ផឹក​ទឹក ! (ម. ព. រហិក ផង)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រហៀង ថា: ឮ​រហាក់​រហៀង ឮ​រហៀង​ៗ ពុំ​ប្រាកដ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៨</text:p>
          </table:table-cell>
          <table:table-cell table:style-name="តារាង1.B2" office:value-type="string">
            <text:p text:style-name="P28">រហា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ល្ហាច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៩</text:p>
          </table:table-cell>
          <table:table-cell table:style-name="តារាង1.B2" office:value-type="string">
            <text:p text:style-name="P28">រហាត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ដាប់​សម្រាប់​រវៃ, ខារ, ស្រូប, វេញ; មាន​ច្រើន​បែប : រហាត់​រវៃ (សូត្រ), រហាត់​ខារ, រហាត់​វេញ (ខ្សែ), រហាត់​ស្រូប (ទឹក),...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០០</text:p>
          </table:table-cell>
          <table:table-cell table:style-name="តារាង1.B2" office:value-type="string">
            <text:p text:style-name="P28">រហាត់​ទឹ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ហាត់​ធំ មាន​កង់ មាន​ស្លាប មាន​បំពង់​ចង​ភ្ជាប់​គ្រប់​ស្លាប, សម្រាប់​ដាក់​ឲ្យ​ប៉ះ​នឹង​ខ្សែ​ទឹក​ដែល​ហូរ​យ៉ាង​ល្មម, វិល​ដួស​ទឹក​ចាក់​លើ​ទ​បង្ហូរ​ដាក់​ស្រែ​ចម្ការ, ជា​របស់​មាន​ប្រយោជន៍​ដ៏​សំខាន់​មួយ​យ៉ាង​ក្នុង​កម្ពុជ​រដ្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១</text:p>
          </table:table-cell>
          <table:table-cell table:style-name="តារាង1.B2" office:value-type="string">
            <text:p text:style-name="P28">រហ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ូរ​ឬ​ជ្រាប, លេច រលាប​ៗ : ទឹក​ភ្នែក​ហូរ​រហាម; ទឹក​ជ្រាប​រហាម ។ ព. ប្រ. ដែល​ក្រីក្រ​លំបាក​ខ្លាំង : ក្រ​រហាម ។ ក្រ​រហាម​ដូច​អណ្ដើក​ចូល​ភ្លើង ដែល​ក្រីក្រ​លំបាក​លំបិន​ក្រៃ​ពេក បាន​ព្រឹក​ខ្វះ​ល្ងាច​ព្រួយ​ចិត្ត​ខ្លាំង​បង្ហូរ​ទឹក​ភ្នែក​រហាម​មិន​សូវ​ស្រាក ប្រហែល​ដូច​អណ្ដើក​ប្រទះ​ត្រូវ​ភ្លើង​ឆេះ​ព្រៃ (ម. ព. រហេម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២</text:p>
          </table:table-cell>
          <table:table-cell table:style-name="តារាង1.B2" office:value-type="string">
            <text:p text:style-name="P28">រហ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លំហ​បឹង, លំហ​ទឹក : រហាល​បឹង, រហាល​ទឹក ។ គុ. ដែល​ស្រឡះ​ត្លេវ : វាល​រហាល (និយាយ​ថា ល្ហាល ក៏​មា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៣</text:p>
          </table:table-cell>
          <table:table-cell table:style-name="តារាង1.B2" office:value-type="string">
            <text:p text:style-name="P28">រហាល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ច្រំ​ជើង​រឿយ​ៗ ឬ​ច្រាស់​ច្រាល់ ដោយ​ចង់​ប្រញាប់​ហួស​ពេក : គោ​រហាល់​ទាញ​ខ្សែ​មិន​នៅ; កុំ​រហាល់​ពេក ! ។ គុ. ដែល​ច្រាស់​ច្រាល់​ដោយ​នឹក​ចង់​ហួស​ពេក : ចិត្ត​រហាល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៤</text:p>
          </table:table-cell>
          <table:table-cell table:style-name="តារាង1.B2" office:value-type="string">
            <text:p text:style-name="P28">រហិ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សម្រាប់​និយាយ​ផ្សំ​នឹង​ពាក្យ, រហាក់ (កិ.) ថា : រហិក​រហាក់ រហាក់​ពេក : កំពុង​រហិក​រហាក់​ណាស់ ឈប់​បន្តិច​សិន កុំ​អាល​សួរ​គ្នា !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ហិក​រហាក់</text:p>
          </table:table-cell>
        </table:table-row>
        <table:table-row table:style-name="តារាង1.2">
          <table:table-cell table:style-name="តារាង1.A2" office:value-type="string">
            <text:p text:style-name="P2">១០៦៧៥</text:p>
          </table:table-cell>
          <table:table-cell table:style-name="តារាង1.B2" office:value-type="string">
            <text:p text:style-name="P28">រហិច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រាក់​រហែល​ៗ : ទឹក​រាក់​រហិច​ៗ; ទឹក​ហូរ​រហិច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សម្រាប់​និយាយ​ផ្សំ​នឹង​ពាក្យ រហៀង ថា : ឮ​រហិច​រហៀង ឮ​រហៀង​ៗ ឬ​ឮ​រហាក់​រហៀង​បន្តិច​បន្តួច​ពុំ​ប្រាកដ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៦</text:p>
          </table:table-cell>
          <table:table-cell table:style-name="តារាង1.B2" office:value-type="string">
            <text:p text:style-name="P28">រហិ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ទៅ​ប្រាស​ហើយ, ដែល​ទទេ​ឬ​មិន​មាន; ដែល​ថយ, ខ្សោយ, អន់ : បញ្ញា​រហិត, ព្យាយាម​រហិត, កម្លាំង​រហិ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៧</text:p>
          </table:table-cell>
          <table:table-cell table:style-name="តារាង1.B2" office:value-type="string">
            <text:p text:style-name="P28">រហិតរហៃ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អស់​កម្លាំង​រសេះ​រសោះ​ឬ​ធេង​ធោង : អស់​កម្លាំង​រហិត​រហៃ (និយាយ​ថា ល្ហិត​ល្ហៃ ក៏​មាន ។ ម. ព. រហិត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៨</text:p>
          </table:table-cell>
          <table:table-cell table:style-name="តារាង1.B2" office:value-type="string">
            <text:p text:style-name="P28">រហិ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ាប, ឥត​ភក់​ផុង ស្រួល​ដើរ ស្រួល​ទៅ​មក : ផ្លូវ​រហិល ឬ ផ្លូវ​ស្រួល​រហិល ។ កិ. វិ. រ៉ិល, ច្រិល : បំបោល​រទេះ​រហិ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៧៩</text:p>
          </table:table-cell>
          <table:table-cell table:style-name="តារាង1.B2" office:value-type="string">
            <text:p text:style-name="P28">រហ៊ិ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ហ៊ិះ​ៗ​រឿយ​ៗ : សើច​រហ៊ិះ, យំ​រហ៊‌ិះ ។ </text:p>
          </table:table-cell>
          <table:table-cell table:style-name="តារាង1.D2" office:value-type="string">
            <text:p text:style-name="P30">រហ៊‌ិះ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០</text:p>
          </table:table-cell>
          <table:table-cell table:style-name="តារាង1.B2" office:value-type="string">
            <text:p text:style-name="P28">រហ៊ិះរហ៊ុ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ហ៊ិះ​ៗ ហ៊ុះ​ៗ​រឿយ​ៗ : សើច​រហ៊ិះ​រហ៊ុះ, លាន់​មាត់​រហ៊‌ិះ​រហ៊ុះ (ម. ព. រអ៊‌ិះ​រអ៊ុះ ផង) ។</text:p>
          </table:table-cell>
          <table:table-cell table:style-name="តារាង1.D2" office:value-type="string">
            <text:p text:style-name="P42">រហ៊‌ិះ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១</text:p>
          </table:table-cell>
          <table:table-cell table:style-name="តារាង1.B2" office:value-type="string">
            <text:p text:style-name="P28">រហឹ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ត្រជាក់​ល្មម​ស្រួល : ត្រូវ​ខ្យល់​បក់​មក​ត្រជាក់​រហឹ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២</text:p>
          </table:table-cell>
          <table:table-cell table:style-name="តារាង1.B2" office:value-type="string">
            <text:p text:style-name="P28">រហ៊ឹ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ហ៊ឹម​ៗ​រឿយ​ៗ : ឮ​សូរ​រហ៊ឹម, និយាយ​គ្នា​រហ៊‌ឹម​ៗ ។ </text:p>
          </table:table-cell>
          <table:table-cell table:style-name="តារាង1.D2" office:value-type="string">
            <text:p text:style-name="P30">រហ៊‌ឹម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៣</text:p>
          </table:table-cell>
          <table:table-cell table:style-name="តារាង1.B2" office:value-type="string">
            <text:p text:style-name="P28">រហ៊ឹ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ហ៊ឹះ​ៗ​រឿយ​ៗ : ថ្ងូរ​រហ៊ឹះ ។ </text:p>
          </table:table-cell>
          <table:table-cell table:style-name="តារាង1.D2" office:value-type="string">
            <text:p text:style-name="P30">រហ៊‌ឹះ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៤</text:p>
          </table:table-cell>
          <table:table-cell table:style-name="តារាង1.B2" office:value-type="string">
            <text:p text:style-name="P28">រហ៊ុ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មាន​ក្លិន​ស្អុយ​រងំ; ដែល​អាក្រក់​ឬ​ស្អុយ​កេរ្តិ៍​ឈ្មោះ​សាយ​ពេញ​ពាស : ក្លិន​ស្អុយ​រហ៊ុម; ស្អុយ​ឈ្មោះ​រហ៊ុម; គេ​និយាយ​ដើម​រហ៊ុ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៥</text:p>
          </table:table-cell>
          <table:table-cell table:style-name="តារាង1.B2" office:value-type="string">
            <text:p text:style-name="P28">រហុ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ធ្លុះ​មាន​រន្ធ, មាន​ប្រហោង​តូច​ៗ​ច្រើន​អន្លើ : សំពត់​ធ្លុះ​រហុយ; រន្ធ​រហុយ ។ រហែក​រហុយ (ម. ព. រហែក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ហែករហុយ </text:p>
          </table:table-cell>
        </table:table-row>
        <table:table-row table:style-name="តារាង1.2">
          <table:table-cell table:style-name="តារាង1.A2" office:value-type="string">
            <text:p text:style-name="P2">១០៦៨៦</text:p>
          </table:table-cell>
          <table:table-cell table:style-name="តារាង1.B2" office:value-type="string">
            <text:p text:style-name="P28">រហ៊ុ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ហ៊ុះ​ៗ រឿយ​ៗ : ថ្ងូរ​រហ៊ុ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៧</text:p>
          </table:table-cell>
          <table:table-cell table:style-name="តារាង1.B2" office:value-type="string">
            <text:p text:style-name="P28">រហូត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គុ.</text:p>
          </table:table-cell>
          <table:table-cell table:style-name="តារាង1.D2" office:value-type="string">
            <text:p text:style-name="P2">របូត ឬ​ដែល​របូត​ឃ្លាត​ចាក​ទី​ចាក​កន្លែង ដែល​ដោត, ស៊ក, ចង, ក្រង, រែង ដូច​គេ​ចាប់​ហូត​ចេញ : ត្រី​រហូត​ពី​ត្រណោត, រនាប​រហូត​ពីរ​បែង, ដាវ​រហូត​ចេញ​ពី​ស្រោ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2">ឥត​ទើស​ឥត​ទាក់​ពី​ម្ខាង​ទៅ​ម្ខាង​ឬ​ពី​ដើម​ដល់​ចុង; ដរាប​ដល់: ពី​ក្មេង​រហូត​ដល់​ចាស់; ទៅ​បាន​រហូ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៨</text:p>
          </table:table-cell>
          <table:table-cell table:style-name="តារាង1.B2" office:value-type="string">
            <text:p text:style-name="P28">រហូ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ស្រួល, ស្រលួត​ស្រឡះ, សុទ្ធ​សូន្យ​ឥត​មាន​គន្លិក​គន្លាក់, ឥត​រដិប​រដុប ឬ​ឥត​ទើស​ទាក់ : ដើម​ស្លា​លៃ​ខ្ពស់​រហូន, ផ្ដៅ​វែង​រហូន, ផ្លូវ​ស្រួល​រហូន។ កិ. វិ. ដែល​បណ្តោយ​តាម​ឬ​អនុលោម​តាម​គ្នា ឥត​ទទឹង​ទាស់, ឥត​រអាក់​រអួល : និយាយ​បណ្ដោយ​តាម​គ្នា​រហូ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៨៩</text:p>
          </table:table-cell>
          <table:table-cell table:style-name="តារាង1.B2" office:value-type="string">
            <text:p text:style-name="P28">រហើ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ស្ដើង​ប៉ើង​រ៉ើង ទាំង​ស្រាល​ផង : ស្បៃ​ស្ដើង​រហើ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០</text:p>
          </table:table-cell>
          <table:table-cell table:style-name="តារាង1.B2" office:value-type="string">
            <text:p text:style-name="P28">រហើ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ផើត​ៗ​រួសរាន់, ប្រញាប់​ប្រញាល់ : ដើរ​រហើត​ៗ; ដំណើរ​រហើត​ៗ (ច្រើន​ប្រើ​ពាក្យ រហើត​រហាំង ជា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ហើត​រហាំង</text:p>
          </table:table-cell>
        </table:table-row>
        <table:table-row table:style-name="តារាង1.2">
          <table:table-cell table:style-name="តារាង1.A2" office:value-type="string">
            <text:p text:style-name="P2">១០៦៩១</text:p>
          </table:table-cell>
          <table:table-cell table:style-name="តារាង1.B2" office:value-type="string">
            <text:p text:style-name="P28">រហើតរហ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ផើត​ៗ​រលះ​រលាំង​រួសរាន់ : ដើរ​រហើត​រហាំង; ដំណើរ​រហើត​រហាំ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២</text:p>
          </table:table-cell>
          <table:table-cell table:style-name="តារាង1.B2" office:value-type="string">
            <text:p text:style-name="P28">រហើ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ល្ហើ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៣</text:p>
          </table:table-cell>
          <table:table-cell table:style-name="តារាង1.B2" office:value-type="string">
            <text:p text:style-name="P28">រហើររហ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</text:p>
          </table:table-cell>
          <table:table-cell table:style-name="តារាង1.D2" office:value-type="string">
            <text:p text:style-name="P2">ដែល​ច្រាស់​ច្រាល់​ដោយ​កម្លាំង​កាម​គុណ, ដែល​មាន​សេចក្ដី​ស្រឡាញ់​ប្រតិព័ទ្ធ​រើ​រុះ​រវើ​រវាយ​ហើរ​ពី​អ្នក​នេះ​ទៅ​រក​អ្នក​នោះ​ពី​អ្នក​នោះ​ទៅ​អ្នក​ឯណោះ មិន​តាំង​នៅ​យូរ; ចើក (ច្រើន​និយាយ​ចំពោះ​តែ​ស្ត្រី ឬ​ចិត្ត​របស់​ស្ត្រី) : ស្រី​រហើរ​រហាយ; ចិត្ត​រហើរ​រហាយ ។ <text:s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៤</text:p>
          </table:table-cell>
          <table:table-cell table:style-name="តារាង1.B2" office:value-type="string">
            <text:p text:style-name="P28">រហៀ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ឮ​ស្រាល​ៗ​មិន​ជាក់, មិន​ប្រាកដ : ឮ​រហៀង​ៗ (ម. ព. រហាក់​ ២ ប. និង រហិច ២ ប. ទៀត​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៥</text:p>
          </table:table-cell>
          <table:table-cell table:style-name="តារាង1.B2" office:value-type="string">
            <text:p text:style-name="P28">រហៀ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ក្រីក្រ​លំបាក​តោកយ៉ាក​ក្រៃ​ពេក : ក្រ​រហៀរ, មនុស្ស​រហៀ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៦</text:p>
          </table:table-cell>
          <table:table-cell table:style-name="តារាង1.B2" office:value-type="string">
            <text:p text:style-name="P28">រហេងរហា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ឥត​ម្លប់​នៅ​ជិត, ដែល​មាន​ចំហាយ​កម្ដៅ​ថ្ងៃ​ច្បាស់​បណ្ដាល​ឲ្យ​ចាំង​ឬ​ឲ្យ​ក្ដៅ​មិន​ស្រួល : ផ្ទះ​រហេង​រហាង, ក្ដៅ​រហេង​រហាង ។ ព. ប្រ. ដែល​រាយមាយ ព្រោះ​អស់​ទី​ពំនាក់​ពឹង​ផ្អែក​ជ្រក​អាស្រ័យ​ឬ ព្រោះ​ខ្ជិល​ធុញ​ទ្រាន់ : ចិត្ត​រហេង​រហា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៧</text:p>
          </table:table-cell>
          <table:table-cell table:style-name="តារាង1.B2" office:value-type="string">
            <text:p text:style-name="P28">រហេតរហូ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ឥត​សណ្ដាប់​ធ្នាប់, ឥត​របប​ឬ​ឥត​របៀប​របប, ឥត​កំណត់​ទី​ឬ​កំណត់​វេលា : ដាក់​អីវ៉ាន់​រហេត​រហូត, ស៊ី​រហេត​រហូត, ហាម​មិន​ឲ្យ​មនុស្ស​ចេញ​ចូល​រហេត​រហូ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៦៩៨</text:p>
          </table:table-cell>
          <table:table-cell table:style-name="តារាង1.B2" office:value-type="string">
            <text:p text:style-name="P28">រហេ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សម្រាប់​និយាយ​ផ្សំ​នឹង​ពាក្យ រហាម ថា: រហេម​រហាម រហាម​ក្រៃ​ពេក : ក្រ​រហេម​រហាម, រក​ស៊ី​រហេម​រហាម, ទឹក​ភ្នែក​រហេម​រហាម (ម. ព. រហាម ផង)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ហេម​រហាម</text:p>
          </table:table-cell>
        </table:table-row>
        <table:table-row table:style-name="តារាង1.2">
          <table:table-cell table:style-name="តារាង1.A2" office:value-type="string">
            <text:p text:style-name="P2">១០៦៩៩</text:p>
          </table:table-cell>
          <table:table-cell table:style-name="តារាង1.B2" office:value-type="string">
            <text:p text:style-name="P28">រហេ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េវ​ខ្លាំង, ល្វើយ​ខ្លាំង : អស់​កម្លាំង​រហេវ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០០</text:p>
          </table:table-cell>
          <table:table-cell table:style-name="តារាង1.B2" office:value-type="string">
            <text:p text:style-name="P28">រហេវរហា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 </text:p>
          </table:table-cell>
          <table:table-cell table:style-name="តារាង1.D2" office:value-type="string">
            <text:p text:style-name="P2">ដែល​ខឹង​ដោយ​រហ័ស, ដែល​ឆាប់​ខឹង​ឆុរឆេវ​ទប់​មិន​ទាន់ : ខឹង​រហេវ​រហាវ ; ចិត្ត​រហេវ​រហាវ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០១</text:p>
          </table:table-cell>
          <table:table-cell table:style-name="តារាង1.B2" office:value-type="string">
            <text:p text:style-name="P28">រហែ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ល្ហែ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០២</text:p>
          </table:table-cell>
          <table:table-cell table:style-name="តារាង1.B2" office:value-type="string">
            <text:p text:style-name="P28">រហែ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ដាច, រយះ ដូច​គេ​ហែក : បន្លា​ទាក់​សំពត់​រហែក​អស់ ! ។ រហែក​រហុយ រហែក​ផង​ធ្លុះ​រហុយ​ផង : សំពត់​រហែក​រហុយ ។ រហែក​រហោក គុ. ឬ កិ. វិ. ដែល​រហែក​ធ្លុះ​ធ្លាយ​ពាស : ជញ្ជាំង​ស្លឹក​រហែក​រហោក; ធ្លុះ​ធ្លាយ​រហែក​រហោ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ហែក​រហុយ</text:p>
            <text:p text:style-name="P2">រហែក​រហោក</text:p>
          </table:table-cell>
        </table:table-row>
        <table:table-row table:style-name="តារាង1.2">
          <table:table-cell table:style-name="តារាង1.A2" office:value-type="string">
            <text:p text:style-name="P2">១០៧០៣</text:p>
          </table:table-cell>
          <table:table-cell table:style-name="តារាង1.B2" office:value-type="string">
            <text:p text:style-name="P28">រហែង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ះហេង អ. ថ. រ៉ៈ ហែ៎ង “ស្នាម​ដី​ប្រេះ; ក្រហែង”) ចង្អូរ​ថ្ម ឬ​ក្រហែង​ថ្ម: ទឹក​ហូរ​តាម​រហែង​ភ្នំ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ូរ​រិញ​ៗ​ឬ​សើម​ៗ​មិន​ដាច់ : ទឹក​ជ្រាប​ហូរ​រហែង (មក​ពី​ពាក្យ រហែង ន. នុះ​ឯ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០៤</text:p>
          </table:table-cell>
          <table:table-cell table:style-name="តារាង1.B2" office:value-type="string">
            <text:p text:style-name="P28">រហែ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ាក់​ណាស់ ហាក់​ដូច​ជា​ហែល​លើ​ទី​ដែល​ដក់​ឬ​លើ​ភាជនៈ​អ្វី​មួយ​ដែល​ដាក់ (ចំពោះ​តែ​ទឹក​ឬ​វត្ថុ​រាវ) : ទឹក​រាក់​រហែល​ៗ, ប្រេង​នៅ​សល់​រហែល​ៗ នឹង​បាត​ដប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០៥</text:p>
          </table:table-cell>
          <table:table-cell table:style-name="តារាង1.B2" office:value-type="string">
            <text:p text:style-name="P28">រហោ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ធ្លុះ​ដូច​ជា​រំហោក : ជញ្ជាំង​រហោក; ធ្លុះ​រហោក ។ រហែក​រហោក (ម. ព. រហែក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ហែក​រហោក</text:p>
          </table:table-cell>
        </table:table-row>
        <table:table-row table:style-name="តារាង1.2">
          <table:table-cell table:style-name="តារាង1.A2" office:value-type="string">
            <text:p text:style-name="P2">១០៧០៦</text:p>
          </table:table-cell>
          <table:table-cell table:style-name="តារាង1.B2" office:value-type="string">
            <text:p text:style-name="P28">រហ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2">ឬ​ប្រើ​ជា និ. ក៏​បាន (រហស៑) ស្ងាត់, កំបាំង, ទី​ស្ងាត់, ទី​កំបាំង ។ សម្រាប់​ប្រើ​ផ្សំ​នឹង​នាម​នាម​ឲ្យ​ជា​បទ​សមាស, ដូច​ជា រហោ​កម្ម, រហោ​ការណ៍ ដូច​គ្នា​នឹង​រហស្ស​កម្ម, រហស្ស​ការណ៍ ដែរ ។ រហោ​គត (--គៈតៈ ឬ--គត់) ដែល​ទៅ​ឬ​នៅ​ក្នុង​ទី​ស្ងាត់, ក្នុង​ទី​កំបាំង។រហោ​ឋាន ដូច​គ្នា​នឹង រហស្ថាន ដែរ ។ រហោ​ភាព (--ភាប) ភាវៈ​ស្ងាត់​ឬ​កំបាំង; ដំណើរ​សម្ងាត់, សេចក្ដី​កំបាំង, សេចក្ដី​វិវេក (ដូច​គ្នា​នឹង រហស្ស​ភាព ដែរ)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ហោ​ឋាន</text:p>
            <text:p text:style-name="P2">រហោ​កម្ម</text:p>
            <text:p text:style-name="P2">រហោ​ការណ៍</text:p>
            <text:p text:style-name="P2">រហោ​គត</text:p>
            <text:p text:style-name="P2">រហោ​ភាព</text:p>
          </table:table-cell>
        </table:table-row>
        <table:table-row table:style-name="តារាង1.2">
          <table:table-cell table:style-name="តារាង1.A2" office:value-type="string">
            <text:p text:style-name="P2">១០៧០៧</text:p>
          </table:table-cell>
          <table:table-cell table:style-name="តារាង1.B2" office:value-type="string">
            <text:p text:style-name="P28">រហោឋា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ហស្ថាន និង​រហ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០៨</text:p>
          </table:table-cell>
          <table:table-cell table:style-name="តារាង1.B2" office:value-type="string">
            <text:p text:style-name="P28">រហោភាព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ហោ និង រហស្ស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០៩</text:p>
          </table:table-cell>
          <table:table-cell table:style-name="តារាង1.B2" office:value-type="string">
            <text:p text:style-name="P28">រហោ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ង្វើល, ល្បោះ, រយាល : ល្បោះ​ព្រៃ​រហោល​ៗ (និយាយ​ថា ល្ហោល ក៏​មាន : ល្បោះ​ព្រៃ​ល្ហោល​ៗ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១០</text:p>
          </table:table-cell>
          <table:table-cell table:style-name="តារាង1.B2" office:value-type="string">
            <text:p text:style-name="P28">រហោ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ធូរ​ៗ ជ្រាក​ៗ ជ្រោក​ៗ មិន​សូវ​ជិត​មិន​សូវ​ណែន : របុំ​អំបោះ​រហោស​ៗ (និយាយ​ថា ល្ហោស ក៏​មាន : របុំ​អំបោះ​ល្ហោស​ៗ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១១</text:p>
          </table:table-cell>
          <table:table-cell table:style-name="តារាង1.B2" office:value-type="string">
            <text:p text:style-name="P28">រឡ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ឡ​ៗ​រឿយ​ៗ : ស្រែក​រឡ, យំ​រឡ (ម. ប្រ., ច្រ. ប្រ. ឡ​ៗ ជា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១២</text:p>
          </table:table-cell>
          <table:table-cell table:style-name="តារាង1.B2" office:value-type="string">
            <text:p text:style-name="P28">រឡប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ឡប់​ៗ ញាប់​ៗ ផ្ទួន​ៗ : និយាយ​រឡប់; សម្ដី​រឡប់ ។ <text:s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១៣</text:p>
          </table:table-cell>
          <table:table-cell table:style-name="តារាង1.B2" office:value-type="string">
            <text:p text:style-name="P28">រឡា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ៀរ​ពភ្លែះ​ចេញ​មក​គួរ​ខ្ពើម : ទឹក​មាត់​ហៀរ​រឡាក់ (ម. ព. រឡិក​រឡាក់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១៤</text:p>
          </table:table-cell>
          <table:table-cell table:style-name="តារាង1.B2" office:value-type="string">
            <text:p text:style-name="P28">រឡា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ងាយ​រហ័ស​រួសរ៉ាវ​ចេញ​សូរ​សព្ទ​ឮ​ៗ ប៉ុន្តែ​ប៉ប្លាញ : និយាយ​រឡាញ; សម្ដី​រឡាញ, មាត់​រឡាញ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១៥</text:p>
          </table:table-cell>
          <table:table-cell table:style-name="តារាង1.B2" office:value-type="string">
            <text:p text:style-name="P28">រឡ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ក្រឡេក​ឆ្វេង​ស្តាំ​ស្លៅ​ចុះ​ស្លៅ​ឡើង​រឿយ​ៗ ប៉ុន្តែ​មិន​សូវ​រួសរាន់ : ភ្នែក​រឡាម ។ ដែល ធ្លោ​ៗ ភ្លែត​ៗ វែង​ៗ : អណ្ដាត​ភ្លើង​រឡាម (ម. ព. រឡេម​រឡាម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ឡេម​រឡាម</text:p>
          </table:table-cell>
        </table:table-row>
        <table:table-row table:style-name="តារាង1.2">
          <table:table-cell table:style-name="តារាង1.A2" office:value-type="string">
            <text:p text:style-name="P2">១០៧១៦</text:p>
          </table:table-cell>
          <table:table-cell table:style-name="តារាង1.B2" office:value-type="string">
            <text:p text:style-name="P28">រឡិករឡ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ឡិក​ឡក់​ៗ (ស្រដៀង​នឹង​កូន​តូច​ដែល​ទើប​ចេះ​ស្ដី​កកែ​កករ) : និយាយ​រឡិក​រឡក់; សម្ដី​រឡិក​រឡក់, មនុស្ស​រឡិក​រឡក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១៧</text:p>
          </table:table-cell>
          <table:table-cell table:style-name="តារាង1.B2" office:value-type="string">
            <text:p text:style-name="P28">រឡិករឡា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ហៀរ​ឬ​ស្រក់​សស្រិក​សស្រាក់​កខ្វក់​គួរ​ខ្ពើម : ទឹក​មាត់​ហៀរ​រឡិក​រឡាក់; ឈាម​រឡិក​រឡាក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១៨</text:p>
          </table:table-cell>
          <table:table-cell table:style-name="តារាង1.B2" office:value-type="string">
            <text:p text:style-name="P28">រឡិងរឡង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ឡិង​ឡង់​ៗ​រឿយ​ៗ : ធ្វើ​ភ្នែក​រឡិង​រឡង់ (ម. ប្រ., ច្រ. ប្រ. ឡិង​ឡង់​ៗ ជា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១៩</text:p>
          </table:table-cell>
          <table:table-cell table:style-name="តារាង1.B2" office:value-type="string">
            <text:p text:style-name="P28">រឡិបរឡប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បរិភោគ​ប្រញិប​ប្រញាប់​ប៉ផ្លិប​ប៉ផ្លប់ : ស៊ី​រឡិប​រឡប់ ។ ដែល​និយាយ​ឡប់​ៗ​ញ័រ​មាត់​ញ័រ​ក : និយាយ​រឡិប​រឡប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២០</text:p>
          </table:table-cell>
          <table:table-cell table:style-name="តារាង1.B2" office:value-type="string">
            <text:p text:style-name="P28">រឡឺ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ឡឺម​ៗ​ញឹក​ញយ : ដើរ​រឡឺម; ដំណើរ​រឡឺម (ម. ប្រ., ច្រ. ប្រ. ឡឺម​ៗ ជា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២១</text:p>
          </table:table-cell>
          <table:table-cell table:style-name="តារាង1.B2" office:value-type="string">
            <text:p text:style-name="P28">រឡូ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ឡូ​ៗ​រឿយ​ៗ : ឮ​សូរ​និយាយ​ឡូ (ម. ព. រឡូ​រឡា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ឡូ​រឡា</text:p>
          </table:table-cell>
        </table:table-row>
        <table:table-row table:style-name="តារាង1.2">
          <table:table-cell table:style-name="តារាង1.A2" office:value-type="string">
            <text:p text:style-name="P2">១០៧២២</text:p>
          </table:table-cell>
          <table:table-cell table:style-name="តារាង1.B2" office:value-type="string">
            <text:p text:style-name="P28">រឡូ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ឡូង​ៗ​រឿយ​ៗ : ឮ​សូរ​ហៅ​គ្នា​រឡូង (ម. ព. រឡូង​រឡាង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/>រឡូង​រឡាង </text:p>
          </table:table-cell>
        </table:table-row>
        <table:table-row table:style-name="តារាង1.2">
          <table:table-cell table:style-name="តារាង1.A2" office:value-type="string">
            <text:p text:style-name="P2">១០៧២៣</text:p>
          </table:table-cell>
          <table:table-cell table:style-name="តារាង1.B2" office:value-type="string">
            <text:p text:style-name="P28">រឡូងរឡា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ឡូង​ៗ​ក្អេង​ក្អាង : និយាយ​រឡូង​រឡាង; សម្ដី​រឡូង​រឡា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២៤</text:p>
          </table:table-cell>
          <table:table-cell table:style-name="តារាង1.B2" office:value-type="string">
            <text:p text:style-name="P28">រឡូរឡ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ឡូ​ឡា​ៗ​រឿយៗ : ស្រែក​រឡូ​រឡា; សម្រែក​រឡូ​រឡ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២៥</text:p>
          </table:table-cell>
          <table:table-cell table:style-name="តារាង1.B2" office:value-type="string">
            <text:p text:style-name="P28">រឡេមរឡ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ក្រឡេក​ក្រឡៅ​រួសរាន់​រឿយ​ៗ : ភ្នែក​រឡេម​រឡា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២៦</text:p>
          </table:table-cell>
          <table:table-cell table:style-name="តារាង1.B2" office:value-type="string">
            <text:p text:style-name="P28">រឡេមរឡឺ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ឡេម​ឡឺម​ៗ​រឿយ​ៗ : អើត​ងើត​រឡេម​រឡឺម; កិរិយា​រឡេម​រឡឺ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២៧</text:p>
          </table:table-cell>
          <table:table-cell table:style-name="តារាង1.B2" office:value-type="string">
            <text:p text:style-name="P28">រឡេះរឡោ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ឡេះ​ឡោះ​ក្រៃ​ពេក : និយាយ​រឡេះ​រឡោះ; សម្ដី​រឡេះ​រឡោះ, មនុស្ស​រឡេះ​រឡោះ, ឫក​រឡេះ​រឡោ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២៨</text:p>
          </table:table-cell>
          <table:table-cell table:style-name="តារាង1.B2" office:value-type="string">
            <text:p text:style-name="P28">រឡេះរឡ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ឡេះ​ឡះ​ក្រៃ​ពេក : ដើរ​រឡេះ​រឡះ; ដំណើរ​រឡេះ​រឡ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២៩</text:p>
          </table:table-cell>
          <table:table-cell table:style-name="តារាង1.B2" office:value-type="string">
            <text:p text:style-name="P28">រឡែរឡ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ឡែ​ៗ ឡ​ៗ រឿយ​ៗ : ក្មេង​យំ​រឡែ​រឡ, មាត់់​រឡែ​រឡ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៣០</text:p>
          </table:table-cell>
          <table:table-cell table:style-name="តារាង1.B2" office:value-type="string">
            <text:p text:style-name="P28">រឡែរឡប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ឡែ​ៗ ឡប់​ៗ ឬ​ឡែ​ៗ នាំ​ឲ្យ​ឡប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៣១</text:p>
          </table:table-cell>
          <table:table-cell table:style-name="តារាង1.B2" office:value-type="string">
            <text:p text:style-name="P28">រឡ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ឡៅ​ៗ ច្បាស់​លាស់ : និយាយ​រឡៅ; សម្ដី​រឡ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៣២</text:p>
          </table:table-cell>
          <table:table-cell table:style-name="តារាង1.B2" office:value-type="string">
            <text:p text:style-name="P28">រអ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ចេញ​ទ្រាន់​ខ្លាំង, រាង​ឬ​ចាល​ព្រោះ​ទ្រាន់​ខ្លាំង : ខ្ញុំ​រអា​ហើយ; ចិត្ត​រអា ។ រអា​ដៃ ទ្រាន់​ដៃ ។ រអា​សាច់ ទ្រាន់​សាច់, ស្រៀវ​សាច់ ។ ខ្លាច​រអា, រាង​រអា ខ្លាច, រាង ដោយ​ទ្រាន់​ខ្លាំង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៣៣</text:p>
          </table:table-cell>
          <table:table-cell table:style-name="តារាង1.B2" office:value-type="string">
            <text:p text:style-name="P28">រអាករព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រួស​រាយ​កក្អាក​ដោយ​សេចក្ដី​រាក់​ទាក់ : និយាយ​រអាក​រពាយ; សម្ដី​រអាក​រពាយ, មនុស្ស​រអាក​រពា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៣៤</text:p>
          </table:table-cell>
          <table:table-cell table:style-name="តារាង1.B2" office:value-type="string">
            <text:p text:style-name="P28">រអាករអ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រួស​រាយ​កក្អាក​កក្អាយ​ដោយ​សេចក្ដី​រាក់​ទាក់​ស្មោះ​សរ : និយាយ​រអាក​រអាយ; សម្ដី​រអាក​រអ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៣៥</text:p>
          </table:table-cell>
          <table:table-cell table:style-name="តារាង1.B2" office:value-type="string">
            <text:p text:style-name="P28">រអាក់រអួ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អាក់​ៗ អួល​ៗ ទើស​ៗ ទាក់​ៗ, ឃ្លាត​ៗ បង្អង់​ៗ, បាត់​យូរ​ៗ​មាន​ម្ដង​ៗ : និយាយ​រអាក់​រអួល, ធ្វើ​ការ--, ភ្លៀង--; សម្ដី--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៣៦</text:p>
          </table:table-cell>
          <table:table-cell table:style-name="តារាង1.B2" office:value-type="string">
            <text:p text:style-name="P28">រអាក់រអើ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រង៉ាប់​រងើ​រក​កល់​ក្អួត​ឬ​ចង្អោរ : ចេះ​តែ​រអាក់​រអើ​រក​កល់​ក្អួត ។</text:p>
          </table:table-cell>
          <table:table-cell table:style-name="តារាង1.D2" office:value-type="string">
            <text:p text:style-name="P2">រអាក់​រអើក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៣៧</text:p>
          </table:table-cell>
          <table:table-cell table:style-name="តារាង1.B2" office:value-type="string">
            <text:p text:style-name="P28">រអា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អណ្តូង​ឬ​ថ្លុក​ថ្ម​កើត​ឯង​នៅ​ភ្នំ, មាន​ទំហំ​និង​ជម្រៅ​ល្មម​ដក់​ទឹក​ភ្លៀង​នៅ​យូរ​បាន : រអាង​ភ្នំ ។ </text:p>
          </table:table-cell>
          <table:table-cell table:style-name="តារាង1.D2" office:value-type="string">
            <text:p text:style-name="P2">ល្អាង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៣៨</text:p>
          </table:table-cell>
          <table:table-cell table:style-name="តារាង1.B2" office:value-type="string">
            <text:p text:style-name="P28">រអា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អជ្ឈុបាតក​សត្ត​ពួក​មួយ​មាន ២ ប្រភេទ​គឺ រអាត​យក្ស ឬ រអាត​ធំ មាត្រ​ធំ​ជាង​អក សម្បុរ​ប្រផេះ​ក្រមៅ រាង​ទាប​ក្រទា ក្បាល​តូច​ឆ្លឹម <text:s/>ចុង​ចំពុះ​ខុប​ស្រួច​មុត ក្រចក​មុត, ជា​សត្វ​ខ្លាំង​រនិង​រនាំង, ឆាប​ឆក់​ឬ​ចាប់​ចឹក​សត្វ​ពួក​ខ្លះ​ដែល​តូច​ជាង​ខ្លួន​វា​ជា​អាហារ; រអាត​ទន្សាយ ឬ រអាត​តូច មាត្រ​ប៉ុន​ទីទុយ ក្បាល​ធំ​ក្រមុប ចំពុះ​ខ្លី​ខុប​មុត ក្រចក​មុត សម្បុរ​ពព្រុស​ដូច​ទីទុយ, អាច​ហ៊ាន​ចាប់​ទន្សាយ​ឲ្យ​មុត​ជាប់​ដោយ​ក្រញាំ​ជើង​ចឹក​ពិឃាត​យក​ជា​អាហារ​បាន ។</text:p>
          </table:table-cell>
          <table:table-cell table:style-name="តារាង1.D2" office:value-type="string">
            <text:p text:style-name="P2">ល្អាត</text:p>
          </table:table-cell>
          <table:table-cell table:style-name="តារាង1.I2" office:value-type="string">
            <text:p text:style-name="P2">រអាត​យក្ស រអាត​ទន្សាយ </text:p>
          </table:table-cell>
        </table:table-row>
        <table:table-row table:style-name="តារាង1.2">
          <table:table-cell table:style-name="តារាង1.A2" office:value-type="string">
            <text:p text:style-name="P2">១០៧៣៩</text:p>
          </table:table-cell>
          <table:table-cell table:style-name="តារាង1.B2" office:value-type="string">
            <text:p text:style-name="P28">រអា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សង្កៀរ​ខ្ទើត​ជាន់​ឬ​ចាប់​កាន់​មិន​ស៊ប់, ប៉ះ​ពាល់​មិន​បាន : ជើង​រអាម ឬ រអាម​ជើង, រអាម​ដៃ, រអាម​សាច់ ។ ព. ប្រ. រអាម​ចិត្ត សង្កៀរ​ចិត្ត; រអា​ចិត្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៤០</text:p>
          </table:table-cell>
          <table:table-cell table:style-name="តារាង1.B2" office:value-type="string">
            <text:p text:style-name="P28">រអារអូ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កាច, សាហាវ លេច​ឮ​ឈ្មោះ​ឮ​អំណាច​ឬ​ឮ​សម្ដី​រន្ទឺ​សាយ​សុស​គួរ​ឲ្យ​ខ្លាច​រអា : កាច​រអា​រអូម; គេ​និយាយ​ដើម​រអា​រអួ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៤១</text:p>
          </table:table-cell>
          <table:table-cell table:style-name="តារាង1.B2" office:value-type="string">
            <text:p text:style-name="P28">រអិ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និយាយ​គ្នា​តិច​ៗ​ស្រាល​ៗ​រញ៉ិច​ៗ​រឿយ​ៗ : ឮ​មាត់​និយាយ​គ្នា​រអិ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៤២</text:p>
          </table:table-cell>
          <table:table-cell table:style-name="តារាង1.B2" office:value-type="string">
            <text:p text:style-name="P28">រអិ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ងាយ​ឃ្លាត, របូត, ភ្លាត់​ពិបាក​ចាប់ ពិបាក​ទប់ : ផ្លូវ​រអិល, រអិល​ចាប់​មិន​ជាប់ ។ រអិល​ព្រាល់ រអិល​ខ្លាំង ។ល។ ព. ប្រ. មាត់​រអិល (ម. ព. មាត់) ។ កិ. ភ្លាត់, របូត, ឃ្លាត​ដោយ​កិល, រមៀល, ជ្រុល : ដើរ​ប្រយ័ត្ន​រអិល​ដួល ! ។ កិ. វិ. ដែល​ថា​បាន​ហូរ​ឥត​ទាក់ : ចាំ​មាត់​រអិល, អាន​សំបុត្រ​រអិល ។</text:p>
          </table:table-cell>
          <table:table-cell table:style-name="តារាង1.D2" office:value-type="string">
            <text:p text:style-name="P2">រឥល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៤៣</text:p>
          </table:table-cell>
          <table:table-cell table:style-name="តារាង1.B2" office:value-type="string">
            <text:p text:style-name="P29">រអ៊‌ិះរអ៊ុ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អ៊‌ិះអ៊ុះ​ៗ​រឿយ​ៗ : ឮ​មាត់​រអ៊‌ិះ​រអ៊ុះ, និយាយ​គ្នា​រអ៊‌ិះ​រអ៊ុ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៤៤</text:p>
          </table:table-cell>
          <table:table-cell table:style-name="តារាង1.B2" office:value-type="string">
            <text:p text:style-name="P29">រអ៊‌ីរអ៊ូ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អ៊‌ី​អ៊ូ​ៗ ឬ​រអ៊ូ​ៗ តិច​ៗ​ខ្លាំង​ៗ : លាន់​មាត់​រអ៊‌ី​រអ៊ូ, និយាយ​គ្នា​រអ៊‌ី​រអ៊ូ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៤៥</text:p>
          </table:table-cell>
          <table:table-cell table:style-name="តារាង1.B2" office:value-type="string">
            <text:p text:style-name="P28">រអឹ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កម្រើក​តិច​ៗ ញាប់​រន្ថាន់​ព្រោះ​អរ​ឬ​ភ័យ (ចំពោះ​តែ​ចិត្ត) : អរ​រអឹក, នឹក​ភ័យ​រអឹក ។ ដែល​ស្រួល​ឥត​រអាក់​រអួល : ផ្លូវ​ស្រួល​រអឹក ។ ដែល​ស្រុះ​ស្រួល​ត្រូវ​មាត់​ត្រូវ​ពាក្យ​គ្នា : និយាយ​គ្នា​រអឹក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អរ​រអឹក</text:p>
          </table:table-cell>
        </table:table-row>
        <table:table-row table:style-name="តារាង1.2">
          <table:table-cell table:style-name="តារាង1.A2" office:value-type="string">
            <text:p text:style-name="P2">១០៧៤៦</text:p>
          </table:table-cell>
          <table:table-cell table:style-name="តារាង1.B2" office:value-type="string">
            <text:p text:style-name="P28">រអឹករអឺ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ត្រូវ​អធ្យាស្រ័យ​ត្រូវ​មាត់​ត្រូវ​ពាក្យ​គ្នា ឥត​រង្កៀស : ធ្លាប់​នៅ​រអឹក​រអឺន​នឹង​គ្នា​រៀង​ម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៤៧</text:p>
          </table:table-cell>
          <table:table-cell table:style-name="តារាង1.B2" office:value-type="string">
            <text:p text:style-name="P28">រអឹករអា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អរ​ឬ​ភ័យ​រអឹក​មិន​ស្រាក : អរ​រអឹក​រអាំ, ភ័យ​រអឹក​រអាំ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៤៨</text:p>
          </table:table-cell>
          <table:table-cell table:style-name="តារាង1.B2" office:value-type="string">
            <text:p text:style-name="P28">រអឺ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ថ្ងូរ, ទន្ទេញ, សូត្រ, និយាយ​គ្នា​តិច​ៗ​រឿយ​ៗ​មិន​ដាច់ : ថ្ងូរ​រអឺត, និយាយ​គ្នា​រអឺត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៤៩</text:p>
          </table:table-cell>
          <table:table-cell table:style-name="តារាង1.B2" office:value-type="string">
            <text:p text:style-name="P28">រអុ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ាន​សម្បុរ​អុច​ៗ​ពេញ​ពាស : សម្បុរ​រអុច (ម. ប្រ., ច្រ. ប្រ. អុច​ៗ ជា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០</text:p>
          </table:table-cell>
          <table:table-cell table:style-name="តារាង1.B2" office:value-type="string">
            <text:p text:style-name="P28">រអ៊ុ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អ៊ុះ​ៗ​រឿយ​ៗ : និយាយ​គ្នា​រអ៊ុ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១</text:p>
          </table:table-cell>
          <table:table-cell table:style-name="តារាង1.B2" office:value-type="string">
            <text:p text:style-name="P28">រអ៊ូ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អ៊ូ​ៗ​រឿយ​ៗ​មិន​ច្បាស់​ជា​ថា​អ្វី : ខ្សឹប​គ្នា​រអ៊ូ, ជេរ​រអ៊ូ ។ វេវ. រទូ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២</text:p>
          </table:table-cell>
          <table:table-cell table:style-name="តារាង1.B2" office:value-type="string">
            <text:p text:style-name="P28">រអូ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ចេញ​អាការ​អូច​ៗ​រឿយ​ៗ : ខ្សឹប​រអូច, រមាស់​រអូច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៣</text:p>
          </table:table-cell>
          <table:table-cell table:style-name="តារាង1.B2" office:value-type="string">
            <text:p text:style-name="P28">រអូចរអើ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ើប​សេចក្ដី​កំបាំង​ឬ​ការ​សម្ងាត់​លេច​ឮ​បន្តិច​ៗ : ការ​នុះ​មិន​ទាន់​ប្រាកដ​ទេ ទើប​នឹង​ឮ​រអូច​រអើប​បន្តិច​បន្តួច ។ កិ. នឹក​ចង់​បន្តិច​ៗ : រអូច​រអើប​ចង់​ទៅ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៤</text:p>
          </table:table-cell>
          <table:table-cell table:style-name="តារាង1.B2" office:value-type="string">
            <text:p text:style-name="P28">រអូច​រអើ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គុ.</text:p>
          </table:table-cell>
          <table:table-cell table:style-name="តារាង1.D2" office:value-type="string">
            <text:p text:style-name="P2">អូច​ៗ​បន្តិច​ៗ រក​កល់​ឆ្អើម : រអូច​រអើម​មិន​សូវ​ស្និទ្ធ ។ ព. ប្រ. រង្កៀស​ចិត្ត​រអូច, មិន​ស៊ប់​ចិត្ត, រក​កល់​ស្អប់ : ចេះ​តែ​រអូច​រអើម​ចិត្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៥</text:p>
          </table:table-cell>
          <table:table-cell table:style-name="តារាង1.B2" office:value-type="string">
            <text:p text:style-name="P28">រអ៊ូរទាំ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ពោល​រអ៊ូ​ៗ​ច្រំដែល​រឿយ​ៗ : និយាយ​រអ៊ូ​រទាំ; សម្ដី​រអ៊ូ​រទាំ, មនុស្ស​រអ៊ូ​រទាំ ។ វេវ. រទូ​រទាំ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៦</text:p>
          </table:table-cell>
          <table:table-cell table:style-name="តារាង1.B2" office:value-type="string">
            <text:p text:style-name="P28">រអើតរអើ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អើត​អើម​រឿយ​ៗ : ឈរ​រអើត​រអើម (ម. ប្រ., ច្រ. ប្រ. អើត​អើម​ៗ ជា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៧</text:p>
          </table:table-cell>
          <table:table-cell table:style-name="តារាង1.B2" office:value-type="string">
            <text:p text:style-name="P28">រអើ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ហើប​ឬ​រជើប​ឡើង​បន្តិច​ៗ : រអើប​ៗ​ចង់​ទៅ; នឹក​ចង់​រអើប​ៗ, ផ្អើល​រអើប​ៗ (ម. ព. រជើប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៨</text:p>
          </table:table-cell>
          <table:table-cell table:style-name="តារាង1.B2" office:value-type="string">
            <text:p text:style-name="P28">រអើប​រជើ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ើប​ៗ រជើប​ឡើង​បន្តិច​ៗ : ផ្អើល​រអើប​រជើប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៥៩</text:p>
          </table:table-cell>
          <table:table-cell table:style-name="តារាង1.B2" office:value-type="string">
            <text:p text:style-name="P28">រអើប​រជោ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ើប​ៗ រជោរ​ឡើង​បន្តិច​ៗ : ផ្អើល​រអើប​រជោរ (ម. ព. រជើប និង រជោរ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០</text:p>
          </table:table-cell>
          <table:table-cell table:style-name="តារាង1.B2" office:value-type="string">
            <text:p text:style-name="P28">រអើ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គុ.</text:p>
          </table:table-cell>
          <table:table-cell table:style-name="តារាង1.D2" office:value-type="string">
            <text:p text:style-name="P2">រក​កល់​ឆ្អើម, នាំ​ឲ្យ​ឆ្អើម : ធុំ​ក្លិន​ឆ្អាប​នាំ​ឲ្យ​រអើម ។ ខ្ពើម​រអើម ខ្ពើម​រក​កល់​ឆ្អើម ។ ព. ប្រ. ស្អប់​ខ្ពើម​មិន​ចង់​នឹក​នា​ដល់ : រអើម​ចិត្ត ឬ ចិត្ត​រអើ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១</text:p>
          </table:table-cell>
          <table:table-cell table:style-name="តារាង1.B2" office:value-type="string">
            <text:p text:style-name="P28">រអើ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គុ.</text:p>
          </table:table-cell>
          <table:table-cell table:style-name="តារាង1.D2" office:value-type="string">
            <text:p text:style-name="P2">ច្រើន​ភ្ញាក់​ផ្អើល​ដោយ​ស្ញើប​ដោយ​ខ្លាច : គោ​រអើល ។ រអើល​គូទ (ព. សា.) ស្ញើប​ៗ​គូទ​ព្រោះ​ខ្លាច​ពី​ក្រោយ​ខ្នង : ដើរ​យប់​ម្នាក់​ឯង​ខ្លាច​ខ្មោច​លង ចេះ​តែ​រអើល​គូទ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២</text:p>
          </table:table-cell>
          <table:table-cell table:style-name="តារាង1.B2" office:value-type="string">
            <text:p text:style-name="P28">រអៀករអ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កក្អៀក​កក្អាយ​ស្មោះ​សរ​សាទរ : សើច​រអៀក​រអាយ; សំណើច​រអៀក​រអាយ ។ វេវ. រអាក​រអាយ, កក្អៀក​កក្អ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៣</text:p>
          </table:table-cell>
          <table:table-cell table:style-name="តារាង1.B2" office:value-type="string">
            <text:p text:style-name="P28">រអៀ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ល្អៀច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៤</text:p>
          </table:table-cell>
          <table:table-cell table:style-name="តារាង1.B2" office:value-type="string">
            <text:p text:style-name="P28">រអៀ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ង្កៀស​បន្តិច​បន្តួច​ដោយ​នឹក​ស្មាន​តម្រូវ​ដាក់​ខ្លួន : រអៀស​ចិត្ត, រអៀស​ខ្លួន ។ ព. ទ. បុ. ស៊ី​លៀស​រអៀស​ខ្លួន គេ​ឥត​បើ​ថា​ចំ​មក​លើ​ខ្លួន​សោះ​ទេ​ប៉ុន្តែ​សម្ដី​នោះ​ត្រូវ​ត្រង់​រឿង​ខ្លួន ក៏​កើត​រអៀស​ខ្លួន​ឯង, ចួន​កាល​ឆ្លើយ​ឆ្លង​តប​ត​ទៅ​គេ​ភ្លាម​ក៏​មាន; ត្រូវ​គ្នា​នឹង​សម្ដី​ថា : គោ​ដំបៅ​ខ្នង ក្អែក​ហើរ​រំលង រំភាយ​កន្ទុយ នេះ​ដែរ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៥</text:p>
          </table:table-cell>
          <table:table-cell table:style-name="តារាង1.B2" office:value-type="string">
            <text:p text:style-name="P28">រអេចរអូ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ចេញ​អាការ​រអូច​ៗ​តិច​ៗ​ខ្លាំង​ៗ​រឿយ​ៗ​តែ​មិន​ច្បាស់​ជា​ថា​អ្វី : ខ្សឹប​រអេច​រអូច ។ នាំ​រអេច​រអូច ខ្សឹបខ្សៀវ​នាំ​អាទិ៍​ឲ្យ​កើត​មាន​រឿង​មាន​ហេតុ​ឬ​នាំ​ឲ្យ​ឮ​មាត់​ឮ​ពាក្យ​ឡើង ។ ឮ​រអេច​រអូច ឮ​គេ​និយាយ​ខ្សឹបខ្សៀវ​គ្នា​មិន​ទាន់​ជាក់​ប្រាកដ គ្រាន់​តែ​ប្រហាក់​ប្រហែ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៦</text:p>
          </table:table-cell>
          <table:table-cell table:style-name="តារាង1.B2" office:value-type="string">
            <text:p text:style-name="P28">រអេត​រអ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អែត​រអត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៧</text:p>
          </table:table-cell>
          <table:table-cell table:style-name="តារាង1.B2" office:value-type="string">
            <text:p text:style-name="P28">រអេះរអុ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ត្រេះ​ត្រុះ​ច្រិម​ច្រុម​រឿយ​ៗ ដោយ​ទាល់​គំនិត​ឬ​ទាល់​ពាក្យ​ទាល់​សេចក្ដី​ឆ្លើយ ឬ​ក៏​ដោយ​អផ្សុក​ចង់​ក្រោក​ចង់​ចេញ​តែ​មិន​ហ៊ាន ព្រោះ​ញញើត​ព្រោះ​ខ្លាច​ជាដើម : អង្គុយ​រអេះ​រអុ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៨</text:p>
          </table:table-cell>
          <table:table-cell table:style-name="តារាង1.B2" office:value-type="string">
            <text:p text:style-name="P28">រអេៈរអុ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អេៈ​អុ​ៗ​រឿយ​ៗ ។ កិ. វិ. ដែល​ចេះ​តែ​អេៈ​អុ​ៗ​មិន​ច្បាស់​ជា​ថា​អ្វី​ : និយាយ​រអេៈ​រអុ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៦៩</text:p>
          </table:table-cell>
          <table:table-cell table:style-name="តារាង1.B2" office:value-type="string">
            <text:p text:style-name="P28">រអែ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ពាក្យ​បរិវារ​សម្រាប់​និយាយ​ផ្សំ​ជា​មួយ​នឹង​ពាក្យ រអោក ថា : ឮ​មាត់​រអែក​រអោក ឮ​មាត់​រអោក​ៗ តិច​ៗ​ខ្លាំង​ៗ​រឿយ​ៗ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៧០</text:p>
          </table:table-cell>
          <table:table-cell table:style-name="តារាង1.B2" office:value-type="string">
            <text:p text:style-name="P28">រអែ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ខ្លាច, ក្រែង ដោយ​យក​ចិត្ត​ទុក​ដាក់​ឬ​ដោយ​គោរព : រអែង​ខ្លួន (ខ្លាច​ក្រែង​ខ្លួន​មាន​ខុស​ឆ្គង); រអែង​ចិត្ត (ខ្លាច​ចិត្ត​គេ) ។ ក្រែង​រអែង ក្រែង​ខ្លាច​ដោយ​មាន​សេចក្ដី​គោរព​កោត​ខា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>ក្រែង​រអែង</text:p>
          </table:table-cell>
        </table:table-row>
        <table:table-row table:style-name="តារាង1.2">
          <table:table-cell table:style-name="តារាង1.A2" office:value-type="string">
            <text:p text:style-name="P2">១០៧៧១</text:p>
          </table:table-cell>
          <table:table-cell table:style-name="តារាង1.B2" office:value-type="string">
            <text:p text:style-name="P28">រអែតរអ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គ្រុន​ស្រៀវ​ឬ​ផ្តាសាយ​ក្អក​កណ្តាស់​បន្តិច​បន្តួច ប៉ុន្តែ, ក្នុង​បន្ទុក​មួយ​ឬ​ក្នុង​ភូមិ​មួយ, ច្រើន​គ្នា : ឈឺ​រអែត​រអត ។</text:p>
          </table:table-cell>
          <table:table-cell table:style-name="តារាង1.D2" office:value-type="string">
            <text:p text:style-name="P2">រអេត​រអត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០១៧៧២</text:p>
          </table:table-cell>
          <table:table-cell table:style-name="តារាង1.B2" office:value-type="string">
            <text:p text:style-name="P28">រអែរអូ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រង៉ែ​រង៉ូវ​មិន​សូវ​ស្រាក, រអ៊ូ​រទាំ​ច្រំដែល : ពោល​រអែ​រអូវ; សម្ដី​រអែរ​អូវ ។ មនុស្ស​រអែ​រអូវ មនុស្ស​ដែល​រមែង​ពោល​រង៉ែ​រង៉ូវ​មិន​សូវ​ស្រា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៧៣</text:p>
          </table:table-cell>
          <table:table-cell table:style-name="តារាង1.B2" office:value-type="string">
            <text:p text:style-name="P28">រអៃ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រអាក​រអាយ​មិន​ដាច់​សូរ ឬ​ឮ​សូរ​អែ​អុក, រអោក​មិន​ដាច់​សូរ : និយាយ​គ្នា​រអៃ, ឮ​មាត់​រអៃ (ប្រើ​តាម​ទម្លាប់​ដោយ​ស្រុក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៧៤</text:p>
          </table:table-cell>
          <table:table-cell table:style-name="តារាង1.B2" office:value-type="string">
            <text:p text:style-name="P28">រអោ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ជជែក​គ្នា​ឮ​ខ្លាំង​ៗ, កោក​ៗ​ខ្លាំង​ៗ : ជជែក​គ្នា​រអោក, ឮ​មាត់​រអោក (ម. ព. រអែក ផង)។</text:p>
          </table:table-cell>
          <table:table-cell table:style-name="តារាង1.D2" office:value-type="string">
            <text:p text:style-name="P2">រឱក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៧៥</text:p>
          </table:table-cell>
          <table:table-cell table:style-name="តារាង1.B2" office:value-type="string">
            <text:p text:style-name="P28">រឱ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ឱឞ “សេចក្ដី​ក្ដៅ, ក្ដៅ​ក្រហាយ; ការ​បង្កាត់​ឲ្យ​ឆេះ; សេចក្ដី​ស្អុះ​ស្អាប់”) សេចក្ដី​មោះហ្មង ឬ​មោះមៃ, ដំណើរ​ហ្មង​ឆ្គង; សេចក្ដី​ក្ដៅ​ក្រហាយ ឬ​ស្អុះ​ស្អាប់​ចិត្ត : ធ្លាប់​នៅ​ជា​សុខ​នឹង​គ្នា​រៀង​មក ឥត​ដែល​មាន​រឱស​ទេ; និយាយ​ស្ដី​គួរ​សម​គ្មាន​រឱស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៧៦</text:p>
          </table:table-cell>
          <table:table-cell table:style-name="តារាង1.B2" office:value-type="string">
            <text:p text:style-name="P28">រឱស​ឋា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3"><text:span text:style-name="T17">រៈអោស-ឋាន ឬ រៈ អោស</text:span>ស្ឋាន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សេចក្ដី​ហ្មង​ឆ្គង​ឬ​មោះហ្មង, មោះមៃ​ដែល​នាំ​ឲ្យ​ក្ដៅ​ក្រហាយ, ស្អុះ​ស្អាប់ បែក​ចិត្ត​គំនិត​គ្នា​ឬ​បែក​ឃ្លាត​ចាក​ទី, ចាក​លំនៅ : ខុស​មួយ​ដង​ឆ្គង​មួយ​ថ្ងៃ​គួរ​អត់​ឱន​ទៅ កុំ​ឲ្យ​មាន​រឱស​ឋាន​នឹង​គ្នា ! (សរសេរ​ជា រឱស​ថាន ក៏​មាន ។ ម. ព. រឱស និង ឋាន ផង) ។ </text:p>
          </table:table-cell>
          <table:table-cell table:style-name="តារាង1.D2" office:value-type="string">
            <text:p text:style-name="P2">រឱ​ស្ឋាន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៧៧</text:p>
          </table:table-cell>
          <table:table-cell table:style-name="តារាង1.B2" office:value-type="string">
            <text:p text:style-name="P28">រឭ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គិត​ដល់, នឹក​ដល់, នឹក​រឿយ​ៗ, នឹក​ឃើញ​ឡើង​វិញ : រឭក​គុណ, រឭក​កូន, រឭក​ស្រុក, រឭក​ជាតិ​បាន ។ ទុក​ជា​ទី​រឭក ទុក​គ្រាន់​នឹង​ឲ្យ​ឃើញ​ម្ដង​ៗ​ឲ្យ​ភ្នក​នឹក​ដល់ ។ ភ្ញាក់​ពី​ដេក : រឭក​ពី​ដេក, ដាស់​មិន​រឭក ។ </text:p>
          </table:table-cell>
          <table:table-cell table:style-name="តារាង1.D2" office:value-type="string">
            <text:p text:style-name="P2">រលឹក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៧៨</text:p>
          </table:table-cell>
          <table:table-cell table:style-name="តារាង1.B2" office:value-type="string">
            <text:p text:style-name="P28">រ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ហាម, ឃាត់; ថយ​ក្រោយ, ធ្វើ​ឲ្យ​ថយ​ក្រោយ; បែរ​ចេញ, ទាស​ចេញ; រួញ​ថយ; ជំទាស់; ដោះ​ដៃ; ប្រកែក; ... ។ រា​ក្រញាង លើក​ដៃ​ក្រញាង​ថយ​ក្រោយ ។ រា​គន្លង បែរ​ចេញ​ឬ​ទាស​ចេញ​ពី​គន្លង ។ ព. ប្រ. ប្រកែក​ឬ​ដោះ​ដៃ​មិន​ហ៊ាន​តស៊ូ​ឬ​មិន​ហ៊ាន​ទទួល​ភារៈ ។ រា​ដៃ លើក​ដៃ​បញ្ឈរ​ម្រាម​ទាំង​៥​ឡើង​ឲ្យ​បាត​ដៃ​បែរ​ទៅ​ខាង​មុខ ដោយ​ការ​ប្រកែក​ឬ​ហាម​ឃាត់ : រា​ដៃ​ឃាត់ ។ រា​ដំណើរ ឬ រា​ផ្លូវ​រា​ដំណើរ ប្រកែក, កែ​ដោះ​ដៃ មិន​ព្រម​ឬ​លែង​ទទួល​តាម​ផ្លូវ​តាម​ដំណើរ ។ រា​ទឹក វាត​គាស់​ទឹក​ទប់​ឲ្យ​នៅ​នឹង ឬ​ឲ្យ​ថយ​ក្រោយ ។ រា​រាំង ឬ រាំង​រា​ខារខាំង, ហាម​ឃាត់, ការពារ ។ល។ យក​ជើង​រា​ទឹក សំយុង​ជើង​វាត​គាស់​ទឹក (ឲ្យ​ទូក​ឬ​ក្បូន​នៅ​នឹង ឬ​ថយ​ក្រោយ)។ ព. ទ. បុ. បើ​មិន​ជួយ​ចូក​ជួយ​កែវ កុំ​យក​ជើង​រា​ទឹក បើ​មិន​ជួយ​ទំនុក​បម្រុង​ផ្ចុង​ផ្ដើម ឬ​មិន​ជួយ​ប្រឹង​ប្រែង​ខ្នះ​ខ្នែង​ឲ្យ​កើត​ការ​ទេ កុំ​ជំទាស់​ឲ្យ​ខូច​ការ​ខូច​ដំណើរ (និយាយ​ខ្លី​ត្រឹម​តែ កុំ​យក​ជើង​រា​ទឹក ក៏​បា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ា​រាំង </text:p>
          </table:table-cell>
        </table:table-row>
        <table:table-row table:style-name="តារាង1.2">
          <table:table-cell table:style-name="តារាង1.A2" office:value-type="string">
            <text:p text:style-name="P2">១០៧៧៩</text:p>
          </table:table-cell>
          <table:table-cell table:style-name="តារាង1.B2" office:value-type="string">
            <text:p text:style-name="P28">រ៉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អេះ; ហ្ន៎ះ ! ឬ​ណា៎ !; ចុះ; ភ្លាម; ... ។ ទៅ​រ៉ា ទៅ​អេះ ! : បើ​មាន​ច្រើន​ទៅ​រ៉ា ខ្ញុំ​នឹង​ចែក​ជូន​អ្នក​ខ្លះ ! ។ ពាក្យ​នេះ​ច្រើន​ប្រើ​ក្នុង​កាព្យ​ឬ​ទំនុក​ច្រៀង, ដូច​ជា : ឆាប់​រ៉ា ឆាប់​ភ្លាម ឬ​ឆាប់​ហ្ន៎ះ ! : ហៃ​កូន​មាស​ម្ដាយ​មក​អាយ​ឆាប់​រ៉ា មក​បៅ​ហើយ​បា ដេក​ទៅ​កុំ​យំ ។ មក​អាយរ៉ា មក​អាយ​ហ្ន៎ះ ! ឬ​មក​អាយ​ភ្លាម : ហៃ​មាស​កែវ​ពិសី ចូរ​ប្អូន​ស្រី​មក​អាយរ៉ា បង្អង់​យូរ​ដល់​ណា ឲ្យ​បង​កើត​ទុក្ខ​ព្រួយ​ម្នេញ ។ មើល​រ៉ា មើល​ចុះ : ដើម​ព្រីង​ដុះ​អម​ដើម​ព្រូស ជិត​ដើម​ជន្លូស ប្អូន​អើយ​មើល​រ៉ា ។ សិន​រ៉ា សិន​ណា៎ ! ឬ សិន​ទៅ ! : ហៃ​ប្អូន​ពិសី សូម​ឲ្យ​បង​ខ្ចី ស្បៃ​នាង​សិន​រ៉ា ជា​ទី​រឭក នឹក​ដល់​កនិដ្ឋា ទោះ​បី​ម្ដេចម្តា ចូរ​ឲ្យ​កុំ​ខាន ។ អឺយ​រ៉ា ពាក្យ​សម្រាប់​កែម​ស៊ែម​ពាក្យ​កាព្យ​ឬ​ទំនុក​ច្រៀង​ តាម​ទំនង​ដែល​គួរ​ប្រកប, ដូច​ជា : ស្រី​អើយ​អឺយ​រ៉ា​ឱ​ប្អូន​ស្រី ហេតុ​អ្វី​អឺយ​រ៉ា​ក៏​ស្អប់​បង បើ​ទុក​អឺយ​រ៉ា​ជា​មាន​ហ្មង ខុស​ម្ដង​អឺយ​រ៉ា​គួរ​លើក​ចោល; ... (ហៅ​ថា កាព្យ​អឺយ​រ៉ា ឬ ទំនុក​អឺយ​រ៉ា​ត្រូវ​ដាក់​ពាក្យ​ អឺយ​រ៉ា ត្រង់​កន្លែង​បន្ទាប់​ពាក្យ​ទី ២ ឲ្យ​មាន​រាល់​ឃ្លា)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៨០</text:p>
          </table:table-cell>
          <table:table-cell table:style-name="តារាង1.B2" office:value-type="string">
            <text:p text:style-name="P28">រា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</text:p>
          </table:table-cell>
          <table:table-cell table:style-name="តារាង1.D2" office:value-type="string">
            <text:p text:style-name="P2">លេច​ដោយ​រាន់​ខ្លាំង​ទប់​មិន​ទាន់​ឬ​ទប់​មិន​ឈ្នះ : ក្មេង​ភ័យ​រាក​មូត្រ, មេ​មាន់​រាក​ស៊ុត, មេ​ឆ្មា​រាក​កូន ។ រាក​រូស រាក​ឧច្ចារៈ​ដូច​ជា​រូស​ចេញ​មក ។ ចុះ​រាក ចុះ​ឧច្ចារៈ​រាន់​រាក​ខ្លាំង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ាក​រូស</text:p>
          </table:table-cell>
        </table:table-row>
        <table:table-row table:style-name="តារាង1.2">
          <table:table-cell table:style-name="តារាង1.A2" office:value-type="string">
            <text:p text:style-name="P2">១០៧៨១</text:p>
          </table:table-cell>
          <table:table-cell table:style-name="តារាង1.B2" office:value-type="string">
            <text:p text:style-name="P28">រាក់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ទីទៃ​ពី​ជ្រៅ គឺ​មាន​ជម្រៅ​តិច : ទឹក​រាក់, រណ្ដៅ​រាក់ ។ គំនិត​រាក់ គំនិត​សើ​ៗ មុជ​មិន​ជ្រៅ​ទៅ​មិន​ឆ្ងាយ ។ ចិត្ត​រាក់ ចិត្ត​សើ​ៗ ឆាប់​ដោយ​តាម​គេ (ម. ព. ឧត្តានៈ <text:s/>ផង) ។ សេចក្ដី​រាក់ សេចក្ដី​ងាយ មិន​ពិបាក​យល់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ឈើ​តូច ស្លឹក​ក្រាស់​សម្បុរ-ស​ប្រផេះ ដែល​យ៉ាង​ធំ​ប៉ុន​ៗ​បាត​ដៃ មាន​ជ័រ​ស, មាន ២ ប្រភេទ​គឺ រាក់​ស ផ្កា​សម្បុរ-ស, រាក់​ក្រហម​ ផ្កា​សម្បុរ​ស្វាយ​ស្រគាំ; ផ្កា​រាក់​ទាំង ២ យ៉ាង​នេះ​មាន​ក្លិន​ក្រអូប​សាយ​ក្រពុល​បន្តិច​ៗ ជនានុជន​រាប់​អាន ច្រើន​ដោត​ក្រង​ជា​ផួង​មាលា ឬ​ប្រើ​ក្នុង​វេលា​ថ្វាយ​បង្គំ​ទទួល​ឋានន្តរ (ថ្វាយ​បង្គំ​ងារ)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រោគ​កើត​នៅ​ជើង​ធ្មេញ​បណ្ដាល​ឲ្យ​ហើម​សាច់​ជើង​ធ្មេញ​ កកើត​ជា​ខ្ទុះ​ឈាម​ស្អុយ​នាំ​ឲ្យ​ធ្មេញ​ឆាប់​រង្គើរ​ង្គោះ : ធ្មេញ​កើត​រាក់​ ឬ កើត​រាក់​ធ្មេញ ។ </text:p>
          </table:table-cell>
          <table:table-cell table:style-name="តារាង1.D2" office:value-type="string">
            <text:p text:style-name="P2">រាក់​ធ្មេញ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៤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រោគ​ឧច្ចារ​មគ្គ​បណ្ដាល​ឲ្យ​ធ្ងន់​បាត (ធ្ងន់​ទ្វារ​ធំ) ឈឺ​ស្ទំ​ក្នុង​ពោះ លីង​កន្លាស់​អស់​កម្លាំង​ល្ហិតល្ហៃ, មាន ២ យ៉ាង​គឺ រាក់​ស ធ្លាក់​សុទ្ធ​តែ​ខ្ទុះ​រំអិល​គ្មាន​ឈាម, រាក់​ក្រហម ធ្លាក់​រំអិល​មាន​ឈាម : កើត​រាក់ ឬ កើត​រាក់​បាត ។ </text:p>
          </table:table-cell>
          <table:table-cell table:style-name="តារាង1.D2" office:value-type="string">
            <text:p text:style-name="P2">រាក់​បាត</text:p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៨២</text:p>
          </table:table-cell>
          <table:table-cell table:style-name="តារាង1.B2" office:value-type="string">
            <text:p text:style-name="P28">រាក់ទាក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ពោល​ស្រុះ​ស្រួល​ទទួល​ដោយ​អើពើ, ចៅរ៉ៅ : និយាយ​រាក់​ទាក់; សម្ដី​រាក់​ទាក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៨៣</text:p>
          </table:table-cell>
          <table:table-cell table:style-name="តារាង1.B2" office:value-type="string">
            <text:p text:style-name="P28">រាក្ស័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-ក្ស័ស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ក្សស៑; រក្ខស) យក្ស​សាមញ្ញ ឬ​បិសាច​ពួក​ខ្លះ​ដែល​នៅ​អាស្រ័យ​តាម​មាត់​ទឹក​ឬ​ក្នុង​ដង​ព្រៃ (អារក្ស​ទឹក, អារក្ស​ព្រៃ ឬ​ខ្មោច​ព្រៃ), បើ​ស្រី​ហៅ រាក្សសី (រា-ក្សៈសី), ជា​ពួក​អមនុស្ស​កាច​សាហាវ ច្រើន​បៀត​បៀន​យាយី​មនុស្ស​ដែល​ចូល​ដល់​ទី​ដែន​របស់​វា: ត្រពាំង​នោះ​មាន​រាក្ស័ស​ហួង​ហែង​រក្ស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៨៤</text:p>
          </table:table-cell>
          <table:table-cell table:style-name="តារាង1.B2" office:value-type="string">
            <text:p text:style-name="P28">រាក្សស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ាក្ស័ស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៨៥</text:p>
          </table:table-cell>
          <table:table-cell table:style-name="តារាង1.B2" office:value-type="string">
            <text:p text:style-name="P28">រាគ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គ) តម្រេក, សេចក្ដី​រីករាយ, ត្រេក​ត្រអាល ចំពោះ​កាម : ត្រូវ​រាគៈ​គ្រប​សង្កត់ ។ រាគគ្គិ (រាគ័ក-គិ; បា. &lt; រាគ+អគ្គិ) ភ្លើង​រាគៈ, រាគៈ​ដែល​ទុក​ដូច​ជា​ភ្លើង : រាគគ្គិ ជា​ភ្លើង​មិន​សម្ដែង​ឲ្យ​ឃើញ​ផ្សែង​និង​អណ្ដាត ប៉ុន្តែ​ឆេះ​រង្គំ​ងំ​រង្គាល​លើស​ខ្នាត​ឥត​នរណា​ពណ៌នា​ប្រាប់​គ្នា​ឲ្យ​ដឹង​សព្វ​គ្រប់​បាន​ដុត​សត្វ​ឲ្យ​ឆេះ​ខ្លោច​ប្រាណ​ពុំ​ដឹង​ខ្លួន... (បរិយាយ​របស់ ព. ពុ.) ។ រាគ​ចរិត (រាគៈចៈរ៉ិត) អ្នក​ដែល​មាន​ចរិត​ក្រាស់​ដោយ​រាគៈ ។ រាគ​ចិត្ត ចិត្ត​ដែល​ប្រកប​ដោយ​រាគៈ ។ រាគាទិក្កិលេស (បា. &lt; រាគ+អាទិ+កិលេស) កិលេស​មាន​រាគៈ​ជា​ដើម ។ រាគាភិភូត (បា. &lt; រាគ+អភិភូត “គ្រប​សង្កត់”) ដែល​ត្រូវ​រាគៈ​គ្រប​សង្កត់ ។ល។ </text:p>
          </table:table-cell>
          <table:table-cell table:style-name="តារាង1.D2" office:value-type="string">
            <text:p text:style-name="P2">រាគៈ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៨៦</text:p>
          </table:table-cell>
          <table:table-cell table:style-name="តារាង1.B2" office:value-type="string">
            <text:p text:style-name="P28">រាង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គុ.</text:p>
          </table:table-cell>
          <table:table-cell table:style-name="តារាង1.D2" office:value-type="string">
            <text:p text:style-name="P2">ចាល, រអា លែង​ចង់ លែង​ត្រូវ​ការ​ទៀត : ផ្លូវ​នុ៎ះ​ពិបាក​ណាស់, ខ្ញុំ​រាង​ហើយ​មិន​ទៅ​ទៀត​ទេ ! ។ ខ្លាច​រអា​លែង​ហ៊ាន​ទៀត : ត្រូវ​គេ​បន្ទោស​ច្រើន​ដង​ហើយ​នៅ​តែ​មិន​រាង ។ រាង​ចាល ចាល​ចិត្ត​ចាល​គំនិត​រាង​លែង​ហ៊ាន​ទៀត ។ រាង​រអា រាង​ទ្រាន់​ខ្លាំង ។ រាង​មិន​ឈ្នះ​រាគ តាំង​ចិត្ត​ថា​រាង​ហើយ ប៉ុន្តែ​គង់​មិន​ឈ្នះ​តម្រេក (ព. សុ.; ម. ព. រៀល ១ កិ. ទៀត​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សណ្ឋាន, ទ្រង់, ទ្រង់ទ្រាយ : រាង​ក្រអាញ, រាង​ច្រឡោ, រាង​រល, រាង​ស្តើង ។ រាងរៅ​ទ្រង់ទ្រាយ​រូប​រាង ។ល។ (ម. ព. រូប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ផ្ទាំង​រនាប​ឫស្សី​ពាស​ស្រទប​ចេក ដាក់​លើ​គែម​ទូក​ម្ខាង​បន្ទេរ​ឲ្យ​ផ្អៀង​មក​ខាង​ក្នុង​ទូក ប៉ែក​ខាង​ក្រោម​ឲ្យ​រះ​នឹង​ទឹក ដើម្បី​ចែវ​ឬ​អុំ​ទូក​ទៅ​ឲ្យ​ត្រី​ភ័ន្ត​ស្លន់​លោត​ចូល​ក្នុង​ទូក, គេ​ធ្វើ​តែ​ក្នុង​វេលា​យប់​មាន​ខែ​ភ្លឺ ហៅ​ថា ដេញ​រា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៨៧</text:p>
          </table:table-cell>
          <table:table-cell table:style-name="តារាង1.B2" office:value-type="string">
            <text:p text:style-name="P28">រ៉ា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ដោយ​គោះ​ថាស​ស្ពាន់​ស្ដើង​ឬ​ដោយ​ខ្យល់​បក់​ប៉ះ​ត្រូវ​ស្លឹក​ត្នោត​ស្ងួត​ក្រៀម​ជាដើម ។ រ៉ូង​រ៉ាង (ម. ព. រ៉ូង)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/>រ៉ូង​រ៉ាង</text:p>
          </table:table-cell>
        </table:table-row>
        <table:table-row table:style-name="តារាង1.2">
          <table:table-cell table:style-name="តារាង1.A2" office:value-type="string">
            <text:p text:style-name="P2">១០៧៨៨</text:p>
          </table:table-cell>
          <table:table-cell table:style-name="តារាង1.B2" office:value-type="string">
            <text:p text:style-name="P28">រាង​ដូច​ជា 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2">ដូច, ហាក់​ដូច​ជា, បែប​ដូច​ជា : ពី​ដើម​វា​កាច​ណាស់ ប៉ុន្តែ​ឥឡូវ​រាង​ដូច​ជា​ស្លូត​បន្តិច (ព. សា. ប្រើ​តាម​ទម្លាប់​ដោយ​ស្រុក​ខ្ល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៨៩</text:p>
          </table:table-cell>
          <table:table-cell table:style-name="តារាង1.B2" office:value-type="string">
            <text:p text:style-name="P28">រាងរ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ូប​រាង. រូប​ស្បាត : មាន​រាង​រៅ​សមរម្យ ឬ--មិន​សូវ​សម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០</text:p>
          </table:table-cell>
          <table:table-cell table:style-name="តារាង1.B2" office:value-type="string">
            <text:p text:style-name="P28">រាច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ាយ​ស្មើ; ដក់​ស្មើ; សាយ​រាយ​ស្មើ : ទឹក​រាច​ពេញ​ស្រែ, ទឹក​ជន់​សាយ​រាច​វា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១</text:p>
          </table:table-cell>
          <table:table-cell table:style-name="តារាង1.B2" office:value-type="string">
            <text:p text:style-name="P28">រាជ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ជន៑) ព្រះ​រាជា (ក្សត្រិយ៍​ទ្រង់​រាជ្យ); ប្រែ​តាម​រូប​សព្ទ​ថា “អ្នក​រុងរឿង​ដោយ​វិសេស​ព្រោះ​មាន​តេជះ​ក្រៃ​លែង” ឬ​ប្រែ​ថា “អ្នក​ញ៉ាំង​ប្រជា​ពលរដ្ឋ​ឲ្យ​រីក​រាយ គឺ​គ្រប់គ្រង​ប្រជា​និករ​ឲ្យ​មាន​ស្វាមី​ភក្តិ​ចំពោះ​ព្រះ​អង្គ ព្រោះ​ព្រះ​អង្គ​មាន​សង្គហ​វត្ថុ ៤ យ៉ាង​គឺ ការ​ឲ្យ​ទេយ្យ​វត្ថុ, ការ​ពោល​វាចា​គួរ​ឲ្យ​ចង់​ឮ​ចង់​ស្ដាប់, ការ​ប្រព្រឹត្ត​អំពើ​ជា​ប្រយោជន៍, ការ​តាំង​ព្រះ​អង្គ​ស្មើ​ៗ គឺ​ប្រើ​ឫកពា​ឲ្យ​ល្មម​ពេញ​ចិត្ត​ប្រជា​រាស្រ្ត” <text:s/>។ សព្ទ​នេះ​ប្រើ​ជា​បទ​សមាស​បាន​ជា​អនេក, បើ​ដាក់​រៀង​ពី​ខាង​ដើម​សព្ទ​ដទៃ អ. ថ. រាជៈ, ដូច​ជា : រាជ​ទូត, រាជ​ធានី, រាជ​បុត្រ, រាជ​បម្រើ, រាជ​ប្រកាស ជាដើម; បើ​រៀង​ពី​ខាង​ចុង​សព្ទ​ដទៃ អ. ថ. រាច, ដូច​ជា : នាគ​រាជ, ប្រទេស​រាជ, មហា​រាជ, អធិ​រាជ, ឯក​រាជ ជាដើម; ផ្សំ​ជាមួយ​នឹង​សព្ទ​សំស្រ្កឹត, បាលី, ខ្មែរ បាន​តាម​គួរ​ដល់​ការ​ប្រកប : រាជ​កកុធ​ភណ្ឌ (--កៈកុធៈភ័ន) គ្រឿង​ប្រដាប់​សម្រាប់​រាជ្យ, មាន ៥ យ៉ាង​គឺ មកុដ, ព្រះ​ខ័ឌ្គ​ព្រះ​ខ័ន), ស្វេតឆត្រ, សុព័ណ៌​បាទុក, វាលវីជនី; មាន​ន័យ​មួយ​ផ្សេង​ថា : មកុដ, ព្រះ​ខ័ឌ្គ (ព្រះ​ខ័ន), សុព័ណ៌​បាទុក, ព្រះ​ទណ្ឌ:, ចាមរ ។ រាជ​កញ្ញា ឬ--កន្យា ព្រះ​រាជ​បុត្រី​ជំទង់​ឬ​ក្រមុំ ។ រាជ​កម្ម អំពើ​របស់​ព្រះ​រាជា គឺ​អំពើ​ល្អ ឬ​អាក្រក់​ដែល​ព្រះ​រាជា​ទ្រង់​ធ្វើ ។ រាជ​កវី កវី​របស់​ព្រះ​រាជា <text:s/>។ រាជ​ការ ឬ--ការ្យ (ត. ទ. ស្រ. អ. ថ. រាច-ជ្កា; សំ. រាជ​កាយ៌) ការ​របស់​ព្រះ​រាជា; ការ​ផែន​ដី, <text:s text:c="4"/>ការ​រក្សា​ប្រទេស (រាជ​ការ្យ ម. ប្រ. , ច្រ. ប្រ. រាជ​ការ ជាង) : ធ្វើ​រាជ​ការ; អ្នក​រាជ​ការ, ខ្ញុំ​រាជ​ការ, គំនិត​រាជ​ការ,... ។ រាជ​កិច្ច ឬ--ក្រឹត្យ កិច្ច​ឬ​ក្រឹត្យ​របស់​ព្រះ​រាជា; កិច្ច​ការ​ផែន​ដី (ក្នុង​កម្ពុជ​រដ្ឋ​សព្វ​ថ្ងៃ​ប្រើ​ពាក្យ​នេះ​ជា​ឈ្មោះ​សៀវភៅ ដែល​ប្រាប់​អំពី​ដំណើរ​កិច្ច​ការ​រាជ​ការ​ផ្សេង​ៗ : សៀវភៅ​រាជ​កិច្ច) ។ រាជ​កិច្ចានុកិច្ច (បា.&lt; រាជ+កិច្ច+អនុ​កិច្ច) កិច្ច​តូច​ធំ​របស់​ព្រះ​រាជា; កិច្ច​ការ​ផ្សេង​ៗ​ក្នុង​រាជាណាចក្រ ។ រាជ​កីយ (--កី) ដែល​ជាប់​ទាក់​ទង់​ដោយ​ព្រះ​រាជា, ដែល​ជា​របស់​ព្រះ​រាជា, ព្រះ​រាជ​ទ្រព្យ ។ រាជ​កីឡា​ឬ--ក្រីឌា ការ​ក្រសាល​សប្បាយ​ផ្ទាល់​ព្រះ​អង្គ របស់​ព្រះ​រាជា​ឬ​ការ​លេង​ដែល​ព្រះ​រាជា​ទ្រង់​ទំនុក​បម្រុង (ច្រើន​ប្រើ​ខាង​ល្បែង​ផ្ទាល់​ប្រាណ ឬ​ល្បែង​ហាត់​ប្រាណ​ដូច​យ៉ាង​ចុះ​ហែល​ទឹក​លេង, ទាត់​សី, ហាត់​លោត​ជាដើម) ។ រាជ​កុមារ ព្រះ​រាជ​បុត្រ​ក្មេង ។ រាជ​កុមារិកា ឬ--កុមារី ព្រះ​រាជ​បុត្រី​ក្មេង ។ រាជ​កុលដ្ឋាន ទី, លំ​នៅ​របស់​រាជ​ត្រកូល; ព្រះ​រាជ​គំនាល់; ព្រះ​រាជ​សំណាក់ ។ រាជ​កុសល កុសល​ឬ​ការ​កុសល​របស់​ព្រះ​រាជា (ច្រើន​និយាយ​ថា ថ្វាយ​ព្រះ​រាជ​កុសល ថ្វាយ​កុសល​ដែល​ខ្លួន​បាន​ហើយ​ចំពោះ​ទៅ​ព្រះ​រាជា) ។ រាជ​កោដ្ឋាគារ (--កោត-ឋា--) ឃ្លាំង​ព្រះ​រាជ​ទ្រព្យ ។ រាជ​កោដ្ឋាគារិក មន្ត្រី​អ្នក​រក្សា​ឃ្លាំង​ព្រះ​រាជ​ទ្រព្យ ។ រាជ​កោទណ្ឌ ឬ--កៅទណ្ឌ (--ទ័ន) ធ្នូ​សម្រាប់​ព្រះ​រាជា ឬ​ធ្នូ​សម្រាប់​រាជ្យ ។ រាជ​កំណត់ កំណត់​ច្បាប់​ក្នុង​ព្រះ​រាជប្បញ្ញត្តិ ឬ ក្នុង​ព្រះ​រាជ​ប្រកាស ។ រាជ​ខណ្ឌ ឬ រាជ្យ-- (--ខ័ន) ដែន, ព្រំ​ដែន; សង្កាត់​ឬ​កម្រិត​របស់​ព្រះ​រាជប្បញ្ញត្តិ​ឬ​ព្រះ​រាជ​ប្រកាស ។ រាជ​គំនាប់ ការ​គំនាប់​ចំពោះ​ព្រះ​រាជា : យោធា​ថ្វាយ​ព្រះ​រាជ​គំនាប់ ឬ ថ្វាយ​ព្រះ​គំនាប់ ។ រាជ​គំនាល់ ទី​សម្រាប់​គាល់​ព្រះ​រាជា, ក្រឡា​ព្រះ​គំនាល់ ។ រាជ​គ្រឹហា (--ហ៊ា) ព្រះ​រាជ​ដំណាក់ ។ រាជ​គ្រឹះ ឈ្មោះ​រាជ​ធានី​មួយ​របស់​ដែន​មគធៈ (ក្នុង​បុរាណ​សម័យ) ជា​ក្រុង​មាន​ឈ្មោះ​លេច​ឮ​ក្នុង​គម្ពីរ​ពុទ្ធ​សាសនា (ម. ព. មគធៈ ផង) ។ រាជ​គ្រូ គ្រូ​របស់​ព្រះ​រាជា; មន្ត្រី​ដែល​ព្រះ​រាជា​ទ្រង់​តាំង​ឲ្យ​ជា​ប្រឹក្សា​ផ្ទាល់​ព្រះ​អង្គ​ឬ​ឲ្យ​ជា​អ្នក​រំឭក​ដាស់​តឿន​ព្រះ​អង្គ ក្រែង​ទ្រង់​មាន​បើ​ប្រព្រឹត្ត​ភ្លាំង​ភ្លាត់​ខុស​ចាក​ទស​ពិធ​រាជ​ធម៌ ។ រាជ​ឃ្លាំង ឃ្លាំង​ដាក់​ព្រះ​រាជ​ទ្រព្យ, ឃ្លាំង​ហ្វួង ។ រាជង្គ​រក្ខ (រាជ័ង-គៈរ័ក) ឬ រាជ​រក្ខ, --រក្ស អ្នក​រក្សា​អង្គ​ព្រះ​រាជា, ទាហាន​រក្សា​ព្រះ​អង្គ (ម. ព. អង្គ​រក្ខ ផង) ។ រាជ​ជននី (--ជៈនៈនី) ព្រះ​មាតា​របស់​ក្សត្រិយ៍​ទ្រង់​រាជ្យ ។ រាជញ្ញ​ត្រកូល (រាជ័ញ -ញៈ--) ត្រកូល​ដែល​ជាប់​ពូជ​មុទ្ធាភិសិត្ត​រាជ; ត្រកូល​ព្រះ​អង្គ​ឬ​ព្រះ​វង្ស ។ រាជ​ដំណាក់ ផ្ទះ​ដែល​ព្រះ​រាជា​ទ្រង់​គង់​នៅ (ព្រះ​រាជ​មន្ទីរ) ។ រាជ​ដំណើរ ការ​ធ្វើ​ដំណើរ​របស់​ព្រះ​រាជា ។ រាជ​តន័យ ព្រះ​រាជ​បុត្រ ។ រាជ​តនយា (--តៈ នៈ យ៉ា) ព្រះ​រាជ​បុត្រី ។ រាជ​តេជះ តេជះ​របស់​ព្រះ​រាជា ។ ក្នុង​កម្ពុជ​រដ្ឋ, សម័យ​ពី​ដើម ចួន​កាល​ប្រើ​ពាក្យ​នេះ ជា​ឋានន្តរ​នៃ​សេនាបតី​សម្រាប់​ទោ​ត្រួត​ទាហាន​ជើង​គោក, សម័យ​ឥឡូវ តាំង​ជា​ទី​អនុរដ្ឋ​លេខាធិ​ការ​ក្រសួង​សិក្សាធិ​ការ​ឬ​ក្រសួង​អប់រំ​ជាតិ ឬ​ក៏​ក្រសួង​យុទ្ធនាធិ​ការ : អ្នក​ឧកញ៉ា​រាជ​តេជះ (ម. ព. តេជះ ផង) ។ រាជ​តេជានុ​ភាព (&lt; រាជ+តេជ+អានុភាព) អានុភាព​នៃ​តេជះ​របស់​ព្រះ​រាជា ។ រាជ​តម្រាស់ ព្រះ​តម្រាស់​នៃ​ព្រះ​រាជា​ដែល​ទ្រង់​ត្រាស់​ហៅ, ត្រាស់​បង្គាប់, ត្រាស់​ប្រើ ។ រាជ​តម្រិះ សេចក្ដី​ត្រិះរិះ​របស់​ព្រះ​រាជា ។ រាជ​ត្រកូល ត្រកូល​ឬ​គ្រួសារ​របស់​ព្រះ​រាជា ។ រាជ​ទណ្ឌ (--ទ័ន) អាជ្ញា​របស់​ព្រះ​រាជា, ទោស​ខុស​នឹង​ម្ចាស់​ផែន​ដី : ត្រូវ​ព្រះ​រាជ​ទណ្ឌ ។ រាជ​ទាន អំណោយ​របស់​ព្រះ​រាជា; ប្រើ​ជា កិ. ក៏​បាន : ទ្រង់​ព្រះ​មេត្តា​ប្រោស​ព្រះ​រាជ​ទាន​រង្វាន់ ... ។ រាជ​ទារក (--រក់) ព្រះ​រាជ​បុត្រ​ដែល​នៅ​តូច ។ រាជ​ទារិកា ព្រះ​រាជ​បុត្រី​ដែល​នៅ​តូច ។ រាជ​ទិន្ន (--ទិន) អ្វី​មួយ​ដែល​ព្រះ​រាជា​ទ្រង់​ប្រទាន : របស់​នេះ​ជា​រាជ​ទិន្ន ។ រាជ​ទិន្ន​នាម (--ទិន-នៈនាម) នាម​ឬ​ងារ, បណ្តា​ស័ក្តិ ដែល​ព្រះ​រាជា​ទ្រង់​ប្រោស​ព្រះ​រាជ​ទាន ។ រាជ​ទូត ព្រះ​រាជ​បម្រើ​អ្នក​នាំ​ព្រះ​រាជ​សាសន៍​ទៅ​កាន់​ប្រទេស​ដទៃ (ក្នុង​បុរាណ​សម័យ); អ្នក​រាជ​ការ​ដែល​ចេញ​ទៅ​នៅ​ក្នុង​ប្រទេស​ដទៃ​ជា​តំ​ណាង​ជាតិ​និង​ប្រទេស​របស់​ខ្លួន (ក្នុង​សម័យ​បច្ចុប្បន្ន) ។ រាជ​ទូត​ក្រិយា (--ទូត័ក​ក្រិយ៉ា) ក្រឹត្យ​ឬ​ច្បាប់, មុខ​ក្រសួង​របស់​រាជ​ទូត ។ រាជ​ទូតានុ​ទូត (សំ. បា. &lt;រាជ​ទូត+អនុ​ទូត) រាជ​ទូត​និង​រាជ​ទូត​បន្ទាប់, រាជ​ទូត​ធំ​និង​តូច (ម. ព. ទូត ន. ឬ គុ. និង ទូតានុ​ទូត ផង) ។ រាជ​ទេពី ឬ--ទេវី ទេពី​របស់​ព្រះ​រាជា ។ តាម​រជ្ជប្បវេណី​ក្នុង​កម្ពុជ​រដ្ឋ, ប្រើ​ពាក្យ​នេះ ជា​ឋានន្តរ​នៃ​ស្ត្រី​ជា​បាទ​បរិចារិកា​នៃ​ក្សត្រិយ៍​ទី​សម្ដេច​ព្រះ​ឧភយោ​រាជ​ឬ​ទី​សម្ដេច​ព្រះ​មហា​ឧបរាជ, ដែល​បាន​អភិសេក​តាម​ពិធី​ព្រាហ្មណ៍, តែ​ទទួល​ទឹក​ក្លស់​ទឹក​ស័ង្ខ​លើ​អាសនៈ​ផ្សេង​ពី​ព្រះ​ស្វាមី ។ រាជ​ទេយ្យ (--ទៃ) របស់​ឬ​រង្វាន់​ដែល​ស្ដេច​ទ្រង់​ព្រះ​រាជ​ទាន ។ រាជ​ទ្រព្យ ទ្រព្យ​របស់​ព្រះ​រាជា (ទ្រព្យ​សម្រាប់​ព្រះ​អង្គ មិន​មែន​សម្រាប់​រាជ្យ; ព. ផ្ទ. រាជ្យ​ទ្រព្យ) ។ រាជ​ទ្រោហិន អ្នក​ក្បត់​ព្រះ​រាជា, អ្នក​ក្បត់​ផែន​ដី ។ រាជ​ទ្វារ ទ្វារ​ព្រះ​រាជ​វាំង ។ រាជ​ទ្វារ​បាល ឆ្មាំ​ទ្វារ​ព្រះ​រាជ​វាំង ។ រាជ​ធន (--ធន់) ព្រះ​រាជ​ទ្រព្យ ។ រាជ​ធម៌ ធម៌​សម្រាប់​ព្រះ​រាជា​ទ្រង់​ប្រព្រឹត្ត​ឬ​ទ្រង់​កាន់, នាទី​របស់​ក្សត្រិយ៍​ទ្រង់​រាជ្យ (ម. ព. ទស​ពិធ​រាជ​ធម៌ ផង) ។ រាជ​ធាន, --ធានិក, --ធានិកា,--ធានី នគរ, ក្រុង ដែល​ព្រះ​រាជា​ទ្រង់​គង់​នៅ ។ រាជ​ធាត្រី ស្រី​អ្នក​បំបៅ​ឬ​បី​ព​រក្សា​ព្រះ​រាជ​ទារក​ឬ​ព្រះ​រាជ​ទារិកា (ម. ព. ធាត្រី ផង) ។ រាជ​ធីតា (--ដា) ព្រះ​រាជ​បុត្រី, ព្រះ​អង្គ​ម្ចាស់​ស្ត្រី ។ រាជ​ធីតុបតី (--ប៉ៈដី) កូន​ប្រសា​ប្រុស​របស់​ព្រះ​រាជា (ហៅ​ត្រឹម​តែ ព្រះ​ធីតុបតី ក៏​បាន) ។ រាជ​ធុរៈ ឬ--ធុរា ការ​រវល់​របស់​ព្រះ​រាជា, ការ​គ្រប់​គ្រង​ផែន​ដី ។ រាជ​នត្តា ចៅ​របស់​ព្រះ​រាជា (ទាំង​បុរស​ទាំង​ស្ត្រី) ។ រាជ​ន័យ ដំណើរ​រាជ​ការ​ (រាជ​សាស្រ្ត) ។ រាជ​នារី ស្រី​ព្រះ​ស្នំ, អស់​អ្នក ។ រាជ​នាវា នាវា​ព្រះ​រាជ​ទ្រព្យ (ច្រើន​ប្រើ​ជា ព្រះ​ទីន័ង នាវា) ។ រាជ​នាវិក អ្នក​កាន់​ការ​ក្នុង​ព្រះ​រាជ​នាវា ។ <text:s text:c="4"/>រាជ​នាវិក​បតី ឬ--នាវិកាធិបតី (--ប៉ៈដី) នាហ្មឺន​អ្នក​ត្រួតត្រា​លើ​ពួក​រាជ​នាវិក (ចាងហ្វាង​រាជ​នាវា) ។ រាជ​និពន្ធ (--ពន់) សេចក្ដី​ឬ​រឿងរ៉ាវ​ដែល​ព្រះ​រាជា​ទ្រង់​តែង​ដោយ​ព្រះ​អង្គ​ឯង ។ ក្រុម​នាម៉ឺន​អ្នក​កាន់​ការ​ខាង​ព្រះ​រាជ​ពង្សាវតារ..., ហៅ​ថា ក្រុម​ព្រះ​រាជ​និពន្ធ ។ រាជ​និមន្តន៍ ការ​និមន្ត​បព្វជិត​តាម​ព្រះ​រាជ​តម្រាស់ ។ រាជ​និវេសន៍ លំនៅ​របស់​ព្រះ​រាជា (ព្រះ​រាជ​មន្ទីរ ឬ​ព្រះ​រាជ​វាំង) ។ រាជ​នីតិ ច្បាប់​ឬ​បែប​បទ​សម្រាប់​ព្រះ​រាជា សម្រាប់​ព្រះ​រាជ​ឱរស ដែល​នឹង​បាន​ជា​ក្សត្រិយ៍​ទ្រង់​រាជ្យ, សម្រាប់​គ្រប់​គ្រង​ប្រទេស ។ រាជ​នីតិ​វិជ្ជា ឬ--វិទ្យា ចំណេះ​ខាង​រាជ​នីតិ ។ រាជ​នីតិ​សាស្រ្ត គម្ពីរ​រាជ​នីតិ ។ រាជ​នីតិ​សិក្សា ការ​ហាត់​រៀន​រាជ​នីតិ ។ រាជ​នេតិ (--នេត) ឈ្មោះ​ច្បាប់​ដំបូន្មាន​បុរាណ​មួយ​ជា​ស្នា​ព្រះ​ហស្ត​ព្រះ​បាទ​ស្រី​ធម្ម​រាជា (ព្រះ​រាជ​សម្ភារ) ។ ហៅ​ថា ច្បាប់​ព្រះ​រាជ​សម្ភារ ដូច្នេះ​ក៏​បាន ។ រាជ​បក្សី ស្ដេច​សត្វ​ស្លាប​ឬ​បក្សី​ដែល​ព្រះ​រាជា​ទ្រង់​ចិញ្ចឹម ។ រាជ​បញ្ជា សេចក្ដី​បង្គាប់​នៃ​ព្រះ​រាជា, ព្រះ​រាជ​ឱង្ការ​ត្រាស់​បង្គាប់ (ម. ព. បញ្ជា ផង) ។ រាជប្បញ្ញត្តិ (--ជ័ប-ប័ញ-ញ៉ាត់) បញ្ញត្តិ​របស់​ព្រះ​រាជា (សេចក្ដី​ដែល​ម្ចាស់​ផែន​ដី​តាំង​ទុក​ឲ្យ​ប្រជា​ពលរដ្ឋ​ប្រតិបត្តិ​តាម) ។ រាជ​បណ្ឌិត អ្នក​ប្រាជ្ញ​របស់​ព្រះ​រាជា ។ រាជ​បណ្ឌិត្យ​សភា ការ​ប្រជុំ​ឬ​ទី​ប្រជុំ​របស់​ពួក​រាជ​បណ្ឌិត, ក្រុម​រាជ​បណ្ឌិត (បារ. Académie) ។ រាជ​បណ្ឌិត្យ​ភាព, បែប​បទ, មុខ​ការ​របស់​រាជ​បណ្ឌិត​ ។ រាជ​បណ្ណារក្ខ (បា.&lt;រាជ+បណ្ណ “សំបុត្រ, ដីកា,...” + អារក្ខ “ទុក​ដាក់”) អ្នក​ទុក​ដាក់​សំបុត្រ, ចុតហ្មាយ, ដីកា, ក្បួន​ច្បាប់,... របស់​ព្រះ​រាជា (សរសេរ​ជា រាជ​បណ្ណារក្ស ក៏​បាន) ។ រាជ​បណ្ណាល័យ (បា. &lt; រាជ+បណ្ណ+អាលយ “លំនៅ, កន្លែង”) បណ្ណាល័យ​របស់​ព្រះ​រាជា ។ ឈ្មោះ​មហា​មន្ទីរ​មួយ​នៅ​ក្រុង​ភ្នំពេញ ជា​ទី​តម្កល់​គម្ពីរ​ក្បួន​ច្បាប់​ផ្សេង​ៗ ជា​សម្បត្តិ​ឬ​ជា​ឃ្លាំង​ចំណេះ​របស់​កម្ពុជ​រដ្ឋ... (គឺ​ក្រុម​ពុទ្ធ​សាសន​បណ្ឌិត្យ​សព្វ​ថ្ងៃ) ។ រាជ​បត្នី ប្រពន្ធ​របស់​ព្រះ​រាជា; ព្រះ​អគ្គ​មហេសី ។ រាជ​បថ ឬ--មាគ៌ា (--បត់ ឬ--មាគ៌ា) ផ្លូវ​សម្រាប់​ព្រះ​រាជា (ផ្លូវ​ហ្លួង) ។ រាជ​បន្ទូល ព្រះ​បន្ទូល​របស់​ក្សត្រិយ៍​ឧភយោ​រាជ​ឬ​មហា​ឧបរាជ ។ រាជ​បន្ទូល​លេខា សំបុត្រ​សម្ដេច​ព្រះ​ឧភយោ​រាជ​ឬ​សម្ដេច​ព្រះ​មហា​ឧបរាជ​ប្រើ​តាម​ធម្មតា ។ រាជ​បព្វជិត ព្រះ​រាជា​ដែល​លះ​រាជ​សម្បត្តិ​ចេញ​ទ្រង់​ព្រះ​ផ្នួស​បាន​ជា​អ្នក​បួស​ហើយ ។ រាជ​បរិច្ចាគ ការ​ចំណាយ​ព្រះ​រាជ​ទ្រព្យ ។ រាជ​បរិពារ ឬ--បរិវារ បរិពារ​ឬ​បរិវារ​របស់​ព្រះ​រាជា ។ រាជ​បរិវត្តន៍ (--វ័ត) ការ​ផ្លាស់​រាជ្យ ។ រាជ​បរិស័ទ ឬ--បរិសទ្យ បរិស័ទ​របស់​ព្រះ​រាជា ។ រាជ​បល្ល័ង្ក បល្ល័ង្ក​រាជ្យ (បល្ល័ង្ក​ក្រោម​ស្វេតឆត្រ) ។ រាជ​បិតា បិតា​របស់​ព្រះ​រាជា (ច្រើន​ហៅ​ថា ព្រះ​វរ​រាជ​បិតា ឬ ព្រះ​វរ​បិតា) ។ រាជ​បុត្រ ឬ--បុត្រា បុត្រ​ប្រុស​របស់​ព្រះ​រាជា (ព្រះ​អង្គ​ម្ចាស់​ក្សត្រា) ។ រាជ​បុត្រី កូន​ស្រី​របស់​ព្រះ​រាជា (ព្រះ​អង្គ​ម្ចាស់​ក្សត្រី) ។ រាជ​បុរស (--បុរស់) បុរស​របស់​ព្រះ​រាជា (ខ្ញុំ​រាជ​ការ) ។ រាជ​បុរី ក្រុង​ដែល​ស្ដេច​គង់​នៅ (ក្រុង​ហ្លួង) ។ <text:s/>រាជ​បុរោហិត បុរោហិត​របស់​ព្រះ​រាជា ។ រាជ​បំណង សេចក្ដី​ប៉ង​របស់​ហ្លួង ។ រាជ​បំណន់ បំណន់​ហ្លួង ។ រាជ​បម្រើ អ្នក​ដែល​ព្រះ​រាជា​ទ្រង់​ត្រាស់​ប្រើ ។ រាជប្បវេណី ឬ--ប្រពៃណី ទំនៀម​របស់​ស្ដេច​ត​ៗ​មក (ម. ព. បវេណី, ប្រពៃណី និង រជ្ជប្បវេណី ផង) ។ រាជ​ប្រកាស (ម. ព. ប្រកាស) ។ រាជ​ប្រវត្តិ ឬ--ពង្សាវតារ ពង្សាវតារ​ក្សត្រិយ៍, របា​ក្សត្រិយ៍ ។ រាជ​ពន្ធុ (--ព័ន-ធុ) ផៅ​ពង្ស​ស្ដេច ។ រាជ​ពល (--ពល់) កម្លាំង​ស្ដេច; រេហ៍​ពល​របស់​ព្រះ​រាជា ។ រាជ​ពលានុ​ភាព (សំ. បា. &lt; រាជ+ពល+អានុ​ភាវ, វ&gt; ព ) អានុ​ភាព​នៃ​រាជ​ពល ។ រាជ​ពលី (ម. ព. ពលី) ។ រាជ​ពាហនៈ ឬ--វាហនៈ, --វាហី ពាហនៈ​របស់​ព្រះ​រាជា ។ រាជ​ពិធី (ម. ព. ពិធី) ។ រាជ​ព្រឹត្តិ មារយាទ, សណ្ដាប់​ធ្នាប់, ឫកពា​របស់​ព្រះ​រាជា ។ រាជ​ភក្តី សេចក្ដី ស្មោះ​ត្រង់​ចំពោះ​ព្រះ​រាជា ។ រាជ​ភគិនី បង​ស្រី​ឬ​ប្អូន​ស្រី​របស់ <text:s/>ព្រះ​រាជា (ម. ព. ភគិនី ផង) ។ រាជ​ភណ្ឌ (--ភ័ន) ព្រះ​រាជ​ទ្រព្យ ។ រាជ​ភ័យ ភ័យ​អំពី​អាជ្ញា​ស្ដេច; ភ័យ​អំពី​កំហុស​ចំពោះ​ព្រះ​រាជា ។ រាជ​ភាគិនេយ្យ (--នៃ) កូន​ប្រុស​របស់​ព្រះ​រាជ​ភគិនី (ក្មួយ​ប្រុស​របស់​ព្រះ​រាជា); បើ​ក្មួយ​ស្រី​ជា រាជ​ភាគិនេយ្យា (ច្រើន​ហៅ​ត្រឹម​តែ ព្រះ​ភាគិនេយ្យ, ព្រះ​ភាគិនេយ្យា; ម. ព. ទាំង​ពីរ​នេះ​ផង) ។ រាជ​ភាតា បង​ប្រុស​ឬ​ប្អូន​ប្រុស​របស់​ព្រះ​រាជា (ច្រើន​ហៅ ព្រះ​ជេដ្ឋា, ព្រះ​អនុជ; ម. ព. ទាំង​ពីរ​នេះ និង ភាតា ផ) ។ រាជ​ភូត ស្ដេច​ទេវតា; បិសាច​ដែល​អង់អាច, បិសាច​កាច (ស្ដេច​ខ្មោច); ច្រើន​និយាយ​ថា បិសាច​រាជ​ភូត ។ រាជ​ភោគ្គ (--ភោក) អ្នក​គាល់​បម្រើ​ព្រះ​រាជា (រាជូបដ្ឋាក, មហា​តលិក); រាជ​សេវ័ក ។ រាជ​ភោជន ភោជន​សម្រាប់​ព្រះ​រាជា (ព្រះ​ស្ងោយ​ឬ​ព្រះ​ក្រយា​ស្ងោយ)។ រាជ​ភ្រឹត ទាហាន​ហ្លួង ។ រាជ​ភ្រឹត្យ ខ្ញុំ​រាជ​ការ; អ្នក​បម្រើ​ផ្ទាល់​ព្រះ​អង្គ ។ រាជ​មន្ត ឬ--មន្រ្ត មន្ត​សម្រាប់​ព្រះ​រាជា (ម. ព. មន្ត ឬ មន្រ្ត ផង) ។ រាជ​មន្ត្រី សេនាបតី, រដ្ឋ​មន្ត្រី ។ រាជ​មន្ទីរ ព្រះ​រាជ​ដំណាក់; ក្រុម​ព្រះ​រាជ​មន្ទីរ ក្រុម​ឱភាស​មន្ត្រី​ឬ​ក្រុម​រឿន​ហ្លួង ។ រាជ​មហា​មាត្យ (--ម៉ាត) អមាត្យ​ធំ​របស់​ព្រះ​រាជា, សេនាបតី​ធំ, នាយក​រដ្ឋ​មន្ត្រី ឬ​រដ្ឋ​មន្ត្រី​ទី ១ ។ រាជ​មហេសី មហេសី​ហ្លួង ។ រាជ​មាតា មាតា​របស់​ព្រះ​រាជា ។ តាម​ច្បាប់​រាជ​សព្ទ​ខ្មែរ​ប្រើ​ចំពោះ​តែ​មាតា​របស់​ក្សត្រិយ៍​ទី​ឧភយោ​រាជ​ឬ​ទី​ឧបរាជ, ហៅ​បាន ២ យ៉ាង​គឺ​ ព្រះ​រាជ​មាតា, ព្រះ​វរ​មាតា (តាម​ថ្នាក់​វង្ស​និង​ស័ក្តិ) ។ រាជ​មាលកៈ ឬ--មាល័ក ព្រះ​ពន្លា ។ រាជ​មិត្ត, --មិត្រ ឬ--សខា (--សៈខា) មិត្រ​ឬ​សម្លាញ់​របស់​ព្រះ​រាជា ។ រាជ​មុទ្ទិកា ឬ--មុទ្រិកា ចិញ្ចៀន​ហ្លួង (ព្រះ​ទម្រង់ ឬ​ព្រះ​ទម្រង់​អង្គុលី) ។ រាជ​មុទ្ធាភិសេក ការ​អភិសេក​ឲ្យ​បាន​ពេញ​ទី​ជា​មុទ្ធាភិសិត្ត​រាជ (ម. ព. មុទ្ធាភិសេក ផង) ។ រាជ​មុទ្ទា, --មុទ្រា ឬ--លញ្ឆ​ករ (--ល៉ាញ់-ឆៈក) ត្រា​ហ្លួង (ត្រា​ផែន​ដី); ហៅ ព្រះ​វរ​លញ្ឆ​ករ ក៏​បាន ។ រាជ​មេត្រី <text:s/>មេត្រី​របស់​ព្រះ​រាជា​និង​ព្រះ​រាជា​ផង​គ្នា, មេត្រី​របស់​រាជ​ការ​រដ្ឋ​បាល​ប្រទេស​មួយ​និង​ប្រទស​ដទៃ : ចង​ព្រះ​រាជ​មេត្រី ។ រាជ​យាន យាន​ហ្លួង; ខ្មែរ​ហៅ​ចំពោះ​តែ​ព្រះ​សា​លៀង ។ រាជ​យុទ្ធ ការ​ដែល​ស្ដេច​និង​ស្ដេច​ច្បាំង​គ្នា​ត​ទល់​ផ្ទាល់​ព្រះ​អង្គ ។ រាជ​យោសិត ស្ត្រី​របស់​ព្រះ​រាជា (ព្រះ​រាជ​មហេសី) ។ រាជ​រង្គ (--រង់) ប្រាក់ ។ រាជ​រដ្ឋាភិបាល រដ្ឋាភិបាល​នៃ​ព្រះ​រាជា, ការ​គ្រប់​គ្រង​រដ្ឋ​ដែល​ទាក់​ទង​ដោយ​ព្រះ​មហា​ក្សត្រិយ៍ ។ រាជ​រថ រថ​ហ្លួង, រថ​ព្រះ​ទីន័ង ។ រាជ​រថាធិបតី (--ធិប៉ៈដី) អធិបតី​ក្រុម​រាជ​រថ, ចាង​ហ្វាង​រាជ​រថ ។ រាជ​រាជ (រាជៈរាច) ស្ដេច​របស់​ស្ដេច គឺ​ព្រះ​រាជា​ដែល​មាន​ស្ដេច​ប្រទេស​ឯ​ទៀត​ជា​ចំណុះ (អធិ​រាជ) ។ រាជ​រាក្ស័ស ស្ដេច​ដែល​កាច​ដូច​ជា​រាក្ស័ស (ស្ដេច​កំណាច) ។ រាជ​រោង រោង​រាំ​ឬ​រោង​ល្ខោន​ក្នុង​ព្រះ​រាជ​វាំង ។ រាជ​ឫទ្ធិ (--រឹត) ឫទ្ធិ​របស់​ព្រះ​រាជា ។ រាជ​ឫទ្ធានុ​ភាព (&lt;រាជ+ឫទ្ធិ+អានុ​ភាព) អានុ​ភាព​នៃ​រាជ​ឫទ្ធិ ។ រាជ​ឫសី, រាជរ្សី ឬ រាជិសី ឥសី​ស្ដេច គឺ​ឥសី​ដែល​កាល​នៅ​ជា​គ្រហស្ថ​ជា​ក្សត្រិយ៍​ទ្រង់​រាជ្យ ។ រាជ​លក្ខណៈ, --លក្សណៈ ឬ--លក្ស្ម័ន លក្ខណៈ​ស្ដេច, លក្ខណៈ​របស់​អ្នក​មាន​បុណ្យ​ដែល​ចង្អុល​ឲ្យ​ឃើញ​ប្រាកដ​ថា​មុខ​ជា​នឹង​បាន​សោយ​រាជ្យ ។ រាជ​លក្ស្មី (--ល័កស្មី) ឬ--សិរី លាភ​និង​សេចក្ដី​ចម្រើន​របស់​ព្រះ​រាជា ។ រាជ​លិខិត ឬ--លេខា សំបុត្រ​ហ្លួង គឺ​សំបុត្រ​ដែល​ហ្លួង​សរសេរ​ដោយ​ព្រះ​អង្គ​ឯង ។ រាជ​លេខាធិ​ការ ស្មៀន​ធំ​របស់​ហ្លួង ឬ​អធិបតី​នៃ​ក្រុម​ស្មៀន​ហ្លួង ។ រាជ​លេខានុ​ការ​ ស្មៀន​តូច ឬ​ស្មៀន​រង​ដែល​នៅ​ក្រោម​បង្គាប់​រាជ​លេខាធិ​ការ ។ រាជ​វ័ង ឬ--វាំង វាំង​របស់​ព្រះ​រាជា ។ រាជ​វង្ស (--វង់) វង្ស​ស្ដេច ។ អ្នក​រាជ​វង្ស បុត្រ​ឬ​បុត្រី​របស់​បិតា​ជា​អ្នក​អង្គ​ម្ចាស់ មាតា​មាន​ជាតិ​ថយ​ចុះ​ពី​ថ្នាក់​អ្នក​អង្គ​ម្ចាស់​មក, ឬ​បុត្រា​បុត្រី​របស់​មាតា​បិតា​ជា​អ្នក​រាជ​វង្ស​ដូច​គ្នា ។ រាជ​វង្សានុវង្ស (&lt;រាជ​វង្ស+ អនុវង្ស) វង្យ​ស្ដេច​និង​វង្ស​ដែល​ជាប់​ក្រសែ​ស្ដេច តែ​យារ​ឬ​ឃ្លាត​ក្លាយ​ហើយ ។ រាជ​វេស្ម័ន ព្រះ​រាជ​វាំង ។ រាជ​សក្តិ ឬ--ស័ក្តិ អំណាច​ហ្លួង ។ រាជ​សទ្ធា សទ្ធា​របស់​ព្រះ​រាជា ។ រាជ​សត្រ (--ស័ត) ការ​បូជា​យញ្ញ​ដែល​ព្រះ​រាជា​ទ្រង់​ត្រាស់​បង្គាប់​ឲ្យ​ធ្វើ ។ រាជ​សទ្ម័ន ព្រះ​រាជ​វាំង (រាជ​វេស្ម័ន)។ រាជ​សព្ទ (--ស័ប) សព្ទ​ស្ដេច គឺ​ពាក្យ​សម្រាប់​ស្ដេច​ឬ​ពាក្យ​សម្រាប់​ប្រើ​ចំពោះ​ស្ដេច, ដូច​ជា : កាត់​សក់ ថា ចម្រើន​ព្រះ​កេសា, លុប​មុខ ថា ស្រព​ព្រះ​ភក្រ្ត, ដេក ថា ផ្ទំ ជាដើម ។ រាជ​សម្បត្តិ ឬ​រាជ្យ--សម្បត្តិ​សម្រាប់​ព្រះ​រាជា ឬ​សម្បត្តិ​សម្រាប់​ផែន​ដី ។ រាជ​សម្ពន្ធ (--សំពន់) ការ​ចង​ពន្ធ​របស់​ព្រះ​រាជា ។ រាជ​សម្ព័ន្ធ ការ​ជាប់​ទាក់​ទង​ដោយ​ព្រះ​រាជា ។ រាជ​សម្ពន្ធ​មិត្ត​ឬ--មិត្រ (--សំព័នធៈមិត) មិត្រ​របស់​ស្ដេច​ក្នុង​ប្រទេស​មួយ​និង​មួយ​ចង​ភ្ជាប់​គ្នា ។ រាជ​សម្ពន្ធ​មេត្រី សេចក្ដី​រាប់​រក​យក​ជា​គ្នា​របស់​ស្ដេច​និង​ស្ដេច​ប្រទេស​ដោយ​ខ្លួន ។ រាជ​សម្ភារ (--សំភា) ការ​ទំនុក​បម្រុង, ស្រោច​ស្រង់, សង្រ្គោះ របស់​ព្រះ​រាជា; ប្រើ​សំដៅ​សេចក្ដី​ថា “បុណ្យ​ឬ​តេជះ​របស់​ស្ដេច” ក៏​មាន ។ រាជ​សភា សាលា​ជំនុំ​យុត្តិ​ធម៌ (សាលា​យុត្តិ​ធម៌) ។ រាជ​សវនីយ៍ ឬ--សៅវនីយ៍ (--វ៉ៈ ន៉ី) ព្រះ​បន្ទូល​របស់​សម្ដេច​ព្រះ​រាជ​ជននី​ឬ​សម្ដេច​ព្រះ​អគ្គ​មហេសី, សម្ដេច​ព្រះ​មហា​ក្សត្រិយានី (ប្រើ​ត្រឹម​តែ ព្រះ​សវនីយ៍ ឬ ព្រះ​សៅវនីយ៍ ក៏​បាន) ។ រាជ​សវនីយ៍​លេខា ឬ--សៅវនីយ៍​លេខា សំបុត្រ​របស់​សម្ដេច​ព្រះ​រាជ​ជននី ឬ សម្ដេច​ព្រះ​អគ្គ​មហេសី, សម្ដេច​ព្រះ​មហា​ក្សត្រិយានី, (ប្រើ​ត្រឹម​តែ ព្រះ​សវនីយ៍​លេខា ឬ ព្រះ​សៅវនីយ៍​លេខា ក៏​បាន) ។ រាជ​សាសន៍ សំបុត្រ​របស់​ក្សត្រិយ៍​ទ្រង់​រាជ្យ​ប្រើ​ទៅ​មក​ចំពោះ​ក្សត្រិយ៍​ទ្រង់​រាជ្យ​ដូច​គ្នា ។ តាម​ច្បាប់​រាជ​សព្ទ​ខ្មែរ, បើ​សំបុត្រ​ក្សត្រិយ៍​ទ្រង់​រាជ្យ​ហៅ ព្រះ​បរម​រាជ​សាសន៍, សំបុត្រ​ក្សត្រិយ៍​ឧភយោ​រាជ ឬ​ឧបរាជ​ថ្វាយ​ទៅ​ក្សត្រិយ៍​ទ្រង់​រាជ្យ​ប្រទេស​ដទៃ ហៅ ព្រះ​បវរ​រាជ​សាសន៍ ។ រាជ​សាស្រ្ត ដំណើរ​រាជ​ការ, គំនិត​ឬ​ល្បិច​រាជ​ការ ។ រាជ​សីហ៍, --សិង្ហ ឬ--សឹង្ហ ស្ដេច​សីហៈ​ឬ​ស្ដេច​សឹង្ហ ។ រាជ​សុណិសា ឬ--សុណ្ហា <text:s/>(--សុន-ហា) កូន​ប្រសា​ស្រី​របស់​ព្រះ​រាជា (ហៅ​ត្រឹម​តែ ព្រះ​សុណិសា ឬ ព្រះ​សុណ្ហា ក៏​បាន) ។ រាជ​សេនា សេនា​របស់​ព្រះ​រាជា ។ រាជ​សេនាមាត្យ (សំ. &lt; រាជ+សេនា+ អមាត្យ) សេនា​និង​អមាត្យ​របស់​ព្រះ​រាជា ។ រាជ​សេវកៈ ឬ—សេវ័ក ខ្ញុំ​រាជ​ការ​ក្នុង​ព្រះ​រាជ​សំណាក់ ។ រាជ​សេវកាមាត្យ (សំ. &lt; រាជ​សេវក+ អមាត្យ) រាជ​សេវ័ក​និង​រាជ​អមាត្យ (ម. ព. អមាត្យ ផង) ។ រាជ​សំណាក់ លំនៅ​របស់​ព្រះ​រាជា, ព្រះ​រាជ​វាំង ។ រាជ​ស្រឹង្គារ សេចក្ដី​ស្រឡាញ់ ឬ​សេចក្ដី​ត្រេក​ត្រអាល​របស់​ព្រះ​រាជា; ខ្មែរ​ប្រើ​ពាក្យ​នេះ​សំដៅ​សេចក្ដី​ថា ស្រី​ព្រះ​ស្នំ ក៏​មាន ។ រាជ​ហង្ស ស្ដេច​ហង្ស ។ រាជ​ហត្ថ​លេខា អក្សរ, សំបុត្រ ដែល​ព្រះ​រាជា​ទ្រង់​សរសេរ​ដោយ​ព្រះ​ហស្ត​ព្រះ​អង្គ; ការ​សរសេរ​ចុះ​ព្រះ​បរម​នាម​ដោយ​ព្រះ​ហស្ត​ព្រះ​អង្គ (ឡាយ​ព្រះ​ហស្ត) ។ តាម​ច្បាប់​រាជ​សព្ទ​ខ្មែរ​ថា : សំបុត្រ​ដែល​ម្ចាស់​ផែន​ដី​ទ្រង់​សរសេរ​ទុក​ជា​គ្រឿង​ចំណាំ​សម្រាប់​ព្រះ​អង្គ ហៅ​ថា ព្រះ​រាជ​ហត្ថ​លេខា; បើ​ទ្រង់​សរសេរ​ដោយ​ការ​ផ្សេង​តែ​ពុំ​មែន​ជា​ផ្លូវ​រាជ​ការ ហៅ​ថា ព្រះ​បរម​រាជ​ហត្ថ​លេខា ។ រាជ​ហឫទ័យ ឬ--ហទ័យ ព្រះ​ទ័យ (ចិត្ត) របស់​ស្ដេច ។ រាជ​អមាត្យ ឬ រាជាមាត្យ មន្ត្រី​ទី​ប្រឹក្សា​កិច្ច​ការ​ផែន​ដី​របស់​ព្រះ​រាជា ឬ​ប្រឹក្សា​ជា​មួយ​នឹង​ព្រះ​រាជា ។ រាជ​អាជ្ញា អាជ្ញា​នៃ​ព្រះ​រាជា; ខ្មែរ​ប្រើ​សំដៅ​សេចក្ដី​ថា អ្នក​ទទួល​អំណាច​ពី​ព្រះ​រាជា ។ រាជ​អាណាចក្រ ឬ រាជាណាចក្រ អាណាចក្រ​របស់​ព្រះ​រាជា ។ រាជ​ឱង្ការ សម្ដី​ក្សត្រិយ៍​ទ្រង់​រាជ្យ ។ តាម​ច្បាប់​រាជ​សព្ទ​ខ្មែរ​ថា : សំបុត្រ​របស់​ម្ចាស់​ផែន​ដី​ចេញ​ឲ្យ​ប្រជា​រាស្រ្ត​ដឹង​គ្រប់​គ្នា​ទួទៅ ហៅ​ថា ព្រះ​រាជ​ឱង្ការ​នូវ​ព្រះ​បន្ទូល​សូរ​សីហនាទ (--សូរ៉ៈ--) ។ សំបុត្រ​ដែល​ម្ចាស់​ផែន​ដី​ទ្រង់​សរសេរ​ដោយ​ព្រះ​ហស្ត​ព្រះ​អង្គ ហៅ​ថា ព្រះ​រាជ​ឱង្ការ​លេខា ។ រាជ​ឱរស កូន​ប្រុស​របស់​ព្រះ​រាជា (បើ​ព្រះ​រាជ​បុត្រី​ថា រាជ​ឱរសា) ។ រាជ​អំណរ សេចក្ដី​អរ​របស់​ព្រះ​រាជា ។ រាជ​អំណោយ របស់​ដែល​ព្រះ​រាជា​ទ្រង់​ព្រះ​រាជ​ទាន ។ល។ ។ល។ រាជាធិការី (បា. &lt; រាជ + អធិការី) អ្នក​ធ្វើ​ការ​ស្ដេច (អ្នក​រាជ​ការ​ឬ​ខ្ញុំ​រាជ​ការ); ហៅ​ថា រាជាធិ​ក្រឹត្យ ក៏​បាន; បើ​ស្ត្រី​ជា រាជាធិ​ការិនី ឬ រាជាធិ​ការិកា, រាជាធិ​ក្រឹតា ។ រាជាធិ​បតី (--ប៉ៈដី; សំ. បា. &lt; រាជ+អធិបតិ) ឬ រាជាធិ​រាជ (សំ. បា. &lt; រាជ+អធិ​រាជ) ព្រះ​រាជា​ដែល​ជា​ធំ​ជាង​ស្ដេច​បទេស​រាជ្យ (ស្ដេច​ដែល​មាន​ប្រទេស​ឯ​ទៀត​ជា​ចំណុះ) ។ រាជាធិបតេយ្យ (--ប៉ៈ​ តៃ; បា. &lt; រាជ+ អាធិបតេយ្យ) ប្រទេស​ឯក​រាជ្យ​ដែល​មាន​ក្សត្រិយ៍​ទ្រង់​រាជ្យ​ជា​អធិបតី (ប្រទេស​ដែល​មាន​ស្ដេច​នៅ​លើ​ច្បាប់); ព. ផ្ទ. ប្រជាធិបតេយ្យ (ម. ក្នុង ព. ប្រជា) ។ រាជានុញ្ញាត (--នុញ-ញ៉ាត; បា. &lt;រាជ+អនុញ្ញាត) សេចក្ដី​ដែល​ព្រះ​រាជា​ទ្រង់​យល់​ព្រម​ហើយ ។ រាជានុ​ភាព (សំ. បា. &lt; រាជ+អានុភាវ, វ&gt; ព ) អានុ​ភាព​នៃ​ព្រះ​រាជា (អំណាច​ស្ដេច) ។ រាជាភិសេក (--សែក; បា. &lt; រាជ+អភិសេក) ។ ពិធី​ស្រោច​ទឹក​ក្លស់​ទឹក​ស័ង្ខ​តាំង​ព្រះ​រាជា គឺ​តាំង​ឲ្យ​ពេញ​ទី​ជា​ក្សត្រិយ៍​ទ្រង់​រាជ្យ (ម. ព. អភិសេក ផង) ។ រាជាយុត្តកៈ (បា. &lt; រាជ​+អាយុត្តក) ស្មៀន​របស់​ព្រះ​រាជា (ម. ព. អាយុត្តកៈ ផង) ។ រាជាយុត្តក​សភា (--កៈសៈភា; បា. &lt; រាជ+អាយុត្តក+សភា) ក្រុម​ឬ​ទី​ធ្វើ​ការ​របស់​ពួក​ស្មៀន​ព្រះ​រាជា (ម. ព. អាយុត្តក​សភា ផ) ។ រាជាយុត្តកាធិបតី (--បៈដី; បា. &lt; រាជ+អាយុត្តក+អធិបតិ) អធិបតី​របស់​ក្រុម​ព្រះ​រាជាយុត្តកៈ (ចាងហ្វាង​ក្រុម​ស្មៀន​ហ្លួង) ។ រាជាវលី (សំ. បា. &lt; រាជ+ អាវលិ) លំដាប់​ឬ​វង្ស​ស្ដេច ។ រាជាសនៈ (សំ. បា. &lt;រាជ+អាសន) អាសនៈ​សម្រាប់​ព្រះ​រាជា, រាជ​បល្ល័ង្ក ។ <text:s/>រាជូបករណ៍ ឬ រាជោបករណ៍ (--ប៉ៈក; បា. &lt; រាជ+ឧបករណ) គ្រឿង​ប្រើ​ប្រាស់​សម្រាប់​ព្រះ​រាជា, គ្រឿង​ប្រើ​ប្រាស់​ជិត​ព្រះ​អង្គ; (ទង់​រាជូបករណ៍ ទង់​សម្រាប់​ព្រះ​រាជា​ទ្រង់​ប្រើ​ផ្ទាល់​ព្រះ​អង្គ) ។ រាជូបដ្ឋាក ឬ រាជោបដ្ឋាក (--បុ័ត-ឋាក; បា. &lt; រាជ+ ឧបដ្ឋាក) អ្នក​គាល់​បម្រើ​ព្រះ​រាជា (អ្នក​បម្រើ​ព្រះ​ស្ងោយ, មហា​តលិក); បើ​ស្រី​ជា រាជូបដ្ឋាយិកា ឬ រាជោបដ្ឋាយិកា ។ រាជូបដ្ឋាន ឬ រាជោបដ្ឋាន (--បុ័ត-ឋាន; បា. &lt; រាជ+ឧបដ្ឋាន) ការ​បម្រើ​ឬ​ការ​ចូល​គាល់​ព្រះ​រាជា ។ រាជូបត្ថម្ភ ឬ រាជោបត្ថម្ភ (--បុ័ត-ថ័ម; បា. &lt; រាជ+ឧបត្ថម្ភ) សេចក្ដី​ទំនុក​បម្រុង, ផ្ចុង​ផ្តើម, បណ្ដុះ​បណ្ដាល​របស់ ព្រះ​រាជា ។ រាជូបភោគ ឬ រាជោបភោគ (--ប៉ៈភោក; បា. &lt;រាជ+ឧបភោគ) គ្រឿង​ឧបភោគ​របស់​ព្រះ​រាជា ។ រាជេន្រ្ទ (--ជេន; សំ. &lt;រាជ+ឥន្ទ្រ, ឥ &gt; ឯ) រាជាធិរាជ ។ រាជោវាទ (បា. &lt;រាជ+ឱវាទ) ដំបូន្មាន​របស់​ព្រះ​រាជា ។ រាជោវាទានុសាសន៍ ឬ រាជោវាទានុសាសនី (បា.&lt;រាជ+ ឱវាទ+អនុសាសន ឬ អនុសាសនី) ពាក្យ​ទូន្មាន​និង​ពាក្យ​ប្រៀន​ប្រដៅ​របស់​ព្រះ​រាជា ។ល។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>(រាច)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ត្រី​ឥត​ស្រកា​មួយ​ប្រភេទ​សន្តាន​ត្រី​ប្រា​តែ​ធំ​ជាង​ត្រី​ទន្លេ​ទាំងអស់​ រាប់​ថា​ជា​ស្ដេច​ត្រី​ក្នុង​ទន្លេ : ត្រី​រាជ​ជា​មច្ឆ​ជាតិ​មាន​មាឌ​ធំ​ជាង​ត្រី​ទាំងអស់​ក្នុង​ទន្លេ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២</text:p>
          </table:table-cell>
          <table:table-cell table:style-name="តារាង1.B2" office:value-type="string">
            <text:p text:style-name="P28">រាជ​កកុធភណ្ឌ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ាជ) ។</text:p>
          </table:table-cell>
          <table:table-cell table:style-name="តារាង1.D2" office:value-type="string">
            <text:p text:style-name="P2">រាជ​អំណោយ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៣</text:p>
          </table:table-cell>
          <table:table-cell table:style-name="តារាង1.B2" office:value-type="string">
            <text:p text:style-name="P28">រាជ​ឆ្ពឹ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ាជ​ព្រឹក្ស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៤</text:p>
          </table:table-cell>
          <table:table-cell table:style-name="តារាង1.B2" office:value-type="string">
            <text:p text:style-name="P28">រាជ​តាទ្រិ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ជៈ--</text:p>
          </table:table-cell>
          <table:table-cell table:style-name="តារាង1.D2" office:value-type="string">
            <text:p text:style-name="P2">សំ.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 រាជត “ដែល​ជា​ប្រាក់; ដែល​ធ្វើ​ដោយ​ប្រាក់; ព័ណ៌​ប្រាក់” + អទ្រិ “ភ្នំ”; រាជ​តទ្ទិ ឬ រាជ​តាទ្ទិ &lt; រាជត+អទ្ទិ) ភ្នំ​ប្រាក់; ភ្នំ​មាន​សម្បុរ​ដូច​ប្រាក់ (ភ្នំ​កៃលាស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៥</text:p>
          </table:table-cell>
          <table:table-cell table:style-name="តារាង1.B2" office:value-type="string">
            <text:p text:style-name="P28">រាជ​តាន្វិ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ជៈតាន-វិត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(&lt;រាជត “ទឹក​ប្រាក់” + អន្វិត “ដែល​ជាប់​ជា​មួយ”) ដែល​ជ្រលក់​ទឹក​ប្រាក់, ដែល​ក្រឡៃ​ប្រាក់ : របស់​រាជ​តាន្វិ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៦</text:p>
          </table:table-cell>
          <table:table-cell table:style-name="តារាង1.B2" office:value-type="string">
            <text:p text:style-name="P28">រាជ​បណ្ឌិត្យ​សភ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ជៈប័ន-ឌិត្យៈសៈភា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ម. ព. រាជ​បណ្ឌិត្យ​ស្ថ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៧</text:p>
          </table:table-cell>
          <table:table-cell table:style-name="តារាង1.B2" office:value-type="string">
            <text:p text:style-name="P28">រាជ​បណ្ឌិត្យ​ស្ថា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ជៈប័ន-ឌិត្យៈស្ថាន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ជ+បាណ្ឌិត្យ+ស្ថាន; រាជ+បណ្ឌិច្ច+ឋាន &gt; រាជ​បណ្ឌិច្ចដ្ឋាន “ទី​របស់​ឬ​សម្រាប់​ក្រុម​រាជ​បណ្ឌិត; (បារ. Académie) សភា ឬ​រាជ​សភា សម្រាប់​ក្រុម​បណ្ឌិត ឬ​ក្រុម​រាជ​បណ្ឌិត គឺ​ក្រុម​អ្នក​ប្រាជ្ញ​អ្នក​បង្កើត​វិទ្យា​សាស្រ្ត​ផ្សេង​ៗ​មាន​អក្សរ​សាស្រ្ត​ជាដើម ព្រម​ទាំង​មាន​សិទ្ធិ អាច​ញ៉ាំង​វិទ្យា​សាស្រ្ត​នោះ​ៗ​ឲ្យ​ប្រព្រឹត្ត​ទៅ​ស្មើ​ក្នុង​ប្រទេស​របស់​ខ្លួន​ផង​ទៀត (ហៅ រាជ​បណ្ឌិត្យ​សភា ក៏​បាន)” ។ ពួក​បណ្ឌិត​ក្នុង​ស្ថាន​ឬ​សភា​នេះ​ហៅ​ថា សមាជិក​រាជ​បណ្ឌិត្យ​ស្ថាន ឬ សមាជិក​រាជ​បណ្ឌិត្យ​សភា; ស្ត្រី​ហៅ សមាជិកា-- (បារ. Académicien, Académicienne)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៨</text:p>
          </table:table-cell>
          <table:table-cell table:style-name="តារាង1.B2" office:value-type="string">
            <text:p text:style-name="P28">រាជ​ព្រឹក្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ជៈព្រឹក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ជវ្ឫក្ស, វ &gt; ព, ឫ &gt; រឹ = ព្រឹ; រាជរុក្ខ) ឈើ​ដែល​គេ​សន្មត​ឲ្យ​ឈ្មោះ​ថា​ស្ដេច (ស្ដេច​ឈើ) ឬ​ឈើ​របស់​ស្ដេច; ឈើ​មាន​ផ្កា​ល្អ​រុងរឿង ។ ខ្មែរ​ហៅ​ឈើ​មួយ​ប្រភេទ ស្លឹក​ធំ​ៗ​រាង​ជម​ស្រួច ផ្កា​ជា​ចង្កោម​វែង​ៗ សម្បុរ​លឿង​ខ្ចី ផ្លែ​មូល​វែង​ៗ, ច្រើន​ដុះ​នៅ​ដី​ទួល​ឬ​លើ​ក្បាល​ដំបូក (អ្នក​ស្រុក​ខ្លះ​ហៅ រាជ​ឆ្ពឹស អ. ថ. រាច--)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៧៩៩</text:p>
          </table:table-cell>
          <table:table-cell table:style-name="តារាង1.B2" office:value-type="string">
            <text:p text:style-name="P28">រាជ​វ័តិ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ជៈវ័ត</text:p>
          </table:table-cell>
          <table:table-cell table:style-name="តារាង1.D2" office:value-type="string">
            <text:p text:style-name="P2">បា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ជ “ស្ដេច” + វតិ “របង” = របង​ស្ដេច) ចម្រៀក​ឫស្សី​ឬ​ឈើ​ខ្វែង​អប​ជា​របង​ព័ទ្ធ​ជុំ​វិញ​ទី​ប្រជុំ​ធ្វើ​បុណ្យ​ធំ​ឬ​ទី​តាំង​ហោម​ពិធី​ដើម្បី​កុំ​ឲ្យ​មនុស្ស​ឬ​សត្វ​ចូល​រហេត​រហូត...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០</text:p>
          </table:table-cell>
          <table:table-cell table:style-name="តារាង1.B2" office:value-type="string">
            <text:p text:style-name="P28">រាជ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រាជ) ក្សត្រិយ៍​ទ្រង់​រាជ្យ : ព្រះ​រាជា​ទ្រង់​ព្រះ​រាជ​ទាន​រង្វាន់ ដល់​ពួក​ខ្ញុំ​រាជ​ការ (ម. ព. រាជ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១</text:p>
          </table:table-cell>
          <table:table-cell table:style-name="តារាង1.B2" office:value-type="string">
            <text:p text:style-name="P28">រាជា​គណៈ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 រាជ+គណ “ពួក​ឬ​ក្រុម​របស់​ស្ដេច”) លោក​ទ្រទូង; ពាក្យ​ហៅ​សមណ​សក្តិ​ទី​ទ្រទូង​សម្រាប់​បព្វជិត​ក្នុង​កម្ពុជ​រដ្ឋ; បើ​ធៀប​នឹង​ឋានន្តរ​សក្តិ​របស់​មន្ត្រី​ខាង​អាណាចក្រ ត្រូវ​គ្នា​នឹង​បណ្តា​សក្តិ​ទី ឧកញ៉ា, ចួន​កាល​ឡើង​ដល់​ទី សម្ដេច ក៏​មាន; រាជា​គណៈ​មាន ៤ សម្រាប់​គឺ​សម្រាប់ ឯក, ទោ, ត្រី, ចត្វា; សម្រាប់​ឯក ជា​រាជា​គណៈ​របស់​ក្សត្រិយ៍​ទ្រង់​រាជ្យ, សម្រាប់​ទោ របស់​ក្សត្រិយ៍​ឧភយោរាជ, សម្រាប់​ត្រី របស់​សម្ដេច​ព្រះ​មហា​ឧបរាជ, សម្រាប់​ចត្វា របស់​សម្ដេច​ព្រះ​វរ​រាជ​ជននី... (ម. ព. ទ្រទូង ២ ន. និង ឋានានុក្រម និង វណ្ណៈ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២</text:p>
          </table:table-cell>
          <table:table-cell table:style-name="តារាង1.B2" office:value-type="string">
            <text:p text:style-name="P28">រាជាធិការ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ក្នុង ព. រាជ) ។</text:p>
          </table:table-cell>
          <table:table-cell table:style-name="តារាង1.D2" office:value-type="string">
            <text:p text:style-name="P2">រាជាសនៈ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៣</text:p>
          </table:table-cell>
          <table:table-cell table:style-name="តារាង1.B2" office:value-type="string">
            <text:p text:style-name="P28">រាជាយតនៈ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--យៈតៈន៉ៈ</text:p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ជាយតន; រាជាទន) ដើម​កែស (ហៅ រាជាយតន​ព្រឹក្ស ក៏​បាន) ។ កាល​ដែល​ព្រះ​សក្យមុនី​គោតម​ទ្រង់​បាន​ត្រាស់ ៤២ ថ្ងៃ​ហើយ ស្ដេច​ទៅ​គង់​ក្នុង​ម្លប់​រាជាយតនៈ​មួយ​ដើម​អស់ ៧ ថ្ងៃ, ទី​នោះ​ហៅ​ រាជាយតន​ចេតិយ ជាប់​ដរាប​មក​ដល់​សព្វ​ថ្ងៃ​នេះ (ម. ព. សត្ត​មហា​ឋាន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៤</text:p>
          </table:table-cell>
          <table:table-cell table:style-name="តារាង1.B2" office:value-type="string">
            <text:p text:style-name="P28">រាជាយតន​ចេតិ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--យៈតៈន៉ៈ​ចេដី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មើល​ពាក្យ រាជាយតនៈ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៥</text:p>
          </table:table-cell>
          <table:table-cell table:style-name="តារាង1.B2" office:value-type="string">
            <text:p text:style-name="P28">រាជិន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<text:s/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ជ្ញី) ស្ដេច​ស្ត្រី; ព្រះ​អគ្គ​មហេសី​នៃ​ព្រះ​រាជា: សម្ដេច​ព្រះ​រាជិនី <text:s/>(ប្រយ័ត្ន​កុំ​ច្រឡំ​ពាក្យ រាជ​ជននី និង រាជិនី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៦</text:p>
          </table:table-cell>
          <table:table-cell table:style-name="តារាង1.B2" office:value-type="string">
            <text:p text:style-name="P28">រាជិនី​កូ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ជិនី + កុល) ត្រកូល​របស់​ព្រះ​រាជិនី, ព្រះ​ញាតិ​របស់​ព្រះ​អគ្គ​មហេសី; ត្រកូល​ដែល​ជាប់​ពី​វង្ស​ព្រះ​រាជិនី​មក ។ </text:p>
          </table:table-cell>
          <table:table-cell table:style-name="តារាង1.D2" office:value-type="string">
            <text:p text:style-name="P2">--ត្រកូល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៧</text:p>
          </table:table-cell>
          <table:table-cell table:style-name="តារាង1.B2" office:value-type="string">
            <text:p text:style-name="P28">រាជិស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ជិសិ &lt; រាជ+ឥសិ; រាជរ្សិ &lt; រាជ+ឫឞិ) ស្ដេច​ទ្រង់​រាជ្យ​ដែល​ចេញ​ទ្រង់​ព្រះ​ផ្នួស​ជា​ឥសី (ម. ក្នុង ព. រា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៨</text:p>
          </table:table-cell>
          <table:table-cell table:style-name="តារាង1.B2" office:value-type="string">
            <text:p text:style-name="P28">រាជ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ជិ “ស្នាម​ប្រេះ, ការ​ប្រេះឆា; ថែវ; ជួរ; របៀប; ជាយ​ព្រៃ; ផ្លូវ;...”) ។ គ្រឿង​ចំណាំ​ដាក់​ជា​ជំនួស​និមិត្ត​សីមា​ដែល​ពុំ​ប្រាកដ ឬ ដែល​កំបាំង​មើល​ពុំ​ឃើញ ដើម្បី​ឲ្យ​ដឹង​ទី​កំណត់​ព្រំ​ដែន : រាជី​សីមា (ស្លឹក​សីមា) ។ សង្ឃ​រាជី (សង់ឃៈ--) ការ​ប្រេះ​ឆា គឺ​ការ​រចែក​រចោក​របស់​សង្ឃ, របស់​ពួក​ក្រុម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០៩</text:p>
          </table:table-cell>
          <table:table-cell table:style-name="តារាង1.B2" office:value-type="string">
            <text:p text:style-name="P28">រាជូបករណ៍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ក្នុង ព. រាជ) ។</text:p>
          </table:table-cell>
          <table:table-cell table:style-name="តារាង1.D2" office:value-type="string">
            <text:p text:style-name="P2">រាជូបភោគ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១០</text:p>
          </table:table-cell>
          <table:table-cell table:style-name="តារាង1.B2" office:value-type="string">
            <text:p text:style-name="P28">រាជេន្រ្ទ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ក្នុង ព. រាជ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១១</text:p>
          </table:table-cell>
          <table:table-cell table:style-name="តារាង1.B2" office:value-type="string">
            <text:p text:style-name="P28">រាជោបករណ៍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ក្នុង ព. រាជ) ។</text:p>
          </table:table-cell>
          <table:table-cell table:style-name="តារាង1.D2" office:value-type="string">
            <text:p text:style-name="P2">រាជោ​វាទានុ​សាសនី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១២</text:p>
          </table:table-cell>
          <table:table-cell table:style-name="តារាង1.B2" office:value-type="string">
            <text:p text:style-name="P28">រាជ្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ច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ជ្ជ) ភាវៈ​ជា​ព្រះ​រាជា; សម្បត្តិ​សម្រាប់​ផែន​ដី, ស្រុក​ទេស​ដែល​ជា​សម្បត្តិ​របស់​ព្រះ​រាជា; ការ​គ្រប់​គ្រង​ផែន​ដី : សោយ​រាជ្យ, ដណ្ដើម​រាជ្យ, ក្សត្រិយ៍​ទ្រង់​រាជ្យ, ប្រាំ​រាជ្យ​មក​ហើយ ។ ព. ប្រ. ឡើង​រាជ្យ ឡើង​អំណាច​ឥត​កោត​ក្រែង​អ្នក​ណា ។ គុ. ដែល​ជាប់​ទាក់​ទង​ដោយ​ព្រះ​រាជា, ដែល​ជា​របស់​ព្រះ​រាជា ឬ​ដែល​ជា​របស់​សម្រាប់​ផែន​ដី : មកុដ​រាជ្យ, ព្រះ​ខ័ន​រាជ្យ ។ រាជ្យ​ទ្រព្យ (រាជ្យៈ ទ្រ័ព្យ) ទ្រព្យ​សម្រាប់​រាជ្យ, របស់​រាជ​ការ ។ រាជ្យ​ភង្គ (រាជ្យៈភ័ង) ការ​ដណ្ដើម​យក​រាជ្យ, ការ​ជ្រែក​រាជ្យ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១៣</text:p>
          </table:table-cell>
          <table:table-cell table:style-name="តារាង1.B2" office:value-type="string">
            <text:p text:style-name="P28">រាជ្យាង្គ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 រាជ្យ + អង្គ) អង្គ​នៃ​រាជ្យ, អង្គ​របស់​រាជ​ការ; តាម​បែប​បទ​បុរាណ​ថា​មាន ៩ យ៉ាង​គឺ ១- មាន​ព្រះ​រាជា​ជា​ប្រធាន​របស់​ប្រទេស; ២- មាន​មហាមាត្យ​អ្នក​ឈ្លាស​វៃ​ជា​ប្រធាន​សម្រេច​កិច្ច <text:s/>រាជ​ការ; ៣- មាន​ប្រទេស​ដទៃ​ជា​មិត្ត​ស្និទ្ធ​ជិត; ៤-មាន​ទ្រព្យ​បរិបូណ៌​ល្មម​ដល់​ការ​គ្រប់​គ្រង​ប្រទេស; ៥-មាន​អ្នក​ប្រាជ្ញ​ច្រើន; ៦-មាន​បន្ទាយ​មាំមួន; ៧-មាន​សេនា​ទាហាន​សម្រាប់​ការពារ​រក្សា​ប្រទេស; ៨- មាន​ប្រជា​ពលរដ្ឋ​ស្លូត​ត្រង់; ៩-មាន​រាជ​បុរោហិត និង​អ្នក​ប្រវត្តិ​សាស្រ្ត​ដែល​មាន​ចំណេះ​វិជ្ជា​ស្ទាត់​ប្រាកដ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១៤</text:p>
          </table:table-cell>
          <table:table-cell table:style-name="តារាង1.B2" office:value-type="string">
            <text:p text:style-name="P28">រាត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ទាញ​កន្រ្តាក់​ផ្ដាច់​ដោយ​បង្ខំ : ទាញ​រាត់​ផ្ដាច់ ។ វាយ​បេះ​ដោយ​ចុង​រំពាត់ : វាយ​រាត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821">
          <table:table-cell table:style-name="តារាង1.A2" office:value-type="string">
            <text:p text:style-name="P2">១០៨១៥</text:p>
          </table:table-cell>
          <table:table-cell table:style-name="តារាង1.B2" office:value-type="string">
            <text:p text:style-name="P28">រ៉ាត់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31"><draw:custom-shape text:anchor-type="paragraph" draw:z-index="2" draw:style-name="gr2" draw:text-style-name="P46" svg:width="0.0835in" svg:height="0.3858in" svg:x="1.8764in" svg:y="0.1264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      <text:p text:style-name="P2">ឈ្មោះ​វណ្ណយុត្ត​មួយ​ប្រភេទ ( <text:s text:c="2"/>) នេះ​សម្រាប់​សរសេរ​គាប​</text:p>
            <text:p text:style-name="P31"/>
            <text:p text:style-name="P2"><draw:custom-shape text:anchor-type="paragraph" draw:z-index="0" draw:style-name="gr1" draw:text-style-name="P46" svg:width="0.1142in" svg:height="0.6551in" svg:x="2.1799in" svg:y="0.1173in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" draw:style-name="gr1" draw:text-style-name="P46" svg:width="0.1142in" svg:height="0.6551in" svg:x="3.2098in" svg:y="0.128in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 <text:s text:c="40"/>កើត <text:s text:c="16"/>កើត</text:p>
            <text:p text:style-name="P2">ពាក្យ​ទន្ទឹម<text:span text:style-name="T17">គ្នា, ដូច​ជា : ថ្ងៃ ៨ <text:s text:c="11"/>និង ១៥ <text:s text:c="11"/>ឬ ១៤ </text:span></text:p>
            <text:p text:style-name="P2"><text:s text:c="41"/>រោច <text:s text:c="16"/>រោច</text:p>
            <text:p text:style-name="P2">រោច; តែ​សម័យ​ឥឡូវ​មិន​សូវ​ប្រើ, ច្រើន​សរសេរ​រាយ​គ្នា ដោយ​ប្រើ​វណ្ណយុត្ត​បារាំង(,;) នេះ​ជា : ថ្ងៃ ៨ កើត, ៨ រោច និង ១៥ កើត, ១៥ រោច ឬ ១៤ រោច ដូច្នេះ​វិញ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សរសេរ​គាប​ពាក្យ​ទន្ទឹម​គ្នា​ដោយ​ប្រើ​វណ្ណយុត្ត​ហៅ​ថា រ៉ាត់ : សរសេរ​រាយ​គ្នា​ទៅ កុំ​រ៉ាត់ នាំ​ឲ្យ​ចង្អៀត​បន្ទាត់​ទេ ! (ហៅ គាប ក៏​បាន : សរសេរ​គាប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៣</text:p>
          </table:table-cell>
          <table:table-cell table:style-name="តារាង1.D2" office:value-type="string">
            <text:p text:style-name="P2"><text:s/></text:p>
          </table:table-cell>
          <table:table-cell table:style-name="តារាង1.D2" office:value-type="string">
            <text:p text:style-name="P2">ស. 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(រ័ត អ. ថ. រ៉ាត់) រឹត, រឹត​ឲ្យ​តឹង, ដាស​រឹត; ក្រវាត់ (ម. ប្រ.) ។ រ៉ាត់​រឹង រឹត​ណែន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៉ាត់​រឹង </text:p>
          </table:table-cell>
        </table:table-row>
        <table:table-row table:style-name="តារាង1.2">
          <table:table-cell table:style-name="តារាង1.A2" office:value-type="string">
            <text:p text:style-name="P2">១០៨១៦</text:p>
          </table:table-cell>
          <table:table-cell table:style-name="តារាង1.B2" office:value-type="string">
            <text:p text:style-name="P28">រាតត្បា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ុក​រាន​យក​របស់​អំពី​អ្នក​នេះ​ខ្លះ​អ្នក​នោះ​ខ្លះ​ដោយ​ទទូច​ឲ្យ​ខាង​តែ​បាន : ដើរ​រាត​ត្បាត​យក​នេះ​យក​នោះ​ពី​បង​ប្អូន​រាល់​ផ្ទះ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១៧</text:p>
          </table:table-cell>
          <table:table-cell table:style-name="តារាង1.B2" office:value-type="string">
            <text:p text:style-name="P28">រ៉ាត់ប្រខុ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័តប្រះគត អ. ថ. រ៉ាត់ប្រៈខុត) ខ្សែ​ក្រវាត់​ចង្កេះ​ឬ​ក្រវាត់​ទ្រូង; ខ្មែរ​ហៅ​ចំពោះ​តែ​វត្ថពន្ធ​ចង្កេះ​សូត្រ​ឬ​អម្បោះ​ដែល​ត្បាញ​ជា​បន្ទះ សម្រាប់​បព្វជិត​ក្រវាត់ (បា. ហៅ បដិក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១៨</text:p>
          </table:table-cell>
          <table:table-cell table:style-name="តារាង1.B2" office:value-type="string">
            <text:p text:style-name="P28">រា​តម្បា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ើ​ចង​បន្តោង​តង្ករ​តម្បាញ (ហៅ ឈើ​រា ក៏​បា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១៩</text:p>
          </table:table-cell>
          <table:table-cell table:style-name="តារាង1.B2" office:value-type="string">
            <text:p text:style-name="P28">រាត់រ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រាយ​រតាត់រតាយ, ខ្ចាត់ខ្ចាយ​ពីស​ពាស : ដាក់​អីវ៉ាន់​ចោល​រាត់​រ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២០</text:p>
          </table:table-cell>
          <table:table-cell table:style-name="តារាង1.B2" office:value-type="string">
            <text:p text:style-name="P28">រាត្រី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ត្រិ; រត្តិ) យប់, វេលា​យប់ ។ រាត្រី​កាល (ម. ព. រត្តិ​កាល) ។ រាត្រី​ចរ (ម. ព. រត្តិចរ) ។ រាត្រី​ជល (--ជល់) ទឹក​សន្សើម ។ <text:s/>រាត្រី​ភាគ (ម. ព. រត្តិ​ភាគ) ។ រាត្រី​មណី (--មៈនី) ព្រះ​ចន្រ្ទ ។ រាត្រី​វិគម (--វិគៈមៈ ឬ វិគំ), រាត្រី​វិភាត អរុណោទ័យ (ពេល​ព្រឹក​ព្រាង, វេលា​បំព្រាង) ។ រាត្រី​សមោសរ (--សៈម៉ោ-ស) ការ​ប្រជុំ​គ្នា​ក្នុង​រាត្រី, ទី​ប្រជុំ​គ្នា​ពេល​យប់ ។ ច្រើន​ប្រើ​ចំពោះ​ទី​ប្រជុំ​ដែល​មាន​របាំ​ឬ​មហោស្រព​ផ្សេង​ៗ ជា​គ្រឿង​កំសាន្ត​ផង ។ រាត្រី​សុវត្ថិ ! (--សុវ៉ាត់) ឬ​រាត្រី​សួស្ដី ! សួស្ដី​ក្នុង​វេលា​យប់; ពាក្យ​សម្រាប់​ឲ្យ​ពរ​គ្នា​ក្នុង​វេលា​យប់ (ប្រើ​តាម​សម័យ​និយម), បាន​សេចក្ដី​ថា សូម​ឲ្យ​មាន​សួស្ដី​ក្នុង​វេលា​យប់ ! (ព. ផ្ទ. អរុណ​សុវត្ថិ ! ឬ –សួស្ដី !; សាយណ្ហ​សុវត្ថិ ! ឬ–សួស្ដី !) ។ 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ើ​តូច​មួយ​ប្រភេទ មាន​ផ្កា​ក្រអូប​តែ​ក្នុង​វេលា​យប់, ជា​ពួក​ភូត​គ្រាម​ កាច់​ដើម​ដោត​បណ្ដុះ​បាន, ជា​ឈើ​ចាញ់​ទឹក : ផ្កា​រាត្រី (អ្នក​ស្រុក​ខ្លះ​ហៅ កាកី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២១</text:p>
          </table:table-cell>
          <table:table-cell table:style-name="តារាង1.B2" office:value-type="string">
            <text:p text:style-name="P28">រាធន៍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ធន) សេចក្ដី​សម្រេច; សេចក្ដី​ចម្រើន, សេចក្ដី​រុងរឿ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២២</text:p>
          </table:table-cell>
          <table:table-cell table:style-name="តារាង1.B2" office:value-type="string">
            <text:p text:style-name="P28">រាន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គ្រែ​វាល​ឬ​មាន​ដំបូល មាន​សសរ​ដាំ​ក្នុង​ដី សម្រាប់​អង្គុយ​លំហើយ​ឬ​សម្រាប់​ដាក់​អីវ៉ាន់​លក់​ជាដើម ។ រាន​ភ្លើង រាន​វាល​ខ្ពស់​ដាក់​ពំនូក​ដី​ពី​លើ សម្រាប់​បង្កាត់​ភ្លើង​ឲ្យ​ឆេះ​សន្ធោ​យក​ពន្លឺ​ក្នុង​វេលា​យប់ ។ រាន​មាន់ រាន​ធ្វើ​ឲ្យ​មាន​នៅ ។ រាន​ហាល រាន​វាល​ជាប់​នឹង​ផ្ទះ​សម្រាប់​ហាល​អ្វី​ៗ ។ លក់​រាន ដាក់​អីវ៉ាន់​លើ​រាន​លក់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កាប់​គាស់​រម្លើង​ទី​ដី, ព្រៃ ឲ្យ​កើត​បាន​ជា​ស្រែ, ចម្ការ, ភូមិ​លំនៅ : រាន​ស្រែ, រាន​ចម្ការ, រាន​ភូមិ ។ ជម្នះ​ចូល​ឲ្យ​បាន​ជឿន​ទៅ​មុខ : រាន​ទី (ជម្នះ​ចូល​យក​ទី) ។ រវះ​រវាម; មិន​រើស​អើង : មនុស្ស​រាន​ចំណី, គោ​រាន​ស្មៅ ។ រាន​ទន្រ្ទាន ទន្រ្ទាន​ចូល​ឥត​ញញើ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ាន​ទន្រ្ទាន </text:p>
          </table:table-cell>
        </table:table-row>
        <table:table-row table:style-name="តារាង1.2">
          <table:table-cell table:style-name="តារាង1.A2" office:value-type="string">
            <text:p text:style-name="P2">១០៨២៣</text:p>
          </table:table-cell>
          <table:table-cell table:style-name="តារាង1.B2" office:value-type="string">
            <text:p text:style-name="P28">រាន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បន្ទាន់​ទប់​មិន​ឈ្នះ : មេ​មាន់​រាន់​រាក​ស៊ុត; ឈឺ​ពោះ​រាន់ (ម. ព. រួស​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២៤</text:p>
          </table:table-cell>
          <table:table-cell table:style-name="តារាង1.B2" office:value-type="string">
            <text:p text:style-name="P28">រានកា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ាត​ត្បាត; យក​ដោយ​រំលោភ; ជ្រៀត​បៀត​យក : រាន​កាន​យក​ដី​គេ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២៥</text:p>
          </table:table-cell>
          <table:table-cell table:style-name="តារាង1.B2" office:value-type="string">
            <text:p text:style-name="P28">រាន​ហ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ក្នុង ព. រាន ១ ន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២៦</text:p>
          </table:table-cell>
          <table:table-cell table:style-name="តារាង1.B2" office:value-type="string">
            <text:p text:style-name="P28">រា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ិន​រដិប​រដុប, ដែល​ឥត​ប៉ោង, ឥត​ផត, ឥត​ខ្ពស់​ទាប : ដី​រាប, ផ្លូវ​រាប, ឈើ​មាន​សាច់​រាប ។ ដែល​ពង្រាប​បាន​បទ​ស៊ាំ​ថ្នឹក​ហើយ : គោ​រាប, ក្របី​រាប ។ រាប​ទាប ដែល​មាន​តែ​ទាប​ឥត​ខ្ពស់, ឥត​រដិប​រដុប; ដែល​សុភាព​ទន់​ភ្លន់ : ឫកពា​រាប​ទាប, សម្ដី​រាប​ទាប ។ រាប​ធេង រាប​សព្វ​អន្លើ ។ រាប​ស្មើ ដែល​រាប​ស្មើ​គ្នា​ឥត​មាន​ប្លែក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>រាប​ទាប</text:p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២៧</text:p>
          </table:table-cell>
          <table:table-cell table:style-name="តារាង1.B2" office:value-type="string">
            <text:p text:style-name="P28">រាប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គិត​ចំនួន, ត្រួត, ពិនិត្យ ឬ​កំណត់​ឲ្យ​ដឹង​ចំនួន : រាប់​ដប់, រាប់​ម្ភៃ រាប់​ឲ្យ​ដឹង​ចំនួន​ដប់​ឬ​ចំនួន​ម្ភៃ ។ ស្រឡាញ់​យក​ជា​គ្នា, ទុក​ដាក់​ថា​ជា​បាន​ការ​ : រាប់​គ្នា​ជា​ញាតិ; ឥត​គេ​រាប់ ។ រាប់​បាត្រ ដាក់​បាយ​ក្នុង​បាត្រ​ដូច​គេ​រាប់​ គឺ​ដួស​បាយ​នឹង​វែក​ដាក់​ក្នុង​បាត្រ​ភិក្ខុ​សង្ឃ ដែល​ដាក់​រៀប​ដង្ហែ​គ្នា, ដោយ​គ្នេរ​បាយ​ឲ្យ​ល្មម​គ្រប់​គ្រាន់​តាម​ចំនួន​បាត្រ (ព. ផ្ទ. ដាក់​បាត្រ) ។ រាប់​មុខ រាប់​យក​ជា​មុខ, ទុក​ដាក់​ថា​ជា​អ្នក​មាន​មុខ​មាន​ឈ្មោះ : មនុស្ស​សាប​រលាប​ឥត​គេ​រាប់​មុខ ។ រាប់​រក រាប់​អាន​ទៅ​មក​រក​នេះ​រក​នោះ ឬ​រាប់​អាន​ពឹង​រក​គ្នា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>រាប់​រក</text:p>
          </table:table-cell>
        </table:table-row>
        <table:table-row table:style-name="តារាង1.2">
          <table:table-cell table:style-name="តារាង1.A2" office:value-type="string">
            <text:p text:style-name="P2">១០៨២៨</text:p>
          </table:table-cell>
          <table:table-cell table:style-name="តារាង1.B2" office:value-type="string">
            <text:p text:style-name="P28">រ៉ាប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(រ័ប អ. ថ. រ៉ាប់) ទទួល, ទទួល​ភារៈ, ព្រម​ទទួល​ទាំងអស់: រ៉ាប់​មុខ​ការ, រ៉ាប់​ការ​ម្នាក់​ឯង ។ រ៉ាប់​ប្រកាន់ (ស. រ័បប្រះកាន់ អ. ថ. រ៉ាប់ប្រៈកាន់) ទទួល​ធានា (ម. ប្រ., ច្រើន​ប្រើ​តែ​ខាង​ខែត្រ​បាត់ដំប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២៩</text:p>
          </table:table-cell>
          <table:table-cell table:style-name="តារាង1.B2" office:value-type="string">
            <text:p text:style-name="P28">រាបទា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ក្នុង ព. រាប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៣០</text:p>
          </table:table-cell>
          <table:table-cell table:style-name="តារាង1.B2" office:value-type="string">
            <text:p text:style-name="P28">រ៉ាប់រ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(រ័បរ្ចង អ. ថ. រ៉ាប់រ៉ង) ទទួល​រង គឺ​ទទួល​ភារៈ ឬ​ទទួល​បន្ទុក​លើ​ខ្លួន, ទទួល​អះ​អាង : រ៉ាប់​រង​កិច្ច​ការ​គ្រប់​យ៉ាង; និយាយ​ថា រង​រ៉ាប់ ក៏​បាន​ (ម. ព. រង ១ កិ.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ង​រ៉ាប់</text:p>
          </table:table-cell>
        </table:table-row>
        <table:table-row table:style-name="តារាង1.2">
          <table:table-cell table:style-name="តារាង1.A2" office:value-type="string">
            <text:p text:style-name="P2">១០៨៣១</text:p>
          </table:table-cell>
          <table:table-cell table:style-name="តារាង1.B2" office:value-type="string">
            <text:p text:style-name="P28">រាប់រៀ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2">និយាយ​បូរបាច់​តាម​របៀប​ហូរ​ហែ​ឬ​និយាយ​តំណាល​តាម​របៀប​រឿង​រ៉ាវ : រាប់​រៀប​ប្រាប់; និយាយ​រៀប​រាប់ ។</text:p>
          </table:table-cell>
          <table:table-cell table:style-name="តារាង1.D2" office:value-type="string">
            <text:p text:style-name="P2">រៀប​រាប់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៣២</text:p>
          </table:table-cell>
          <table:table-cell table:style-name="តារាង1.B2" office:value-type="string">
            <text:p text:style-name="P28">រាបស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មិន​ប្លែក​ពី​គេ, យ៉ាង​អណ្ដាល, សាមញ្ញ : មនុស្ស​រាបសា, សម្ដី​រាប​សា, របស់​រាបសា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៣៣</text:p>
          </table:table-cell>
          <table:table-cell table:style-name="តារាង1.B2" office:value-type="string">
            <text:p text:style-name="P28">រាប់អា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ចង​ចិត្ត​ស្រឡាញ់, ពេញ​ចិត្ត​ទៅ​រក; គោរព, ជឿ​ស្ដាប់ : រាប់​អាន​បង​ប្អូន, រាប់​អាន​ពុទ្ធ​សាសនា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៣៤</text:p>
          </table:table-cell>
          <table:table-cell table:style-name="តារាង1.B2" office:value-type="string">
            <text:p text:style-name="P28">រាបណ៍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ប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វណ) នាម​របស់​ព្រះ​បាទ​ទស​ក័ណ្ឋ​ឬ​ទស​មុខ (ក្នុង​រឿង​រាមាយណៈ) ច្រើន​ហៅ​ថា : ក្រុង​រាពណ៍ ។ រាពណាសូរ រាពណ៍​ជា​អសុរ...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៣៥</text:p>
          </table:table-cell>
          <table:table-cell table:style-name="តារាង1.B2" office:value-type="string">
            <text:p text:style-name="P28">រាម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នាម : រាម​ស្ទឹង (ម. ព. រូង ផង) ។ ឈ្មោះ​កំពង់​មាត់​សមុទ្រ​នៅ​ក្នុង​ស្រុក​ព្រៃ​នប់​ខេត្ត​កំព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ាម​ស្ទឹង</text:p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នាម​របស់​ព្រះ​រាជ​ឱរស​អង្គ​មួយ​នៃ​ព្រះ​បាទ​ទស​រថ​និង​នាង​សុមិត្រា (ក្នុង​រឿង​រាម​កេរ្តិ៍) : ព្រះ​រាម (រាម​ចន្រ្ទ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ព្រះ​រាម</text:p>
          </table:table-cell>
        </table:table-row>
        <table:table-row table:style-name="តារាង1.2">
          <table:table-cell table:style-name="តារាង1.A2" office:value-type="string">
            <text:p text:style-name="P2">១០៨៣៦</text:p>
          </table:table-cell>
          <table:table-cell table:style-name="តារាង1.B2" office:value-type="string">
            <text:p text:style-name="P28">រាមកិរ្តិ៍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ម-កេ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ឿង​រាមាយណៈ; ប្រើ​ដោយ​ផ្សំ​ពាក្យ រាម+កិរ្តិ៍ ហៅ​ថា រឿង​រាម​កិរ្តិ៍ ឬ--រាម​កេរ្តិ៍ ។ </text:p>
          </table:table-cell>
          <table:table-cell table:style-name="តារាង1.D2" office:value-type="string">
            <text:p text:style-name="P2">រាមកេរ្តិ៍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៣៧</text:p>
          </table:table-cell>
          <table:table-cell table:style-name="តារាង1.B2" office:value-type="string">
            <text:p text:style-name="P28">រាម​ចន្រ្ទ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ព្រះ​រាម (ក្នុង​អវតារ​ទី ២ នៃ​វិស្ណុ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៣៨</text:p>
          </table:table-cell>
          <table:table-cell table:style-name="តារាង1.B2" office:value-type="string">
            <text:p text:style-name="P28">រាមញ្ញ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មុ័ញ-ញៈ ឬ--មុ័ញ) </text:p>
          </table:table-cell>
          <table:table-cell table:style-name="តារាង1.D2" office:value-type="string">
            <text:p text:style-name="P2">បា. 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មនុស្ស​ជាតិ​មន ។ រាមញ្ញ​ប្រទេស ប្រទេស​មន (ម. ព. មន ២ ន.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៣៩</text:p>
          </table:table-cell>
          <table:table-cell table:style-name="តារាង1.B2" office:value-type="string">
            <text:p text:style-name="P28">រាម​ណេយ្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មណីយ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០</text:p>
          </table:table-cell>
          <table:table-cell table:style-name="តារាង1.B2" office:value-type="string">
            <text:p text:style-name="P28">រាម​ភូមិ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មៈភូម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ដូច​គ្នា​នឹង រមណីយ​ភូមិ ដែរ (ម. ព. រមណីយ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១</text:p>
          </table:table-cell>
          <table:table-cell table:style-name="តារាង1.B2" office:value-type="string">
            <text:p text:style-name="P28">រាម​រាជ្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ម-រាច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រាជ្យ​ព្រះ​បាទ​សម្ដេច​ព្រះ​រាម​ឬ​ព្រះ​រាមាធិបតី; ខ្មែរ​ប្រើ​ពាក្យ​នេះ​សំដៅ​សេចក្ដី​ថា “យូរ​អង្វែង​ណាស់​ហើយ” គឺ​និយាយ​តាម​ពាក្យ​ចាស់​ៗ​តំណាល​ប្រាប់​គ្នា​ថា តាំង​ពី​រាម​រាជ្យ​ឯណោះ គឺ​តាំង​ពី​ក្នុង​រាជ្យ​ព្រះ​រាម​ឯណោះ (ព. សា.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២</text:p>
          </table:table-cell>
          <table:table-cell table:style-name="តារាង1.B2" office:value-type="string">
            <text:p text:style-name="P28">រាម​សូ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មៈសូ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ឈ្មោះ​យក្ស​ម្នាក់​ក្នុង​រឿង​បុរាណ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៣</text:p>
          </table:table-cell>
          <table:table-cell table:style-name="តារាង1.B2" office:value-type="string">
            <text:p text:style-name="P28">រាមាយណ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មាយណ) ឈ្មោះ​មហា​កាព្យ​ថ្លែង​រឿង​រាម​កេរ្តិ៍ ដែល​កវី​ម្នាក់​ឈ្មោះ​ វាលមីកិ តែង : មហា​កាព្យ​រាមាយណៈ ។ </text:p>
          </table:table-cell>
          <table:table-cell table:style-name="តារាង1.D2" office:value-type="string">
            <text:p text:style-name="P2">--ណៈ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៤</text:p>
          </table:table-cell>
          <table:table-cell table:style-name="តារាង1.B2" office:value-type="string">
            <text:p text:style-name="P28">រាមាយណិ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ជាប់​ទាក់​ទង​ដោយ​រឿង​រាមាយណៈ ។ ន. អ្នក​រៀន ឬ​អ្នក​ជឿ​គោរព​រាប់​អាន​រឿង​រាមាយណៈ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៥</text:p>
          </table:table-cell>
          <table:table-cell table:style-name="តារាង1.B2" office:value-type="string">
            <text:p text:style-name="P28">រាយ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ដាក់​អ្វី​ៗ​ពីស​ពាស​មិន​មូល​គ្នា, ឥត​សណ្ដាប់​ធ្នាប់ : រាយ​អីវ៉ាន់​ពេញ​ផ្ទះ, ក្មេង​រាយ​សំរាម​កញ្ជាំ​មុខ​ផ្ទះ ។ ធ្វើ​ឲ្យ​ជា​របៀប​រៀង​គ្នា, ឲ្យ​ហូរ​ហែ : ដាក់​ចាន​រាយ​ជា​ជួរ; រាយ​ទំនុក​ច្រៀង ។ រាយ​ការណ៍​ថ្លែង​រៀប​រាប់​សេចក្ដី​តាម​ដំ​ណើរ​ឬ​តាម​កិច្ច​ការ ។ រាយ​មន្ត សូត្រ​សែក​មន្ត​តាម​លំដាប់ ។ រាយ​សន្ទូច លាត​រនង​សន្ទូច​តាម​ជើង​កញ្ជោ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រលែក​ចេញ, ដែល​មិន​មែន​ជា​ចង្កោម, មិន​មែន​ជា​ដុំ : ប្រាក់​រាយ​ ប្រាក់​រាយ​រង​ដែល​រលែក​ចេញ​ដោយ​ឡែក (ព. ផ្ទ. ប្រាក់​ដុំ) ។ ពាក្យ​រាយ ពាក្យ​ដែល​មិន​មែន​ជា​កាព្យ​ឃ្លោង ។ លក់​រាយ រលែក​ទំនិញ​លក់​តាម​ត្រូវ​ការ​របស់​អ្នក​ទិញ (ព. ផ្ទ. លក់​ដុំ)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៦</text:p>
          </table:table-cell>
          <table:table-cell table:style-name="តារាង1.B2" office:value-type="string">
            <text:p text:style-name="P28">រាយ​ង៉ាន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(រាយងាន អ. ថ. រ៉ាយង៉ាន) រាយ​ការ; ប្រាប់​ដំណើរ​ការ​ងារ​ឬ​រៀប​រាប់​រឿង​ប្រាប់​តាម​ហូរ​ហែ; ខ្មែរ​ប្រើ​ពាក្យ​នេះ​ចំពោះ​ការ​ថ្លែង​សេចក្ដី​រៀប​រាប់​ក្រាប​បង្គំ​ទូល​ក្សត្រិយ៍​ទ្រង់​រាជ្យ : រាយ​ង៉ាន​ថ្វាយ គឺ​រាយ​ការ​ថ្វាយ (ម. ព. រាយ ១ កិ. ផង) ។ </text:p>
          </table:table-cell>
          <table:table-cell table:style-name="តារាង1.D2" office:value-type="string">
            <text:p text:style-name="P2">រ៉ាយ​ង៉ាន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៧</text:p>
          </table:table-cell>
          <table:table-cell table:style-name="តារាង1.B2" office:value-type="string">
            <text:p text:style-name="P28">រាយ​ពព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">ដែល​រាយ​ពេញ​ពាស​ឥត​សណ្ដាប់​ធ្នាប់; ដែល​រាត់​រាយ​ឥត​ប្រយោជន៍ : ដាក់​អីវ៉ាន់​រាយ​ពពា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៨</text:p>
          </table:table-cell>
          <table:table-cell table:style-name="តារាង1.B2" office:value-type="string">
            <text:p text:style-name="P28">រាយម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មាន​អារម្មណ៍​សាត់​អណ្ដែត​រាត់​រាយ, ដែល​ពុំ​ប្រាកដ ចាប់​នេះ​ចាប់​នោះ​មិន​ឆ្ពោះ​ត្រង់​ណា: ចិត្ត​រាយ​មាយ, គំនិត​រាយ​មាយ; ធ្វើ​ការ​រាយ​មាយ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៤៩</text:p>
          </table:table-cell>
          <table:table-cell table:style-name="តារាង1.B2" office:value-type="string">
            <text:p text:style-name="P28">រាយរ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ដែល​រាយ​ដោយ​ឡែក​រង​ពី​គេ​មក, បន្ទាប់​បន្សំ : ការ​រាយ​រង; របស់​រាយ​រង; ធ្វើ​ការ​រាយ​រង, លក់​ដូរ​រាយ​រ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៥០</text:p>
          </table:table-cell>
          <table:table-cell table:style-name="តារាង1.B2" office:value-type="string">
            <text:p text:style-name="P28">រាយ​រាប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និយាយ​រៀប​រាប់​ប្រាប់, បូរបាច់​ប្រាប់ : រាយ​រាប់​ដំណើរ​ប្រាប់ ។ </text:p>
          </table:table-cell>
          <table:table-cell table:style-name="តារាង1.D2" office:value-type="string">
            <text:p text:style-name="P2">រ៉ាយ​រ៉ាប់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៥១</text:p>
          </table:table-cell>
          <table:table-cell table:style-name="តារាង1.B2" office:value-type="string">
            <text:p text:style-name="P28">រារង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រា​ចុះ​រា​ឡើង​រង់​ចាំ, បង្អែ​បង្អង់​ចាំ : រា​រង់​ចាំ ។ ប្រើ​ជា កិ. វិ. ក៏​បាន : ដើរ​រា​រង់ ។ វេវ. រេ​រង់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៥២</text:p>
          </table:table-cell>
          <table:table-cell table:style-name="តារាង1.B2" office:value-type="string">
            <text:p text:style-name="P28">រារែ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ា​ចុះ​រា​ឡើង​ស្មើ​ភាគ​ដូច​គេ​រែក គឺ​ស្ទាក់​ស្ទើរ, អល់​អែក, មិន​ដាច់​មិន​ស្រេច​ទៅ​ខាង​ណា : ចិត្ត​រា​រែក, គំនិត--, សម្ដី--, ដំណើរ-- ។ ប្រើ​ជា​ កិ. វិ. ក៏​បាន : និយាយ​រា​រែក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៥៣</text:p>
          </table:table-cell>
          <table:table-cell table:style-name="តារាង1.B2" office:value-type="string">
            <text:p text:style-name="P28">រារាំ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ា) ។</text:p>
          </table:table-cell>
          <table:table-cell table:style-name="តារាង1.D2" office:value-type="string">
            <text:p text:style-name="P2">រាំង​រា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៥៤</text:p>
          </table:table-cell>
          <table:table-cell table:style-name="តារាង1.B2" office:value-type="string">
            <text:p text:style-name="P28">រា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សាយ​រាយ​ត​ទៅ​ទៀត : ភ្លើង​រាល, ដំបៅ​រាល ។ រាល​ដាល រាល​ពី​ទី​មួយ​ដាល​ដល់​ទី​ដទៃ ។ ព. ប្រ. ខឹង​ឬ​ប្រកាន់​ទោស​រាល​ពី​នេះ​ដាល​ដល់​ទៅ​នោះ : ខឹង​រាល​ដាល (ម. ព. រោល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<text:s text:c="2"/>រាល​ដាល</text:p>
          </table:table-cell>
        </table:table-row>
        <table:table-row table:style-name="តារាង1.2">
          <table:table-cell table:style-name="តារាង1.A2" office:value-type="string">
            <text:p text:style-name="P2">១០៨៥៥</text:p>
          </table:table-cell>
          <table:table-cell table:style-name="តារាង1.B2" office:value-type="string">
            <text:p text:style-name="P28">រាល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2">សព្វ, គ្រប់, ទួទៅ​ទាំងអស់: រាល់​កន្លែង, រាល់​កាល, រាល់​ខ្លួន, រាល់​ដៃ, រាល់​ថ្ងៃ, រាល់​ភូមិ, រាល់​វេលា, រាល់​ស្រុក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៥៦</text:p>
          </table:table-cell>
          <table:table-cell table:style-name="តារាង1.B2" office:value-type="string">
            <text:p text:style-name="P28">រាវ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ជ្រាវ​រក​ដោយ​ដៃ : រាវ​ចាប់​ត្រី​ក្នុង​អង្រុត ។ ស្រាវ​ជ្រាវ​រក, សង្កេត​ឈ្លេច​ឈ្លី​រក : រាវ​រក​ឲ្យ​ឃើញ​សេចក្ដី​ពិ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ជា​ទឹក, មិន​ខាប់, (ទីទៃ​ពី​ខាប់) : ខ្លាញ់​រាវ, បបរ​រាវ ។ របស់​រាវ ឬ​វត្ថុ​រាវ អ្វី​ៗ​ដែល​ជា​ទឹក, មិន​ខាប់ ដូច​យ៉ាង​ប្រេង, សុរា​ជាដើម ។ ក្មេង​ឈាម​រាវ ក្មេង​ដែល​កំពុង​មាន​កម្លាំង​ពេញ​ពាស មាន​ចិត្ត​រហេវ​រហាវ​មិន​សូវ​ចេះ​អត់​ធ្មត់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ប្រដាប់​ធ្វើ​ដោយ​បន្ទោះ​ត្បាញ​ជា​ក្រឡា ឬ ដោយ​ក្រង​បន្ទះ​រនាប​ជា​ដើម សម្រាប់​ផ្កាប់​ចាន​ដែល​ប្រើ​ប្រាស់ : រាវ​ចាន, ចាន​មួយ​រាវ (ម. ព. រណ្ដំ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៥៧</text:p>
          </table:table-cell>
          <table:table-cell table:style-name="តារាង1.B2" office:value-type="string">
            <text:p text:style-name="P28">រ៉ាវ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ឃ្នាង​វែង សម្រាប់​ដាក់​មនុស្ស​ដែល​ជាប់​ចោទ​ជា​ទម្ងន់ ចង​ដៃ​ជើង​ទាំង​ពីរ​ទាញ​សន្ធឹង​តឹង​ភ្ជាប់​នឹង​ស្នឹង​ខាង​មុខ​ចង​ចង្កោះ​ទាញ​តឹង​ភ្ជាប់​នឹង​ស្នឹង​ខាង​ក្រោយ វាយ​សួរ​យក​ចម្លើយ : ចង​រ៉ាវ, វាយ​រ៉ាវ (មាន​ប្រើ​តែ​ក្នុង​រាជ្យ​ពី​ដើម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ឧ.</text:p>
          </table:table-cell>
          <table:table-cell table:style-name="តារាង1.D2" office:value-type="string">
            <text:p text:style-name="P2">សូរ​ឮ​ដោយ​ប៉ះ, រណ្ដំ​ឬ​បាក់ នៃ​វត្ថុ​រឹង​ស្រួយ​មាន​ច្រវាក់​ជាដើម : សូរ​ច្រវាក់​រ៉ាវ​ៗ ។ <text:s/>កិ. វិ. ឬ គុ. (ព. ប្រ.) ដែល​រួស​ឥត​ទាក់​ឥត​ទច់ : និយាយ​រ៉ាវ, អាន​សំបុត្រ​រ៉ាវ, សម្ដី​រ៉ាវ ។ រួស​រ៉ាវ រួស​រា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៥៨</text:p>
          </table:table-cell>
          <table:table-cell table:style-name="តារាង1.B2" office:value-type="string">
            <text:p text:style-name="P28">រ៉ាវតាវ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ខ្ពស់​ស្រាវ​រតាវ ឬ​ដែល​មាន​ដៃ​ជើង​វែង​ៗ ស្រាវ​រតាវ : រាង​ខ្ពស់​រ៉ាវតាវ, វល្លិ​ឡើង​ដើម​ឈើ​ធ្លាក់​សំយុង​រ៉ាវ​ប្រតាវ ។</text:p>
          </table:table-cell>
          <table:table-cell table:style-name="តារាង1.D2" office:value-type="string">
            <text:p text:style-name="P2">រ៉ាវប្រតាវ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៥៩</text:p>
          </table:table-cell>
          <table:table-cell table:style-name="តារាង1.B2" office:value-type="string">
            <text:p text:style-name="P28">រាវ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(&lt;រាវ+ឦ; រាវិន៑ &lt; រាវ+ឥន៑ <text:s/>“មាន​សម្រែក, ដែល​ស្រែក”) ដែល​បញ្ចេញ​សម្រែក​កង​រំពង, ដែល​ស្រែក​ហ៊ោ ។ ខ្មែរ​បុរាណ​ប្រើ​ពាក្យ​នេះ​ជា កិ. ឬ ន. សំដៅ​សេចក្ដី​ថា “បៀត​បៀន, ច្បាំង, <text:s text:c="4"/>រំអុក​ឲ្យ ឬ​ការ​បៀត​បៀន, ចម្បាំង, ការ​រំអុក​ឲ្យ” (ប្រទះ​ឃើញ​ប្រើ​តែ​ក្នុង​កាព្យ​បុរាណ​មាន​កាព្យ​រាម​កេរ្តិ៍​ជាដើម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៦០</text:p>
          </table:table-cell>
          <table:table-cell table:style-name="តារាង1.B2" office:value-type="string">
            <text:p text:style-name="P28">រាស់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កាយ​កាវ​ដោយ​រនាស់​ដៃ ឬ​បរ​រនាស់​ធំ​បង្អូស​កិន​លើ​ផ្ទៃ​ដី : រាស់​សំរាម, រាស់​ស្រែ ។ កិ. វិ. (ព. ប្រ. : សូត្រ​ធម៌​រាស់ សូត្រ​ធម៌​រាយ​បង្ហូរ​មិន​សង្កត់​តាម​វិធី​សំយោគ​ឬ​មិន​ឈប់​បង្អង់​ៗ​តាម​សង្កាត់ ។ និយាយ​រាស់ និយាយ​បង្ហូរ​រំហូត​ឲ្យ​ឆាប់​ចប់​សេចក្ដី ។ បន្ទោស​រាស់ ស្ដី​បន្ទោស​ប៉ាត​តាម​តែ​ប្រទះ មិន​ថា​អ្នក​ណា​ជា​អ្នក​ណា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៦១</text:p>
          </table:table-cell>
          <table:table-cell table:style-name="តារាង1.B2" office:value-type="string">
            <text:p text:style-name="P28">រាសិ​ចក្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ឝិចក្រ; រាសិចក្ក) មណ្ឌល​មេឃ​ជា​វង់​មូល​ដូច​កណ្ដាប់​កង់ ជា​ផ្លូវ​ចរ​នៃ​ព្រះ​អាទិត្យ​ព្រះ​ចន្រ្ទ ដែល​ចែក​ជា ១២ ល្វែង ក្នុង​ល្វែង​មួយ​ៗ​ហៅ​ថា មួយ​រាសី; ១២ រាសី​ហៅ​ថា មួយ​រាសិ​ចក្រ ឬ មួយ​ចក្រ​រាសី គឺ​មួយ​ជុំ​នៃ​កណ្ដាប់​វង់​មូល, ជា​មួយ​ឆ្នាំ (ម. ព. ចក្រ​រាសី និង រាសី ទៀត​ផង) ។ </text:p>
          </table:table-cell>
          <table:table-cell table:style-name="តារាង1.D2" office:value-type="string">
            <text:p text:style-name="P2">រាសី​ចក្រ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៦២</text:p>
          </table:table-cell>
          <table:table-cell table:style-name="តារាង1.B2" office:value-type="string">
            <text:p text:style-name="P28">រាស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; សំ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សិ; រាឝិ) គំនរ, ពំនូក : ពួក, កង; ប្រជុំ ។ មាត្រា​រង្វាស់​ចម្ងាយ​ល្វែង​ផ្ទៃ​មេឃ ដែល​ជា​ផ្លូវ​ចរ​នៃ​ព្រះ​អាទិត្យ​ព្រះ​ចន្រ្ទ; តាម​ហោរា​សាស្រ្ត​ថា ល្វែង​មួយ​ៗ​មាន​ចម្ងាយ​៣០​អង្សា ហៅ​ថា មួយ​រាសី សម្រាប់​សុរិយ​គតិ, មាន ១២ គឺ ១- មេសៈ ឬ មេស​រាសី “ រាសី​ចៀម​ឬ​ពពែ” (បារ. អាវ្រិល ឬ អាវរិល Avril រាសី​ទី ៤) មាន​៣០ ថ្ងៃ; ២- ឧសភៈ ឬ ឧសភ​រាសី “--គោ​ឈ្មោល” (បារ. ម៉េ Mai – ទី ៥) មាន ៣១ ថ្ងៃ; ៣- មិថុនៈ ឬ មិថុន​រាសី “--គូ​បុរស​និង​ស្ត្រី” (បារ. ហ្ស៊ូវ៉ាំង ឬ យូវាំង Juin --ទី​៦) មាន​៣០​ថ្ងៃ; ៤- កក្កដៈ ឬ កក្កដ​រាសី “--ក្តាម” (បារ. ហ៊្សុយេ្យត៍ ឬ ស៊ូយេត Juillet –ទី​៧)” មាន​៣១​ថ្ងៃ; ៥- សីហៈ ឬ សីហ​រាសី “--សីហៈ” (បារ. អាអ៊ូត៍ ឬ អាអ៊ូត AoÛt --ទី ៨) មាន ៣១ ថ្ងៃ; ៦- កញ្ញា ឬ កញ្ញា​រាសី <text:s text:c="2"/>“--ស្រី​ក្រមុំ” (បារ. សេបតមប្រិ៍ Septembre –ទី ៩) មាន ៣០ ថ្ងៃ; ៧- តុលា ឬ តុលា​រាសី “--ជញ្ជីង” (បារ. ឲកតូប្រិ៍ Octobre --ទី ១០) មាន​ ៣១ ថ្ងៃ; ៨- វិចិ្ឆកៈ ឬ វិច្ឆិក​រាសី <text:s/>“--ខ្ទួយ” (បារ. ណូវ៉មប្រិ៍ ឬ ណោវ៉មប្រិ៍ Novembre –ទី ១១) មាន ៣០ ថ្ងៃ; ៩- ធនុ ឬ ធនុ​រាសី <text:s/>“--ធ្នូ” (បារ. ដេសមប្រិ៍ Décembre –ទី ១២) មាន ៣១ ថ្ងៃ; ១០- មករៈ ឬ មករ​រាសី “--មករ” (បារ. ស៊្សង់វិយេរ ឬ យ៉ាំងវិយេរ Janvier --ទី១) មាន ៣១ ថ្ងៃ; ១១- កុម្ភៈ ឬ កុម្ភ​រាសី “--ក្អម” (បារ. ហ្វេវ្រិយេរ ឬ ហ្វេវរិយេរ Février --ទី២) មាន​២៨ ឬ ចួន​កាល​មាន ២៩ថ្ងៃ; ១២- មីនៈ ឬ មីន​រាសី “--ត្រី” (បារ. ម៉ារ្ស Mars –ទី ៣) មាន​៣១​ថ្ងៃ; ជា​មួយ​ឆ្នាំ​នៃ​សុរិយ​គតិ​មាន ៣៦៥ ថ្ងៃ ឬ​ចួន​កាល​មាន ៣៦៦ ថ្ងៃ ។ មាត្រា​រង្វាស់​នៃ​ចន្ទ​គតិ​មិន​មាន​កំណត់​អង្សា​ទេ ហៅ​ថា ឫក្ស ឬ នក្សត្រ​ឫក្ស, មាន ១២ គឺ ១- មិគសិរ ឬ​មិគសិរ​ឫក្ស “ឫក្ស​ក្តាន់” មាន ២៩ ថ្ងៃ; ២- បុស្ស ឬ បុស្ស​ឫក្ស “--ក្តាម” មាន ៣០ ថ្ងៃ; ៣- មាឃ ឬ មាឃ​ឫក្ស “--ស្វា​ព្រាហ្មណ៍” មាន ២៩ ថ្ងៃ; ៤- ផគ្គុណ ឬ ផល្គុន​ឫក្ស “--គោ” មាន ៣០ ថ្ងៃ; ៥- ចេត្រ ឬ ចិត្រ​ឫក្ស “--ខ្លា” មាន ២៩ ថ្ងៃ; ៦- ពិសាខ ឬ វិសាខ​ឫក្ស “--ក្របី” មាន​ ៣០ ថ្ងៃ; ៧- ជេស្ឋ ឬ ជេដ្ឋ​ឫក្ស “--ពពែ” មាន ២៩ ថ្ងៃ ឬ​ចួន​កាល​មាន ៣០ ថ្ងៃ; ៨- អាសាឍ ឬ អាសាឡ្ហ​ឫក្ស “--សីហៈ” មាន ៣០ ថ្ងៃ; ៩- ស្រាពណ៍ ឬ ស្រាវណ​ឫក្ស, សាវណ​ឫក្ស “--ផ្កាយ​ឈើ” មាន​២៩ ថ្ងៃ; ១០- ភទ្របទ ឬ ភទ្របទា​ឫក្ស “--រមាស” មាន ៣០ ថ្ងៃ; ១១- អស្សុជ ឬ អស្សយុជ​ឫក្ស “--សេះ” មាន ២៩ ថ្ងៃ; ១២- កត្តិក ឬ កត្តិក​ឫក្ស “--កូន​មាន់” មាន ៣០ ថ្ងៃ; ជា​មួយ​ឆ្នាំ​នៃ​ចន្ទ​គតិ មាន ៣៥៤ ថ្ងៃ, ឆ្នាំ​ដែល​មាន​ចន្រ្ទាធិ​មាស (អធិក​វារៈ) មាន ៣៥៥ ថ្ងៃ, ឆ្នាំ​ដែល​មាន​អធិក​មាស មាន ៣៨៤ ថ្ងៃ (ម. ព. រតូវ ឬ រដូវ និង មាស ន. ១ និង រាសិ​ចក្រ ផង) ។ លើក​រាសី តាំង​ប្រសិទ្ធី​តាម​ក្បួន​តម្រា​សូត្រ​រំលើក​រាសី​ដែល​អាប់​ឲ្យ​ត្រឡប់​រុងរឿង​ឡើង ។ ខ្មែរ​ប្រើ​ពាក្យ រាសី នេះ​សំដៅ​សេចក្ដី​ថា “លំអ; មាន​លំអ, ស្រស់​បស់​សម​រម្យ; ចម្រើន” ផង​ក៏​បាន (ចំពោះ​តែ​មនុស្ស​ឬ​សត្វ) : មនុស្ស​មាន​រាសី, កំពុង​ឡើង​រាសី, អាប់​រាសី, ចុះ​រាសី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៦៣</text:p>
          </table:table-cell>
          <table:table-cell table:style-name="តារាង1.B2" office:value-type="string">
            <text:p text:style-name="P28">រាសី​ចក្រ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ាសិចក្រ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៦៤</text:p>
          </table:table-cell>
          <table:table-cell table:style-name="តារាង1.B2" office:value-type="string">
            <text:p text:style-name="P28">រាស្រ្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ស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ឞ្រ្ត; រដ្ឋ) ដែន, ប្រទេស; អ្នក​នៅ​ក្នុង​ដែន, ប្រជាជន ។ ខ្មែរ​ប្រើ​ពាក្យ​នេះ សំដៅ​សេចក្ដី​ថា “ប្រជា​ជន​សម្រាប់​ដែន (ក្រៅ​ពី​ពួក​ក្សត្រិយ៍​និង​នាហ្មឺន)” : ពួក​រាស្រ្ត, កែន​រាស្រ្ត ។ រាស្រ្ត​ទាស រាស្រ្ត​ជា​ខ្ញុំបម្រើ​គេ​ឬ​បណ្ដា​រាស្រ្ត​ដែល​ទុក​ថា​ជា​ខ្ញុំ​ម្ចាស់​ផែន​ដី ។ រាស្រ្ត​ប្រជា ឬ​ប្រជា​រាស្រ្ត ពួក​ជន​ចំណុះ​ដែន ។ បណ្ដា​រាស្រ្ត រាស្រ្ត​ទាំងឡាយ, រាស្រ្ត​គ្រប់​គ្នា ។អាណា​ប្រជា​រាស្រ្ត ប្រជា​រាស្រ្ត​ក្នុង​អាណា​ចក្រ​នីមួយ ។ អាណា​ប្រជានុ​រាស្រ្ត (&lt;អាណា + ប្រជា+អនុ+រាស្រ្ត) ប្រជា​រាស្រ្ត​ធំ​តូច​ក្នុង​អាណា​ចក្រ​នីមួយ ។ល។ (ម. ព. រដ្ឋ និង ប្រជា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ាស្រ្ត​ទាស</text:p>
          </table:table-cell>
        </table:table-row>
        <table:table-row table:style-name="តារាង1.2">
          <table:table-cell table:style-name="តារាង1.A2" office:value-type="string">
            <text:p text:style-name="P2">១០៨៦៥</text:p>
          </table:table-cell>
          <table:table-cell table:style-name="តារាង1.B2" office:value-type="string">
            <text:p text:style-name="P28">រាហុ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--ហ៊ុ ឬ --ហ៊ូ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ាហុ) នាម​របស់​អសុរ​ម្នាក់ ជា​បុត្រ​នៃ​វេបចិត្តិ​អសុរិន្ទ​និង​នាង​សិង្ហិកា, មាន​ខ្លួន​ដាច់​ពាក់​អណ្ដាល ដោយ​ត្រូវ​ចក្រ​របស់​វិស្ណុ (នារាយណ៍) ក្នុង​កាល​ដែល (រាហូ) កាឡា​ខ្លួន​ជា​ទេវតា​ចូល​ទៅ​លួច​ទឹក​អម្រឹត​ផឹក, តែ​មិន​ស្លាប់ (ក្នុង​រឿង​រាមាយណៈ); ក្នុង​ហោរា​សាស្រ្ត​រាប់​ថា​ជា​ទេវតា​ព្រះ​គ្រោះ​ទី ៨ ក្នុង​ពួក​ទេពតា​នព្វ​គ្រោះ មាន​អម្ពរ និង​ពាហនៈ​សុទ្ធ​តែ​ខ្មៅ; ខ្មែរ​ច្រើន​ហៅ​ថា រាហុ៍, រាហូ ឬ រាហុ​អសុរិន្ទ ដែល​ជា​សត្រូវ​តែង​គ្រប​ឬ​បាំង, ចាប់, លេប​ព្រះ​អាទិត្យ​ព្រះ​ចន្រ្ទ : រាហុ៍​ចាប់​ចន្រ្ទ, ថ្ងៃ​មាន​រាហុ៍ (ម. ព. គ្រាស ឬ​គ្រាះ និង ចន្រ្ទ​គ្រាស, សូរ្យ​គ្រាស ផង) ។ រាហុ​គ្រ័ស្ត (--គ្រ័ស) ដែល​ត្រូវ​រាហូ​ចាប់ ។ រាហុ​មុខ មុខ​ឬ​មាត់​នៃ​រាហូ ។ ព. ប្រ. មាន​សណ្ឋាន​ស្រដៀង​នឹង​មុខ​រាហូ​ដែល​ជាង​គូរ​ឬ​ឆ្លាក់ ។ (ម. ព. មុខ​រាហុ៍ ក្នុង​ពាក្យ មុខ ផង) ។ រាហុ​សត្រូវ (សំ. រាហុឝត្រុ) សត្រូវ​នៃ​រាហូ គឺ​ព្រះ​ចន្ទ; វិស្ណុ ។ រាហុ​អសុរិន្ទ (បា. &lt; រាហុ “រាហូ” + អសុរ “អសុរ” + ឥន្ទ “ដែល​ជា​ធំ”) រាហូ​ជា​ធំ​លើ​ពួក​អសុរ ។ </text:p>
          </table:table-cell>
          <table:table-cell table:style-name="តារាង1.D2" office:value-type="string">
            <text:p text:style-name="P2">រាហូ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៦៦</text:p>
          </table:table-cell>
          <table:table-cell table:style-name="តារាង1.B2" office:value-type="string">
            <text:p text:style-name="P28">រាហុ៍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រាហូ (ម. ព. រាហុ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៦៧</text:p>
          </table:table-cell>
          <table:table-cell table:style-name="តារាង1.B2" office:value-type="string">
            <text:p text:style-name="P28">រាហុ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--ហ៊ុល</text:p>
          </table:table-cell>
          <table:table-cell table:style-name="តារាង1.D2" office:value-type="string">
            <text:p text:style-name="P2">សំ. បា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&lt; រាហុ “រាហូ” + លា “ចាប់” &gt; ល = រាហូ​ចាប់) ព្រះ​នាម​របស់​ព្រះ​រាជ​ឱរស​នៃ​ព្រះ​សក្យ​មុនី​គោតម (កាល​ដែល​ព្រះ​មហា​សត្ត​សិទ្ធត្ថៈ ទ្រង់​បាន​ជ្រាប​ដំ​ណឹង​ថា “ព្រះ​រាជ​បុត្រ​ប្រសូត​ហើយ”, ទ្រង់​លាន់​ព្រះ​ឱស្ឋ​ថា “រាហូ​ចាប់​អញ​ហើយ​តើ ! ចំណង​កើត​ហើយ​តើ !” គឺ​ទ្រង់​ប្រៀប​ថា​ព្រះ​រាជ​បុត្រ​ទុក​ដូច​ជា​រាហូ​និង​ចំណង​ចាប់​ចង​ព្រះ​អង្គ; ដោយ​ហេតុ​នេះ​ បាន​ជា​ព្រះ​បាទ​សិរី​សុទ្ធោទនៈ​ព្រះ​អង្គ​បាន​ជ្រាប​ការណ៍​នេះ​ហើយ ទើប​ទ្រង់​ព្រះ​រាជ​ទាន​នាម​ព្រះ​រាជ​នត្តា​របស់​ព្រះ​អង្គ​ថា រាហុល) ។ <text:s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៦៨</text:p>
          </table:table-cell>
          <table:table-cell table:style-name="តារាង1.B2" office:value-type="string">
            <text:p text:style-name="P28">រាហុល​មាត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ាហ៊ុ-លៈ​មាដ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ព្រះ​មាតា​របស់​រាហុល (ម. ព. ពិម្ព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៦៩</text:p>
          </table:table-cell>
          <table:table-cell table:style-name="តារាង1.B2" office:value-type="string">
            <text:p text:style-name="P28">រាហូ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ាហុ) ។ </text:p>
          </table:table-cell>
          <table:table-cell table:style-name="តារាង1.D2" office:value-type="string">
            <text:p text:style-name="P2">រាហុ​អសុរិន្ទ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៧០</text:p>
          </table:table-cell>
          <table:table-cell table:style-name="តារាង1.B2" office:value-type="string">
            <text:p text:style-name="P28">រាហូ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--ហ៊ូ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ត្រី​ឆ្តោ​ដែល​ធំ​អស់​កំណត់​ហើយ; ត្រី​នេះ កាល​នៅ​តូច​ហៅ ត្រី​ដៀប, ដល់​ធំ​យ៉ាង​អណ្ដាល​ហៅ ត្រី​ឆ្តោ, លុះ​ធំ​អស់​ទំហំ​ហើយ​ហៅ ត្រី​រាហូ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៧១</text:p>
          </table:table-cell>
          <table:table-cell table:style-name="តារាង1.B2" office:value-type="string">
            <text:p text:style-name="P28">រិញ​ៗ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ូរ​តិច​ៗ រាក់​ៗ : ទឹក​ហូរ​រិញ​ៗ (និយាយ​ថា រេញ​ៗ ក៏​បាន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៧២</text:p>
          </table:table-cell>
          <table:table-cell table:style-name="តារាង1.B2" office:value-type="string">
            <text:p text:style-name="P28">រិត្ត​ភាព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ិត-តៈភាប</text:p>
          </table:table-cell>
          <table:table-cell table:style-name="តារាង1.D2" office:value-type="string">
            <text:p text:style-name="P2">បា.; <text:s/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ិត្ត; រិក្ត “ទទេ, ឃែត” + ភាវ “ភាព”) ភាព​ឬ​ភាវៈ​ទទេ, ដំណើរ​ឃែត, មិន​កើត​ការ : ខំ​ធ្វើ​ការ​ពេញ​ពីរ​ខែ ត្រឡប់​មក​ផ្ទះ​វិញ​ដោយ​រិត្ត​ភាព ។ <text:s text:c="2"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៧៣</text:p>
          </table:table-cell>
          <table:table-cell table:style-name="តារាង1.B2" office:value-type="string">
            <text:p text:style-name="P28">រិបុញ្ជ័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--ប៉ុញជៃ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 ឬ ន.</text:p>
          </table:table-cell>
          <table:table-cell table:style-name="តារាង1.D2" office:value-type="string">
            <text:p text:style-name="P2">(&lt; រិបុ “សត្រូវ”&gt; រិបុំ, បុំ &gt; បុញ+ជយ “ឈ្នះ; ជម្នះ”) ដែល​ឈ្នះ​សត្រូវ, ដែល​មាន​ជ័យ, ដែល​ធ្លាប់​តែ​ឈ្នះ​សត្រូវ; ការ​ឈ្នះ​សត្រូវ ។ <text:s text:c="2"/>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៧៤</text:p>
          </table:table-cell>
          <table:table-cell table:style-name="តារាង1.B2" office:value-type="string">
            <text:p text:style-name="P28">រិ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ឹម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៧៥</text:p>
          </table:table-cell>
          <table:table-cell table:style-name="តារាង1.B2" office:value-type="string">
            <text:p text:style-name="P28">រិ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រឹល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៧៦</text:p>
          </table:table-cell>
          <table:table-cell table:style-name="តារាង1.B2" office:value-type="string">
            <text:p text:style-name="P28">រ៉ិ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</text:p>
          </table:table-cell>
          <table:table-cell table:style-name="តារាង1.D2" office:value-type="string">
            <text:p text:style-name="P2">ច្រិល, ប្រិល : ចាំ​រត់​មាត់​រ៉ិល, លឿន​រ៉ិល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៧៧</text:p>
          </table:table-cell>
          <table:table-cell table:style-name="តារាង1.B2" office:value-type="string">
            <text:p text:style-name="P28">រិស្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>រិស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ិឞ្ត; រិដ្ឋ) បាប, សេចក្ដី​លាមក, ដំណើរ​អាក្រក់; គ្រោះ​កាច (ព. កា.) : មន្ត​អាសិរ្ពិស អាគម​ជា​រិស្ត បាប​លាមក​ក្រៃ ត្រូវ​កុំ​ចង់​រៀន របៀន​ចង្រៃ​ វិជ្ជា​ហិន​ហៃ ហិន​ហោច​ទ្រព្យ​ធន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៧៨</text:p>
          </table:table-cell>
          <table:table-cell table:style-name="តារាង1.B2" office:value-type="string">
            <text:p text:style-name="P28">រិះ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គិត​ពិចារណា, គិត​គ្នេរ, គិត​ច្រើន; គិត​កាញ់​ល្អិត​ល្អោច​ច្រើន​ពេក: រិះ​មើល​ទាល់​តែ​ឃើញ​ពិត; ខ្វះ​ខាត​អ្វី​ត្រូវ​ទារ​យក​តាម​ការ​ចុះ​ខ្ញុំ​មិន​រិះ​ទេ ។ គុ. ដែល​កាញ់​គ្នេរ​ពេក, ដែល​កំណាញ់​កំបុត​កំបួញ : មនុស្ស​រិះ ។ រិះ​គន់ គន់​មើល​ដោយ​រិះ គឺ​គន់​មើល​រិះ​រក​ទោស​រក​កំហុស​គេ ឬ រក​ដំណើរ​ទាស់​ឆ្គង ។ រិះ​គិត គិត​ហើយ​គិត​ទៀត​រឿយ​ៗ, ត្រិះរិះ ។ រិះ​រក ពិចារណា​រក, គិត​គ្នេរ​រក ។ រិះ​រេ គិត​គ្នេរ​គ្នាន់​លៃ​លក​ដោយ​រេ​គំនិត​រក​ឲ្យ​បាន​ងាយ​ឲ្យ​បាន​ស្រួល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ិះ​រេ </text:p>
          </table:table-cell>
        </table:table-row>
        <table:table-row table:style-name="តារាង1.2">
          <table:table-cell table:style-name="តារាង1.A2" office:value-type="string">
            <text:p text:style-name="P2">១០៨៧៩</text:p>
          </table:table-cell>
          <table:table-cell table:style-name="តារាង1.B2" office:value-type="string">
            <text:p text:style-name="P28">រី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អា. និ.</text:p>
          </table:table-cell>
          <table:table-cell table:style-name="តារាង1.D2" office:value-type="string">
            <text:p text:style-name="P2">ពាក្យ​សម្រាប់​ប្រើ​នាំ​មុខ​នាម​នាម ដែល​ជា​ប្រធាន​ឬ​ប្រើ​ផ្តើម​សេចក្ដី​ក្នុង​ប្រយោគ​មួយ​ៗ : រី​បុរស​នោះ, រី​ជន​ទាំងឡាយ ។ រី​នឹង ទោះ​នឹង, បើ​នឹង : រី​នឹង​ចេះ​ឯង​ដូច​អ្នក​វង្វេង កណ្ដាល​អធ្វា ពុំ​នោះ​ដូច​ខ្វាក់ តែ​ម្នាក់​អាត្មា ចរ​ចេញ​យាត្រា ឥត​អ្នក​ដឹក​ដៃ ។ (សាស្រ្តា​ច្បាប់​ក្រម) ។ រី​ឯ​ ចំណែក​ឯ, ចំណែក​ខាង : រី​មូល​ពឹង​ក្រឡឹង រី​ឯ​ត្រង់​ពឹង​បន្ទាត់ កិរិយា​ពឹង​សំពត់ អ្នក​បរិសុទ្ធ​ពិត​ពឹង​សីល (ច្បាប់​ហៃ​មហា​ជ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៨០</text:p>
          </table:table-cell>
          <table:table-cell table:style-name="តារាង1.B2" office:value-type="string">
            <text:p text:style-name="P28">រ៉ី ?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2">(ព. សា.) ឬ ?, អ្ហ៊ៃ ? (រ៉ី ច្រើន​តែ​អ្នក​ច្រៀង​ត​ប្រើ​តាម​ទំនង​ពាក្យ​ចួន​ដូច​ជា​ថា : ចុះ​មិន​ដឹង​ទេ​ឬ មិន​ឮ​ទេ​រ៉ី ? ... (ម. ព. ឬ និង អ្ហ៊ៃ ? ទៀត​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៨១</text:p>
          </table:table-cell>
          <table:table-cell table:style-name="តារាង1.B2" office:value-type="string">
            <text:p text:style-name="P28">រីក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បើក, លាត, លា, ស្រទាប់​ឬ​ត្របក; បែក​ញែក​កំពាង​មិន​ក្តោប : ផ្កា​រីក, ផ្សិត​រីក ។ ឡើង​សាច់​ធំ​ជាង​ប្រក្រតី​ដើម : រីក​សាច់, អង្ករ​រីក, បាយ​រីក ។ ឡើង​សាច់​គគុះ​គគុល : ដំបៅ​រីក ។ ព. ប្រ. រីក​ចិត្ត ស្រស់​ចិត្ត ។ រីក​មុខ ស្រស់​មុខ ។ រីក​ថ្លើម ធំ​ចិត្ត, ឡើង​ចិត្ត, ព្រហើន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៨២</text:p>
          </table:table-cell>
          <table:table-cell table:style-name="តារាង1.B2" office:value-type="string">
            <text:p text:style-name="P28">រីករាយ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ស្រស់​ស្រាយ; សប្បាយ​ចិត្ត, ស្រើប​ស្រួល​ចិត្ត : ចិត្ត​រីក​រាយ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៨៣</text:p>
          </table:table-cell>
          <table:table-cell table:style-name="តារាង1.B2" office:value-type="string">
            <text:p text:style-name="P28">រី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</text:p>
          </table:table-cell>
          <table:table-cell table:style-name="តារាង1.D2" office:value-type="string">
            <text:p text:style-name="P2">ហួត, ខះ : ទឹក​រីង, រំងាស់​ឲ្យ​រីង​ទឹក ។ ព. ប្រ. ថយ​ទ្រព្យ​សម្បត្តិ​បន្តិច​ម្ដង ដូច​ទឹក​រីង : ពី​ដើម​គាត់​មាន​ទ្រព្យ​គ្រាន់​បើ ឥឡូវ​កូន​ៗ​វា​បំផ្លាញ​គាត់​រីង​អស់​ទៅ​ហើយ ។ គុ. ដែល​បណ្ដាល​ឲ្យ​ស្គម​ស្លឺត​ស្លាំង​ចុះ​សាច់​បន្តិច​ម្ដង​ៗ: ស្គម​រីង, រោគ​រីង។ រីង​រៃ ស្គម​រីង​រ៉ាំ​រ៉ៃ​ប៉ផ្តឺត​ប៉ផ្តក់: រោគ​រីង​រៃ, របេង​រីង​រៃ ស្គម​រីង​រៃ ។ រីង​ស្ងួត រីង​ត្រាតែ​ស្ងួត : ត្រពាំង​ទឹក​ជិត​ភូមិ​ខ្ញុំ​ រីង​ស្ងួត​ចែស​អស់​ទៅ​ហើយ ។ ព. ប្រ. ដែល​វិនាស​ទ្រព្យ​ដូច​ជា​ត្រពាំង​រីង​ស្ងួត : ដល់​មក​ចាស់​ទៅ​ជា​រីង​ស្ងួត ព្រោះ​តែ​កូន​ៗ​វា​បង្ហួត​គាត់ <text:s text:c="6"/>។ល។ (ម. ព. របេង ផង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  <text:p text:style-name="P2"/>
            <text:p text:style-name="P2">រីង​រៃ</text:p>
            <text:p text:style-name="P2"/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៨៤</text:p>
          </table:table-cell>
          <table:table-cell table:style-name="តារាង1.B2" office:value-type="string">
            <text:p text:style-name="P28">រីត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</text:p>
          </table:table-cell>
          <table:table-cell table:style-name="តារាង1.D2" office:value-type="string">
            <text:p text:style-name="P2">គ្រលីត​ឲ្យ​រាប​សាច់ : រីត​សំពត់​ឲ្យ​បាត់​ជ្រួញ​សាច់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">ដូច​គ្នា​នឹង រឺត ដែរ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៨៥</text:p>
          </table:table-cell>
          <table:table-cell table:style-name="តារាង1.B2" office:value-type="string">
            <text:p text:style-name="P28">រីតិ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; បារ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ីតិ; Rite “ពិធី​បុណ្យ​ក្នុង​សាសនា”) ទំនៀម, សណ្ដាប់; បែប : តាម​រីតិ, ដោយ​រីតិ៍ (ម. ប្រ.) ។ </text:p>
          </table:table-cell>
          <table:table-cell table:style-name="តារាង1.D2" office:value-type="string">
            <text:p text:style-name="P2">រីតិ៍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៨៦</text:p>
          </table:table-cell>
          <table:table-cell table:style-name="តារាង1.B2" office:value-type="string">
            <text:p text:style-name="P28">រឹ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ទីទៃ​ពី​ទន់ គឺ​ដែល​ក្រទាំង, មិន​ទ្រុឌ, មិន​ជត, មិន​ពាប់, មិន​ពៀច, មិន​រវ៉ែត​រវ៉ត, មិន​រង៉ិក​រង៉ក់ ។ ល។ : ដី​រឹង, ឈើ​សាច់​រឹង; ចិត្ត​រឹង, ជំហរ​រឹង, ស្មារតី​រឹង ។ល។ រឹង​ខ្លួន អៀន​ខ្លួន​មិន​ហ៊ាន​ចូល​ទៅ​រក​ព្រោះ​មាន​សេចក្ដី​ឆ្គង ។ រឹង​ទទឹង ទទឹង​ទាស់​ដោយ​រឹង​មិន​ព្រម​តាម ។ រឹង​មាត់ ងាស់​មាត់​និយាយ​មិន​រហ័ស​ឬ​មិន​ច្បាស់; ងាស់​មាត់​មិន​ហ៊ាន​ហើប​ហា​និយាយ​ ព្រោះ​ញញើត​ចិត្ត​គេ ។ល។ ដែល​មាន​មានះ, ចចេស, របឹង មិន​ងាយ​ព្រម​តាម : ក្បាល​រឹង, មុខ​រឹង ។ល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ឹង​ទទឹង</text:p>
          </table:table-cell>
        </table:table-row>
        <table:table-row table:style-name="តារាង1.2">
          <table:table-cell table:style-name="តារាង1.A2" office:value-type="string">
            <text:p text:style-name="P2">១០៨៨៧</text:p>
          </table:table-cell>
          <table:table-cell table:style-name="តារាង1.B2" office:value-type="string">
            <text:p text:style-name="P28">រឹងត្អឹ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រឹង​តម្អឹង​មិន​ព្រម​តាម : មនុស្ស​រឹង​ត្អឹង, ចិត្ត​រឹង​ត្អឹ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៨៨</text:p>
          </table:table-cell>
          <table:table-cell table:style-name="តារាង1.B2" office:value-type="string">
            <text:p text:style-name="P28">រឹងប៉ឹ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">រឹង​មាំ, ម៉ឺង​ម៉ាត់, ពេញ​កម្លាំង : គំនិត​រឹង​ប៉ឹង; ធ្វើ​ការ​រឹង​ប៉ឹង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៨៩</text:p>
          </table:table-cell>
          <table:table-cell table:style-name="តារាង1.B2" office:value-type="string">
            <text:p text:style-name="P28">រឹងរឹ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2">រឹត​តែ, កាន់​តែ, កាន់​តែ​ខ្លាំង​ឡើង : ស្ដី​ប្រដៅ​ណាស់ រឹង​រឹត​ខូច​ណាស់, រឹង​រឹត​តែ​អាក្រក់​ទៅ ។</text:p>
          </table:table-cell>
          <table:table-cell table:style-name="តារាង1.D2" office:value-type="string">
            <text:p text:style-name="P2">រឹង​រឹត​តែ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៩០</text:p>
          </table:table-cell>
          <table:table-cell table:style-name="តារាង1.B2" office:value-type="string">
            <text:p text:style-name="P28">រឹងរូស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រឹង​គគ្រីស​គគ្រូស, រឹង​មិន​ព្រម​ចុះ​រុះ, មិន​ព្រម​ទន់​តាម : មនុស្ស​រឹង​រូស, សម្ដី​រឹង​រូស, ចិត្ត​រឹង​រូស ។ កាព្យ​ថា : មនុស្ស​រឹង​រូស ច្រើន​តែ​ប្រទូស្ត ប្រទាំង​ឱវាទ នៅ​ក្នុង​ទី​ណា ច្រើន​តែ​វាត​អាទិ៍ ត្រាតែ​រវាត ឃ្លាត​ចាក​ទី​នោះ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៩១</text:p>
          </table:table-cell>
          <table:table-cell table:style-name="តារាង1.B2" office:value-type="string">
            <text:p text:style-name="P28">រ៉ឹង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 </text:p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2">(រេ៏ង ឬ រេ់ង អ. ថ. រ៉េង់ ឬ រ៉ិង “ប្រញាប់, បង្គាប់​ឲ្យ​ឆាប់”) ពាក្យ​សម្រាប់​និយាយ​ផ្សំ​នឹង​ពាក្យ តឹង ថា : តឹង​រ៉ឹង គឺ​តឹង​ខ្លាំង, តឹង​ណាស់, តឿន​ទារ​ឬ​បង្ខំ​យ៉ាង​ខ្លាំង, ឲ្យ​បាន​ឆាប់ (ម. ព. តឹង​រ៉ឹង ផង)។ ប្រើ​ជា កិ. បង្ខំ​ខ្លាំង, ទារ​ដោយ​បង្ខំ (ច្រើន​ប្រើ​តែ​ខាង​ខេត្ត​បាត់ដំបង) : គេ​រ៉ឹង​ខ្លាំង, ចំពាក់​ប្រាក់​គេ​ៗ​ទារ​ដោយ​ស្រួល​មិន​ព្រម​សង ទាល់​តែ​គេ​រ៉ឹង​ខ្លាំង ទើប​សង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តឹង​រ៉ឹង</text:p>
          </table:table-cell>
        </table:table-row>
        <table:table-row table:style-name="តារាង1.2">
          <table:table-cell table:style-name="តារាង1.A2" office:value-type="string">
            <text:p text:style-name="P2">១០៨៩២</text:p>
          </table:table-cell>
          <table:table-cell table:style-name="តារាង1.B2" office:value-type="string">
            <text:p text:style-name="P28">រឹត</text:p>
          </table:table-cell>
          <table:table-cell table:style-name="តារាង1.B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</text:p>
          </table:table-cell>
          <table:table-cell table:style-name="តារាង1.D2" office:value-type="string">
            <text:p text:style-name="P2">ធ្វើ​ឲ្យ​តឹង, ទាញ​ឲ្យ​តឹង : រឹត​ខ្សែ, រឹត​ចំណង; ចង​រឹត ។ ចម្រើន​ឡើង, ខ្លាំង​ឡើង : ជំងឺ​រឹត ។ <text:s/>រឹត​ដៃ ខ្លាំង​ដៃ, រឹត​ឡើង : កាន់​តែ​រឹត​ដៃ​ខូច​ជាង​ពី​ដើម ។ រឹត​រួត រឹត​ព័ទ្ធ​រួត​រួប : ចង​រឹត​រួត ។ល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>រឹត​រួត </text:p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ស្លឹក​ទ្រាំង ដែល​កាត់​ហាល​ថ្ងៃ​ស្ងួត​ហើយ​សម្រាប់​ប្រើ​ការ​ផ្សេង​ៗ​មាន​ចារ​សាស្រ្តា, ត្បាញ​ការុង​ជាដើម : សាស្រ្តា​ស្លឹក​រឹត, ការុង​ស្លឹក​រឹត, ដួន​ស្លឹក​រឹត ។ ឆ្អឹង​រឹត ទ្រនុង​ស្លឹក​រឹត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/>
          </table:table-cell>
          <table:table-cell table:style-name="តារាង1.B2" office:value-type="string">
            <text:p text:style-name="P28"/>
          </table:table-cell>
          <table:table-cell table:style-name="តារាង1.B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2">កាន់​តែ, ចេះ​តែ : រឹត​ខូច, រឹត​ល្អ, រឹត​តែ​ខ្លាំង​ឡើង ។ រឹត​តែ​រឹត កាន់​តែ​រឹត​ឡើង ។ </text:p>
          </table:table-cell>
          <table:table-cell table:style-name="តារាង1.D2" office:value-type="string">
            <text:p text:style-name="P2">រឹត​តែ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៩៣</text:p>
          </table:table-cell>
          <table:table-cell table:style-name="តារាង1.B2" office:value-type="string">
            <text:p text:style-name="P28">រឹតត្បិត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</text:p>
          </table:table-cell>
          <table:table-cell table:style-name="តារាង1.D2" office:value-type="string">
            <text:p text:style-name="P2">ប្រិត​ប្រៀប, ប្រិត​ខ្លាំង : រឹត​ត្បិត​មិន​បណ្តែត​បណ្តោយ; ចាយ​វាយ​រឹត​ត្បិត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៩៤</text:p>
          </table:table-cell>
          <table:table-cell table:style-name="តារាង1.B2" office:value-type="string">
            <text:p text:style-name="P28">រឹទ្ធិ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ឫទ្ធិ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៩៥</text:p>
          </table:table-cell>
          <table:table-cell table:style-name="តារាង1.B2" office:value-type="string">
            <text:p text:style-name="P28">រឹប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</text:p>
          </table:table-cell>
          <table:table-cell table:style-name="តារាង1.D2" office:value-type="string">
            <text:p text:style-name="P2">ទាញ​សំរុក​ឲ្យ​ចូល​ទៅ​មុខ​ឬ​ឲ្យ​ថយ​ក្រោយ : រឹប​ទូក​ចូល ។ អូស​យក​ទ្រព្យ​សម្បត្តិ​របស់​អ្នក​ដែល​មាន​ទោស ដាក់​ជា​របស់​រាជ​ការ តាម​លក្ខណៈ​ច្បាប់​បញ្ញត្ត : មាន​ទោស​ត្រូវ​រឹប (ស. រិប) ។ រឹប​ជាន់ សង្កត់​សង្កិន​ជិះ​ជាន់​យក​ទ្រព្យ​សម្បត្តិ​ឥត​មាន​ត្រា​ប្រណី ដាក់​ជា​របស់​រាជ​ការ​ឬ​យក​ជា​ប្រយោជន៍​ផ្ទាល់​ខ្លួន ដោយ​អាង​អាជ្ញា​សឹក​ជា​អំណាច ។ រឹប​អូស រឹប​ដោយ​អូស​យក​របស់​ទ្រព្យ​តាម​អំណាច​ច្បាប់ (ចំពោះ​តែ​ច្បាប់​បើក​អំណាច​ឲ្យ) ។ (ម. ព. របឹប ផង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៩៦</text:p>
          </table:table-cell>
          <table:table-cell table:style-name="តារាង1.B2" office:value-type="string">
            <text:p text:style-name="P28">រឹម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">(រិម) ចុង​ក្បែរ​ហាម, ចុង​ក្បែរ​ជាយ : រឹម​សំពត់, រឹម​បបូរ​មាត់ (និយាយ​ថា រិម ក៏​មាន) ។ 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៩៧</text:p>
          </table:table-cell>
          <table:table-cell table:style-name="តារាង1.B2" office:value-type="string">
            <text:p text:style-name="P28">រឹម​ៗ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</text:p>
          </table:table-cell>
          <table:table-cell table:style-name="តារាង1.D2" office:value-type="string">
            <text:p text:style-name="P2">ដែល​ហូរ​គ្រឿន​ៗ តែ​ជ្រៅ : ទឹក​ព្រែក​ហូរ​រឹម​ៗ ។ គុ. ឬ កិ. វិ. ដែល​លិច​ទឹក​នៅ​សល់​តែ​ចុង​បន្តិច​ៗ : ទឹក​ជំនន់​លិច​សន្ទូង​ឃើញ​តែ​ចុង​រឹម​ៗ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៩៨</text:p>
          </table:table-cell>
          <table:table-cell table:style-name="តារាង1.B2" office:value-type="string">
            <text:p text:style-name="P28">រឹល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">ដែល​ទាល​ព្រោះ​សឹក; ដែល​អន់​មុត; ដែល​រេច​ខ្លី: កាំបិត​រឹល; ស្មៅ​រឹល ។ ព. ប្រ. គំនិត​រឹល ឬ ចិត្ត​រឹល គំនិត​ឬ​ចិត្ត​ដែល​ស្រុញ​ទញ់​ទាល់ ឥត​លូស​លាស់​ចម្រើន ។ ចំណេះ​រឹល ចំណេះ​ដែល​ឥត​លូត​លាស់ មាន​តែ​គាំង​ឬ​ភ្លេច​ភ្លាំង​ទៅ​វិញ ។ ប្រាជ្ញា​រឹល ប្រាជ្ញា​ទាល, ទាល់, ទញ់, តុះ, ។ល។ (ម. ព. រេច ផង) ។ </text:p>
          </table:table-cell>
          <table:table-cell table:style-name="តារាង1.D2" office:value-type="string">
            <text:p text:style-name="P2">រិល</text:p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2">១០៨៩៩</text:p>
          </table:table-cell>
          <table:table-cell table:style-name="តារាង1.B2" office:value-type="string">
            <text:p text:style-name="P28">រឹស្យា</text:p>
          </table:table-cell>
          <table:table-cell table:style-name="តារាង1.B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(ម. ព. ឫស្យា) ។</text:p>
          </table:table-cell>
          <table:table-cell table:style-name="តារាង1.D2" office:value-type="string">
            <text:p text:style-name="P2"/>
          </table:table-cell>
          <table:table-cell table:style-name="តារាង1.I2" office:value-type="string">
            <text:p text:style-name="P2"/>
          </table:table-cell>
        </table:table-row>
        <table:table-row table:style-name="តារាង1.2">
          <table:table-cell table:style-name="តារាង1.A2" office:value-type="string">
            <text:p text:style-name="P11">១០៩០០</text:p>
          </table:table-cell>
          <table:table-cell table:style-name="តារាង1.B2" office:value-type="string">
            <text:p text:style-name="P13">រឹ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39">ពាក្យ​សម្រាប់​ប្រើ​ផ្សំ​ជា​មួយ​នឹង​ពាក្យ រាំង ថា: រាំង​រឹះ <text:span text:style-name="T4">រាំង​ឥត​មាន​ភ្លៀង​សោះ ; ច្រើន​និយាយ​ថា ខែ​ប្រាំង​រាំង​រឹះ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39">រាំង​រឹះ </text:p>
          </table:table-cell>
        </table:table-row>
        <table:table-row table:style-name="តារាង1.2">
          <table:table-cell table:style-name="តារាង1.A2" office:value-type="string">
            <text:p text:style-name="P11">១០៩០១</text:p>
          </table:table-cell>
          <table:table-cell table:style-name="តារាង1.B2" office:value-type="string">
            <text:p text:style-name="P13">រ៉ឺង​ៗ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39">សូរ​ឮ​ដោយ​អង្រួន​កណ្ដឹង : ឲ្យ​សញ្ញា​ដោយ​កណ្ដឹង​រ៉ឺ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39"/>
          </table:table-cell>
        </table:table-row>
        <table:table-row table:style-name="តារាង1.2">
          <table:table-cell table:style-name="តារាង1.A2" office:value-type="string">
            <text:p text:style-name="P11">១០៩០២</text:p>
          </table:table-cell>
          <table:table-cell table:style-name="តារាង1.B2" office:value-type="string">
            <text:p text:style-name="P13">រឺ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5">(រីត) ចាប់​ច្របាច់​ច្បូត​រឿយ​ៗ : រឺត​ទឹក​ដោះ​គោ, រឺត​សរសៃ ។ ថ្នាំ​រឺត ថ្នាំ​សម្រាប់​លាប​រឹត​រម្ងាប់​រោគ​ស្ពឹក​ស្រពន់​ជាដើម (និយាយ​ថា រីត ក៏​មាន តាម​ទម្លាប់​ប្រើ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35"/>
          </table:table-cell>
        </table:table-row>
        <table:table-row table:style-name="តារាង1.2">
          <table:table-cell table:style-name="តារាង1.A2" office:value-type="string">
            <text:p text:style-name="P11">១០៩០៣</text:p>
          </table:table-cell>
          <table:table-cell table:style-name="តារាង1.B2" office:value-type="string">
            <text:p text:style-name="P13">រុ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បុក​ចូល; រុល, សំរុក, ត្រសុល ចូល : យក​របុក​រុក​រន្ធ; ដើរ​រុក​ព្រៃ, រុក​ចូល​ក្នុង​ព្រៃ​ជ្រៅ ។ ព. ប្រ. និយាយ​ផ្ទញ់​ឬ​ស្ទាក់​ផ្លូវ​ស្ទាក់​ដំណើរ​ឲ្យ​គាំង​ឆ្លើយ​តប​ត​មិន​រួច : រុក​តែ​មួយ​ម៉ាត់​ពីរ​ទៅ​នៅ​ស្ញេញ ។ រុក​រាន រុក​ទន្រ្ទាន​ចូល​រាន​យក​ទី; ដើរ​រុក​រាន ដើរ​ទន្រ្ទាន​ចូល​ឥត​ក្រែង ។ (ព. កា.) : ទ័ព​គេ​រុក​រាន ទ័ព​យើង​ទន្ទ្រាន ស្ទើរ​គ្មាន​សល់​ទី លុះ​យើង​រុក​ទៅ ទ័ព​គេ​វក់វី ដណ្ដើម​បាន​ទី មក​យើង​ច្រើន​ហើយ ។ បុក​រុក រុក​ខ្លាំង​រឿយ​ៗ; សំរុក​ចូល​ឬ​ចូល​សំរុក​ទាំង​អំណាច, សំរុក​ចូល​ឥត​ក្រែង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ុករាន</text:p>
            <text:p text:style-name="P5">បុក​រុក</text:p>
          </table:table-cell>
        </table:table-row>
        <table:table-row table:style-name="តារាង1.2">
          <table:table-cell table:style-name="តារាង1.A2" office:value-type="string">
            <text:p text:style-name="P11">១០៩០៤</text:p>
          </table:table-cell>
          <table:table-cell table:style-name="តារាង1.B2" office:value-type="string">
            <text:p text:style-name="P13">រុកកួ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ុករាន​ដោយ​គុំគួន, រុករាន​ឲ្យ​បាន​នេះ​បាន​នោះ, ឲ្យ​បាន​ប្រយោជន៍​មក​ខ្លួន; ទទូច​ដោយ​រំអុក​ឲ្យ​ត្រាតែ​បាន : វា​ចេះ​តែ​មក​រុកកួន​ខ្ញុំ​ស្ទើរ​រាល់​ថ្ងៃ (ធៀប​នឹង​ពាក្យ​សៀម​ថា របក្វន អ. ថ. រ៉ុបកួន <text:span text:style-name="T2">“ធ្វើ​ឲ្យ​កើត​មាន​សេចក្ដី​ក្ដៅ​ក្តួល, ឲ្យ​អផ្សុក, ជ្រក់​ជ្រេញ​រឿយ​ៗ”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០៥</text:p>
          </table:table-cell>
          <table:table-cell table:style-name="តារាង1.B2" office:value-type="string">
            <text:p text:style-name="P13">រុករ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ុក-រ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វល្លិ​រឹង​មួយ​ប្រភេទ សំបក​ខាង​ក្រៅ​លឿង​ចាស់ សំបក​ខាង​ក្នុង​និង​សាច់​លឿង​ខ្ចី មាន​រស​ហឹរ​រមាស់​ឆៀប​ៗ ប្រើ​ជា​ថ្នាំ​កម្ចាត់​រោគ : វល្លិ​រុក​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វល្លិ​រុក​រ</text:p>
          </table:table-cell>
        </table:table-row>
        <table:table-row table:style-name="តារាង1.2">
          <table:table-cell table:style-name="តារាង1.A2" office:value-type="string">
            <text:p text:style-name="P11">១០៩០៦</text:p>
          </table:table-cell>
          <table:table-cell table:style-name="តារាង1.B2" office:value-type="string">
            <text:p text:style-name="P13">រុករា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ុក និង រាន ២ កិ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០៧</text:p>
          </table:table-cell>
          <table:table-cell table:style-name="តារាង1.B2" office:value-type="string">
            <text:p text:style-name="P13">រុក្ខ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ុក-ខៈ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32"><text:span text:style-name="T11">(វ្ឫក្ស) ឈើ ។ ប្រើ​ជា​បទ​សមាស, ដូច​ជា : រុក្ខ​ចេតិយ ដើម​ឈើ​ដែល​</text:span>មាន​គេ​គោរព​រាប់អាន​ថា​ជា​របស់​ស័ក្តិសិទ្ធិ <text:span text:style-name="T11">។ រុក្ខច្ឆាយា ម្លប់​ឈើ ។ រុក្ខជាតិ ជាតិ​ឈើ, ឈើ​គ្រប់​យ៉ាង ។ រុក្ខ​ទេវតា ទេវតា​ដែល​អាស្រ័យ​នៅ​នា​ដើម​ឈើ ។ រុក្ខប្បទេស (រុក-ខ័ប-ប៉ៈ--) ព្រៃ, ដង​ព្រៃ​ ។ រុក្ខ​ផល ផ្លែ​ឈើ ។ រុក្ខ​ផលាផល ផ្លែឈើ​តូច​ធំ ។ រុក្ខមូល ទី​ប្រប​ដើម​ឈើ ។ រុក្ខ​មូលិក អ្នក​កាន់​ធុតង្គ​មួយ​ប្រភេទ តម​មិន​នៅ​ក្នុង​ទី​ប្រក់​ទី​បាំង ត្រូវ​នៅ​អាស្រ័យ​តែ​ក្នុង​ម្លប់​ឈើ (ព. ពុ.) ។ រុក្ខ​វិថី ថ្នល់​ទូលាយ​ក្នុង​ទី​ក្រុង​ដែល​មាន​ដើម​ឈើ​រៀង​ជា​ជួរ​ហូរ​ហែ​អម​តាម​ចិញ្ចើម​ផ្លូវ (ប៉ុន្តែ​ទីទៃ​ពី​មហា​វិថី​និង​វិថី​ឯ​ទៀត) ។ រុក្ខ​សាខា មែក​ឈើ ។ រុក្ខាវយវៈ (បា. &lt; រុក្ខ+អវយវ) អវយវៈ​របស់​ឈើ (មាន​មែក, សន្លឹក​ជាដើម) ។ល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3"/>
          </table:table-cell>
        </table:table-row>
        <table:table-row table:style-name="តារាង1.2">
          <table:table-cell table:style-name="តារាង1.A2" office:value-type="string">
            <text:p text:style-name="P11">១០៩០៨</text:p>
          </table:table-cell>
          <table:table-cell table:style-name="តារាង1.B2" office:value-type="string">
            <text:p text:style-name="P13">រុក្ខ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ពហុ. &lt; រុក្ខ) ឈើ​ទាំងឡាយ ។ សម្រាប់​ប្រើ​ក្នុង​កាព្យ) : រី​ក្រុង​ភ្នំពេញ​មាន​រុក្ខា នានា​អនេក​អម​វិថី មាន​ផ្កា​គ្រប់​យ៉ាង​ជា​ប្រក្រតី ព្រឹក្សា​ដាំ​ថ្មី​តាម​និយម ។ ជា​ក្រុង​ឯករាជ្យ​អព្យាក្រឹត្យ ឆើតឆោម​វិចិត្រ​សឹង​ស័ក្តិសម ប្លែក​ជាង​ពី​ដើម​ព្រោះ​សង្គម និយម​រាស្រ្ត​រដ្ឋ​ស្ទាត់​ព្រម​ព្រៀង ។ នេះ​គឺ​ជា​ផល​នៃ​សាមគ្គី ដែល​ព្រះ​មុនី ទ្រង់​ប្រិតប្រៀង សម្ដេច​ឪ​នាំ​ផ្លូវ​ឥត​ឲ្យ​ល្អៀង រាស្ត្រ​រៀង​រាល់​ខែត្រ​ស្រុះ​ស្រួល​តាម ។ ខ្មែរ​មាន​ក្ដី​សុខ​សន្តិភាព ប្រទេស​រាប​ទាប​ឥត​សង្រ្គាម ព្រោះ​ខ្មែរ​ទាំងអស់​ស្អប់​សឹក​សាម ជំនួញ​សង្រ្គាម​ក៏​គ្មាន​ឡើយ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០៩</text:p>
          </table:table-cell>
          <table:table-cell table:style-name="តារាង1.B2" office:value-type="string">
            <text:p text:style-name="P13">រុ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ព. បុ. ) ធំ; ដែល​ចម្រើន : ភព​រុង​ភព​ឆ្មារ ភព​ធំ​ភព​តូ​ច; មាន​រុង​មាន​ឆ្មារ មាន​ធំ​មាន​តូច; អ្នក​ខ្ពស់​រក្សា​ទាប ដោយ​សភាព​ធម៌​បុរាណ អ្នក​ឆ្អែត​រក្សា​ឃ្លាន នា​អ្នក​រុង​រក្សា​ឆ្មារ (ច្បាប់​ពាក្យ​ចាស់) ។ លុះ​ចំណេរ​កាល​ត​មក​ក្នុង​អបរ​សម័យ, ពាក្យ រុង នេះ ក្លាយ​មក​ជា រង់, ត​មក​ទៀត​ក្លាយ​ជា រង (ត្រូវ​ប្រើ រុង វិញ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១០</text:p>
          </table:table-cell>
          <table:table-cell table:style-name="តារាង1.B2" office:value-type="string">
            <text:p text:style-name="P13">រុងរឿ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 ល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<text:span text:style-name="T20">រុ់ងរេ្ចឺង</text:span> អ. ថ. រុង់រឿង; ហុ់ងហ្ចេឺង អ. ថ. ហ៊ុងហឿង) ភ្លឺ​ត្រចះ, ត្រចង់, ស្រស់​ប៉ប្រៃ; ឆើត, ឆើតឆាយ; ល្អ​ប្រព្រៃ; ថ្កុំថ្កើង, ថ្កើងថ្កាន, ប្រសើរ, ថ្លៃថ្លា : ក្រុង​រុងរឿង, ភ្លឺ​រុងរឿង, ថ្កើង​រុងរឿង។ ប្រើ​ជា កិ. ក៏​បាន <text:span text:style-name="T2">“ចេញ​អាការ​ភ្លឺ​ត្រចះ,...”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១១</text:p>
          </table:table-cell>
          <table:table-cell table:style-name="តារាង1.B2" office:value-type="string">
            <text:p text:style-name="P13">រុងរោចន៍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រោចន) ដែល​រុងរឿង; ភ្លឺ​ផ្លេក, ពណ្ណរាយ : ភ្លឺ​រុងរោចន៍; ពន្លឺ​រុងរោចន៍ (សម្រាប់​ប្រើ​ក្នុង​កាព្យ) : ព្រះ​ចន្រ្ទ​ចាស់​រនោច មិន​រុងរោចន៍​ដូច​ចាស់​ខ្នើត ជន​ដែល​មាន​កំណើត កើត​ជា​ប្រាជ្ញ​អាច​ដឹង​បាន ។ (ម. ព. រោចនៈ និង រោចន៍ ទៀត​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១២</text:p>
          </table:table-cell>
          <table:table-cell table:style-name="តារាង1.B2" office:value-type="string">
            <text:p text:style-name="P13">រុងរាំ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(រុងរ័ង អ. ថ. --រុ័ង ប្រើ​ជា គុ. <text:span text:style-name="T2">“ទ្រុប, ទ្រុបទ្រុល, ស្រមូម; មិន​រៀប​រយ, ...”) កំចោក​រោក​ខ្លាំង, កញ្រ្ជោក​បោក​បាច​ខ្លាំង, សម្តែង​អាការ​តូងតាង ឬ​គ្រុងគ្រាំង ឲ្យ​គេ​ផ្អើល​រចល់, ឲ្យ​កើត​អផ្សុក : ធ្វើ​រុងរាំង, ឈ្លោះ​ប្រកែក​គ្នា​រុងរាំង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6"/>
          </table:table-cell>
        </table:table-row>
        <table:table-row table:style-name="តារាង1.2">
          <table:table-cell table:style-name="តារាង1.A2" office:value-type="string">
            <text:p text:style-name="P11">១០៩១៣</text:p>
          </table:table-cell>
          <table:table-cell table:style-name="តារាង1.B2" office:value-type="string">
            <text:p text:style-name="P13">រុចិរ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រ៉ៈ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រុចិរ) រុងរឿង; ល្អ, សមរម្យ; ជា​ទី​ពេញ​ចិត្ត; ពីរោះ,... (ព. កា.) ។ រុចិរ​បុស្ប ឬ--បុប្ផា (រុចិរ៉ៈ បុស ឬ--បុប-ផា) ផ្កា​ដែល​មាន​ព័ណ៌​រុងរឿង ។ រុចិរ​ព័ណ៌ ឬ--វណ្ណ ព័ណ៌, សម្បុរ​ដ៏​រុងរឿង ។ រុចិរ​ភាសា ឬ--វាចា សម្ដី​ពីរោះ ។ រុចិរ​សព្ទ សូរ, សំឡេង​ពីរោះ ។ រុចិរាភា, រុចិរោភាស (&lt;រុចិរ+អាភា, ឱភាស) ពន្លឺ​រុងរឿង ។ល។</text:p>
          </table:table-cell>
          <table:table-cell table:style-name="តារាង1.D2" office:value-type="string">
            <text:p text:style-name="P4">រុចីរ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១៤</text:p>
          </table:table-cell>
          <table:table-cell table:style-name="តារាង1.B2" office:value-type="string">
            <text:p text:style-name="P13">រុច្ចនៈ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ុច-ចៈន៉ៈ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េចក្ដី​គាប់​ចិត្ត, ពេញ​ចិត្ត, ត្រូវ​ចិត្ត, ត្រូវ​អារម្មណ៍ ។ ប្រើ​ជា​បទ​សមាស, ដូច​ជា : រុច្ចន​កម្ម អំពើ​ត្រូវ​ចិត្ត ។ រុច្ចនដ្ឋាន កន្លែង​ត្រូវ​ចិត្ត ។ រុច្ចន​ភាព ភាវៈ​គាប់​ចិត្ត, ដំណើរ​ពេញ​ចិត្ត ។ រុច្ចនាការ (&lt; រុច្ចន+អាការ) អាការ​គាប់​ចិត្ត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១៥</text:p>
          </table:table-cell>
          <table:table-cell table:style-name="តារាង1.B2" office:value-type="string">
            <text:p text:style-name="P13">រុជ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ជំងឺ, រោគ (ព. កា.) : រុជា​និង​ជរា ចូល​ដៃ​គ្នា​បំផ្លាញ​រូប យប់​ថ្ងៃ​ចេះ​តែ​ស្រូប បញ្ចូល​មាត់​នៃ​ក្តី​ស្លា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១៦</text:p>
          </table:table-cell>
          <table:table-cell table:style-name="តារាង1.B2" office:value-type="string">
            <text:p text:style-name="P13">រុ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ច្រាន​ទៅ​មុខ, ច្រាន​ជម្រុល : រុញ​ឧស, ទឹក​ថ្មី​រុញ​ទឹក​ចាស់ ។ ព. ប្រ. រុញ​សម្ដី ពោល​ពាក្យ​ស្ទាក់​ផ្លូវ​ស្ទាក់​ដំណើរ​ឬ​ផ្ទញ់​ផ្ទាល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១៧</text:p>
          </table:table-cell>
          <table:table-cell table:style-name="តារាង1.B2" office:value-type="string">
            <text:p text:style-name="P13">រ៉ុ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រញ់, ទញ់, កន្តិល​កន្តុញ, រេច​រឹល : រាង​រ៉ុញ ។ រ៉ុញ​ប៉ខុញ ដែល​រេច​រឹល​រខិញ​រខុញ : របស់​រ៉ុញ​ប៉ខុញ (ព. សា.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៉ុញ​ប៉ខុញ</text:p>
          </table:table-cell>
        </table:table-row>
        <table:table-row table:style-name="តារាង1.2">
          <table:table-cell table:style-name="តារាង1.A2" office:value-type="string">
            <text:p text:style-name="P11">១០៩១៨</text:p>
          </table:table-cell>
          <table:table-cell table:style-name="តារាង1.B2" office:value-type="string">
            <text:p text:style-name="P13">រុញ​អង្រែ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ទល់​អង្រែ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១៩</text:p>
          </table:table-cell>
          <table:table-cell table:style-name="តារាង1.B2" office:value-type="string">
            <text:p text:style-name="P13">រុណ្ណ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ុន-ណៈ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កិរិយា​យំ ។ ប្រើ​ជា​បទ​សមាស : រុណ្ណការណ៍ ហេតុ​ដែល​នាំ​បណ្ដាល​ឲ្យ​យំ ។ រុណ្ណ​ភាព ភាវៈ​ឬ​ដំណើរ​យំ ។ រុណ្ណាការ (&lt;រុណ្ណ + អាការ) ឬ រោណ្ណាការ (រោន-ណា--) អាការ​យំ : វា​ធ្វើ​ជា​បញ្ចេញ​រុណ្ណាការ​ឲ្យ​គេ​អាណិត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២០</text:p>
          </table:table-cell>
          <table:table-cell table:style-name="តារាង1.B2" office:value-type="string">
            <text:p text:style-name="P13">រុ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គ្រប​សង្រ្គុប​ដោយ​អង្រុត (ដើម្បី​ចាប់​ត្រី) : រុត​ត្រី ។ ព. ប្រ. រុត​រក ចរ​ច្រប់​រក, ត្រាច់​ចរ​រ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២១</text:p>
          </table:table-cell>
          <table:table-cell table:style-name="តារាង1.B2" office:value-type="string">
            <text:p text:style-name="P13">រ៉ុតណា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តនាំ អ. ថ. រ៉ុតន៉ាម់ <text:span text:style-name="T2">“ស្រោច​ទឹក”) ក្បាច់​រចនា​វិចិត្រ​ធ្វើ​ដោយ​វិធី​លាប​ម្រ័ក្សណ៍​ឬ​ជាត​ហិង្គុល​លើ​សាច់​ឈើ​ទុក​ឲ្យ​ស្ងួត​ហើយ​ខាត់​ឲ្យ​ឡើង​សម្បុរ​រលោង​រួច​លាប​ទឹក​ម្រ័ក្សណ៍​ថ្លា​លើ​ផ្ទៃ​ឈើ​នោះ​ទៀត ទុក​ឲ្យ​ស្ងួត​នៅ​ស្អិត​បន្តិច​ៗ ល្មម​បិទ​មាស​ជាប់... ហើយ​គូរ​ក្បាច់​ដោយ​ថ្នាំ​ជ័រ​ឈើ​រួច​ទឹប​មាស... ហើយ​ស្រោច​ទឹក ឲ្យ​រលាយ​ថ្នាំ​លាង​ជម្រះ​ឲ្យ​ស្អាត, លេច​ក្បាច់​មាស​និង​ឋាន​ខ្មៅ​ឬ​ក្រហម​ច្បាស់​លាស់​ស្រស់​បំព្រង (ច្រើន​ប្រើ​ឋាន​ខ្មៅ​ជាង​ក្រហម) : ក្បាច់​រ៉ុតណាម (ក្បាច់​ស្រោច​ទឹក), ទូ​រ៉ុតណាម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២២</text:p>
          </table:table-cell>
          <table:table-cell table:style-name="តារាង1.B2" office:value-type="string">
            <text:p text:style-name="P13">រុ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កក់​មួយ​ប្រភេទ ដើម​មូល ស្លឹក​ធំ​ៗ, សំបក​ឬ​ខ្នង​មាន​ប្រយោជន៍​ប្រើ​ការ​ធ្វើ​ជា​ខ្នួច ឬ​ត្បាញ​ធ្វើ​កន្ទេល​ជាដើម; រុន​មាន ២ ប្រភេទ​គឺ រុន​ទឹក ដុះ​ក្នុង​ទី​មាន​ទឹក​ឬ​ដាំ​លើ​គោក​មាន​ដី​សើម​ក៏​រស់; រុន​ភ្នំ ដុះ​ក្នុង​ទី​ក្បែរ​ជ្រោះ​ភ្នំ ដើម​ធំ​វែង​សាច់​រឹង ប្រើ​ធ្វើ​ជា​ដំបង​បាន : កន្ទេល​រុន, ដំបង​រុន; គួរ​ដាំ​រុន​ត្រង់​ខាង​ៗ​នៃ​ស្រះ ឬ​ត្រព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ុន​ភ្នំ </text:p>
            <text:p text:style-name="P5">រុន​ទឹក</text:p>
          </table:table-cell>
        </table:table-row>
        <table:table-row table:style-name="តារាង1.2">
          <table:table-cell table:style-name="តារាង1.A2" office:value-type="string">
            <text:p text:style-name="P11">១០៩២៣</text:p>
          </table:table-cell>
          <table:table-cell table:style-name="តារាង1.B2" office:value-type="string">
            <text:p text:style-name="P13">រុម្មិណ្តេ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ុម-មិន-ដេ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មើល​ពាក្យ លុម្ពិនី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២៤</text:p>
          </table:table-cell>
          <table:table-cell table:style-name="តារាង1.B2" office:value-type="string">
            <text:p text:style-name="P13">រុ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ុខុម​សត្វ​មួយ​ប្រភេទ មាន​ស្លាប​ហើរ​បាន, ចូល​ចិត្ត​រោម​អសោចិ៍, រុយ​មាន​ច្រើន​ប្រភេទ​គឺ រុយ​ខៀវ រុយ​សម្បុរ​ខៀវ; រុយ​ដង្កូវ រុយ​ដែល​បែង​ជុះ​ចេញ​ដង្កូវ​ល្អិត​ៗ; រុយ​បាយ រុយ​មាត្រ​តូច​ជាង​រុយ​ដង្កូវ ចូល​ចិត្ត​រោម​បាយ​សម្ល​នំ​ចំណី; រុយ​ស្វា រុយ​តូច​ៗ​ពួក​មមាច ច្រើន​រោម​គោ​ក្របី ។ ព. ប្រ. រុយ ឬ មនុស្ស​រុយ មនុស្ស​អែប​អប​ប្លម​ស៊ី ឬ ជំហម​ស៊ី <text:s/>(ព. ម.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២៥</text:p>
          </table:table-cell>
          <table:table-cell table:style-name="តារាង1.B2" office:value-type="string">
            <text:p text:style-name="P13">រ៉ុ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5">អំពី​អាការ​ស្ទុះ​ឬ​ដើរ​នៃ​មនុស្ស​ម្នាក់​ៗ​ប្រញាប់ប្រញាល់​យ៉ាង​លឿន​ឆ្កុយ : ស្ទុះ​រ៉ុយ, ក្រោក​ដើរ​រ៉ុយ, ដើរ​រ៉ុយ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២៦</text:p>
          </table:table-cell>
          <table:table-cell table:style-name="តារាង1.B2" office:value-type="string">
            <text:p text:style-name="P13">រ៉ុយ​ៗ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5">ដែល​ល្អិត​ៗ​ស្ដើង​ៗ​ប្រុយ​ៗ : រលឹម​រ៉ុយ​ៗ, សក់​ដុះ​រ៉ុយ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២៧</text:p>
          </table:table-cell>
          <table:table-cell table:style-name="តារាង1.B2" office:value-type="string">
            <text:p text:style-name="P13">រុ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ត្បុល​ជម្រុល : រុល​ចូល, រុល​ទៅ​មុខ; ដេក​រុល​ឡើង​លើ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២៨</text:p>
          </table:table-cell>
          <table:table-cell table:style-name="តារាង1.B2" office:value-type="string">
            <text:p text:style-name="P13">រ៉ុ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5">សូរ​ឮ​ដោយ​វិល, រមៀល, បង្រះ ខ្សុល​ៗ : រមៀល​រ៉ុល, ស្រមោច​ចូល​ត្រចៀក​បង្រះ​រ៉ុល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២៩</text:p>
          </table:table-cell>
          <table:table-cell table:style-name="តារាង1.B2" office:value-type="string">
            <text:p text:style-name="P13">រុ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ង្គោះ​ជ្រុះ : ស្លឹក​ឈើ​រុះ ។ រំលាង​ការ​ដែល​ធ្វើ​រួច​ហើយ : រុះ​ផ្ទះ, រុះ​របង ។ រុះ​រើ រុះ​ផង​រើ​ចេញ​ផង (ម. ព. រើ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ុះ​រើ </text:p>
          </table:table-cell>
        </table:table-row>
        <table:table-row table:style-name="តារាង1.2">
          <table:table-cell table:style-name="តារាង1.A2" office:value-type="string">
            <text:p text:style-name="P11">១០៩៣០</text:p>
          </table:table-cell>
          <table:table-cell table:style-name="តារាង1.B2" office:value-type="string">
            <text:p text:style-name="P13">រូ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35">(ព. បុ.) ដូច, ដូច​ជា, បី​ដូច; ស្មើ​នឹង : រូស្តម្ភ​សិលា ដូច​ជា​សសរ​ថ្ម; រូហាន​តារាកាស​ចរ ដូច​ជា​ផ្កាយ​ដែល​ចរ​ឯ​អាកាស (ពាក្យ​កាព្យ រាមកេរ្តិ៍​បុរាណ) ។ </text:p>
          </table:table-cell>
          <table:table-cell table:style-name="តារាង1.D2" office:value-type="string">
            <text:p text:style-name="P4">រូហាន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៣១</text:p>
          </table:table-cell>
          <table:table-cell table:style-name="តារាង1.B2" office:value-type="string">
            <text:p text:style-name="P13">រូង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រន្ធ​ធំ​ជ្រៅ : រូង​ឈើ, រូង​ដី, រូង​ភ្នំ ។ រូងរាម រូង​និង​រនាម : ភិតភ័យ​ខ្លាំង​រត់​ពួន​ក្នុង​រូងរាម ។ ព. ប្រ. និយាយ​បើក​កេរ្ដិ៍​អស់​អាថ៌​កំបាំង​ហាក់​ដូច​ជា​កកាយ​យក​ពី​ក្នុង​រូង​ក្នុង​រាម​មក​មិន​សល់ : រំលើក​បើក​កកាយ​រឿងរ៉ាវ​ពី​ក្នុង​រូងរាម​ឯណា​មក​អស់​គ្មាន​សល់​ទេ !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រូង​រាម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ជីក​លុង ឬ​កកាយ​ទៅ​ខាង​ឲ្យ​កើត​ជា​រន្ធ​ធំ : យក​ចប​រូង​ទៅ​ខាង​ឲ្យ​ជ្រៅ​បន្តិច​ទៅ ! របេះ​រលុះ​ខូង​ជ្រៅ : រលក​បោក​រូង​ច្រាំង, ដំបៅ​ស៊ី​រូង​សាច់ ។ ព. ប្រ. បៀតបៀន​រឿយ​ៗ​យក​ទ្រព្យ​សម្បត្តិ​អំពី​មាតា​បិតា ឬ​អំពី​អ្នក​ទំនុក​បម្រុង : កាល​ពី​ដើម គាត់​មាន​ទ្រព្យ​គ្រាន់​បើ​ឥឡូវ​ទៅ​ជា​អ្នក​ក្រ ព្រោះ​កូន​ប្រុស​ស្រី​វា​រូង​គាត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៣២</text:p>
          </table:table-cell>
          <table:table-cell table:style-name="តារាង1.B2" office:value-type="string">
            <text:p text:style-name="P13">រ៉ូ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5">សូរ​ឮ​ដោយ​វត្ថុ​រឹង​ស្រួយ​រណ្ដំ​គ្នា ដូច​យ៉ាង​កូន​ផ្ដិល​រណ្ដំ​នឹង​មេ​ផ្តិល​ជាដើម ។ រ៉ូងរ៉ាង សូរ​ឮ​រ៉ូង​ៗ​រ៉ា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រ៉ូងរ៉ាង </text:p>
          </table:table-cell>
        </table:table-row>
        <table:table-row table:style-name="តារាង1.2">
          <table:table-cell table:style-name="តារាង1.A2" office:value-type="string">
            <text:p text:style-name="P11">១០៩៣៣</text:p>
          </table:table-cell>
          <table:table-cell table:style-name="តារាង1.B2" office:value-type="string">
            <text:p text:style-name="P13">រូ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2"><text:span text:style-name="T25">ចាប់​ច្បូត​ប្រមូល : រូត​វាំងនន ។ កិ. ឬ កិ. វិ. ស្រូត​រួសរាន់ : ដើរ​រូត ។</text:span> ស្រូត​រូត (ម. ព. ស្រូត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32"><text:span text:style-name="T9"><text:s text:c="2"/></text:span><text:span text:style-name="T17"><text:s/>ស្រូត​រូត</text:span></text:p>
          </table:table-cell>
        </table:table-row>
        <table:table-row table:style-name="តារាង1.2">
          <table:table-cell table:style-name="តារាង1.A2" office:value-type="string">
            <text:p text:style-name="P11">១០៩៣៤</text:p>
          </table:table-cell>
          <table:table-cell table:style-name="តារាង1.B2" office:value-type="string">
            <text:p text:style-name="P13">រូតរ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ស្រូត​រួត; រវៀស​រវៃ, ម្នី​ម្នា : ដើរ​រូតរះ, ធ្វើ​ការ​រូតរះ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៣៥</text:p>
          </table:table-cell>
          <table:table-cell table:style-name="តារាង1.B2" office:value-type="string">
            <text:p text:style-name="P13">រូ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ធម្មជាត​ដែល​ប្រែប្រួល​ឬ​វិនាស​ដោយ​ហេតុ​ផ្សេង​ៗ​មាន​ក្ដៅ​និង​ត្រជាក់​ជាដើម; អ្វី​ៗ​ដែល​ប្រាកដ​ដល់​ភ្នែក; រាង, សណ្ឋាន, ទ្រង់, ទ្រង់ទ្រាយ; អង្គ, ខ្លួន, ខ្លួន​ប្រាណ; លំអ ។ល។ រូប​គេ, រូប​យើង, រូប​ល្អ, រូប​អាក្រក់; មនុស្ស​សត្វ​រាល់​រូប​សុទ្ធ​តែ​មិន​ទៀង​ដូច​គ្នា ។ សម្រាប់​ប្រើ​ជា​ចុង​ចំនួន រាប់​បព្វជិត​ឲ្យ​ដឹង​ថា​ប៉ុន្មាន : ភិក្ខុ​មួយ​រូប, សាមណេរ​ពីរ​រូប, តាបស​មួយ​រូប, បរិញ្វជក​ច្រើន​រូប ។ ពាក្យ​ចុង​ចំនួន​រាប់ មាន​ទម្លាប់​ឲ្យ​ប្រើ​ផ្សេង​គ្នា​តាម​ថ្នាក់​បុគ្គល​គឺ ព្រះ​ពុទ្ធ, ព្រះ​បច្ចេក​ពុទ្ធ, ព្រះ​អរហន្ត, ពោធិសត្វ, ព្រហ្ម, ទេវតា​ស័ក្តិ​ធំ, ក្សត្រិយ៍; បព្វជិត​អ្នក​ធំ ត្រូវ​ប្រើ​ពាក្យ​ថា អង្គ គឺ​ប្រើ​ថា មួយ​អង្គ, ពីរ​អង្គ,... ច្រើន​អង្គ; បព្វជិត​ធម្មតា​ឬ​សាមញ្ញ​ថា រូប គឺ​ប្រើ​ថា មួយ​រូប, ពីរ​រូប,... ច្រើន​រូប; គ្រហស្ថ​ក្រៅ​ពី​ក្សត្រិយ៍​ថា នាក់ គឺ​ប្រើ​ជា មួយ​នាក់ ឬ ម្នាក់, ពីរ​នាក់,... ច្រើន​នាក់ ។ រូប​ការ, --ការក៍,--ការី (រូប៉ៈ--) អ្នក​ធ្វើ​រូប, ជាង​គូរ​ឬ​ឆ្លាក់​រូប; បើ​ស្ត្រី​ជា រូប​ការិកា, រូប​ការិនី ។ រូបក្ខន្ធ (រូបុ័ក-ខ័ន) កង​រូប, ប្រជុំ​រូប ។ រូប​កល្យាណ ឬ រូប​គុណ (រូប៉ៈ--) លំអ​រូប ។ រូប​ឆោម (រូប--) ទ្រង់ទ្រាយ​រូប ។ រូប​ឆោម​លោម​ព័ណ៌ ទ្រង់​ទ្រាយ​រូប​និង​សម្បុរ​រោម (សម្បុរ​ស្បែក) ។ រូប​ជីវិនី, រូបបាជីវា, រូបូបជិវិនី (រូប៉ៈ--, រូប៉ា--, រូប៉ូប៉ៈ--) ស្រី​អ្នក​ចិញ្ចឹម​ជីវិត​ដោយ​សារ​រូប (ស្រី​ពេស្យា) ។ រូបជ្ឈាន (រូបុ័ច-ឈាន) ឈាន​ដែល​មាន​រូប​ធម៌​ជា​អារម្មណ៍ (ម. ព. ឈាន ២ ន.) ។ រូប​តាង ឬ--តំណាង (រូប--) រូប​ជំនួស ។ រូប​ថត (រូប--) រូប​ដែល​ផ្តិត​ចាក​កញ្ចក់​ថត ។ រូប​ធម៌ (រូប៉ៈ-ធ័រ) រូប​ទាំងពួង ។ រូប​នាម (រូប៉ៈ--) រូប​និង​នាម (ព. អ.) ។ នាម​នាម​ដែល​មាន​រូប ដូច​យ៉ាង​មនុស្ស, សត្វ, ដី, ទឹក, ជាដើម (ព. ផ្ទ. អរូប​នាម ព. វ) ។ រូប​ផ័ន (រូប៉ៈ--) រូប​ព័ណ៌ (ស. សរសេរ រូប​ពររណ អ. ថ. រូប៉ៈផ័ន) ។ រូប​ព័ណ៌ (រូប៉ៈព័រ; សំ. រូប+វណ៌; បា. រូប+វណ្ណ) សម្បុរ​រូប​ឬ​រូប​រាង​និង​សម្បុរ, លក្ខណៈ​របស់​រូប ។ រូប​ព្រហ្ម (រូបប៉ៈ-ព្រំ) ព្រហ្ម​មាន​រូប, ព្រហ្ម​ដែល​កើត​ក្នុង​រូប​ភាព (ព. ផ្ទ. អរូប​ព្រហ្ម) ។ រូប​ភព (រូប៉ៈភប់) កន្លែង​កើត​នៃ​ព្រហ្ម (ព. ផ្ទ. អរូប​ភព)។ រូប​ភាព (រូប-ភាប) រូប​វិចិត្រ​ដោយ​ព័ណ៌; បែប​រូប​ផ្សេង​ៗ (ម. ព. ភាព ផង) ។ រូប​រាង (រូប--) សណ្ឋាន​របស់​រូប ។ រូប​វិបរិយាយ ឬ--វិបរ្យាយ (រូប៉ៈ-វិប៉ៈរ៉ិយ៉ាយ ឬ--រិបុ័រ-យ៉ាយ) ការ​កាឡា​រូប, ការ​ប្លែង​រូប, ផ្លាស់​រូប ។ រូប​សណ្ឋាន (រូប៉ៈ--ឬ រូប--) ទ្រង់ទ្រាយ​របស់​រូប។ រូប​សម្ប័ទ ឬ--សម្បទា (រូប៉ៈសំប័ត ឬ--ស័ម-ប៉ៈទា) ដំណើរ​មាន​រូប​សមរម្យ, មាន រូប​ល្អ; ការ​បរិបូណ៌​ដោយ​លំអ ។ រូប​សម្បន្ន (រូប៉ៈសំប័ន) ដែល​ប្រកប​ដោយ​លំអ​នៃ​រូប ។ រូប​សិទ្ធិ (រូប៉ៈសិត-ធិ) ការ​សម្រេច​រូប គឺ​ការ​ផ្សំ​តួ​សព្ទ​តន្តិ​ភាសា ដូច​យ៉ាង​ភាសា​បាលី​ឬ​សំស្រ្កឹត​សម្រេច ដោយ​វិភត្តិ​និង​បច្ច័យ​ជាដើម (ព. វ.) ។ រូប​សាក ឬ--សំណាក (រូប--)រូប​ដែល​ចម្លង​យក​បែប​ពី​រូប​ដទៃ មាន​សណ្ឋាន​ដូច​រូប​ដើម។ រូប​ស្បាត (រូប--) លក្ខណៈ, ទ្រង់ទ្រាយ, លំនាំ​របស់​រូប ។ រូប​អារក្ស (រូប-អារ៉ាក់) មនុស្ស​អ្នក​ជាន់​អារក្ស ។ល។ រូបាជីព (រូប៉ា-ជីប; &lt; រូប + អាជីវ, វ &gt; ព) ការ​ចិញ្ចឹម​ជីវិត​ដោយ​សារ​រូប គឺ​មុខ​របរ​របស់​ស្រី​ពេស្យា ។ រូបារម្មណ៍ (រូប៉ារ៉ម់; បា. &lt; រូប + អារម្មណ) អារម្មណ៍​គឺ​រូប; រូប​ជា​អារម្មណ៍, អារម្មណ៍​ដែល​អាស្រ័យ​រូប ។ រូបាទ្យារម្មណ៍ (រូប៉ា ទ្យារ៉ម់; បា. &lt; រូប + អាទិ &gt; អាទ្យ + អារម្មណ) អារម្មណ៍​មាន​រូប​ជាដើម ។ រូបាវចរ (រូប៉ាវ៉ៈចៈរៈ ឬ-ច; បា. &lt; រូប + អវចរ) ចិត្ត​ដែល​ត្រាច់​រង្គាត់ ឬ​អន្ទោល​ទៅ​ក្នុង​រូប​ភព ... ។ <text:s/>រូបាវចរ​ភូមិ (រូប៉ាវៈចៈរៈ ភូម; បា. &lt; រូប + អវចរ + ភូមិ) ភូមិ​របស់​រូបាវចរ (ម. ព. ភូមិ ផង) <text:s text:c="2"/>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៣៦</text:p>
          </table:table-cell>
          <table:table-cell table:style-name="តារាង1.B2" office:value-type="string">
            <text:p text:style-name="P13">រូប --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ក្នុង ព. រូប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៣៧</text:p>
          </table:table-cell>
          <table:table-cell table:style-name="តារាង1.B2" office:value-type="string">
            <text:p text:style-name="P13">រូប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ូប៉ា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ពហុ. &lt; រូប) រូប​ទាំងឡាយ : រាល់​រូបា, គ្រប់​រូបា (ព. កា.) : សព្វ​សត្វ​ទាំងឡាយ ខំ​ប្រឹង​ខ្វល់​ខ្វាយ ថែ​ទាំ​រូបា កាល​រូប​ប្រែប្រួល ពុំ​ដូច​ធម្មតា សឹង​ភ្ញាក់​អាត្មា ឆ្លេឆ្លា​រក​សុខ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៣៨</text:p>
          </table:table-cell>
          <table:table-cell table:style-name="តារាង1.B2" office:value-type="string">
            <text:p text:style-name="P13">រូបា --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ូប៉ា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មើល​ក្នុង​ពាក្យ រូប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៣៩</text:p>
          </table:table-cell>
          <table:table-cell table:style-name="តារាង1.B2" office:value-type="string">
            <text:p text:style-name="P13">រូបិន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ូ-ប៉ិ--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មើល​ពាក្យ រូបី គុ. ឬ ន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០</text:p>
          </table:table-cell>
          <table:table-cell table:style-name="តារាង1.B2" office:value-type="string">
            <text:p text:style-name="P13">រូបិយ 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ូបិយៈ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ូបិយ; រូប្យ) ប្រាក់; ប្រាក់​ឬ​មាស​ឬ​លោហ​ជាតិ​មាន​ទង់​ដែង​ជាដើម​ដែល​មាន​រូប​សណ្ឋាន​ឬ​ត្រា​ជា​គ្រឿង​សម្គាល់ សម្រាប់​ចាយ​រាល់​ប្រទេស; ទោះ​វត្ថុ​ដទៃ​ក្រៅ​ពី​ប្រាក់​មាស​និង​លោហ​ជាតិ ដែល​រដ្ឋ​បាល​ក្នុង​ប្រទេស​នីមួយ​ៗ​បញ្ញត្ត​ឲ្យ​ប្រើ​ជា​របស់​សម្រាប់​ចាយ​ជា​ជំនួស​ប្រាក់​មាស ដូច​យ៉ាង​ធន​បត្រ​ដែល​ប្រើ​ក្នុង​សម័យ​សព្វ​ថ្ងៃ​នេះ​ក៏​ហៅ រូបិយៈ បាន​ដែរ ។ រូបិយ​ប័ណ្ណ (រូប៉ិយៈប័ន) រូបិយ​វត្ថុ​ជា​ក្រដាស, ក្រដាស​ជា​តំណាង​រូបិយ​វត្ថុ​នៃ​ប្រទេស​នីមួយ​ៗ ។ រូបិយ​ប្រភព ប្រភព​នៃ​រូបិយ ។ រូបិយ​ម័យ ឬ--វិការ (រូប៉ិយ៉ៈ--) ដែល​ធ្វើ​ដោយ​ប្រាក់, ដែល​យក​សាច់​ប្រាក់​ធ្វើ ។ រូបិយ​សម្ភព កំណើត​រូបិយៈ ។ រូបិយ​សំវោហារ (រូប៉ិយៈស័ងវោហា) ការ​ទិញ​ដូរ​ដោយ​រូបិយៈ, ការ​ចាយ​វាយ​រូបិយៈ ។ល។ </text:p>
          </table:table-cell>
          <table:table-cell table:style-name="តារាង1.D2" office:value-type="string">
            <text:p text:style-name="P4">--យៈ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១</text:p>
          </table:table-cell>
          <table:table-cell table:style-name="តារាង1.B2" office:value-type="string">
            <text:p text:style-name="P13">រូបី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>រូប៉ី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ូបិយ) ប្រាក់; រូបិយៈ​ដែល​អ្នក​ប្រទេស​ឥណ្ឌា​ប្រើ​ចាយ​សព្វ​ថ្ងៃ​នេះ, គេ​ហៅ​ថា រូពី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5">ដែល​មាន​រូប, ដែល​មាន​លំអ; បុរស​អ្នក​មាន​លំអ; ប្រើ​ស្រី​ជា រូបិនី នាង​ល្អ (ព. កា.) : រូបី​រូបិនី ជន​ទាំង​ទ្វី​ប្រាស្រ័យ​គ្នា កើត​បាន​ជា​រូបា ឥត​អ្នក​ណា​ស្គាល់​ប្រភព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២</text:p>
          </table:table-cell>
          <table:table-cell table:style-name="តារាង1.B2" office:value-type="string">
            <text:p text:style-name="P13">រូព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មើល​ក្នុង​ពាក្យ រូបី ១ ន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៣</text:p>
          </table:table-cell>
          <table:table-cell table:style-name="តារាង1.B2" office:value-type="string">
            <text:p text:style-name="P13">រូ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2"><text:span text:style-name="T17">ធ្វើ​ឲ្យ​មុត, ឲ្យ​ដាច់ ដោយ​ដែក​អង្រូស : ចាប់​ដែក​អង្រូស​រូស​ឈើ ។</text:span><text:span text:style-name="T8"> កោស​រលាត់​ដូច​ជា​ត្រូវ​ដោយ​ដែក​អង្រូស : បន្លា​ឈូក​រូស​ភ្លៅ ។ ព. ប្រ. រូស​នាយ​រូស​អាយ ឬ កោស​រូស និយាយ​ដៀមដាម​បញ្ឆិតបញ្ឆៀង​នាយអាយ ដោយ​ច្រណែន, ដោយ​បញ្ឈឺ​ចិត្ត; រំអុក​បៀត​បៀន​យក​នេះ​យក​នោះ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៤</text:p>
          </table:table-cell>
          <table:table-cell table:style-name="តារាង1.B2" office:value-type="string">
            <text:p text:style-name="P13">រូហា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ូ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៥</text:p>
          </table:table-cell>
          <table:table-cell table:style-name="តារាង1.B2" office:value-type="string">
            <text:p text:style-name="P13">រួ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របូត​ផុត; រដោះ; ស្រេច, ហើយ, ហើយ​ស្រេច; រហូត, រហូត​ដល់; ទទួល​ទម្ងន់​បាន; បាន, កើត, ចេញ ។ល។ ; រួច​ពី​ដៃ របូត​ផុត​ពី​ដៃ; រួច​ពី​ទុក្ខ រដោះ​ពី​ទុក្ខ; ធ្វើ​ការ​រួច ធ្វើ​ការ​ស្រេច; លើក​រួច លើក​បាន; ទៅ​រួច ទៅ​បាន, ទៅ​កើត; ស្ដី​រួច ស្ដី​កើត, ស្ដី​ចេញ; អាន​សំបុត្រ​រួច អាន​សំបុត្រ​ដាច់, អាន​សំបុត្រ​បាន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៦</text:p>
          </table:table-cell>
          <table:table-cell table:style-name="តារាង1.B2" office:value-type="string">
            <text:p text:style-name="P13">រួចរាល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2">រួច​រាល់​គ្នា, រួច​រាល់​មុខ, រួច​សព្វ​គ្រប់, ស្រេចបាច់ : ធ្វើ​ការ​រួច​រាល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៧</text:p>
          </table:table-cell>
          <table:table-cell table:style-name="តារាង1.B2" office:value-type="string">
            <text:p text:style-name="P13">រួ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គុ.</text:p>
          </table:table-cell>
          <table:table-cell table:style-name="តារាង1.D2" office:value-type="string">
            <text:p text:style-name="P5">ថយ​ប្រវែង​ឬ​ទំហំ​ព្រោះ​យឺត, លឹប​ចូល : ស្បែក​រួញ, សរសៃ​រួញ, ស្លាប​មាន់​ត្រូវ​ភ្លើង​រួញ ។ ចិត្ត​រួញ ឬ រួញ​ចិត្ត ចិត្ត​ក្រាញ​ថយ​ឬ​ក្រាញ​ចិត្ត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៨</text:p>
          </table:table-cell>
          <table:table-cell table:style-name="តារាង1.B2" office:value-type="string">
            <text:p text:style-name="P13">រួញរ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ួញ​ថយ​ក្រោយ, ញញើតញញើម : ចិត្ត​រួញរា (ម. ព. រញ់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៤៩</text:p>
          </table:table-cell>
          <table:table-cell table:style-name="តារាង1.B2" office:value-type="string">
            <text:p text:style-name="P13">រួត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ព័ទ្ធ​ក្រសោប​រួប​រឹត​ចូល : ពស់​ថ្លាន់​រួត​មាន់ ។ រួត​រឹត រួត​ដោយ​រឹត​ខ្លាំង (ម. ព. រឹត ន.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ួត​រឹត 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ជាន់; ថ្នាក់; ស្រទាប់ : ឆត្រ​រួត ឆត្រ​មាន​ជាន់​ជា​ថ្នាក់​ៗ ធំ​ក្រោម​តូច​លើ​តាម​លំដាប់; ប្រាសាទ​កំពូល ៧ រួត ប្រាសាទ​មាន​កំពូល ៧ ថ្នាក់; ពែ​បី​រួត ពែ​បី​ស្រទាប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៥០</text:p>
          </table:table-cell>
          <table:table-cell table:style-name="តារាង1.B2" office:value-type="string">
            <text:p text:style-name="P13">រួ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រ្វ់ន អ. ថ. រួន) ផុស ឬ​ស្អុយ​ខូច; ខ្មែរ​ប្រើ​ចំពោះ​តែ​ស៊ុត​សត្វ : ពង​មាន់​រួន (ម. ខ្ព. ឬ ព. គ. ថា ស៊ុត​មាន់​រួ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៥១</text:p>
          </table:table-cell>
          <table:table-cell table:style-name="តារាង1.B2" office:value-type="string">
            <text:p text:style-name="P13">រួ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ចាប់​ប្រមូល, ក្របួច, ក្រសោប : ចាប់​រួប​ដៃ​ទាំង​ពីរ, និយាយ​រួប, ចង​រួប​គ្នា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៥២</text:p>
          </table:table-cell>
          <table:table-cell table:style-name="តារាង1.B2" office:value-type="string">
            <text:p text:style-name="P13">រួបរឹ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ឱប​ក្រសោប​រឹត, រួម​រឹត​ចូល : ចាប់​រួបរឹត, ឱប​រួបរឹត ។ ប្រជុំ​ចុះ, ចោមរោម : ចង្រៃ​រួបរឹត, ជំងឺ​រួបរឹត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៥៣</text:p>
          </table:table-cell>
          <table:table-cell table:style-name="តារាង1.B2" office:value-type="string">
            <text:p text:style-name="P13">រួបរួ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ប្រមូល​រួម​គ្នា; មូល​មួយ​នឹង​គ្នា : រួប​រួម​សេចក្ដី; នៅ​រួប​រួម, ធ្វើ​បុណ្យ​រួប​រួម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៥៤</text:p>
          </table:table-cell>
          <table:table-cell table:style-name="តារាង1.B2" office:value-type="string">
            <text:p text:style-name="P13">រួ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2"><text:span text:style-name="T8">ផ្សំ​បញ្ចូល​គ្នា; ចូល​គ្នា; ប្រមូល​ឲ្យ​មូល​គ្នា; មូល​មួយ​នឹង​គ្នា : រួម​</text:span><text:span text:style-name="T17">សេចក្ដី; ដាក់​រួម​គ្នា, ធ្វើ​ការ​រួម​គ្នា ។ រួម​គំនិត, រួម​ចិត្ត ចូល​គំនិត​គ្នា ។ </text:span><text:span text:style-name="T8">រួម​ដៃ​គ្នា ចូល​ដៃ​គ្នា ។ រួម​ដំណេក, រួម​ដំណេក​បង្គុយ រួម​បវេណី ធ្វើ​មេថុន​សេវនៈ ។ រួមរ័ក (ស. រ្វ់មរ័ក អ. ថ. រួមរ៉ាក់ </text:span><text:span text:style-name="T12">“រួម​ស្រឡាញ់”) រួម​សេចក្ដី​ស្រឡាញ់ គឺ​រួម​ស្នេហា​របស់​បុរស​ស្ត្រី ។ រួមរក្ស ឬ--រក្សា រួម​គ្នា​រក្សា, ជួយ​រក្សា​គ្នា ។ រួម​សុខ​ទុក្ខ រួម​ចិត្ត​គំនិត​ទទួល​សុខ​ទុក្ខ​ផង​គ្នា (ច្រើន​និយាយ​តែ​ពី​ស្វាមី​ភរិយា); ប្រើ​សំដៅ​សេចក្ដី​ថា “រួម​បវេណី” ក៏​មាន ។ រួម​សំវាស (--ស័ងវ៉ាស) រួម​លំនៅ, រួម​កិច្ច​ការ; រួម​សង្ឃ​កម្ម (សម្រាប់​បព្វជិត); នៅ​រួម​គ្នា (របស់​ស្វាមី​ភរិយា); រួម​បវេណី ។ រួម​ស្នេហា ស្រឡាញ់​គ្នា​ស្មើ​ចិត្ត (របស់​បុរស​ស្ត្រី) ។ល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1"><text:s/>រួម​រ័ក</text:p>
            <text:p text:style-name="P1">រូម​បវេណី</text:p>
          </table:table-cell>
        </table:table-row>
        <table:table-row table:style-name="តារាង1.2">
          <table:table-cell table:style-name="តារាង1.A2" office:value-type="string">
            <text:p text:style-name="P11">១០៩៥៥</text:p>
          </table:table-cell>
          <table:table-cell table:style-name="តារាង1.B2" office:value-type="string">
            <text:p text:style-name="P13">រួ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ថយ​កម្លាំង​ព្រោះ​ស្រយង់​ឬ​ស្រពន់ : រួយ​ដៃ, រួយ​ជើង, រួយ​មាត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៥៦</text:p>
          </table:table-cell>
          <table:table-cell table:style-name="តារាង1.B2" office:value-type="string">
            <text:p text:style-name="P13">រួ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ស្ងោរ​ត្រី​ត្រឹមតែ​មួយ​អំពុះ​តូច បម្រុង​ទុក​ប្រើ​ការ​ក្នុង​ពេល​ខាង​មុខ: រួល​ត្រី ។ គុ. ដែល​រួល​រួច​ហើយ : ត្រី​រួ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៥៧</text:p>
          </table:table-cell>
          <table:table-cell table:style-name="តារាង1.B2" office:value-type="string">
            <text:p text:style-name="P13">រួ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5">រហ័ស, ឆាប់ : គោ​រួស គោ​ដែល​រហ័ស​ស្រណុក​ប្រើ; ឆ្នាំង​រួស ឆ្នាំង​ដែល​ដាំ​ឆាប់​ពុះ​ទឹក; រួស​មាត់ ដែល​បាន​មាត់​បាន​ពាក្យ​ឆាប់​ស្ដី​និយាយ : មនុស្ស​រួស​មាត់​រួស​ក ។ រួសរ៉ា ឆាប់រ៉ា (ព. កា.) : ប្រញាប់​រួសរ៉ា បង្អង់​ដល់​ណា ឲ្យ​ខាត​វេលា ឆាប់​ៗ​វៃ​ៗ កុំ​ឈរ​រេរា​យើង​ទាំងអស់​គ្នា ជា​កម្មករ ។ ការ​មាន​កម្រិត លោក​ដាក់​កំហិត ឲ្យ​យើង​ឈូឆរ កាន់​ការ​រទែង ប្រឹងប្រែង​សាទរ មិន​ឲ្យ​មាន​ឈរ ឈប់​ខុស​ពេល​ម៉ោ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៥៨</text:p>
          </table:table-cell>
          <table:table-cell table:style-name="តារាង1.B2" office:value-type="string">
            <text:p text:style-name="P13">រួសរ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ក​ដោយ​រួសរាន់, ប្រញាប់​រក : រួស​រក​ទ្រព្យ, រួស​រក​របរ ។ ច្រើន​ប្រើ​ក្នុង​កាព្យ : អ្នក​គ្រប់គ្រង​ផ្ទះ មិន​ចង់​ឲ្យ​ខ្វះ រួស​រក​ទ្រព្យា ឲ្យ​មាន​គ្រប់​គ្រាន់ ទាន់​កាល​វេលា ឃើញ​ខ្វះ​ទ្រព្យ​ណា ប្រឹង​រក​ទ្រព្យ​នោះ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៥៩</text:p>
          </table:table-cell>
          <table:table-cell table:style-name="តារាង1.B2" office:value-type="string">
            <text:p text:style-name="P13">រួសរាន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បន្ទាន់​យ៉ាង​ប្រញាប់, ដែល​ប្រញាប់​ឲ្យ​ទាន់; ឆាប់​ភ្លាម​ៗ : ដើរ​រួសរាន់; ឆាប់​រួសរាន់, ដំណើរ​រួសរាន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៦០</text:p>
          </table:table-cell>
          <table:table-cell table:style-name="តារាង1.B2" office:value-type="string">
            <text:p text:style-name="P13">រួសរា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រួស​មាត់​ដោយ​ការ​រាក់ទាក់ : និយាយ​រួសរាយ; សម្ដី​រួសរាយ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៦១</text:p>
          </table:table-cell>
          <table:table-cell table:style-name="តារាង1.B2" office:value-type="string">
            <text:p text:style-name="P13">រួសរ៉ាវ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រហ័ស​មាត់​មិន​ទាក់​មិន​ទច់ : និយាយ​រួសរ៉ាវ, អាន​សំបុត្រ​រួសរ៉ាវ; សម្ដី​រួសរ៉ាវ, រួសរ៉ាវ​ចំពោះ​ភ្ញៀវ, រួសរ៉ាវ​រក​គ្នា, រាក់ទាក់​រួសរ៉ា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៦២</text:p>
          </table:table-cell>
          <table:table-cell table:style-name="តារាង1.B2" office:value-type="string">
            <text:p text:style-name="P13">រើ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យក​ចេញ, ជញ្ជូន​ចេញ​អំពី​កន្លែង​មួយ​ទៅ​ដាក់​កន្លែង​ផ្សេង : រើ​អីវ៉ាន់​ពី​ផ្ទះ​ចាស់​ទៅ​ដាក់​ក្នុង​ផ្ទះ​ថ្មី ។ លើក​យក​ចេញ​អំពី​គំនរ : រើ​ឧស ។ ប្រឹង​ស្ទុះ​ច្រឡោត​ឡើង : គោ​ផុង​ក្នុង​ភក់​ខំ​ប្រឹង​រើ​រមួល​ខ្លួន ។ បង្រះ​ប្រែប្រួល​ត្បុល​រុល​ឡើង​លើ : ក្មេង​ដេក​ចេះ​តែ​រើ ។ ក្អែ​អាហារ​ចេញ​ពី​មាត់ : សុខន​រើ​ចំណី​ឲ្យ​កូន​ស៊ី ។ កែ​ប្រែ : រើ​សម្ដី, រើ​សេចក្ដី, រើ​បញ្ញត្តិ ។ រើ​ខ្លួន រលាស់​ឬ​ដក​ខ្លួន​ចេញ; ប្រឹង​កែ​ឬ​ដោះ​ខ្លួន​ឲ្យ​រួច​ផុត​ពី​ការ​ទាក់ទិន ។ រើ​បង្គុយ ប្រែ​បង្គុយ ។ រើ​បន្ទុក (ព. ប្រ.) លែង​នៅ​ក្នុង​បន្ទុក​របស់​អ្នក​ដែល​ខ្លួន​ពឹង​ផ្អែក​ជ្រក​អាស្រ័យ ។ រើរុះ (ព. ប្រ.) ដែល​កែ​ប្រែ​ម្ដង​ដូច្នេះ​ម្ដង​ដូច្នោះ​មិន​ចេះ​ដាច់​ស្រេច : និយាយ​រើ​រុះ; សម្ដី​រើ​រុះ ។ រើ​សើ ឬ សើ​រើ <text:s/>រើ​តាម​ស្នើរ​តាម​ស្រទាប់ ដែល​កប់​ដែល​កំបាំង​ឲ្យ​ឃើញ​ច្បាស់​ប្រាកដ : រើ​សើ ឬ សើ​រើ​រក​សំបុត្រ​ដើម ។ រើ​អៀង រើ​អាហារ​ថ្មី​ពី​ក្នុង​ក្រពះ​មក​ទំពា​ម្ដង​ទៀត ឲ្យ​ល្អិត (ដែល​ហៅ​ថា ទំពា​អៀង) ហើយ​លេប​ទៅ​វិញ (ចំពោះ​តែ​សត្វ​ចតុប្បាទ​តិណ​ភ័ក្ខ​ពួក​ខ្លះ) : គោ​រើ​អៀង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រើ​រុះ</text:p>
            <text:p text:style-name="P5">រើ​សើ</text:p>
            <text:p text:style-name="P5">សើ​រើ</text:p>
          </table:table-cell>
        </table:table-row>
        <table:table-row table:style-name="តារាង1.2">
          <table:table-cell table:style-name="តារាង1.A2" office:value-type="string">
            <text:p text:style-name="P11">១០៩៦៣</text:p>
          </table:table-cell>
          <table:table-cell table:style-name="តារាង1.B2" office:value-type="string">
            <text:p text:style-name="P13">រ៉ើក​ៗ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ស្ដើង​សើក​ប៉ប្រើក : ស្ដើង​រ៉ើក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ស្ដើង​រ៉ើង </text:p>
          </table:table-cell>
        </table:table-row>
        <table:table-row table:style-name="តារាង1.2">
          <table:table-cell table:style-name="តារាង1.A2" office:value-type="string">
            <text:p text:style-name="P11">១០៩៦៤</text:p>
          </table:table-cell>
          <table:table-cell table:style-name="តារាង1.B2" office:value-type="string">
            <text:p text:style-name="P13">រ៉ើង​ៗ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ស្ដើង, រខាក ប៉ើង​រ៉ើង : ស្ដើង​រ៉ើង​ៗ, សម្រាស់​រ៉ើង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៦៥</text:p>
          </table:table-cell>
          <table:table-cell table:style-name="តារាង1.B2" office:value-type="string">
            <text:p text:style-name="P13">រើ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គុ.</text:p>
          </table:table-cell>
          <table:table-cell table:style-name="តារាង1.D2" office:value-type="string">
            <text:p text:style-name="P5">ផ្ដើម​រក​កល់​ជា​ជំងឺ; ដែល​ទើប​នឹង​ងើប​ពី​ឈឺ​ធ្ងន់ : ទើប​នឹង​បាន​ជា​រើប​ៗ ។ ដែល​ស្គម​ណាស់​ហើយ រក​កល់​ត្រឡប់​មាន​សាច់​មាន​ឈាម​ឡើង​វិញ : ពី​ដើម​ស្គម​ណាស់ ឥឡូវ​បាន​រើប​សាច់​បន្តិច ។ ចម្រើន​បន្តិច​ៗ​ឡើង​វិញ : ទឹក​ជំនន់​ស្រក​ទៅ​ហើយ ឥឡូវ​បាន​រើប​បន្តិច​ឡើង​វិញ; លក់​ដូរ​ខាត​ស្ទើរ​តែ​នឹង​រលំ ឥឡូវ​បាន​រើប​បន្តិច​ៗ​ឡើង​វិញ​ហើយ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៦៦</text:p>
          </table:table-cell>
          <table:table-cell table:style-name="តារាង1.B2" office:value-type="string">
            <text:p text:style-name="P13">រើ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រោគ​កើត​នៅ​ស្បែក ឡើង​ពង​ផេរ; រើម​មាន ២ ប្រភេទ​គឺ រើម​ខ្សាច់ ឬ រើម​អង្កាម រើម​ដែល​ឡើង​ពង​ផេរ​ល្អិត​ៗ ស្រដៀង​នឹង​ចែង​ថ្ងៃ បណ្ដាល​ឲ្យ​សង្កៀរ​ក្រហាយ​បន្តិច​ៗ; រើម​ដំរី ឬ រើម​ធំ រើម​ដែល​ឡើង​ពង​ផេរ​ធំ​ៗ​ជា​ខ្សែ​បណ្ដាល​ឲ្យ​ឈឺ​សង្កៀរ​ក្រហាយ​ចាប់​ពើត​ខ្លាំ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ើម​ខ្សាច់</text:p>
            <text:p text:style-name="P5">រើម​ដំរី </text:p>
          </table:table-cell>
        </table:table-row>
        <table:table-row table:style-name="តារាង1.2">
          <table:table-cell table:style-name="តារាង1.A2" office:value-type="string">
            <text:p text:style-name="P11">១០៩៦៧</text:p>
          </table:table-cell>
          <table:table-cell table:style-name="តារាង1.B2" office:value-type="string">
            <text:p text:style-name="P13">រើ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ស្រាល់​ជ្រើស, សម្រាំង​យក​តាម​ពេញ​ចិត្ត​ឬ​តាម​ត្រូវ​ការ : ទិញ​ទំនិញ​ត្រូវ​រើស​មើល, រើស​យក​តែ​ល្អ​ៗ ។ លើក​ដាក់​ដោយ​ឡែក​ពី​គ្នា: រើស​ដាក់​ដោយ​ខ្លួន​ៗ ។ ស្រង់​យក​មក​ប្រមូល​គ្នា : រើស​យក​សេចក្ដី​ពី​ក្នុង​គម្ពីរ​ផ្សេង​ៗ​មក​រៀប​រៀង ។ ចាប់​កាន់​យក​អ្វី​មួយ​ដែល​ជ្រុះ​ដែល​ធ្លាក់ : ក្មេង​ដណ្ដើម​គ្នា​រើស​ផ្លែ​ស្វាយ ។ បាន​របស់​ដែល​គេ​ភ្លេច ឬ​បាត់​ដោយ​ជ្រុះ​ជាដើម : ខ្ញុំ​ដើរ​តាម​ផ្លូវ​មក​រើស​បាន​កាំបិត​បត់​មួយ ។ រើស​មុខ កិ. វិ. ដោយ​យល់​មុខ, ដោយ​យោគ​យល់ : ស្រឡាញ់​រើស​មុខ, សង្រ្គោះ​ពុំ​រើស​មុខ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៦៨</text:p>
          </table:table-cell>
          <table:table-cell table:style-name="តារាង1.B2" office:value-type="string">
            <text:p text:style-name="P13">រើស​ត្អើ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ើស​អើង, រើស​រក​តែ​ល្អ : ស៊ី​ទៅ​កុំ​រើស​ត្អើស​ពេក !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៦៩</text:p>
          </table:table-cell>
          <table:table-cell table:style-name="តារាង1.B2" office:value-type="string">
            <text:p text:style-name="P13">រើស​អើ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1">រើស​យក, ប្រកាន់​យក​តែ​តាម​គាប់​ចិត្ដ; រើស​អាហារ, មិន​រាន​ចំណី : យក​ណា​យក​ទៅ កុំ​រើស​អើង​ពេក !; រើស​អើង​ចំណី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៧០</text:p>
          </table:table-cell>
          <table:table-cell table:style-name="តារាង1.B2" office:value-type="string">
            <text:p text:style-name="P13">រើ​អៀ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មើល​ក្នុង​ពាក្យ រើ <text:s/>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៧១</text:p>
          </table:table-cell>
          <table:table-cell table:style-name="តារាង1.B2" office:value-type="string">
            <text:p text:style-name="P13">រឿ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រក​កល់​ចាស់ ឬ​ចាស់​បន្តិច​ដែរ​ហើយ : គោ​រឿ, ក្រមុំ​រឿ, ដើម​រឿ ។ កិ. វិ. ដែល​ធ្វើ​ឲ្យ​រួញ​ទាប​ទាល​ថយ​ចុះ : អារ​រឿ​សាច់​ឈើ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៧២</text:p>
          </table:table-cell>
          <table:table-cell table:style-name="តារាង1.B2" office:value-type="string">
            <text:p text:style-name="P13">រឿង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និទាន, សេចក្ដី​តំណាល; ដំណើរ; សេចក្ដី; ហេតុ, ការណ៍, ដើម​ហេតុ; ទង​គន្លង; អធិករណ៍ ។ល។ : តំណាល​រឿង; ថ្លែង​រឿង, និយាយ​រឿង;... ។ ចាប់​រឿង ចាប់​ហេតុ, ប្រកាន់​ដំណើរ ។ តែង​រឿង តែង​និទាន​ចេញ​ពី​គំនិត​ឯង ។ បង្ក​រឿង បង្ក​ហេតុ ។ មាន​រឿង មាន​ហេតុ; មាន​អធិករណ៍ ។ រក​រឿង បង្ក​ហេតុ, បង្ក​ជម្លោះ ។ អស់​រឿង អស់​ដំណើរ, អស់​អាថ៌​កំបាំង, អស់​យ៉ាង : លេង​ឲ្យ​អស់​រឿង​ ។ល។ រឿង​តំណាល រឿង​ដែល​គេ​តំណាល​ប្រាប់ ។ រឿង​និទាន​ រឿង​ពិត​ដែល​មាន​ក្នុង​គម្ពីរ​ដីកា, ក្នុង​ប្រវត្តិ​សាស្រ្ត ។ រឿង​បុរាណ​ រឿង​ពី​យូរ​អង្វែង​មក​ហើយ ។ រឿង​ប្រដិដ្ឋ ឬ រឿង​ប្រតិដ្ឋ (--ដិត) រឿង​និទាន ដែល​គេ​លើក​ផ្សំ គឺ​រឿង​ដែល​គេ​តែង​ឡើង​ខ្លួន​ឯង (ហៅ​ថា រឿង​លើក ឬ រឿង​ល្បើក ក៏​បាន) ។ រឿង​ព្រេង រឿង​ដែល​ចាស់​ៗ​ពី​ព្រេង​នាយ​តំណាល​ត​ៗ គ្នា​មក ។ រឿង​ហេតុ ហេតុ​ដែល​កើត​ឡើង​ជា​រឿង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រុងរឿង; ភ្លឺ; ភ្លឺ​ត្រចះ, បំព្រង, ស្រទន់ : ឡើង​សម្បុរ​រឿង, ភ្លឺ​រឿង (ច្រើន​សំដៅ​សេចក្ដី​ថា <text:span text:style-name="T2">“ភ្លឺ​បំព្រង, ភ្លឺ​ស្រទន់”) ។ រឿង​តេជ ឬ​--តេជះ (--ដេច ឬ--ដេជៈ) តេជះ​រុងរឿង ឬ​ដែល​មាន​តេជះ​រុងរឿង ។ រឿង​រង្សី រស្មី​រុងរឿង, រស្មី​ភ្លឺ​ត្រចះ ។ រឿង​រះ រះ​ភ្លឺ​ត្រចះ ។ រឿង​ស្រី សិរី​ដ៏​រុងរឿង​ឬ​ដែល​មាន​សិរី​រុងរឿង ។ រឿង​ឫទ្ធិ ឫទ្ធិ​រុងរឿង​ឬ​ដែល​មាន​ឫ​ទ្ធិ​រុងរឿង (ពាក្យ​ទាំង​នេះ​ច្រើន​តែ​ប្រើ​ក្នុង​កាព្យ) : ព្រះ​ចន្រ្ទ​រឿង​រះ ពន្លឺ​ត្រចះ ចាំង​ត្រូវ​ក្បឿង​ព័ណ៌ ប្រាសាទ​ស្អាង​ស្អាត ព្រោង​ព្រាត​បវរ គួរ​មាន​អំណរ ចង់​គយ​គន់​មើល ។ល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6">រឿង​រះ</text:p>
          </table:table-cell>
        </table:table-row>
        <table:table-row table:style-name="តារាង1.2">
          <table:table-cell table:style-name="តារាង1.A2" office:value-type="string">
            <text:p text:style-name="P11">១០៩៧៣</text:p>
          </table:table-cell>
          <table:table-cell table:style-name="តារាង1.B2" office:value-type="string">
            <text:p text:style-name="P13">រឿងរ៉ាវ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<text:span text:style-name="T20">រាéវ</text:span> អ. ថ. រ៉ាវ់ <text:span text:style-name="T2">“ប្រេះ, ឆា, ស្រាំ”) រឿង​ប្រេះឆា, ដំណើរ​មោះមៃ​នឹង​គ្នា, អធិករណ៍ : កើត​មាន​រឿងរ៉ាវ ។ ប្រើ​យារ​ៗ​មក សំដៅ​សេចក្ដី​ចំពោះ​រឿង​ទាំងពួង​ក៏​បាន : និយាយ​រឿងរ៉ាវ, នាំ​រឿងរ៉ាវ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6"/>
          </table:table-cell>
        </table:table-row>
        <table:table-row table:style-name="តារាង1.2">
          <table:table-cell table:style-name="តារាង1.A2" office:value-type="string">
            <text:p text:style-name="P11">១០៩៧៤</text:p>
          </table:table-cell>
          <table:table-cell table:style-name="តារាង1.B2" office:value-type="string">
            <text:p text:style-name="P13">រឿណរង្គ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ឿនរង់</text:p>
          </table:table-cell>
          <table:table-cell table:style-name="តារាង1.D2" office:value-type="string">
            <text:p text:style-name="P4">ព. ក្ល.</text:p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&lt; រណរង្គ; រណ + រង្គ) សមរភូមិ (ទី​ចម្បាំង) : ស្លាប់​ក្នុង​រឿណរង្គ ។ ប្រើ​យារ​មក​ទៀត សំដៅ​សេចក្ដី​ថា <text:span text:style-name="T2">“ទី​លេង​មហោស្រព; ទី​ប្រជុំ​ធំ​ដែល​មាន​ការ​លេង​ល្បែង​រីករាយ​សប្បាយ” ផង​ក៏​បាន : ល្ខោន​រាំ​កណ្ដាល​រឿណរង្គ; លេង​ល្បែង​ក្នុង​រឿងណរង្គ ។ (ម. ព. រណៈ និង រង្គ ផង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៧៥</text:p>
          </table:table-cell>
          <table:table-cell table:style-name="តារាង1.B2" office:value-type="string">
            <text:p text:style-name="P43">រឿនហ្លួ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45"><text:span text:style-name="T13">(</text:span><text:span text:style-name="T28">រ្ចេឺន</text:span><text:span text:style-name="T13"> អ. ថ. រឿន </text:span><text:span text:style-name="T14">“ផ្ទះ” + ហ្ល្វង អ. ថ. ហ្លួង “ព្រះ​រាជា”) ក្រុម​ឱភាស​</text:span><text:span text:style-name="T17">មន្ត្រី ឬ​ក្រុម​ព្រះ​រាជ​មន្ទីរ : ក្រុម​រឿនហ្លួង, ចាងហ្វាង​រឿនហ្លួង, មន្ត្រី​រឿនហ្លួង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៧៦</text:p>
          </table:table-cell>
          <table:table-cell table:style-name="តារាង1.B2" office:value-type="string">
            <text:p text:style-name="P13">រឿ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 ជា កិ. វិ.</text:p>
          </table:table-cell>
          <table:table-cell table:style-name="តារាង1.D2" office:value-type="string">
            <text:p text:style-name="P5">គ្រឿន; ស្មើ​ៗ; ញយ, ញឹកញយ : អណ្ដែត​រឿយ; ទៅ​មក​តែ​រឿយ, តែង​ឃើញ​រឿយ​ៗ, ពិចារណា​រឿយ​ៗ (បា. ថា បនប្បុនំ, ចាស់​ៗ​ពី​ដើម​ប្រើ​ពាក្យ​នេះ​ខ្លះ​ដែរ : ខ្ញុំ​ធ្លាប់​ទៅ​បុនប្បុនំ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៧៧</text:p>
          </table:table-cell>
          <table:table-cell table:style-name="តារាង1.B2" office:value-type="string">
            <text:p text:style-name="P13">រៀ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ដាក់​តាម​លំដាប់; ធ្វើ​ឲ្យ​ត្រូវ​លំដាប់, ឲ្យ​ត្រូវ​របៀប, ឲ្យ​ត្រូវ​ជួរ, ឲ្យ​ជា​ជួរ : រៀង​លេខ, ដាក់​រៀង​គ្នា, ឈរ​រៀង​គ្នា, ដើម​ឈើ​ដុះ​រៀង​គ្នា ។ ប្រែ​រៀង​សេចក្ដី ប្រែ​ពី​ភាសា​មួយ​មក​ជា​ភាសា​ដទៃ​រៀង​សេចក្ដី​មិន​ឲ្យ​លើស​មិន​ឲ្យ​ខ្វះ ។ ដែល​ត​ៗ​គ្នា​តាម​លំដាប់; ដរាប : រៀង​តាម​ផ្លូវ; តែង​មាន​រៀង​មក ។ រាល់, សព្វ, គ្រប់ : រៀង​ខ្លួន រាល់​ខ្លួន, សព្វ​ខ្លួន ។ រៀង​រាល់​ថ្ងៃ រាល់​ថ្ងៃ​ជា​ដរាប ។ រៀង​រាប រៀង​ដរាប ។ រៀង​រាយ រាយ​តាម​លំដាប់ ។ គុ. លេខ​រៀង លេខ​ដែល​រៀង​តាម​លំដាប់​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ៀង​រាប </text:p>
            <text:p text:style-name="P5">រៀង​រាយ </text:p>
            <text:p text:style-name="P5"><text:s/></text:p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៧៨</text:p>
          </table:table-cell>
          <table:table-cell table:style-name="តារាង1.B2" office:value-type="string">
            <text:p text:style-name="P13">រៀ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សិក្សា, ខំ​សង្កេត​ឲ្យ​ចេះ, ទទួល​យក​ចំណេះ; ហាត់, ហ្វឹក : រៀន​អក្សរ, រៀន​ចំណេះ, រៀន​ធ្វើ​ការ ។ រៀន​សូត្រ ឬ សូត្រ​រៀន រៀន​ដោយ​ទន្ទេញ, ដោយ​ស្វាធ្យាយ ឲ្យ​ចង​ចាំ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</text:p>
          </table:table-cell>
        </table:table-row>
        <table:table-row table:style-name="តារាង1.2">
          <table:table-cell table:style-name="តារាង1.A2" office:value-type="string">
            <text:p text:style-name="P11">១០៩៧៩</text:p>
          </table:table-cell>
          <table:table-cell table:style-name="តារាង1.B2" office:value-type="string">
            <text:p text:style-name="P13">រៀប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មាន​របៀប, ចាត់​របៀប : រៀប​ផ្ទះ, រៀប​ស្រុក ។ តែង, តាក់តែង; ប្រុង​ចាំ : រៀប​ខ្លួន (តែង​ខ្លួន ឬ​ប្រុង​ខ្លួន​ចាំ) ។ ចាត់​ការ​ធ្វើ​អាពាហ៍​ពិពាហ៍​ឲ្យ​តាម​របៀប : រៀប​កូន​ឲ្យ​មាន​ផ្ទះ​សម្បែ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32"><text:span text:style-name="T8">ទៀប, ហៀប, ជិត, រក​កល់; ទៀប​នឹង,... រក​កល់​នឹង, ស្ទើរ​នឹង : </text:span><text:span text:style-name="T17">រៀប​ស្លាប់; រៀប​លា​គ្នា; រៀប​នឹង​ទៅ, រៀប​នឹង​បាន, រៀប​នឹង​ដល់ ។</text:span><text:span text:style-name="T8"> </text:span></text:p>
          </table:table-cell>
          <table:table-cell table:style-name="តារាង1.D2" office:value-type="string">
            <text:p text:style-name="P4">រៀប​នឹង</text:p>
          </table:table-cell>
          <table:table-cell table:style-name="តារាង1.I2" office:value-type="string">
            <text:p text:style-name="P9"/>
          </table:table-cell>
        </table:table-row>
        <table:table-row table:style-name="តារាង1.2">
          <table:table-cell table:style-name="តារាង1.A2" office:value-type="string">
            <text:p text:style-name="P11">១០៩៨០</text:p>
          </table:table-cell>
          <table:table-cell table:style-name="តារាង1.B2" office:value-type="string">
            <text:p text:style-name="P13">រៀបច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ៀប​ឲ្យ​ត្រឹមត្រូវ, ឲ្យ​ចុះ​របៀប, ឲ្យ​ត្រូវ​បែប : រៀប​ចំ​ផ្ទះ, រៀប​ចំ​សេចក្ដី, រៀប​ចំ​ខ្លួន​ប្រាណ ។ ចាត់​ការ​ធ្វើ​អាពាហ៍​ពិពាហ៍​ឲ្យ​ដោយ​ត្រឹមត្រូវ​តាម​របៀប : រៀប​ចំ​កូន​ចៅ​ឲ្យ​មាន​ផ្ទះ​សម្បែ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៨១</text:p>
          </table:table-cell>
          <table:table-cell table:style-name="តារាង1.B2" office:value-type="string">
            <text:p text:style-name="P13">រៀបរ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ប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៨២</text:p>
          </table:table-cell>
          <table:table-cell table:style-name="តារាង1.B2" office:value-type="string">
            <text:p text:style-name="P13">រៀបរ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មាន​របៀប​ល្អ, មាន​សណ្ដាប់​ឆ្នាប់​ត្រឹម​ត្រូវ, ចុះ​បែប, ចុះ​របៀប, មាន​របៀប​ត្រូវ​គ្នា; សុភាព: ស្រុក​រៀប​រយ, ប្រទេស--, បណ្តា​រាស្រ្ត--, សម្ដី--, របៀប-- ។ ប្រើ​ជា កិ. វិ. ក៏​បាន : ដាក់​ឲ្យ​រៀប​រយ ដាក់​ឲ្យ​ត្រូវ​របៀប, ឲ្យ​ចុះ​របៀប ។ <text:s/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៨៣</text:p>
          </table:table-cell>
          <table:table-cell table:style-name="តារាង1.B2" office:value-type="string">
            <text:p text:style-name="P13">រៀបរាប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ាប់​រៀប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៨៤</text:p>
          </table:table-cell>
          <table:table-cell table:style-name="តារាង1.B2" office:value-type="string">
            <text:p text:style-name="P13">រៀបរៀ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មាន​របៀប​រៀង​គ្នា, ដាក់​រៀង​តាម​របៀប : រៀប​រៀង​តាម​លំដាប់, ដាក់​ឲ្យ​រៀប​រៀង​គ្នា ។ ស្រង់​សេចក្ដី​ពី​នេះ​ខ្លះ ពី​នោះ​ខ្លះ​ មក​ចង​ក្រង​រៀប​ជា​របៀប (មិន​មែន​ប្រែ​ឬ​តែង​ខ្លួន​ឯង) : សៀវភៅ​នេះ​ដែល​លោក​គ្រូ​ខ្ញុំ​រៀប​រៀ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៨៥</text:p>
          </table:table-cell>
          <table:table-cell table:style-name="តារាង1.B2" office:value-type="string">
            <text:p text:style-name="P13">រៀ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. ស. បង) : ព្រះ​រៀម, សម្ដេច​ព្រះ​រៀម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៨៦</text:p>
          </table:table-cell>
          <table:table-cell table:style-name="តារាង1.B2" office:value-type="string">
            <text:p text:style-name="P13">រៀម​ច្បង 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ជន​ដែល​ជា​ចម្បង​ក្នុង​ត្រកូល ឬ​ក្នុង​ពួក​នីមួយ; ច្រើន​និយាយ​ថា ត្រកូល​រៀម​ច្បង រៀម​ច្បង​ក្នុង​ត្រកូល; ចាស់​ទុំ​រៀម​ច្បង រៀម​ច្បង​ដែល​ជា​ចាស់​ព្រឹទ្ធាចារ្យ; ឬ​ថា ចាស់​ព្រឹទ្ធាចារ្យ​ត្រកូល​រៀម​ច្បង (ម. ព. ព្រឹទ្ធាចារ្យ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៨៧</text:p>
          </table:table-cell>
          <table:table-cell table:style-name="តារាង1.B2" office:value-type="string">
            <text:p text:style-name="P13">រៀរ៉ា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(រើ្យរាយ ឬ <text:span text:style-name="T20">រេ់្យ</text:span>-- អ. ថ. រៀរ៉ាយ) ដែល​រាត់​រាយ, ខ្ចាត់​ខ្ចាយ, រតាត់រតាយ, រោយ​រាយ : ដាក់​ចោល​រៀរ៉ាយ; របស់​រៀរ៉ាយ (មាន​ប្រើ​ខ្លះ​តែ​ក្នុង​កាព្យ​ឃ្លោ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 text:c="2"/>រោយ​រាយ</text:p>
          </table:table-cell>
        </table:table-row>
        <table:table-row table:style-name="តារាង1.2">
          <table:table-cell table:style-name="តារាង1.A2" office:value-type="string">
            <text:p text:style-name="P11">១០៩៨៨</text:p>
          </table:table-cell>
          <table:table-cell table:style-name="តារាង1.B2" office:value-type="string">
            <text:p text:style-name="P13">រៀរ៉ៃ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រើ្យរៃ ឬ <text:span text:style-name="T20">រេ់្យ</text:span>-- អ. ថ. រៀរ៉ៃ) អង្គាស​ប្រាក់​កាស​ជាដើម យក​តាម​ស្ម័គ្រ​ចិត្ត​របស់​អ្នក​ចូល : រៀរ៉ៃ​ប្រាក់​ធ្វើ​បុណ្យ ។ ប្រើ​ជា គុ. ក៏​បាន : ប្រាក់​រៀរ៉ៃ, កថិន​រៀរ៉ៃ (ច្រើន​ប្រើ​តែ​ខាង​ខែត្រ​បាត់ដំប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៨៩</text:p>
          </table:table-cell>
          <table:table-cell table:style-name="តារាង1.B2" office:value-type="string">
            <text:p text:style-name="P13">រៀល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ភ្លាត់​កៃ, ភ្លាត់​គន្លឹះ, ជ្រុល​រអិល​ទៅ : កៃ​កាំភ្លើង​រៀល ។ គុ. ដែល​មាន​ចួន​រណ្ដំ​ពី​មួយ​ទៅ​មួយ​ត​ៗ​គ្នា​រាល់​ឃ្លា : ពាក្យ​រៀល, ដូច​ជា : ចេះ​មិន​ឈ្នះ​ចង់, ត្រង់​មិន​ឈ្នះ​ទាល់, កល​មិន​ឈ្នះ​គិត, ឫទ្ធិ​មិន​ឈ្នះ​រោគ, លោក​មិន​ឈ្នះ​លាញ, ទាញ​មិន​ឈ្នះ​ទៅ, នៅ​មិន​ឈ្នះ​នាង, រាង​មិន​ឈ្នះ​រាគ, លាក​មិន​ឈ្នះ​លោភ, ល្មោភ​មិន​ចេះ​ល្មម, ព្រម​មិន​ឈ្នះ​ព្រេង (ពាក្យ​ឧកញ៉ា​សុត្តន្ត​ប្រីជា អិន បាត់ដំបង; មាន​អត្ថន័យ​រាក់​ៗ​ដែរ​ទេ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ហ្រើ្យញ ឬ ហ្រេ្យញ អ. ថ. ហ្រៀន; ល. ហ្យ្លន អ. ថ. ហ្លៀន; ហិរណ្យ; ហិរញ្ញ <text:span text:style-name="T2">“ប្រាក់; មាស​ប្រាក់; ទ្រព្យ”) ប្រាក់​សណ្ឋាន​មូល​សំប៉ែត មាន​រូប​និង​អក្សរ​ជា​សម្គាល់ បោះ​សម្រាប់​ប្រើ​ចាយ​ក្នុង​នានា​ប្រទេស មាន​តម្លៃ​ឡើង​ចុះ​មិន​ទៀង; ប៉ុន្តែ​ក្នុង​ប្រទេស​ឥណ្ទូចិន​មាន​តម្លៃ ១០០ សេន​ជា​កំណត់ : ប្រាក់​រៀល, អាវ​នេះ​ថ្លៃ​ ៥ រៀល ។ សូម្បី​ធន​បត្រ​តម្លៃ ១០០ សេន ដែល​ប្រើ​ចាយ​ជា​ជំនួស​សាច់​ប្រាក់​ក្នុង​សម័យ​នេះ ក៏​ហៅ​ថា រៀល ដែរ : ធន​បត្រ ១ រៀល, ធន​បត្រ ៥ រៀល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ត្រី​ស្រកា​មួយ​ប្រភេទ មាត្រ​តូច​សម្បុរ-ស រាង​ខ្លី​សំប៉ាត ជា​ពួក​ត្រី​លេញ : ផ្អក​ត្រី​រៀល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៩០</text:p>
          </table:table-cell>
          <table:table-cell table:style-name="តារាង1.B2" office:value-type="string">
            <text:p text:style-name="P13">រៀវ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ធំ​ខាង​គល់ តូច​ខាង​ចុង​បន្តិច​ៗ​តាម​លំដាប់​រហូត​ទៅ : រាង​រៀវ, រំពាក់​រៀ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ាង​រៀវ</text:p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៩១</text:p>
          </table:table-cell>
          <table:table-cell table:style-name="តារាង1.B2" office:value-type="string">
            <text:p text:style-name="P13">រេ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2"><text:span text:style-name="T17">ងាក, បែរ រឿយ​ៗ : រេ​ខ្លួន, រេ​គំនិត, រេ​ចុះ​រេ​ឡើង, ខ្លែង​រេ​តាម​ខ្យល់ ។</text:span><text:span text:style-name="T8"> រេ​រក រក​ដោយ​រេ​គំនិត, ដោយ​លៃ​លក ។ រេ​រង់ រេ​ចុះ​រេ​ឡើង​រង់​ចាំ (វេវ. រារង់) ។ រេ​រា រា​ចុះ​រា​ឡើង​បង្អែ​បង្អង់ : ឈរ​រេ​រា ។ រេ​តាម​ខ្យល់ (ព. ប្រ.) ងាក​គំនិត​តាម​តែ​គេ​បំបែរ (ប្រៀប​ដូច​ខ្លែង​ដែល​រេ​តាម​ខ្យល់) ។ រិះ​រេ (ម. ព. រិះ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េ​រង់ </text:p>
            <text:p text:style-name="P5">រេ​រា </text:p>
            <text:p text:style-name="P5">រិះ​រេ </text:p>
          </table:table-cell>
        </table:table-row>
        <table:table-row table:style-name="តារាង1.2">
          <table:table-cell table:style-name="តារាង1.A2" office:value-type="string">
            <text:p text:style-name="P11">១០៩៩២</text:p>
          </table:table-cell>
          <table:table-cell table:style-name="តារាង1.B2" office:value-type="string">
            <text:p text:style-name="P13">រ៉េ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5">ដែល​មាន​សន្ទុះ​យ៉ាង​រហ័ស (ច្រើន​និយាយ​​ចំពោះ​សត្វ​វារ​តូច​ៗ មាន​ជាស​និង​ថ្លែន​ជាដើម) : ជាស​រត់​រ៉េ​ចូល​រន្ធ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៩៣</text:p>
          </table:table-cell>
          <table:table-cell table:style-name="តារាង1.B2" office:value-type="string">
            <text:p text:style-name="P13">រេខ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្នាម; គំនូស; បន្ទាត់, ស្នាម​បន្ទាត់; តារាង​ដែល​គូស ។ រេខា​បត្រ (--ប័ត) ក្រដាស​មាន​បន្ទាត់ ។ល។ <text:s/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៩៤</text:p>
          </table:table-cell>
          <table:table-cell table:style-name="តារាង1.B2" office:value-type="string">
            <text:p text:style-name="P13">រេ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ដាច់​របេះ​ខ្លះ​បន្តិច​ៗ, ដែល​ស្ទែះ​បន្តិច​ៗ : ឆ្នាំង​ដី​រេច​មាត់, សំពត់​រេច​ជាយ ។ រេច​រឹល ឬ រឹល​រេច ដែល​រឹល​នៅ​ខ្លី​ៗ ដុះ​លូត​លាស់​មិន​រួច : ស្មៅ​រេច​រឹល​ៗ ព. ប្រ. ដែល​ហិន​ហោច​ចម្រើន​មិន​រួច​ : ការ​ងារ​រេច​រឹល, ជំនួញ​រេច​រឹល ។ កិ. វិ. ដែល​នៅ​តែ​ក្នុង​ទី​មួយ​អស់​កាល​យូរ : នៅ​រេច​រឹល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េច​រឹល</text:p>
            <text:p text:style-name="P5"><text:s/>រឹល​រេច </text:p>
          </table:table-cell>
        </table:table-row>
        <table:table-row table:style-name="តារាង1.2">
          <table:table-cell table:style-name="តារាង1.A2" office:value-type="string">
            <text:p text:style-name="P11">១០៩៩៥</text:p>
          </table:table-cell>
          <table:table-cell table:style-name="តារាង1.B2" office:value-type="string">
            <text:p text:style-name="P13">រេចក​</text:p>
            <text:p text:style-name="P13">ភេសជ្ជៈ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េចៈកៈ </text:p>
            <text:p text:style-name="P4">ភេស័ចជៈ 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េចក) ថ្នាំ​បញ្ចុះ​ឲ្យ​បាត់​ទល់​អាចម (ហៅ​ថា វិរេចក​ភេសជ្ជៈ ឬ--ភៃសជ្យ ក៏​បាន ។ ម. ព. ភេសជ្ជៈ ផង) ។</text:p>
          </table:table-cell>
          <table:table-cell table:style-name="តារាង1.D2" office:value-type="string">
            <text:p text:style-name="P4">--ភៃសជ្យ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៩៦</text:p>
          </table:table-cell>
          <table:table-cell table:style-name="តារាង1.B2" office:value-type="string">
            <text:p text:style-name="P13">រេចន​កម្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េចៈ ន៉ៈ ក័ម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េចន) ការ​បញ្ចុះ​ថ្នាំ​ឲ្យ​បាត់​ទល់​អាចម : ធ្វើ​រេចន​កម្ម (ហៅ វិរេចន​កម្ម ក៏​បាន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៩៧</text:p>
          </table:table-cell>
          <table:table-cell table:style-name="តារាង1.B2" office:value-type="string">
            <text:p text:style-name="P13">រេ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ទេញ, ក្រិស លូត​លាស់​ចម្រើន​មិន​រួច : សន្ទូង​រេញ, រាង​រេញ ។ ដែល​មាន​ថ្នាំង​ញឹក : ឫស្សី​ថ្នាំង​រេញ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៩៨</text:p>
          </table:table-cell>
          <table:table-cell table:style-name="តារាង1.B2" office:value-type="string">
            <text:p text:style-name="P13">រេញ​ៗ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ក្នុង ព. រិញ​ៗ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០៩៩៩</text:p>
          </table:table-cell>
          <table:table-cell table:style-name="តារាង1.B2" office:value-type="string">
            <text:p text:style-name="P13">រេណុ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នុ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េណុ)លំអង, ល្អង; លម្អិត; ផង់; ធូលី; កេសរ​ផ្កា (ព. កា.) : រី​ហ្វូង​កន្លង់ ហើយ​ត្រាច់​តម្រង់ បុប្ផា​រេណូ នៅ​ជិត​អាស្រម ឮ​សូរ​អ៊ូ​ៗ ឥសី​ជា​គ្រូ ចង្រ្កម​ទៅ​មក ។ </text:p>
          </table:table-cell>
          <table:table-cell table:style-name="តារាង1.D2" office:value-type="string">
            <text:p text:style-name="P4">រេណូ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០</text:p>
          </table:table-cell>
          <table:table-cell table:style-name="តារាង1.B2" office:value-type="string">
            <text:p text:style-name="P13">រេប័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បុ័ស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េប, រេបស៑) ទាប, ថោក; ថោក​ទាប, ថោក​ថយ, ថយ​ថោក; កាច, កោង​កាច, អាក្រក់, គំរក់, ជួជាតិ; កំណាញ់ : មនុស្ស​រេប័ស, របស់​រេប័ស, ចិត្ត​រេប័ស (ព. កា.) : រី​ជន​រេប័ស កាច​ឃោរឃៅ​ណាស់ ចាស់​ស្ដី​មិន​ស្ដាប់ វា​ធ្វើ​អ្វី​ៗ បំពាន​លើ​ច្បាប់ ខុស​ចាក​តម្រាប់​ សណ្ដាប់​ភូមិ​ស្រុ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១</text:p>
          </table:table-cell>
          <table:table-cell table:style-name="តារាង1.B2" office:value-type="string">
            <text:p text:style-name="P13">រេផៈ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េផ) អក្សរ រ; ពាក្យ ។ ឈ្មោះ​វណ្ណយុត្ត​មួយ​ប្រភេទ​មាន​រូប​សណ្ឋាន​ដូច្នេះ <text:span text:style-name="T20">(៌)</text:span> សម្រាប់​ប្រើ​ក្នុង​ភាសា​សំស្រ្កឹត ដាក់​លើ​អក្សរ​តួ​ចុង​ឲ្យ​អក្សរ​តួ​ដើម​បន្ទាត់​នោះ​មាន​សូរ​សំឡេង​ញ័រ, ដូច​ជា : ទុគ៌ត, ទុព៌ល, បព៌ត ជាដើម (ម. ក្នុង ព. របាទ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២</text:p>
          </table:table-cell>
          <table:table-cell table:style-name="តារាង1.B2" office:value-type="string">
            <text:p text:style-name="P13">រេព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ពល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មើល​ក្នុង​ពាក្យ រេហ៍​ព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៣</text:p>
          </table:table-cell>
          <table:table-cell table:style-name="តារាង1.B2" office:value-type="string">
            <text:p text:style-name="P13">រេរង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េ) ។</text:p>
          </table:table-cell>
          <table:table-cell table:style-name="តារាង1.D2" office:value-type="string">
            <text:p text:style-name="P4">រេរា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៤</text:p>
          </table:table-cell>
          <table:table-cell table:style-name="តារាង1.B2" office:value-type="string">
            <text:p text:style-name="P13">រេ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ជ្រុលជ្រាល អំពី​គំនរ, អំពី​ពំនូក; ទ្រេល; រណែល : ពំនូក​ចំបើង​រេល, គំនរ​ឧស​រេល; ដួល​រេល, ផ្លែ​ស្វាយ​ជ្រុះ​រេល ។ ន. ពំនូក ឬ​គំនរ ដែល​ទ្រេល : ចំបើង​មួយ​រេល, ផ្លែ​ស្វាយ​មួយ​រេ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៥</text:p>
          </table:table-cell>
          <table:table-cell table:style-name="តារាង1.B2" office:value-type="string">
            <text:p text:style-name="P13">រ៉េវ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5">(រេ៏វ អ. ថ. រ៉ិវ) ឆាប់, រហ័ស, ភ្លាម, ភ្លែត : រត់​រ៉េវ, ដើរ​លឿន​រ៉េវ, ដើរ​រ៉េវ​ៗ ។ ន. ទំហឹង​រហ័ស : រត់​មួយ​រ៉េវ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៦</text:p>
          </table:table-cell>
          <table:table-cell table:style-name="តារាង1.B2" office:value-type="string">
            <text:p text:style-name="P13">រេវត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េវៈតី ឬ--ដី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ផ្កាយ​ឫក្ស​ទី ២៧ មាន​ពួក​ផ្កាយ ៣២ ដួង​ប្រជុំ​គ្នា មាន​សណ្ឋាន​ស្រដៀង​នឹង​រាង​សម្ភោរ : ឫក្ស​រេវតី, ផ្កាយ​រេវតី ឬ រេវតី​នក្សត្រ (ព. ហ.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៧</text:p>
          </table:table-cell>
          <table:table-cell table:style-name="តារាង1.B2" office:value-type="string">
            <text:p text:style-name="P13">រេហ៍​ព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េពល់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ិហ, រី <text:span text:style-name="T2">“បៀត​បៀន, ពិឃាត”, រិហ &gt; រេហ, រី &gt; រេ ?; ពល “កម្លាំង, ពល”; បើ​ផ្សំ​ដោយ​សន្មត​ជា រេហ​ពល ឬ រេ​ពល “កម្លាំង​បៀត​បៀន; ពល​អ្នក​បៀត​បៀន​ឬ​អ្នក​ពិឃាត”) ពួក​យោធា, ពួក​ទាហាន, កង​ទ័ព : កែន​រេហ៍​ពល, លើក​រេហ៍​ពល​ទៅ​ច្បាំង ។ ប្រើ​ជា រេ​ពល ក៏​បាន (&lt; រី &gt; រេ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៨</text:p>
          </table:table-cell>
          <table:table-cell table:style-name="តារាង1.B2" office:value-type="string">
            <text:p text:style-name="P13">រេ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ក្នុង ព. រែ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០៩</text:p>
          </table:table-cell>
          <table:table-cell table:style-name="តារាង1.B2" office:value-type="string">
            <text:p text:style-name="P13">រ៉េះ​ៗ 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ស្ដើង​ស្ដួច​ណាស់, ដែល​តិច​តួច​ស្ដើង​ស្ដួច​ក្រៃ​ពេក; ដែល​ខ្សោយ​ណាស់: ធ្វើ​ការ​រ៉េះ​ៗ; គ្នា​តិច​រ៉េះ​ៗ, កម្លាំង​រ៉េះ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១០</text:p>
          </table:table-cell>
          <table:table-cell table:style-name="តារាង1.B2" office:value-type="string">
            <text:p text:style-name="P13">រ៉ែ​ៗ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យក​ប្រដាប់​ធ្វើ​ដោយ​ដែក​វាយ​ចុច​សង្កត់ ឬ ចោះ​ទម្លុះ​បន្ទះ ឬ​សន្លឹក​ស្ដើង​មាន​ស្ពាន់​ក្រាប់ និង​ក្រដាស​ជាដើម ឲ្យ​ទ្រុឌ​ឬ​ឲ្យ​ធ្លុះ​ជា​ក្បាច់​ឬ​ជា​ស្នាម, ជា​ប្រហោង : រ៉ែ​ក្បាច់​ភ្នែក​មាន់, រ៉ែ​សំបុត្រ​បង្កាន់​ដៃ, ហែក​ចុង​បង្កាន់​ដៃ​តាម​ស្នាម​រ៉ែ ។ ក្រដាស​រ៉ែ ក្រដាស​ដែល​ចោះ​ទម្លុះ​ញឹក​ៗ​ជា​ខ្សែ សម្រាប់​ហែក​បាន​ដោយ​ងាយ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<text:span text:style-name="T20">េរេ</text:span> អ. ថ. រ៉ែ) លោហ​ធាតុ​ផ្សេង​ៗ​កើត​នៅ​ក្នុង​ដី ដែល​ជីក​គាស់​យក​មក​រម្លាយ​សម្រាំង​យក​តែ​សាច់​បាន​ជា​លោហ​ជាតិ​តាម​កំណើត​ដើម : រ៉ែ​សំណ, រ៉ែ​ស្ពាន់, រ៉ែ​ដែក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រ៉ែ​សំណ</text:p>
            <text:p text:style-name="P5"><text:s/>រ៉ែ​ស្ពាន់</text:p>
            <text:p text:style-name="P5"><text:s/>រ៉ែ​ដែក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5">សូរ​ឮ​ញ័រ​ស្អា : កណ្តៀរ​ស៊ី​ស្លឹក​ត្នោត​ឮ​រ៉ែ, សំឡេង​រ៉ែ, សូរ​រ៉ែ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១១</text:p>
          </table:table-cell>
          <table:table-cell table:style-name="តារាង1.B2" office:value-type="string">
            <text:p text:style-name="P13">រែក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នាំ​យក​អ្វី​ៗ​ដែល​ពាក់​ព្យួរ​នៅ​ចុង​ដង​រែក​មាន​ទម្ងន់​ស្មើ​ភាគ​គ្នា​ទាំង​ពីរ​ខាង ដោយ​ដាក់​ដង​រែក​លើ​ស្មា​ម្ខាង : រែក​ឧស, រែក​អង្ករ ។ ព. ប្រ. មិន​លម្អៀង​ទៅ​រក​ម្ខាង​ៗ : ធ្វើ​ជា​ឥស្សរ​ជន​ត្រូវ​រែក​កុំ​ពុន; ចៅក្រម​ជម្រះ​ក្ដី​រែក ។ រះ​ទាំង​ពីរ​ខាង : ស៊ី​រែក, និយាយ​រែក, ធ្វើ​ការ​រែ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ល្បែង​មួយ​ប្រភេទ ស្រដៀង​នឹង​ចត្រង្គ ខុស​គ្នា​តែ​ឈ្មោះ​កូន និង​ការ​ឈ្នះ​ចាញ់, មាន​បែប​ឲ្យ​ស៊ី​រែក​ទាំង​ពីរ​ខាង ឬ​បើ​អ្នក​ម្ខាង​ទាល់​ច្រក ត្រូវ​អ្នក​ម្ខាង​កៀរ​ក្រសោប​ស៊ី​បាន​ទាំងអស់ : លេង​រែក (ជា​ល្បែង​សម្រាប់​ពួក​ទាហាន​ដូច ចត្រង្គ ដែរ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១២</text:p>
          </table:table-cell>
          <table:table-cell table:style-name="តារាង1.B2" office:value-type="string">
            <text:p text:style-name="P13">រែង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ចង​ក្រង​ឲ្យ​កើត​បាន​ជា​របែង : រែង​រនាប, រែង​ព្រួល ។ ចាប់​គ្រលែង​អង្រង់​ឲ្យ​លេច​ជ្រុះ​ចេញ​តាម​ប្រហោង​ច្រែង​ឬ​កាតៅ​ជាដើម : រែង​អង្ករ, រែង​ដី​ខ្សាច់, រែង​ម្ស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 ជា កិ. នុ.</text:p>
          </table:table-cell>
          <table:table-cell table:style-name="តារាង1.D2" office:value-type="string">
            <text:p text:style-name="P5">រមែង, តែង : រមែង​តែ, តែង​តែ, ធ្លាប់​តែ, ច្រើន​តែ, សឹង​តែ : អ្នក​លក់​រែង​ចង់​បាន​ចំណេញ អ្នក​ទិញ​រែង​តែ​ចង់​បាន​ថោក ។ ច្រើន​ប្រើ​ក្នុង​កាព្យ​ជាង​ពាក្យ​រាយ : ខ្លៅ​រែង​ស្អប់​ប្រាជ្ញ នា​អ្នក​ខ្លួន​ខ្លាច រែង​ធ្វើ​ជា​ហ៊ាន ខ្សត់​ខ្សោយ​ស្មុត​ទ្រុឌ រែង​ធ្វើ​ជា​មាន អ្នក​ឥត​សន្ដាន រែង​មើល​ងាយ​គេ ។ (សាស្រ្ដា​ច្បាប់​រាជ​នេតិ) ។ </text:p>
          </table:table-cell>
          <table:table-cell table:style-name="តារាង1.D2" office:value-type="string">
            <text:p text:style-name="P4">រែង​តែ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១៣</text:p>
          </table:table-cell>
          <table:table-cell table:style-name="តារាង1.B2" office:value-type="string">
            <text:p text:style-name="P13">រ៉ែង​ៗ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5">ដែល​ពុះ​បន្តិច​ៗ​ព្រោះ​ដុត​ភ្លើង​មិន​ដល់ : ទឹក​ពុះ​រ៉ែង​ៗ ។ ដែល​រាក់​ហើយ​ហូរ​បន្តិច​ៗ : ទឹក​ហូរ​រ៉ែង​ៗ ។ ព. ប្រ. <text:s/>ដែល​ធ្វើ​ការ​រវើក​ៗ​ស្បើយ​ៗ : ធ្វើ​ការ​រ៉ែង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១៤</text:p>
          </table:table-cell>
          <table:table-cell table:style-name="តារាង1.B2" office:value-type="string">
            <text:p text:style-name="P13">រ៉ែ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ជូរ​ជ្រេញ​ខ្លាំង, ជូរ​គ្រែត : អម្ពិល​ជូរ​រ៉ែត ។ ព. ប្រ. មុខ​ជូរ​រ៉ែត​មុខ​ជូរ​ខ្លាំង, មុខ​ជូរ​គ្រែត (ម. ព. មុខ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១៥</text:p>
          </table:table-cell>
          <table:table-cell table:style-name="តារាង1.B2" office:value-type="string">
            <text:p text:style-name="P13">រ៉ែរ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(រីរ្ច ឬ រី​ៗ រ្ច​ៗ អ. ថ.--រ៉) រារង់, បង្អែបង្អង់​ចាំ, បង្គីបង្គា : រ៉ែរ៉​ចាំ; ដើរ​រ៉ែរ៉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១៦</text:p>
          </table:table-cell>
          <table:table-cell table:style-name="តារាង1.B2" office:value-type="string">
            <text:p text:style-name="P13">រែ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ជ្រែះ, ធ្វើ​ឲ្យ​ដាច់ ឲ្យ​របេះ បន្តិច​ៗ ដោយ​ដែក​មាន​មុខ​មុត : រែះ​ប្រហោង​ដុំ​រទេះ, យក​ពន្លាក​រែះ​សាច់​ឈើ ។</text:p>
          </table:table-cell>
          <table:table-cell table:style-name="តារាង1.D2" office:value-type="string">
            <text:p text:style-name="P4">រេះ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១៧</text:p>
          </table:table-cell>
          <table:table-cell table:style-name="តារាង1.B2" office:value-type="string">
            <text:p text:style-name="P13">រៃ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ច្រាក​ប្រាក់​កាស​​ឬ​វត្ថុ​អ្វី​ៗ​ឲ្យ​ចេញ​រាល់​គ្នា​មាន​កំណត់​ឬ​ឲ្យ​ចេញ​ស្មើ​ភាគ​គ្នា : រៃ​ប្រាក់​ជួយ​សង្រ្គោះ​ពួក​មនុស្ស​ទ័ល​ក្រ, រៃ​អង្ករ​យក​ពី​ម្នាក់​ៗ​មួយ​ចាន​គោម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ុខុម​សត្វ​មួយ​ប្រភេទ មាន​ស្លាប, នៅ​អាស្រ័យ​នឹង​ដើម​ឈើ​ខ្ពស់​ៗ, យំ​បញ្ចេញ​សូរ​សព្ទ​ឮ​ហួស​មាត្រ, រៃ​មាន ២ ប្រភេទ​គឺ រៃ​បាយ ឬ​រៃ​ចង្រ្កង់ យំ​ឮ​សូរ​ស្អា​មិន​សូវ​រំពង; រៃ​កណ្ដឹង យំ​លាន់​ឮ​រំពង​រន​រន្ថាន់​ស្រដៀង​នឹង​សូរ​កណ្ដឹង គួរ​ឲ្យ​ស្រណោះ (សំ. រៃ ជា កិ. <text:span text:style-name="T2">“បញ្ចេញ​សំឡេង​លាន់​កង​រំពង”; ន. “សំឡេង​លាន់​កង​រំពង; ទ្រព្យ ”; គួរ​នឹង​យល់​ថា បាន​ជា​បុព្វ​បុរស​របស់​យើង​ហៅ​សុខុម​សត្វ​នេះ​ថា រៃ ដោយ​ហេតុ​វា​យំ​បញ្ចេញ​សូរ​សព្ទ​លាន់​កង​រំពង​ហួស​មាត្រ (?), ប៉ុន្តែ​នឹង​កំណត់​តាម​ន័យ​នេះ​ថា​ជា​ការ​ពិត​ពុំ​បាន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ៃ​បាយ</text:p>
            <text:p text:style-name="P5">រៃ​កណ្ដឹង</text:p>
          </table:table-cell>
        </table:table-row>
        <table:table-row table:style-name="តារាង1.2">
          <table:table-cell table:style-name="តារាង1.A2" office:value-type="string">
            <text:p text:style-name="P11">១១០១៨</text:p>
          </table:table-cell>
          <table:table-cell table:style-name="តារាង1.B2" office:value-type="string">
            <text:p text:style-name="P13">រ៉ៃ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ៃ អ. ថ. រ៉ៃ <text:span text:style-name="T2">“រឹម​សក់, ជាយ;”) ព្រុយ​សក់​ស្ត្រី ដែល​កាត់​ទុក​ឲ្យ​សល់​ត្រង់​សៀត​ផ្កា​ទាំង​ពីរ​ខាង​ដុះ​វែង​ចុះ​មក សម្រាប់​ចាប់​សៀត​ត្រចៀក, រាប់​ថា​ជា​លម្អ​តាម​សម័យ​និយម : កាត់​សក់​ទុក​រ៉ៃ, ដក​ជុក​ទុក​រ៉ៃ (ប្រើ​តែ​ក្នុង​រាជ្យ​ពី​ដើម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<text:span text:style-name="T20">រៃ់ </text:span>អ. ថ. រ៉ៃ <text:s/><text:span text:style-name="T2">“ចម្ការ; ចំនួន​ទី​ដី ៤ ងារ...”) ចំនួន​ផ្ទៃ​ដី ៤ ងារ​គឺ ២០ ព្យាម ៤ ជ្រុង​ត្រូវ​ជា ៤០០ ព្យាម​ក្រឡា (៤០០ ព្យាម​ការ៉េ) ឬ ៤០ ម៉ែត្រ ៤ ជ្រុង​ត្រូវ​ជា ១.៦០០ ម៉ែត្រ​ការ៉េ : ដី​មួយ​រ៉ៃ (ប្រើ​តែ​ក្នុង​ខែត្រ​បាត់ដំបង, សៀមរាម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១៩</text:p>
          </table:table-cell>
          <table:table-cell table:style-name="តារាង1.B2" office:value-type="string">
            <text:p text:style-name="P13">រៃ​ទឹ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ើ​តូច​មួយ​ប្រភេទ ដុះ​ក្នុង​ទឹក​ដែល​មាន​ដី​ខ្សាច់ ឬ​ថ្ម​លាយ​បែក​ជា​គុម្ព​តូច​ធំ; គេ​ច្រើន​យក​ឫស​ប្រើ​ជា​ថ្នាំ​ចាញ់ (ថ្នាំ​ស្ងោរ​ផឹក​រម្ងាប់​រោគ​ចាញ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២០</text:p>
          </table:table-cell>
          <table:table-cell table:style-name="តារាង1.B2" office:value-type="string">
            <text:p text:style-name="P13">រោ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ោគ ២ ន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២១</text:p>
          </table:table-cell>
          <table:table-cell table:style-name="តារាង1.B2" office:value-type="string">
            <text:p text:style-name="P13">រោគ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32"><text:span text:style-name="T17">(រោក, បើ​ផ្សំ​ជា​បទ​សមាស​រៀង​ពី​ខាង​ដើម​សព្ទ​ដទៃ អ. ថ. រោគៈ)</text:span><text:span text:style-name="T8"> ន. ការ​ឈឺ​ចាប់, ការ​ឈឺ​ចាក់​ដោត, ជំងឺ, អាពាធ, អាម័យ : កើត​រោគ, ថ្នាំ​រម្ងាប់​រោគ ។ រោគ​បុរស ឬ រោគ​ស្ត្រី កាម​រោគ (រោគ​ស្វាយ, ប្រមេះ) ។ រោគ​សង់​ផ្ទះ (ព. ប្រ.) រោគ​ដែល​កើត​នៅ​យូរ​តត្រំ​តត្រើយ ។ល។ ព. ប្រ. កើត​រោគ ឈឺ​ចិត្ត; <text:s/>កើត​ទាស់​ទែង​គ្នា ។ រោគ​ក្ស័យ (រោគ័ក-ក្សៃ) ដំណើរ​អស់​រោគ​ហើយ; ការ​ស្បើយ​រោគ ។ រោគ​ក្សេម (រោគ័ក-ក្សែម) សេចក្ដី​ក្សេម​ចាក​រោគ, ដំណើរ​ជា​ពី​ឈឺ ។ រោគ​និទាន (--គៈ--) ឈ្មោះ​តម្រា​ពេទ្យ​បុរាណ​និយាយ​អំពី​កំណើត​រោគ និង​ការ​ប្រកប​ថ្នាំ​បំបាត់​រោគ​ផ្សេង​ៗ ។ រោគ​និទ្ធ (--គៈនិត) លំនៅ​រោគ, សំបុក​រោគ : រូប​កាយ​យើង​នេះ​ជា​រោគ​និទ្ធ ។ រោគ​ព្យាបាល (--គៈ--) ការ​រក្សា​រោគ, ការ​ថែ​ជំងឺ ។ រោគ​ព្យាបាលកៈ (--គៈព្យាប៉ាល៉ៈកៈ) ឬ រោគ​ព្យាបាលក៍ (--បាល) អ្នក​ថែ​ជំងឺ; បើ​ស្ត្រី​ជា រោគ​ព្យាបាលិកា ។ រោគ​ភូ (--គៈ--) កន្លែង​កើត​រោគ (រាង​កាយ) ។ រោគ​រាជ (--គៈ--) សេ្តច​រោគ គឺ​រោគ​របេង, វណ​រោគ ។ រោគ​រាតត្បាត រោគ​រាល​ដាល, រោគ​ឆ្លង​ពី​មួយ​ទៅ​មួយ ដូច​យ៉ាង​អាសន្ន​រោគ​និង​អុត​ជាដើម ។ រោគ​លក្ខណៈ ឬ រោគ​លិង្គ (--គៈ--) លក្ខណៈ, អាការ​របស់​រោគ ។ រោគ​វិនិច្ឆ័យ (--គៈ--) ការ​វិនិច្ឆ័យ​រោគ, ការ​ពិនិត្យ​ជំងឺ, ទំនាយ​របស់​ពេទ្យ​អំពី​អាការ​រោគ​តាម​មូល​ហេតុ​ដែល​បណ្ដាល​ឡើង : គ្រូ​ពេទ្យ​ធ្វើ​រោគ​វិនិច្ឆ័យ, តាម​វិនិច្ឆ័យ​របស់​គ្រូ​ពេទ្យ​ថា កុមារ​នេះ​មាន​ជំងឺ​ក្រុន​ចាញ់ ។ រោគ​សន្និបាត (--គៈ--) ប្រទេស​ជា​ទី​ប្រជុំ​នៃ​រោគ (រាង​កាយ); ការ​ប្រជុំ​នៃ​រោគ, ដំណើរ​កុះកុម​នៃ​រោគ ។ រោគ​សមុដ្ឋាន (--គៈ--) ទី​តាំង​នៃ​រោគ, កំណើត​រោគ ។ រោគ​សមុទាយ (--គៈ--) ដូច​គ្នា​នឹង រោគ​សន្និបាត ដែរ ។ រោគ​សាន្ត ឬ រោគ​សាន្តិភាព (--គៈ--) ការ​រម្ងាប់​រោគ, ដំណើរ​ស្បើយ​រោគ ។ រោគ​សាស្រ្ត (--គៈ--) ក្បួន​ឬ វិទ្យា​ពេទ្យ​ស្ដី​ពី​មូល​ហេតុ​និង​អាការ​រោគ​ផ្សេង​ៗ ។ រោគ​សិល្បៈ (--គៈសិល-ប៉ៈ) វិជ្ជា​បំបាត់​រោគ, ចំណេះ​ផ្សេង​ៗ សម្រាប់​ពេទ្យ, វិជ្ជា​ពេទ្យ ។ រោគ​ហារិន ឬ --ហារី (--គៈ--) អ្នក​កម្ចាត់​ឬ​បំបាត់​រោគ (ពេទ្យ) ។ល។ <text:s/>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>រោក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ឈើ​តូច​ដើម​ស្ទើរ​ជា​វល្លិ​ច្រើន​ដុះ​លើ​ដំបូក; មាន ២ ប្រភេទ​ គឺ រោគ​ស, រោគ​ក្រហម គេ​ច្រើន​ប្រើ​ជា​ថ្នាំ​រម្ងាស់​រោគ​ឫស​ដូង​វិល​ជា​ដើម (សរសេរ​ជា រោក ក៏​មាន) ។ <text:s/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ោគ​ស</text:p>
            <text:p text:style-name="P5"><text:s/>រោគ​ក្រហម</text:p>
          </table:table-cell>
        </table:table-row>
        <table:table-row table:style-name="តារាង1.2">
          <table:table-cell table:style-name="តារាង1.A2" office:value-type="string">
            <text:p text:style-name="P11">១១០២២</text:p>
          </table:table-cell>
          <table:table-cell table:style-name="តារាង1.B2" office:value-type="string">
            <text:p text:style-name="P13">រោគ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ពហុ. &lt; រោគ) រោគ​ទាំងឡាយ : រោគា​បៀត​បៀន ។ រោគា​ព្យាធិ ជំងឺ​ផ្សេង​ៗ, ជំងឺ​ច្រើន​យ៉ា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២៣</text:p>
          </table:table-cell>
          <table:table-cell table:style-name="តារាង1.B2" office:value-type="string">
            <text:p text:style-name="P13">រោគាពាធ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ពាត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1">(រោគ “ការ​ឈឺ​ចាក់​ដោត,...” + អាពាធ “ជំងឺ, ការ​ឈឺ​ចាប់,...”) ជំងឺ​ដែល​ឈឺ​ចាក់​ដោត​ក្នុង​រាង​កាយ : គប្បី​ប្រតិបត្តិ​តាម​វិធី​អនាម័យ​ ដើម្បី​ចៀស​វាង​រោគាពាធ​ផ្សេង​ៗ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២៤</text:p>
          </table:table-cell>
          <table:table-cell table:style-name="តារាង1.B2" office:value-type="string">
            <text:p text:style-name="P13">រោគាយតនៈ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យៈតៈន៉ៈ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ោគាយតន &lt; រោគ + អាយតន) ទី​អាស្រ័យ​របស់​រោគ, លំនៅ​រោគ (រាង​កាយ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២៥</text:p>
          </table:table-cell>
          <table:table-cell table:style-name="តារាង1.B2" office:value-type="string">
            <text:p text:style-name="P13">រោគិន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ោគី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២៦</text:p>
          </table:table-cell>
          <table:table-cell table:style-name="តារាង1.B2" office:value-type="string">
            <text:p text:style-name="P13">រោគ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; សំ</text:p>
          </table:table-cell>
          <table:table-cell table:style-name="តារាង1.D2" office:value-type="string">
            <text:p text:style-name="P4">គុ. ឬ ន.</text:p>
          </table:table-cell>
          <table:table-cell table:style-name="តារាង1.D2" office:value-type="string">
            <text:p text:style-name="P5">(រោគិន៑) ដែល​មាន​រោគ; អ្នក​ជំងឺ (បើ​ស្ត្រី​ជា រោគិនី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២៧</text:p>
          </table:table-cell>
          <table:table-cell table:style-name="តារាង1.B2" office:value-type="string">
            <text:p text:style-name="P13">រោង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ឆ្នាំ​ទី ៥ (នាគ ឬ​ពស់​មាឌ​ធំ) : ឆ្នាំ​រោ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ឆ្នាំ​រោង 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េនាសនៈ​មាន​ទ្រង់ទ្រាយ​ស្រដៀង​នឹង​ផ្ទះ​ផ្ទៃ​ផ្ទាល់​នឹង​ដី​ក៏​មាន​ លើក​ផុត​ពី​ដី​ឲ្យ​មាន​ផ្ទៃ​ទាប​ឬ​ខ្ពស់​ក៏​មាន​សម្រាប់​នៅ​បណ្ដោះ​អាសន្ន ឬ​សម្រាប់​ប្រើ​តាម​ត្រូវ​ការ​ផ្សេង​ៗ : រោង​បុណ្យ, រោង​អារ​ឈើ, រោង​ទូក, រោង​ដាក់​ពោត, រោង​គោ, រោង​សេះ, រោង​រថ,... ។ រោង​ការ រោង​សម្រាប់​ជ្រក​ធ្វើ​ការ ឬ​រោង​ដែល​សង់​ដើម្បី​រៀប​មង្គល​ការ​អាពាហ៍​ពិពាហ៍ ។ រោង​កុន រោង​ធំ​ទូលាយ​សម្រាប់​លេង​កុន (រង្គសាល) ។ រោង​ក្រសាល រោង​សម្រាប់​ទទួល​ភ្ញៀវ, សម្រាប់​អង្គុយ​លំហែ​តាម​សប្បាយ (ហៅ រោង​ត្រសាល ក៏​មាន) ។ រោង​ចក្រ (--ចាក់) គ្រឹះស្ថាន​ឧស្សាហកម្ម​ប្រកប​ដោយ​គ្រឿង​ចក្រ, គ្រឿង​ម៉ាស៊ីន​សម្រាប់​ច្នៃ​លៃ​លក​ធ្វើ​រូប​ធាតុ​ដើម​ឲ្យ​បាន​កកើត​ទៅ​ជា​ផលិត​ផល​ផ្សេង​ៗ​ដែល​ជា​គ្រឿង​សម្រាប់​ប្រើប្រាស់​ឬ​សម្រាប់​បរិភោគ : រោង​ចក្រ​តម្បាញ, រោង​ចក្រ​ក្រដាស ។ រោង​ចួង រោង​ខ្ពស់​ស្រឡះ​មាន​ជណ្តើរ​ដាក់​ចួង​វាយ​ឲ្យ​ជះ​សំឡេង​ឮ​ឆ្ងាយ ។ រោង​ដោល ឈ្មោះ​ផ្ទះ​មួយ​បែប​រាង​វែង​ស្ទង​មាន​ដៃ​ស្នា​ចាប់​គល់​ផ្ទោង​ចែង​ទាំង​ពីរ​ខាង​មាន​ហោជាង​តូច​ទាប​ទ្រនាប់​ត្រង់​ប្រជុំ​ហប់ : ផ្ទះ​រោង​ដោល ។ រោង​ថែវ ឬ រោង​ទង រោង​វែង​ជា​បរិវេណ​ព័ទ្ធ​ជុំ​វិញ​ប្រាសាទ​ឬ​វិហារ​ជាដើម មាន​ទ្វារ​ធំ​ទាំង ៤ ទិស ។ រោង​ទាន រោង​សម្រាប់​ដាក់​ភោជនាហារ​ឲ្យ​ទាន ឬ​រោង​សម្រាប់​ប្រជុំ​គ្នា​ធ្វើ​ទាន ។ រោង​ផ្កា​ស្លា រោង​ពិសេស​មួយ​ក្នុង​ពិធី​មង្គល​ការ ជា​ទី​តម្កល់​ផ្កា​ស្លា​ និង​ជា​ទី​នៅ​សម្នាក់​បណ្តោះ​អាសន្ន​របស់​កូន​កំលោះ ។ រោង​រៀន សាលា​រៀន ។ រោង​រាំ ឬ រោង​ល្ខោន រោង​ធំ​ទូលាយ​សម្រាប់​ល្ខោន​រាំ (រោង​មហោស្រព, រង្គសាល)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២៨</text:p>
          </table:table-cell>
          <table:table-cell table:style-name="តារាង1.B2" office:value-type="string">
            <text:p text:style-name="P13">រោច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ចាប់​ភើច​ទាញ​ហូត​យក​ចេញ​ខ្លះ​ឬ​យក​ចេញ​តែ​មួយ​ៗ : រោច​ឧស, រោច​ឫស្សី, រោច​ផ្ដ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ថ្ងៃ​ខាង​រនោច​នៃ​ខែ​ចន្ទ​គតិ តាំង​ពី​ថ្ងៃ​ទី​១​ដល់​ថ្ងៃ​ទី ១៤ ឬ ទី​១៥ គឺ​ថ្ងៃ ដែល​មាន​ពន្លឺ​ព្រះ​ចន្រ្ទ​ថយ​ចុះ​ដូច​គេ​ចាប់​រោច​ចេញ : ថ្ងៃ​សុក្រ ២ រោច ខែ​ស្រាពណ៍ ឆ្នាំ​ថោះ ឯកស័ក ព. ស. ២៤៨២; បើ​ប្រើ​លេខ​ត្រូវ​សរសេរ​ជា ថ្ងៃ <text:span text:style-name="T26">៦ </text:span><text:span text:style-name="T27">᧲</text:span><text:span text:style-name="T26"> <text:s/>៩</text:span> ឆ្នាំ ...។ ព. ផ្ទ. កើត ២ ន.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២៩</text:p>
          </table:table-cell>
          <table:table-cell table:style-name="តារាង1.B2" office:value-type="string">
            <text:p text:style-name="P13">រោចនៈ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ោចៈន៉ៈ 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រោចន) ដែល​ភ្លឺ, ត្រចះ, រុងរឿង, ចិញ្ចាច, ចិញ្ចែងចិញ្ចាច; ជា​ទី​ពេញ​ចិត្ត ។ ន. ពន្លឺ, សេចក្ដី​រុងរឿង; លំអ; សេចក្ដី​ពេញ​ចិត្ត ។ <text:span text:style-name="T4">រោចន​ប្រភា (--ចៈន៉ៈ--) ពន្លឺ​ដ៏​រុងរឿង, ត្រចះ, ចិញ្ចាច ។ រោចន​ភាព (--ចៈន៉ៈ--) ភាវៈ​រុងរឿង ។ រោចនាការ (សំ. បា. &lt; រោចន + អាការ) អាការ​រុងរឿង; ... ។ល។ (ម. ព. រុង​រោចន៍ ផង) ។</text:span></text:p>
          </table:table-cell>
          <table:table-cell table:style-name="តារាង1.D2" office:value-type="string">
            <text:p text:style-name="P4">រោចន៍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៣០</text:p>
          </table:table-cell>
          <table:table-cell table:style-name="តារាង1.B2" office:value-type="string">
            <text:p text:style-name="P13">រោទ៍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ោ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រោទ &lt; រុទ <text:span text:style-name="T2">“យំ”) យំ​ឮ​សូរ​រំពង, ស្រែក​យំ​ខ្លាំង, យំ​ពេញ​សំឡេង : គោ​រោទ៍, ដំរី​រោទ៍, ក្មេង​វាយ​គ្នា​រោទ៍​រំពង ។ រោទ៍​ស្គរ ទូង​ស្គរ​កម្ទរ​ញាប់​រន្ថាន់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6"/>
          </table:table-cell>
        </table:table-row>
        <table:table-row table:style-name="តារាង1.2">
          <table:table-cell table:style-name="តារាង1.A2" office:value-type="string">
            <text:p text:style-name="P11">១១០៣១</text:p>
          </table:table-cell>
          <table:table-cell table:style-name="តារាង1.B2" office:value-type="string">
            <text:p text:style-name="P13">រោទ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ទៈនៈ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32"><text:span text:style-name="T8">កិរិយា​យំ, ការ​យំ, យោបំ ។ សម្រាប់​ប្រើ​ជា​បទ​សមាស : រោទន​ការណ៍ ហេតុ​ឬ​ដំណើរ​ដែល​យំ ។ រោទន​កាល ឬ--វេលា ពេល​យំ, </text:span><text:span text:style-name="T17">ពេល​ដែល​អត់​ទ្រាំ​ខាន​យំ​ពុំ​បាន ។ រោទន​ភាព ភាវៈ​យំ, ដំណើរ​យំ</text:span><text:span text:style-name="T8"> ។ រោទន​សព្ទ សូរ​យំ ។ រោទនាការ (សំ. បា. &lt; រោទន + អាការ) អាការ​យំ ។ល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 table:style-name="តារាង1.2">
          <table:table-cell table:style-name="តារាង1.A2" office:value-type="string">
            <text:p text:style-name="P11">១១០៣២</text:p>
          </table:table-cell>
          <table:table-cell table:style-name="តារាង1.B2" office:value-type="string">
            <text:p text:style-name="P13">រោធ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ធៈនៈ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ការ​បិទ, បិទ​បាំង, រាំង, ខ្ទប់, ចុក, ភ្ជិត; ការ​ឃុំ​ខាំង, ដំណើរ​ជាប់​ទោស, ត្រូវ​ទោស ។ សម្រាប់​ប្រើ​ជា​បទ​សមាស : រោធន​កម្ម អំពើ​ឃុំ​ខាំង, ការ​ដាក់​ទោស, ដាក់​គុក ។ រោធន​ការណ៍ ហេតុ​ឬ​ដំណើរ​ដែល​ជាប់​ឃុំ, ដែល​ជាប់​ទោស ។ រោធនដ្ឋាន ឬ--ស្ថាន ទី​សម្រាប់​ឃុំ​ខាំង, គុក; កំពែង ។ រោធន​ទណ្ឌ (--ទ័ន) អាជ្ញា​ឃុំ​ខាំង, ទោស​គុក, --ច្រវាក់, --ខ្នោះ, --ឃ្នាង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៣៣</text:p>
          </table:table-cell>
          <table:table-cell table:style-name="តារាង1.B2" office:value-type="string">
            <text:p text:style-name="P13">រោប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ោប៉ៈ-- ឬ--បក់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ោបក; --ការី, --ការិន៑) អ្នក​ដាំ​ដំណាំ (បើ​ស្ត្រី​ជា រោបិកា ឬ រោប​ការិនី) ។ </text:p>
          </table:table-cell>
          <table:table-cell table:style-name="តារាង1.D2" office:value-type="string">
            <text:p text:style-name="P4">រោបការី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៣៤</text:p>
          </table:table-cell>
          <table:table-cell table:style-name="តារាង1.B2" office:value-type="string">
            <text:p text:style-name="P13">រោប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ប៉ៈ ន៉ៈ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--បន; រោបណ) ការ​បណ្តុះ, ការ​ដាំ ។ សម្រាប់​ប្រើ​ជា​បទ​សមាស : រោបន​កម្ម ការ​ឬ​របរ​ដាំ​ដំណាំ ។ រោបន​កិច្ច ដំណើរ​រវល់​ដោយ​ការ​ដាំ​ដំណាំ ។ រោបនដ្ឋាន ឬ រោបណស្ថាន ទី​ដាំ​ដំណាំ, ចម្ការ​ដំណាំ ។ រោបន​មូល ថ្លៃ​ដំណាំ, ប្រាក់​ដែល​បាន​អំពី​ការ​ដាំ​ដំណាំ ។ រោបនាធិបតី (បា. &lt; រោបន + អធិបតិ) អ្នក​ត្រួតត្រា​លើ​ការ​ដាំ​ដំណាំ, អធិបតី​ឬ​ចាងហ្វាង​ក្រសួង​ត្រួត​ច្បារ​ដំណាំ ។ល។ </text:p>
          </table:table-cell>
          <table:table-cell table:style-name="តារាង1.D2" office:value-type="string">
            <text:p text:style-name="P4">រោប័ន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៣៥</text:p>
          </table:table-cell>
          <table:table-cell table:style-name="តារាង1.B2" office:value-type="string">
            <text:p text:style-name="P13">រោបការិន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ោបក និង រោបការី)។</text:p>
          </table:table-cell>
          <table:table-cell table:style-name="តារាង1.D2" office:value-type="string">
            <text:p text:style-name="P4">រោបិកា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៣៦</text:p>
          </table:table-cell>
          <table:table-cell table:style-name="តារាង1.B2" office:value-type="string">
            <text:p text:style-name="P13">រោម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2"><text:span text:style-name="T8">ចោម​ជិត​ជុំ​វិញ : ពួក​ក្មេង​រោម​មើល​មនុស្ស​កំប្លែង ។ ទំ​ជញ្ជក់​រស​ជាតិ, ទំ​ជុំ​ជិត, វារ​ឡើង, ទំ​ហើយ​ហើរ​ៗ​ហើយ​ទំ​ក្រវែល​យាយី​រឿយ​ៗ (ចំពោះ​តែ​សត្វ​ល្អិត​ៗ មាន​ស្រមោច, រុយ ជាដើម) : </text:span><text:span text:style-name="T17">ស្រមោច​រោម​ស្ករ, ឃ្មុំ​រោម​បង្គង, រុយ​រោម​គំរង់, មមាច​រោម​គោ </text:span><text:span text:style-name="T8">។ ចោម​រោម (ម. ព. ចោម)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ចោម​រោម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 ;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ោម ឬ លោម; រោមន៑ ឬ លោមន៑) អាការៈ​ជា​សរសៃ​ល្អិត​ៗ​ដុះ​នា​រាង​កាយ​មនុស្ស​ដោយ​អន្លើ​ៗ ឬ​ដុះ​នា​សព៌ាង្គ​កាយ​សត្វ​តិរច្ឆាន​ចំពួក​ខ្លះ​មាន​គោ​ក្របី​ជាដើម : រោម​ចិញ្ចើម, រោម​ភ្នែក, រោម​ក្លៀក, រោម​ដើម​ទ្រូង, រោម​ដៃ, រោម​ជើង; រោម​គោ, រោម​ក្របី, រោម​ចៀម។ រោម​កូប (រោមៈកូប) រណ្ដៅ​រោម។ រោម​ម័យ (រោមៈ--) ដែល​ធ្វើ​ដោយ​រោម​សត្វ (មាន​រោម​ចៀម​ជាដើម) : សំពត់​រោម​ម័យ។ រោម​រាជី (រោមៈ--) ឬ រោម​មាលី, រោមាវលី ជួរ​ឬ​របៀប​រោម។ រោម​ហំសជាត (រោមៈហ័ងសៈ--) ដែល​ព្រឺ​រោម; អ្នក​ដែល​ព្រឺ​រោម។ រោម​ហំសនាការ (រោមៈហ័ងសៈន៉ា កា) អាការ​ព្រឺ​រោម, អាការ​ឡើង​រោម​ច្រាង (ឡើង​សម្បុរ​គីង្គក់)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៣៧</text:p>
          </table:table-cell>
          <table:table-cell table:style-name="តារាង1.B2" office:value-type="string">
            <text:p text:style-name="P13">រោ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ជ្រុះ​ចុះ, រង្គោះ​ចុះ (ចំពោះ​តែ​ផ្កា): ផ្កា​រោយ ។ ជម្រុះ​បង្ហើរ​កម្ទេច, សម្ដី, កំញម ឲ្យ​ខ្ចាត់​ចេញ​ដោយ​ឡែក : រោយ​ស្រូវ, រោយ​ល្ង, រោយ​គ្រាប់​សណ្ដែក​បាយ ។ សង្កត់​ម្សៅ​ឲ្យ​ចេញ​ជា​សរសៃ, ជា​ដុំ​តូច​ៗ​តាម​ប្រហោង ប្រដាប់​សម្រាប់​ប្រកប​ការ : រោយ​នំ​បញ្ចុក, រោយ​នំ​លត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៣៨</text:p>
          </table:table-cell>
          <table:table-cell table:style-name="តារាង1.B2" office:value-type="string">
            <text:p text:style-name="P13">រោយរា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ទម្លាក់, ជម្រុះ​ឬ​ធ្លាក់, ជ្រុះ​ចុះ​រាត់រាយ : រោយ​រាយ​សំរាម; ផ្កា​ជ្រុះ​រោយ​រាយ ។ គុ. ដែល​រាយ​ពពាយ, រដាច់រដោច រប៉ិចរប៉ី : របស់​រោយ​រាយ, ទ្រព្យ​រោយ​រាយ ។ ដែល​ឃ្លៀងឃ្លាត, ឥត​ប្រយោជន៍, យក​ជា​ការ​ពិត​ពុំ​បាន : ពាក្យ​រោយ​រាយ (សម្ផប្បលាប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៣៩</text:p>
          </table:table-cell>
          <table:table-cell table:style-name="តារាង1.B2" office:value-type="string">
            <text:p text:style-name="P13">រោយរៀវ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ហោច​នៅ​សល់​តិច​តួច​ស្ដើង​ស្ដួច​ណាស់ រក​កល់​នឹង​អស់​ឬ​គ្មាន​ទៅ​ហើយ; ដែល​កាន់​តែ​តិច​ចុះ​ឬ តូច​ចុះ​ដោយ​លំដាប់; ដែល​ឃ្លៀងឃ្លាត​ពី​ទំនង​ពី​លំអាន​ដើម​ស្ទើរ​តែ​នឹង​បាត់​សូន្យ​សោះ​ទៅ​ហើយ : របស់​រោយរៀវ; មនុស្ស​រោយរៀវ; សាសនា​រោយរៀវ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៤០</text:p>
          </table:table-cell>
          <table:table-cell table:style-name="តារាង1.B2" office:value-type="string">
            <text:p text:style-name="P13">រោយ​ស្បៃ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1">រលឹម​គ្រាប់​ល្អិត​ៗ​ណាស់​មើល​ទៅ​ដូច​ជា​ផ្សែង : រលឹម​រោយ​ស្បៃ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៤១</text:p>
          </table:table-cell>
          <table:table-cell table:style-name="តារាង1.B2" office:value-type="string">
            <text:p text:style-name="P13">រោរព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រប់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ោរុវ; រៅរវ) ឈ្មោះ​ឋាន​នរក​មួយ​មាន​សូរ​សម្រែក​កង​រំពង ។ គុ. (ព. ប្រ.) ដែល​អនាថា​មាន​ទុក្ខ​វេទនា​ខ្លាំង ស្រែក​ថ្ងូរ​ឮ​រំពង​ឥត​ស្រាក​ឬ​ដែល​គគ្រក់​កខ្វក់​សព្វ​អន្លើ : មនុស្ស​រោរព, ផ្ទះ​រោរព (ម. ព. មហា​រោរព ក្នុង​ពាក្យ មហា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៤២</text:p>
          </table:table-cell>
          <table:table-cell table:style-name="តារាង1.B2" office:value-type="string">
            <text:p text:style-name="P13">រោល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ក្ដៅ, ឲ្យ​ស្ងួត, ឲ្យ​ស្រពាប់, ឲ្យ​ស្លោក, ឲ្យ​ទន់, ឲ្យ​ឆេះ​ខ្លោច ដោយ​ដាក់​ពី​លើ​ភ្លើង, ដោយ​ដាក់​ក្នុង​អណ្ដាត​ភ្លើង​ឬ​ដោយ​ត្រូវ​អណ្ដាត​ភ្លើង​ឆាប : រោល​ដៃ​ជើង​ឲ្យ​បាត់​រងា; រោល​ស្លឹក​ចេក​ស្រស់​ឲ្យ​ស្រពាប់; ពួក​ប្រមាញ់​រោល​ជ្រូក​ព្រៃ;... ។ ឡើង​សាច់​កន្ទួលកន្ទឹស​ឬ​ឃ្មឹល​ព្រោះ​ត្រូវ​ចំហាយ​ឬ​កម្សួល​ពិស បណ្ដាល​ឲ្យ​ស្កៀប ឲ្យ​រមាស់ : ម្រ័ក្សណ៍​រោល, ទ្រយឹង​រោល, ដំបូក​រោល, ថ្នាំ​រោល ។ រោល​រាល រសាប់រសល់, ក្រវល់ក្រវាយ, ក្រហល់ក្រហាយ : កិលេស​រោលរាល; ក្ដៅ​រោលរាល ។ រោលអាល ក្ដៅ​ក្រហាយ, ឈឺ​ផ្សា​ហាក់​ដូច​គេ​អាល : ឈឺ​រោលអាល ។ ព. ប្រ. កម្ដៅ​ចិត្ត, ធ្វើ​ឲ្យ​កើត​សេចក្ដី​មួម៉ៅ​ក្ដៅ​ចិត្ត : រាលអាល​ឲ្យ​ក្ដៅ​ចិត្ត (និយាយ​ថា ដុត ឬ ដុត​រោល ក៏​ម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ោល​រាល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ឈើ​មួយ​ប្រភេទ ពួក​ដើម​សិរ​មាន់​ផ្លែ​ប្រើ​ជា​អាហារ​បាន : ផ្លែ​រោ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៤៣</text:p>
          </table:table-cell>
          <table:table-cell table:style-name="តារាង1.B2" office:value-type="string">
            <text:p text:style-name="P13">រោលរា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ើល​ក្នុង​ពាក្យ រោល ១ កិ.) ។</text:p>
          </table:table-cell>
          <table:table-cell table:style-name="តារាង1.D2" office:value-type="string">
            <text:p text:style-name="P4">រោល​អាល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៤៤</text:p>
          </table:table-cell>
          <table:table-cell table:style-name="តារាង1.B2" office:value-type="string">
            <text:p text:style-name="P13">រោ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សៈ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ោឞ) សេចក្ដី​ក្រោធ, កំហឹង ។ ប្រើ​ជា​បទ​សមាស : រោស​ការណ៍ ហេតុ​ដែល​នាំ​ឲ្យ​ខឹង ។ រោស​ចិត្ត ចិត្ត​ក្រោធ ។ រោស​ភាព ភាវៈ​ឬ​ដំណើរ​ក្រោធ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៤៥</text:p>
          </table:table-cell>
          <table:table-cell table:style-name="តារាង1.B2" office:value-type="string">
            <text:p text:style-name="P13">រោហិណ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នី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នក្សត្រ​ឫក្ស​ពួក​ទី ៤ មាន​ផ្កាយ ៥ ដួង មាន​រូប​សណ្ឋាន​ឬ​ទ្រង់ទ្រាយ​ដូច​ជា​រថ : ផ្កាយ​រោហិណី (ព. ហ.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ផ្កាយ​រោហិណី </text:p>
          </table:table-cell>
        </table:table-row>
        <table:table-row table:style-name="តារាង1.2">
          <table:table-cell table:style-name="តារាង1.A2" office:value-type="string">
            <text:p text:style-name="P11">១១០៤៦</text:p>
          </table:table-cell>
          <table:table-cell table:style-name="តារាង1.B2" office:value-type="string">
            <text:p text:style-name="P13">រោហិ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ក្រហម : សម្បុរ​រោហិត (ព. កា.) : ក្រមា​រោហិត ច្រើន​តែ​គាប់​ចិត្ត កញ្ញា​នានា ដែល​នៅ​ជំទង់ ទ្រទ្រង់​ពស្រ្តា រូប​ស្រស់​សោភា ពានា​សម​ប្រាណ ។ ន. ឈាម; ព្រះ​អាទិត្យ; សត្វ​រមាំង; ...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៤៧</text:p>
          </table:table-cell>
          <table:table-cell table:style-name="តារាង1.B2" office:value-type="string">
            <text:p text:style-name="P13">រុ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ក្រសោប​ព័ទ្ធ​ជិត​ជុំ​វិញ, ចង​ព័ទ្ធ, មូរ​ព័ទ្ធ : រុំ​ម្លូ, រុំ​របួស, រុំ​ខ្សែ ។ រុំ​បុគ្គល រុំ​មតក​រូប​ដោយ​សំពត់​ស្នប (បើ​សព​ឥស្សរ​ជន​ហៅ ហោ, គេ​និយាយ​ថា ហោ​សព) ។ រុំ​សុំ រុំ​ដោយ​ជិត​ដិត ។ ផ្សែង​រុំ ផ្សែង​កាន់ ។ និយាយ​រុំ​ៗ និយាយ​មិន​លះ​មិន​ស្រឡះ ។ តែង​សេចក្ដី​រុំ​ៗ តែង​សេចក្ដី​មិន​លះ​មិន​ក្បោះក្បាយ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៤៨</text:p>
          </table:table-cell>
          <table:table-cell table:style-name="តារាង1.B2" office:value-type="string">
            <text:p text:style-name="P13">រុំ​កោ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 </text:p>
          </table:table-cell>
          <table:table-cell table:style-name="តារាង1.D2" office:value-type="string">
            <text:p text:style-name="P5">ដែល​ស្រមក​ច្រើន​ជាន់​ច្រើន​ស្រទាប់; ដែល​ជំពាក់​ឆ្វាក់​ស្រមូល, ដែល​ជំពាក់​បំណុល​គេ​សព្វ​ទិស : ក្អែល​រុំ​កោះ; សូត្រ​ជំពាក់​រុំ​កោះ; ជំពាក់​បំណុល​គេ​រុំ​កោះ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៤៩</text:p>
          </table:table-cell>
          <table:table-cell table:style-name="តារាង1.B2" office:value-type="string">
            <text:p text:style-name="P21">រ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2"><text:span text:style-name="T8">ទទូរ​គ្រប​ខ្លួន​បង្ហប់​កម្សួល​ចំហាយ​ផ្សែង​ដែល​ស្ងោរ​ថ្នាំ ឲ្យ​ក្ដៅ​ចេញ​</text:span><text:span text:style-name="T26">ញើស​ពី​សព៌ាង្គ​កាយ</text:span><text:span text:style-name="T8"> ដើម្បី​ឲ្យ​ស្រាល​ខ្លួន, ឲ្យ​ស្បើយ​រោគ; ឆ្ពុង​ផ្ទាលផ្ទាល់ : រំ​ឲ្យ​ជា​រោគ​ឫស​ដូង​វិល (ម. ព. អប់រំ ផង) ។ <text:s/>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៥០</text:p>
          </table:table-cell>
          <table:table-cell table:style-name="តារាង1.B2" office:value-type="string">
            <text:p text:style-name="P13">រំកាច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កម្ទេច​ឈើ, កម្ទេច​ឧស, កម្ទេច​ចំណាំង​តូច​ៗ, កម្ទេច​រងើក​ភ្លើង​ជា​ដើម : រំកាច់​ឈើ, រំកាច់​ឧស, រំកាច់​ភ្លើង ។ ព. ប្រ. ដែល​តូច​ទាប, សាប​រលាប : រំកាច់​មនុស្ស (ព. ម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៥១</text:p>
          </table:table-cell>
          <table:table-cell table:style-name="តារាង1.B2" office:value-type="string">
            <text:p text:style-name="P13">រំកាច់មា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ពស់​មួយ​ប្រភេទ មាត្រ​តូច​សម្បុរ​ចម្រុះ​ក្រហម​ខ្មៅ​អុជ​ៗ : ពស់​រំកាច់​មា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ពស់​រំកាច់​មាស </text:p>
          </table:table-cell>
        </table:table-row>
        <table:table-row table:style-name="តារាង1.2">
          <table:table-cell table:style-name="តារាង1.A2" office:value-type="string">
            <text:p text:style-name="P11">១១០៥២</text:p>
          </table:table-cell>
          <table:table-cell table:style-name="តារាង1.B2" office:value-type="string">
            <text:p text:style-name="P13">រំកាច់រំកោ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តូចតាច, ល្អិតល្អោច, កម្ទេចកម្ទី : ត្រី​ចង្វា​រំកាច់រំកោច ។ ព. ប្រ. តូច​ទាប, ថោកថយ, សាបរលាប​ណាស់; បន្តិចបន្តួច, បន្ទាប់បន្សំ, រាយរង : មនុស្ស​រំកាច់រំកោច, របស់​រំកាច់រំកោច; ការ--, រឿង--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៥៣</text:p>
          </table:table-cell>
          <table:table-cell table:style-name="តារាង1.B2" office:value-type="string">
            <text:p text:style-name="P13">រំកិ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កិល​ឃ្លាត​ខុស​ពី​ទី​ដើម, រង្កៀក​ឲ្យ​កិល : រំកិល​ព្រះ​ពុទ្ធ​រូប, រំកិល​បង្គុយ ។ លើក​យក​ដោយ​ថ្នាក់​ថ្នម​ពី​ទី​មួយ​ទៅ​ដាក់​ឯ​ទី​ដទៃ : រំកិល​សព ។ ព. ប្រ. បន្ធំ​ឲ្យ​ឡើង​យស​ស័ក្ដិ​តាម​លំដាប់​ថ្នាក់ : រំកិល​យស​ស័ក្ដិ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៥៤</text:p>
          </table:table-cell>
          <table:table-cell table:style-name="តារាង1.B2" office:value-type="string">
            <text:p text:style-name="P13">រំខា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រាំគាញ អ. ថ. រ៉ាំខាន) មិន​សប្បាយ​ចិត្ត, ខ្វល់​ចិត្ត, ទើសទែង​ចិត្ត, អផ្សុក : នាំ​ឲ្យ​រំខាន, រំខាន​ចិត្ត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៥៥</text:p>
          </table:table-cell>
          <table:table-cell table:style-name="តារាង1.B2" office:value-type="string">
            <text:p text:style-name="P27">រំគង​កែវ​</text:p>
            <text:p text:style-name="P27">ស្នេហ៍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ស្នែ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បទ​ភ្លេង​ខ្មែរ​មួយ​មេ : ភ្លេង​រំគង​កែវ​ស្នេហ៍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ភ្លេង​រំគង​កែវ​ស្នេហ៍ </text:p>
          </table:table-cell>
        </table:table-row>
        <table:table-row table:style-name="តារាង1.2">
          <table:table-cell table:style-name="តារាង1.A2" office:value-type="string">
            <text:p text:style-name="P11">១១០៥៦</text:p>
          </table:table-cell>
          <table:table-cell table:style-name="តារាង1.B2" office:value-type="string">
            <text:p text:style-name="P13">រំគា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1">ធ្វើ​ឲ្យ​រាយ​ចេញ, រំសាយ​ចេញ; អធិប្បាយ​ឲ្យ​ទូលាយ​សេចក្ដី : ឆាយ​រំគាយ​ដី; រំគាយ​សេចក្ដី, អធិប្បាយ​រំគាយ​សេចក្ដី​ឲ្យ​ទូលាយ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4"/>
          </table:table-cell>
        </table:table-row>
        <table:table-row table:style-name="តារាង1.2">
          <table:table-cell table:style-name="តារាង1.A2" office:value-type="string">
            <text:p text:style-name="P11">១១០៥៧</text:p>
          </table:table-cell>
          <table:table-cell table:style-name="តារាង1.B2" office:value-type="string">
            <text:p text:style-name="P13">រំគា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គុ.</text:p>
          </table:table-cell>
          <table:table-cell table:style-name="តារាង1.D2" office:value-type="string">
            <text:p text:style-name="P5">(ព. បុ.) រលស់, ថយ​ចំនួន (ព. កា.) : ស្ដេច​ទត​ព្រះ​នេត្រ​យង់យល់ រំគាល​រេហ៍​ពល ពុំ​អាច​ត​ទល់​ទ័ព​បាន ។ ... ទ្រង់​ក្រោធ​ច្រឡោត​អង្គ​ប្រាណ ព្រះ​ទ័យ​ឥត​ក្សាន្ត បាន​ត្រាស់​បញ្ជា​ជា​ថ្មី ។ ...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៥៨</text:p>
          </table:table-cell>
          <table:table-cell table:style-name="តារាង1.B2" office:value-type="string">
            <text:p text:style-name="P13">រំគេ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ំគេញ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៥៩</text:p>
          </table:table-cell>
          <table:table-cell table:style-name="តារាង1.B2" office:value-type="string">
            <text:p text:style-name="P13">រំង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ម. ព. រម្ងក ឬ រំងក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៦០</text:p>
          </table:table-cell>
          <table:table-cell table:style-name="តារាង1.B2" office:value-type="string">
            <text:p text:style-name="P13">រំងា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ងាច ឬ រំងាច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៦១</text:p>
          </table:table-cell>
          <table:table-cell table:style-name="តារាង1.B2" office:value-type="string">
            <text:p text:style-name="P13">រំងាប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</text:p>
          </table:table-cell>
          <table:table-cell table:style-name="តារាង1.D2" office:value-type="string">
            <text:p text:style-name="P5">(ម. ព. រម្ងាប់ ឬ រំងាប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៦២</text:p>
          </table:table-cell>
          <table:table-cell table:style-name="តារាង1.B2" office:value-type="string">
            <text:p text:style-name="P13">រំងាស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ងាស់ ឬ រំងាស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៦៣</text:p>
          </table:table-cell>
          <table:table-cell table:style-name="តារាង1.B2" office:value-type="string">
            <text:p text:style-name="P13">រំងើ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ម. ព. រម្ងើក ឬ រំងើ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៦៤</text:p>
          </table:table-cell>
          <table:table-cell table:style-name="តារាង1.B2" office:value-type="string">
            <text:p text:style-name="P13">រំចា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ប្រទាល​ធំ​ឬ​រុក្ខ​ជាតិ​មួយ​ប្រភេទ ស្លឹក​ស្រដៀង​នឹង​រំចេក​តែ​វែង​ៗ​ជាង ច្រើន​ដុះ​នៅ​ទី​វាល​ដី​ល្បាយ​ខ្សាច់​ទឹក​លិច​ក៏​មិន​ងាប់, ស្លឹក​ប្រើ​ការ​ត្បាញ​សម្ពៀត, ការុង, កន្ទេល <text:span text:style-name="T15">ជាដើម​បាន : សម្ពៀត​រំចាក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៦៥</text:p>
          </table:table-cell>
          <table:table-cell table:style-name="តារាង1.B2" office:value-type="string">
            <text:p text:style-name="P13">រំចី​ដៃ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39">(ព. បុ.) ថ្នាំង​ដៃ : សំបុត្រ​មាន​រំចី​ដៃ, គូស​រំចី​ដៃ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39"/>
          </table:table-cell>
        </table:table-row>
        <table:table-row table:style-name="តារាង1.2">
          <table:table-cell table:style-name="តារាង1.A2" office:value-type="string">
            <text:p text:style-name="P11">១១០៦៦</text:p>
          </table:table-cell>
          <table:table-cell table:style-name="តារាង1.B2" office:value-type="string">
            <text:p text:style-name="P13">រំចេ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35">(លាំច្យើក អ. ថ. លុ័មចៀក) ឈ្មោះ​ប្រទាល​ធំ ឬ​រុក្ខ​ជាតិ​មួយ​ប្រភេទ​ស្លឹក​វែង​ៗ មាន​បន្លា​នៅ​ហាម​ទាំង​ពីរ​ខាង ដើម​មាន​សាច់​សាញ​ជា​សរសៃ​ៗ មាន​ឫស​ដុះ​សំយុង​ដូច​ជា​ពួរ ផ្កា​ចេញ​ជា​ខ្ព មាន​ដុំ​លំអង​ធំ​ៗ​ក្នុង​ស្រទាប់ ក្លិន​ក្រអូប​ឆ្អិត ស្លឹក​ប្រើ​ការ​ត្បាញ​កន្ទេល, សម្ពៀត ជាដើម​បាន : កន្ទេល​រំចេក, សម្ពៀត​រំចេ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35"/>
          </table:table-cell>
        </table:table-row>
        <table:table-row table:style-name="តារាង1.2">
          <table:table-cell table:style-name="តារាង1.A2" office:value-type="string">
            <text:p text:style-name="P11">១១០៦៧</text:p>
          </table:table-cell>
          <table:table-cell table:style-name="តារាង1.B2" office:value-type="string">
            <text:p text:style-name="P13">រំជ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និយាយ​រំជែ​ជន្ល​ជន្លេញ​បង្កាច់​ផ្សែផ្សំ​ប្រមែប្រ​មុំ​ហេតុ​ទំនង​ឲ្យ​កើត​ឡើង​ជា​សេចក្ដី​ចំពោះ​លើ​រូប​មនុស្ស​ដែល​នៅ​ៗ​មុខ ដើម្បី​សើច​លេង​សប្បាយ : រំជា​ឲ្យ​គ្នា, និយាយ​រំជា​លេ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៦៨</text:p>
          </table:table-cell>
          <table:table-cell table:style-name="តារាង1.B2" office:value-type="string">
            <text:p text:style-name="P13">រំជី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6">ឈ្មោះ​ឈើ​ធំ​មួយ​ប្រភេទ សាច់​ស្និទ្ធ​សម្បុរ​លឿង​ខ្ចី : ដើម​រំ​ជី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6">ដើម​រំជីក</text:p>
          </table:table-cell>
        </table:table-row>
        <table:table-row table:style-name="តារាង1.2">
          <table:table-cell table:style-name="តារាង1.A2" office:value-type="string">
            <text:p text:style-name="P11">១១០៦៩</text:p>
          </table:table-cell>
          <table:table-cell table:style-name="តារាង1.B2" office:value-type="string">
            <text:p text:style-name="P13">រំជីរំជ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និយាយ​រំជា​លេង​ខ្ជីខ្ជា​តាម​តែ​រួច​ពី​មាត់ : រំជី​រំជា​ឲ្យ​គ្នា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៧០</text:p>
          </table:table-cell>
          <table:table-cell table:style-name="តារាង1.B2" office:value-type="string">
            <text:p text:style-name="P13">រំជួល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2"><text:span text:style-name="T8">ជ្រួល, កក្រើក​ជ្រួល​ឡើង, យោល​ខ្ជោល​ៗ​ឡើង : ទឹក​សមុទ្រ​រំជួល ។ ខ្យល់​រំជួល ខ្យល់​បក់​បោក​ខ្លាំង ។ ផ្អើល​រំជួល ផ្អើល​ជ្រួល​ខ្លាំង ។ </text:span><text:span text:style-name="T26">ចិត្ត​រំជួល</text:span><text:span text:style-name="T10"> </text:span><text:span text:style-name="T26">ចិត្ត​ជ្រួល​ភ្នក​នឹក​ដល់​ដោយ​ស្នេហា ឬ​ដោយ​មាន​ចំណង់</text:span><text:span text:style-name="T10">​</text:span><text:span text:style-name="T8">ខ្លាំង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6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3">ដំណើរ​កក្រើក​ជ្រួល​ឡើង, អាការ​យោល​ខ្ជោល​ៗ​ឡើង : រំជួល​សមុទ្រ ។ ដំណើរ​បក់បោក​ខ្លាំង : រំជួល​ខ្យល់ ។ ដំណើរ​ជ្រួល​ច្របល់​ខ្លាំង : ស្រុក​កើត​រំជួល, អ្នក​ស្រុក​មាន​រំជួល... ។ ដំណើរ​ជ្រួល​ភ្នក​នឹក​ខ្លាំង : រំជួល​ចិត្ត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3"/>
          </table:table-cell>
        </table:table-row>
        <table:table-row table:style-name="តារាង1.2">
          <table:table-cell table:style-name="តារាង1.A2" office:value-type="string">
            <text:p text:style-name="P11">១១០៧១</text:p>
          </table:table-cell>
          <table:table-cell table:style-name="តារាង1.B2" office:value-type="string">
            <text:p text:style-name="P13">រំជើ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រំជួល ថា : រំជើបរំជួល គឺ​រំជួល​ខ្លាំង, ជ្រួល​ច្របល់​សព្វ​ទី​កន្លែង (ម. ព. រំជួល ទាំង ២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ំជើប​រំជួល</text:p>
          </table:table-cell>
        </table:table-row>
        <table:table-row table:style-name="តារាង1.2">
          <table:table-cell table:style-name="តារាង1.A2" office:value-type="string">
            <text:p text:style-name="P11">១១០៧២</text:p>
          </table:table-cell>
          <table:table-cell table:style-name="តារាង1.B2" office:value-type="string">
            <text:p text:style-name="P13">រំជេ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និយាយ​ច្រំ​ដែល ឬ​ថា​នាយ​ថា​អាយ​នាំ​ឲ្យ​ជ្រេញ​ចិត្ត : រំជេញ​ឲ្យ, និយាយ​រំជេញ ។ រំជែ​រំជេញ រំជែ​ឲ្យ​ទាល់​តែ​ជ្រេញ​ចិត្ត (ម. ព. កំជេញ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ំជែ​រំជេញ</text:p>
          </table:table-cell>
        </table:table-row>
        <table:table-row table:style-name="តារាង1.2">
          <table:table-cell table:style-name="តារាង1.A2" office:value-type="string">
            <text:p text:style-name="P11">១១០៧៣</text:p>
          </table:table-cell>
          <table:table-cell table:style-name="តារាង1.B2" office:value-type="string">
            <text:p text:style-name="P13">រំជែ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6">និយាយ​ចំអែចំអន់​ថា​នាយ​ថា​អាយ​ជែពព្រែ​ចំពោះ​រឿង​មនុស្ស​ដែល​នៅ​ៗ​មុខ ដើម្បី​សើច​លេង​សប្បាយ : រំជែ​ឲ្យ​គ្នា, និយាយ​រំជែ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៧៤</text:p>
          </table:table-cell>
          <table:table-cell table:style-name="តារាង1.B2" office:value-type="string">
            <text:p text:style-name="P13">រំជែ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វល្លិ​មួយ​ប្រភេទ ប្រើ​ជា​ថ្នា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៧៥</text:p>
          </table:table-cell>
          <table:table-cell table:style-name="តារាង1.B2" office:value-type="string">
            <text:p text:style-name="P13">រំជំរំជែង 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6">កក្រើក​រំពើក​បោក​បាច​ខ្លាំង ឬ​យោគ​យោល​ខ្ជោល​ៗ​បោក​បាច​ខ្លាំង​(ចំពោះ​តែ​រលក​ធំ​ៗ): រលក​ធំៗ​រំជំ​រំជែង​បោក​បែក​ផ្កា​ត្រែង​គគ្រេង​គគ្រាំ (ព. ទេ. ឬ ព. កា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6"/>
          </table:table-cell>
        </table:table-row>
        <table:table-row table:style-name="តារាង1.2">
          <table:table-cell table:style-name="តារាង1.A2" office:value-type="string">
            <text:p text:style-name="P11">១១០៧៦</text:p>
          </table:table-cell>
          <table:table-cell table:style-name="តារាង1.B2" office:value-type="string">
            <text:p text:style-name="P13">រំដា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រយាក​ខ្លាំង, ដែល​មាន​កន្សោម​ដោះ​យារ​រយាក : ដោះ​រំដាក, មេ​ឆ្កែ​រំដាក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ដោះ​រំដាក</text:p>
          </table:table-cell>
        </table:table-row>
        <table:table-row table:style-name="តារាង1.2">
          <table:table-cell table:style-name="តារាង1.A2" office:value-type="string">
            <text:p text:style-name="P11">១១០៧៧</text:p>
          </table:table-cell>
          <table:table-cell table:style-name="តារាង1.B2" office:value-type="string">
            <text:p text:style-name="P13">រំដួ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ឈើ​មួយ​ប្រភេទ ទ្រង់ទ្រាយ​ផ្កា​ស្ទើរ​ចាប់​ច្រឡំ​គ្នា​នឹង​ផ្កា​ក្រវាន់ តែ​ច្រើន​ទ្រើស​ជាង ក្លិន​ក្រអូប​ខុស​គ្នា​ពី​ផ្កា​ក្រវាន់ ក្រអូប​ក្នុង​វេលា​ល្ងាច​ផ្សាយ​ក្លិន​ឆ្ងាយ​ដូច​គ្នា, ផ្លែ​ជា​ចង្កោម ទុំ​ឡើង​សម្បុរ​ក្រមៅ​បរិភោគ​បាន : ក្រមួន​រំជួល ក្រមួន​មាត់​ដែល​អប់​យក​ក្លិន​ផ្កា​រំដួល ។ ឈ្មោះ​ស្រុក​មួយ​ក្នុង​ខេត្ត​ស្វាយរៀង : ស្រុក​រំដួល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ស្រុក​រំដួល </text:p>
          </table:table-cell>
        </table:table-row>
        <table:table-row table:style-name="តារាង1.2">
          <table:table-cell table:style-name="តារាង1.A2" office:value-type="string">
            <text:p text:style-name="P11">១១០៧៨</text:p>
          </table:table-cell>
          <table:table-cell table:style-name="តារាង1.B2" office:value-type="string">
            <text:p text:style-name="P13">រំដេ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រំដាក ថា : រំដេក​រំដាក ដែល​រំដាក​ក្រៃ​ពេក : ដោះ​រំដេក​រំដា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ំដេក​រំដាក </text:p>
          </table:table-cell>
        </table:table-row>
        <table:table-row table:style-name="តារាង1.2">
          <table:table-cell table:style-name="តារាង1.A2" office:value-type="string">
            <text:p text:style-name="P11">១១០៧៩</text:p>
          </table:table-cell>
          <table:table-cell table:style-name="តារាង1.B2" office:value-type="string">
            <text:p text:style-name="P13">រំដេ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ប្រទាល​ពួក​ក្រកោ, មាន ២ ប្រភេទ​គឺ រំដេង​សម្ល ប្រើ​មើម​ជា​គ្រឿង​សម្ល ឬ​ប្រើ​ជា​ថ្នាំ គេ​ដាំ​ជា​របរ​មួយ​ប្រភេទ (ហៅ​ត្រឹម​តែ រំដេង ទទេ​ក៏​បាន); រំដេង​ខ្មៅ មាន​មើម​ស្វាយ​ក្រមៅ ប្រើ​ជា​ថ្នាំ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៨០</text:p>
          </table:table-cell>
          <table:table-cell table:style-name="តារាង1.B2" office:value-type="string">
            <text:p text:style-name="P13">រំដេញ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ឈើ​រនាម, មាន ២ ប្រភេទ​គឺ រំដេញ​ក្អែក ផ្លែ​សម្បុរ​ពភ្លក់​បន្តិច; រំដេញ​ភ្លុក ផ្លែ​សម្បុរ​ស្ទើរ​លឿង​រាង​ទ្រវែង​ទ្រើស​ជាង​ផ្លែ​រំដេញ​ក្អែក វេលា​ទុំ​បរិភោគ​ក៏​បា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ំដេញ​ក្អែក</text:p>
            <text:p text:style-name="P5">រំដេញ​ភ្លុក</text:p>
          </table:table-cell>
        </table:table-row>
        <table:table-row table:style-name="តារាង1.2">
          <table:table-cell table:style-name="តារាង1.A2" office:value-type="string">
            <text:p text:style-name="P11">១១០៨១</text:p>
          </table:table-cell>
          <table:table-cell table:style-name="តារាង1.B2" office:value-type="string">
            <text:p text:style-name="P13">រំដេញ​មា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ឈើ​មួយ​ប្រភេទ ពួក​ញ​ព្រៃ​ឫស​មាន​សម្បុរ​លឿង​ចាស់ ប្រើ​ជា​ថ្នាំ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៨២</text:p>
          </table:table-cell>
          <table:table-cell table:style-name="តារាង1.B2" office:value-type="string">
            <text:p text:style-name="P13">រំដោ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តោះ ឬ រំដោ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៨៣</text:p>
          </table:table-cell>
          <table:table-cell table:style-name="តារាង1.B2" office:value-type="string">
            <text:p text:style-name="P13">រំទ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មទម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៨៤</text:p>
          </table:table-cell>
          <table:table-cell table:style-name="តារាង1.B2" office:value-type="string">
            <text:p text:style-name="P13">រំបល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37">អាសន្ន​រោគ​គ្រប់​យ៉ាង : ជំងឺ​រំបល់ (ព, ព.; ព. គ. ជំងឺ​អាសន្ន, អាសន្ន​រោគ, ជំងឺ​ខ្យល់) ។ ពាក្យ​ជេរ​ដោយ​ទ្រគោះ : រំបល់​កាច់ ! រំបល់​យក៍ !, រំបល់​បោស ! ។ ពាក្យ​សាមញ្ញ​ជា​ឧទាន​ឬ​ជេរ​គ្នា​លេង​ដោយ​ស្និទ្ធស្នាល : រំបល់ កុំ​លេង !, រំបល់​យក៍ ! យក​របស់​អញ​ទៅ​ណា ? (ម. ព. រំលេះ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6"/>
            <text:p text:style-name="P26"><text:s/></text:p>
          </table:table-cell>
        </table:table-row>
        <table:table-row table:style-name="តារាង1.2">
          <table:table-cell table:style-name="តារាង1.A2" office:value-type="string">
            <text:p text:style-name="P11">១១០៨៥</text:p>
          </table:table-cell>
          <table:table-cell table:style-name="តារាង1.B2" office:value-type="string">
            <text:p text:style-name="P13">រំប៉ើ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5">ដែល​ប៉ើក​ៗ​រឿយ​ៗ : បង្ហើយ​កូន​ខ្ចី​លោត​រប៉ើក (ម. ប្រ., ច្រ. ប្រ. ប៉ើក​ៗ ឬ តើក​ៗ ជាង) ។ ដែល​ប្លើក​ចុះ​ប្លើក​ឡើង ដើរ​រំប៉ើក​ទាល់​ល្ងាច (ម. ប្រ., ច្រ. ប្រ. ប៉ប្លើក ឬ ប្លើក​ៗ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៨៦</text:p>
          </table:table-cell>
          <table:table-cell table:style-name="តារាង1.B2" office:value-type="string">
            <text:p text:style-name="P13">រំព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ូរ​ខ្ទរ​ខ្លាំង, សូរ​គឹក​កង : រំពង​សមុទ្រ, រំពង​អាកាស, រំពង​សំឡេង។ គុ. ឬ កិ. វិ. ដែល​មាន​សូរ​គឹក​កង, ខ្ទរ​ខ្លាំង : សំឡេង​រំពង; លាន់​រំព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៨៧</text:p>
          </table:table-cell>
          <table:table-cell table:style-name="តារាង1.B2" office:value-type="string">
            <text:p text:style-name="P13">រំពត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ពត់​ឯង​វៀច​រមួល​ឬ​កែក​ល្អៀង​សាច់ មិន​ត្រង់​មិន​រត់​សាច់​ដូច​ដើម : ឈើ​ចេះ​តែ​រំពត់ ។ គុ. ដែល​រមួល​ឬ​កែក​ខុស​ពី​សណ្ឋាន​ត្រង់ : ឈើ​រំពត់, ស្នែង​ក្របី​រំពត់ ។ ន. សណ្ឋាន​ដែល​វៀច​រមួល​ឬ​កែក : រំពត់​ឈើ, រំពត់​ស្នែង​ក្របី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</text:p>
          </table:table-cell>
        </table:table-row>
        <table:table-row table:style-name="តារាង1.2">
          <table:table-cell table:style-name="តារាង1.A2" office:value-type="string">
            <text:p text:style-name="P11">១១០៨៨</text:p>
          </table:table-cell>
          <table:table-cell table:style-name="តារាង1.B2" office:value-type="string">
            <text:p text:style-name="P13">រំព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ភក្សាហារ​ដែល​សត្វ​កាច​ពិឃាត​បាន​ហើយ​ស៊ី​ខ្លះ​រួច​ទុក​ដោយ​ហួងហែង​បម្រុង​នឹង​ស៊ី​ត​ទៅ​ទៀត : រំពា​ខ្លា, ខ្លា​ការ​រំពា ។ ព. ប្រ. កំណាន់​ចិត្ត (ស្ត្រី​ឬ​បុរស​ជា​កំណាន់​ចិត្ត) : ការ​រំពា, ក្រវែល​រំពា ។ សត្វ​រំពា សត្វ​ដែល​ស៊ី​សាច់​សត្វ​ដទៃ : សីហ:, ខ្លា ជា​សត្វ​រំពា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៨៩</text:p>
          </table:table-cell>
          <table:table-cell table:style-name="តារាង1.B2" office:value-type="string">
            <text:p text:style-name="P13">រំពាត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គ្រឿង​វាយ​វាត់, វត្ថុ​សម្រាប់​វាយ​វាត់ : រំពាត់​ផ្ដៅ, រំពាត់​ខ្សែ​តី, រំពាត់​ភ្ជួរ ។ ត្រូវ​រំពាត់ ត្រូវ​គេ​វាយ​ដោយ​រំពាត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៩០</text:p>
          </table:table-cell>
          <table:table-cell table:style-name="តារាង1.B2" office:value-type="string">
            <text:p text:style-name="P13">រំពាស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ំពាស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៩១</text:p>
          </table:table-cell>
          <table:table-cell table:style-name="តារាង1.B2" office:value-type="string">
            <text:p text:style-name="P13">រំពឹ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">ជញ្ជឹង, គិត​ជញ្ជឹង, ទ្រឹង​គិត : រំពឹង​មើល, រំពឹង​ធម៌, រំពឹង​ទាន​សី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9"/>
          </table:table-cell>
        </table:table-row>
        <table:table-row table:style-name="តារាង1.2">
          <table:table-cell table:style-name="តារាង1.A2" office:value-type="string">
            <text:p text:style-name="P11">១១០៩២</text:p>
          </table:table-cell>
          <table:table-cell table:style-name="តារាង1.B2" office:value-type="string">
            <text:p text:style-name="P13">រំពុ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ខណៈ​ដែល​ទឹក​ពុះ​ម្ដងៗ : ដាំ​ទឹក​មួយ​រំពុះ, ស្ងោរ​ពីរ​រំពុះ, ទឹក​ពុះ​ច្រើន​រំពុះ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៩៣</text:p>
          </table:table-cell>
          <table:table-cell table:style-name="តារាង1.B2" office:value-type="string">
            <text:p text:style-name="P13">រំពើ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38"><text:span text:style-name="T8">ដែល​កក្រើក​រជើប​រជោរ, រំជួល​ខ្លាំង : កក្រើក​រំពើក ។ ដែល​កម្រើក​យោល​ៗ​ខ្ជោល​ៗ​ខ្លាំង : រលក​យោល​រំពើក ។ ដែល​កម្រើក​ទុល​ៗ​រវើក​ៗ​រឿយ​ៗ : កណ្តុរ​ត្រសុល​ជើង​មុង​ទុល​ៗ​រំពើក​ៗ ។ <text:s/>ន. អាការ​</text:span><text:span text:style-name="T17">កក្រើក​យោល​ៗ​ខ្ជោល​ៗ​ខ្លាំង​, រំជួល : រំពើក​រលក, រំពើក​សមុទ្រ </text:span><text:span text:style-name="T8">។ រំពើក​ផែន​ដី ការ​រញ្ជួយ​ផែន​ដី ។ល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35"/>
          </table:table-cell>
        </table:table-row>
        <table:table-row table:style-name="តារាង1.2">
          <table:table-cell table:style-name="តារាង1.A2" office:value-type="string">
            <text:p text:style-name="P11">១១០៩៤</text:p>
          </table:table-cell>
          <table:table-cell table:style-name="តារាង1.B2" office:value-type="string">
            <text:p text:style-name="P13">រំពើ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មាន​លំនាំ​ទន់​ល្វត​រេ​ចុះ​រេ​ឡើង ឬ​ដែល​រេ​ក្បាល​ស្ងើន​ងីកងាក​ៗ : រាំ​រំពើន, រេ​ក្បាល​រំពើន; លំនាំ​រំពើ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៩៥</text:p>
          </table:table-cell>
          <table:table-cell table:style-name="តារាង1.B2" office:value-type="string">
            <text:p text:style-name="P13">រំពេ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ត្វ​បក្សី​មួយ​ប្រភេទ នៅ​អាស្រ័យ​តាម​ផ្នូក​ខ្សាច់​ទន្លេ, សមុទ្រ, ... មាន​មច្ឆ​ជាតិ​ជា​ភក្សាហារ : សត្វ​រំពេ​ហើរ​រេ​តាម​លំហ​សមុទ្រ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៩៦</text:p>
          </table:table-cell>
          <table:table-cell table:style-name="តារាង1.B2" office:value-type="string">
            <text:p text:style-name="P13">រំពេ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្របក់​តូច; ប្រើ​ចំពោះ​តែ​ជា​មួយ​នឹង​ពាក្យ មួយ, និយាយ​ថា : មួយ​រំពេច (ចាំ​មួយ​រំពេច, ទៅ​មួយ​រំពេច,..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៩៧</text:p>
          </table:table-cell>
          <table:table-cell table:style-name="តារាង1.B2" office:value-type="string">
            <text:p text:style-name="P13">រំពេន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រេ​ចុះ​រេ​ឡើង​ពេន​ព័ទ្ធ : ហ្វូង​បក្សី​ហើរ​រំពេន, ពស់​លូន​រំពេន ។ ដែល​កែក្រាយ​ព័ទ្ធ​ពេន : រាំ​រំពេន ។ ដែល​បត់​បែន​ពេន​ព័ទ្ធ : ផ្លូវ​វៀច​រំពេន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៩៨</text:p>
          </table:table-cell>
          <table:table-cell table:style-name="តារាង1.B2" office:value-type="string">
            <text:p text:style-name="P13">រំពៃ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ឬ កិ. វិ.</text:p>
          </table:table-cell>
          <table:table-cell table:style-name="តារាង1.D2" office:value-type="string">
            <text:p text:style-name="P5">មៀង​មើល​ឬ​គន់​មើល​រឿយ​ៗ, មើល​បន្ថែ : រំពៃ​មើល ឬ មើល​រំពៃ; ក្រឡេក​រំពៃ​មើល​ឆ្វេង​មើល​ស្តាំ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០៩៩</text:p>
          </table:table-cell>
          <table:table-cell table:style-name="តារាង1.B2" office:value-type="string">
            <text:p text:style-name="P13">រំភាយ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ជាយ, ផ្ទាំង​សំពត់ ដែល​សំយុង​ចុះ : រំភាយ​ក្លស់, រំភាយ​បារាំ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បក់, បក់​ផាត់ (សម្រាប់​ប្រើ​តែ​ក្នុង​កាព្យ) : ពេល​នោះ​ព្រះ​ពាយ​រំភាយ​ផាត់ ពពក​រសាត់​ស្រឡះ​មេឃ ត្រជាក់​ស្រួល​ខ្លួន​សប្បាយ​ពេក ចិត្ត​ត្រេក​ភ្លាំង​ភ្លេច​ផ្ទះ​លំនៅ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០</text:p>
          </table:table-cell>
          <table:table-cell table:style-name="តារាង1.B2" office:value-type="string">
            <text:p text:style-name="P13">រំភើ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ទន់​ៗ ខ្លប​ៗ, ទន់​ៗ ហើប​ៗ : ក្តារ​ទន់​រំភើក​ៗ, បឿន​ទន់​រំភើក​ៗ (ម. ព. រំពើក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១</text:p>
          </table:table-cell>
          <table:table-cell table:style-name="តារាង1.B2" office:value-type="string">
            <text:p text:style-name="P13">រំភើ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ញ្ជួយ, ចំប្រប់ : ខ្យល់​បក់​មិន​រំភើប; ខ្ញុំ​មិន​រំភើប​ទេ ! ។ ចិត្ត​រំភើប ចិត្ត​ព្រឺព្រួ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២</text:p>
          </table:table-cell>
          <table:table-cell table:style-name="តារាង1.B2" office:value-type="string">
            <text:p text:style-name="P13">រំភើ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បក់​តិច​ៗ, ត្រសៀក​ៗ : ខ្យល់​បក់​រំភើយ​ៗ; ខ្យល់​រំភើយ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៣</text:p>
          </table:table-cell>
          <table:table-cell table:style-name="តារាង1.B2" office:value-type="string">
            <text:p text:style-name="P13">រំយា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ចាស់​រយាក​ជ្រោកជ្រាក, រំដាក : ចាស់​រំយាក (ម. ព. រយាក ផ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៤</text:p>
          </table:table-cell>
          <table:table-cell table:style-name="តារាង1.B2" office:value-type="string">
            <text:p text:style-name="P13">រំយី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ម្រាប់​និយាយ​ផ្សំ​នឹង​ពាក្យ រំយាក ថា: ចាស់​រំយីក​រំយាក ចាស់​មាន​សាច់​ជ្រាក​រយាក​ខ្លាំង, ចាស់​រំដេករំដាក (ម. ព. រយីក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៥</text:p>
          </table:table-cell>
          <table:table-cell table:style-name="តារាង1.B2" office:value-type="string">
            <text:p text:style-name="P13">រំយោ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ចង្កោម, កញ្ចុំ, សំណុំ ដែល​សំយុង​ចុះ​យោល​ៗ : រំយោល​ស្ពាន់​ក្រាប់, រំយោល​ផ្កា, រំយោល​អង្កាំ ។ រយ៉ា : ដើម​រំយោល, ផ្កា​រំយោល គឺ​ដើម​រយ៉ា, ផ្កា​រយ៉ា (ហៅ​តាម​ទម្លាប់​ដោយ​ស្រុក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៦</text:p>
          </table:table-cell>
          <table:table-cell table:style-name="តារាង1.B2" office:value-type="string">
            <text:p text:style-name="P13">រំល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កន្លង : រំលង​បួន​ថ្ងៃ​ពី​នេះ​ទៅ ។ ធ្វើ​ឲ្យ​កន្លង​លើ : លោត​ផ្លោះ​រំលង​សម្រាស់ ។ បង្ហូស : រំលង​ផ្ទះ​ពីរ​មិន​បាន​ចូល ។ ព. ទ. បុ. បោះ​សន្ទូច​រំលង​ភ្នំ រំលង​អ្នក​ធំ​បង្ហួស​ទៅ​រក​អ្នក​តូច​ជា​មុន ឬ​រំលង​មិន​តាម​លំដាប់​មុខ​ក្រសួ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៧</text:p>
          </table:table-cell>
          <table:table-cell table:style-name="តារាង1.B2" office:value-type="string">
            <text:p text:style-name="P13">រំលត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ត់ ឬ រំលត់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៨</text:p>
          </table:table-cell>
          <table:table-cell table:style-name="តារាង1.B2" office:value-type="string">
            <text:p text:style-name="P13">រំលប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ម្លុប ឬ រំលុប; គួរ​ប្រើ រម្លុប ឬ រំលុប វិញ​សម​តាម​ប្រភព​ដើម​ជា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០៩</text:p>
          </table:table-cell>
          <table:table-cell table:style-name="តារាង1.B2" office:value-type="string">
            <text:p text:style-name="P13">រំលស់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ស់ ឬ រំលស់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០</text:p>
          </table:table-cell>
          <table:table-cell table:style-name="តារាង1.B2" office:value-type="string">
            <text:p text:style-name="P13">រំល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ធ្លាក់​ភ្លៀង​ខ្លាំង : ភ្លៀង​រំលា ។ ដែល​ជន់​ធំ​លិច​សាយ​ពេញ​ពាស : ជន់​រំលា; ជំនន់​រំលា, ទឹក​រំលា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១</text:p>
          </table:table-cell>
          <table:table-cell table:style-name="តារាង1.B2" office:value-type="string">
            <text:p text:style-name="P13">រំលា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ម. ព. រម្លាក ឬ រំលាក)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២</text:p>
          </table:table-cell>
          <table:table-cell table:style-name="តារាង1.B2" office:value-type="string">
            <text:p text:style-name="P21">រំលា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<text:span text:style-name="T20">លœាង</text:span> ឬ <text:span text:style-name="T20">លœាងផ្លាញ</text:span> <text:span text:style-name="T2">អ. ថ. ល៉ាង ឬ --ផ្លាន) ធ្វើ​ឲ្យ​វិនាស; បំផ្លាញ; ទម្លាយ; ផ្ដាច់ផ្តិល, បំបាត់​ជីវិត​គេ : រំលាង​ប្រយោជន៍, រំលាង​វង្ស, រំលាង​ជីវិត​គេ ។ រំលាង​ខន្ធ​ស្លាប់ : លុះ​បុរស​នោះ​រំលាង​ខន្ធ ក៏​ទៅ​កើត​ជា​បុត្រ​សេដ្ឋី...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៣</text:p>
          </table:table-cell>
          <table:table-cell table:style-name="តារាង1.B2" office:value-type="string">
            <text:p text:style-name="P13">រំលា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ាយ ឬ រំលា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៤</text:p>
          </table:table-cell>
          <table:table-cell table:style-name="តារាង1.B2" office:value-type="string">
            <text:p text:style-name="P13">រំលិ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អន្លង់​ទឹក​មាន​សណ្ឋាន​ទ្រវែង ខាង​ដើម​និង​ខាង​ចុង​ទាល់ មិន​មាន​ផ្លូវ​ហូរ​ទឹក​ចេញ, ច្រើន​មាន​ជិត​ស្ទឹង​ឬ​ជិត​ព្រែក : ក្បាល​រំលិច, ចុង​រំលិ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៥</text:p>
          </table:table-cell>
          <table:table-cell table:style-name="តារាង1.B2" office:value-type="string">
            <text:p text:style-name="P13">រំលី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ើង ឬ រំលី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៦</text:p>
          </table:table-cell>
          <table:table-cell table:style-name="តារាង1.B2" office:value-type="string">
            <text:p text:style-name="P13">រំលឹ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ម្លឹក, រំលឹក ឬ រំឭ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៧</text:p>
          </table:table-cell>
          <table:table-cell table:style-name="តារាង1.B2" office:value-type="string">
            <text:p text:style-name="P13">រំលុ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រណ្ដៅ​ដែល​ជីក​លុង​សម្រាប់​ឲ្យ​ត្រី​ននៀល​ឡើង​ធ្លាក់ ឬ​លោត​ធ្លាក់​ហើយ​លោត​ឡើង​ពុំ​រួច : ត្រី​រំលុង (ត្រី​ដែល​ធ្លាក់​ក្នុង​រំលុង) ។ រណ្ដៅ​ធំ​ជ្រៅ​ដែល​គេ​ជីក​សម្រាប់​ឲ្យ​សត្វ​ចតុប្បាទ​ធ្លាក់​ចុះ​ហើយ​ឡើង​ពុំ​រួច : ជ្រូក​ព្រៃ​ធ្លាក់​រំលុង, ដើរ​ធ្លាក់​ផុង​ក្នុង​រំលុ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៨</text:p>
          </table:table-cell>
          <table:table-cell table:style-name="តារាង1.B2" office:value-type="string">
            <text:p text:style-name="P13">រំលុ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លប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ុប ឬ រំលុប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១៩</text:p>
          </table:table-cell>
          <table:table-cell table:style-name="តារាង1.B2" office:value-type="string">
            <text:p text:style-name="P13">រំលុះ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ុះ ឬ រំលុះ ១ កិ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ម. ព. រម្លុះ ឬ រំលុះ ២ ន.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២០</text:p>
          </table:table-cell>
          <table:table-cell table:style-name="តារាង1.B2" office:value-type="string">
            <text:p text:style-name="P13">រំលូ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ូត ឬ រំលូត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២១</text:p>
          </table:table-cell>
          <table:table-cell table:style-name="តារាង1.B2" office:value-type="string">
            <text:p text:style-name="P13">រំលើ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ពោល​ពាក្យ​បូរបាច់​លើក​យក​គុណូបការៈ ដែល​ខ្លួន​បាន​ធ្វើ​ហើយ ឲ្យ​គេ​ដឹង​ថា​ខ្លួន​មាន​គុណ​លើ​គេ ហើយ​ដែល​គេ​ធ្វើ​ឲ្យ​ទាស់​ចិត្ត : រំលើក​គុណ ។ រំលើក​បើក​កកាយ រំលើក​បើក​ចំហ​គាស់​កកាយ​សើ​រើ​យក​ឧបការ​គុណ​មក​បូរបាច់​អស់​គ្មាន​សល់ ។ រំលើក​រំឭក ឬ រំឭក​រំលើក រំលើក​ឲ្យ​គេ​នឹក​ឃើញ​ឧបការ​គុណ​ដែល​ខ្លួន​បាន​ធ្វើ​ហើយ​ចំពោះ​ខ្លួន​គេ​អ្នក​រម្លុប​គុណ​នោះ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ំលើក​រំឭក <text:s/>រំឭក​រំលើក</text:p>
          </table:table-cell>
        </table:table-row>
        <table:table-row table:style-name="តារាង1.2">
          <table:table-cell table:style-name="តារាង1.A2" office:value-type="string">
            <text:p text:style-name="P11">១១១២២</text:p>
          </table:table-cell>
          <table:table-cell table:style-name="តារាង1.B2" office:value-type="string">
            <text:p text:style-name="P13">រំលើ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ើង ឬ រំលើ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២៣</text:p>
          </table:table-cell>
          <table:table-cell table:style-name="តារាង1.B2" office:value-type="string">
            <text:p text:style-name="P13">រំលៀ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បង្ខិត, រំកិល, បំបែរ, បង់​ឃ្លាត មិន​ឲ្យ​នៅ​កៀក​កិត​គ្នា ឬ​ឲ្យ​ឃ្លាត​ចេញ​ពី​កន្លែង​ដើម : រំលៀក​បង្គុយ, រំលៀក​ខ្លួន ។ រំលែក​អ្វី​ៗ​ដែល​ច្រើន​ឲ្យ​រលស់ : រំលៀក​ស្រូវ​ពី​ទូក​ធំ​ដាក់​ទូក​តូ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២៤</text:p>
          </table:table-cell>
          <table:table-cell table:style-name="តារាង1.B2" office:value-type="string">
            <text:p text:style-name="P13">រំលៀ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លាំល្យើង អ. ថ. លុ័មលៀង) រំលែក​ចេញ​ខ្លះ, បន្ថយ​ឲ្យ​នៅ​តិច, រំលែក​បន្តិច​ម្ដង​ៗ : រំលៀង​របស់, រំលៀង​ពល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២៥</text:p>
          </table:table-cell>
          <table:table-cell table:style-name="តារាង1.B2" office:value-type="string">
            <text:p text:style-name="P13">រំលេ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2"><text:span text:style-name="T17">ធ្វើ​ឲ្យ​លេច​ព័ណ៌, ឲ្យ​លេច​ក្បាច់​រចនា : រំលេច​ព័ណ៌, រំលេច​ត្បូង</text:span><text:span text:style-name="T8">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5"/>
          </table:table-cell>
        </table:table-row>
        <table:table-row table:style-name="តារាង1.2">
          <table:table-cell table:style-name="តារាង1.A2" office:value-type="string">
            <text:p text:style-name="P11">១១១២៦</text:p>
          </table:table-cell>
          <table:table-cell table:style-name="តារាង1.B2" office:value-type="string">
            <text:p text:style-name="P13">រំលេ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លេប, ឲ្យ​ជ្រាប​ចូល, ឲ្យ​ស្រូប​ចូ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២៧</text:p>
          </table:table-cell>
          <table:table-cell table:style-name="តារាង1.B2" office:value-type="string">
            <text:p text:style-name="P13">រំលេម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ផ្សើម​មិន​ឲ្យ​ស្ងួត​ក : ស្ងួត​ក ទាល់​តែ​ក្រេប​ទឹក​រំលេម​ទើប​លេប​បាយ​រួ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២៨</text:p>
          </table:table-cell>
          <table:table-cell table:style-name="តារាង1.B2" office:value-type="string">
            <text:p text:style-name="P13">រំលេ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រំបល់ : រំលេះ​យក៍ ! (ពាក្យ​ជេរ) ។ រំបល់​រំលេះ ជេរ​យឹត​យោង​រក​រំបល់​រំលេះ ។ </text:p>
          </table:table-cell>
          <table:table-cell table:style-name="តារាង1.D2" office:value-type="string">
            <text:p text:style-name="P4">រំលែះ</text:p>
          </table:table-cell>
          <table:table-cell table:style-name="តារាង1.I2" office:value-type="string">
            <text:p text:style-name="P5">រំបល់​រំលេះ</text:p>
          </table:table-cell>
        </table:table-row>
        <table:table-row table:style-name="តារាង1.2">
          <table:table-cell table:style-name="តារាង1.A2" office:value-type="string">
            <text:p text:style-name="P11">១១១២៩</text:p>
          </table:table-cell>
          <table:table-cell table:style-name="តារាង1.B2" office:value-type="string">
            <text:p text:style-name="P13">រំលែ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ញែក​ចេញ​ខ្លះ, បំបែក​ចេញ​ខ្លះ, ធ្វើ​ឲ្យ​រលស់​ចេញ​ខ្លះ យក​ចេញ​ខ្លះ, ចែក​ឲ្យ​ខ្លះ​តាម​ការ​គួរ : រំលែក​ម្ហូប​ចែក​គ្នា ។ (កុំ​ច្រឡំ រំលែក និង រលែក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០</text:p>
          </table:table-cell>
          <table:table-cell table:style-name="តារាង1.B2" office:value-type="string">
            <text:p text:style-name="P13">រំលែ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ំលេះ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១</text:p>
          </table:table-cell>
          <table:table-cell table:style-name="តារាង1.B2" office:value-type="string">
            <text:p text:style-name="P13">រំលោ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ម. ព. រម្លោក ឬ រំលោ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២</text:p>
          </table:table-cell>
          <table:table-cell table:style-name="តារាង1.B2" office:value-type="string">
            <text:p text:style-name="P13">រំលោ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ព្រៃ​ស្រោង​ក្នុង​ទំនាប : ព្រៃ​រំលោង ។ ទំនាប​ដែល​មាន​ព្រៃ​ស្រោង : ទឹក​ស្ទឹង​ជន់​សាយ​លិច​រំលោង, មើល​ទៅ​ឃើញ​ទឹក​រំលោ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៣</text:p>
          </table:table-cell>
          <table:table-cell table:style-name="តារាង1.B2" office:value-type="string">
            <text:p text:style-name="P13">រំលោភ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លោប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បំពាន​ដោយ​សេចក្ដី​លោភ, បំពាន​បំពារ​ទាំង​អំណាច, បង្រ្គប​លើ, ប្រព្រឹត្ត​ល្មើស​លើ : រំលោភ​យក​ដី​គេ, រំលោភ​លើ​ច្បាប់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៤</text:p>
          </table:table-cell>
          <table:table-cell table:style-name="តារាង1.B2" office:value-type="string">
            <text:p text:style-name="P13">រំល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ំ ឬ រំលំ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៥</text:p>
          </table:table-cell>
          <table:table-cell table:style-name="តារាង1.B2" office:value-type="string">
            <text:p text:style-name="P13">រំសា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ម. ព. រម្សាយ ឬ រំសាយ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៦</text:p>
          </table:table-cell>
          <table:table-cell table:style-name="តារាង1.B2" office:value-type="string">
            <text:p text:style-name="P13">រំសុ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ឡើង​ត្រសុស : រំសុស​សំឡី​កប្បាស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៧</text:p>
          </table:table-cell>
          <table:table-cell table:style-name="តារាង1.B2" office:value-type="string">
            <text:p text:style-name="P13">រំសេវ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ម្សេវ; ច្រើន​ប្រើ រំសេវ ជាង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៨</text:p>
          </table:table-cell>
          <table:table-cell table:style-name="តារាង1.B2" office:value-type="string">
            <text:p text:style-name="P13">រំសោ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</text:p>
          </table:table-cell>
          <table:table-cell table:style-name="តារាង1.D2" office:value-type="string">
            <text:p text:style-name="P32"><text:span text:style-name="T17">ធ្វើ​ឲ្យ​សោះ, ឲ្យ​ស្រស់​ទឹក, ឲ្យ​ស្រស់​ទឹក, ឲ្យ​ស្ងួត, ឲ្យ​អស់​រស​ជាតិ :</text:span><text:span text:style-name="T8"> រំសោះ​សរសៃ​ថ្នាំ​ទទឹក ។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៣៩</text:p>
          </table:table-cell>
          <table:table-cell table:style-name="តារាង1.B2" office:value-type="string">
            <text:p text:style-name="P13">រំហ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ម្ហ ឬ លំហ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៤០</text:p>
          </table:table-cell>
          <table:table-cell table:style-name="តារាង1.B2" office:value-type="string">
            <text:p text:style-name="P13">រំហ័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ំហស៑) ដំណើរ​រហ័ស, ការ​ប្រញាប់ : ទៅ​ដោយ​រំហ័ស ។ គុ. ដែល​រហ័ស, ប្រញាប់ : ការ​រំហ័ស, ដំណើរ​រំហ័ស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៤១</text:p>
          </table:table-cell>
          <table:table-cell table:style-name="តារាង1.B2" office:value-type="string">
            <text:p text:style-name="P13">រំហា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ម្ហាច ឬ លំហាច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៤២</text:p>
          </table:table-cell>
          <table:table-cell table:style-name="តារាង1.B2" office:value-type="string">
            <text:p text:style-name="P13">រំហុ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អំពី​ភ្លៀង​ដែល​ធ្លាក់​គំហុក​ខ្លាំង​រាល់​ថ្ងៃ : ភ្លៀង​រំហុក (និយាយ​ថា លំហុក ក៏​មាន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៤៣</text:p>
          </table:table-cell>
          <table:table-cell table:style-name="តារាង1.B2" office:value-type="string">
            <text:p text:style-name="P13">រំហូ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</text:p>
          </table:table-cell>
          <table:table-cell table:style-name="តារាង1.D2" office:value-type="string">
            <text:p text:style-name="P5">(ម. ព. រម្ហូត ឬ រំហូត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៤៤</text:p>
          </table:table-cell>
          <table:table-cell table:style-name="តារាង1.B2" office:value-type="string">
            <text:p text:style-name="P13">រំហូរ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ការ​ហូរ : រំហូរ​ទឹក គឺ​ការ​ហូរ​នៃ​ទឹក ។ ដើរ​កាត់​រំហូរ​ទឹក គឺ​ដើរ​លុយ​កាត់​ទឹក​ដែល​ហូរ (ម. ព. បង្ហូរ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៤៥</text:p>
          </table:table-cell>
          <table:table-cell table:style-name="តារាង1.B2" office:value-type="string">
            <text:p text:style-name="P13">រំហួ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ហួត : ខ្យល់​រំហួត​ទឹក ។ កិ. វិ. ឬ គុ. ដែល​រាំង​យូរ​ហួត​រីង​ទឹក​អស់ : រាំង​រំហួត; ខែ​រំហួត ។ ន. ការ​ហួត, ការ​ហួត​ហែ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៤៦</text:p>
          </table:table-cell>
          <table:table-cell table:style-name="តារាង1.B2" office:value-type="string">
            <text:p text:style-name="P13">រំហើ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ម្ហើយ ឬ លំហើយ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៤៧</text:p>
          </table:table-cell>
          <table:table-cell table:style-name="តារាង1.B2" office:value-type="string">
            <text:p text:style-name="P13">រំហែ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លម្ហែ ឬ លំហែ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៤៨</text:p>
          </table:table-cell>
          <table:table-cell table:style-name="តារាង1.B2" office:value-type="string">
            <text:p text:style-name="P13">រំហោក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ធ្វើ​ឲ្យ​ហោក : រំហោក​ដុំ​រទេះ ។ ដាប់​ក្បាច់​ទម្លុះ​ពី​ម្ខាង​ទៅ​ម្ខាង : រំហោក​ក្បាច់, ដាប់​រំហោក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ក្បាច់​ដែល​ដាប់​ទម្លុះ​ពី​ម្ខាង​ទៅ​ម្ខាង : ក្បាច់​រំហោក ។ ឈ្មោះ​ពស់​ពញ្លក់​មួយ​ប្រភេទ​មាត្រ​ធំ​ជាង​ពញ្លក់​វល្លិ : ពស​ពញ្លក់​រំហោក (ហៅ​ថា ពញ្លក់​លំហោក ក៏​មាន; អ្នក​ស្រុក​ខ្លះ​ហៅ ពញ្លក់​ដំរី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ក្បាច់​រំហោក</text:p>
          </table:table-cell>
        </table:table-row>
        <table:table-row table:style-name="តារាង1.2">
          <table:table-cell table:style-name="តារាង1.A2" office:value-type="string">
            <text:p text:style-name="P11">១១១៤៩</text:p>
          </table:table-cell>
          <table:table-cell table:style-name="តារាង1.B2" office:value-type="string">
            <text:p text:style-name="P13">រំអ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អា ឬ រំអា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៥០</text:p>
          </table:table-cell>
          <table:table-cell table:style-name="តារាង1.B2" office:value-type="string">
            <text:p text:style-name="P13">រំអិល 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ម. ព. រម្អិល, រំអិល ឬ រំឥល) ។ </text:p>
          </table:table-cell>
          <table:table-cell table:style-name="តារាង1.D2" office:value-type="string">
            <text:p text:style-name="P4">រំឥល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៥១</text:p>
          </table:table-cell>
          <table:table-cell table:style-name="តារាង1.B2" office:value-type="string">
            <text:p text:style-name="P13">រំអុ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អុក​រឿយ​ៗ, កម្ជេញ​ដាក់ គឺ​ពឹង​រក, សូម; តឿន​ទារ ទទូច​ច្រំដែល, កន្ទក់កន្ទេញ នាំ​ឲ្យ​ព្រួយ ឲ្យ​ជ្រេញ​ចិត្ត : រំអុក​ឲ្យ, រំអុក​សូម​ប្រាក់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</text:p>
          </table:table-cell>
        </table:table-row>
        <table:table-row table:style-name="តារាង1.2">
          <table:table-cell table:style-name="តារាង1.A2" office:value-type="string">
            <text:p text:style-name="P11">១១១៥២</text:p>
          </table:table-cell>
          <table:table-cell table:style-name="តារាង1.B2" office:value-type="string">
            <text:p text:style-name="P13">រំអុករំអែ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ំអុក​ចែប៉ប្រែ, រំអុក​ត្អូញត្អែរ​ច្រំដែល : វា​ចេះ​តែ​មក​រំអុក​រំអែ​ឲ្យ​ខ្ញុំ​អំពី ...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៥៣</text:p>
          </table:table-cell>
          <table:table-cell table:style-name="តារាង1.B2" office:value-type="string">
            <text:p text:style-name="P13">រំអួ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</text:p>
          </table:table-cell>
          <table:table-cell table:style-name="តារាង1.D2" office:value-type="string">
            <text:p text:style-name="P5">ធ្វើ​ពុត​ចំទួយ​ខ្លួន, ឈឺ​ចាប់​ឬ​នឿយ​ហត់​បន្តិច​បន្តួច សម្តែង​អាការ​មាយា​ថ្ងូរ​ឬ​ត្អួញត្អែរ​ធ្វើ​ហាក់​ដូច​ជា​នឿយ​ហត់​ខ្លាំង​ឬ​ឈឺ​ខ្លាំង : កុំ​រំអួយ​ពេក ! ។ ប្រើ​ជា គុ. ក៏​បាន : មនុស្ស​រំអួយ ។ រំអួយ​រំអែ (ម. ព. រំអែ​រំអួយ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<text:s/>រំអួយ​រំអែ</text:p>
          </table:table-cell>
        </table:table-row>
        <table:table-row table:style-name="តារាង1.2">
          <table:table-cell table:style-name="តារាង1.A2" office:value-type="string">
            <text:p text:style-name="P11">១១១៥៤</text:p>
          </table:table-cell>
          <table:table-cell table:style-name="តារាង1.B2" office:value-type="string">
            <text:p text:style-name="P22">រំអើ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និយាយ​តំណាល​ឬ​រំឭក​ដំណើរ​ដើម ឬ​ក៏​រឿង​ដើម : រំអើក​រឿង​ដែល​កន្លង​ហួស​ទៅ​ហើយ ។ សើ​រើ​យក​សេចក្ដី​ដើម​ដែល​និយាយ​រួច​ទៅ​ហើយ មក​តំណាល​ទៀត : រំអើក​សេចក្ដី​ដដែល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៥៥</text:p>
          </table:table-cell>
          <table:table-cell table:style-name="តារាង1.B2" office:value-type="string">
            <text:p text:style-name="P13">រំអែ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អែង ឬ រំអែ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៥៦</text:p>
          </table:table-cell>
          <table:table-cell table:style-name="តារាង1.B2" office:value-type="string">
            <text:p text:style-name="P13">រំអែរំអួយ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រំអួយ​ពេក (ព. កា. ប្រើ​ជា រំអួយ​រំអែ ក៏​មាន) ។ ប្រើ​ជា គុ. ក៏​បាន : មនុស្ស​រំអែ​រំអួយ (ម. ព. រំអួយ ទៀត​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៥៧</text:p>
          </table:table-cell>
          <table:table-cell table:style-name="តារាង1.B2" office:value-type="string">
            <text:p text:style-name="P13">រំឭ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(ម. ព. រម្លឹក, រំលឹក ឬ រំឭក)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៥៨</text:p>
          </table:table-cell>
          <table:table-cell table:style-name="តារាង1.B2" office:value-type="string">
            <text:p text:style-name="P13">រា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បញ្ចេញ​លំនាំ​វាស​ដៃ​វាស​ជើង ពត់​ពេន​ខ្លួន​ប្រាណ​ចាក់​ក្បាច់​កែ​ក្រាយ ឬ​លោត​ហក់​ចាក់​ក្បាច់ តាម​បែប​បទ​ផ្សេង​ៗ របស់​អ្នក​របាំ : ល្ខោន​រាំ, មើល​រាំ ។ រាំ​កណ្តូប​សេះ រាំ​ផ្ងុប​ចុង​ដៃ​ទាំង​ពីរ​ក្ងុក​ទៅ​ខាង​មុខ ដូច​ជា​លំនាំ​កណ្តូប​សេះ​ដែល​កម្រើក​បោះ​ជើង​មុខ ។ រាំ​ច្រៀង ឬ ច្រៀង​រាំ រាំ​ផង​ច្រៀង​ផង ឬ​ទាំង​ច្រៀង​ទាំង​រាំ ។ រាំ​រែក រាំ​កាង​ដៃ​ខ្លប​ៗ ដូច​គេ​រែក​ឬ​ស្រដៀង​នឹង​ដង​រែក​ដែល​រលាស់ (ព. សា.)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ាំ​រែក </text:p>
          </table:table-cell>
        </table:table-row>
        <table:table-row table:style-name="តារាង1.2">
          <table:table-cell table:style-name="តារាង1.A2" office:value-type="string">
            <text:p text:style-name="P11">១១១៥៩</text:p>
          </table:table-cell>
          <table:table-cell table:style-name="តារាង1.B2" office:value-type="string">
            <text:p text:style-name="P13">រ៉ាំ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 </text:p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5">(រាំ អ. ថ. រុ័ម ប្រើ​ជា កិ.) ញយ, ញឹក​ញយ, រឿយ : ទៅ​មក​រ៉ាំ​ណាស់, អង្គាស​ប្រាក់​រ៉ាំ​ពេក (សរសេរ​ជា រ ក៏​បាន ប៉ុន្តែ​ទើសទែង​នឹង​មូសិកទន្ត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៦០</text:p>
          </table:table-cell>
          <table:table-cell table:style-name="តារាង1.B2" office:value-type="string">
            <text:p text:style-name="P13">រាំង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បិទ​ខ្ទប់,បាំង​ខ្ទប់, ឃាំង : រាំង​ទ្វារ, រាំង​ផ្លូវ ។ រាំង​ដំណើរ បិទ​ឬ​ឃាត់​ដំណើរ ។ <text:s/>រាំង​មុខ ឃាំង​ឬ បាំង​ចំ​ពី​មុខ ។ រាំង​រា ឬ រា​រាំង (ម. ព. រា)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ាំង​រា </text:p>
            <text:p text:style-name="P5">រា​រាំង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5">ឈប់​លែង​ធ្លាក់​ភ្លៀង, អស់​ភ្លៀង; គ្មាន​ភ្លៀង : ភ្លៀង​តែ​មួយ​ឈូ​រាំង​ធេង !; ពេញ​មួយ​ខែ​ហើយ​រាំង​គ្មាន​ភ្លៀង​មួយ​តំណក់ ។ ព. ប្រ. រាំង​ខែ ឬ រាំង​រដូវ ឈប់​មិន​ធ្លាក់​រដូវ, គ្មាន​រដូវ (នៃ​ស្ត្រី) ។ រាំង​ភ្លៀង (ម. ព. ប្រាំង) ។ រាំង​រឹះ (ម. ព. រឹះ) ។ល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ាំង​រឹះ </text:p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ឈើ, មាន ២ ប្រភេទ​គឺ រាំង​ភ្នំ ឈើ​ធំ​មួយ​ប្រភេទ ដុះ​ក្នុង​ព្រៃ​ភ្នំ​ឬ​ព្រៃ​ទួល​ធំ​ៗ ជា​ឈើ​មាន​ខ្លឹម​ជាប់​ធន់​បាន​យូរ សម្រាប់​ប្រើ​ការ​ធ្វើ​គ្រឿង​គ្រឹហា, ជា​គូ​គ្នា​នឹង​ផ្ចឹក, គេ​ច្រើន​និយាយ​ថា ផ្ចឹក​រាំង គឺ​ផ្ចឹក និង​រាំង​ភ្នំ; រាំង​អន្លក់ ឈើ​រនាម​មួយ​ប្រភេទ ស្លឹក​ខ្ចី​ប្រើ​ជា​អន្លក់​ឬ​របោយ មាន​រស​ចត់ : អន្លក់​រាំង, របោយ​ត្រួយ​រាំ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>រាំង​ភ្នំ</text:p>
            <text:p text:style-name="P5">រាំង​អន្លក់ </text:p>
          </table:table-cell>
        </table:table-row>
        <table:table-row table:style-name="តារាង1.2">
          <table:table-cell table:style-name="តារាង1.A2" office:value-type="string">
            <text:p text:style-name="P11">១១១៦១</text:p>
          </table:table-cell>
          <table:table-cell table:style-name="តារាង1.B2" office:value-type="string">
            <text:p text:style-name="P13">រាំង​គន្ល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ដែល​មាន​បន្ទះ​ចុង​កន្ទុយ​ទទឹង​ចន្លោះ​ជើង​ក្រោយ​ទាំង​ពីរ (ចំពោះ​តែ​កន្ទុយ​ដំរី) : កន្ទុយ​រាំង​គន្លង (ដំរី​ដែល​មាន​លក្ខណៈ​កន្ទុយ​យ៉ាង​នេះ​រាប់​ថា​ជា​ដំរី​មង្គល​ប្រសើរ):... មាន​ដំណើរ​ល្គាយល្គង​កន្ទុយ​រាំង​គន្លង បោស​ព្រះ​ធរណី (ព. ទេ. ក្នុង​មហា​វេស្សន្តរ​ជាតក​ប្រែរយ) ។ ដែល​ការពារ​មិន​ឲ្យ​គេ​ចូល​មក​ក្នុង​គន្លង​ឬ​ក្នុង​នាទី​របស់​ខ្លួន : មាន់​រាំង​គន្លង ។ ដែល​ដើរ​ខុស​ផ្លូវ​ដោយ​បែរ​គូទ​ចេញ​ក្រៅ​ហាក់​ដូច​ជា​រាំង​ទទឹង​គន្លង : គោ​រាំង​គន្លង ។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២</text:p>
          </table:table-cell>
          <table:table-cell table:style-name="តារាង1.B2" office:value-type="string">
            <text:p text:style-name="P13">រាំង​ជ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ជល់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គុ</text:p>
          </table:table-cell>
          <table:table-cell table:style-name="តារាង1.D2" office:value-type="string">
            <text:p text:style-name="P5">(ជល <text:span text:style-name="T2">“ទឹក”) ដែល​រាំង​ឥត​ទឹក​ភ្លៀង ។ ពាក្យ​សម្រាប់​និយាយ​ផ្សំ​ជា​មួយ​នឹង​ពាក្យ ចម្បាំង, ច្បាំង ថា : កើត​ចម្បាំង​រាំង​ជល កើត​ចម្បាំង​ផង​រាំង​ឥត​ភ្លៀង​ផង; ឬ ច្បាំង​រាំង​ជល ច្បាំង​ផង រាំង​ភ្លៀង​ផង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26"/>
          </table:table-cell>
        </table:table-row>
        <table:table-row table:style-name="តារាង1.2">
          <table:table-cell table:style-name="តារាង1.A2" office:value-type="string">
            <text:p text:style-name="P12">១១១៦៣</text:p>
          </table:table-cell>
          <table:table-cell table:style-name="តារាង1.B2" office:value-type="string">
            <text:p text:style-name="P21">រ៉ាំងណុ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">(រ័ងនក អ. ថ. រុ័ងន៉ុក “សំបុក​សត្វ​បក្សី”) សំបុក​សត្វ​ត្រចៀកកាំ​ដែល​ប្រឡាក់​កំហាក​វា, សម្រាប់​ប្រើ​ជា​ថ្នាំ​ត្រជាក់​ឬ​ប្រើ​ជា​អាហារ​សម្រាប់​មនុស្ស​ឈឺ​ធ្ងន់​ជួយ​ឲ្យ​មាន​កម្លាំង (សរសេរ​ជា <text:span text:style-name="T20">រ៉ំាង</text:span>-- ក៏​បាន ប៉ុន្តែ​ទើសទែង​នឹង​មូសិកទន្ត ។ ម. ព. ត្រចៀកកាំ និង នាង​នក់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៦៤</text:p>
          </table:table-cell>
          <table:table-cell table:style-name="តារាង1.B2" office:value-type="string">
            <text:p text:style-name="P13">រាំងរ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(ម. ព. រា) ។</text:p>
          </table:table-cell>
          <table:table-cell table:style-name="តារាង1.D2" office:value-type="string">
            <text:p text:style-name="P4">រា​រាំង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៦៥</text:p>
          </table:table-cell>
          <table:table-cell table:style-name="តារាង1.B2" office:value-type="string">
            <text:p text:style-name="P13">រាំង​សាប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ឈ្មោះ​ឈើ​មួយ​ប្រភេទ សម្រាប់​ប្រើ​ជា​ថ្នាំ​បន្សាប​រោគ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៦៦</text:p>
          </table:table-cell>
          <table:table-cell table:style-name="តារាង1.B2" office:value-type="string">
            <text:p text:style-name="P13">រាំ​រៀល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5">ដែល​ដើរ​ចុះ​ដើរ​ឡើង​ក្រវែល​មិន​ទៅ​ណា : ដើរ​រាំ​រៀល; ដំណើរ​រាំ​រៀល ។ រា​រែក, អល់អែក, ស្ទាក់​ស្ទើរ : គំនិត​រាំ​រៀល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2">១១១៦៧</text:p>
          </table:table-cell>
          <table:table-cell table:style-name="តារាង1.B2" office:value-type="string">
            <text:p text:style-name="P21">រ៉ាំរ៉ៃ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2">តត្រំ​តត្រើយ, ត្រាំត្រែង, យូរ : ឈឺ​រ៉ាំរ៉ៃ, ក្មេង​យំ​រ៉ាំរ៉ៃ; ជំងឺ​រ៉ាំរ៉ៃ (សរសេរ​ជា <text:span text:style-name="T20">រ៉ំា</text:span> --ក៏​បាន ប៉ុន្តែ​ទើសទែង ព្រោះ​មា​ន​មូសិកទន្ត​ផង; គួរ​ប្រើ រ៉ាំរ៉ៃ ស្រួល​ជា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៦៨</text:p>
          </table:table-cell>
          <table:table-cell table:style-name="តារាង1.B2" office:value-type="string">
            <text:p text:style-name="P13">រះ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32"><text:span text:style-name="T17">ចេញ​ពន្លឺ​ត្រចះ​ពី​ក្នុង​ស្រទាប់​មេឃ នៅ​វេលា​ព្រហាម​ឬ​វេលា​យប់ (តាម​កាល​កំណត់) : ថ្ងៃ​រះ (ព្រះ​អាទិត្យ​រះ); ខែ​រះ (ព្រះ​ចន្រ្ទ​រះ) ។ សរសេរ​របះ (។) នេះ រាំង​ឃ្លា​ឬ​សង្កាត់​សេចក្ដី​មួយ​ៗ​ឲ្យ​ដាច់​ស្រឡះ​ដោយ​ឡែក : រះ​របះ​តូច, រះ​របះ​ធំ (និយាយ​ថា ខណ្ឌ ក៏​បាន ខណ្ឌ​របះ​តូច, សរសេរ​ខណ្ឌ ។ កិ. ឬ កិ. វិ. វាយ​រាយ​ឲ្យ​ត្រូវ​សព្វ​អន្លើ : រះ​ផ្លែ​រនាត; វាយ​រះ ។ រេ​បែរ​ឲ្យ​បាន​ទាំង​ពីរ​ខាង គឺ​ខាង​ណេះ​ផង​ខាង​ណោះ​ផង : ស៊ី​រះ​ទាំង​ពីរ​ខាង ។ និយាយ​រះ និយាយ​ប៉ាត​ឲ្យ​ត្រូវ​សព្វ ។ រះ​សន្សើម ដើរ​កាត់​ទី​មាន​ស្មៅ​វែង ឬ​កាត់​ព្រៃ​ដែល​កំពុង​ទទឹក​ជោក​ដោយ​សន្សើម ។ <text:s/>ព. ប្រ. ទៅ​ឬ​មក​ពី​ព្រហាម​ដោយ​ដំណើរ​រលះរលាំង : ចុះ​រះ​សន្សើម​ទៅ​ណា​ពី​ព្រលឹម​ម្ល៉េះ ! (ព. សា., ព. ស្ន.) ។</text:span>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៦៩</text:p>
          </table:table-cell>
          <table:table-cell table:style-name="តារាង1.B2" office:value-type="string">
            <text:p text:style-name="P13">រះ​មុខ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វិសគ៌: ឬ​វិសជ៌នីយ <text:span text:style-name="T20">(ៈ)</text:span> នេះ សម្រាប់​ប្រើ​រះ​ពី​មុខ​អក្សរ, ដូច​ជា : ខ្លះ, ម្លិះ, លុះ, ចេះ, ឈ្មោះ ជាដើម ។ កិ. សរសេរ​វិសគ៌: រៈ​ពី​មុខ​អក្សរ : ខុស, ច្បាស់, ចាស់, ណាស់, ប្រើ <text:span text:style-name="T2">“ស” ប្រកប​យ៉ាង​នេះ​ត្រូវ​ហើយ, សរសេរ​រះ​មុខ​ជា ខុះ, ច្បះ, ចះ, ណះ យ៉ាង​នេះ​មិន​ត្រូវ​ទេ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០</text:p>
          </table:table-cell>
          <table:table-cell table:style-name="តារាង1.B2" office:value-type="string">
            <text:p text:style-name="P13">រះ​សំបែ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5">ពាក្យ​សាមញ្ញ​សម្រាប់​និយាយ​ផ្សំ​នឹង​ពាក្យ សង់​ផ្ទះ ឬ ធ្វើ​ផ្ទះ ថា : សង់​ផ្ទះ​រះ​សំបែង រុះ​ផ្ទះ​ចាស់​សង់​ផ្ទះ​ថ្មី ឬ​សង់​ផ្ទះ​ធំ​និង​ផ្ទះ​តូ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១</text:p>
          </table:table-cell>
          <table:table-cell table:style-name="តារាង1.B2" office:value-type="string">
            <text:p text:style-name="P13">ឫ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ស្រៈ​សំស្រ្កឹត ជា​រស្សៈ (រឹ) ជា​មុទ្ធជៈ មាន​សំឡេង​កើត​ក្នុង​ក្បាល (ដូច រ ដែរ); សម្រាប់​ប្រើ​ខាង​ភាសា​សំស្រ្កឹត, ខាង​ភាសា​ខ្មែរ​មាន​ប្រើ​តែ ៦ ម៉ាត់​គឺ ឫក, ឫកពា, ឫស, ឫស​ដី, ឫស​ដូង, ឫស្សី (ដើម​ឫស្សី) ប៉ុណ្ណេះ ។ សម្រាប់​ប្រើ​ភាសា​សំស្រ្កឹត, ខ្មែរ​ច្រើន​ផ្លាស់ ឫ ធ្វើ​ជា រឹ ដូច​ជា : ឫទ្ធិ, ភ្ឫតក, ម្ឫគ, ម្ឫត្យុ, វ្ឫក្ស, វ្ឫទ្ធិ, ឝ្ឫង្គារ ផ្លាស់​ជា រឹទ្ធិ, ភ្រឹតក, ម្រឹគ, ម្រឹត្យុ, វ្រឹក្ស &gt; ព្រឹក្ស, វ្រឹទ្ធិ &gt; ព្រឹទ្ធិ, ឝ្រឹង្គារ &gt; ស្រឹង្គារ ជាដើម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២</text:p>
          </table:table-cell>
          <table:table-cell table:style-name="តារាង1.B2" office:value-type="string">
            <text:p text:style-name="P13">ឫក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32"><text:span text:style-name="T8">មារយាទ; កិរិយា, អាការ​កិរិយា, បែប​បទ, សណ្ដាប់​ធ្នាប់ (របស់​រូប​កាយ) <text:s/>: ឫក​ល្អ, ឫក​អាក្រក់, ឫក​សុភាព, ឫក​ថ្លៃ, ឫក​ថោក; ធ្វើ​ឫក, វាយ​ឫក; ឫកពា​សមរម្យ (ឫកពា ប្រហែល​ជា​ក្លាយ​មក​ពី ឫក្សពារ </text:span><text:span text:style-name="T12">“ថ្ងៃ​មាន​ឫក្ស”, ក្រែង​ពួក​បុព្វ​បុរស​របស់​យើង​ប្រើ​ជា​</text:span><text:span text:style-name="T17">ពាក្យ​ប្រៀប​ថា “មនុស្ស​មាន​មារយាទ​ដូច​ជា​ថ្ងៃ​មាន​ឫក្ស” ទេ​ដឹង ?) ។</text:span><text:span text:style-name="T12"> </text:span></text:p>
          </table:table-cell>
          <table:table-cell table:style-name="តារាង1.D2" office:value-type="string">
            <text:p text:style-name="P4">ឫកពា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៣</text:p>
          </table:table-cell>
          <table:table-cell table:style-name="តារាង1.B2" office:value-type="string">
            <text:p text:style-name="P13">ឫក្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ឥក្ក <text:span text:style-name="T2">“នក្សត្រ; ខ្លា​ឃ្មុំ; ស្វា​អង្គទ”) ផ្កាយ​ក្រពើ; ផ្កាយ​នព្វ​គ្រោះ; វេលា​មាន​ជោគ, មាន​មង្គល, មាន​សួស្ដី ដែល​កំណត់​តាម​ហោរា​សាស្រ្ត : ហោរ​សង្កេត​រក​ឫក្ស, ថ្ងៃ​មាន​ឫក្ស (សរសេរ​ជា ឫក្ស ដូច្នេះ​ឯង ប៉ុន្តែ​មាន​សំនៀង​ឲ្យ​ថា​ជា ២ ប្រភេទ : អ្នក​ខ្លះ​ថា រឹក អ្នក​ខ្លះ​ថា រើក, ដែល​ថា រើក ជា​សំនៀង​ឃ្លាត​ក្លាយ​តាម​ទម្លាប់​និយាយ, ដូច​គ្នា​នឹង​ពាក្យ កណ្តុរ, ឆ្នាំ​កុរ, ខ្នុរ, សម្បុរ, អសុរ, ហឹរ នេះ​សរសេរ​យ៉ាង​នេះ​ឯង ប៉ុន្តែ​អ្នក​ខ្លះ​និយាយ​ក្លាយ​សំនៀង​ថា កណ្ដោរ, ឆ្នាំ​កោរ, ខ្នោរ, សម្បោរ, អសោរ, ហើរ ដូច្នេះ​ទៅ​វិញ; សៀម​ក៏​សរសេរ ឫក្ស ប៉ុន្តែ​និយាយ​ក្លាយ​សំនៀង​ថា រើក ដែរ អ. ថ. រ៉ឺក ។ ម. ព. នក្ខត្ត​ឫក្ស ផង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៤</text:p>
          </table:table-cell>
          <table:table-cell table:style-name="តារាង1.B2" office:value-type="string">
            <text:p text:style-name="P13">ឫក្សណៈ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ក-ក្សៈណៈ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ឫក្សណ, ឦក្សណ; ឥក្ខណ) ការ​មើល, ការ​ឃើញ ។ ប្រើ​ជា​បទ​សមាស : ឫក្សណ​ភាព ភាវៈ​ឬ​ដំណើរ​មើល, ឃើញ ។ ឫក្សណ​ការណ៍ ហេតុ​ឬ​ដំណើរ​ដែល​ឃើញ ។ ឫក្សណាការ (&lt; ឫក្សណ + អាការ) អាការ​ដែល​ឃើញ ។ល។</text:p>
          </table:table-cell>
          <table:table-cell table:style-name="តារាង1.D2" office:value-type="string">
            <text:p text:style-name="P36">ឫក្សណ៍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៥</text:p>
          </table:table-cell>
          <table:table-cell table:style-name="តារាង1.B2" office:value-type="string">
            <text:p text:style-name="P13">ឫក្សពារ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ក-ពា</text:p>
          </table:table-cell>
          <table:table-cell table:style-name="តារាង1.D2" office:value-type="string">
            <text:p text:style-name="P4">សំ. ស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ឫក្ស + វារ <text:span text:style-name="T2">“ថ្ងៃ”, វ &gt; ព) ថ្ងៃ​មាន​ឫក្ស : ចេញ​ត្រូវ​ឫក្សពារ​ពេល​បវរ កើត​លាភ​កុះករ​ច្រើន​ពេកពន់ ដែល​ក្បួន​ហោរា ឲ្យ​គូរគន់ តាម​បែប​ពួក​ជន​ជឿ​ក្បួន​ហោរ ។ ខ្លះ​ធ្លាប់​ជឿ​ទៅ​ត្រូវ​ខ្លះ​ដែរ ពិបាក​បំបែរ​ចិត្ត​ថា​ភរ ជួន​កាល​ភ្លេច​គិត​គំនិត​វរ ទោះ​ភរ​មិន​ភរ​ដឹង​ពុំ​ដល់ ។ (គួរ​ប្រយ័ត្ន កុំ​ច្រឡំ​ពាក្យ ឫកពា និង ឫក្សពារ នេះ​ព្រោះ​មាន​អត្ថន័យ​ផ្សេង​ទីទៃ​ពី​គ្នា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៦</text:p>
          </table:table-cell>
          <table:table-cell table:style-name="តារាង1.B2" office:value-type="string">
            <text:p text:style-name="P13">ឫក្សេស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ក-ក្សេស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ឫក្សេឝ &lt; ឫក្ស <text:span text:style-name="T2">“ផ្កាយ” + ឦឝ <text:s/>“ជា​ធំ” = ដែល​ជា​ចម្បង​ជាង​ពួក​ផ្កាយ) ព្រះ​ចន្រ្ទ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៧</text:p>
          </table:table-cell>
          <table:table-cell table:style-name="តារាង1.B2" office:value-type="string">
            <text:p text:style-name="P13">ឫគ្វេទ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ក-វេទៈ ឬ--វេត</text:p>
          </table:table-cell>
          <table:table-cell table:style-name="តារាង1.D2" office:value-type="string">
            <text:p text:style-name="P4">សំ.;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&lt; ឫច៑ <text:s/><text:span text:style-name="T2">“សេចក្ដី​សរសើរ” + វេទ, ច៑ &gt; គ៑ = ឫគ៑វេទ&gt; ឫគ្វេទ; ឥរុ + វេទ) ឈ្មោះ​គម្ពីរ​វេទ​ទី ១ ក្នុង​វេទ​ទាំង ៣ ឬ​ទាំង ៤ របស់ ពួក​ព្រាហ្មណិក ជា​គម្ពីរ​សម្តែង​សេចក្ដី​សរសើរ​ពួក​ទេវតា ... (ម. ព. វេទ ផង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៨</text:p>
          </table:table-cell>
          <table:table-cell table:style-name="តារាង1.B2" office:value-type="string">
            <text:p text:style-name="P13">ឫណ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ណៈ ឬ រឹន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ឥណ) បំណុល; ការ​ឲ្យ​ខ្ចី ។ ប្រើ​ជា​បទ​សមាស​ឬ​បទ​តទ្ធិត : ឫណ​គ្រ័ស្ត, ឫណាយិក, ឫណិន (រឹ-ណៈគ្រ័ស, រឹ-ណា-, រឹ-និន) ដែល​ជាប់​បំណុល; អ្នក​ជំពាក់​បំណុល​គេ, កូន​បំណុល ។ ឫណ​មត្កុណ ឬ ឫណ​មាគ៌ណ (រឹ-ណៈមុ័ត-ត្កុន ឬ --មារ-គន់) អ្នក​ទទួល​ធានា​ឲ្យ​កូន​បំណុល​គេ, អ្នក​ធានា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៧៩</text:p>
          </table:table-cell>
          <table:table-cell table:style-name="តារាង1.B2" office:value-type="string">
            <text:p text:style-name="P13">ឫ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សេចក្ដី​ពិត; ច្បាប់, សណ្ដាប់​ធ្នាប់, វិន័យ (សម្រាប់​សាសនា); <text:s/>ការ​ប្រព្រឹត្ត​តាម​គន្លង​ធម៌, តាម​លំអាន​ច្បាប់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០</text:p>
          </table:table-cell>
          <table:table-cell table:style-name="តារាង1.B2" office:value-type="string">
            <text:p text:style-name="P13">ឫតិយ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--យ៉ា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គរហា, និន្ទា; ការ​មើល​ងាយ; សេចក្ដី​ខ្មាស; ដំណើរ​អាម៉ាស់​មុខ; សេចក្ដី​ស្អប់​ខ្ពើម; សេចក្ដី​ខ្លាច​រអា, ដំណើរ​រាង​ចាល ។</text:p>
          </table:table-cell>
          <table:table-cell table:style-name="តារាង1.D2" office:value-type="string">
            <text:p text:style-name="P4">ឫតីយា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១</text:p>
          </table:table-cell>
          <table:table-cell table:style-name="តារាង1.B2" office:value-type="string">
            <text:p text:style-name="P13">ឫតុ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ឧតុ) រដូវ ។ ប្រើ​ជា​បទ​សមាស : ឫតុ​កាល ឬ ឧតុ-- សម័យ​ក្នុង​រដូវ, គ្រា​ដែល​សម​តាម​រដូវ, ដែល​មាន​ទំនង​ស្រួល; សម័យ​ធ្លាក់​រដូវ​នៃ​ស្ត្រី (ហៅ​ថា ឫតុ​សម័យ ឬ ឧតុ-- ក៏​បាន) ។ ឫតុ​និយម ឬ ឧតុ-- (--យំ) ការ​កំណត់​តាម​រដូវ; ធម្មតា​របស់​រដូវ (ហៅ​ថា ឫតុ​និយាម ឬ ឧតុ-- ក៏​បាន) ។ ឫតុ​បរិណាមជាពាធ ឬ ឧតុ-- (--ប៉ៈរ៉ិណាមៈជា​ពាត) ជំងឺ​ដែល​កើត​ព្រោះ​ការ​ប្រែ​ឬ​ផ្លាស់​រដូវ ។ ឫតុ​រាជ សេ្ដច​រដូវ គឺ​រដូវ​ស្លឹក​ឈើ​លាស់ (វសន្ត​រដូវ) ។ ឫតុ​សន្ធិ (--សន់-ធិ) តំណ​រដូវ គឺ​វេលា​ត្រង់​ចន្លោះ​រដូវ​ពី​មួយ​ទៅ​មួយ, វេលា​ផ្លាស់​រដូវ ។ ឫតុសាត្ម្យ៍ (--សាត) អាហារ​ដែល​ឆ្ងាញ់​តាម​រដូវ; ដំណើរ​ឆ្ងាញ់​ពិសា​តាម​រដូវ ។ ឫតុ​ស្នាន ការ​ងូត​ទឹក​ជម្រះ​ខ្លួន​ក្នុង​ថ្ងៃ​ដាច់​រដូវ; ការ​ងូត​ទឹក​ជម្រះ​កាយ​របស់​ស្ត្រី​ក្នុង​វេលា​ដែល​ធ្លាក់​រដូវ​រួច​ហើយ​ឬ​ក្នុង​វេលា​កន្លង​មក ៤ ថ្ងៃ អំពី​ថ្ងៃ​ដែល​មាន​រដូវ​ជា​ដំបូង​បំផុត (ងូត​ដើម្បី​ឲ្យ​កើត​ស្រី​សួស្ដី, តាម​លទ្ធិ​ព្រាហ្មណ៍​ឬ​លទ្ធិ​បុរាណ) ។ល។ (ម. ព. រតូវ ឬ រដូវ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២</text:p>
          </table:table-cell>
          <table:table-cell table:style-name="តារាង1.B2" office:value-type="string">
            <text:p text:style-name="P13">ឫទ្ធ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ត ឬ​រឹត-ធៈ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ឥទ្ធ) ដែល​រឹងប៉ឹង, ខ្លាំង, ក្លា​ខ្លាំង, ក្លាហាន; មាំទាំ, មាំមួន; ដែល​លូត​លាស់, ដុះដាល, ចម្រើន; ដែល​សម្រេច, កើត​ការ; ដែល​សម្បើម; រុងរឿង;... ។ បើ​ប្រើ​ជា​បទ​សមាស រៀង​ពី​ខាង​ដើម (អ. ថ. រឹត-ធៈ), រៀង​ពី​ខាង​ចុង (អ. ថ. រឹត) : ឫទ្ធ​តេជះ តេជះ​ក្លាខ្លាំង ។ ឫទ្ធ​ពល ឬ ពល​ឫទ្ធ កម្លាំង​រឹងប៉ឹង​ឬ​ដែល​មាន​កម្លាំង​រឹងប៉ឹង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៣</text:p>
          </table:table-cell>
          <table:table-cell table:style-name="តារាង1.B2" office:value-type="string">
            <text:p text:style-name="P13">ឫទ្ធា 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36">រឹត-ធា; <text:s text:c="6"/>&lt; ឫទ្ធិ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ឫទ្ធិ​ច្រើន (ព. កា.) : ស្ដេច​មាន​ឫទ្ធា តេជះ​ខ្លាំង​ក្លា ឥត​មាន​ប្រៀប​បាន ពុំ​មាន​សត្រូវ ណា​ហ៊ាន​ឈ្លានពាន រាស្រ្ត​សុខ​សម្រាន្ត សាន្ត​ត្រាណ​ជា​និច្ច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៤</text:p>
          </table:table-cell>
          <table:table-cell table:style-name="តារាង1.B2" office:value-type="string">
            <text:p text:style-name="P13">ឫទ្ធានុភាព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ឫទ្ធិ + អានុភាវ) អានុភាព​នៃ​ឫទ្ធិ (ប្រើ​ជា ឥទ្ធានុភាព ក៏​បាន, &lt; ឥទ្ធិ + អានុភាវ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៥</text:p>
          </table:table-cell>
          <table:table-cell table:style-name="តារាង1.B2" office:value-type="string">
            <text:p text:style-name="P13">ឫទ្ធិ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ត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ឥទ្ធិ) សេចក្ដី​សម្រេច, ដំណើរ​កើត​ការ; អំណាច; សេចក្ដី​អស្ចារ្យ, សម្បើម; សេចក្ដី​ក្លៀវក្លា, រុងរឿង; សេចក្ដី​ចម្រើន, លូតលាស់, ដុះដាល; សេចក្ដី​រឹងប៉ឹង, មាំមួន : មាន​ឫទ្ធិ, ប្រឡង​ឫទ្ធិ ប្រើ​ឫទ្ធិ​អំណាច ។ បើ​រៀង​ពី​ខាង​ដើម​សព្ទ​ដទៃ​ជា​បទ​សមាស​ឬ​បទ​តទ្ធិត (អ. ថ. រឹត-ធិ) : ឫទ្ធិ​ក្រៃ ឫទ្ធិ​ដ៏​ក្រៃលែង ។ ឫទ្ធិ​ពល ឬ ឥទ្ធិ-- កម្លាំង​របស់​ឫទ្ធិ ។ ឫទ្ធិ​ម័ត (--មុ័ត) ដែល​មាន​ឫទ្ធិ ឬ​អ្នក​មាន​ឫទ្ធិ ។ ឫទ្ធិ​រង្គ​ (--រង់) ចម្បាំង​មាន​ឫទ្ធិ, ចម្បាំង​យ៉ាង​សម្បើម ។ ឫទ្ធិ​រុទ្រ (--រុត) ដែល​សម្បើម, រឹងប៉ឹង ដោយ​ឫទ្ធិ ឬ​អ្នក​មាន​ឫទ្ធិ​ខ្លាំង​ពូកែ ។ ឫទ្ធិ​លាភ ការ​បាន​ឫទ្ធិ, ការ​សម្រេច​ឫទ្ធិ ។ល។ បើ​រៀង​ពី​ខាង​ចុង​សព្ទ​ដទៃ (អ. ថ. រឹត) : កាយ​ឫទ្ធិ (កាយ៉ៈ--) ឫទ្ធិ​របស់​កាយ ។ ធ្យាន​ឫទ្ធិ ឬ ឈាន-- (ធ្យានៈ-- ឬ ឈានៈ--) ឫទ្ធិ​នៃ​ធ្យាន ឬ​ឫទ្ធិ​របស់​ឈាន ។ បុណ្យ​ឫទ្ធិ ឬ បុញ្ញ-- (បុន-យ៉ៈ-- ឬ បុញ-ញ៉ៈ--) ឫទ្ធិ​របស់​បុណ្យ ។ រណ​ឫទ្ធិ (រៈណៈ--) ឫទ្ធិ​របស់​ចម្បាំង (ម. ព. រណៈ ផង) ។ រាជ​ឫទ្ធិ (រាជៈ--) ឫទ្ធិ​របស់​ព្រះ​រាជា ។ សេនា​ឫទ្ធិ ឫទ្ធិ​របស់​សេនា ។ អស្វ​ឫទ្ធិ ឬ អស្ស-- (អ័ស-ស្វៈ-- ឬ អ័ស-សៈ--) ឫទ្ធិ​របស់​សេះ; ខ្មែរ​ប្រើ​ពាក្យ​នេះ​ដោយ​សន្មតិ​ជា​ឈ្មោះ​គ្រឿង​ឥស្សរិយៈ​មួយ​បែប ដែល​បារាំង​សែស​ហៅ​ថា សឺវ៉ាលីយេរ chevalier...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៦</text:p>
          </table:table-cell>
          <table:table-cell table:style-name="តារាង1.B2" office:value-type="string">
            <text:p text:style-name="P13">ឫស</text:p>
          </table:table-cell>
          <table:table-cell table:style-name="តារាង1.B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អវយវៈ​ចំណែក​មួយ​របស់​រុក្ខ​ជាតិ, តិណ​ជាតិ, វល្លិ​ជាតិ ដែល​ដុះ​ចាក់​ចុះ​ទៅ​ក្នុង​ដី សម្រាប់​ស្រូប​យក​រស​ជាតិ​ដី ដូច​ជា​អាហារ​ឬ​ដែល​ដុះ​ស្រោប​ដើម​ឈើ​ជាដើម : ឫស​ឈើ, ឫស​ស្មៅ, ឫស​វល្លិ, ឫស​ប្រទាល​ផ្ញើ​ប្រាណ ។ ចុង​គល់​ធ្មេញ​ដែល​ដុះ​ក្នុង​សាច់​អញ្ចាញ​ធ្មេញ : ឫស​ធ្មេញ ។ ឫស​កែវ ឫស​ដែល​ដុះ​ចាក់​ត្រង់​ទៅ​ក្រោម ជា​ឫស​សំខាន់​របស់​ឈើ (ប៉ុន្តែ​ឈើ​ខ្លះ​ឥត​ឫស​កែវ​ក៏​មាន) ។ ព. ប្រ. ទី​ពំនាក់​យ៉ាង​មាំ; មុខ​ការ​យ៉ាង​សំខាន់; ដំណើរ​សម្រេច​ប្រយោជន៍​ស៊ប់ : អាង​មាន​ឫស​កែវ; ចាក់​ឫស​កែវ ។ សំយោជនក្កិលេស : បុគ្គល​ដែល​បាន​ផ្ដាច់ផ្តិល​កិលេស​ជា​ឫស​កែវ​អស់​រលីង​ហើយ ហៅ​ថា អរហន្ត ។ ឫស​រយាង ឫស​ដែល​ដុះ​ចាក់​ជ្រែង​ចេញ​ទៅ​ខាង ។ ព. ប្រ. ទី​ពំនាក់, មុខ​ការ, ការ​សម្រេច​ប្រយោជន៍, កិលេស​បន្ទាប់​បន្សំ : ផ្ដាច់​ឫស​រយាង​រួច​សឹម​ផ្ដាច់​ឫស​កែវ ។ល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កំណាត់​ឈើ​ជាដើម​ដែល​បុក​បង្កប់​ក្នុង​រណ្ដៅ​បញ្ចាល់​ដី​ឲ្យ​ណែន​ដើម្បី​កុំ​ឲ្យ​ស្រុត: បុក​ឫស​រណ្ដៅ​សសរ​សង់​វិហារ, សង់​គេហដ្ឋាន​ធំ​ៗ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/>
          </table:table-cell>
          <table:table-cell table:style-name="តារាង1.B2" office:value-type="string">
            <text:p text:style-name="P13"/>
          </table:table-cell>
          <table:table-cell table:style-name="តារាង1.B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រោគ​មួយ​ប្រភេទ​ដុះ​ចេញ​ពី​សាច់ មាន​សណ្ឋាន​ជា​ពក​តូច​មូល​រឹង : កើត​ឫស​នៅ​កែង​ដៃ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៧</text:p>
          </table:table-cell>
          <table:table-cell table:style-name="តារាង1.B2" office:value-type="string">
            <text:p text:style-name="P13">ឫស​ដ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ជន្លេន (ព. ខ្ព. ហៅ​ដោយ​ប្រៀប​ឬ​ដោយ​សន្មតិ​ថា​ជា​ឫស​របស់​ដី) ។ ម. ព. មហីលតា ផង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៨</text:p>
          </table:table-cell>
          <table:table-cell table:style-name="តារាង1.B2" office:value-type="string">
            <text:p text:style-name="P13">ឫស​ដូង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រិតស៊ីដ្វង អ. ថ. រិតស៊ីដួង) ឈ្មោះ​រោគ​ពួក​មួយ មាន​ច្រើន​ប្រភេទ : ឫស​ដូង​ច្រមុះ, ឫស​ដូង​វិល, ឫស​ដូង​រំហោក... កើត​នៅ​ច្រមុះ, នៅ​ភ្នែក... បណ្ដាល​ឲ្យ​តឹង​ច្រមុះ, ស្ងួត​ក, ខះ​កន្លើត, ស្រវាំង​ភ្នែក, វិល​មុខ, ជាំ​មុខ... ។ កើត​នៅ​វច្ចមគ្គ ហៅ ឫស​ដូង​បាត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៨៩</text:p>
          </table:table-cell>
          <table:table-cell table:style-name="តារាង1.B2" office:value-type="string">
            <text:p text:style-name="P13">ឫស​ដូង​បាត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ភគន្ទរ​រោគ (ម. ព. ឫស​ដូ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០</text:p>
          </table:table-cell>
          <table:table-cell table:style-name="តារាង1.B2" office:value-type="string">
            <text:p text:style-name="P13">ឫសភ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-សុប ឬ រឹ-សៈភៈ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5">(ឫឞភ; ឧសភ) ប្រសើរ, ខ្ពង់ខ្ពស់, ជា​ចម្បង ។ ន. គោ​ឈ្មោល; សត្វ​ឈ្មោល​ជា​ចម្បង;... ឈ្មោះ​រាសី​ទី ២ នៃ​សុរិយ​គតិ​មាន ៣១ ថ្ងៃ (ត្រូវ​គ្នា​នឹង​ខែ​ម៉េ​បារាំងសែស); ហៅ ឫសភ​រាសី ឬ ឧសភ- ក៏​បាន, ហៅ​ក្លាយ​ជា ព្រឹសភៈ ឬ ព្រឹសភ​រាសី ក៏​មាន; សព្វ​ថ្ងៃ​នេះ ខ្មែរ​ប្រើ​ជា​ខែ​ទី ៥ ខាង​សុរិយ​គតិ (ម. ព. រាសី ផង) ។ </text:p>
          </table:table-cell>
          <table:table-cell table:style-name="តារាង1.D2" office:value-type="string">
            <text:p text:style-name="P4">--ភៈ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១</text:p>
          </table:table-cell>
          <table:table-cell table:style-name="តារាង1.B2" office:value-type="string">
            <text:p text:style-name="P13">ឫស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-សី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ឫឞិ; ឥសិ <text:span text:style-name="T2">“អ្នក​ស្វែង​សីលាទិគុណ, អ្នក​ស្វែង​សីល​ធម៌”) អ្នក​បួស, ឥសី, តាបស; កវី​អ្នក​តែង​វេទ, តែង​មន្ត; អ្នក​ប្រាជ្ញ ។ ខាង​ពុទ្ធ​សាសនា​ហៅ ព្រះ​ពុទ្ធ, ព្រះ​បច្ចេក​ពុទ្ធ, ព្រះ​អរហន្ត​ថា ឫសី ឬ​ឥសី ដែរ ព្រោះ​ពុទ្ធាទិ​បណ្ឌិត​ទាំង​នោះ​ជា​អ្នក​ស្វែង​គុណ​ធម៌ មាន​សីល​គុណ​ជាដើម ។ ឫសី​កូល (សំ. ឫឞិកុល) ត្រកូល​ឬ​វង្ស​អ្នក​ប្រាជ្ញ <text:s text:c="3"/>។ល។ (ម. ព. ឥសី ផង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២</text:p>
          </table:table-cell>
          <table:table-cell table:style-name="តារាង1.B2" office:value-type="string">
            <text:p text:style-name="P27"><text:span text:style-name="T17">ឫសី​ប្លែង​</text:span>សារ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32"><text:span text:style-name="T8">ឈ្មោះ​វិធី​សរសេរ​សំបុត្រ​ប្លែង​របៀប​អក្សរ​បំបាំង​សេចក្ដី, ជា​ចំណេះ​របស់​ខ្មែរ​ក្នុង​បុរាណ​សម័យ, មាន​ច្រើន​បែប; មុន​ដំបូង​ត្រូវ​សរសេរ​សេចក្ដី​ឲ្យ​ច្បាស់​លាស់​តាម​ធម្មតា​សិន, ត្រូវ​ប្រើ​បាន​ចំពោះ​តែ​ឃ្លា​របះ​ខ្លី​ៗ​ឲ្យ​ល្មម​រាប់​អក្សរ​ស្រង់​បាន​ងាយ, រួច​ហើយ ត្រូវ​រាប់​អក្សរ​បណ្ដោយ​ពី​ដើម​ទៅ​ចុង ដក​យក​មួយ​តួ​ម្ដង​ៗ តាម​កំណត់​ចំនួន​មក​សរសេរ​រៀប​រៀង, ស្រៈ​បាំង​ឈើ និង​លេខ និង​សូន្យ (០) ក៏​រាប់​យក​ជា​អក្សរ​មួយ​តួ​ៗ​ដែរ តែ​វិសជ៌នីយ​មិន​រាប់, រួច​ដាក់​លេខ​ត្រង់​ខាង​ដើម​ឃ្លា​របះ​ថា </text:span><text:span text:style-name="T12">“២ ឬ ៣, ៤, ៥” ជាដើម ជា​សញ្ញា​ឲ្យ​អ្នក​ទទួល​សំបុត្រ​នោះ អាច​ស្រង់​អក្សរ​សរសេរ​រៀប​រៀង​យក​សេចក្ដី​បាន​ដោយ​ងាយ ។ កាល​ដែល​រាប់​ដក​អក្សរ​ប្លែង​បំបាំង​សេចក្ដី​ហៅ​ថា ដក, ដល់​រាប់​អក្សរ​ស្រង់​ឲ្យ​ឃើញ​ជា​សេចក្ដី​វិញ ហៅ​ថា ស្រង់; ដក-ស្រង់ មាន​ចំនួន​ស្មើ​គ្នា​ក៏​មាន ខុស​គ្នា​ក៏​មាន, ដែល​មាន​ចំនួន​ខុស​គ្នា បើ​ចង់​ប្រើ​ផ្លាស់​ប្ដូរ​យក​បែប​ដក​ជា​ស្រង់ ឬ​បែប​ស្រង់​ជា​ដក​ក៏​បាន ។ ដក ៣ ស្រង់ ៣ ដូច​ជា : ល្អ​ក្រចិមិយូត្តនរ &gt; ចិត្ត​ល្អ​មិន​ក្រ​យូរ (មាន ៨ អក្សរ), កាល​ដែល​ដក ត្រូវ​រាប់​ពី ចិ ដល់ ល្អ ដក ល្អ, ពី មិ ដល់ ក្រ ដក ក្រ, ... ពី ល្អ ដល់ ន ដក ន, ពី ក្រ ដល់ រ ដក រ, ត្រូវ​រាប់​ដក​បន្ត​គ្នា ៨ សា​ឲ្យ​ទាល់​តែ​គ្រប់​ទាំង ៨ អក្សរ​ឥត​មាន​ផ្ទួន (បើ​មាន​ផ្ទួន​លើ​តួ​ដដែល​ណា​មួយ ទុក​ជា​ខុស); ដល់​វេលា​ស្រង់​ក៏​ដូច​គ្នា, ត្រូវ​រាប់​ពី ល្អ ដល់ ចិ ស្រង់ ចិ,... ពី ត្ត ដល់ រ ស្រង់ រ ។ ដក​ ២ ស្រង់ ៤ ដូច​ជា: </text:span><text:span text:style-name="T17">ចះនចមេឈ្នះង់ &gt; ចេះ​មិន​ឈ្នះ​ចង់ (មាន ៧</text:span><text:span text:style-name="T14"> អក្សរ),</text:span><text:span text:style-name="T12"> ឬ ដក ៤ ស្រង់ ២ ជា នឈ្នេះចះចមិង់ ក៏​បាន, បើ​ចង់ ដក​ ៣ ស្រង់ ៥ ឬ ដក ៥ ស្រង់ ៣ វិញ​ក៏​បាន ។ ដក ៣ ស្រង់ ៩ ដូច​ជា : ពីក់រខ្លួក្រេជាស់អំអាល្អបន &gt; អំពើ​អាក្រក់​ល្អ​ជា​របស់​ខ្លួន (មាន ១៣ អក្សរ ) ។ ដក ៤ ស្រង់ ៧ ដូច​ជា : ង់ល្ងេបសទីខ្មាចេះ &gt; ខ្មាស​ល្ងង់​ទើប​ចេះ (មាន ៩ អក្សរ) ។ ដក ៧ ស្រង់ ៧ ដូច​ជា: </text:span><text:span text:style-name="T25">ប្រាល​ខ្ញុំ​តេ ៥ អាក់សិខ្ចីរៀឲ្យ</text:span><text:span text:style-name="T14"> ០</text:span><text:span text:style-name="T12"> ណិ ១ ន &gt; អាណិត​ឲ្យ​ខ្ញុំ​ខ្ចី​ប្រាក់១៥០ រៀល​សិន (មាន ១៦ អក្សរ​រាប់​ទាំង​សូន្យ​ផង) ។ វណ្ណយុត្ត​ដែល​ប្រើ​ដាច់​ដោយ​ខ្លួន​ពី​តួ​អក្សរ ដូច​ជា ?; ! ជាដើម ក៏​ត្រូវ​រាប់​យក​ជា​អក្សរ​មួយ​តួ​ៗ​ដែរ; បើ​ត្រូវ​ការ​សរសេរ​ថា ទៅ​មុន​ចុះ កុំ​ចាំ​ខ្ញុំ ! ត្រូវ​សរសេរ​ជា ៧ នខ្ញុំមុចាំទៅ​</text:span><text:span text:style-name="T25">កុំ​ចេះ</text:span><text:span text:style-name="T14"> </text:span><text:span text:style-name="T12">! (គឺ​ប្រាប់​ថា​ឲ្យ​សង់ ៧); ឬ​សរសេរ​ជា ៤ ចាំ​ចុះ​មុ</text:span><text:span text:style-name="T16">េ</text:span><text:span text:style-name="T14">ខ្ញុំ</text:span><text:span text:style-name="T12">កុំន</text:span><text:span text:style-name="T14">ទៅ</text:span><text:span text:style-name="T12"> ! ក៏​បាន (គឺ​ប្រាប់​ថា​ឲ្យ​ស្រង់ ៤); លេខ​ដែល​បង់​ខាង​ដើម​ឃ្លា​របៈ បើ​ដាក់​ក្នុង​វង់​ក្រចក​ជា (៧) ឬ (៤) ដូច្នេះ​ក៏​បាន ។ </text:span></text:p>
          </table:table-cell>
          <table:table-cell table:style-name="តារាង1.D2" office:value-type="string">
            <text:p text:style-name="P4">ឥសី--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៣</text:p>
          </table:table-cell>
          <table:table-cell table:style-name="តារាង1.B2" office:value-type="string">
            <text:p text:style-name="P13">ឫសី​ផ្សំ​</text:p>
            <text:p text:style-name="P13">ស្រេច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44"><text:span text:style-name="T29">(</text:span><text:span text:style-name="T20">ឬសីផះសម​េល្វេŒ</text:span><text:span text:style-name="T29"> អ. ថ. រឺស៊ី</text:span>ផ : សុមល៉ែវ់ <text:span text:style-name="T2">“ឫសី​ផ្សំ​ហើយ”) ឈ្មោះ​ឈើ​មួយ​ប្រភេទ ស្លឹក​ឆែក​ៗ មាន​ព័ណ៌​ផ្សេង​ៗ​ច្រើន​បែប, ប្រើ​ធ្វើ​ជា​ថ្នាំ​រំងាប់​រោគ ។ </text:span></text:p>
          </table:table-cell>
          <table:table-cell table:style-name="តារាង1.D2" office:value-type="string">
            <text:p text:style-name="P4">ឥសី--</text:p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៤</text:p>
          </table:table-cell>
          <table:table-cell table:style-name="តារាង1.B2" office:value-type="string">
            <text:p text:style-name="P13">ឫស្ដ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ស-ស្ដី, ជើង ដ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ឫឞ្តិ) ដាវ; ក្រប៊ី; លំពែង (ព. កា.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៥</text:p>
          </table:table-cell>
          <table:table-cell table:style-name="តារាង1.B2" office:value-type="string">
            <text:p text:style-name="P13">ឫស្យា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ស-ស្យ៉ា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(ឦឞ៌្យា, ឦរ្យា; ឥស្សា) សេចក្ដី​ច្រណែន; សេចក្ដី​ឈ្នានីស ។ ខ្មែរ​ប្រើ​ជា កិ. <text:span text:style-name="T2">“ច្រណែន; ឈ្នានីស” ក៏​បាន: កុំ​ឫស្យា​គេ (បុ. សរ. រឹស្យា ក៏​មាន) ។ </text:span>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៦</text:p>
          </table:table-cell>
          <table:table-cell table:style-name="តារាង1.B2" office:value-type="string">
            <text:p text:style-name="P13">ឫស្សី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>រឹស-សី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5">តចសារ​ជាតិ​មួយ​ប្រភេទ ដុះ​ទំពាំង​បែក​ចេញ​ជា​គុម្ព ដើម​មាន​ថ្នាំង, មាន​ច្រើន​ប្រភេទ : ឫស្សី​ស្រុក, ឫស្សី​ព្រៃ, ឫស្សី​រលៀក, --ត្រាច់, --ឃ្លៃ, --ថ្ង, --ទ្រនំ​មាន់,... (និយាយ​ថា រសី ក៏​មាន​ខ្លះ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៧</text:p>
          </table:table-cell>
          <table:table-cell table:style-name="តារាង1.B2" office:value-type="string">
            <text:p text:style-name="P13">ឬ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5">ស្រៈ​សំស្រ្កឹត ជា​ទីឃៈ (អ. ថ. រឺ) ជា​មុទ្ធជៈ មាន​សំឡេង​កើត​ក្នុង​ក្បាល (ដូច រ ដែរ), មាន​ប្រើ​បន្តិចបន្ទួច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  <table:table-row table:style-name="តារាង1.2">
          <table:table-cell table:style-name="តារាង1.A2" office:value-type="string">
            <text:p text:style-name="P11">១១១៩៨</text:p>
          </table:table-cell>
          <table:table-cell table:style-name="តារាង1.B2" office:value-type="string">
            <text:p text:style-name="P13">ឬ</text:p>
          </table:table-cell>
          <table:table-cell table:style-name="តារាង1.B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5">ពាក្យ​និបាត​សម្រាប់​និយាយ​ដោយ​សេចក្ដី​សង្ស័យ, មិន​ប្រាកដ, មិន​ដាច់​ស្រេច, មិន​អស់​មិន​ហើយ : មិន​មែន​ឬ ?, មាន​ដែរ​ឬ ?; មាស​ឬ​ប្រាក់ ? ។ ឬ​ក៏ ពុំនោះ​ក៏ : ថ្ងៃ​នេះ ឬ​ស្អែក ឬ​ក៏​ខាន​ស្អែក (ម. ព. ពុំនោះ, ពុំនោះ​សោត ផង) ។ ឬ​ថា ពុំនោះ​ថា : ថា​ឃើញ ឬ​ឮ ឬ​ថា​មិន​ឃើញ​មិន​ឮ​ទេ ? ។ ឬ​ទេ ? ដែរ​ទេ ? : <text:s/>បាន​ឬ​ទេ ? ។ ឬ... ហ្ន៎ ? ដែរ... ហ្ន៎ ?, ទេ​ដឹង​ហ្ន៎ ? : ប្រហែល​ជា​មិន​កើត​ទេ​ឬ​ហ្ន៎ ? ។ ឬ​អ្វី ?, ឬ​អី ? ឬ​ដូច​ម្តេច ?, ឬ​ម្តេច ? : មិន​ទៅ​ទេ​ឬ​អ្វី ?, ទៅ​ឬ​អី ? ។ល។ (ម. ព. អ្ហ៊ៃ និង រ៉ី ? ផង)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HAI9" svg:font-family="THAI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4T15:50:07</dc:date>
    <meta:printed-by>S Thea Sam</meta:printed-by>
    <meta:print-date>2005-12-27T10:28:50</meta:print-date>
    <dc:language>en-US</dc:language>
    <meta:editing-cycles>271</meta:editing-cycles>
    <meta:editing-duration>P5DT6H50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36" meta:paragraph-count="5694" meta:word-count="21230" meta:character-count="262737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